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0F000000C10B971B8F129AF4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b416488"/>
    </style:style>
    <style:style style:name="P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3439c" style:font-name-asian="Times New Roman1" style:font-style-asian="normal" style:font-name-complex="Times New Roman1" style:font-style-complex="normal"/>
    </style:style>
    <style:style style:name="P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c623e" style:font-name-asian="Times New Roman1" style:font-style-asian="normal" style:font-name-complex="Times New Roman1" style:font-style-complex="normal"/>
    </style:style>
    <style:style style:name="P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1ad67" style:font-name-asian="Times New Roman1" style:font-style-asian="normal" style:font-name-complex="Times New Roman1" style:font-style-complex="normal"/>
    </style:style>
    <style:style style:name="P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20c29" style:font-name-asian="Times New Roman1" style:font-style-asian="normal" style:font-name-complex="Times New Roman1" style:font-style-complex="normal"/>
    </style:style>
    <style:style style:name="P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3cdbd" style:font-name-asian="Times New Roman1" style:font-style-asian="normal" style:font-name-complex="Times New Roman1" style:font-style-complex="normal"/>
    </style:style>
    <style:style style:name="P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7487e" style:font-name-asian="Times New Roman1" style:font-style-asian="normal" style:font-name-complex="Times New Roman1" style:font-style-complex="normal"/>
    </style:style>
    <style:style style:name="P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88955" style:font-name-asian="Times New Roman1" style:font-style-asian="normal" style:font-name-complex="Times New Roman1" style:font-style-complex="normal"/>
    </style:style>
    <style:style style:name="P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d83fa" style:font-name-asian="Times New Roman1" style:font-style-asian="normal" style:font-name-complex="Times New Roman1" style:font-style-complex="normal"/>
    </style:style>
    <style:style style:name="P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a1ddbb" style:font-name-asian="Times New Roman1" style:font-style-asian="normal" style:font-name-complex="Times New Roman1" style:font-style-complex="normal"/>
    </style:style>
    <style:style style:name="P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b66d8d" style:font-name-asian="Times New Roman1" style:font-style-asian="normal" style:font-name-complex="Times New Roman1" style:font-style-complex="normal"/>
    </style:style>
    <style:style style:name="P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118b9" style:font-name-asian="Times New Roman1" style:font-style-asian="normal" style:font-name-complex="Times New Roman1" style:font-style-complex="normal"/>
    </style:style>
    <style:style style:name="P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2b543" style:font-name-asian="Times New Roman1" style:font-style-asian="normal" style:font-name-complex="Times New Roman1" style:font-style-complex="normal"/>
    </style:style>
    <style:style style:name="P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71f11" style:font-name-asian="Times New Roman1" style:font-style-asian="normal" style:font-name-complex="Times New Roman1" style:font-style-complex="normal"/>
    </style:style>
    <style:style style:name="P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850f9d" style:font-name-asian="Times New Roman1" style:font-style-asian="normal" style:font-name-complex="Times New Roman1" style:font-style-complex="normal"/>
    </style:style>
    <style:style style:name="P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88360f" style:font-name-asian="Times New Roman1" style:font-style-asian="normal" style:font-name-complex="Times New Roman1" style:font-style-complex="normal"/>
    </style:style>
    <style:style style:name="P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35337" style:font-name-asian="Times New Roman1" style:font-style-asian="normal" style:font-name-complex="Times New Roman1" style:font-style-complex="normal"/>
    </style:style>
    <style:style style:name="P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44a08" style:font-name-asian="Times New Roman1" style:font-style-asian="normal" style:font-name-complex="Times New Roman1" style:font-style-complex="normal"/>
    </style:style>
    <style:style style:name="P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4b478" style:font-name-asian="Times New Roman1" style:font-style-asian="normal" style:font-name-complex="Times New Roman1" style:font-style-complex="normal"/>
    </style:style>
    <style:style style:name="P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6dcba" style:font-name-asian="Times New Roman1" style:font-style-asian="normal" style:font-name-complex="Times New Roman1" style:font-style-complex="normal"/>
    </style:style>
    <style:style style:name="P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d57380" style:font-name-asian="Times New Roman1" style:font-style-asian="normal" style:font-name-complex="Times New Roman1" style:font-style-complex="normal"/>
    </style:style>
    <style:style style:name="P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d7ab9c" style:font-name-asian="Times New Roman1" style:font-style-asian="normal" style:font-name-complex="Times New Roman1" style:font-style-complex="normal"/>
    </style:style>
    <style:style style:name="P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fe4057" style:font-name-asian="Times New Roman1" style:font-style-asian="normal" style:font-name-complex="Times New Roman1" style:font-style-complex="normal"/>
    </style:style>
    <style:style style:name="P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38f0c" style:font-name-asian="Times New Roman1" style:font-style-asian="normal" style:font-name-complex="Times New Roman1" style:font-style-complex="normal"/>
    </style:style>
    <style:style style:name="P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58575" style:font-name-asian="Times New Roman1" style:font-style-asian="normal" style:font-name-complex="Times New Roman1" style:font-style-complex="normal"/>
    </style:style>
    <style:style style:name="P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7c1fc" style:font-name-asian="Times New Roman1" style:font-style-asian="normal" style:font-name-complex="Times New Roman1" style:font-style-complex="normal"/>
    </style:style>
    <style:style style:name="P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ee2f7" style:font-name-asian="Times New Roman1" style:font-style-asian="normal" style:font-name-complex="Times New Roman1" style:font-style-complex="normal"/>
    </style:style>
    <style:style style:name="P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177f5" style:font-name-asian="Times New Roman1" style:font-style-asian="normal" style:font-name-complex="Times New Roman1" style:font-style-complex="normal"/>
    </style:style>
    <style:style style:name="P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2766f" style:font-name-asian="Times New Roman1" style:font-style-asian="normal" style:font-name-complex="Times New Roman1" style:font-style-complex="normal"/>
    </style:style>
    <style:style style:name="P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43d36" style:font-name-asian="Times New Roman1" style:font-style-asian="normal" style:font-name-complex="Times New Roman1" style:font-style-complex="normal"/>
    </style:style>
    <style:style style:name="P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57858" style:font-name-asian="Times New Roman1" style:font-style-asian="normal" style:font-name-complex="Times New Roman1" style:font-style-complex="normal"/>
    </style:style>
    <style:style style:name="P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67e81" style:font-name-asian="Times New Roman1" style:font-style-asian="normal" style:font-name-complex="Times New Roman1" style:font-style-complex="normal"/>
    </style:style>
    <style:style style:name="P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81048" style:font-name-asian="Times New Roman1" style:font-style-asian="normal" style:font-name-complex="Times New Roman1" style:font-style-complex="normal"/>
    </style:style>
    <style:style style:name="P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b28ab" style:font-name-asian="Times New Roman1" style:font-style-asian="normal" style:font-name-complex="Times New Roman1" style:font-style-complex="normal"/>
    </style:style>
    <style:style style:name="P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ca8f0" style:font-name-asian="Times New Roman1" style:font-style-asian="normal" style:font-name-complex="Times New Roman1" style:font-style-complex="normal"/>
    </style:style>
    <style:style style:name="P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6cde2" style:font-name-asian="Times New Roman1" style:font-style-asian="normal" style:font-name-complex="Times New Roman1" style:font-style-complex="normal"/>
    </style:style>
    <style:style style:name="P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87f32" style:font-name-asian="Times New Roman1" style:font-style-asian="normal" style:font-name-complex="Times New Roman1" style:font-style-complex="normal"/>
    </style:style>
    <style:style style:name="P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993f8" style:font-name-asian="Times New Roman1" style:font-style-asian="normal" style:font-name-complex="Times New Roman1" style:font-style-complex="normal"/>
    </style:style>
    <style:style style:name="P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bc723" style:font-name-asian="Times New Roman1" style:font-style-asian="normal" style:font-name-complex="Times New Roman1" style:font-style-complex="normal"/>
    </style:style>
    <style:style style:name="P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ec26d" style:font-name-asian="Times New Roman1" style:font-style-asian="normal" style:font-name-complex="Times New Roman1" style:font-style-complex="normal"/>
    </style:style>
    <style:style style:name="P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f5229" style:font-name-asian="Times New Roman1" style:font-style-asian="normal" style:font-name-complex="Times New Roman1" style:font-style-complex="normal"/>
    </style:style>
    <style:style style:name="P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01987" style:font-name-asian="Times New Roman1" style:font-style-asian="normal" style:font-name-complex="Times New Roman1" style:font-style-complex="normal"/>
    </style:style>
    <style:style style:name="P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19abb" style:font-name-asian="Times New Roman1" style:font-style-asian="normal" style:font-name-complex="Times New Roman1" style:font-style-complex="normal"/>
    </style:style>
    <style:style style:name="P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f9d95" style:font-name-asian="Times New Roman1" style:font-style-asian="normal" style:font-name-complex="Times New Roman1" style:font-style-complex="normal"/>
    </style:style>
    <style:style style:name="P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c508c" style:font-name-asian="Times New Roman1" style:font-style-asian="normal" style:font-name-complex="Times New Roman1" style:font-style-complex="normal"/>
    </style:style>
    <style:style style:name="P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dd6b6" style:font-name-asian="Times New Roman1" style:font-style-asian="normal" style:font-name-complex="Times New Roman1" style:font-style-complex="normal"/>
    </style:style>
    <style:style style:name="P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e5c10" style:font-name-asian="Times New Roman1" style:font-style-asian="normal" style:font-name-complex="Times New Roman1" style:font-style-complex="normal"/>
    </style:style>
    <style:style style:name="P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30880" style:font-name-asian="Times New Roman1" style:font-style-asian="normal" style:font-name-complex="Times New Roman1" style:font-style-complex="normal"/>
    </style:style>
    <style:style style:name="P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414f5" style:font-name-asian="Times New Roman1" style:font-style-asian="normal" style:font-name-complex="Times New Roman1" style:font-style-complex="normal"/>
    </style:style>
    <style:style style:name="P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2a338" style:font-name-asian="Times New Roman1" style:font-style-asian="normal" style:font-name-complex="Times New Roman1" style:font-style-complex="normal"/>
    </style:style>
    <style:style style:name="P5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46fe4" style:font-name-asian="Times New Roman1" style:font-style-asian="normal" style:font-name-complex="Times New Roman1" style:font-style-complex="normal"/>
    </style:style>
    <style:style style:name="P5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52cc7" style:font-name-asian="Times New Roman1" style:font-style-asian="normal" style:font-name-complex="Times New Roman1" style:font-style-complex="normal"/>
    </style:style>
    <style:style style:name="P5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71b06" style:font-name-asian="Times New Roman1" style:font-style-asian="normal" style:font-name-complex="Times New Roman1" style:font-style-complex="normal"/>
    </style:style>
    <style:style style:name="P5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8a0ff" style:font-name-asian="Times New Roman1" style:font-style-asian="normal" style:font-name-complex="Times New Roman1" style:font-style-complex="normal"/>
    </style:style>
    <style:style style:name="P5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90e90" style:font-name-asian="Times New Roman1" style:font-style-asian="normal" style:font-name-complex="Times New Roman1" style:font-style-complex="normal"/>
    </style:style>
    <style:style style:name="P5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a70f2" style:font-name-asian="Times New Roman1" style:font-style-asian="normal" style:font-name-complex="Times New Roman1" style:font-style-complex="normal"/>
    </style:style>
    <style:style style:name="P5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0045e" style:font-name-asian="Times New Roman1" style:font-style-asian="normal" style:font-name-complex="Times New Roman1" style:font-style-complex="normal"/>
    </style:style>
    <style:style style:name="P5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27679" style:font-name-asian="Times New Roman1" style:font-style-asian="normal" style:font-name-complex="Times New Roman1" style:font-style-complex="normal"/>
    </style:style>
    <style:style style:name="P5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55530" style:font-name-asian="Times New Roman1" style:font-style-asian="normal" style:font-name-complex="Times New Roman1" style:font-style-complex="normal"/>
    </style:style>
    <style:style style:name="P6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6d94f" style:font-name-asian="Times New Roman1" style:font-style-asian="normal" style:font-name-complex="Times New Roman1" style:font-style-complex="normal"/>
    </style:style>
    <style:style style:name="P6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98a8d" style:font-name-asian="Times New Roman1" style:font-style-asian="normal" style:font-name-complex="Times New Roman1" style:font-style-complex="normal"/>
    </style:style>
    <style:style style:name="P6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b62c5" style:font-name-asian="Times New Roman1" style:font-style-asian="normal" style:font-name-complex="Times New Roman1" style:font-style-complex="normal"/>
    </style:style>
    <style:style style:name="P6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0e805" style:font-name-asian="Times New Roman1" style:font-style-asian="normal" style:font-name-complex="Times New Roman1" style:font-style-complex="normal"/>
    </style:style>
    <style:style style:name="P6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1edad" style:font-name-asian="Times New Roman1" style:font-style-asian="normal" style:font-name-complex="Times New Roman1" style:font-style-complex="normal"/>
    </style:style>
    <style:style style:name="P6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ad305" style:font-name-asian="Times New Roman1" style:font-style-asian="normal" style:font-name-complex="Times New Roman1" style:font-style-complex="normal"/>
    </style:style>
    <style:style style:name="P6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f8e24" style:font-name-asian="Times New Roman1" style:font-style-asian="normal" style:font-name-complex="Times New Roman1" style:font-style-complex="normal"/>
    </style:style>
    <style:style style:name="P6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a9bcb8" style:font-name-asian="Times New Roman1" style:font-style-asian="normal" style:font-name-complex="Times New Roman1" style:font-style-complex="normal"/>
    </style:style>
    <style:style style:name="P6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2a221" style:font-name-asian="Times New Roman1" style:font-style-asian="normal" style:font-name-complex="Times New Roman1" style:font-style-complex="normal"/>
    </style:style>
    <style:style style:name="P6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373bf" style:font-name-asian="Times New Roman1" style:font-style-asian="normal" style:font-name-complex="Times New Roman1" style:font-style-complex="normal"/>
    </style:style>
    <style:style style:name="P7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47b54" style:font-name-asian="Times New Roman1" style:font-style-asian="normal" style:font-name-complex="Times New Roman1" style:font-style-complex="normal"/>
    </style:style>
    <style:style style:name="P7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70208" style:font-name-asian="Times New Roman1" style:font-style-asian="normal" style:font-name-complex="Times New Roman1" style:font-style-complex="normal"/>
    </style:style>
    <style:style style:name="P7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1f0ce" style:font-name-asian="Times New Roman1" style:font-style-asian="normal" style:font-name-complex="Times New Roman1" style:font-style-complex="normal"/>
    </style:style>
    <style:style style:name="P7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3c4a8" style:font-name-asian="Times New Roman1" style:font-style-asian="normal" style:font-name-complex="Times New Roman1" style:font-style-complex="normal"/>
    </style:style>
    <style:style style:name="P7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3e4f2" style:font-name-asian="Times New Roman1" style:font-style-asian="normal" style:font-name-complex="Times New Roman1" style:font-style-complex="normal"/>
    </style:style>
    <style:style style:name="P7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63531" style:font-name-asian="Times New Roman1" style:font-style-asian="normal" style:font-name-complex="Times New Roman1" style:font-style-complex="normal"/>
    </style:style>
    <style:style style:name="P7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7424b" style:font-name-asian="Times New Roman1" style:font-style-asian="normal" style:font-name-complex="Times New Roman1" style:font-style-complex="normal"/>
    </style:style>
    <style:style style:name="P7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ff6f180" style:font-name-asian="Times New Roman1" style:font-style-asian="normal" style:font-name-complex="Times New Roman1" style:font-style-complex="normal"/>
    </style:style>
    <style:style style:name="P7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ffd43b5" style:font-name-asian="Times New Roman1" style:font-style-asian="normal" style:font-name-complex="Times New Roman1" style:font-style-complex="normal"/>
    </style:style>
    <style:style style:name="P7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014487" style:font-name-asian="Times New Roman1" style:font-style-asian="normal" style:font-name-complex="Times New Roman1" style:font-style-complex="normal"/>
    </style:style>
    <style:style style:name="P8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05e8ca" style:font-name-asian="Times New Roman1" style:font-style-asian="normal" style:font-name-complex="Times New Roman1" style:font-style-complex="normal"/>
    </style:style>
    <style:style style:name="P8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16781d" style:font-name-asian="Times New Roman1" style:font-style-asian="normal" style:font-name-complex="Times New Roman1" style:font-style-complex="normal"/>
    </style:style>
    <style:style style:name="P8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1a50d0" style:font-name-asian="Times New Roman1" style:font-style-asian="normal" style:font-name-complex="Times New Roman1" style:font-style-complex="normal"/>
    </style:style>
    <style:style style:name="P8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29b700" style:font-name-asian="Times New Roman1" style:font-style-asian="normal" style:font-name-complex="Times New Roman1" style:font-style-complex="normal"/>
    </style:style>
    <style:style style:name="P8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329bd2" style:font-name-asian="Times New Roman1" style:font-style-asian="normal" style:font-name-complex="Times New Roman1" style:font-style-complex="normal"/>
    </style:style>
    <style:style style:name="P8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3e085d" style:font-name-asian="Times New Roman1" style:font-style-asian="normal" style:font-name-complex="Times New Roman1" style:font-style-complex="normal"/>
    </style:style>
    <style:style style:name="P8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452694" style:font-name-asian="Times New Roman1" style:font-style-asian="normal" style:font-name-complex="Times New Roman1" style:font-style-complex="normal"/>
    </style:style>
    <style:style style:name="P8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31d84" style:font-name-asian="Times New Roman1" style:font-style-asian="normal" style:font-name-complex="Times New Roman1" style:font-style-complex="normal"/>
    </style:style>
    <style:style style:name="P8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3df68" style:font-name-asian="Times New Roman1" style:font-style-asian="normal" style:font-name-complex="Times New Roman1" style:font-style-complex="normal"/>
    </style:style>
    <style:style style:name="P8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4e2e7" style:font-name-asian="Times New Roman1" style:font-style-asian="normal" style:font-name-complex="Times New Roman1" style:font-style-complex="normal"/>
    </style:style>
    <style:style style:name="P9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8f6ab" style:font-name-asian="Times New Roman1" style:font-style-asian="normal" style:font-name-complex="Times New Roman1" style:font-style-complex="normal"/>
    </style:style>
    <style:style style:name="P9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a1881" style:font-name-asian="Times New Roman1" style:font-style-asian="normal" style:font-name-complex="Times New Roman1" style:font-style-complex="normal"/>
    </style:style>
    <style:style style:name="P9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70eda5" style:font-name-asian="Times New Roman1" style:font-style-asian="normal" style:font-name-complex="Times New Roman1" style:font-style-complex="normal"/>
    </style:style>
    <style:style style:name="P9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8fa491" style:font-name-asian="Times New Roman1" style:font-style-asian="normal" style:font-name-complex="Times New Roman1" style:font-style-complex="normal"/>
    </style:style>
    <style:style style:name="P9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1ca78" style:font-name-asian="Times New Roman1" style:font-style-asian="normal" style:font-name-complex="Times New Roman1" style:font-style-complex="normal"/>
    </style:style>
    <style:style style:name="P9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1e998" style:font-name-asian="Times New Roman1" style:font-style-asian="normal" style:font-name-complex="Times New Roman1" style:font-style-complex="normal"/>
    </style:style>
    <style:style style:name="P9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53e19" style:font-name-asian="Times New Roman1" style:font-style-asian="normal" style:font-name-complex="Times New Roman1" style:font-style-complex="normal"/>
    </style:style>
    <style:style style:name="P9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872a3" style:font-name-asian="Times New Roman1" style:font-style-asian="normal" style:font-name-complex="Times New Roman1" style:font-style-complex="normal"/>
    </style:style>
    <style:style style:name="P9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c3871" style:font-name-asian="Times New Roman1" style:font-style-asian="normal" style:font-name-complex="Times New Roman1" style:font-style-complex="normal"/>
    </style:style>
    <style:style style:name="P9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e2646" style:font-name-asian="Times New Roman1" style:font-style-asian="normal" style:font-name-complex="Times New Roman1" style:font-style-complex="normal"/>
    </style:style>
    <style:style style:name="P10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e1fdf8" style:font-name-asian="Times New Roman1" style:font-style-asian="normal" style:font-name-complex="Times New Roman1" style:font-style-complex="normal"/>
    </style:style>
    <style:style style:name="P10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5c666" style:font-name-asian="Times New Roman1" style:font-style-asian="normal" style:font-name-complex="Times New Roman1" style:font-style-complex="normal"/>
    </style:style>
    <style:style style:name="P10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efc79" style:font-name-asian="Times New Roman1" style:font-style-asian="normal" style:font-name-complex="Times New Roman1" style:font-style-complex="normal"/>
    </style:style>
    <style:style style:name="P10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7fd73" style:font-name-asian="Times New Roman1" style:font-style-asian="normal" style:font-name-complex="Times New Roman1" style:font-style-complex="normal"/>
    </style:style>
    <style:style style:name="P10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83853" style:font-name-asian="Times New Roman1" style:font-style-asian="normal" style:font-name-complex="Times New Roman1" style:font-style-complex="normal"/>
    </style:style>
    <style:style style:name="P10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88c84" style:font-name-asian="Times New Roman1" style:font-style-asian="normal" style:font-name-complex="Times New Roman1" style:font-style-complex="normal"/>
    </style:style>
    <style:style style:name="P106" style:family="paragraph" style:parent-style-name="Normal_20__28_Web_29_">
      <style:paragraph-properties fo:text-align="end" style:justify-single-word="false"/>
      <style:text-properties style:text-line-through-style="none" style:text-line-through-type="none" style:font-name="Liberation Serif1" fo:language="ru" fo:country="RU" fo:font-style="normal" style:text-underline-style="none" officeooo:rsid="0b43439c" officeooo:paragraph-rsid="112cd763" style:font-name-asian="Times New Roman1" style:font-style-asian="normal" style:font-name-complex="Times New Roman1" style:font-style-complex="normal"/>
    </style:style>
    <style:style style:name="P10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68991"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68ea2"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7db1b"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99ca2"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a4c1d"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31b863"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325d45"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82530a"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53b15e"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6d1484"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6e508e"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77157c"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788e82"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03b82"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c2d14"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db859"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f86a73"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2c0b6"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af7e6"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f51fa"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22fff8"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10863"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2fdbe"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5e51f"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bf82f"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f3bb7"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7446be"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99fb6f"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a08f7"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dafcc"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de715"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dc8c41"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ddbe00"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f4430d"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06d9be"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183cbe"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24c28"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489af"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90a4"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a108"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e05e3"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52a37"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609dc"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6bb13a"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9fc4ae8"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68465"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821e8"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d8271"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c335e0"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d9326d"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23df0"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2ed47"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3d7df"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6c3b8"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fb5451"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0b9bd"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18966"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b1f5c"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6db2e2"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6e5aeb"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7aa8e7"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7d9fa6"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86e511"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90d265" style:font-name-asian="Times New Roman1" style:font-style-asian="normal" style:font-name-complex="Times New Roman1" style:font-style-complex="normal"/>
    </style:style>
    <style:style style:name="P17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93bbbd" style:font-name-asian="Times New Roman1" style:font-style-asian="normal" style:font-name-complex="Times New Roman1" style:font-style-complex="normal"/>
    </style:style>
    <style:style style:name="P17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47c43" style:font-name-asian="Times New Roman1" style:font-style-asian="normal" style:font-name-complex="Times New Roman1" style:font-style-complex="normal"/>
    </style:style>
    <style:style style:name="P17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6bd52" style:font-name-asian="Times New Roman1" style:font-style-asian="normal" style:font-name-complex="Times New Roman1" style:font-style-complex="normal"/>
    </style:style>
    <style:style style:name="P17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70fe4" style:font-name-asian="Times New Roman1" style:font-style-asian="normal" style:font-name-complex="Times New Roman1" style:font-style-complex="normal"/>
    </style:style>
    <style:style style:name="P17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6ed29"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7a59f"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c8195"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07fa7"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1be56"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3e085"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b9c3"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eb86" style:font-name-asian="Times New Roman1" style:font-style-asian="normal" style:font-name-complex="Times New Roman1" style:font-style-complex="normal"/>
    </style:style>
    <style:style style:name="P18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78378" style:font-name-asian="Times New Roman1" style:font-style-asian="normal" style:font-name-complex="Times New Roman1" style:font-style-complex="normal"/>
    </style:style>
    <style:style style:name="P18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9d17a" style:font-name-asian="Times New Roman1" style:font-style-asian="normal" style:font-name-complex="Times New Roman1" style:font-style-complex="normal"/>
    </style:style>
    <style:style style:name="P18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abfed" style:font-name-asian="Times New Roman1" style:font-style-asian="normal" style:font-name-complex="Times New Roman1" style:font-style-complex="normal"/>
    </style:style>
    <style:style style:name="P18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dc7fe" style:font-name-asian="Times New Roman1" style:font-style-asian="normal" style:font-name-complex="Times New Roman1" style:font-style-complex="normal"/>
    </style:style>
    <style:style style:name="P18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81ad" style:font-name-asian="Times New Roman1" style:font-style-asian="normal" style:font-name-complex="Times New Roman1" style:font-style-complex="normal"/>
    </style:style>
    <style:style style:name="P18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cc35" style:font-name-asian="Times New Roman1" style:font-style-asian="normal" style:font-name-complex="Times New Roman1" style:font-style-complex="normal"/>
    </style:style>
    <style:style style:name="P18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cacd" style:font-name-asian="Times New Roman1" style:font-style-asian="normal" style:font-name-complex="Times New Roman1" style:font-style-complex="normal"/>
    </style:style>
    <style:style style:name="P19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e97a" style:font-name-asian="Times New Roman1" style:font-style-asian="normal" style:font-name-complex="Times New Roman1" style:font-style-complex="normal"/>
    </style:style>
    <style:style style:name="P19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7ce3e" style:font-name-asian="Times New Roman1" style:font-style-asian="normal" style:font-name-complex="Times New Roman1" style:font-style-complex="normal"/>
    </style:style>
    <style:style style:name="P19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8786f" style:font-name-asian="Times New Roman1" style:font-style-asian="normal" style:font-name-complex="Times New Roman1" style:font-style-complex="normal"/>
    </style:style>
    <style:style style:name="P19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99949" style:font-name-asian="Times New Roman1" style:font-style-asian="normal" style:font-name-complex="Times New Roman1" style:font-style-complex="normal"/>
    </style:style>
    <style:style style:name="P19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ad1d7" style:font-name-asian="Times New Roman1" style:font-style-asian="normal" style:font-name-complex="Times New Roman1" style:font-style-complex="normal"/>
    </style:style>
    <style:style style:name="P19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e6b0f" style:font-name-asian="Times New Roman1" style:font-style-asian="normal" style:font-name-complex="Times New Roman1" style:font-style-complex="normal"/>
    </style:style>
    <style:style style:name="P19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bebb7" style:font-name-asian="Times New Roman1" style:font-style-asian="normal" style:font-name-complex="Times New Roman1" style:font-style-complex="normal"/>
    </style:style>
    <style:style style:name="P19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cf140" style:font-name-asian="Times New Roman1" style:font-style-asian="normal" style:font-name-complex="Times New Roman1" style:font-style-complex="normal"/>
    </style:style>
    <style:style style:name="P19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da116" style:font-name-asian="Times New Roman1" style:font-style-asian="normal" style:font-name-complex="Times New Roman1" style:font-style-complex="normal"/>
    </style:style>
    <style:style style:name="P19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e5f4d" style:font-name-asian="Times New Roman1" style:font-style-asian="normal" style:font-name-complex="Times New Roman1" style:font-style-complex="normal"/>
    </style:style>
    <style:style style:name="P20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fe00d" style:font-name-asian="Times New Roman1" style:font-style-asian="normal" style:font-name-complex="Times New Roman1" style:font-style-complex="normal"/>
    </style:style>
    <style:style style:name="P20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ad36d3" style:font-name-asian="Times New Roman1" style:font-style-asian="normal" style:font-name-complex="Times New Roman1" style:font-style-complex="normal"/>
    </style:style>
    <style:style style:name="P20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4d263" style:font-name-asian="Times New Roman1" style:font-style-asian="normal" style:font-name-complex="Times New Roman1" style:font-style-complex="normal"/>
    </style:style>
    <style:style style:name="P20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63506" style:font-name-asian="Times New Roman1" style:font-style-asian="normal" style:font-name-complex="Times New Roman1" style:font-style-complex="normal"/>
    </style:style>
    <style:style style:name="P20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c5c3ae" style:font-name-asian="Times New Roman1" style:font-style-asian="normal" style:font-name-complex="Times New Roman1" style:font-style-complex="normal"/>
    </style:style>
    <style:style style:name="P20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ed4929" style:font-name-asian="Times New Roman1" style:font-style-asian="normal" style:font-name-complex="Times New Roman1" style:font-style-complex="normal"/>
    </style:style>
    <style:style style:name="P20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ef8b3d" style:font-name-asian="Times New Roman1" style:font-style-asian="normal" style:font-name-complex="Times New Roman1" style:font-style-complex="normal"/>
    </style:style>
    <style:style style:name="P20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f052b8" style:font-name-asian="Times New Roman1" style:font-style-asian="normal" style:font-name-complex="Times New Roman1" style:font-style-complex="normal"/>
    </style:style>
    <style:style style:name="P20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feba5f" style:font-name-asian="Times New Roman1" style:font-style-asian="normal" style:font-name-complex="Times New Roman1" style:font-style-complex="normal"/>
    </style:style>
    <style:style style:name="P20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5ca91" style:font-name-asian="Times New Roman1" style:font-style-asian="normal" style:font-name-complex="Times New Roman1" style:font-style-complex="normal"/>
    </style:style>
    <style:style style:name="P2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a6730" style:font-name-asian="Times New Roman1" style:font-style-asian="normal" style:font-name-complex="Times New Roman1" style:font-style-complex="normal"/>
    </style:style>
    <style:style style:name="P2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b0fe1" style:font-name-asian="Times New Roman1" style:font-style-asian="normal" style:font-name-complex="Times New Roman1" style:font-style-complex="normal"/>
    </style:style>
    <style:style style:name="P2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d05d9" style:font-name-asian="Times New Roman1" style:font-style-asian="normal" style:font-name-complex="Times New Roman1" style:font-style-complex="normal"/>
    </style:style>
    <style:style style:name="P2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ef4a0" style:font-name-asian="Times New Roman1" style:font-style-asian="normal" style:font-name-complex="Times New Roman1" style:font-style-complex="normal"/>
    </style:style>
    <style:style style:name="P2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92ca6" style:font-name-asian="Times New Roman1" style:font-style-asian="normal" style:font-name-complex="Times New Roman1" style:font-style-complex="normal"/>
    </style:style>
    <style:style style:name="P2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95dba" style:font-name-asian="Times New Roman1" style:font-style-asian="normal" style:font-name-complex="Times New Roman1" style:font-style-complex="normal"/>
    </style:style>
    <style:style style:name="P2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bfe57" style:font-name-asian="Times New Roman1" style:font-style-asian="normal" style:font-name-complex="Times New Roman1" style:font-style-complex="normal"/>
    </style:style>
    <style:style style:name="P2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d4f2d" style:font-name-asian="Times New Roman1" style:font-style-asian="normal" style:font-name-complex="Times New Roman1" style:font-style-complex="normal"/>
    </style:style>
    <style:style style:name="P2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24acea" style:font-name-asian="Times New Roman1" style:font-style-asian="normal" style:font-name-complex="Times New Roman1" style:font-style-complex="normal"/>
    </style:style>
    <style:style style:name="P2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8d4df" style:font-name-asian="Times New Roman1" style:font-style-asian="normal" style:font-name-complex="Times New Roman1" style:font-style-complex="normal"/>
    </style:style>
    <style:style style:name="P2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b14d8" style:font-name-asian="Times New Roman1" style:font-style-asian="normal" style:font-name-complex="Times New Roman1" style:font-style-complex="normal"/>
    </style:style>
    <style:style style:name="P2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e9f14" style:font-name-asian="Times New Roman1" style:font-style-asian="normal" style:font-name-complex="Times New Roman1" style:font-style-complex="normal"/>
    </style:style>
    <style:style style:name="P2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02eedf" style:font-name-asian="Times New Roman1" style:font-style-asian="normal" style:font-name-complex="Times New Roman1" style:font-style-complex="normal"/>
    </style:style>
    <style:style style:name="P2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2ae61" style:font-name-asian="Times New Roman1" style:font-style-asian="normal" style:font-name-complex="Times New Roman1" style:font-style-complex="normal"/>
    </style:style>
    <style:style style:name="P2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59c15" style:font-name-asian="Times New Roman1" style:font-style-asian="normal" style:font-name-complex="Times New Roman1" style:font-style-complex="normal"/>
    </style:style>
    <style:style style:name="P225" style:family="paragraph" style:parent-style-name="Normal_20__28_Web_29_">
      <style:text-properties style:text-line-through-style="none" style:text-line-through-type="none" style:font-name="Liberation Serif1" fo:language="ru" fo:country="RU" fo:font-style="normal" style:text-underline-style="none" officeooo:rsid="0b4f0d44" officeooo:paragraph-rsid="0b4f0d44" style:font-name-asian="Times New Roman1" style:font-style-asian="normal" style:font-name-complex="Times New Roman1" style:font-style-complex="normal"/>
    </style:style>
    <style:style style:name="P226" style:family="paragraph" style:parent-style-name="Normal_20__28_Web_29_">
      <style:text-properties style:text-line-through-style="none" style:text-line-through-type="none" style:font-name="Liberation Serif1" fo:language="ru" fo:country="RU" fo:font-style="normal" style:text-underline-style="none" officeooo:rsid="0b59fefe" officeooo:paragraph-rsid="0b59fefe" style:font-name-asian="Times New Roman1" style:font-style-asian="normal" style:font-name-complex="Times New Roman1" style:font-style-complex="normal"/>
    </style:style>
    <style:style style:name="P227" style:family="paragraph" style:parent-style-name="Normal_20__28_Web_29_">
      <style:text-properties style:text-line-through-style="none" style:text-line-through-type="none" style:font-name="Liberation Serif1" fo:language="ru" fo:country="RU" fo:font-style="normal" style:text-underline-style="none" officeooo:rsid="0b69ca6e" officeooo:paragraph-rsid="0b734d70" style:font-name-asian="Times New Roman1" style:font-style-asian="normal" style:font-name-complex="Times New Roman1" style:font-style-complex="normal"/>
    </style:style>
    <style:style style:name="P228" style:family="paragraph" style:parent-style-name="Normal_20__28_Web_29_">
      <style:text-properties style:text-line-through-style="none" style:text-line-through-type="none" style:font-name="Liberation Serif1" fo:language="ru" fo:country="RU" fo:font-style="normal" style:text-underline-style="none" officeooo:rsid="0b69ca6e" officeooo:paragraph-rsid="0b7d8a6f" style:font-name-asian="Times New Roman1" style:font-style-asian="normal" style:font-name-complex="Times New Roman1" style:font-style-complex="normal"/>
    </style:style>
    <style:style style:name="P229" style:family="paragraph" style:parent-style-name="Normal_20__28_Web_29_">
      <style:text-properties style:text-line-through-style="none" style:text-line-through-type="none" style:font-name="Liberation Serif1" fo:language="ru" fo:country="RU" fo:font-style="normal" style:text-underline-style="none" officeooo:rsid="0b7faaab" officeooo:paragraph-rsid="0b82848e" style:font-name-asian="Times New Roman1" style:font-style-asian="normal" style:font-name-complex="Times New Roman1" style:font-style-complex="normal"/>
    </style:style>
    <style:style style:name="P230" style:family="paragraph" style:parent-style-name="Normal_20__28_Web_29_">
      <style:text-properties style:text-line-through-style="none" style:text-line-through-type="none" style:font-name="Liberation Serif1" fo:language="ru" fo:country="RU" fo:font-style="normal" style:text-underline-style="none" officeooo:rsid="0b8e2fff" officeooo:paragraph-rsid="0b8e2fff" style:font-name-asian="Times New Roman1" style:font-style-asian="normal" style:font-name-complex="Times New Roman1" style:font-style-complex="normal"/>
    </style:style>
    <style:style style:name="P231" style:family="paragraph" style:parent-style-name="Normal_20__28_Web_29_">
      <style:text-properties style:text-line-through-style="none" style:text-line-through-type="none" style:font-name="Liberation Serif1" fo:language="ru" fo:country="RU" fo:font-style="normal" style:text-underline-style="none" officeooo:rsid="0b8fcca6" officeooo:paragraph-rsid="0b8fcca6" style:font-name-asian="Times New Roman1" style:font-style-asian="normal" style:font-name-complex="Times New Roman1" style:font-style-complex="normal"/>
    </style:style>
    <style:style style:name="P232" style:family="paragraph" style:parent-style-name="Normal_20__28_Web_29_">
      <style:text-properties style:text-line-through-style="none" style:text-line-through-type="none" style:font-name="Liberation Serif1" fo:language="ru" fo:country="RU" fo:font-style="normal" style:text-underline-style="none" officeooo:rsid="0b9a7f32" officeooo:paragraph-rsid="0b9d83fa" style:font-name-asian="Times New Roman1" style:font-style-asian="normal" style:font-name-complex="Times New Roman1" style:font-style-complex="normal"/>
    </style:style>
    <style:style style:name="P233" style:family="paragraph" style:parent-style-name="Normal_20__28_Web_29_">
      <style:text-properties style:text-line-through-style="none" style:text-line-through-type="none" style:font-name="Liberation Serif1" fo:language="ru" fo:country="RU" fo:font-style="normal" style:text-underline-style="none" officeooo:rsid="0bb95bb1" officeooo:paragraph-rsid="0bba6999" style:font-name-asian="Times New Roman1" style:font-style-asian="normal" style:font-name-complex="Times New Roman1" style:font-style-complex="normal"/>
    </style:style>
    <style:style style:name="P234" style:family="paragraph" style:parent-style-name="Normal_20__28_Web_29_">
      <style:text-properties style:text-line-through-style="none" style:text-line-through-type="none" style:font-name="Liberation Serif1" fo:language="ru" fo:country="RU" fo:font-style="normal" style:text-underline-style="none" officeooo:rsid="0bc37ddc" officeooo:paragraph-rsid="0bc4c93c" style:font-name-asian="Times New Roman1" style:font-style-asian="normal" style:font-name-complex="Times New Roman1" style:font-style-complex="normal"/>
    </style:style>
    <style:style style:name="P235" style:family="paragraph" style:parent-style-name="Normal_20__28_Web_29_">
      <style:text-properties style:text-line-through-style="none" style:text-line-through-type="none" style:font-name="Liberation Serif1" fo:language="ru" fo:country="RU" fo:font-style="normal" style:text-underline-style="none" officeooo:rsid="0bcf51b3" officeooo:paragraph-rsid="0bcf51b3" style:font-name-asian="Times New Roman1" style:font-style-asian="normal" style:font-name-complex="Times New Roman1" style:font-style-complex="normal"/>
    </style:style>
    <style:style style:name="P236" style:family="paragraph" style:parent-style-name="Normal_20__28_Web_29_">
      <style:text-properties style:text-line-through-style="none" style:text-line-through-type="none" style:font-name="Liberation Serif1" fo:language="ru" fo:country="RU" fo:font-style="normal" style:text-underline-style="none" officeooo:rsid="0bd6d3c8" officeooo:paragraph-rsid="0bd6d3c8" style:font-name-asian="Times New Roman1" style:font-style-asian="normal" style:font-name-complex="Times New Roman1" style:font-style-complex="normal"/>
    </style:style>
    <style:style style:name="P237" style:family="paragraph" style:parent-style-name="Normal_20__28_Web_29_">
      <style:text-properties style:text-line-through-style="none" style:text-line-through-type="none" style:font-name="Liberation Serif1" fo:language="ru" fo:country="RU" fo:font-style="normal" style:text-underline-style="none" officeooo:rsid="0bd746d1" officeooo:paragraph-rsid="0bd746d1" style:font-name-asian="Times New Roman1" style:font-style-asian="normal" style:font-name-complex="Times New Roman1" style:font-style-complex="normal"/>
    </style:style>
    <style:style style:name="P238" style:family="paragraph" style:parent-style-name="Normal_20__28_Web_29_">
      <style:text-properties style:text-line-through-style="none" style:text-line-through-type="none" style:font-name="Liberation Serif1" fo:language="ru" fo:country="RU" fo:font-style="normal" style:text-underline-style="none" officeooo:rsid="0bd8ac5b" officeooo:paragraph-rsid="0bd8ac5b" style:font-name-asian="Times New Roman1" style:font-style-asian="normal" style:font-name-complex="Times New Roman1" style:font-style-complex="normal"/>
    </style:style>
    <style:style style:name="P239" style:family="paragraph" style:parent-style-name="Normal_20__28_Web_29_">
      <style:text-properties style:text-line-through-style="none" style:text-line-through-type="none" style:font-name="Liberation Serif1" fo:language="ru" fo:country="RU" fo:font-style="normal" style:text-underline-style="none" officeooo:rsid="0bd95f5a" officeooo:paragraph-rsid="0bd95f5a" style:font-name-asian="Times New Roman1" style:font-style-asian="normal" style:font-name-complex="Times New Roman1" style:font-style-complex="normal"/>
    </style:style>
    <style:style style:name="P240" style:family="paragraph" style:parent-style-name="Normal_20__28_Web_29_">
      <style:text-properties style:text-line-through-style="none" style:text-line-through-type="none" style:font-name="Liberation Serif1" fo:language="ru" fo:country="RU" fo:font-style="normal" style:text-underline-style="none" officeooo:rsid="0bd9b7ba" officeooo:paragraph-rsid="0bd9b7ba" style:font-name-asian="Times New Roman1" style:font-style-asian="normal" style:font-name-complex="Times New Roman1" style:font-style-complex="normal"/>
    </style:style>
    <style:style style:name="P241" style:family="paragraph" style:parent-style-name="Normal_20__28_Web_29_">
      <style:text-properties style:text-line-through-style="none" style:text-line-through-type="none" style:font-name="Liberation Serif1" fo:language="ru" fo:country="RU" fo:font-style="normal" style:text-underline-style="none" officeooo:rsid="0bda73fa" officeooo:paragraph-rsid="0bda73fa" style:font-name-asian="Times New Roman1" style:font-style-asian="normal" style:font-name-complex="Times New Roman1" style:font-style-complex="normal"/>
    </style:style>
    <style:style style:name="P242" style:family="paragraph" style:parent-style-name="Normal_20__28_Web_29_">
      <style:text-properties style:text-line-through-style="none" style:text-line-through-type="none" style:font-name="Liberation Serif1" fo:language="ru" fo:country="RU" fo:font-style="normal" style:text-underline-style="none" officeooo:rsid="0bdc2381" officeooo:paragraph-rsid="0bdc2381" style:font-name-asian="Times New Roman1" style:font-style-asian="normal" style:font-name-complex="Times New Roman1" style:font-style-complex="normal"/>
    </style:style>
    <style:style style:name="P243" style:family="paragraph" style:parent-style-name="Normal_20__28_Web_29_">
      <style:text-properties style:text-line-through-style="none" style:text-line-through-type="none" style:font-name="Liberation Serif1" fo:language="ru" fo:country="RU" fo:font-style="normal" style:text-underline-style="none" officeooo:rsid="0bdcf998" officeooo:paragraph-rsid="0bdcf998" style:font-name-asian="Times New Roman1" style:font-style-asian="normal" style:font-name-complex="Times New Roman1" style:font-style-complex="normal"/>
    </style:style>
    <style:style style:name="P244" style:family="paragraph" style:parent-style-name="Normal_20__28_Web_29_">
      <style:text-properties style:text-line-through-style="none" style:text-line-through-type="none" style:font-name="Liberation Serif1" fo:language="ru" fo:country="RU" fo:font-style="normal" style:text-underline-style="none" officeooo:rsid="0bdd755d" officeooo:paragraph-rsid="0bdd755d" style:font-name-asian="Times New Roman1" style:font-style-asian="normal" style:font-name-complex="Times New Roman1" style:font-style-complex="normal"/>
    </style:style>
    <style:style style:name="P245" style:family="paragraph" style:parent-style-name="Normal_20__28_Web_29_">
      <style:text-properties style:text-line-through-style="none" style:text-line-through-type="none" style:font-name="Liberation Serif1" fo:language="ru" fo:country="RU" fo:font-style="normal" style:text-underline-style="none" officeooo:rsid="0be1cdab" officeooo:paragraph-rsid="0be4f504" style:font-name-asian="Times New Roman1" style:font-style-asian="normal" style:font-name-complex="Times New Roman1" style:font-style-complex="normal"/>
    </style:style>
    <style:style style:name="P246" style:family="paragraph" style:parent-style-name="Normal_20__28_Web_29_">
      <style:text-properties style:text-line-through-style="none" style:text-line-through-type="none" style:font-name="Liberation Serif1" fo:language="ru" fo:country="RU" fo:font-style="normal" style:text-underline-style="none" officeooo:rsid="0be6c569" officeooo:paragraph-rsid="0bfa6fbb" style:font-name-asian="Times New Roman1" style:font-style-asian="normal" style:font-name-complex="Times New Roman1" style:font-style-complex="normal"/>
    </style:style>
    <style:style style:name="P247" style:family="paragraph" style:parent-style-name="Normal_20__28_Web_29_">
      <style:text-properties style:text-line-through-style="none" style:text-line-through-type="none" style:font-name="Liberation Serif1" fo:language="ru" fo:country="RU" fo:font-style="normal" style:text-underline-style="none" officeooo:rsid="0bfe22ef" officeooo:paragraph-rsid="0c0120ee" style:font-name-asian="Times New Roman1" style:font-style-asian="normal" style:font-name-complex="Times New Roman1" style:font-style-complex="normal"/>
    </style:style>
    <style:style style:name="P248" style:family="paragraph" style:parent-style-name="Normal_20__28_Web_29_">
      <style:text-properties style:text-line-through-style="none" style:text-line-through-type="none" style:font-name="Liberation Serif1" fo:language="ru" fo:country="RU" fo:font-style="normal" style:text-underline-style="none" officeooo:rsid="0c0441b4" officeooo:paragraph-rsid="0c055325" style:font-name-asian="Times New Roman1" style:font-style-asian="normal" style:font-name-complex="Times New Roman1" style:font-style-complex="normal"/>
    </style:style>
    <style:style style:name="P249" style:family="paragraph" style:parent-style-name="Normal_20__28_Web_29_">
      <style:text-properties style:text-line-through-style="none" style:text-line-through-type="none" style:font-name="Liberation Serif1" fo:language="ru" fo:country="RU" fo:font-style="normal" style:text-underline-style="none" officeooo:rsid="0c047729" officeooo:paragraph-rsid="0c055325" style:font-name-asian="Times New Roman1" style:font-style-asian="normal" style:font-name-complex="Times New Roman1" style:font-style-complex="normal"/>
    </style:style>
    <style:style style:name="P250" style:family="paragraph" style:parent-style-name="Normal_20__28_Web_29_">
      <style:text-properties style:text-line-through-style="none" style:text-line-through-type="none" style:font-name="Liberation Serif1" fo:language="ru" fo:country="RU" fo:font-style="normal" style:text-underline-style="none" officeooo:rsid="0c066973" officeooo:paragraph-rsid="0c1251e4" style:font-name-asian="Times New Roman1" style:font-style-asian="normal" style:font-name-complex="Times New Roman1" style:font-style-complex="normal"/>
    </style:style>
    <style:style style:name="P251" style:family="paragraph" style:parent-style-name="Normal_20__28_Web_29_">
      <style:text-properties style:text-line-through-style="none" style:text-line-through-type="none" style:font-name="Liberation Serif1" fo:language="ru" fo:country="RU" fo:font-style="normal" style:text-underline-style="none" officeooo:rsid="0c066973" officeooo:paragraph-rsid="0c148bb4" style:font-name-asian="Times New Roman1" style:font-style-asian="normal" style:font-name-complex="Times New Roman1" style:font-style-complex="normal"/>
    </style:style>
    <style:style style:name="P252" style:family="paragraph" style:parent-style-name="Normal_20__28_Web_29_">
      <style:text-properties style:text-line-through-style="none" style:text-line-through-type="none" style:font-name="Liberation Serif1" fo:language="ru" fo:country="RU" fo:font-style="normal" style:text-underline-style="none" officeooo:rsid="0c1ec5eb" officeooo:paragraph-rsid="0c1ec5eb" style:font-name-asian="Times New Roman1" style:font-style-asian="normal" style:font-name-complex="Times New Roman1" style:font-style-complex="normal"/>
    </style:style>
    <style:style style:name="P253" style:family="paragraph" style:parent-style-name="Normal_20__28_Web_29_">
      <style:text-properties style:text-line-through-style="none" style:text-line-through-type="none" style:font-name="Liberation Serif1" fo:language="ru" fo:country="RU" fo:font-style="normal" style:text-underline-style="none" officeooo:rsid="0c24c0d5" officeooo:paragraph-rsid="0c24c0d5" style:font-name-asian="Times New Roman1" style:font-style-asian="normal" style:font-name-complex="Times New Roman1" style:font-style-complex="normal"/>
    </style:style>
    <style:style style:name="P254" style:family="paragraph" style:parent-style-name="Normal_20__28_Web_29_">
      <style:text-properties style:text-line-through-style="none" style:text-line-through-type="none" style:font-name="Liberation Serif1" fo:language="ru" fo:country="RU" fo:font-style="normal" style:text-underline-style="none" officeooo:rsid="0c27b51d" officeooo:paragraph-rsid="0c27b51d" style:font-name-asian="Times New Roman1" style:font-style-asian="normal" style:font-name-complex="Times New Roman1" style:font-style-complex="normal"/>
    </style:style>
    <style:style style:name="P255" style:family="paragraph" style:parent-style-name="Normal_20__28_Web_29_">
      <style:text-properties style:text-line-through-style="none" style:text-line-through-type="none" style:font-name="Liberation Serif1" fo:language="ru" fo:country="RU" fo:font-style="normal" style:text-underline-style="none" officeooo:rsid="0c2ab914" officeooo:paragraph-rsid="0c2ab914" style:font-name-asian="Times New Roman1" style:font-style-asian="normal" style:font-name-complex="Times New Roman1" style:font-style-complex="normal"/>
    </style:style>
    <style:style style:name="P256" style:family="paragraph" style:parent-style-name="Normal_20__28_Web_29_">
      <style:text-properties style:text-line-through-style="none" style:text-line-through-type="none" style:font-name="Liberation Serif1" fo:language="ru" fo:country="RU" fo:font-style="normal" style:text-underline-style="none" officeooo:rsid="0c2d34f2" officeooo:paragraph-rsid="0c399553" style:font-name-asian="Times New Roman1" style:font-style-asian="normal" style:font-name-complex="Times New Roman1" style:font-style-complex="normal"/>
    </style:style>
    <style:style style:name="P257" style:family="paragraph" style:parent-style-name="Normal_20__28_Web_29_">
      <style:text-properties style:text-line-through-style="none" style:text-line-through-type="none" style:font-name="Liberation Serif1" fo:language="ru" fo:country="RU" fo:font-style="normal" style:text-underline-style="none" officeooo:rsid="0c3bf942" officeooo:paragraph-rsid="0c3bf942" style:font-name-asian="Times New Roman1" style:font-style-asian="normal" style:font-name-complex="Times New Roman1" style:font-style-complex="normal"/>
    </style:style>
    <style:style style:name="P258" style:family="paragraph" style:parent-style-name="Normal_20__28_Web_29_">
      <style:text-properties style:text-line-through-style="none" style:text-line-through-type="none" style:font-name="Liberation Serif1" fo:language="ru" fo:country="RU" fo:font-style="normal" style:text-underline-style="none" officeooo:rsid="0c41a474" officeooo:paragraph-rsid="0c41a474" style:font-name-asian="Times New Roman1" style:font-style-asian="normal" style:font-name-complex="Times New Roman1" style:font-style-complex="normal"/>
    </style:style>
    <style:style style:name="P259" style:family="paragraph" style:parent-style-name="Normal_20__28_Web_29_">
      <style:text-properties style:text-line-through-style="none" style:text-line-through-type="none" style:font-name="Liberation Serif1" fo:language="ru" fo:country="RU" fo:font-style="normal" style:text-underline-style="none" officeooo:rsid="0c15c5c3" officeooo:paragraph-rsid="0c17c84b" style:font-name-asian="Times New Roman1" style:font-style-asian="normal" style:font-name-complex="Times New Roman1" style:font-style-complex="normal"/>
    </style:style>
    <style:style style:name="P260" style:family="paragraph" style:parent-style-name="Normal_20__28_Web_29_">
      <style:text-properties style:text-line-through-style="none" style:text-line-through-type="none" style:font-name="Liberation Serif1" fo:language="ru" fo:country="RU" fo:font-style="normal" style:text-underline-style="none" officeooo:rsid="0c19a906" officeooo:paragraph-rsid="0c1d96ae" style:font-name-asian="Times New Roman1" style:font-style-asian="normal" style:font-name-complex="Times New Roman1" style:font-style-complex="normal"/>
    </style:style>
    <style:style style:name="P261" style:family="paragraph" style:parent-style-name="Normal_20__28_Web_29_">
      <style:text-properties style:text-line-through-style="none" style:text-line-through-type="none" style:font-name="Liberation Serif1" fo:language="ru" fo:country="RU" fo:font-style="normal" style:text-underline-style="none" officeooo:rsid="0c1f20e3" officeooo:paragraph-rsid="0c1ec5eb" style:font-name-asian="Times New Roman1" style:font-style-asian="normal" style:font-name-complex="Times New Roman1" style:font-style-complex="normal"/>
    </style:style>
    <style:style style:name="P262" style:family="paragraph" style:parent-style-name="Normal_20__28_Web_29_">
      <style:text-properties style:text-line-through-style="none" style:text-line-through-type="none" style:font-name="Liberation Serif1" fo:language="ru" fo:country="RU" fo:font-style="normal" style:text-underline-style="none" officeooo:rsid="0c49862e" officeooo:paragraph-rsid="0c58056f" style:font-name-asian="Times New Roman1" style:font-style-asian="normal" style:font-name-complex="Times New Roman1" style:font-style-complex="normal"/>
    </style:style>
    <style:style style:name="P263" style:family="paragraph" style:parent-style-name="Normal_20__28_Web_29_">
      <style:text-properties style:text-line-through-style="none" style:text-line-through-type="none" style:font-name="Liberation Serif1" fo:language="ru" fo:country="RU" fo:font-style="normal" style:text-underline-style="none" officeooo:rsid="0c5a5e04" officeooo:paragraph-rsid="0c5d6fb0" style:font-name-asian="Times New Roman1" style:font-style-asian="normal" style:font-name-complex="Times New Roman1" style:font-style-complex="normal"/>
    </style:style>
    <style:style style:name="P264" style:family="paragraph" style:parent-style-name="Normal_20__28_Web_29_">
      <style:text-properties style:text-line-through-style="none" style:text-line-through-type="none" style:font-name="Liberation Serif1" fo:language="ru" fo:country="RU" fo:font-style="normal" style:text-underline-style="none" officeooo:rsid="0c62b543" officeooo:paragraph-rsid="0c62b543" style:font-name-asian="Times New Roman1" style:font-style-asian="normal" style:font-name-complex="Times New Roman1" style:font-style-complex="normal"/>
    </style:style>
    <style:style style:name="P265" style:family="paragraph" style:parent-style-name="Normal_20__28_Web_29_">
      <style:text-properties style:text-line-through-style="none" style:text-line-through-type="none" style:font-name="Liberation Serif1" fo:language="ru" fo:country="RU" fo:font-style="normal" style:text-underline-style="none" officeooo:rsid="0c8ec4e3" officeooo:paragraph-rsid="0c916023" style:font-name-asian="Times New Roman1" style:font-style-asian="normal" style:font-name-complex="Times New Roman1" style:font-style-complex="normal"/>
    </style:style>
    <style:style style:name="P266" style:family="paragraph" style:parent-style-name="Normal_20__28_Web_29_">
      <style:text-properties style:text-line-through-style="none" style:text-line-through-type="none" style:font-name="Liberation Serif1" fo:language="ru" fo:country="RU" fo:font-style="normal" style:text-underline-style="none" officeooo:rsid="0c970487" officeooo:paragraph-rsid="0c98a34a" style:font-name-asian="Times New Roman1" style:font-style-asian="normal" style:font-name-complex="Times New Roman1" style:font-style-complex="normal"/>
    </style:style>
    <style:style style:name="P267" style:family="paragraph" style:parent-style-name="Normal_20__28_Web_29_">
      <style:text-properties style:text-line-through-style="none" style:text-line-through-type="none" style:font-name="Liberation Serif1" fo:language="ru" fo:country="RU" fo:font-style="normal" style:text-underline-style="none" officeooo:rsid="0c99cf22" officeooo:paragraph-rsid="0c99cf22" style:font-name-asian="Times New Roman1" style:font-style-asian="normal" style:font-name-complex="Times New Roman1" style:font-style-complex="normal"/>
    </style:style>
    <style:style style:name="P268" style:family="paragraph" style:parent-style-name="Normal_20__28_Web_29_">
      <style:text-properties style:text-line-through-style="none" style:text-line-through-type="none" style:font-name="Liberation Serif1" fo:language="ru" fo:country="RU" fo:font-style="normal" style:text-underline-style="none" officeooo:rsid="0c9b4ecb" officeooo:paragraph-rsid="0c9b4ecb" style:font-name-asian="Times New Roman1" style:font-style-asian="normal" style:font-name-complex="Times New Roman1" style:font-style-complex="normal"/>
    </style:style>
    <style:style style:name="P269" style:family="paragraph" style:parent-style-name="Normal_20__28_Web_29_">
      <style:text-properties style:text-line-through-style="none" style:text-line-through-type="none" style:font-name="Liberation Serif1" fo:language="ru" fo:country="RU" fo:font-style="normal" style:text-underline-style="none" officeooo:rsid="0c9ce141" officeooo:paragraph-rsid="0c9d5843" style:font-name-asian="Times New Roman1" style:font-style-asian="normal" style:font-name-complex="Times New Roman1" style:font-style-complex="normal"/>
    </style:style>
    <style:style style:name="P270" style:family="paragraph" style:parent-style-name="Normal_20__28_Web_29_">
      <style:text-properties style:text-line-through-style="none" style:text-line-through-type="none" style:font-name="Liberation Serif1" fo:language="ru" fo:country="RU" fo:font-style="normal" style:text-underline-style="none" officeooo:rsid="0c9d5843" officeooo:paragraph-rsid="0c9d5843" style:font-name-asian="Times New Roman1" style:font-style-asian="normal" style:font-name-complex="Times New Roman1" style:font-style-complex="normal"/>
    </style:style>
    <style:style style:name="P271" style:family="paragraph" style:parent-style-name="Normal_20__28_Web_29_">
      <style:text-properties style:text-line-through-style="none" style:text-line-through-type="none" style:font-name="Liberation Serif1" fo:language="ru" fo:country="RU" fo:font-style="normal" style:text-underline-style="none" officeooo:rsid="0c9e41ba" officeooo:paragraph-rsid="0ca04384" style:font-name-asian="Times New Roman1" style:font-style-asian="normal" style:font-name-complex="Times New Roman1" style:font-style-complex="normal"/>
    </style:style>
    <style:style style:name="P272" style:family="paragraph" style:parent-style-name="Normal_20__28_Web_29_">
      <style:text-properties style:text-line-through-style="none" style:text-line-through-type="none" style:font-name="Liberation Serif1" fo:language="ru" fo:country="RU" fo:font-style="normal" style:text-underline-style="none" officeooo:rsid="0ca04384" officeooo:paragraph-rsid="0ca04384" style:font-name-asian="Times New Roman1" style:font-style-asian="normal" style:font-name-complex="Times New Roman1" style:font-style-complex="normal"/>
    </style:style>
    <style:style style:name="P273" style:family="paragraph" style:parent-style-name="Normal_20__28_Web_29_">
      <style:text-properties style:text-line-through-style="none" style:text-line-through-type="none" style:font-name="Liberation Serif1" fo:language="ru" fo:country="RU" fo:font-style="normal" style:text-underline-style="none" officeooo:rsid="0ca0e5d9" officeooo:paragraph-rsid="0ca0e5d9" style:font-name-asian="Times New Roman1" style:font-style-asian="normal" style:font-name-complex="Times New Roman1" style:font-style-complex="normal"/>
    </style:style>
    <style:style style:name="P274" style:family="paragraph" style:parent-style-name="Normal_20__28_Web_29_">
      <style:text-properties style:text-line-through-style="none" style:text-line-through-type="none" style:font-name="Liberation Serif1" fo:language="ru" fo:country="RU" fo:font-style="normal" style:text-underline-style="none" officeooo:rsid="0cac97bc" officeooo:paragraph-rsid="0cac97bc" style:font-name-asian="Times New Roman1" style:font-style-asian="normal" style:font-name-complex="Times New Roman1" style:font-style-complex="normal"/>
    </style:style>
    <style:style style:name="P275" style:family="paragraph" style:parent-style-name="Normal_20__28_Web_29_">
      <style:text-properties style:text-line-through-style="none" style:text-line-through-type="none" style:font-name="Liberation Serif1" fo:language="ru" fo:country="RU" fo:font-style="normal" style:text-underline-style="none" officeooo:rsid="0cb6f2b5" officeooo:paragraph-rsid="0cb6f2b5" style:font-name-asian="Times New Roman1" style:font-style-asian="normal" style:font-name-complex="Times New Roman1" style:font-style-complex="normal"/>
    </style:style>
    <style:style style:name="P276" style:family="paragraph" style:parent-style-name="Normal_20__28_Web_29_">
      <style:text-properties style:text-line-through-style="none" style:text-line-through-type="none" style:font-name="Liberation Serif1" fo:language="ru" fo:country="RU" fo:font-style="normal" style:text-underline-style="none" officeooo:rsid="0cb7dda9" officeooo:paragraph-rsid="0cb7dda9" style:font-name-asian="Times New Roman1" style:font-style-asian="normal" style:font-name-complex="Times New Roman1" style:font-style-complex="normal"/>
    </style:style>
    <style:style style:name="P277" style:family="paragraph" style:parent-style-name="Normal_20__28_Web_29_">
      <style:text-properties style:text-line-through-style="none" style:text-line-through-type="none" style:font-name="Liberation Serif1" fo:language="ru" fo:country="RU" fo:font-style="normal" style:text-underline-style="none" officeooo:rsid="0cb945f1" officeooo:paragraph-rsid="0cbcf4e6" style:font-name-asian="Times New Roman1" style:font-style-asian="normal" style:font-name-complex="Times New Roman1" style:font-style-complex="normal"/>
    </style:style>
    <style:style style:name="P278" style:family="paragraph" style:parent-style-name="Normal_20__28_Web_29_">
      <style:text-properties style:text-line-through-style="none" style:text-line-through-type="none" style:font-name="Liberation Serif1" fo:language="ru" fo:country="RU" fo:font-style="normal" style:text-underline-style="none" officeooo:rsid="0cbcf4e6" officeooo:paragraph-rsid="0cbcf4e6" style:font-name-asian="Times New Roman1" style:font-style-asian="normal" style:font-name-complex="Times New Roman1" style:font-style-complex="normal"/>
    </style:style>
    <style:style style:name="P279" style:family="paragraph" style:parent-style-name="Normal_20__28_Web_29_">
      <style:text-properties style:text-line-through-style="none" style:text-line-through-type="none" style:font-name="Liberation Serif1" fo:language="ru" fo:country="RU" fo:font-style="normal" style:text-underline-style="none" officeooo:rsid="0cbde5cf" officeooo:paragraph-rsid="0cbde5cf" style:font-name-asian="Times New Roman1" style:font-style-asian="normal" style:font-name-complex="Times New Roman1" style:font-style-complex="normal"/>
    </style:style>
    <style:style style:name="P280" style:family="paragraph" style:parent-style-name="Normal_20__28_Web_29_">
      <style:text-properties style:text-line-through-style="none" style:text-line-through-type="none" style:font-name="Liberation Serif1" fo:language="ru" fo:country="RU" fo:font-style="normal" style:text-underline-style="none" officeooo:rsid="0cbe25b8" officeooo:paragraph-rsid="0cbe25b8" style:font-name-asian="Times New Roman1" style:font-style-asian="normal" style:font-name-complex="Times New Roman1" style:font-style-complex="normal"/>
    </style:style>
    <style:style style:name="P281" style:family="paragraph" style:parent-style-name="Normal_20__28_Web_29_">
      <style:text-properties style:text-line-through-style="none" style:text-line-through-type="none" style:font-name="Liberation Serif1" fo:language="ru" fo:country="RU" fo:font-style="normal" style:text-underline-style="none" officeooo:rsid="0cbe3c72" officeooo:paragraph-rsid="0cbe3c72" style:font-name-asian="Times New Roman1" style:font-style-asian="normal" style:font-name-complex="Times New Roman1" style:font-style-complex="normal"/>
    </style:style>
    <style:style style:name="P282" style:family="paragraph" style:parent-style-name="Normal_20__28_Web_29_">
      <style:text-properties style:text-line-through-style="none" style:text-line-through-type="none" style:font-name="Liberation Serif1" fo:language="ru" fo:country="RU" fo:font-style="normal" style:text-underline-style="none" officeooo:rsid="0cbe6605" officeooo:paragraph-rsid="0cc21a30" style:font-name-asian="Times New Roman1" style:font-style-asian="normal" style:font-name-complex="Times New Roman1" style:font-style-complex="normal"/>
    </style:style>
    <style:style style:name="P283" style:family="paragraph" style:parent-style-name="Normal_20__28_Web_29_">
      <style:text-properties style:text-line-through-style="none" style:text-line-through-type="none" style:font-name="Liberation Serif1" fo:language="ru" fo:country="RU" fo:font-style="normal" style:text-underline-style="none" officeooo:rsid="0cc4f230" officeooo:paragraph-rsid="0cc4f230" style:font-name-asian="Times New Roman1" style:font-style-asian="normal" style:font-name-complex="Times New Roman1" style:font-style-complex="normal"/>
    </style:style>
    <style:style style:name="P284" style:family="paragraph" style:parent-style-name="Normal_20__28_Web_29_">
      <style:text-properties style:text-line-through-style="none" style:text-line-through-type="none" style:font-name="Liberation Serif1" fo:language="ru" fo:country="RU" fo:font-style="normal" style:text-underline-style="none" officeooo:rsid="0ccfd6d9" officeooo:paragraph-rsid="0cd361e5" style:font-name-asian="Times New Roman1" style:font-style-asian="normal" style:font-name-complex="Times New Roman1" style:font-style-complex="normal"/>
    </style:style>
    <style:style style:name="P285" style:family="paragraph" style:parent-style-name="Normal_20__28_Web_29_">
      <style:text-properties style:text-line-through-style="none" style:text-line-through-type="none" style:font-name="Liberation Serif1" fo:language="ru" fo:country="RU" fo:font-style="normal" style:text-underline-style="none" officeooo:rsid="0cb9f7eb" officeooo:paragraph-rsid="0cbcf4e6" style:font-name-asian="Times New Roman1" style:font-style-asian="normal" style:font-name-complex="Times New Roman1" style:font-style-complex="normal"/>
    </style:style>
    <style:style style:name="P286" style:family="paragraph" style:parent-style-name="Normal_20__28_Web_29_">
      <style:text-properties style:text-line-through-style="none" style:text-line-through-type="none" style:font-name="Liberation Serif1" fo:language="ru" fo:country="RU" fo:font-style="normal" style:text-underline-style="none" officeooo:rsid="0ce74912" officeooo:paragraph-rsid="0ce74912" style:font-name-asian="Times New Roman1" style:font-style-asian="normal" style:font-name-complex="Times New Roman1" style:font-style-complex="normal"/>
    </style:style>
    <style:style style:name="P287" style:family="paragraph" style:parent-style-name="Normal_20__28_Web_29_">
      <style:text-properties style:text-line-through-style="none" style:text-line-through-type="none" style:font-name="Liberation Serif1" fo:language="ru" fo:country="RU" fo:font-style="normal" style:text-underline-style="none" officeooo:rsid="0cfa547a" officeooo:paragraph-rsid="0cfb5110" style:font-name-asian="Times New Roman1" style:font-style-asian="normal" style:font-name-complex="Times New Roman1" style:font-style-complex="normal"/>
    </style:style>
    <style:style style:name="P288" style:family="paragraph" style:parent-style-name="Normal_20__28_Web_29_">
      <style:text-properties style:text-line-through-style="none" style:text-line-through-type="none" style:font-name="Liberation Serif1" fo:language="ru" fo:country="RU" fo:font-style="normal" style:text-underline-style="none" officeooo:rsid="0cfee886" officeooo:paragraph-rsid="0cfee886" style:font-name-asian="Times New Roman1" style:font-style-asian="normal" style:font-name-complex="Times New Roman1" style:font-style-complex="normal"/>
    </style:style>
    <style:style style:name="P289" style:family="paragraph" style:parent-style-name="Normal_20__28_Web_29_">
      <style:text-properties style:text-line-through-style="none" style:text-line-through-type="none" style:font-name="Liberation Serif1" fo:language="ru" fo:country="RU" fo:font-style="normal" style:text-underline-style="none" officeooo:rsid="0d0903d7" officeooo:paragraph-rsid="0d0903d7" style:font-name-asian="Times New Roman1" style:font-style-asian="normal" style:font-name-complex="Times New Roman1" style:font-style-complex="normal"/>
    </style:style>
    <style:style style:name="P290" style:family="paragraph" style:parent-style-name="Normal_20__28_Web_29_">
      <style:text-properties style:text-line-through-style="none" style:text-line-through-type="none" style:font-name="Liberation Serif1" fo:language="ru" fo:country="RU" fo:font-style="normal" style:text-underline-style="none" officeooo:rsid="0d0b9c03" officeooo:paragraph-rsid="0d0b9c03" style:font-name-asian="Times New Roman1" style:font-style-asian="normal" style:font-name-complex="Times New Roman1" style:font-style-complex="normal"/>
    </style:style>
    <style:style style:name="P291" style:family="paragraph" style:parent-style-name="Normal_20__28_Web_29_">
      <style:text-properties style:text-line-through-style="none" style:text-line-through-type="none" style:font-name="Liberation Serif1" fo:language="ru" fo:country="RU" fo:font-style="normal" style:text-underline-style="none" officeooo:rsid="0d10a945" officeooo:paragraph-rsid="0d10a945" style:font-name-asian="Times New Roman1" style:font-style-asian="normal" style:font-name-complex="Times New Roman1" style:font-style-complex="normal"/>
    </style:style>
    <style:style style:name="P292" style:family="paragraph" style:parent-style-name="Normal_20__28_Web_29_">
      <style:text-properties style:text-line-through-style="none" style:text-line-through-type="none" style:font-name="Liberation Serif1" fo:language="ru" fo:country="RU" fo:font-style="normal" style:text-underline-style="none" officeooo:rsid="0d1e92d8" officeooo:paragraph-rsid="0d1e92d8" style:font-name-asian="Times New Roman1" style:font-style-asian="normal" style:font-name-complex="Times New Roman1" style:font-style-complex="normal"/>
    </style:style>
    <style:style style:name="P293" style:family="paragraph" style:parent-style-name="Normal_20__28_Web_29_">
      <style:text-properties style:text-line-through-style="none" style:text-line-through-type="none" style:font-name="Liberation Serif1" fo:language="ru" fo:country="RU" fo:font-style="normal" style:text-underline-style="none" officeooo:rsid="0d287f32" officeooo:paragraph-rsid="0d287f32" style:font-name-asian="Times New Roman1" style:font-style-asian="normal" style:font-name-complex="Times New Roman1" style:font-style-complex="normal"/>
    </style:style>
    <style:style style:name="P294" style:family="paragraph" style:parent-style-name="Normal_20__28_Web_29_">
      <style:text-properties style:text-line-through-style="none" style:text-line-through-type="none" style:font-name="Liberation Serif1" fo:language="ru" fo:country="RU" fo:font-style="normal" style:text-underline-style="none" officeooo:rsid="0d2a8758" officeooo:paragraph-rsid="0d2a8758" style:font-name-asian="Times New Roman1" style:font-style-asian="normal" style:font-name-complex="Times New Roman1" style:font-style-complex="normal"/>
    </style:style>
    <style:style style:name="P295" style:family="paragraph" style:parent-style-name="Normal_20__28_Web_29_">
      <style:text-properties style:text-line-through-style="none" style:text-line-through-type="none" style:font-name="Liberation Serif1" fo:language="ru" fo:country="RU" fo:font-style="normal" style:text-underline-style="none" officeooo:rsid="0d46635a" officeooo:paragraph-rsid="0d4af46a" style:font-name-asian="Times New Roman1" style:font-style-asian="normal" style:font-name-complex="Times New Roman1" style:font-style-complex="normal"/>
    </style:style>
    <style:style style:name="P296" style:family="paragraph" style:parent-style-name="Normal_20__28_Web_29_">
      <style:text-properties style:text-line-through-style="none" style:text-line-through-type="none" style:font-name="Liberation Serif1" fo:language="ru" fo:country="RU" fo:font-style="normal" style:text-underline-style="none" officeooo:rsid="0d560ab8" officeooo:paragraph-rsid="0d560ab8" style:font-name-asian="Times New Roman1" style:font-style-asian="normal" style:font-name-complex="Times New Roman1" style:font-style-complex="normal"/>
    </style:style>
    <style:style style:name="P297" style:family="paragraph" style:parent-style-name="Normal_20__28_Web_29_">
      <style:text-properties style:text-line-through-style="none" style:text-line-through-type="none" style:font-name="Liberation Serif1" fo:language="ru" fo:country="RU" fo:font-style="normal" style:text-underline-style="none" officeooo:rsid="0d70045e" officeooo:paragraph-rsid="0d70045e" style:font-name-asian="Times New Roman1" style:font-style-asian="normal" style:font-name-complex="Times New Roman1" style:font-style-complex="normal"/>
    </style:style>
    <style:style style:name="P298" style:family="paragraph" style:parent-style-name="Normal_20__28_Web_29_">
      <style:text-properties style:text-line-through-style="none" style:text-line-through-type="none" style:font-name="Liberation Serif1" fo:language="ru" fo:country="RU" fo:font-style="normal" style:text-underline-style="none" officeooo:rsid="0d861dfe" officeooo:paragraph-rsid="0d9688d2" style:font-name-asian="Times New Roman1" style:font-style-asian="normal" style:font-name-complex="Times New Roman1" style:font-style-complex="normal"/>
    </style:style>
    <style:style style:name="P299" style:family="paragraph" style:parent-style-name="Normal_20__28_Web_29_">
      <style:text-properties style:text-line-through-style="none" style:text-line-through-type="none" style:font-name="Liberation Serif1" fo:language="ru" fo:country="RU" fo:font-style="normal" style:text-underline-style="none" officeooo:rsid="0dacfb33" officeooo:paragraph-rsid="0dacfb33" style:font-name-asian="Times New Roman1" style:font-style-asian="normal" style:font-name-complex="Times New Roman1" style:font-style-complex="normal"/>
    </style:style>
    <style:style style:name="P300" style:family="paragraph" style:parent-style-name="Normal_20__28_Web_29_">
      <style:text-properties style:text-line-through-style="none" style:text-line-through-type="none" style:font-name="Liberation Serif1" fo:language="ru" fo:country="RU" fo:font-style="normal" style:text-underline-style="none" officeooo:rsid="0dd872ef" officeooo:paragraph-rsid="0ddfc61b" style:font-name-asian="Times New Roman1" style:font-style-asian="normal" style:font-name-complex="Times New Roman1" style:font-style-complex="normal"/>
    </style:style>
    <style:style style:name="P301" style:family="paragraph" style:parent-style-name="Normal_20__28_Web_29_">
      <style:text-properties style:text-line-through-style="none" style:text-line-through-type="none" style:font-name="Liberation Serif1" fo:language="ru" fo:country="RU" fo:font-style="normal" style:text-underline-style="none" officeooo:rsid="0de3ab3b" officeooo:paragraph-rsid="0deba34b" style:font-name-asian="Times New Roman1" style:font-style-asian="normal" style:font-name-complex="Times New Roman1" style:font-style-complex="normal"/>
    </style:style>
    <style:style style:name="P302" style:family="paragraph" style:parent-style-name="Normal_20__28_Web_29_">
      <style:text-properties style:text-line-through-style="none" style:text-line-through-type="none" style:font-name="Liberation Serif1" fo:language="ru" fo:country="RU" fo:font-style="normal" style:text-underline-style="none" officeooo:rsid="0df556c3" officeooo:paragraph-rsid="0e1e1611" style:font-name-asian="Times New Roman1" style:font-style-asian="normal" style:font-name-complex="Times New Roman1" style:font-style-complex="normal"/>
    </style:style>
    <style:style style:name="P303" style:family="paragraph" style:parent-style-name="Normal_20__28_Web_29_">
      <style:text-properties style:text-line-through-style="none" style:text-line-through-type="none" style:font-name="Liberation Serif1" fo:language="ru" fo:country="RU" fo:font-style="normal" style:text-underline-style="none" officeooo:rsid="0e1f1ffe" officeooo:paragraph-rsid="0e20e949" style:font-name-asian="Times New Roman1" style:font-style-asian="normal" style:font-name-complex="Times New Roman1" style:font-style-complex="normal"/>
    </style:style>
    <style:style style:name="P304" style:family="paragraph" style:parent-style-name="Normal_20__28_Web_29_">
      <style:text-properties style:text-line-through-style="none" style:text-line-through-type="none" style:font-name="Liberation Serif1" fo:language="ru" fo:country="RU" fo:font-style="normal" style:text-underline-style="none" officeooo:rsid="0e2577dd" officeooo:paragraph-rsid="0e28a796" style:font-name-asian="Times New Roman1" style:font-style-asian="normal" style:font-name-complex="Times New Roman1" style:font-style-complex="normal"/>
    </style:style>
    <style:style style:name="P305" style:family="paragraph" style:parent-style-name="Normal_20__28_Web_29_">
      <style:text-properties style:text-line-through-style="none" style:text-line-through-type="none" style:font-name="Liberation Serif1" fo:language="ru" fo:country="RU" fo:font-style="normal" style:text-underline-style="none" officeooo:rsid="0e2cc9ca" officeooo:paragraph-rsid="0e594fbc" style:font-name-asian="Times New Roman1" style:font-style-asian="normal" style:font-name-complex="Times New Roman1" style:font-style-complex="normal"/>
    </style:style>
    <style:style style:name="P306" style:family="paragraph" style:parent-style-name="Normal_20__28_Web_29_">
      <style:text-properties style:text-line-through-style="none" style:text-line-through-type="none" style:font-name="Liberation Serif1" fo:language="ru" fo:country="RU" fo:font-style="normal" style:text-underline-style="none" officeooo:rsid="0e3a6394" officeooo:paragraph-rsid="0e3e02e3" style:font-name-asian="Times New Roman1" style:font-style-asian="normal" style:font-name-complex="Times New Roman1" style:font-style-complex="normal"/>
    </style:style>
    <style:style style:name="P307" style:family="paragraph" style:parent-style-name="Normal_20__28_Web_29_">
      <style:text-properties style:text-line-through-style="none" style:text-line-through-type="none" style:font-name="Liberation Serif1" fo:language="ru" fo:country="RU" fo:font-style="normal" style:text-underline-style="none" officeooo:rsid="0e47fa42" officeooo:paragraph-rsid="0e53be8a" style:font-name-asian="Times New Roman1" style:font-style-asian="normal" style:font-name-complex="Times New Roman1" style:font-style-complex="normal"/>
    </style:style>
    <style:style style:name="P308" style:family="paragraph" style:parent-style-name="Normal_20__28_Web_29_">
      <style:text-properties style:text-line-through-style="none" style:text-line-through-type="none" style:font-name="Liberation Serif1" fo:language="ru" fo:country="RU" fo:font-style="normal" style:text-underline-style="none" officeooo:rsid="0e3e2b8d" officeooo:paragraph-rsid="0e3e02e3" style:font-name-asian="Times New Roman1" style:font-style-asian="normal" style:font-name-complex="Times New Roman1" style:font-style-complex="normal"/>
    </style:style>
    <style:style style:name="P309" style:family="paragraph" style:parent-style-name="Normal_20__28_Web_29_">
      <style:text-properties style:text-line-through-style="none" style:text-line-through-type="none" style:font-name="Liberation Serif1" fo:language="ru" fo:country="RU" fo:font-style="normal" style:text-underline-style="none" officeooo:rsid="0e566ae0" officeooo:paragraph-rsid="0e5dcde5" style:font-name-asian="Times New Roman1" style:font-style-asian="normal" style:font-name-complex="Times New Roman1" style:font-style-complex="normal"/>
    </style:style>
    <style:style style:name="P310" style:family="paragraph" style:parent-style-name="Normal_20__28_Web_29_">
      <style:text-properties style:text-line-through-style="none" style:text-line-through-type="none" style:font-name="Liberation Serif1" fo:language="ru" fo:country="RU" fo:font-style="normal" style:text-underline-style="none" officeooo:rsid="0e5fb32a" officeooo:paragraph-rsid="0e682ce4" style:font-name-asian="Times New Roman1" style:font-style-asian="normal" style:font-name-complex="Times New Roman1" style:font-style-complex="normal"/>
    </style:style>
    <style:style style:name="P311" style:family="paragraph" style:parent-style-name="Normal_20__28_Web_29_">
      <style:text-properties style:text-line-through-style="none" style:text-line-through-type="none" style:font-name="Liberation Serif1" fo:language="ru" fo:country="RU" fo:font-style="normal" style:text-underline-style="none" officeooo:rsid="0e6afc92" officeooo:paragraph-rsid="0e8f9269" style:font-name-asian="Times New Roman1" style:font-style-asian="normal" style:font-name-complex="Times New Roman1" style:font-style-complex="normal"/>
    </style:style>
    <style:style style:name="P312" style:family="paragraph" style:parent-style-name="Normal_20__28_Web_29_">
      <style:text-properties style:text-line-through-style="none" style:text-line-through-type="none" style:font-name="Liberation Serif1" fo:language="ru" fo:country="RU" fo:font-style="normal" style:text-underline-style="none" officeooo:rsid="0e97424b" officeooo:paragraph-rsid="0e97424b" style:font-name-asian="Times New Roman1" style:font-style-asian="normal" style:font-name-complex="Times New Roman1" style:font-style-complex="normal"/>
    </style:style>
    <style:style style:name="P313" style:family="paragraph" style:parent-style-name="Normal_20__28_Web_29_">
      <style:text-properties style:text-line-through-style="none" style:text-line-through-type="none" style:font-name="Liberation Serif1" fo:language="ru" fo:country="RU" fo:font-style="normal" style:text-underline-style="none" officeooo:rsid="0dc8b26c" officeooo:paragraph-rsid="0e98b0fe" style:font-name-asian="Times New Roman1" style:font-style-asian="normal" style:font-name-complex="Times New Roman1" style:font-style-complex="normal"/>
    </style:style>
    <style:style style:name="P314" style:family="paragraph" style:parent-style-name="Normal_20__28_Web_29_">
      <style:text-properties style:text-line-through-style="none" style:text-line-through-type="none" style:font-name="Liberation Serif1" fo:language="ru" fo:country="RU" fo:font-style="normal" style:text-underline-style="none" officeooo:rsid="0e9996c0" officeooo:paragraph-rsid="0ea1a89c" style:font-name-asian="Times New Roman1" style:font-style-asian="normal" style:font-name-complex="Times New Roman1" style:font-style-complex="normal"/>
    </style:style>
    <style:style style:name="P315" style:family="paragraph" style:parent-style-name="Normal_20__28_Web_29_">
      <style:text-properties style:text-line-through-style="none" style:text-line-through-type="none" style:font-name="Liberation Serif1" fo:language="ru" fo:country="RU" fo:font-style="normal" style:text-underline-style="none" officeooo:rsid="0eaf31bd" officeooo:paragraph-rsid="0ec58bbb" style:font-name-asian="Times New Roman1" style:font-style-asian="normal" style:font-name-complex="Times New Roman1" style:font-style-complex="normal"/>
    </style:style>
    <style:style style:name="P316" style:family="paragraph" style:parent-style-name="Normal_20__28_Web_29_">
      <style:text-properties style:text-line-through-style="none" style:text-line-through-type="none" style:font-name="Liberation Serif1" fo:language="ru" fo:country="RU" fo:font-style="normal" style:text-underline-style="none" officeooo:rsid="0ec77564" officeooo:paragraph-rsid="0ed8ddba" style:font-name-asian="Times New Roman1" style:font-style-asian="normal" style:font-name-complex="Times New Roman1" style:font-style-complex="normal"/>
    </style:style>
    <style:style style:name="P317" style:family="paragraph" style:parent-style-name="Normal_20__28_Web_29_">
      <style:text-properties style:text-line-through-style="none" style:text-line-through-type="none" style:font-name="Liberation Serif1" fo:language="ru" fo:country="RU" fo:font-style="normal" style:text-underline-style="none" officeooo:rsid="0edd691c" officeooo:paragraph-rsid="0ef916ed" style:font-name-asian="Times New Roman1" style:font-style-asian="normal" style:font-name-complex="Times New Roman1" style:font-style-complex="normal"/>
    </style:style>
    <style:style style:name="P318" style:family="paragraph" style:parent-style-name="Normal_20__28_Web_29_">
      <style:text-properties style:text-line-through-style="none" style:text-line-through-type="none" style:font-name="Liberation Serif1" fo:language="ru" fo:country="RU" fo:font-style="normal" style:text-underline-style="none" officeooo:rsid="0edd691c" officeooo:paragraph-rsid="0eef19a1" style:font-name-asian="Times New Roman1" style:font-style-asian="normal" style:font-name-complex="Times New Roman1" style:font-style-complex="normal"/>
    </style:style>
    <style:style style:name="P319" style:family="paragraph" style:parent-style-name="Normal_20__28_Web_29_">
      <style:text-properties style:text-line-through-style="none" style:text-line-through-type="none" style:font-name="Liberation Serif1" fo:language="ru" fo:country="RU" fo:font-style="normal" style:text-underline-style="none" officeooo:rsid="0f0103eb" officeooo:paragraph-rsid="0f0812f6" style:font-name-asian="Times New Roman1" style:font-style-asian="normal" style:font-name-complex="Times New Roman1" style:font-style-complex="normal"/>
    </style:style>
    <style:style style:name="P320" style:family="paragraph" style:parent-style-name="Normal_20__28_Web_29_">
      <style:text-properties style:text-line-through-style="none" style:text-line-through-type="none" style:font-name="Liberation Serif1" fo:language="ru" fo:country="RU" fo:font-style="normal" style:text-underline-style="none" officeooo:rsid="0f184110" officeooo:paragraph-rsid="0f184110" style:font-name-asian="Times New Roman1" style:font-style-asian="normal" style:font-name-complex="Times New Roman1" style:font-style-complex="normal"/>
    </style:style>
    <style:style style:name="P321" style:family="paragraph" style:parent-style-name="Normal_20__28_Web_29_">
      <style:text-properties style:text-line-through-style="none" style:text-line-through-type="none" style:font-name="Liberation Serif1" fo:language="ru" fo:country="RU" fo:font-style="normal" style:text-underline-style="none" officeooo:rsid="0f1f879e" officeooo:paragraph-rsid="0f5c4fb1" style:font-name-asian="Times New Roman1" style:font-style-asian="normal" style:font-name-complex="Times New Roman1" style:font-style-complex="normal"/>
    </style:style>
    <style:style style:name="P322" style:family="paragraph" style:parent-style-name="Normal_20__28_Web_29_">
      <style:text-properties style:text-line-through-style="none" style:text-line-through-type="none" style:font-name="Liberation Serif1" fo:language="ru" fo:country="RU" fo:font-style="normal" style:text-underline-style="none" officeooo:rsid="0f786fe1" officeooo:paragraph-rsid="0f940f0b" style:font-name-asian="Times New Roman1" style:font-style-asian="normal" style:font-name-complex="Times New Roman1" style:font-style-complex="normal"/>
    </style:style>
    <style:style style:name="P323" style:family="paragraph" style:parent-style-name="Normal_20__28_Web_29_">
      <style:text-properties style:text-line-through-style="none" style:text-line-through-type="none" style:font-name="Liberation Serif1" fo:language="ru" fo:country="RU" fo:font-style="normal" style:text-underline-style="none" officeooo:rsid="0f9dd7bf" officeooo:paragraph-rsid="0f9dd7bf" style:font-name-asian="Times New Roman1" style:font-style-asian="normal" style:font-name-complex="Times New Roman1" style:font-style-complex="normal"/>
    </style:style>
    <style:style style:name="P324" style:family="paragraph" style:parent-style-name="Normal_20__28_Web_29_">
      <style:text-properties style:text-line-through-style="none" style:text-line-through-type="none" style:font-name="Liberation Serif1" fo:language="ru" fo:country="RU" fo:font-style="normal" style:text-underline-style="none" officeooo:rsid="0fa68123" officeooo:paragraph-rsid="0fa68123" style:font-name-asian="Times New Roman1" style:font-style-asian="normal" style:font-name-complex="Times New Roman1" style:font-style-complex="normal"/>
    </style:style>
    <style:style style:name="P325" style:family="paragraph" style:parent-style-name="Normal_20__28_Web_29_">
      <style:text-properties style:text-line-through-style="none" style:text-line-through-type="none" style:font-name="Liberation Serif1" fo:language="ru" fo:country="RU" fo:font-style="normal" style:text-underline-style="none" officeooo:rsid="0fa78e20" officeooo:paragraph-rsid="0fa78e20" style:font-name-asian="Times New Roman1" style:font-style-asian="normal" style:font-name-complex="Times New Roman1" style:font-style-complex="normal"/>
    </style:style>
    <style:style style:name="P326" style:family="paragraph" style:parent-style-name="Normal_20__28_Web_29_">
      <style:text-properties style:text-line-through-style="none" style:text-line-through-type="none" style:font-name="Liberation Serif1" fo:language="ru" fo:country="RU" fo:font-style="normal" style:text-underline-style="none" officeooo:rsid="0fa7ccdf" officeooo:paragraph-rsid="0fa7ccdf" style:font-name-asian="Times New Roman1" style:font-style-asian="normal" style:font-name-complex="Times New Roman1" style:font-style-complex="normal"/>
    </style:style>
    <style:style style:name="P327" style:family="paragraph" style:parent-style-name="Normal_20__28_Web_29_">
      <style:text-properties style:text-line-through-style="none" style:text-line-through-type="none" style:font-name="Liberation Serif1" fo:language="ru" fo:country="RU" fo:font-style="normal" style:text-underline-style="none" officeooo:rsid="0fa91843" officeooo:paragraph-rsid="0fa91843" style:font-name-asian="Times New Roman1" style:font-style-asian="normal" style:font-name-complex="Times New Roman1" style:font-style-complex="normal"/>
    </style:style>
    <style:style style:name="P328" style:family="paragraph" style:parent-style-name="Normal_20__28_Web_29_">
      <style:text-properties style:text-line-through-style="none" style:text-line-through-type="none" style:font-name="Liberation Serif1" fo:language="ru" fo:country="RU" fo:font-style="normal" style:text-underline-style="none" officeooo:rsid="0fabe3f4" officeooo:paragraph-rsid="0fabe3f4" style:font-name-asian="Times New Roman1" style:font-style-asian="normal" style:font-name-complex="Times New Roman1" style:font-style-complex="normal"/>
    </style:style>
    <style:style style:name="P329" style:family="paragraph" style:parent-style-name="Normal_20__28_Web_29_">
      <style:text-properties style:text-line-through-style="none" style:text-line-through-type="none" style:font-name="Liberation Serif1" fo:language="ru" fo:country="RU" fo:font-style="normal" style:text-underline-style="none" officeooo:rsid="0fb25afd" officeooo:paragraph-rsid="0fb25afd" style:font-name-asian="Times New Roman1" style:font-style-asian="normal" style:font-name-complex="Times New Roman1" style:font-style-complex="normal"/>
    </style:style>
    <style:style style:name="P330" style:family="paragraph" style:parent-style-name="Normal_20__28_Web_29_">
      <style:text-properties style:text-line-through-style="none" style:text-line-through-type="none" style:font-name="Liberation Serif1" fo:language="ru" fo:country="RU" fo:font-style="normal" style:text-underline-style="none" officeooo:rsid="0fbff495" officeooo:paragraph-rsid="0fc9b38a" style:font-name-asian="Times New Roman1" style:font-style-asian="normal" style:font-name-complex="Times New Roman1" style:font-style-complex="normal"/>
    </style:style>
    <style:style style:name="P331" style:family="paragraph" style:parent-style-name="Normal_20__28_Web_29_">
      <style:text-properties style:text-line-through-style="none" style:text-line-through-type="none" style:font-name="Liberation Serif1" fo:language="ru" fo:country="RU" fo:font-style="normal" style:text-underline-style="none" officeooo:rsid="0fd78b91" officeooo:paragraph-rsid="0fdc5c6f" style:font-name-asian="Times New Roman1" style:font-style-asian="normal" style:font-name-complex="Times New Roman1" style:font-style-complex="normal"/>
    </style:style>
    <style:style style:name="P332" style:family="paragraph" style:parent-style-name="Normal_20__28_Web_29_">
      <style:text-properties style:text-line-through-style="none" style:text-line-through-type="none" style:font-name="Liberation Serif1" fo:language="ru" fo:country="RU" fo:font-style="normal" style:text-underline-style="none" officeooo:rsid="0fe65a5d" officeooo:paragraph-rsid="0fec4cf9" style:font-name-asian="Times New Roman1" style:font-style-asian="normal" style:font-name-complex="Times New Roman1" style:font-style-complex="normal"/>
    </style:style>
    <style:style style:name="P333" style:family="paragraph" style:parent-style-name="Normal_20__28_Web_29_">
      <style:text-properties style:text-line-through-style="none" style:text-line-through-type="none" style:font-name="Liberation Serif1" fo:language="ru" fo:country="RU" fo:font-style="normal" style:text-underline-style="none" officeooo:rsid="0ffb2613" officeooo:paragraph-rsid="0ffb2613" style:font-name-asian="Times New Roman1" style:font-style-asian="normal" style:font-name-complex="Times New Roman1" style:font-style-complex="normal"/>
    </style:style>
    <style:style style:name="P334" style:family="paragraph" style:parent-style-name="Normal_20__28_Web_29_">
      <style:text-properties style:text-line-through-style="none" style:text-line-through-type="none" style:font-name="Liberation Serif1" fo:language="ru" fo:country="RU" fo:font-style="normal" style:text-underline-style="none" officeooo:rsid="0ffc994d" officeooo:paragraph-rsid="0ffc994d" style:font-name-asian="Times New Roman1" style:font-style-asian="normal" style:font-name-complex="Times New Roman1" style:font-style-complex="normal"/>
    </style:style>
    <style:style style:name="P335" style:family="paragraph" style:parent-style-name="Normal_20__28_Web_29_">
      <style:text-properties style:text-line-through-style="none" style:text-line-through-type="none" style:font-name="Liberation Serif1" fo:language="ru" fo:country="RU" fo:font-style="normal" style:text-underline-style="none" officeooo:rsid="10069836" officeooo:paragraph-rsid="10134110" style:font-name-asian="Times New Roman1" style:font-style-asian="normal" style:font-name-complex="Times New Roman1" style:font-style-complex="normal"/>
    </style:style>
    <style:style style:name="P336" style:family="paragraph" style:parent-style-name="Normal_20__28_Web_29_">
      <style:text-properties style:text-line-through-style="none" style:text-line-through-type="none" style:font-name="Liberation Serif1" fo:language="ru" fo:country="RU" fo:font-style="normal" style:text-underline-style="none" officeooo:rsid="102bddbf" officeooo:paragraph-rsid="102bddbf" style:font-name-asian="Times New Roman1" style:font-style-asian="normal" style:font-name-complex="Times New Roman1" style:font-style-complex="normal"/>
    </style:style>
    <style:style style:name="P337" style:family="paragraph" style:parent-style-name="Normal_20__28_Web_29_">
      <style:text-properties style:text-line-through-style="none" style:text-line-through-type="none" style:font-name="Liberation Serif1" fo:language="ru" fo:country="RU" fo:font-style="normal" style:text-underline-style="none" officeooo:rsid="10329bd2" officeooo:paragraph-rsid="10329bd2" style:font-name-asian="Times New Roman1" style:font-style-asian="normal" style:font-name-complex="Times New Roman1" style:font-style-complex="normal"/>
    </style:style>
    <style:style style:name="P338" style:family="paragraph" style:parent-style-name="Normal_20__28_Web_29_">
      <style:text-properties style:text-line-through-style="none" style:text-line-through-type="none" style:font-name="Liberation Serif1" fo:language="ru" fo:country="RU" fo:font-style="normal" style:text-underline-style="none" officeooo:rsid="104bf4f6" officeooo:paragraph-rsid="104e95b3" style:font-name-asian="Times New Roman1" style:font-style-asian="normal" style:font-name-complex="Times New Roman1" style:font-style-complex="normal"/>
    </style:style>
    <style:style style:name="P339" style:family="paragraph" style:parent-style-name="Normal_20__28_Web_29_">
      <style:text-properties style:text-line-through-style="none" style:text-line-through-type="none" style:font-name="Liberation Serif1" fo:language="ru" fo:country="RU" fo:font-style="normal" style:text-underline-style="none" officeooo:rsid="1053df68" officeooo:paragraph-rsid="1053df68" style:font-name-asian="Times New Roman1" style:font-style-asian="normal" style:font-name-complex="Times New Roman1" style:font-style-complex="normal"/>
    </style:style>
    <style:style style:name="P340" style:family="paragraph" style:parent-style-name="Normal_20__28_Web_29_">
      <style:text-properties style:text-line-through-style="none" style:text-line-through-type="none" style:font-name="Liberation Serif1" fo:language="ru" fo:country="RU" fo:font-style="normal" style:text-underline-style="none" officeooo:rsid="10574200" officeooo:paragraph-rsid="10574200" style:font-name-asian="Times New Roman1" style:font-style-asian="normal" style:font-name-complex="Times New Roman1" style:font-style-complex="normal"/>
    </style:style>
    <style:style style:name="P341" style:family="paragraph" style:parent-style-name="Normal_20__28_Web_29_">
      <style:text-properties style:text-line-through-style="none" style:text-line-through-type="none" style:font-name="Liberation Serif1" fo:language="ru" fo:country="RU" fo:font-style="normal" style:text-underline-style="none" officeooo:rsid="105a7faf" officeooo:paragraph-rsid="105a7faf" style:font-name-asian="Times New Roman1" style:font-style-asian="normal" style:font-name-complex="Times New Roman1" style:font-style-complex="normal"/>
    </style:style>
    <style:style style:name="P342" style:family="paragraph" style:parent-style-name="Normal_20__28_Web_29_">
      <style:text-properties style:text-line-through-style="none" style:text-line-through-type="none" style:font-name="Liberation Serif1" fo:language="ru" fo:country="RU" fo:font-style="normal" style:text-underline-style="none" officeooo:rsid="105fab7f" officeooo:paragraph-rsid="106de7ba" style:font-name-asian="Times New Roman1" style:font-style-asian="normal" style:font-name-complex="Times New Roman1" style:font-style-complex="normal"/>
    </style:style>
    <style:style style:name="P343" style:family="paragraph" style:parent-style-name="Normal_20__28_Web_29_">
      <style:text-properties style:text-line-through-style="none" style:text-line-through-type="none" style:font-name="Liberation Serif1" fo:language="ru" fo:country="RU" fo:font-style="normal" style:text-underline-style="none" officeooo:rsid="1071be62" officeooo:paragraph-rsid="10763368" style:font-name-asian="Times New Roman1" style:font-style-asian="normal" style:font-name-complex="Times New Roman1" style:font-style-complex="normal"/>
    </style:style>
    <style:style style:name="P344" style:family="paragraph" style:parent-style-name="Normal_20__28_Web_29_">
      <style:text-properties style:text-line-through-style="none" style:text-line-through-type="none" style:font-name="Liberation Serif1" fo:language="ru" fo:country="RU" fo:font-style="normal" style:text-underline-style="none" officeooo:rsid="1071be62" officeooo:paragraph-rsid="10bb43e7" style:font-name-asian="Times New Roman1" style:font-style-asian="normal" style:font-name-complex="Times New Roman1" style:font-style-complex="normal"/>
    </style:style>
    <style:style style:name="P345" style:family="paragraph" style:parent-style-name="Normal_20__28_Web_29_">
      <style:text-properties style:text-line-through-style="none" style:text-line-through-type="none" style:font-name="Liberation Serif1" fo:language="ru" fo:country="RU" fo:font-style="normal" style:text-underline-style="none" officeooo:rsid="1076d198" officeooo:paragraph-rsid="1076d198" style:font-name-asian="Times New Roman1" style:font-style-asian="normal" style:font-name-complex="Times New Roman1" style:font-style-complex="normal"/>
    </style:style>
    <style:style style:name="P346" style:family="paragraph" style:parent-style-name="Normal_20__28_Web_29_">
      <style:text-properties style:text-line-through-style="none" style:text-line-through-type="none" style:font-name="Liberation Serif1" fo:language="ru" fo:country="RU" fo:font-style="normal" style:text-underline-style="none" officeooo:rsid="10788a61" officeooo:paragraph-rsid="10788a61" style:font-name-asian="Times New Roman1" style:font-style-asian="normal" style:font-name-complex="Times New Roman1" style:font-style-complex="normal"/>
    </style:style>
    <style:style style:name="P347" style:family="paragraph" style:parent-style-name="Normal_20__28_Web_29_">
      <style:text-properties style:text-line-through-style="none" style:text-line-through-type="none" style:font-name="Liberation Serif1" fo:language="ru" fo:country="RU" fo:font-style="normal" style:text-underline-style="none" officeooo:rsid="10763368" officeooo:paragraph-rsid="10763368" style:font-name-asian="Times New Roman1" style:font-style-asian="normal" style:font-name-complex="Times New Roman1" style:font-style-complex="normal"/>
    </style:style>
    <style:style style:name="P348" style:family="paragraph" style:parent-style-name="Normal_20__28_Web_29_">
      <style:text-properties style:text-line-through-style="none" style:text-line-through-type="none" style:font-name="Liberation Serif1" fo:language="ru" fo:country="RU" fo:font-style="normal" style:text-underline-style="none" officeooo:rsid="1078a149" officeooo:paragraph-rsid="108f7312" style:font-name-asian="Times New Roman1" style:font-style-asian="normal" style:font-name-complex="Times New Roman1" style:font-style-complex="normal"/>
    </style:style>
    <style:style style:name="P349" style:family="paragraph" style:parent-style-name="Normal_20__28_Web_29_">
      <style:text-properties style:text-line-through-style="none" style:text-line-through-type="none" style:font-name="Liberation Serif1" fo:language="ru" fo:country="RU" fo:font-style="normal" style:text-underline-style="none" officeooo:rsid="10953e19" officeooo:paragraph-rsid="10953e19" style:font-name-asian="Times New Roman1" style:font-style-asian="normal" style:font-name-complex="Times New Roman1" style:font-style-complex="normal"/>
    </style:style>
    <style:style style:name="P350" style:family="paragraph" style:parent-style-name="Normal_20__28_Web_29_">
      <style:text-properties style:text-line-through-style="none" style:text-line-through-type="none" style:font-name="Liberation Serif1" fo:language="ru" fo:country="RU" fo:font-style="normal" style:text-underline-style="none" officeooo:rsid="109872a3" officeooo:paragraph-rsid="109872a3" style:font-name-asian="Times New Roman1" style:font-style-asian="normal" style:font-name-complex="Times New Roman1" style:font-style-complex="normal"/>
    </style:style>
    <style:style style:name="P351" style:family="paragraph" style:parent-style-name="Normal_20__28_Web_29_">
      <style:text-properties style:text-line-through-style="none" style:text-line-through-type="none" style:font-name="Liberation Serif1" fo:language="ru" fo:country="RU" fo:font-style="normal" style:text-underline-style="none" officeooo:rsid="109aeeae" officeooo:paragraph-rsid="109aeeae" style:font-name-asian="Times New Roman1" style:font-style-asian="normal" style:font-name-complex="Times New Roman1" style:font-style-complex="normal"/>
    </style:style>
    <style:style style:name="P352" style:family="paragraph" style:parent-style-name="Normal_20__28_Web_29_">
      <style:text-properties style:text-line-through-style="none" style:text-line-through-type="none" style:font-name="Liberation Serif1" fo:language="ru" fo:country="RU" fo:font-style="normal" style:text-underline-style="none" officeooo:rsid="109ee642" officeooo:paragraph-rsid="10b41981" style:font-name-asian="Times New Roman1" style:font-style-asian="normal" style:font-name-complex="Times New Roman1" style:font-style-complex="normal"/>
    </style:style>
    <style:style style:name="P353" style:family="paragraph" style:parent-style-name="Normal_20__28_Web_29_">
      <style:text-properties style:text-line-through-style="none" style:text-line-through-type="none" style:font-name="Liberation Serif1" fo:language="ru" fo:country="RU" fo:font-style="normal" style:text-underline-style="none" officeooo:rsid="10b60d5b" officeooo:paragraph-rsid="10b60d5b" style:font-name-asian="Times New Roman1" style:font-style-asian="normal" style:font-name-complex="Times New Roman1" style:font-style-complex="normal"/>
    </style:style>
    <style:style style:name="P354" style:family="paragraph" style:parent-style-name="Normal_20__28_Web_29_">
      <style:text-properties style:text-line-through-style="none" style:text-line-through-type="none" style:font-name="Liberation Serif1" fo:language="ru" fo:country="RU" fo:font-style="normal" style:text-underline-style="none" officeooo:rsid="10bc8040" officeooo:paragraph-rsid="10cce692" style:font-name-asian="Times New Roman1" style:font-style-asian="normal" style:font-name-complex="Times New Roman1" style:font-style-complex="normal"/>
    </style:style>
    <style:style style:name="P355" style:family="paragraph" style:parent-style-name="Normal_20__28_Web_29_">
      <style:text-properties style:text-line-through-style="none" style:text-line-through-type="none" style:font-name="Liberation Serif1" fo:language="ru" fo:country="RU" fo:font-style="normal" style:text-underline-style="none" officeooo:rsid="10d189a5" officeooo:paragraph-rsid="10d189a5" style:font-name-asian="Times New Roman1" style:font-style-asian="normal" style:font-name-complex="Times New Roman1" style:font-style-complex="normal"/>
    </style:style>
    <style:style style:name="P356" style:family="paragraph" style:parent-style-name="Normal_20__28_Web_29_">
      <style:text-properties style:text-line-through-style="none" style:text-line-through-type="none" style:font-name="Liberation Serif1" fo:language="ru" fo:country="RU" fo:font-style="normal" style:text-underline-style="none" officeooo:rsid="10e33fda" officeooo:paragraph-rsid="10e33fda" style:font-name-asian="Times New Roman1" style:font-style-asian="normal" style:font-name-complex="Times New Roman1" style:font-style-complex="normal"/>
    </style:style>
    <style:style style:name="P357" style:family="paragraph" style:parent-style-name="Normal_20__28_Web_29_">
      <style:text-properties style:text-line-through-style="none" style:text-line-through-type="none" style:font-name="Liberation Serif1" fo:language="ru" fo:country="RU" fo:font-style="normal" style:text-underline-style="none" officeooo:rsid="10e4f6cb" officeooo:paragraph-rsid="10e98a78" style:font-name-asian="Times New Roman1" style:font-style-asian="normal" style:font-name-complex="Times New Roman1" style:font-style-complex="normal"/>
    </style:style>
    <style:style style:name="P358" style:family="paragraph" style:parent-style-name="Normal_20__28_Web_29_">
      <style:text-properties style:text-line-through-style="none" style:text-line-through-type="none" style:font-name="Liberation Serif1" fo:language="ru" fo:country="RU" fo:font-style="normal" style:text-underline-style="none" officeooo:rsid="10edc38a" officeooo:paragraph-rsid="10edc38a" style:font-name-asian="Times New Roman1" style:font-style-asian="normal" style:font-name-complex="Times New Roman1" style:font-style-complex="normal"/>
    </style:style>
    <style:style style:name="P359" style:family="paragraph" style:parent-style-name="Normal_20__28_Web_29_">
      <style:text-properties style:text-line-through-style="none" style:text-line-through-type="none" style:font-name="Liberation Serif1" fo:language="ru" fo:country="RU" fo:font-style="normal" style:text-underline-style="none" officeooo:rsid="10f0a974" officeooo:paragraph-rsid="10f0a974" style:font-name-asian="Times New Roman1" style:font-style-asian="normal" style:font-name-complex="Times New Roman1" style:font-style-complex="normal"/>
    </style:style>
    <style:style style:name="P360" style:family="paragraph" style:parent-style-name="Normal_20__28_Web_29_">
      <style:text-properties style:text-line-through-style="none" style:text-line-through-type="none" style:font-name="Liberation Serif1" fo:language="ru" fo:country="RU" fo:font-style="normal" style:text-underline-style="none" officeooo:rsid="11017095" officeooo:paragraph-rsid="11017095" style:font-name-asian="Times New Roman1" style:font-style-asian="normal" style:font-name-complex="Times New Roman1" style:font-style-complex="normal"/>
    </style:style>
    <style:style style:name="P361" style:family="paragraph" style:parent-style-name="Normal_20__28_Web_29_">
      <style:text-properties style:text-line-through-style="none" style:text-line-through-type="none" style:font-name="Liberation Serif1" fo:language="ru" fo:country="RU" fo:font-style="normal" style:text-underline-style="none" officeooo:rsid="110e8b9f" officeooo:paragraph-rsid="111461e4" style:font-name-asian="Times New Roman1" style:font-style-asian="normal" style:font-name-complex="Times New Roman1" style:font-style-complex="normal"/>
    </style:style>
    <style:style style:name="P362" style:family="paragraph" style:parent-style-name="Normal_20__28_Web_29_">
      <style:text-properties style:text-line-through-style="none" style:text-line-through-type="none" style:font-name="Liberation Serif1" fo:language="ru" fo:country="RU" fo:font-style="normal" style:text-underline-style="none" officeooo:rsid="1114847f" officeooo:paragraph-rsid="1114847f" style:font-name-asian="Times New Roman1" style:font-style-asian="normal" style:font-name-complex="Times New Roman1" style:font-style-complex="normal"/>
    </style:style>
    <style:style style:name="P363" style:family="paragraph" style:parent-style-name="Normal_20__28_Web_29_">
      <style:text-properties style:text-line-through-style="none" style:text-line-through-type="none" style:font-name="Liberation Serif1" fo:language="ru" fo:country="RU" fo:font-style="normal" style:text-underline-style="none" officeooo:rsid="11189aee" officeooo:paragraph-rsid="11189aee" style:font-name-asian="Times New Roman1" style:font-style-asian="normal" style:font-name-complex="Times New Roman1" style:font-style-complex="normal"/>
    </style:style>
    <style:style style:name="P364" style:family="paragraph" style:parent-style-name="Normal_20__28_Web_29_">
      <style:text-properties style:text-line-through-style="none" style:text-line-through-type="none" style:font-name="Liberation Serif1" fo:language="ru" fo:country="RU" fo:font-style="normal" style:text-underline-style="none" officeooo:rsid="1124af04" officeooo:paragraph-rsid="1127906c" style:font-name-asian="Times New Roman1" style:font-style-asian="normal" style:font-name-complex="Times New Roman1" style:font-style-complex="normal"/>
    </style:style>
    <style:style style:name="P365" style:family="paragraph" style:parent-style-name="Normal_20__28_Web_29_">
      <style:paragraph-properties fo:text-align="end" style:justify-single-word="false"/>
      <style:text-properties style:text-line-through-style="none" style:text-line-through-type="none" style:font-name="Liberation Serif1" fo:language="ru" fo:country="RU" fo:font-style="normal" style:text-underline-style="none" officeooo:rsid="112cd763" officeooo:paragraph-rsid="112cd763" style:font-name-asian="Times New Roman1" style:font-style-asian="normal" style:font-name-complex="Times New Roman1" style:font-style-complex="normal"/>
    </style:style>
    <style:style style:name="P366" style:family="paragraph" style:parent-style-name="Normal_20__28_Web_29_">
      <style:text-properties style:text-line-through-style="none" style:text-line-through-type="none" style:font-name="Liberation Serif1" fo:language="ru" fo:country="RU" fo:font-style="normal" style:text-underline-style="none" officeooo:rsid="112ec8b1" officeooo:paragraph-rsid="113994e4" style:font-name-asian="Times New Roman1" style:font-style-asian="normal" style:font-name-complex="Times New Roman1" style:font-style-complex="normal"/>
    </style:style>
    <style:style style:name="P367" style:family="paragraph" style:parent-style-name="Normal_20__28_Web_29_">
      <style:text-properties style:text-line-through-style="none" style:text-line-through-type="none" style:font-name="Liberation Serif1" fo:language="ru" fo:country="RU" fo:font-style="normal" style:text-underline-style="none" officeooo:rsid="1143226a" officeooo:paragraph-rsid="11506079" style:font-name-asian="Times New Roman1" style:font-style-asian="normal" style:font-name-complex="Times New Roman1" style:font-style-complex="normal"/>
    </style:style>
    <style:style style:name="P368" style:family="paragraph" style:parent-style-name="Normal_20__28_Web_29_">
      <style:text-properties style:text-line-through-style="none" style:text-line-through-type="none" style:font-name="Liberation Serif1" fo:language="ru" fo:country="RU" fo:font-style="normal" style:text-underline-style="none" officeooo:rsid="1155ce8d" officeooo:paragraph-rsid="116b4311" style:font-name-asian="Times New Roman1" style:font-style-asian="normal" style:font-name-complex="Times New Roman1" style:font-style-complex="normal"/>
    </style:style>
    <style:style style:name="P369" style:family="paragraph" style:parent-style-name="Normal_20__28_Web_29_">
      <style:text-properties style:text-line-through-style="none" style:text-line-through-type="none" style:font-name="Liberation Serif1" fo:language="ru" fo:country="RU" fo:font-style="normal" style:text-underline-style="none" officeooo:rsid="116e60d9" officeooo:paragraph-rsid="11860f8e" style:font-name-asian="Times New Roman1" style:font-style-asian="normal" style:font-name-complex="Times New Roman1" style:font-style-complex="normal"/>
    </style:style>
    <style:style style:name="P370" style:family="paragraph" style:parent-style-name="Normal_20__28_Web_29_">
      <style:text-properties style:text-line-through-style="none" style:text-line-through-type="none" style:font-name="Liberation Serif1" fo:language="ru" fo:country="RU" fo:font-style="normal" style:text-underline-style="none" officeooo:rsid="11926d08" officeooo:paragraph-rsid="11953869" style:font-name-asian="Times New Roman1" style:font-style-asian="normal" style:font-name-complex="Times New Roman1" style:font-style-complex="normal"/>
    </style:style>
    <style:style style:name="P371" style:family="paragraph" style:parent-style-name="Normal_20__28_Web_29_">
      <style:text-properties style:text-line-through-style="none" style:text-line-through-type="none" style:font-name="Liberation Serif1" fo:language="ru" fo:country="RU" fo:font-style="normal" style:text-underline-style="none" officeooo:rsid="11953869" officeooo:paragraph-rsid="11b77e44" style:font-name-asian="Times New Roman1" style:font-style-asian="normal" style:font-name-complex="Times New Roman1" style:font-style-complex="normal"/>
    </style:style>
    <style:style style:name="P372" style:family="paragraph" style:parent-style-name="Normal_20__28_Web_29_">
      <style:text-properties style:text-line-through-style="none" style:text-line-through-type="none" style:font-name="Liberation Serif1" fo:language="ru" fo:country="RU" fo:font-style="normal" style:text-underline-style="none" officeooo:rsid="11b87ec4" officeooo:paragraph-rsid="11ba0aa7" style:font-name-asian="Times New Roman1" style:font-style-asian="normal" style:font-name-complex="Times New Roman1" style:font-style-complex="normal"/>
    </style:style>
    <style:style style:name="P373" style:family="paragraph" style:parent-style-name="Normal_20__28_Web_29_">
      <style:text-properties style:text-line-through-style="none" style:text-line-through-type="none" style:font-name="Liberation Serif1" fo:language="ru" fo:country="RU" fo:font-style="normal" style:text-underline-style="none" officeooo:rsid="11ea62e3" officeooo:paragraph-rsid="11ea62e3" style:font-name-asian="Times New Roman1" style:font-style-asian="normal" style:font-name-complex="Times New Roman1" style:font-style-complex="normal"/>
    </style:style>
    <style:style style:name="P374" style:family="paragraph" style:parent-style-name="Normal_20__28_Web_29_">
      <style:text-properties style:text-line-through-style="none" style:text-line-through-type="none" style:font-name="Liberation Serif1" fo:language="ru" fo:country="RU" fo:font-style="normal" style:text-underline-style="none" officeooo:rsid="11ee9d29" officeooo:paragraph-rsid="11ee9d29" style:font-name-asian="Times New Roman1" style:font-style-asian="normal" style:font-name-complex="Times New Roman1" style:font-style-complex="normal"/>
    </style:style>
    <style:style style:name="P375" style:family="paragraph" style:parent-style-name="Normal_20__28_Web_29_">
      <style:text-properties style:text-line-through-style="none" style:text-line-through-type="none" style:font-name="Liberation Serif1" fo:language="ru" fo:country="RU" fo:font-style="normal" style:text-underline-style="none" officeooo:rsid="11f55d74" officeooo:paragraph-rsid="11f55d74" style:font-name-asian="Times New Roman1" style:font-style-asian="normal" style:font-name-complex="Times New Roman1" style:font-style-complex="normal"/>
    </style:style>
    <style:style style:name="P376" style:family="paragraph" style:parent-style-name="Normal_20__28_Web_29_">
      <style:text-properties style:text-line-through-style="none" style:text-line-through-type="none" style:font-name="Liberation Serif1" fo:language="ru" fo:country="RU" fo:font-style="normal" style:text-underline-style="none" officeooo:rsid="11fff3f3" officeooo:paragraph-rsid="1201e9e1" style:font-name-asian="Times New Roman1" style:font-style-asian="normal" style:font-name-complex="Times New Roman1" style:font-style-complex="normal"/>
    </style:style>
    <style:style style:name="P377" style:family="paragraph" style:parent-style-name="Normal_20__28_Web_29_">
      <style:text-properties style:text-line-through-style="none" style:text-line-through-type="none" style:font-name="Liberation Serif1" fo:language="ru" fo:country="RU" fo:font-style="normal" style:text-underline-style="none" officeooo:rsid="120d601f" officeooo:paragraph-rsid="120d601f" style:font-name-asian="Times New Roman1" style:font-style-asian="normal" style:font-name-complex="Times New Roman1" style:font-style-complex="normal"/>
    </style:style>
    <style:style style:name="P378" style:family="paragraph" style:parent-style-name="Normal_20__28_Web_29_">
      <style:text-properties style:text-line-through-style="none" style:text-line-through-type="none" style:font-name="Liberation Serif1" fo:language="ru" fo:country="RU" fo:font-style="normal" style:text-underline-style="none" officeooo:rsid="121adea2" officeooo:paragraph-rsid="1225aaad" style:font-name-asian="Times New Roman1" style:font-style-asian="normal" style:font-name-complex="Times New Roman1" style:font-style-complex="normal"/>
    </style:style>
    <style:style style:name="P379" style:family="paragraph" style:parent-style-name="Normal_20__28_Web_29_">
      <style:text-properties style:text-line-through-style="none" style:text-line-through-type="none" style:font-name="Liberation Serif1" fo:language="ru" fo:country="RU" fo:font-style="normal" style:text-underline-style="none" officeooo:rsid="1232974f" officeooo:paragraph-rsid="12442b6c" style:font-name-asian="Times New Roman1" style:font-style-asian="normal" style:font-name-complex="Times New Roman1" style:font-style-complex="normal"/>
    </style:style>
    <style:style style:name="P380" style:family="paragraph" style:parent-style-name="Normal_20__28_Web_29_">
      <style:text-properties style:text-line-through-style="none" style:text-line-through-type="none" style:font-name="Liberation Serif1" fo:language="ru" fo:country="RU" fo:font-style="normal" style:text-underline-style="none" officeooo:rsid="12460175" officeooo:paragraph-rsid="12460175" style:font-name-asian="Times New Roman1" style:font-style-asian="normal" style:font-name-complex="Times New Roman1" style:font-style-complex="normal"/>
    </style:style>
    <style:style style:name="P381" style:family="paragraph" style:parent-style-name="Normal_20__28_Web_29_">
      <style:text-properties style:text-line-through-style="none" style:text-line-through-type="none" style:font-name="Liberation Serif1" fo:language="ru" fo:country="RU" fo:font-style="normal" style:text-underline-style="none" officeooo:rsid="1247e699" officeooo:paragraph-rsid="1247e699" style:font-name-asian="Times New Roman1" style:font-style-asian="normal" style:font-name-complex="Times New Roman1" style:font-style-complex="normal"/>
    </style:style>
    <style:style style:name="P382" style:family="paragraph" style:parent-style-name="Normal_20__28_Web_29_">
      <style:text-properties style:text-line-through-style="none" style:text-line-through-type="none" style:font-name="Liberation Serif1" fo:language="ru" fo:country="RU" fo:font-style="normal" style:text-underline-style="none" officeooo:rsid="1248b5ff" officeooo:paragraph-rsid="1248b5ff" style:font-name-asian="Times New Roman1" style:font-style-asian="normal" style:font-name-complex="Times New Roman1" style:font-style-complex="normal"/>
    </style:style>
    <style:style style:name="P383" style:family="paragraph" style:parent-style-name="Normal_20__28_Web_29_">
      <style:text-properties style:text-line-through-style="none" style:text-line-through-type="none" style:font-name="Liberation Serif1" fo:language="ru" fo:country="RU" fo:font-style="normal" style:text-underline-style="none" officeooo:rsid="124aaef4" officeooo:paragraph-rsid="12537f0c" style:font-name-asian="Times New Roman1" style:font-style-asian="normal" style:font-name-complex="Times New Roman1" style:font-style-complex="normal"/>
    </style:style>
    <style:style style:name="P384" style:family="paragraph" style:parent-style-name="Normal_20__28_Web_29_">
      <style:text-properties style:text-line-through-style="none" style:text-line-through-type="none" style:font-name="Liberation Serif1" fo:language="ru" fo:country="RU" fo:font-style="normal" style:text-underline-style="none" officeooo:rsid="1256f5e6" officeooo:paragraph-rsid="1256f5e6" style:font-name-asian="Times New Roman1" style:font-style-asian="normal" style:font-name-complex="Times New Roman1" style:font-style-complex="normal"/>
    </style:style>
    <style:style style:name="P385" style:family="paragraph" style:parent-style-name="Normal_20__28_Web_29_">
      <style:text-properties style:text-line-through-style="none" style:text-line-through-type="none" style:font-name="Liberation Serif1" fo:language="ru" fo:country="RU" fo:font-style="normal" style:text-underline-style="none" officeooo:rsid="128d3077" officeooo:paragraph-rsid="128d3077" style:font-name-asian="Times New Roman1" style:font-style-asian="normal" style:font-name-complex="Times New Roman1" style:font-style-complex="normal"/>
    </style:style>
    <style:style style:name="P386" style:family="paragraph" style:parent-style-name="Normal_20__28_Web_29_">
      <style:text-properties style:text-line-through-style="none" style:text-line-through-type="none" style:font-name="Liberation Serif1" fo:language="ru" fo:country="RU" fo:font-style="normal" style:text-underline-style="none" officeooo:rsid="12de680d" officeooo:paragraph-rsid="12de680d" style:font-name-asian="Times New Roman1" style:font-style-asian="normal" style:font-name-complex="Times New Roman1" style:font-style-complex="normal"/>
    </style:style>
    <style:style style:name="P387" style:family="paragraph" style:parent-style-name="Normal_20__28_Web_29_">
      <style:text-properties style:text-line-through-style="none" style:text-line-through-type="none" style:font-name="Liberation Serif1" fo:language="ru" fo:country="RU" fo:font-style="normal" style:text-underline-style="none" officeooo:rsid="12eb514a" officeooo:paragraph-rsid="12eb514a" style:font-name-asian="Times New Roman1" style:font-style-asian="normal" style:font-name-complex="Times New Roman1" style:font-style-complex="normal"/>
    </style:style>
    <style:style style:name="P388" style:family="paragraph" style:parent-style-name="Normal_20__28_Web_29_">
      <style:text-properties style:text-line-through-style="none" style:text-line-through-type="none" style:font-name="Liberation Serif1" fo:language="ru" fo:country="RU" fo:font-style="normal" style:text-underline-style="none" officeooo:rsid="12fc05f9" officeooo:paragraph-rsid="12fc05f9" style:font-name-asian="Times New Roman1" style:font-style-asian="normal" style:font-name-complex="Times New Roman1" style:font-style-complex="normal"/>
    </style:style>
    <style:style style:name="P389" style:family="paragraph" style:parent-style-name="Normal_20__28_Web_29_">
      <style:text-properties style:text-line-through-style="none" style:text-line-through-type="none" style:font-name="Liberation Serif1" fo:language="ru" fo:country="RU" fo:font-style="normal" style:text-underline-style="none" officeooo:rsid="131133b3" officeooo:paragraph-rsid="131133b3" style:font-name-asian="Times New Roman1" style:font-style-asian="normal" style:font-name-complex="Times New Roman1" style:font-style-complex="normal"/>
    </style:style>
    <style:style style:name="P390" style:family="paragraph" style:parent-style-name="Normal_20__28_Web_29_">
      <style:text-properties style:text-line-through-style="none" style:text-line-through-type="none" style:font-name="Liberation Serif1" fo:language="ru" fo:country="RU" fo:font-style="normal" style:text-underline-style="none" officeooo:rsid="1323fbc1" officeooo:paragraph-rsid="133009b2" style:font-name-asian="Times New Roman1" style:font-style-asian="normal" style:font-name-complex="Times New Roman1" style:font-style-complex="normal"/>
    </style:style>
    <style:style style:name="P391" style:family="paragraph" style:parent-style-name="Normal_20__28_Web_29_">
      <style:text-properties style:text-line-through-style="none" style:text-line-through-type="none" style:font-name="Liberation Serif1" fo:language="ru" fo:country="RU" fo:font-style="normal" style:text-underline-style="none" officeooo:rsid="133c9f78" officeooo:paragraph-rsid="133c9f78" style:font-name-asian="Times New Roman1" style:font-style-asian="normal" style:font-name-complex="Times New Roman1" style:font-style-complex="normal"/>
    </style:style>
    <style:style style:name="P392" style:family="paragraph" style:parent-style-name="Normal_20__28_Web_29_">
      <style:text-properties style:text-line-through-style="none" style:text-line-through-type="none" style:font-name="Liberation Serif1" fo:language="ru" fo:country="RU" fo:font-style="normal" style:text-underline-style="none" officeooo:rsid="1344f810" officeooo:paragraph-rsid="1344f810" style:font-name-asian="Times New Roman1" style:font-style-asian="normal" style:font-name-complex="Times New Roman1" style:font-style-complex="normal"/>
    </style:style>
    <style:style style:name="P393"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9a3713" style:font-name-asian="Times New Roman1" style:font-style-asian="normal" style:font-name-complex="Times New Roman1" style:font-style-complex="normal"/>
    </style:style>
    <style:style style:name="P394"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aed970" style:font-name-asian="Times New Roman1" style:font-style-asian="normal" style:font-name-complex="Times New Roman1" style:font-style-complex="normal"/>
    </style:style>
    <style:style style:name="P395" style:family="paragraph" style:parent-style-name="Normal_20__28_Web_29_">
      <style:text-properties style:text-line-through-style="none" style:text-line-through-type="none" style:font-name="Liberation Serif1" fo:language="ru" fo:country="RU" fo:font-style="normal" style:text-underline-style="none" officeooo:rsid="13b0408f" officeooo:paragraph-rsid="13bd7be4" style:font-name-asian="Times New Roman1" style:font-style-asian="normal" style:font-name-complex="Times New Roman1" style:font-style-complex="normal"/>
    </style:style>
    <style:style style:name="P396" style:family="paragraph" style:parent-style-name="Normal_20__28_Web_29_">
      <style:text-properties style:text-line-through-style="none" style:text-line-through-type="none" style:font-name="Liberation Serif1" fo:language="ru" fo:country="RU" fo:font-style="normal" style:text-underline-style="none" officeooo:rsid="13c0e7fb" officeooo:paragraph-rsid="13d284ff" style:font-name-asian="Times New Roman1" style:font-style-asian="normal" style:font-name-complex="Times New Roman1" style:font-style-complex="normal"/>
    </style:style>
    <style:style style:name="P397" style:family="paragraph" style:parent-style-name="Normal_20__28_Web_29_">
      <style:text-properties style:text-line-through-style="none" style:text-line-through-type="none" style:font-name="Liberation Serif1" fo:language="ru" fo:country="RU" fo:font-style="normal" style:text-underline-style="none" officeooo:rsid="13f9fe38" officeooo:paragraph-rsid="140c7f66" style:font-name-asian="Times New Roman1" style:font-style-asian="normal" style:font-name-complex="Times New Roman1" style:font-style-complex="normal"/>
    </style:style>
    <style:style style:name="P398" style:family="paragraph" style:parent-style-name="Normal_20__28_Web_29_">
      <style:text-properties style:text-line-through-style="none" style:text-line-through-type="none" style:font-name="Liberation Serif1" fo:language="ru" fo:country="RU" fo:font-style="normal" style:text-underline-style="none" officeooo:rsid="141af7e6" officeooo:paragraph-rsid="141af7e6" style:font-name-asian="Times New Roman1" style:font-style-asian="normal" style:font-name-complex="Times New Roman1" style:font-style-complex="normal"/>
    </style:style>
    <style:style style:name="P399" style:family="paragraph" style:parent-style-name="Normal_20__28_Web_29_">
      <style:text-properties style:text-line-through-style="none" style:text-line-through-type="none" style:font-name="Liberation Serif1" fo:language="ru" fo:country="RU" fo:font-style="normal" style:text-underline-style="none" officeooo:rsid="1423d5f7" officeooo:paragraph-rsid="1423d5f7" style:font-name-asian="Times New Roman1" style:font-style-asian="normal" style:font-name-complex="Times New Roman1" style:font-style-complex="normal"/>
    </style:style>
    <style:style style:name="P400" style:family="paragraph" style:parent-style-name="Normal_20__28_Web_29_">
      <style:text-properties style:text-line-through-style="none" style:text-line-through-type="none" style:font-name="Liberation Serif1" fo:language="ru" fo:country="RU" fo:font-style="normal" style:text-underline-style="none" officeooo:rsid="143fa580" officeooo:paragraph-rsid="143fa580" style:font-name-asian="Times New Roman1" style:font-style-asian="normal" style:font-name-complex="Times New Roman1" style:font-style-complex="normal"/>
    </style:style>
    <style:style style:name="P401" style:family="paragraph" style:parent-style-name="Normal_20__28_Web_29_">
      <style:text-properties style:text-line-through-style="none" style:text-line-through-type="none" style:font-name="Liberation Serif1" fo:language="ru" fo:country="RU" fo:font-style="normal" style:text-underline-style="none" officeooo:rsid="1441d72d" officeooo:paragraph-rsid="1441d72d" style:font-name-asian="Times New Roman1" style:font-style-asian="normal" style:font-name-complex="Times New Roman1" style:font-style-complex="normal"/>
    </style:style>
    <style:style style:name="P402" style:family="paragraph" style:parent-style-name="Normal_20__28_Web_29_">
      <style:text-properties style:text-line-through-style="none" style:text-line-through-type="none" style:font-name="Liberation Serif1" fo:language="ru" fo:country="RU" fo:font-style="normal" style:text-underline-style="none" officeooo:rsid="1447aeac" officeooo:paragraph-rsid="1447aeac" style:font-name-asian="Times New Roman1" style:font-style-asian="normal" style:font-name-complex="Times New Roman1" style:font-style-complex="normal"/>
    </style:style>
    <style:style style:name="P403" style:family="paragraph" style:parent-style-name="Normal_20__28_Web_29_">
      <style:text-properties style:text-line-through-style="none" style:text-line-through-type="none" style:font-name="Liberation Serif1" fo:language="ru" fo:country="RU" fo:font-style="normal" style:text-underline-style="none" officeooo:rsid="144ec34c" officeooo:paragraph-rsid="144ec34c" style:font-name-asian="Times New Roman1" style:font-style-asian="normal" style:font-name-complex="Times New Roman1" style:font-style-complex="normal"/>
    </style:style>
    <style:style style:name="P404" style:family="paragraph" style:parent-style-name="Normal_20__28_Web_29_">
      <style:text-properties style:text-line-through-style="none" style:text-line-through-type="none" style:font-name="Liberation Serif1" fo:language="ru" fo:country="RU" fo:font-style="normal" style:text-underline-style="none" officeooo:rsid="145c526e" officeooo:paragraph-rsid="14606e66" style:font-name-asian="Times New Roman1" style:font-style-asian="normal" style:font-name-complex="Times New Roman1" style:font-style-complex="normal"/>
    </style:style>
    <style:style style:name="P405" style:family="paragraph" style:parent-style-name="Normal_20__28_Web_29_">
      <style:text-properties style:text-line-through-style="none" style:text-line-through-type="none" style:font-name="Liberation Serif1" fo:language="ru" fo:country="RU" fo:font-style="normal" style:text-underline-style="none" officeooo:rsid="1464cbaa" officeooo:paragraph-rsid="14722227" style:font-name-asian="Times New Roman1" style:font-style-asian="normal" style:font-name-complex="Times New Roman1" style:font-style-complex="normal"/>
    </style:style>
    <style:style style:name="P406" style:family="paragraph" style:parent-style-name="Normal_20__28_Web_29_">
      <style:text-properties style:text-line-through-style="none" style:text-line-through-type="none" style:font-name="Liberation Serif1" fo:language="ru" fo:country="RU" fo:font-style="normal" style:text-underline-style="none" officeooo:rsid="1483880a" officeooo:paragraph-rsid="1483880a" style:font-name-asian="Times New Roman1" style:font-style-asian="normal" style:font-name-complex="Times New Roman1" style:font-style-complex="normal"/>
    </style:style>
    <style:style style:name="P407" style:family="paragraph" style:parent-style-name="Normal_20__28_Web_29_">
      <style:text-properties style:text-line-through-style="none" style:text-line-through-type="none" style:font-name="Liberation Serif1" fo:language="ru" fo:country="RU" fo:font-style="normal" style:text-underline-style="none" officeooo:rsid="1483e2ef" officeooo:paragraph-rsid="1483e2ef" style:font-name-asian="Times New Roman1" style:font-style-asian="normal" style:font-name-complex="Times New Roman1" style:font-style-complex="normal"/>
    </style:style>
    <style:style style:name="P408" style:family="paragraph" style:parent-style-name="Normal_20__28_Web_29_">
      <style:text-properties style:text-line-through-style="none" style:text-line-through-type="none" style:font-name="Liberation Serif1" fo:language="ru" fo:country="RU" fo:font-style="normal" style:text-underline-style="none" officeooo:rsid="14858427" officeooo:paragraph-rsid="1495f57e" style:font-name-asian="Times New Roman1" style:font-style-asian="normal" style:font-name-complex="Times New Roman1" style:font-style-complex="normal"/>
    </style:style>
    <style:style style:name="P409" style:family="paragraph" style:parent-style-name="Normal_20__28_Web_29_">
      <style:text-properties style:text-line-through-style="none" style:text-line-through-type="none" style:font-name="Liberation Serif1" fo:language="ru" fo:country="RU" fo:font-style="normal" style:text-underline-style="none" officeooo:rsid="149b87ee" officeooo:paragraph-rsid="14a3d1c6" style:font-name-asian="Times New Roman1" style:font-style-asian="normal" style:font-name-complex="Times New Roman1" style:font-style-complex="normal"/>
    </style:style>
    <style:style style:name="P410" style:family="paragraph" style:parent-style-name="Normal_20__28_Web_29_">
      <style:text-properties style:text-line-through-style="none" style:text-line-through-type="none" style:font-name="Liberation Serif1" fo:language="ru" fo:country="RU" fo:font-style="normal" style:text-underline-style="none" officeooo:rsid="14a86ea1" officeooo:paragraph-rsid="14ab63c2" style:font-name-asian="Times New Roman1" style:font-style-asian="normal" style:font-name-complex="Times New Roman1" style:font-style-complex="normal"/>
    </style:style>
    <style:style style:name="P411" style:family="paragraph" style:parent-style-name="Normal_20__28_Web_29_">
      <style:text-properties style:text-line-through-style="none" style:text-line-through-type="none" style:font-name="Liberation Serif1" fo:language="ru" fo:country="RU" fo:font-style="normal" style:text-underline-style="none" officeooo:rsid="14b711fb" officeooo:paragraph-rsid="14b711fb" style:font-name-asian="Times New Roman1" style:font-style-asian="normal" style:font-name-complex="Times New Roman1" style:font-style-complex="normal"/>
    </style:style>
    <style:style style:name="P412" style:family="paragraph" style:parent-style-name="Normal_20__28_Web_29_">
      <style:text-properties style:text-line-through-style="none" style:text-line-through-type="none" style:font-name="Liberation Serif1" fo:language="ru" fo:country="RU" fo:font-style="normal" style:text-underline-style="none" officeooo:rsid="14c65e0d" officeooo:paragraph-rsid="14c65e0d" style:font-name-asian="Times New Roman1" style:font-style-asian="normal" style:font-name-complex="Times New Roman1" style:font-style-complex="normal"/>
    </style:style>
    <style:style style:name="P413" style:family="paragraph" style:parent-style-name="Normal_20__28_Web_29_">
      <style:text-properties style:text-line-through-style="none" style:text-line-through-type="none" style:font-name="Liberation Serif1" fo:language="ru" fo:country="RU" fo:font-style="normal" style:text-underline-style="none" officeooo:rsid="14cbbac1" officeooo:paragraph-rsid="14cdafcc" style:font-name-asian="Times New Roman1" style:font-style-asian="normal" style:font-name-complex="Times New Roman1" style:font-style-complex="normal"/>
    </style:style>
    <style:style style:name="P414" style:family="paragraph" style:parent-style-name="Normal_20__28_Web_29_">
      <style:text-properties style:text-line-through-style="none" style:text-line-through-type="none" style:font-name="Liberation Serif1" fo:language="ru" fo:country="RU" fo:font-style="normal" style:text-underline-style="none" officeooo:rsid="14ce247b" officeooo:paragraph-rsid="14cf8094" style:font-name-asian="Times New Roman1" style:font-style-asian="normal" style:font-name-complex="Times New Roman1" style:font-style-complex="normal"/>
    </style:style>
    <style:style style:name="P415" style:family="paragraph" style:parent-style-name="Normal_20__28_Web_29_">
      <style:text-properties style:text-line-through-style="none" style:text-line-through-type="none" style:font-name="Liberation Serif1" fo:language="ru" fo:country="RU" fo:font-style="normal" style:text-underline-style="none" officeooo:rsid="14d9dfc9" officeooo:paragraph-rsid="14d9dfc9" style:font-name-asian="Times New Roman1" style:font-style-asian="normal" style:font-name-complex="Times New Roman1" style:font-style-complex="normal"/>
    </style:style>
    <style:style style:name="P416" style:family="paragraph" style:parent-style-name="Normal_20__28_Web_29_">
      <style:text-properties style:text-line-through-style="none" style:text-line-through-type="none" style:font-name="Liberation Serif1" fo:language="ru" fo:country="RU" fo:font-style="normal" style:text-underline-style="none" officeooo:rsid="14de2b2d" officeooo:paragraph-rsid="14de2b2d" style:font-name-asian="Times New Roman1" style:font-style-asian="normal" style:font-name-complex="Times New Roman1" style:font-style-complex="normal"/>
    </style:style>
    <style:style style:name="P417" style:family="paragraph" style:parent-style-name="Normal_20__28_Web_29_">
      <style:text-properties style:text-line-through-style="none" style:text-line-through-type="none" style:font-name="Liberation Serif1" fo:language="ru" fo:country="RU" fo:font-style="normal" style:text-underline-style="none" officeooo:rsid="0f62a6d7" officeooo:paragraph-rsid="14f4430d" style:font-name-asian="Times New Roman1" style:font-style-asian="normal" style:font-name-complex="Times New Roman1" style:font-style-complex="normal"/>
    </style:style>
    <style:style style:name="P418" style:family="paragraph" style:parent-style-name="Normal_20__28_Web_29_">
      <style:text-properties style:text-line-through-style="none" style:text-line-through-type="none" style:font-name="Liberation Serif1" fo:language="ru" fo:country="RU" fo:font-style="normal" style:text-underline-style="none" officeooo:rsid="1507611c" officeooo:paragraph-rsid="150ac409" style:font-name-asian="Times New Roman1" style:font-style-asian="normal" style:font-name-complex="Times New Roman1" style:font-style-complex="normal"/>
    </style:style>
    <style:style style:name="P419" style:family="paragraph" style:parent-style-name="Normal_20__28_Web_29_">
      <style:text-properties style:text-line-through-style="none" style:text-line-through-type="none" style:font-name="Liberation Serif1" fo:language="ru" fo:country="RU" fo:font-style="normal" style:text-underline-style="none" officeooo:rsid="150bdf16" officeooo:paragraph-rsid="150bdf16" style:font-name-asian="Times New Roman1" style:font-style-asian="normal" style:font-name-complex="Times New Roman1" style:font-style-complex="normal"/>
    </style:style>
    <style:style style:name="P420" style:family="paragraph" style:parent-style-name="Normal_20__28_Web_29_">
      <style:text-properties style:text-line-through-style="none" style:text-line-through-type="none" style:font-name="Liberation Serif1" fo:language="ru" fo:country="RU" fo:font-style="normal" style:text-underline-style="none" officeooo:rsid="1506a427" officeooo:paragraph-rsid="1506a427" style:font-name-asian="Times New Roman1" style:font-style-asian="normal" style:font-name-complex="Times New Roman1" style:font-style-complex="normal"/>
    </style:style>
    <style:style style:name="P421" style:family="paragraph" style:parent-style-name="Normal_20__28_Web_29_">
      <style:text-properties style:text-line-through-style="none" style:text-line-through-type="none" style:font-name="Liberation Serif1" fo:language="ru" fo:country="RU" fo:font-style="normal" style:text-underline-style="none" officeooo:rsid="152c4875" officeooo:paragraph-rsid="152c4875" style:font-name-asian="Times New Roman1" style:font-style-asian="normal" style:font-name-complex="Times New Roman1" style:font-style-complex="normal"/>
    </style:style>
    <style:style style:name="P422" style:family="paragraph" style:parent-style-name="Normal_20__28_Web_29_">
      <style:text-properties style:text-line-through-style="none" style:text-line-through-type="none" style:font-name="Liberation Serif1" fo:language="ru" fo:country="RU" fo:font-style="normal" style:text-underline-style="none" officeooo:rsid="1531b3f0" officeooo:paragraph-rsid="15393380" style:font-name-asian="Times New Roman1" style:font-style-asian="normal" style:font-name-complex="Times New Roman1" style:font-style-complex="normal"/>
    </style:style>
    <style:style style:name="P423" style:family="paragraph" style:parent-style-name="Normal_20__28_Web_29_">
      <style:text-properties style:text-line-through-style="none" style:text-line-through-type="none" style:font-name="Liberation Serif1" fo:language="ru" fo:country="RU" fo:font-style="normal" style:text-underline-style="none" officeooo:rsid="153b4bde" officeooo:paragraph-rsid="153b4bde" style:font-name-asian="Times New Roman1" style:font-style-asian="normal" style:font-name-complex="Times New Roman1" style:font-style-complex="normal"/>
    </style:style>
    <style:style style:name="P424" style:family="paragraph" style:parent-style-name="Normal_20__28_Web_29_">
      <style:text-properties style:text-line-through-style="none" style:text-line-through-type="none" style:font-name="Liberation Serif1" fo:language="ru" fo:country="RU" fo:font-style="normal" style:text-underline-style="none" officeooo:rsid="153bace0" officeooo:paragraph-rsid="15400708" style:font-name-asian="Times New Roman1" style:font-style-asian="normal" style:font-name-complex="Times New Roman1" style:font-style-complex="normal"/>
    </style:style>
    <style:style style:name="P425" style:family="paragraph" style:parent-style-name="Normal_20__28_Web_29_">
      <style:text-properties style:text-line-through-style="none" style:text-line-through-type="none" style:font-name="Liberation Serif1" fo:language="ru" fo:country="RU" fo:font-style="normal" style:text-underline-style="none" officeooo:rsid="1547a108" officeooo:paragraph-rsid="1547a108" style:font-name-asian="Times New Roman1" style:font-style-asian="normal" style:font-name-complex="Times New Roman1" style:font-style-complex="normal"/>
    </style:style>
    <style:style style:name="P426" style:family="paragraph" style:parent-style-name="Normal_20__28_Web_29_">
      <style:text-properties style:text-line-through-style="none" style:text-line-through-type="none" style:font-name="Liberation Serif1" fo:language="ru" fo:country="RU" fo:font-style="normal" style:text-underline-style="none" officeooo:rsid="154e05e3" officeooo:paragraph-rsid="154f7242" style:font-name-asian="Times New Roman1" style:font-style-asian="normal" style:font-name-complex="Times New Roman1" style:font-style-complex="normal"/>
    </style:style>
    <style:style style:name="P427" style:family="paragraph" style:parent-style-name="Normal_20__28_Web_29_">
      <style:text-properties style:text-line-through-style="none" style:text-line-through-type="none" style:font-name="Liberation Serif1" fo:language="ru" fo:country="RU" fo:font-style="normal" style:text-underline-style="none" officeooo:rsid="1552e83a" officeooo:paragraph-rsid="1552e83a" style:font-name-asian="Times New Roman1" style:font-style-asian="normal" style:font-name-complex="Times New Roman1" style:font-style-complex="normal"/>
    </style:style>
    <style:style style:name="P428" style:family="paragraph" style:parent-style-name="Normal_20__28_Web_29_">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429" style:family="paragraph" style:parent-style-name="Normal_20__28_Web_29_">
      <style:text-properties style:text-line-through-style="none" style:text-line-through-type="none" style:font-name="Liberation Serif1" fo:language="ru" fo:country="RU" fo:font-style="normal" style:text-underline-style="none" officeooo:rsid="155c9e26" officeooo:paragraph-rsid="15612cd4" style:font-name-asian="Times New Roman1" style:font-style-asian="normal" style:font-name-complex="Times New Roman1" style:font-style-complex="normal"/>
    </style:style>
    <style:style style:name="P430"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9abee" style:font-name-asian="Times New Roman1" style:font-style-asian="normal" style:font-name-complex="Times New Roman1" style:font-style-complex="normal"/>
    </style:style>
    <style:style style:name="P431"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bb13a" style:font-name-asian="Times New Roman1" style:font-style-asian="normal" style:font-name-complex="Times New Roman1" style:font-style-complex="normal"/>
    </style:style>
    <style:style style:name="P432" style:family="paragraph" style:parent-style-name="Normal_20__28_Web_29_">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433" style:family="paragraph" style:parent-style-name="Normal_20__28_Web_29_">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434" style:family="paragraph" style:parent-style-name="Normal_20__28_Web_29_">
      <style:text-properties style:text-line-through-style="none" style:text-line-through-type="none" style:font-name="Liberation Serif1" fo:language="ru" fo:country="RU" fo:font-style="normal" style:text-underline-style="none" officeooo:rsid="156ff197" officeooo:paragraph-rsid="15736709" style:font-name-asian="Times New Roman1" style:font-style-asian="normal" style:font-name-complex="Times New Roman1" style:font-style-complex="normal"/>
    </style:style>
    <style:style style:name="P435" style:family="paragraph" style:parent-style-name="Normal_20__28_Web_29_">
      <style:text-properties style:text-line-through-style="none" style:text-line-through-type="none" style:font-name="Liberation Serif1" fo:language="ru" fo:country="RU" fo:font-style="normal" style:text-underline-style="none" officeooo:rsid="19d74052" officeooo:paragraph-rsid="19d74052" style:font-name-asian="Times New Roman1" style:font-style-asian="normal" style:font-name-complex="Times New Roman1" style:font-style-complex="normal"/>
    </style:style>
    <style:style style:name="P436" style:family="paragraph" style:parent-style-name="Normal_20__28_Web_29_">
      <style:text-properties style:text-line-through-style="none" style:text-line-through-type="none" style:font-name="Liberation Serif1" fo:language="ru" fo:country="RU" fo:font-style="normal" style:text-underline-style="none" officeooo:rsid="19d81dea" officeooo:paragraph-rsid="19d81dea" style:font-name-asian="Times New Roman1" style:font-style-asian="normal" style:font-name-complex="Times New Roman1" style:font-style-complex="normal"/>
    </style:style>
    <style:style style:name="P437" style:family="paragraph" style:parent-style-name="Normal_20__28_Web_29_">
      <style:text-properties style:text-line-through-style="none" style:text-line-through-type="none" style:font-name="Liberation Serif1" fo:language="ru" fo:country="RU" fo:font-style="normal" style:text-underline-style="none" officeooo:rsid="19d9e73d" officeooo:paragraph-rsid="19d9e73d" style:font-name-asian="Times New Roman1" style:font-style-asian="normal" style:font-name-complex="Times New Roman1" style:font-style-complex="normal"/>
    </style:style>
    <style:style style:name="P438" style:family="paragraph" style:parent-style-name="Normal_20__28_Web_29_">
      <style:text-properties style:text-line-through-style="none" style:text-line-through-type="none" style:font-name="Liberation Serif1" fo:language="ru" fo:country="RU" fo:font-style="normal" style:text-underline-style="none" officeooo:rsid="19dca943" officeooo:paragraph-rsid="19dca943" style:font-name-asian="Times New Roman1" style:font-style-asian="normal" style:font-name-complex="Times New Roman1" style:font-style-complex="normal"/>
    </style:style>
    <style:style style:name="P439" style:family="paragraph" style:parent-style-name="Normal_20__28_Web_29_">
      <style:text-properties style:text-line-through-style="none" style:text-line-through-type="none" style:font-name="Liberation Serif1" fo:language="ru" fo:country="RU" fo:font-style="normal" style:text-underline-style="none" officeooo:rsid="19dea24d" officeooo:paragraph-rsid="19dea24d" style:font-name-asian="Times New Roman1" style:font-style-asian="normal" style:font-name-complex="Times New Roman1" style:font-style-complex="normal"/>
    </style:style>
    <style:style style:name="P440" style:family="paragraph" style:parent-style-name="Normal_20__28_Web_29_">
      <style:text-properties style:text-line-through-style="none" style:text-line-through-type="none" style:font-name="Liberation Serif1" fo:language="ru" fo:country="RU" fo:font-style="normal" style:text-underline-style="none" officeooo:rsid="19df8a48" officeooo:paragraph-rsid="19df8a48" style:font-name-asian="Times New Roman1" style:font-style-asian="normal" style:font-name-complex="Times New Roman1" style:font-style-complex="normal"/>
    </style:style>
    <style:style style:name="P441" style:family="paragraph" style:parent-style-name="Normal_20__28_Web_29_">
      <style:text-properties style:text-line-through-style="none" style:text-line-through-type="none" style:font-name="Liberation Serif1" fo:language="ru" fo:country="RU" fo:font-style="normal" style:text-underline-style="none" officeooo:rsid="19e1aafa" officeooo:paragraph-rsid="19e1aafa" style:font-name-asian="Times New Roman1" style:font-style-asian="normal" style:font-name-complex="Times New Roman1" style:font-style-complex="normal"/>
    </style:style>
    <style:style style:name="P442" style:family="paragraph" style:parent-style-name="Normal_20__28_Web_29_">
      <style:text-properties style:text-line-through-style="none" style:text-line-through-type="none" style:font-name="Liberation Serif1" fo:language="ru" fo:country="RU" fo:font-style="normal" style:text-underline-style="none" officeooo:rsid="19e1d24a" officeooo:paragraph-rsid="19e1d24a" style:font-name-asian="Times New Roman1" style:font-style-asian="normal" style:font-name-complex="Times New Roman1" style:font-style-complex="normal"/>
    </style:style>
    <style:style style:name="P443" style:family="paragraph" style:parent-style-name="Normal_20__28_Web_29_">
      <style:text-properties style:text-line-through-style="none" style:text-line-through-type="none" style:font-name="Liberation Serif1" fo:language="ru" fo:country="RU" fo:font-style="normal" style:text-underline-style="none" officeooo:rsid="19e38e22" officeooo:paragraph-rsid="19e38e22" style:font-name-asian="Times New Roman1" style:font-style-asian="normal" style:font-name-complex="Times New Roman1" style:font-style-complex="normal"/>
    </style:style>
    <style:style style:name="P444" style:family="paragraph" style:parent-style-name="Normal_20__28_Web_29_">
      <style:text-properties style:text-line-through-style="none" style:text-line-through-type="none" style:font-name="Liberation Serif1" fo:language="ru" fo:country="RU" fo:font-style="normal" style:text-underline-style="none" officeooo:rsid="19e3a74b" officeooo:paragraph-rsid="19e3a74b" style:font-name-asian="Times New Roman1" style:font-style-asian="normal" style:font-name-complex="Times New Roman1" style:font-style-complex="normal"/>
    </style:style>
    <style:style style:name="P445"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3ce01" style:font-name-asian="Times New Roman1" style:font-style-asian="normal" style:font-name-complex="Times New Roman1" style:font-style-complex="normal"/>
    </style:style>
    <style:style style:name="P446"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4b229" style:font-name-asian="Times New Roman1" style:font-style-asian="normal" style:font-name-complex="Times New Roman1" style:font-style-complex="normal"/>
    </style:style>
    <style:style style:name="P447" style:family="paragraph" style:parent-style-name="Normal_20__28_Web_29_">
      <style:text-properties style:text-line-through-style="none" style:text-line-through-type="none" style:font-name="Liberation Serif1" fo:language="ru" fo:country="RU" fo:font-style="normal" style:text-underline-style="none" officeooo:rsid="19e4b229" officeooo:paragraph-rsid="19e4b229" style:font-name-asian="Times New Roman1" style:font-style-asian="normal" style:font-name-complex="Times New Roman1" style:font-style-complex="normal"/>
    </style:style>
    <style:style style:name="P448" style:family="paragraph" style:parent-style-name="Normal_20__28_Web_29_">
      <style:text-properties style:text-line-through-style="none" style:text-line-through-type="none" style:font-name="Liberation Serif1" fo:language="ru" fo:country="RU" fo:font-style="normal" style:text-underline-style="none" officeooo:rsid="19e4cd79" officeooo:paragraph-rsid="19e4cd79" style:font-name-asian="Times New Roman1" style:font-style-asian="normal" style:font-name-complex="Times New Roman1" style:font-style-complex="normal"/>
    </style:style>
    <style:style style:name="P449" style:family="paragraph" style:parent-style-name="Normal_20__28_Web_29_">
      <style:text-properties style:text-line-through-style="none" style:text-line-through-type="none" style:font-name="Liberation Serif1" fo:language="ru" fo:country="RU" fo:font-style="normal" style:text-underline-style="none" officeooo:rsid="19e60c81" officeooo:paragraph-rsid="19e60c81" style:font-name-asian="Times New Roman1" style:font-style-asian="normal" style:font-name-complex="Times New Roman1" style:font-style-complex="normal"/>
    </style:style>
    <style:style style:name="P450" style:family="paragraph" style:parent-style-name="Normal_20__28_Web_29_">
      <style:text-properties style:text-line-through-style="none" style:text-line-through-type="none" style:font-name="Liberation Serif1" fo:language="ru" fo:country="RU" fo:font-style="normal" style:text-underline-style="none" officeooo:rsid="19e7a80a" officeooo:paragraph-rsid="19e7a80a" style:font-name-asian="Times New Roman1" style:font-style-asian="normal" style:font-name-complex="Times New Roman1" style:font-style-complex="normal"/>
    </style:style>
    <style:style style:name="P451" style:family="paragraph" style:parent-style-name="Normal_20__28_Web_29_">
      <style:text-properties style:text-line-through-style="none" style:text-line-through-type="none" style:font-name="Liberation Serif1" fo:language="ru" fo:country="RU" fo:font-style="normal" style:text-underline-style="none" officeooo:rsid="19e95697" officeooo:paragraph-rsid="19e95697" style:font-name-asian="Times New Roman1" style:font-style-asian="normal" style:font-name-complex="Times New Roman1" style:font-style-complex="normal"/>
    </style:style>
    <style:style style:name="P452" style:family="paragraph" style:parent-style-name="Normal_20__28_Web_29_">
      <style:text-properties style:text-line-through-style="none" style:text-line-through-type="none" style:font-name="Liberation Serif1" fo:language="ru" fo:country="RU" fo:font-style="normal" style:text-underline-style="none" officeooo:rsid="19eadfbd" officeooo:paragraph-rsid="19eadfbd" style:font-name-asian="Times New Roman1" style:font-style-asian="normal" style:font-name-complex="Times New Roman1" style:font-style-complex="normal"/>
    </style:style>
    <style:style style:name="P453" style:family="paragraph" style:parent-style-name="Normal_20__28_Web_29_">
      <style:text-properties style:text-line-through-style="none" style:text-line-through-type="none" style:font-name="Liberation Serif1" fo:language="ru" fo:country="RU" fo:font-style="normal" style:text-underline-style="none" officeooo:rsid="19ebaf7c" officeooo:paragraph-rsid="19ebaf7c" style:font-name-asian="Times New Roman1" style:font-style-asian="normal" style:font-name-complex="Times New Roman1" style:font-style-complex="normal"/>
    </style:style>
    <style:style style:name="P454" style:family="paragraph" style:parent-style-name="Normal_20__28_Web_29_">
      <style:text-properties style:text-line-through-style="none" style:text-line-through-type="none" style:font-name="Liberation Serif1" fo:language="ru" fo:country="RU" fo:font-style="normal" style:text-underline-style="none" officeooo:rsid="19ece4e3" officeooo:paragraph-rsid="19ece4e3" style:font-name-asian="Times New Roman1" style:font-style-asian="normal" style:font-name-complex="Times New Roman1" style:font-style-complex="normal"/>
    </style:style>
    <style:style style:name="P455" style:family="paragraph" style:parent-style-name="Normal_20__28_Web_29_">
      <style:text-properties style:text-line-through-style="none" style:text-line-through-type="none" style:font-name="Liberation Serif1" fo:language="ru" fo:country="RU" fo:font-style="normal" style:text-underline-style="none" officeooo:rsid="19ed475f" officeooo:paragraph-rsid="19ed475f" style:font-name-asian="Times New Roman1" style:font-style-asian="normal" style:font-name-complex="Times New Roman1" style:font-style-complex="normal"/>
    </style:style>
    <style:style style:name="P456" style:family="paragraph" style:parent-style-name="Normal_20__28_Web_29_">
      <style:text-properties style:text-line-through-style="none" style:text-line-through-type="none" style:font-name="Liberation Serif1" fo:language="ru" fo:country="RU" fo:font-style="normal" style:text-underline-style="none" officeooo:rsid="19ee433e" officeooo:paragraph-rsid="19ee433e" style:font-name-asian="Times New Roman1" style:font-style-asian="normal" style:font-name-complex="Times New Roman1" style:font-style-complex="normal"/>
    </style:style>
    <style:style style:name="P457"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eed905" style:font-name-asian="Times New Roman1" style:font-style-asian="normal" style:font-name-complex="Times New Roman1" style:font-style-complex="normal"/>
    </style:style>
    <style:style style:name="P458"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08b1a" style:font-name-asian="Times New Roman1" style:font-style-asian="normal" style:font-name-complex="Times New Roman1" style:font-style-complex="normal"/>
    </style:style>
    <style:style style:name="P459"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26258" style:font-name-asian="Times New Roman1" style:font-style-asian="normal" style:font-name-complex="Times New Roman1" style:font-style-complex="normal"/>
    </style:style>
    <style:style style:name="P460"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3b4dc" style:font-name-asian="Times New Roman1" style:font-style-asian="normal" style:font-name-complex="Times New Roman1" style:font-style-complex="normal"/>
    </style:style>
    <style:style style:name="P461" style:family="paragraph" style:parent-style-name="Normal_20__28_Web_29_">
      <style:text-properties style:text-line-through-style="none" style:text-line-through-type="none" style:font-name="Liberation Serif1" fo:language="ru" fo:country="RU" fo:font-style="normal" style:text-underline-style="none" officeooo:rsid="19f58f8a" officeooo:paragraph-rsid="19f58f8a" style:font-name-asian="Times New Roman1" style:font-style-asian="normal" style:font-name-complex="Times New Roman1" style:font-style-complex="normal"/>
    </style:style>
    <style:style style:name="P462" style:family="paragraph" style:parent-style-name="Normal_20__28_Web_29_">
      <style:text-properties style:text-line-through-style="none" style:text-line-through-type="none" style:font-name="Liberation Serif1" fo:language="ru" fo:country="RU" fo:font-style="normal" style:text-underline-style="none" officeooo:rsid="19f58f8a" officeooo:paragraph-rsid="19f3b4dc" style:font-name-asian="Times New Roman1" style:font-style-asian="normal" style:font-name-complex="Times New Roman1" style:font-style-complex="normal"/>
    </style:style>
    <style:style style:name="P463" style:family="paragraph" style:parent-style-name="Normal_20__28_Web_29_">
      <style:text-properties style:text-line-through-style="none" style:text-line-through-type="none" style:font-name="Liberation Serif1" fo:language="ru" fo:country="RU" fo:font-style="normal" style:text-underline-style="none" officeooo:rsid="19f7bf5c" officeooo:paragraph-rsid="19f7bf5c" style:font-name-asian="Times New Roman1" style:font-style-asian="normal" style:font-name-complex="Times New Roman1" style:font-style-complex="normal"/>
    </style:style>
    <style:style style:name="P464" style:family="paragraph" style:parent-style-name="Normal_20__28_Web_29_">
      <style:text-properties style:text-line-through-style="none" style:text-line-through-type="none" style:font-name="Liberation Serif1" fo:language="ru" fo:country="RU" fo:font-style="normal" style:text-underline-style="none" officeooo:rsid="19f8c003" officeooo:paragraph-rsid="19f8c003" style:font-name-asian="Times New Roman1" style:font-style-asian="normal" style:font-name-complex="Times New Roman1" style:font-style-complex="normal"/>
    </style:style>
    <style:style style:name="P465" style:family="paragraph" style:parent-style-name="Normal_20__28_Web_29_">
      <style:text-properties style:text-line-through-style="none" style:text-line-through-type="none" style:font-name="Liberation Serif1" fo:language="ru" fo:country="RU" fo:font-style="normal" style:text-underline-style="none" officeooo:rsid="19faa1a5" officeooo:paragraph-rsid="19faa1a5" style:font-name-asian="Times New Roman1" style:font-style-asian="normal" style:font-name-complex="Times New Roman1" style:font-style-complex="normal"/>
    </style:style>
    <style:style style:name="P466" style:family="paragraph" style:parent-style-name="Normal_20__28_Web_29_">
      <style:text-properties style:text-line-through-style="none" style:text-line-through-type="none" style:font-name="Liberation Serif1" fo:language="ru" fo:country="RU" fo:font-style="normal" style:text-underline-style="none" officeooo:rsid="1a05dfae" officeooo:paragraph-rsid="1a05dfae" style:font-name-asian="Times New Roman1" style:font-style-asian="normal" style:font-name-complex="Times New Roman1" style:font-style-complex="normal"/>
    </style:style>
    <style:style style:name="P467" style:family="paragraph" style:parent-style-name="Normal_20__28_Web_29_">
      <style:text-properties style:text-line-through-style="none" style:text-line-through-type="none" style:font-name="Liberation Serif1" fo:language="ru" fo:country="RU" fo:font-style="normal" style:text-underline-style="none" officeooo:rsid="1a11b84e" officeooo:paragraph-rsid="1a11b84e" style:font-name-asian="Times New Roman1" style:font-style-asian="normal" style:font-name-complex="Times New Roman1" style:font-style-complex="normal"/>
    </style:style>
    <style:style style:name="P468" style:family="paragraph" style:parent-style-name="Normal_20__28_Web_29_">
      <style:text-properties style:text-line-through-style="none" style:text-line-through-type="none" style:font-name="Liberation Serif1" fo:language="ru" fo:country="RU" fo:font-style="normal" style:text-underline-style="none" officeooo:rsid="1a12962a" officeooo:paragraph-rsid="1a1d43fe" style:font-name-asian="Times New Roman1" style:font-style-asian="normal" style:font-name-complex="Times New Roman1" style:font-style-complex="normal"/>
    </style:style>
    <style:style style:name="P469" style:family="paragraph" style:parent-style-name="Normal_20__28_Web_29_">
      <style:text-properties style:text-line-through-style="none" style:text-line-through-type="none" style:font-name="Liberation Serif1" fo:language="ru" fo:country="RU" fo:font-style="normal" style:text-underline-style="none" officeooo:rsid="1a207e5e" officeooo:paragraph-rsid="1a36ec2c" style:font-name-asian="Times New Roman1" style:font-style-asian="normal" style:font-name-complex="Times New Roman1" style:font-style-complex="normal"/>
    </style:style>
    <style:style style:name="P470" style:family="paragraph" style:parent-style-name="Normal_20__28_Web_29_">
      <style:text-properties style:text-line-through-style="none" style:text-line-through-type="none" style:font-name="Liberation Serif1" fo:language="ru" fo:country="RU" fo:font-style="normal" style:text-underline-style="none" officeooo:rsid="19f08b1a" officeooo:paragraph-rsid="19f08b1a" style:font-name-asian="Times New Roman1" style:font-style-asian="normal" style:font-name-complex="Times New Roman1" style:font-style-complex="normal"/>
    </style:style>
    <style:style style:name="P471" style:family="paragraph" style:parent-style-name="Normal_20__28_Web_29_">
      <style:text-properties style:text-line-through-style="none" style:text-line-through-type="none" style:font-name="Liberation Serif1" fo:language="ru" fo:country="RU" fo:font-style="normal" style:text-underline-style="none" officeooo:rsid="19f26258" officeooo:paragraph-rsid="19f26258" style:font-name-asian="Times New Roman1" style:font-style-asian="normal" style:font-name-complex="Times New Roman1" style:font-style-complex="normal"/>
    </style:style>
    <style:style style:name="P472" style:family="paragraph" style:parent-style-name="Normal_20__28_Web_29_">
      <style:text-properties style:text-line-through-style="none" style:text-line-through-type="none" style:font-name="Liberation Serif1" fo:language="ru" fo:country="RU" fo:font-style="normal" style:text-underline-style="none" officeooo:rsid="19f3b4dc" officeooo:paragraph-rsid="19f3b4dc" style:font-name-asian="Times New Roman1" style:font-style-asian="normal" style:font-name-complex="Times New Roman1" style:font-style-complex="normal"/>
    </style:style>
    <style:style style:name="P473" style:family="paragraph" style:parent-style-name="Normal_20__28_Web_29_">
      <style:text-properties style:text-line-through-style="none" style:text-line-through-type="none" style:font-name="Liberation Serif1" fo:language="ru" fo:country="RU" fo:font-style="normal" style:text-underline-style="none" officeooo:rsid="1a433315" officeooo:paragraph-rsid="1a4af568" style:font-name-asian="Times New Roman1" style:font-style-asian="normal" style:font-name-complex="Times New Roman1" style:font-style-complex="normal"/>
    </style:style>
    <style:style style:name="P474" style:family="paragraph" style:parent-style-name="Normal_20__28_Web_29_">
      <style:text-properties style:text-line-through-style="none" style:text-line-through-type="none" style:font-name="Liberation Serif1" fo:language="ru" fo:country="RU" fo:font-style="normal" style:text-underline-style="none" officeooo:rsid="1a4cae3d" officeooo:paragraph-rsid="1a5e3421" style:font-name-asian="Times New Roman1" style:font-style-asian="normal" style:font-name-complex="Times New Roman1" style:font-style-complex="normal"/>
    </style:style>
    <style:style style:name="P475" style:family="paragraph" style:parent-style-name="Normal_20__28_Web_29_">
      <style:text-properties style:text-line-through-style="none" style:text-line-through-type="none" style:font-name="Liberation Serif1" fo:language="ru" fo:country="RU" fo:font-style="normal" style:text-underline-style="none" officeooo:rsid="1a5eafc8" officeooo:paragraph-rsid="1a66afd5" style:font-name-asian="Times New Roman1" style:font-style-asian="normal" style:font-name-complex="Times New Roman1" style:font-style-complex="normal"/>
    </style:style>
    <style:style style:name="P476" style:family="paragraph" style:parent-style-name="Normal_20__28_Web_29_">
      <style:text-properties style:text-line-through-style="none" style:text-line-through-type="none" style:font-name="Liberation Serif1" fo:language="ru" fo:country="RU" fo:font-style="normal" style:text-underline-style="none" officeooo:rsid="1a63db96" officeooo:paragraph-rsid="1a66afd5" style:font-name-asian="Times New Roman1" style:font-style-asian="normal" style:font-name-complex="Times New Roman1" style:font-style-complex="normal"/>
    </style:style>
    <style:style style:name="P477" style:family="paragraph" style:parent-style-name="Normal_20__28_Web_29_">
      <style:text-properties style:text-line-through-style="none" style:text-line-through-type="none" style:font-name="Liberation Serif1" fo:language="ru" fo:country="RU" fo:font-style="normal" style:text-underline-style="none" officeooo:rsid="1a66afd5" officeooo:paragraph-rsid="1a6afc1b" style:font-name-asian="Times New Roman1" style:font-style-asian="normal" style:font-name-complex="Times New Roman1" style:font-style-complex="normal"/>
    </style:style>
    <style:style style:name="P478" style:family="paragraph" style:parent-style-name="Normal_20__28_Web_29_">
      <style:text-properties style:text-line-through-style="none" style:text-line-through-type="none" style:font-name="Liberation Serif1" fo:language="ru" fo:country="RU" fo:font-style="normal" style:text-underline-style="none" officeooo:rsid="1a6c6364" officeooo:paragraph-rsid="1a6c6364" style:font-name-asian="Times New Roman1" style:font-style-asian="normal" style:font-name-complex="Times New Roman1" style:font-style-complex="normal"/>
    </style:style>
    <style:style style:name="P479" style:family="paragraph" style:parent-style-name="Normal_20__28_Web_29_">
      <style:text-properties style:text-line-through-style="none" style:text-line-through-type="none" style:font-name="Liberation Serif1" fo:language="ru" fo:country="RU" fo:font-style="normal" style:text-underline-style="none" officeooo:rsid="1a97d83b" officeooo:paragraph-rsid="1ab9871e" style:font-name-asian="Times New Roman1" style:font-style-asian="normal" style:font-name-complex="Times New Roman1" style:font-style-complex="normal"/>
    </style:style>
    <style:style style:name="P480" style:family="paragraph" style:parent-style-name="Normal_20__28_Web_29_">
      <style:text-properties style:text-line-through-style="none" style:text-line-through-type="none" style:font-name="Liberation Serif1" fo:language="ru" fo:country="RU" fo:font-style="normal" style:text-underline-style="none" officeooo:rsid="1abdff01" officeooo:paragraph-rsid="1abdff01" style:font-name-asian="Times New Roman1" style:font-style-asian="normal" style:font-name-complex="Times New Roman1" style:font-style-complex="normal"/>
    </style:style>
    <style:style style:name="P481" style:family="paragraph" style:parent-style-name="Normal_20__28_Web_29_">
      <style:text-properties style:text-line-through-style="none" style:text-line-through-type="none" style:font-name="Liberation Serif1" fo:language="ru" fo:country="RU" fo:font-style="normal" style:text-underline-style="none" officeooo:rsid="1a830880" officeooo:paragraph-rsid="1a84b41a" style:font-name-asian="Times New Roman1" style:font-style-asian="normal" style:font-name-complex="Times New Roman1" style:font-style-complex="normal"/>
    </style:style>
    <style:style style:name="P482" style:family="paragraph" style:parent-style-name="Normal_20__28_Web_29_">
      <style:text-properties style:text-line-through-style="none" style:text-line-through-type="none" style:font-name="Liberation Serif1" fo:language="ru" fo:country="RU" fo:font-style="normal" style:text-underline-style="none" officeooo:rsid="1ac854b7" officeooo:paragraph-rsid="1ac854b7" style:font-name-asian="Times New Roman1" style:font-style-asian="normal" style:font-name-complex="Times New Roman1" style:font-style-complex="normal"/>
    </style:style>
    <style:style style:name="P483" style:family="paragraph" style:parent-style-name="Normal_20__28_Web_29_">
      <style:text-properties style:text-line-through-style="none" style:text-line-through-type="none" style:font-name="Liberation Serif1" fo:language="ru" fo:country="RU" fo:font-style="normal" style:text-underline-style="none" officeooo:rsid="1adbeb84" officeooo:paragraph-rsid="1adf29a8" style:font-name-asian="Times New Roman1" style:font-style-asian="normal" style:font-name-complex="Times New Roman1" style:font-style-complex="normal"/>
    </style:style>
    <style:style style:name="P484" style:family="paragraph" style:parent-style-name="Normal_20__28_Web_29_">
      <style:text-properties style:text-line-through-style="none" style:text-line-through-type="none" style:font-name="Liberation Serif1" fo:language="ru" fo:country="RU" fo:font-style="normal" style:text-underline-style="none" officeooo:rsid="1ae0c05b" officeooo:paragraph-rsid="1ae0c05b" style:font-name-asian="Times New Roman1" style:font-style-asian="normal" style:font-name-complex="Times New Roman1" style:font-style-complex="normal"/>
    </style:style>
    <style:style style:name="P485" style:family="paragraph" style:parent-style-name="Normal_20__28_Web_29_">
      <style:text-properties style:text-line-through-style="none" style:text-line-through-type="none" style:font-name="Liberation Serif1" fo:language="ru" fo:country="RU" fo:font-style="normal" style:text-underline-style="none" officeooo:rsid="1af03a84" officeooo:paragraph-rsid="1af843aa" style:font-name-asian="Times New Roman1" style:font-style-asian="normal" style:font-name-complex="Times New Roman1" style:font-style-complex="normal"/>
    </style:style>
    <style:style style:name="P486" style:family="paragraph" style:parent-style-name="Normal_20__28_Web_29_">
      <style:text-properties style:text-line-through-style="none" style:text-line-through-type="none" style:font-name="Liberation Serif1" fo:language="ru" fo:country="RU" fo:font-style="normal" style:text-underline-style="none" officeooo:rsid="1af843aa" officeooo:paragraph-rsid="1af843aa" style:font-name-asian="Times New Roman1" style:font-style-asian="normal" style:font-name-complex="Times New Roman1" style:font-style-complex="normal"/>
    </style:style>
    <style:style style:name="P487" style:family="paragraph" style:parent-style-name="Normal_20__28_Web_29_">
      <style:text-properties style:text-line-through-style="none" style:text-line-through-type="none" style:font-name="Liberation Serif1" fo:language="ru" fo:country="RU" fo:font-style="normal" style:text-underline-style="none" officeooo:rsid="1afd4f8e" officeooo:paragraph-rsid="1b00b9bd" style:font-name-asian="Times New Roman1" style:font-style-asian="normal" style:font-name-complex="Times New Roman1" style:font-style-complex="normal"/>
    </style:style>
    <style:style style:name="P488" style:family="paragraph" style:parent-style-name="Normal_20__28_Web_29_">
      <style:text-properties style:text-line-through-style="none" style:text-line-through-type="none" style:font-name="Liberation Serif1" fo:language="ru" fo:country="RU" fo:font-style="normal" style:text-underline-style="none" officeooo:rsid="1b0e319a" officeooo:paragraph-rsid="1b0e319a" style:font-name-asian="Times New Roman1" style:font-style-asian="normal" style:font-name-complex="Times New Roman1" style:font-style-complex="normal"/>
    </style:style>
    <style:style style:name="P489" style:family="paragraph" style:parent-style-name="Normal_20__28_Web_29_">
      <style:text-properties style:text-line-through-style="none" style:text-line-through-type="none" style:font-name="Liberation Serif1" fo:language="ru" fo:country="RU" fo:font-style="normal" style:text-underline-style="none" officeooo:rsid="1b154fde" officeooo:paragraph-rsid="1b22e8a3" style:font-name-asian="Times New Roman1" style:font-style-asian="normal" style:font-name-complex="Times New Roman1" style:font-style-complex="normal"/>
    </style:style>
    <style:style style:name="P490" style:family="paragraph" style:parent-style-name="Normal_20__28_Web_29_">
      <style:text-properties style:text-line-through-style="none" style:text-line-through-type="none" style:font-name="Liberation Serif1" fo:language="ru" fo:country="RU" fo:font-style="normal" style:text-underline-style="none" officeooo:rsid="1b29f692" officeooo:paragraph-rsid="1b29f692" style:font-name-asian="Times New Roman1" style:font-style-asian="normal" style:font-name-complex="Times New Roman1" style:font-style-complex="normal"/>
    </style:style>
    <style:style style:name="P491" style:family="paragraph" style:parent-style-name="Normal_20__28_Web_29_">
      <style:text-properties style:text-line-through-style="none" style:text-line-through-type="none" style:font-name="Liberation Serif1" fo:language="ru" fo:country="RU" fo:font-style="normal" style:text-underline-style="none" officeooo:rsid="1b412794" officeooo:paragraph-rsid="1b416fea" style:font-name-asian="Times New Roman1" style:font-style-asian="normal" style:font-name-complex="Times New Roman1" style:font-style-complex="normal"/>
    </style:style>
    <style:style style:name="P492" style:family="paragraph" style:parent-style-name="Normal_20__28_Web_29_">
      <style:text-properties style:text-line-through-style="none" style:text-line-through-type="none" style:font-name="Liberation Serif1" fo:language="ru" fo:country="RU" fo:font-style="normal" style:text-underline-style="none" officeooo:rsid="1b48bf06" officeooo:paragraph-rsid="1b48bf06" style:font-name-asian="Times New Roman1" style:font-style-asian="normal" style:font-name-complex="Times New Roman1" style:font-style-complex="normal"/>
    </style:style>
    <style:style style:name="P493" style:family="paragraph" style:parent-style-name="Normal_20__28_Web_29_">
      <style:text-properties style:text-line-through-style="none" style:text-line-through-type="none" style:font-name="Liberation Serif1" fo:language="ru" fo:country="RU" fo:font-style="normal" style:text-underline-style="none" officeooo:rsid="1b52a8b6" officeooo:paragraph-rsid="1b556e6d" style:font-name-asian="Times New Roman1" style:font-style-asian="normal" style:font-name-complex="Times New Roman1" style:font-style-complex="normal"/>
    </style:style>
    <style:style style:name="P494" style:family="paragraph" style:parent-style-name="Normal_20__28_Web_29_">
      <style:text-properties style:text-line-through-style="none" style:text-line-through-type="none" style:font-name="Liberation Serif1" fo:language="ru" fo:country="RU" fo:font-style="normal" style:text-underline-style="none" officeooo:rsid="1b52a8b6" officeooo:paragraph-rsid="1b64daed" style:font-name-asian="Times New Roman1" style:font-style-asian="normal" style:font-name-complex="Times New Roman1" style:font-style-complex="normal"/>
    </style:style>
    <style:style style:name="P495" style:family="paragraph" style:parent-style-name="Normal_20__28_Web_29_">
      <style:text-properties style:text-line-through-style="none" style:text-line-through-type="none" style:font-name="Liberation Serif1" fo:language="ru" fo:country="RU" fo:font-style="normal" style:text-underline-style="none" officeooo:rsid="1b6d3104" officeooo:paragraph-rsid="1b6d3104" style:font-name-asian="Times New Roman1" style:font-style-asian="normal" style:font-name-complex="Times New Roman1" style:font-style-complex="normal"/>
    </style:style>
    <style:style style:name="P496" style:family="paragraph" style:parent-style-name="Normal_20__28_Web_29_">
      <style:text-properties style:text-line-through-style="none" style:text-line-through-type="none" style:font-name="Liberation Serif1" fo:language="ru" fo:country="RU" fo:font-style="normal" style:text-underline-style="none" officeooo:rsid="1b6eca0b" officeooo:paragraph-rsid="1b6eca0b" style:font-name-asian="Times New Roman1" style:font-style-asian="normal" style:font-name-complex="Times New Roman1" style:font-style-complex="normal"/>
    </style:style>
    <style:style style:name="P497" style:family="paragraph" style:parent-style-name="Normal_20__28_Web_29_">
      <style:text-properties style:text-line-through-style="none" style:text-line-through-type="none" style:font-name="Liberation Serif1" fo:language="ru" fo:country="RU" fo:font-style="normal" style:text-underline-style="none" officeooo:rsid="1b722848" officeooo:paragraph-rsid="1b797601" style:font-name-asian="Times New Roman1" style:font-style-asian="normal" style:font-name-complex="Times New Roman1" style:font-style-complex="normal"/>
    </style:style>
    <style:style style:name="P498" style:family="paragraph" style:parent-style-name="Normal_20__28_Web_29_">
      <style:text-properties style:text-line-through-style="none" style:text-line-through-type="none" style:font-name="Liberation Serif1" fo:language="ru" fo:country="RU" fo:font-style="normal" style:text-underline-style="none" officeooo:rsid="1b8d3e31" officeooo:paragraph-rsid="1b90d265" style:font-name-asian="Times New Roman1" style:font-style-asian="normal" style:font-name-complex="Times New Roman1" style:font-style-complex="normal"/>
    </style:style>
    <style:style style:name="P499" style:family="paragraph" style:parent-style-name="Normal_20__28_Web_29_">
      <style:text-properties style:text-line-through-style="none" style:text-line-through-type="none" style:font-name="Liberation Serif1" fo:language="ru" fo:country="RU" fo:font-style="normal" style:text-underline-style="none" officeooo:rsid="1b90d265" officeooo:paragraph-rsid="1b923b5a" style:font-name-asian="Times New Roman1" style:font-style-asian="normal" style:font-name-complex="Times New Roman1" style:font-style-complex="normal"/>
    </style:style>
    <style:style style:name="P500" style:family="paragraph" style:parent-style-name="Normal_20__28_Web_29_">
      <style:text-properties style:text-line-through-style="none" style:text-line-through-type="none" style:font-name="Liberation Serif1" fo:language="ru" fo:country="RU" fo:font-style="normal" style:text-underline-style="none" officeooo:rsid="1b9590f9" officeooo:paragraph-rsid="1b9d8b40" style:font-name-asian="Times New Roman1" style:font-style-asian="normal" style:font-name-complex="Times New Roman1" style:font-style-complex="normal"/>
    </style:style>
    <style:style style:name="P501" style:family="paragraph" style:parent-style-name="Normal_20__28_Web_29_">
      <style:text-properties style:text-line-through-style="none" style:text-line-through-type="none" style:font-name="Liberation Serif1" fo:language="ru" fo:country="RU" fo:font-style="normal" style:text-underline-style="none" officeooo:rsid="1b9590f9" officeooo:paragraph-rsid="1ba350bf" style:font-name-asian="Times New Roman1" style:font-style-asian="normal" style:font-name-complex="Times New Roman1" style:font-style-complex="normal"/>
    </style:style>
    <style:style style:name="P502" style:family="paragraph" style:parent-style-name="Normal_20__28_Web_29_">
      <style:text-properties style:text-line-through-style="none" style:text-line-through-type="none" style:font-name="Liberation Serif1" fo:language="ru" fo:country="RU" fo:font-style="normal" style:text-underline-style="none" officeooo:rsid="1ba73117" officeooo:paragraph-rsid="1ba73117" style:font-name-asian="Times New Roman1" style:font-style-asian="normal" style:font-name-complex="Times New Roman1" style:font-style-complex="normal"/>
    </style:style>
    <style:style style:name="P503" style:family="paragraph" style:parent-style-name="Normal_20__28_Web_29_">
      <style:text-properties style:text-line-through-style="none" style:text-line-through-type="none" style:font-name="Liberation Serif1" fo:language="ru" fo:country="RU" fo:font-style="normal" style:text-underline-style="none" officeooo:rsid="1bd138da" officeooo:paragraph-rsid="1bda32d8" style:font-name-asian="Times New Roman1" style:font-style-asian="normal" style:font-name-complex="Times New Roman1" style:font-style-complex="normal"/>
    </style:style>
    <style:style style:name="P504" style:family="paragraph" style:parent-style-name="Normal_20__28_Web_29_">
      <style:text-properties style:text-line-through-style="none" style:text-line-through-type="none" style:font-name="Liberation Serif1" fo:language="ru" fo:country="RU" fo:font-style="normal" style:text-underline-style="none" officeooo:rsid="1be9e122" officeooo:paragraph-rsid="1be9e122" style:font-name-asian="Times New Roman1" style:font-style-asian="normal" style:font-name-complex="Times New Roman1" style:font-style-complex="normal"/>
    </style:style>
    <style:style style:name="P505" style:family="paragraph" style:parent-style-name="Normal_20__28_Web_29_">
      <style:text-properties style:text-line-through-style="none" style:text-line-through-type="none" style:font-name="Liberation Serif1" fo:language="ru" fo:country="RU" fo:font-style="normal" style:text-underline-style="none" officeooo:rsid="1bedd17b" officeooo:paragraph-rsid="1bedd17b" style:font-name-asian="Times New Roman1" style:font-style-asian="normal" style:font-name-complex="Times New Roman1" style:font-style-complex="normal"/>
    </style:style>
    <style:style style:name="P506" style:family="paragraph" style:parent-style-name="Normal_20__28_Web_29_">
      <style:text-properties style:text-line-through-style="none" style:text-line-through-type="none" style:font-name="Liberation Serif1" fo:language="ru" fo:country="RU" fo:font-style="normal" style:text-underline-style="none" officeooo:rsid="1bf635f2" officeooo:paragraph-rsid="1bf635f2" style:font-name-asian="Times New Roman1" style:font-style-asian="normal" style:font-name-complex="Times New Roman1" style:font-style-complex="normal"/>
    </style:style>
    <style:style style:name="P507" style:family="paragraph" style:parent-style-name="Normal_20__28_Web_29_">
      <style:text-properties style:text-line-through-style="none" style:text-line-through-type="none" style:font-name="Liberation Serif1" fo:language="ru" fo:country="RU" fo:font-style="normal" style:text-underline-style="none" officeooo:rsid="1bffe38e" officeooo:paragraph-rsid="1c03f2ad" style:font-name-asian="Times New Roman1" style:font-style-asian="normal" style:font-name-complex="Times New Roman1" style:font-style-complex="normal"/>
    </style:style>
    <style:style style:name="P508" style:family="paragraph" style:parent-style-name="Normal_20__28_Web_29_">
      <style:text-properties style:text-line-through-style="none" style:text-line-through-type="none" style:font-name="Liberation Serif1" fo:language="ru" fo:country="RU" fo:font-style="normal" style:text-underline-style="none" officeooo:rsid="1c16eb86" officeooo:paragraph-rsid="1c16eb86" style:font-name-asian="Times New Roman1" style:font-style-asian="normal" style:font-name-complex="Times New Roman1" style:font-style-complex="normal"/>
    </style:style>
    <style:style style:name="P509" style:family="paragraph" style:parent-style-name="Normal_20__28_Web_29_">
      <style:text-properties style:text-line-through-style="none" style:text-line-through-type="none" style:font-name="Liberation Serif1" fo:language="ru" fo:country="RU" fo:font-style="normal" style:text-underline-style="none" officeooo:rsid="1c220077" officeooo:paragraph-rsid="1c220077" style:font-name-asian="Times New Roman1" style:font-style-asian="normal" style:font-name-complex="Times New Roman1" style:font-style-complex="normal"/>
    </style:style>
    <style:style style:name="P510" style:family="paragraph" style:parent-style-name="Normal_20__28_Web_29_">
      <style:text-properties style:text-line-through-style="none" style:text-line-through-type="none" style:font-name="Liberation Serif1" fo:language="ru" fo:country="RU" fo:font-style="normal" style:text-underline-style="none" officeooo:rsid="1c2232f2" officeooo:paragraph-rsid="1c2ccacd" style:font-name-asian="Times New Roman1" style:font-style-asian="normal" style:font-name-complex="Times New Roman1" style:font-style-complex="normal"/>
    </style:style>
    <style:style style:name="P511" style:family="paragraph" style:parent-style-name="Normal_20__28_Web_29_">
      <style:text-properties style:text-line-through-style="none" style:text-line-through-type="none" style:font-name="Liberation Serif1" fo:language="ru" fo:country="RU" fo:font-style="normal" style:text-underline-style="none" officeooo:rsid="1c2df3b0" officeooo:paragraph-rsid="1c2df3b0" style:font-name-asian="Times New Roman1" style:font-style-asian="normal" style:font-name-complex="Times New Roman1" style:font-style-complex="normal"/>
    </style:style>
    <style:style style:name="P512" style:family="paragraph" style:parent-style-name="Normal_20__28_Web_29_">
      <style:text-properties style:text-line-through-style="none" style:text-line-through-type="none" style:font-name="Liberation Serif1" fo:language="ru" fo:country="RU" fo:font-style="normal" style:text-underline-style="none" officeooo:rsid="1c2ff941" officeooo:paragraph-rsid="1c2ff941" style:font-name-asian="Times New Roman1" style:font-style-asian="normal" style:font-name-complex="Times New Roman1" style:font-style-complex="normal"/>
    </style:style>
    <style:style style:name="P513" style:family="paragraph" style:parent-style-name="Normal_20__28_Web_29_">
      <style:text-properties style:text-line-through-style="none" style:text-line-through-type="none" style:font-name="Liberation Serif1" fo:language="ru" fo:country="RU" fo:font-style="normal" style:text-underline-style="none" officeooo:rsid="1c3b6534" officeooo:paragraph-rsid="1c3dae5f" style:font-name-asian="Times New Roman1" style:font-style-asian="normal" style:font-name-complex="Times New Roman1" style:font-style-complex="normal"/>
    </style:style>
    <style:style style:name="P514" style:family="paragraph" style:parent-style-name="Normal_20__28_Web_29_">
      <style:text-properties style:text-line-through-style="none" style:text-line-through-type="none" style:font-name="Liberation Serif1" fo:language="ru" fo:country="RU" fo:font-style="normal" style:text-underline-style="none" officeooo:rsid="1c402ab6" officeooo:paragraph-rsid="1c402ab6" style:font-name-asian="Times New Roman1" style:font-style-asian="normal" style:font-name-complex="Times New Roman1" style:font-style-complex="normal"/>
    </style:style>
    <style:style style:name="P515" style:family="paragraph" style:parent-style-name="Normal_20__28_Web_29_">
      <style:text-properties style:text-line-through-style="none" style:text-line-through-type="none" style:font-name="Liberation Serif1" fo:language="ru" fo:country="RU" fo:font-style="normal" style:text-underline-style="none" officeooo:rsid="1c61b0c3" officeooo:paragraph-rsid="1c61b0c3" style:font-name-asian="Times New Roman1" style:font-style-asian="normal" style:font-name-complex="Times New Roman1" style:font-style-complex="normal"/>
    </style:style>
    <style:style style:name="P516" style:family="paragraph" style:parent-style-name="Normal_20__28_Web_29_">
      <style:text-properties style:text-line-through-style="none" style:text-line-through-type="none" style:font-name="Liberation Serif1" fo:language="ru" fo:country="RU" fo:font-style="normal" style:text-underline-style="none" officeooo:rsid="1c6573b4" officeooo:paragraph-rsid="1c900b67" style:font-name-asian="Times New Roman1" style:font-style-asian="normal" style:font-name-complex="Times New Roman1" style:font-style-complex="normal"/>
    </style:style>
    <style:style style:name="P517" style:family="paragraph" style:parent-style-name="Normal_20__28_Web_29_">
      <style:text-properties style:text-line-through-style="none" style:text-line-through-type="none" style:font-name="Liberation Serif1" fo:language="ru" fo:country="RU" fo:font-style="normal" style:text-underline-style="none" officeooo:rsid="1c910c1d" officeooo:paragraph-rsid="1c93c045" style:font-name-asian="Times New Roman1" style:font-style-asian="normal" style:font-name-complex="Times New Roman1" style:font-style-complex="normal"/>
    </style:style>
    <style:style style:name="P518" style:family="paragraph" style:parent-style-name="Normal_20__28_Web_29_">
      <style:text-properties style:text-line-through-style="none" style:text-line-through-type="none" style:font-name="Liberation Serif1" fo:language="ru" fo:country="RU" fo:font-style="normal" style:text-underline-style="none" officeooo:rsid="1c97cc63" officeooo:paragraph-rsid="1c997b55" style:font-name-asian="Times New Roman1" style:font-style-asian="normal" style:font-name-complex="Times New Roman1" style:font-style-complex="normal"/>
    </style:style>
    <style:style style:name="P519" style:family="paragraph" style:parent-style-name="Normal_20__28_Web_29_">
      <style:text-properties style:text-line-through-style="none" style:text-line-through-type="none" style:font-name="Liberation Serif1" fo:language="ru" fo:country="RU" fo:font-style="normal" style:text-underline-style="none" officeooo:rsid="1c997b55" officeooo:paragraph-rsid="1c997b55" style:font-name-asian="Times New Roman1" style:font-style-asian="normal" style:font-name-complex="Times New Roman1" style:font-style-complex="normal"/>
    </style:style>
    <style:style style:name="P520" style:family="paragraph" style:parent-style-name="Normal_20__28_Web_29_">
      <style:text-properties style:text-line-through-style="none" style:text-line-through-type="none" style:font-name="Liberation Serif1" fo:language="ru" fo:country="RU" fo:font-style="normal" style:text-underline-style="none" officeooo:rsid="1cc5c3ae" officeooo:paragraph-rsid="1cd5ec71" style:font-name-asian="Times New Roman1" style:font-style-asian="normal" style:font-name-complex="Times New Roman1" style:font-style-complex="normal"/>
    </style:style>
    <style:style style:name="P521" style:family="paragraph" style:parent-style-name="Normal_20__28_Web_29_">
      <style:text-properties style:text-line-through-style="none" style:text-line-through-type="none" style:font-name="Liberation Serif1" fo:language="ru" fo:country="RU" fo:font-style="normal" style:text-underline-style="none" officeooo:rsid="1ce9aacc" officeooo:paragraph-rsid="1ce9aacc" style:font-name-asian="Times New Roman1" style:font-style-asian="normal" style:font-name-complex="Times New Roman1" style:font-style-complex="normal"/>
    </style:style>
    <style:style style:name="P522" style:family="paragraph" style:parent-style-name="Normal_20__28_Web_29_">
      <style:text-properties style:text-line-through-style="none" style:text-line-through-type="none" style:font-name="Liberation Serif1" fo:language="ru" fo:country="RU" fo:font-style="normal" style:text-underline-style="none" officeooo:rsid="1cd65699" officeooo:paragraph-rsid="1cdc15c8" style:font-name-asian="Times New Roman1" style:font-style-asian="normal" style:font-name-complex="Times New Roman1" style:font-style-complex="normal"/>
    </style:style>
    <style:style style:name="P523" style:family="paragraph" style:parent-style-name="Normal_20__28_Web_29_">
      <style:text-properties style:text-line-through-style="none" style:text-line-through-type="none" style:font-name="Liberation Serif1" fo:language="ru" fo:country="RU" fo:font-style="normal" style:text-underline-style="none" officeooo:rsid="1cddddb9" officeooo:paragraph-rsid="1cdc15c8" style:font-name-asian="Times New Roman1" style:font-style-asian="normal" style:font-name-complex="Times New Roman1" style:font-style-complex="normal"/>
    </style:style>
    <style:style style:name="P524" style:family="paragraph" style:parent-style-name="Normal_20__28_Web_29_">
      <style:text-properties style:text-line-through-style="none" style:text-line-through-type="none" style:font-name="Liberation Serif1" fo:language="ru" fo:country="RU" fo:font-style="normal" style:text-underline-style="none" officeooo:rsid="1d116e59" officeooo:paragraph-rsid="1d13bf29" style:font-name-asian="Times New Roman1" style:font-style-asian="normal" style:font-name-complex="Times New Roman1" style:font-style-complex="normal"/>
    </style:style>
    <style:style style:name="P525" style:family="paragraph" style:parent-style-name="Normal_20__28_Web_29_">
      <style:text-properties style:text-line-through-style="none" style:text-line-through-type="none" style:font-name="Liberation Serif1" fo:language="ru" fo:country="RU" fo:font-style="normal" style:text-underline-style="none" officeooo:rsid="1d28c5f3" officeooo:paragraph-rsid="1d2fa362" style:font-name-asian="Times New Roman1" style:font-style-asian="normal" style:font-name-complex="Times New Roman1" style:font-style-complex="normal"/>
    </style:style>
    <style:style style:name="P526" style:family="paragraph" style:parent-style-name="Normal_20__28_Web_29_">
      <style:text-properties style:text-line-through-style="none" style:text-line-through-type="none" style:font-name="Liberation Serif1" fo:language="ru" fo:country="RU" fo:font-style="normal" style:text-underline-style="none" officeooo:rsid="1d313324" officeooo:paragraph-rsid="1d313324" style:font-name-asian="Times New Roman1" style:font-style-asian="normal" style:font-name-complex="Times New Roman1" style:font-style-complex="normal"/>
    </style:style>
    <style:style style:name="P527" style:family="paragraph" style:parent-style-name="Normal_20__28_Web_29_">
      <style:text-properties style:text-line-through-style="none" style:text-line-through-type="none" style:font-name="Liberation Serif1" fo:language="ru" fo:country="RU" fo:font-style="normal" style:text-underline-style="none" officeooo:rsid="1d31c7ec" officeooo:paragraph-rsid="1d31c7ec" style:font-name-asian="Times New Roman1" style:font-style-asian="normal" style:font-name-complex="Times New Roman1" style:font-style-complex="normal"/>
    </style:style>
    <style:style style:name="P528" style:family="paragraph" style:parent-style-name="Normal_20__28_Web_29_">
      <style:text-properties style:text-line-through-style="none" style:text-line-through-type="none" style:font-name="Liberation Serif1" fo:language="ru" fo:country="RU" fo:font-style="normal" style:text-underline-style="none" officeooo:rsid="1d38a3c3" officeooo:paragraph-rsid="1d38a3c3" style:font-name-asian="Times New Roman1" style:font-style-asian="normal" style:font-name-complex="Times New Roman1" style:font-style-complex="normal"/>
    </style:style>
    <style:style style:name="P529" style:family="paragraph" style:parent-style-name="Normal_20__28_Web_29_">
      <style:text-properties style:text-line-through-style="none" style:text-line-through-type="none" style:font-name="Liberation Serif1" fo:language="ru" fo:country="RU" fo:font-style="normal" style:text-underline-style="none" officeooo:rsid="1d3aaf1f" officeooo:paragraph-rsid="1d44acfb" style:font-name-asian="Times New Roman1" style:font-style-asian="normal" style:font-name-complex="Times New Roman1" style:font-style-complex="normal"/>
    </style:style>
    <style:style style:name="P530" style:family="paragraph" style:parent-style-name="Normal_20__28_Web_29_">
      <style:text-properties style:text-line-through-style="none" style:text-line-through-type="none" style:font-name="Liberation Serif1" fo:language="ru" fo:country="RU" fo:font-style="normal" style:text-underline-style="none" officeooo:rsid="1d45fe1e" officeooo:paragraph-rsid="1d4818a2" style:font-name-asian="Times New Roman1" style:font-style-asian="normal" style:font-name-complex="Times New Roman1" style:font-style-complex="normal"/>
    </style:style>
    <style:style style:name="P531" style:family="paragraph" style:parent-style-name="Normal_20__28_Web_29_">
      <style:text-properties style:text-line-through-style="none" style:text-line-through-type="none" style:font-name="Liberation Serif1" fo:language="ru" fo:country="RU" fo:font-style="normal" style:text-underline-style="none" officeooo:rsid="1d533dd9" officeooo:paragraph-rsid="1d5527bc" style:font-name-asian="Times New Roman1" style:font-style-asian="normal" style:font-name-complex="Times New Roman1" style:font-style-complex="normal"/>
    </style:style>
    <style:style style:name="P532" style:family="paragraph" style:parent-style-name="Normal_20__28_Web_29_">
      <style:text-properties style:text-line-through-style="none" style:text-line-through-type="none" style:font-name="Liberation Serif1" fo:language="ru" fo:country="RU" fo:font-style="normal" style:text-underline-style="none" officeooo:rsid="1d5d7525" officeooo:paragraph-rsid="1d6b56c7" style:font-name-asian="Times New Roman1" style:font-style-asian="normal" style:font-name-complex="Times New Roman1" style:font-style-complex="normal"/>
    </style:style>
    <style:style style:name="P533" style:family="paragraph" style:parent-style-name="Normal_20__28_Web_29_">
      <style:text-properties style:text-line-through-style="none" style:text-line-through-type="none" style:font-name="Liberation Serif1" fo:language="ru" fo:country="RU" fo:font-style="normal" style:text-underline-style="none" officeooo:rsid="1d6dbfdd" officeooo:paragraph-rsid="1d6f17da" style:font-name-asian="Times New Roman1" style:font-style-asian="normal" style:font-name-complex="Times New Roman1" style:font-style-complex="normal"/>
    </style:style>
    <style:style style:name="P534" style:family="paragraph" style:parent-style-name="Normal_20__28_Web_29_">
      <style:text-properties style:text-line-through-style="none" style:text-line-through-type="none" style:font-name="Liberation Serif1" fo:language="ru" fo:country="RU" fo:font-style="normal" style:text-underline-style="none" officeooo:rsid="1d6fa2d2" officeooo:paragraph-rsid="1d6fa2d2" style:font-name-asian="Times New Roman1" style:font-style-asian="normal" style:font-name-complex="Times New Roman1" style:font-style-complex="normal"/>
    </style:style>
    <style:style style:name="P535" style:family="paragraph" style:parent-style-name="Normal_20__28_Web_29_">
      <style:text-properties style:text-line-through-style="none" style:text-line-through-type="none" style:font-name="Liberation Serif1" fo:language="ru" fo:country="RU" fo:font-style="normal" style:text-underline-style="none" officeooo:rsid="1d92680a" officeooo:paragraph-rsid="1da4a0f4" style:font-name-asian="Times New Roman1" style:font-style-asian="normal" style:font-name-complex="Times New Roman1" style:font-style-complex="normal"/>
    </style:style>
    <style:style style:name="P536" style:family="paragraph" style:parent-style-name="Normal_20__28_Web_29_">
      <style:text-properties style:text-line-through-style="none" style:text-line-through-type="none" style:font-name="Liberation Serif1" fo:language="ru" fo:country="RU" fo:font-style="normal" style:text-underline-style="none" officeooo:rsid="1db0ccb9" officeooo:paragraph-rsid="1db81a00" style:font-name-asian="Times New Roman1" style:font-style-asian="normal" style:font-name-complex="Times New Roman1" style:font-style-complex="normal"/>
    </style:style>
    <style:style style:name="P537" style:family="paragraph" style:parent-style-name="Normal_20__28_Web_29_">
      <style:text-properties style:text-line-through-style="none" style:text-line-through-type="none" style:font-name="Liberation Serif1" fo:language="ru" fo:country="RU" fo:font-style="normal" style:text-underline-style="none" officeooo:rsid="1da61580" officeooo:paragraph-rsid="1dae502e" style:font-name-asian="Times New Roman1" style:font-style-asian="normal" style:font-name-complex="Times New Roman1" style:font-style-complex="normal"/>
    </style:style>
    <style:style style:name="P538" style:family="paragraph" style:parent-style-name="Normal_20__28_Web_29_">
      <style:text-properties style:text-line-through-style="none" style:text-line-through-type="none" style:font-name="Liberation Serif1" fo:language="ru" fo:country="RU" fo:font-style="normal" style:text-underline-style="none" officeooo:rsid="1dbc4a8b" officeooo:paragraph-rsid="1dbc4a8b" style:font-name-asian="Times New Roman1" style:font-style-asian="normal" style:font-name-complex="Times New Roman1" style:font-style-complex="normal"/>
    </style:style>
    <style:style style:name="P539"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45efa" style:font-name-asian="Times New Roman1" style:font-style-asian="normal" style:font-name-complex="Times New Roman1" style:font-style-complex="normal"/>
    </style:style>
    <style:style style:name="P540"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94f21" style:font-name-asian="Times New Roman1" style:font-style-asian="normal" style:font-name-complex="Times New Roman1" style:font-style-complex="normal"/>
    </style:style>
    <style:style style:name="P541"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a107d" style:font-name-asian="Times New Roman1" style:font-style-asian="normal" style:font-name-complex="Times New Roman1" style:font-style-complex="normal"/>
    </style:style>
    <style:style style:name="P542" style:family="paragraph" style:parent-style-name="Normal_20__28_Web_29_">
      <style:text-properties style:text-line-through-style="none" style:text-line-through-type="none" style:font-name="Liberation Serif1" fo:language="ru" fo:country="RU" fo:font-style="normal" style:text-underline-style="none" officeooo:rsid="1ddb32a9" officeooo:paragraph-rsid="1deb220d" style:font-name-asian="Times New Roman1" style:font-style-asian="normal" style:font-name-complex="Times New Roman1" style:font-style-complex="normal"/>
    </style:style>
    <style:style style:name="P543" style:family="paragraph" style:parent-style-name="Normal_20__28_Web_29_">
      <style:text-properties style:text-line-through-style="none" style:text-line-through-type="none" style:font-name="Liberation Serif1" fo:language="ru" fo:country="RU" fo:font-style="normal" style:text-underline-style="none" officeooo:rsid="1deb220d" officeooo:paragraph-rsid="1deb220d" style:font-name-asian="Times New Roman1" style:font-style-asian="normal" style:font-name-complex="Times New Roman1" style:font-style-complex="normal"/>
    </style:style>
    <style:style style:name="P544"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b6f67b" style:font-name-asian="Times New Roman1" style:font-style-asian="normal" style:font-name-complex="Times New Roman1" style:font-style-complex="normal"/>
    </style:style>
    <style:style style:name="P545"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f87d0b" style:font-name-asian="Times New Roman1" style:font-style-asian="normal" style:font-name-complex="Times New Roman1" style:font-style-complex="normal"/>
    </style:style>
    <style:style style:name="P546" style:family="paragraph" style:parent-style-name="Normal_20__28_Web_29_">
      <style:text-properties style:text-line-through-style="none" style:text-line-through-type="none" style:font-name="Liberation Serif1" fo:language="ru" fo:country="RU" fo:font-style="normal" style:text-underline-style="none" officeooo:rsid="2000783c" officeooo:paragraph-rsid="2000783c" style:font-name-asian="Times New Roman1" style:font-style-asian="normal" style:font-name-complex="Times New Roman1" style:font-style-complex="normal"/>
    </style:style>
    <style:style style:name="P547" style:family="paragraph" style:parent-style-name="Normal_20__28_Web_29_">
      <style:text-properties style:text-line-through-style="none" style:text-line-through-type="none" style:font-name="Liberation Serif1" fo:language="ru" fo:country="RU" fo:font-style="normal" style:text-underline-style="none" officeooo:rsid="2004c060" officeooo:paragraph-rsid="2004c060" style:font-name-asian="Times New Roman1" style:font-style-asian="normal" style:font-name-complex="Times New Roman1" style:font-style-complex="normal"/>
    </style:style>
    <style:style style:name="P548"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6221f" style:font-name-asian="Times New Roman1" style:font-style-asian="normal" style:font-name-complex="Times New Roman1" style:font-style-complex="normal"/>
    </style:style>
    <style:style style:name="P549"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9d211" style:font-name-asian="Times New Roman1" style:font-style-asian="normal" style:font-name-complex="Times New Roman1" style:font-style-complex="normal"/>
    </style:style>
    <style:style style:name="P550" style:family="paragraph" style:parent-style-name="Normal_20__28_Web_29_">
      <style:text-properties style:text-line-through-style="none" style:text-line-through-type="none" style:font-name="Liberation Serif1" fo:language="ru" fo:country="RU" fo:font-style="normal" style:text-underline-style="none" officeooo:rsid="200fc9a0" officeooo:paragraph-rsid="2011000f" style:font-name-asian="Times New Roman1" style:font-style-asian="normal" style:font-name-complex="Times New Roman1" style:font-style-complex="normal"/>
    </style:style>
    <style:style style:name="P551" style:family="paragraph" style:parent-style-name="Normal_20__28_Web_29_">
      <style:text-properties style:text-line-through-style="none" style:text-line-through-type="none" style:font-name="Liberation Serif1" fo:language="ru" fo:country="RU" fo:font-style="normal" style:text-underline-style="none" officeooo:rsid="2018d36a" officeooo:paragraph-rsid="201c6f6f" style:font-name-asian="Times New Roman1" style:font-style-asian="normal" style:font-name-complex="Times New Roman1" style:font-style-complex="normal"/>
    </style:style>
    <style:style style:name="P552" style:family="paragraph" style:parent-style-name="Normal_20__28_Web_29_">
      <style:text-properties style:text-line-through-style="none" style:text-line-through-type="none" style:font-name="Liberation Serif1" fo:language="ru" fo:country="RU" fo:font-style="normal" style:text-underline-style="none" fo:font-weight="normal" officeooo:rsid="1193eecb" officeooo:paragraph-rsid="11953869" style:font-name-asian="Times New Roman1" style:font-style-asian="normal" style:font-weight-asian="normal" style:font-name-complex="Times New Roman1" style:font-style-complex="normal" style:font-weight-complex="normal"/>
    </style:style>
    <style:style style:name="P553" style:family="paragraph" style:parent-style-name="Normal_20__28_Web_29_">
      <style:text-properties style:text-line-through-style="none" style:text-line-through-type="none" style:font-name="Liberation Serif1" fo:language="ru" fo:country="RU" fo:font-style="normal" style:text-underline-style="none" fo:font-weight="normal" officeooo:rsid="11d8060c" officeooo:paragraph-rsid="11e95875" style:font-name-asian="Times New Roman1" style:font-style-asian="normal" style:font-weight-asian="normal" style:font-name-complex="Times New Roman1" style:font-style-complex="normal" style:font-weight-complex="normal"/>
    </style:style>
    <style:style style:name="P554" style:family="paragraph" style:parent-style-name="Normal_20__28_Web_29_">
      <style:text-properties style:text-line-through-style="none" style:text-line-through-type="none" style:font-name="Liberation Serif1" fo:language="ru" fo:country="RU" fo:font-style="italic" style:text-underline-style="none" officeooo:rsid="12460175" officeooo:paragraph-rsid="12460175" style:font-name-asian="Times New Roman1" style:font-style-asian="italic" style:font-name-complex="Times New Roman1" style:font-style-complex="italic"/>
    </style:style>
    <style:style style:name="P555" style:family="paragraph" style:parent-style-name="Normal_20__28_Web_29_">
      <style:text-properties style:text-line-through-style="none" style:text-line-through-type="none" style:font-name="Liberation Serif1" fo:language="ru" fo:country="RU" fo:font-style="italic" style:text-underline-style="none" officeooo:rsid="1a6c6364" officeooo:paragraph-rsid="1a830880" style:font-name-asian="Times New Roman1" style:font-style-asian="italic" style:font-name-complex="Times New Roman1" style:font-style-complex="italic"/>
    </style:style>
    <style:style style:name="P556" style:family="paragraph" style:parent-style-name="Normal_20__28_Web_29_">
      <style:text-properties officeooo:rsid="15059686" officeooo:paragraph-rsid="15059686"/>
    </style:style>
    <style:style style:name="P557" style:family="paragraph" style:parent-style-name="Normal_20__28_Web_29_">
      <style:text-properties officeooo:paragraph-rsid="14f07af7"/>
    </style:style>
    <style:style style:name="P558"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55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06959" officeooo:paragraph-rsid="1df5120d" style:font-name-asian="Times New Roman1" style:font-style-asian="normal" style:font-name-complex="Times New Roman1" style:font-style-complex="normal"/>
    </style:style>
    <style:style style:name="P56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5120d" officeooo:paragraph-rsid="1dfce0ff" style:font-name-asian="Times New Roman1" style:font-style-asian="normal" style:font-name-complex="Times New Roman1" style:font-style-complex="normal"/>
    </style:style>
    <style:style style:name="P56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6c9e7" officeooo:paragraph-rsid="1e06c9e7" style:font-name-asian="Times New Roman1" style:font-style-asian="normal" style:font-name-complex="Times New Roman1" style:font-style-complex="normal"/>
    </style:style>
    <style:style style:name="P56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a1217" officeooo:paragraph-rsid="1e0c5c57" style:font-name-asian="Times New Roman1" style:font-style-asian="normal" style:font-name-complex="Times New Roman1" style:font-style-complex="normal"/>
    </style:style>
    <style:style style:name="P56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0ea53b" style:font-name-asian="Times New Roman1" style:font-style-asian="normal" style:font-name-complex="Times New Roman1" style:font-style-complex="normal"/>
    </style:style>
    <style:style style:name="P56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13473a" style:font-name-asian="Times New Roman1" style:font-style-asian="normal" style:font-name-complex="Times New Roman1" style:font-style-complex="normal"/>
    </style:style>
    <style:style style:name="P56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6f197" style:font-name-asian="Times New Roman1" style:font-style-asian="normal" style:font-name-complex="Times New Roman1" style:font-style-complex="normal"/>
    </style:style>
    <style:style style:name="P56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7757f" style:font-name-asian="Times New Roman1" style:font-style-asian="normal" style:font-name-complex="Times New Roman1" style:font-style-complex="normal"/>
    </style:style>
    <style:style style:name="P56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91f61" style:font-name-asian="Times New Roman1" style:font-style-asian="normal" style:font-name-complex="Times New Roman1" style:font-style-complex="normal"/>
    </style:style>
    <style:style style:name="P56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a3e15" style:font-name-asian="Times New Roman1" style:font-style-asian="normal" style:font-name-complex="Times New Roman1" style:font-style-complex="normal"/>
    </style:style>
    <style:style style:name="P56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c1ec1" style:font-name-asian="Times New Roman1" style:font-style-asian="normal" style:font-name-complex="Times New Roman1" style:font-style-complex="normal"/>
    </style:style>
    <style:style style:name="P57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1c427" style:font-name-asian="Times New Roman1" style:font-style-asian="normal" style:font-name-complex="Times New Roman1" style:font-style-complex="normal"/>
    </style:style>
    <style:style style:name="P57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653b8" style:font-name-asian="Times New Roman1" style:font-style-asian="normal" style:font-name-complex="Times New Roman1" style:font-style-complex="normal"/>
    </style:style>
    <style:style style:name="P57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93ffa" style:font-name-asian="Times New Roman1" style:font-style-asian="normal" style:font-name-complex="Times New Roman1" style:font-style-complex="normal"/>
    </style:style>
    <style:style style:name="P57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6d4bda" style:font-name-asian="Times New Roman1" style:font-style-asian="normal" style:font-name-complex="Times New Roman1" style:font-style-complex="normal"/>
    </style:style>
    <style:style style:name="P57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72b37c" style:font-name-asian="Times New Roman1" style:font-style-asian="normal" style:font-name-complex="Times New Roman1" style:font-style-complex="normal"/>
    </style:style>
    <style:style style:name="P57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74711e" style:font-name-asian="Times New Roman1" style:font-style-asian="normal" style:font-name-complex="Times New Roman1" style:font-style-complex="normal"/>
    </style:style>
    <style:style style:name="P57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872cee" style:font-name-asian="Times New Roman1" style:font-style-asian="normal" style:font-name-complex="Times New Roman1" style:font-style-complex="normal"/>
    </style:style>
    <style:style style:name="P57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93c69e" style:font-name-asian="Times New Roman1" style:font-style-asian="normal" style:font-name-complex="Times New Roman1" style:font-style-complex="normal"/>
    </style:style>
    <style:style style:name="P57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86bf1b" style:font-name-asian="Times New Roman1" style:font-style-asian="normal" style:font-name-complex="Times New Roman1" style:font-style-complex="normal"/>
    </style:style>
    <style:style style:name="P57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a5379" style:font-name-asian="Times New Roman1" style:font-style-asian="normal" style:font-name-complex="Times New Roman1" style:font-style-complex="normal"/>
    </style:style>
    <style:style style:name="P58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e7889" style:font-name-asian="Times New Roman1" style:font-style-asian="normal" style:font-name-complex="Times New Roman1" style:font-style-complex="normal"/>
    </style:style>
    <style:style style:name="P58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2f9caa" style:font-name-asian="Times New Roman1" style:font-style-asian="normal" style:font-name-complex="Times New Roman1" style:font-style-complex="normal"/>
    </style:style>
    <style:style style:name="P58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3ba6e" style:font-name-asian="Times New Roman1" style:font-style-asian="normal" style:font-name-complex="Times New Roman1" style:font-style-complex="normal"/>
    </style:style>
    <style:style style:name="P58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9b3b7" style:font-name-asian="Times New Roman1" style:font-style-asian="normal" style:font-name-complex="Times New Roman1" style:font-style-complex="normal"/>
    </style:style>
    <style:style style:name="P58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a08fb" style:font-name-asian="Times New Roman1" style:font-style-asian="normal" style:font-name-complex="Times New Roman1" style:font-style-complex="normal"/>
    </style:style>
    <style:style style:name="P58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531d0" style:font-name-asian="Times New Roman1" style:font-style-asian="normal" style:font-name-complex="Times New Roman1" style:font-style-complex="normal"/>
    </style:style>
    <style:style style:name="P58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63819" style:font-name-asian="Times New Roman1" style:font-style-asian="normal" style:font-name-complex="Times New Roman1" style:font-style-complex="normal"/>
    </style:style>
    <style:style style:name="P58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ea53b" officeooo:paragraph-rsid="1e1343c1" style:font-name-asian="Times New Roman1" style:font-style-asian="normal" style:font-name-complex="Times New Roman1" style:font-style-complex="normal"/>
    </style:style>
    <style:style style:name="P58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1f4ea9" officeooo:paragraph-rsid="1e1f4ea9" style:font-name-asian="Times New Roman1" style:font-style-asian="normal" style:font-name-complex="Times New Roman1" style:font-style-complex="normal"/>
    </style:style>
    <style:style style:name="P58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26350a" officeooo:paragraph-rsid="1e26350a" style:font-name-asian="Times New Roman1" style:font-style-asian="normal" style:font-name-complex="Times New Roman1" style:font-style-complex="normal"/>
    </style:style>
    <style:style style:name="P59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2b9ed9" officeooo:paragraph-rsid="1e2fc37a" style:font-name-asian="Times New Roman1" style:font-style-asian="normal" style:font-name-complex="Times New Roman1" style:font-style-complex="normal"/>
    </style:style>
    <style:style style:name="P59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3558c2" officeooo:paragraph-rsid="1e3558c2" style:font-name-asian="Times New Roman1" style:font-style-asian="normal" style:font-name-complex="Times New Roman1" style:font-style-complex="normal"/>
    </style:style>
    <style:style style:name="P59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4a7067" officeooo:paragraph-rsid="1e4db3e2" style:font-name-asian="Times New Roman1" style:font-style-asian="normal" style:font-name-complex="Times New Roman1" style:font-style-complex="normal"/>
    </style:style>
    <style:style style:name="P59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4f1b1c" officeooo:paragraph-rsid="1e69bc29" style:font-name-asian="Times New Roman1" style:font-style-asian="normal" style:font-name-complex="Times New Roman1" style:font-style-complex="normal"/>
    </style:style>
    <style:style style:name="P59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6b5f2f" officeooo:paragraph-rsid="1e6d4bda" style:font-name-asian="Times New Roman1" style:font-style-asian="normal" style:font-name-complex="Times New Roman1" style:font-style-complex="normal"/>
    </style:style>
    <style:style style:name="P59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76f931" officeooo:paragraph-rsid="1e7e5440" style:font-name-asian="Times New Roman1" style:font-style-asian="normal" style:font-name-complex="Times New Roman1" style:font-style-complex="normal"/>
    </style:style>
    <style:style style:name="P59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8353be" officeooo:paragraph-rsid="1e85b893" style:font-name-asian="Times New Roman1" style:font-style-asian="normal" style:font-name-complex="Times New Roman1" style:font-style-complex="normal"/>
    </style:style>
    <style:style style:name="P59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888001" officeooo:paragraph-rsid="1e8bceb2" style:font-name-asian="Times New Roman1" style:font-style-asian="normal" style:font-name-complex="Times New Roman1" style:font-style-complex="normal"/>
    </style:style>
    <style:style style:name="P59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9e2cf6" officeooo:paragraph-rsid="1e9e2cf6" style:font-name-asian="Times New Roman1" style:font-style-asian="normal" style:font-name-complex="Times New Roman1" style:font-style-complex="normal"/>
    </style:style>
    <style:style style:name="P59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0fc8b4" officeooo:paragraph-rsid="1f105b47" style:font-name-asian="Times New Roman1" style:font-style-asian="normal" style:font-name-complex="Times New Roman1" style:font-style-complex="normal"/>
    </style:style>
    <style:style style:name="P60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214f73" officeooo:paragraph-rsid="1f214f73" style:font-name-asian="Times New Roman1" style:font-style-asian="normal" style:font-name-complex="Times New Roman1" style:font-style-complex="normal"/>
    </style:style>
    <style:style style:name="P60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281b1d" officeooo:paragraph-rsid="1f281b1d" style:font-name-asian="Times New Roman1" style:font-style-asian="normal" style:font-name-complex="Times New Roman1" style:font-style-complex="normal"/>
    </style:style>
    <style:style style:name="P60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3a08fb" officeooo:paragraph-rsid="1f3d515d" style:font-name-asian="Times New Roman1" style:font-style-asian="normal" style:font-name-complex="Times New Roman1" style:font-style-complex="normal"/>
    </style:style>
    <style:style style:name="P60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429c1b" officeooo:paragraph-rsid="1f515b35" style:font-name-asian="Times New Roman1" style:font-style-asian="normal" style:font-name-complex="Times New Roman1" style:font-style-complex="normal"/>
    </style:style>
    <style:style style:name="P60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520a77" officeooo:paragraph-rsid="1f5e551b" style:font-name-asian="Times New Roman1" style:font-style-asian="normal" style:font-name-complex="Times New Roman1" style:font-style-complex="normal"/>
    </style:style>
    <style:style style:name="P60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698aca" officeooo:paragraph-rsid="1f698aca" style:font-name-asian="Times New Roman1" style:font-style-asian="normal" style:font-name-complex="Times New Roman1" style:font-style-complex="normal"/>
    </style:style>
    <style:style style:name="P60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03a09" officeooo:paragraph-rsid="1f71c385" style:font-name-asian="Times New Roman1" style:font-style-asian="normal" style:font-name-complex="Times New Roman1" style:font-style-complex="normal"/>
    </style:style>
    <style:style style:name="P60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80db2" officeooo:paragraph-rsid="1f780db2" style:font-name-asian="Times New Roman1" style:font-style-asian="normal" style:font-name-complex="Times New Roman1" style:font-style-complex="normal"/>
    </style:style>
    <style:style style:name="P60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e17bd" officeooo:paragraph-rsid="1f9b2eb7" style:font-name-asian="Times New Roman1" style:font-style-asian="normal" style:font-name-complex="Times New Roman1" style:font-style-complex="normal"/>
    </style:style>
    <style:style style:name="P60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9c02e2" officeooo:paragraph-rsid="1fb45622" style:font-name-asian="Times New Roman1" style:font-style-asian="normal" style:font-name-complex="Times New Roman1" style:font-style-complex="normal"/>
    </style:style>
    <style:style style:name="P61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ea5e8" officeooo:paragraph-rsid="111ea5e8" style:font-name-asian="Times New Roman1" style:font-style-asian="normal" style:font-name-complex="Times New Roman1" style:font-style-complex="normal"/>
    </style:style>
    <style:style style:name="P611"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f9695" officeooo:paragraph-rsid="111f9695" style:font-name-asian="Times New Roman1" style:font-style-asian="normal" style:font-name-complex="Times New Roman1" style:font-style-complex="normal"/>
    </style:style>
    <style:style style:name="P61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014b6" officeooo:paragraph-rsid="112014b6" style:font-name-asian="Times New Roman1" style:font-style-asian="normal" style:font-name-complex="Times New Roman1" style:font-style-complex="normal"/>
    </style:style>
    <style:style style:name="P61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113e1" officeooo:paragraph-rsid="112113e1" style:font-name-asian="Times New Roman1" style:font-style-asian="normal" style:font-name-complex="Times New Roman1" style:font-style-complex="normal"/>
    </style:style>
    <style:style style:name="P61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2942e" officeooo:paragraph-rsid="1122942e" style:font-name-asian="Times New Roman1" style:font-style-asian="normal" style:font-name-complex="Times New Roman1" style:font-style-complex="normal"/>
    </style:style>
    <style:style style:name="P61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61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9ed6d" officeooo:paragraph-rsid="1559ed6d" style:font-name-asian="Times New Roman1" style:font-style-asian="normal" style:font-name-complex="Times New Roman1" style:font-style-complex="normal"/>
    </style:style>
    <style:style style:name="P61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61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61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7609dc" officeooo:paragraph-rsid="157609dc" style:font-name-asian="Times New Roman1" style:font-style-asian="normal" style:font-name-complex="Times New Roman1" style:font-style-complex="normal"/>
    </style:style>
    <style:style style:name="P62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a4a7c" officeooo:paragraph-rsid="158a4a7c" style:font-name-asian="Times New Roman1" style:font-style-asian="normal" style:font-name-complex="Times New Roman1" style:font-style-complex="normal"/>
    </style:style>
    <style:style style:name="P621"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62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84923" officeooo:paragraph-rsid="15884923" style:font-name-asian="Times New Roman1" style:font-style-asian="normal" style:font-name-complex="Times New Roman1" style:font-style-complex="normal"/>
    </style:style>
    <style:style style:name="P62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62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845b3" style:font-name-asian="Times New Roman1" style:font-style-asian="normal" style:font-name-complex="Times New Roman1" style:font-style-complex="normal"/>
    </style:style>
    <style:style style:name="P62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845b3" officeooo:paragraph-rsid="1bf845b3" style:font-name-asian="Times New Roman1" style:font-style-asian="normal" style:font-name-complex="Times New Roman1" style:font-style-complex="normal"/>
    </style:style>
    <style:style style:name="P62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a0eea" officeooo:paragraph-rsid="1bfa0eea" style:font-name-asian="Times New Roman1" style:font-style-asian="normal" style:font-name-complex="Times New Roman1" style:font-style-complex="normal"/>
    </style:style>
    <style:style style:name="P62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b13bb" officeooo:paragraph-rsid="1bfb13bb" style:font-name-asian="Times New Roman1" style:font-style-asian="normal" style:font-name-complex="Times New Roman1" style:font-style-complex="normal"/>
    </style:style>
    <style:style style:name="P62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c73aa" officeooo:paragraph-rsid="1bfc73aa" style:font-name-asian="Times New Roman1" style:font-style-asian="normal" style:font-name-complex="Times New Roman1" style:font-style-complex="normal"/>
    </style:style>
    <style:style style:name="P62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e40f9" officeooo:paragraph-rsid="1bfe40f9" style:font-name-asian="Times New Roman1" style:font-style-asian="normal" style:font-name-complex="Times New Roman1" style:font-style-complex="normal"/>
    </style:style>
    <style:style style:name="P63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italic" style:text-underline-style="none" officeooo:rsid="1559ed6d" officeooo:paragraph-rsid="1559ed6d" style:font-name-asian="Times New Roman1" style:font-style-asian="italic" style:font-name-complex="Times New Roman1" style:font-style-complex="italic"/>
    </style:style>
    <style:style style:name="P63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77404c" officeooo:paragraph-rsid="15884923" style:font-name-asian="Times New Roman1" style:font-style-asian="normal" style:font-name-complex="Times New Roman1" style:font-style-complex="normal"/>
    </style:style>
    <style:style style:name="P63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63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c2b3b" officeooo:paragraph-rsid="158c5b0b" style:font-name-asian="Times New Roman1" style:font-style-asian="normal" style:font-name-complex="Times New Roman1" style:font-style-complex="normal"/>
    </style:style>
    <style:style style:name="P63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8dfa13" style:font-name-asian="Times New Roman1" style:font-style-asian="normal" style:font-name-complex="Times New Roman1" style:font-style-complex="normal"/>
    </style:style>
    <style:style style:name="P63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8ec57" style:font-name-asian="Times New Roman1" style:font-style-asian="normal" style:font-name-complex="Times New Roman1" style:font-style-complex="normal"/>
    </style:style>
    <style:style style:name="P63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9513c" style:font-name-asian="Times New Roman1" style:font-style-asian="normal" style:font-name-complex="Times New Roman1" style:font-style-complex="normal"/>
    </style:style>
    <style:style style:name="P63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e900b" style:font-name-asian="Times New Roman1" style:font-style-asian="normal" style:font-name-complex="Times New Roman1" style:font-style-complex="normal"/>
    </style:style>
    <style:style style:name="P63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a4deea" style:font-name-asian="Times New Roman1" style:font-style-asian="normal" style:font-name-complex="Times New Roman1" style:font-style-complex="normal"/>
    </style:style>
    <style:style style:name="P63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2cdc6f" style:font-name-asian="Times New Roman1" style:font-style-asian="normal" style:font-name-complex="Times New Roman1" style:font-style-complex="normal"/>
    </style:style>
    <style:style style:name="P64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34b418" style:font-name-asian="Times New Roman1" style:font-style-asian="normal" style:font-name-complex="Times New Roman1" style:font-style-complex="normal"/>
    </style:style>
    <style:style style:name="P64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4a5ca1" style:font-name-asian="Times New Roman1" style:font-style-asian="normal" style:font-name-complex="Times New Roman1" style:font-style-complex="normal"/>
    </style:style>
    <style:style style:name="P64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d82fe6" style:font-name-asian="Times New Roman1" style:font-style-asian="normal" style:font-name-complex="Times New Roman1" style:font-style-complex="normal"/>
    </style:style>
    <style:style style:name="P64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01a21" style:font-name-asian="Times New Roman1" style:font-style-asian="normal" style:font-name-complex="Times New Roman1" style:font-style-complex="normal"/>
    </style:style>
    <style:style style:name="P64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78d0e" style:font-name-asian="Times New Roman1" style:font-style-asian="normal" style:font-name-complex="Times New Roman1" style:font-style-complex="normal"/>
    </style:style>
    <style:style style:name="P64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91a90" style:font-name-asian="Times New Roman1" style:font-style-asian="normal" style:font-name-complex="Times New Roman1" style:font-style-complex="normal"/>
    </style:style>
    <style:style style:name="P64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d7972" style:font-name-asian="Times New Roman1" style:font-style-asian="normal" style:font-name-complex="Times New Roman1" style:font-style-complex="normal"/>
    </style:style>
    <style:style style:name="P64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5ee2a0" style:font-name-asian="Times New Roman1" style:font-style-asian="normal" style:font-name-complex="Times New Roman1" style:font-style-complex="normal"/>
    </style:style>
    <style:style style:name="P64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a2c26" style:font-name-asian="Times New Roman1" style:font-style-asian="normal" style:font-name-complex="Times New Roman1" style:font-style-complex="normal"/>
    </style:style>
    <style:style style:name="P64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b6983" style:font-name-asian="Times New Roman1" style:font-style-asian="normal" style:font-name-complex="Times New Roman1" style:font-style-complex="normal"/>
    </style:style>
    <style:style style:name="P65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f3033" style:font-name-asian="Times New Roman1" style:font-style-asian="normal" style:font-name-complex="Times New Roman1" style:font-style-complex="normal"/>
    </style:style>
    <style:style style:name="P65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79dba9" style:font-name-asian="Times New Roman1" style:font-style-asian="normal" style:font-name-complex="Times New Roman1" style:font-style-complex="normal"/>
    </style:style>
    <style:style style:name="P65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7e1e33" style:font-name-asian="Times New Roman1" style:font-style-asian="normal" style:font-name-complex="Times New Roman1" style:font-style-complex="normal"/>
    </style:style>
    <style:style style:name="P65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833cd3" style:font-name-asian="Times New Roman1" style:font-style-asian="normal" style:font-name-complex="Times New Roman1" style:font-style-complex="normal"/>
    </style:style>
    <style:style style:name="P65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875c42" style:font-name-asian="Times New Roman1" style:font-style-asian="normal" style:font-name-complex="Times New Roman1" style:font-style-complex="normal"/>
    </style:style>
    <style:style style:name="P65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9eee5" officeooo:paragraph-rsid="15ada2b3" style:font-name-asian="Times New Roman1" style:font-style-asian="normal" style:font-name-complex="Times New Roman1" style:font-style-complex="normal"/>
    </style:style>
    <style:style style:name="P65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50ad7" officeooo:paragraph-rsid="15ba567c" style:font-name-asian="Times New Roman1" style:font-style-asian="normal" style:font-name-complex="Times New Roman1" style:font-style-complex="normal"/>
    </style:style>
    <style:style style:name="P65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a567c" officeooo:paragraph-rsid="15bc9d2f" style:font-name-asian="Times New Roman1" style:font-style-asian="normal" style:font-name-complex="Times New Roman1" style:font-style-complex="normal"/>
    </style:style>
    <style:style style:name="P65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da2b3" officeooo:paragraph-rsid="15b3bcc6" style:font-name-asian="Times New Roman1" style:font-style-asian="normal" style:font-name-complex="Times New Roman1" style:font-style-complex="normal"/>
    </style:style>
    <style:style style:name="P65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c422f2" officeooo:paragraph-rsid="15dd8aa6" style:font-name-asian="Times New Roman1" style:font-style-asian="normal" style:font-name-complex="Times New Roman1" style:font-style-complex="normal"/>
    </style:style>
    <style:style style:name="P66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dd8aa6" officeooo:paragraph-rsid="15dd8aa6" style:font-name-asian="Times New Roman1" style:font-style-asian="normal" style:font-name-complex="Times New Roman1" style:font-style-complex="normal"/>
    </style:style>
    <style:style style:name="P66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e7869a" officeooo:paragraph-rsid="1601651a" style:font-name-asian="Times New Roman1" style:font-style-asian="normal" style:font-name-complex="Times New Roman1" style:font-style-complex="normal"/>
    </style:style>
    <style:style style:name="P66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131b13" officeooo:paragraph-rsid="16131b13" style:font-name-asian="Times New Roman1" style:font-style-asian="normal" style:font-name-complex="Times New Roman1" style:font-style-complex="normal"/>
    </style:style>
    <style:style style:name="P66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20cec5" officeooo:paragraph-rsid="162c41f9" style:font-name-asian="Times New Roman1" style:font-style-asian="normal" style:font-name-complex="Times New Roman1" style:font-style-complex="normal"/>
    </style:style>
    <style:style style:name="P66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2d2b6d" officeooo:paragraph-rsid="164613d0" style:font-name-asian="Times New Roman1" style:font-style-asian="normal" style:font-name-complex="Times New Roman1" style:font-style-complex="normal"/>
    </style:style>
    <style:style style:name="P66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47b26f" officeooo:paragraph-rsid="16497d53" style:font-name-asian="Times New Roman1" style:font-style-asian="normal" style:font-name-complex="Times New Roman1" style:font-style-complex="normal"/>
    </style:style>
    <style:style style:name="P66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533ad6" officeooo:paragraph-rsid="165a1d9f" style:font-name-asian="Times New Roman1" style:font-style-asian="normal" style:font-name-complex="Times New Roman1" style:font-style-complex="normal"/>
    </style:style>
    <style:style style:name="P66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5d17dc" officeooo:paragraph-rsid="165d17dc" style:font-name-asian="Times New Roman1" style:font-style-asian="normal" style:font-name-complex="Times New Roman1" style:font-style-complex="normal"/>
    </style:style>
    <style:style style:name="P66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6bfb9e" officeooo:paragraph-rsid="168198be" style:font-name-asian="Times New Roman1" style:font-style-asian="normal" style:font-name-complex="Times New Roman1" style:font-style-complex="normal"/>
    </style:style>
    <style:style style:name="P66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84819a" officeooo:paragraph-rsid="169304ad" style:font-name-asian="Times New Roman1" style:font-style-asian="normal" style:font-name-complex="Times New Roman1" style:font-style-complex="normal"/>
    </style:style>
    <style:style style:name="P67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9749f0" officeooo:paragraph-rsid="16ad2319" style:font-name-asian="Times New Roman1" style:font-style-asian="normal" style:font-name-complex="Times New Roman1" style:font-style-complex="normal"/>
    </style:style>
    <style:style style:name="P67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af52ae" officeooo:paragraph-rsid="16b3f009" style:font-name-asian="Times New Roman1" style:font-style-asian="normal" style:font-name-complex="Times New Roman1" style:font-style-complex="normal"/>
    </style:style>
    <style:style style:name="P67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b3f009" officeooo:paragraph-rsid="16ca919b" style:font-name-asian="Times New Roman1" style:font-style-asian="normal" style:font-name-complex="Times New Roman1" style:font-style-complex="normal"/>
    </style:style>
    <style:style style:name="P67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c18be" officeooo:paragraph-rsid="16eddac7" style:font-name-asian="Times New Roman1" style:font-style-asian="normal" style:font-name-complex="Times New Roman1" style:font-style-complex="normal"/>
    </style:style>
    <style:style style:name="P67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c18be" officeooo:paragraph-rsid="1710f519" style:font-name-asian="Times New Roman1" style:font-style-asian="normal" style:font-name-complex="Times New Roman1" style:font-style-complex="normal"/>
    </style:style>
    <style:style style:name="P67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cc0ae2" officeooo:paragraph-rsid="16e2fa6b" style:font-name-asian="Times New Roman1" style:font-style-asian="normal" style:font-name-complex="Times New Roman1" style:font-style-complex="normal"/>
    </style:style>
    <style:style style:name="P67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4ed7c" officeooo:paragraph-rsid="16e2fa6b" style:font-name-asian="Times New Roman1" style:font-style-asian="normal" style:font-name-complex="Times New Roman1" style:font-style-complex="normal"/>
    </style:style>
    <style:style style:name="P67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37a98f" officeooo:paragraph-rsid="1737a98f" style:font-name-asian="Times New Roman1" style:font-style-asian="normal" style:font-name-complex="Times New Roman1" style:font-style-complex="normal"/>
    </style:style>
    <style:style style:name="P67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e6b200" officeooo:paragraph-rsid="17f1d8dd" style:font-name-asian="Times New Roman1" style:font-style-asian="normal" style:font-name-complex="Times New Roman1" style:font-style-complex="normal"/>
    </style:style>
    <style:style style:name="P67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08dfd0" officeooo:paragraph-rsid="1805f41c" style:font-name-asian="Times New Roman1" style:font-style-asian="normal" style:font-name-complex="Times New Roman1" style:font-style-complex="normal"/>
    </style:style>
    <style:style style:name="P68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3f1b3d" officeooo:paragraph-rsid="18518e68" style:font-name-asian="Times New Roman1" style:font-style-asian="normal" style:font-name-complex="Times New Roman1" style:font-style-complex="normal"/>
    </style:style>
    <style:style style:name="P68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5a8f3d" officeooo:paragraph-rsid="185a8f3d" style:font-name-asian="Times New Roman1" style:font-style-asian="normal" style:font-name-complex="Times New Roman1" style:font-style-complex="normal"/>
    </style:style>
    <style:style style:name="P68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781617" officeooo:paragraph-rsid="18781617" style:font-name-asian="Times New Roman1" style:font-style-asian="normal" style:font-name-complex="Times New Roman1" style:font-style-complex="normal"/>
    </style:style>
    <style:style style:name="P68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95d994" officeooo:paragraph-rsid="18a6f480" style:font-name-asian="Times New Roman1" style:font-style-asian="normal" style:font-name-complex="Times New Roman1" style:font-style-complex="normal"/>
    </style:style>
    <style:style style:name="P68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a6f480" officeooo:paragraph-rsid="18e41c1e" style:font-name-asian="Times New Roman1" style:font-style-asian="normal" style:font-name-complex="Times New Roman1" style:font-style-complex="normal"/>
    </style:style>
    <style:style style:name="P68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f33f16" officeooo:paragraph-rsid="18f9c1b8" style:font-name-asian="Times New Roman1" style:font-style-asian="normal" style:font-name-complex="Times New Roman1" style:font-style-complex="normal"/>
    </style:style>
    <style:style style:name="P68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fc6757" officeooo:paragraph-rsid="190105f6" style:font-name-asian="Times New Roman1" style:font-style-asian="normal" style:font-name-complex="Times New Roman1" style:font-style-complex="normal"/>
    </style:style>
    <style:style style:name="P68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7e5b94" officeooo:paragraph-rsid="1906b6dd" style:font-name-asian="Times New Roman1" style:font-style-asian="normal" style:font-name-complex="Times New Roman1" style:font-style-complex="normal"/>
    </style:style>
    <style:style style:name="P68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476808" officeooo:paragraph-rsid="19476808" style:font-name-asian="Times New Roman1" style:font-style-asian="normal" style:font-name-complex="Times New Roman1" style:font-style-complex="normal"/>
    </style:style>
    <style:style style:name="P68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e6471a" officeooo:paragraph-rsid="196f307d" style:font-name-asian="Times New Roman1" style:font-style-asian="normal" style:font-name-complex="Times New Roman1" style:font-style-complex="normal"/>
    </style:style>
    <style:style style:name="P69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5878f9" officeooo:paragraph-rsid="19684162" style:font-name-asian="Times New Roman1" style:font-style-asian="normal" style:font-name-complex="Times New Roman1" style:font-style-complex="normal"/>
    </style:style>
    <style:style style:name="P69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7c5d24" officeooo:paragraph-rsid="197dc5fc" style:font-name-asian="Times New Roman1" style:font-style-asian="normal" style:font-name-complex="Times New Roman1" style:font-style-complex="normal"/>
    </style:style>
    <style:style style:name="P69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80ba67" officeooo:paragraph-rsid="1980ba67" style:font-name-asian="Times New Roman1" style:font-style-asian="normal" style:font-name-complex="Times New Roman1" style:font-style-complex="normal"/>
    </style:style>
    <style:style style:name="P69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883014" officeooo:paragraph-rsid="19883014" style:font-name-asian="Times New Roman1" style:font-style-asian="normal" style:font-name-complex="Times New Roman1" style:font-style-complex="normal"/>
    </style:style>
    <style:style style:name="P69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986679" officeooo:paragraph-rsid="199d45cf" style:font-name-asian="Times New Roman1" style:font-style-asian="normal" style:font-name-complex="Times New Roman1" style:font-style-complex="normal"/>
    </style:style>
    <style:style style:name="P69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59019" officeooo:paragraph-rsid="19a59019" style:font-name-asian="Times New Roman1" style:font-style-asian="normal" style:font-name-complex="Times New Roman1" style:font-style-complex="normal"/>
    </style:style>
    <style:style style:name="P69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f5253" officeooo:paragraph-rsid="19af5253" style:font-name-asian="Times New Roman1" style:font-style-asian="normal" style:font-name-complex="Times New Roman1" style:font-style-complex="normal"/>
    </style:style>
    <style:style style:name="P69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b233bc" officeooo:paragraph-rsid="19b233bc" style:font-name-asian="Times New Roman1" style:font-style-asian="normal" style:font-name-complex="Times New Roman1" style:font-style-complex="normal"/>
    </style:style>
    <style:style style:name="P698"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ad081b" officeooo:paragraph-rsid="19a59019" style:font-name-asian="Times New Roman1" style:font-size-asian="11pt" style:font-style-asian="normal" style:font-weight-asian="normal" style:font-name-complex="Times New Roman1" style:font-size-complex="11pt" style:font-style-complex="normal" style:font-weight-complex="normal"/>
    </style:style>
    <style:style style:name="P699"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700"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079e1" style:font-name-asian="Times New Roman1" style:font-size-asian="11pt" style:font-style-asian="normal" style:font-weight-asian="normal" style:font-name-complex="Times New Roman1" style:font-size-complex="11pt" style:font-style-complex="normal" style:font-weight-complex="normal"/>
    </style:style>
    <style:style style:name="P701"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10e58" style:font-name-asian="Times New Roman1" style:font-size-asian="11pt" style:font-style-asian="normal" style:font-weight-asian="normal" style:font-name-complex="Times New Roman1" style:font-size-complex="11pt" style:font-style-complex="normal" style:font-weight-complex="normal"/>
    </style:style>
    <style:style style:name="P702"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36fe8" style:font-name-asian="Times New Roman1" style:font-size-asian="11pt" style:font-style-asian="normal" style:font-weight-asian="normal" style:font-name-complex="Times New Roman1" style:font-size-complex="11pt" style:font-style-complex="normal" style:font-weight-complex="normal"/>
    </style:style>
    <style:style style:name="P703"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704"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7d296" officeooo:paragraph-rsid="19c94238" style:font-name-asian="Times New Roman1" style:font-size-asian="11pt" style:font-style-asian="normal" style:font-weight-asian="normal" style:font-name-complex="Times New Roman1" style:font-size-complex="11pt" style:font-style-complex="normal" style:font-weight-complex="normal"/>
    </style:style>
    <style:style style:name="P705"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a880a" officeooo:paragraph-rsid="19cd72b5" style:font-name-asian="Times New Roman1" style:font-size-asian="11pt" style:font-style-asian="normal" style:font-weight-asian="normal" style:font-name-complex="Times New Roman1" style:font-size-complex="11pt" style:font-style-complex="normal" style:font-weight-complex="normal"/>
    </style:style>
    <style:style style:name="P706"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f2462" officeooo:paragraph-rsid="19cf2462" style:font-name-asian="Times New Roman1" style:font-size-asian="11pt" style:font-style-asian="normal" style:font-weight-asian="normal" style:font-name-complex="Times New Roman1" style:font-size-complex="11pt" style:font-style-complex="normal" style:font-weight-complex="normal"/>
    </style:style>
    <style:style style:name="P707"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e41" officeooo:paragraph-rsid="19d31e41" style:font-name-asian="Times New Roman1" style:font-size-asian="11pt" style:font-style-asian="normal" style:font-weight-asian="normal" style:font-name-complex="Times New Roman1" style:font-size-complex="11pt" style:font-style-complex="normal" style:font-weight-complex="normal"/>
    </style:style>
    <style:style style:name="P708" style:family="paragraph" style:parent-style-name="Normal_20__28_Web_29_">
      <style:paragraph-properties fo:margin-left="0in" fo:margin-right="0in" fo:text-align="center" style:justify-single-word="false" fo:text-indent="0in" style:auto-text-indent="false"/>
      <style:text-properties style:text-line-through-style="none" style:text-line-through-type="none" style:font-name="Liberation Serif1" fo:font-size="11pt" fo:language="ru" fo:country="RU" fo:font-style="normal" style:text-underline-style="none" fo:font-weight="normal" officeooo:rsid="19d74052"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709" style:family="paragraph" style:parent-style-name="Normal_20__28_Web_29_">
      <style:paragraph-properties fo:margin-left="0in" fo:margin-right="0in" fo:text-indent="0in" style:auto-text-indent="false"/>
      <style:text-properties officeooo:paragraph-rsid="177d1121"/>
    </style:style>
    <style:style style:name="P710" style:family="paragraph" style:parent-style-name="Normal_20__28_Web_29_">
      <style:paragraph-properties fo:margin-left="0in" fo:margin-right="0in" fo:text-indent="0in" style:auto-text-indent="false"/>
      <style:text-properties officeooo:rsid="177f391d" officeooo:paragraph-rsid="177f391d"/>
    </style:style>
    <style:style style:name="P711" style:family="paragraph" style:parent-style-name="Normal_20__28_Web_29_">
      <style:paragraph-properties fo:margin-left="0in" fo:margin-right="0in" fo:text-indent="0in" style:auto-text-indent="false"/>
      <style:text-properties officeooo:paragraph-rsid="191f0c79"/>
    </style:style>
    <style:style style:name="P712" style:family="paragraph" style:parent-style-name="Normal_20__28_Web_29_">
      <style:paragraph-properties fo:margin-left="0in" fo:margin-right="0in" fo:text-indent="0in" style:auto-text-indent="false"/>
      <style:text-properties officeooo:paragraph-rsid="1929c388"/>
    </style:style>
    <style:style style:name="P713" style:family="paragraph" style:parent-style-name="Normal_20__28_Web_29_">
      <style:paragraph-properties fo:margin-left="0in" fo:margin-right="0in" fo:text-indent="0in" style:auto-text-indent="false"/>
      <style:text-properties officeooo:rsid="19365dfe" officeooo:paragraph-rsid="19434b12"/>
    </style:style>
    <style:style style:name="P714" style:family="paragraph" style:parent-style-name="Normal_20__28_Web_29_">
      <style:paragraph-properties fo:margin-left="0in" fo:margin-right="0in" fo:text-indent="0in" style:auto-text-indent="false"/>
      <style:text-properties officeooo:rsid="19365dfe" officeooo:paragraph-rsid="1944724a"/>
    </style:style>
    <style:style style:name="P715"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3bcff" style:font-name-asian="Times New Roman1" style:font-style-asian="normal" style:font-name-complex="Times New Roman1" style:font-style-complex="normal"/>
    </style:style>
    <style:style style:name="P716"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579bb" style:font-name-asian="Times New Roman1" style:font-style-asian="normal" style:font-name-complex="Times New Roman1" style:font-style-complex="normal"/>
    </style:style>
    <style:style style:name="P717"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788c7" style:font-name-asian="Times New Roman1" style:font-style-asian="normal" style:font-name-complex="Times New Roman1" style:font-style-complex="normal"/>
    </style:style>
    <style:style style:name="P718"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810e2" style:font-name-asian="Times New Roman1" style:font-style-asian="normal" style:font-name-complex="Times New Roman1" style:font-style-complex="normal"/>
    </style:style>
    <style:style style:name="P719"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965bb" style:font-name-asian="Times New Roman1" style:font-style-asian="normal" style:font-name-complex="Times New Roman1" style:font-style-complex="normal"/>
    </style:style>
    <style:style style:name="P720"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d78221" style:font-name-asian="Times New Roman1" style:font-style-asian="normal" style:font-name-complex="Times New Roman1" style:font-style-complex="normal"/>
    </style:style>
    <style:style style:name="P721"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e3ad63" style:font-name-asian="Times New Roman1" style:font-style-asian="normal" style:font-name-complex="Times New Roman1" style:font-style-complex="normal"/>
    </style:style>
    <style:style style:name="P722"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a86144" officeooo:paragraph-rsid="1ea86144" style:font-name-asian="Times New Roman1" style:font-style-asian="normal" style:font-name-complex="Times New Roman1" style:font-style-complex="normal"/>
    </style:style>
    <style:style style:name="P723"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b20c0c" officeooo:paragraph-rsid="1eb20c0c" style:font-name-asian="Times New Roman1" style:font-style-asian="normal" style:font-name-complex="Times New Roman1" style:font-style-complex="normal"/>
    </style:style>
    <style:style style:name="P724"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ddae12" officeooo:paragraph-rsid="1ee23c0c" style:font-name-asian="Times New Roman1" style:font-style-asian="normal" style:font-name-complex="Times New Roman1" style:font-style-complex="normal"/>
    </style:style>
    <style:style style:name="P725"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e53a46" officeooo:paragraph-rsid="1efc9291" style:font-name-asian="Times New Roman1" style:font-style-asian="normal" style:font-name-complex="Times New Roman1" style:font-style-complex="normal"/>
    </style:style>
    <style:style style:name="P726"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fd7a7c" officeooo:paragraph-rsid="1f075e52" style:font-name-asian="Times New Roman1" style:font-style-asian="normal" style:font-name-complex="Times New Roman1" style:font-style-complex="normal"/>
    </style:style>
    <style:style style:name="P727" style:family="paragraph" style:parent-style-name="Normal_20__28_Web_29_">
      <style:paragraph-properties fo:margin-left="0.4925in" fo:margin-right="0in" fo:text-indent="0in" style:auto-text-indent="false"/>
      <style:text-properties style:text-line-through-style="none" style:text-line-through-type="none" style:font-name="Liberation Serif1" fo:language="ru" fo:country="RU" fo:font-style="normal" style:text-underline-style="none" officeooo:rsid="19be3532" officeooo:paragraph-rsid="19be3532" style:font-name-asian="Times New Roman1" style:font-style-asian="normal" style:font-name-complex="Times New Roman1" style:font-style-complex="normal"/>
    </style:style>
    <style:style style:name="P728" style:family="paragraph" style:parent-style-name="Normal_20__28_Web_29_">
      <style:paragraph-properties fo:margin-left="0.4925in" fo:margin-right="0in" fo:text-indent="0in" style:auto-text-indent="false"/>
      <style:text-properties style:text-line-through-style="none" style:text-line-through-type="none" style:font-name="Liberation Serif1" fo:language="ru" fo:country="RU" fo:font-style="normal" style:text-underline-style="none" officeooo:rsid="1d5d7525" officeooo:paragraph-rsid="1d5d7525" style:font-name-asian="Times New Roman1" style:font-style-asian="normal" style:font-name-complex="Times New Roman1" style:font-style-complex="normal"/>
    </style:style>
    <style:style style:name="P729"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730"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858" officeooo:paragraph-rsid="19d31858" style:font-name-asian="Times New Roman1" style:font-size-asian="11pt" style:font-style-asian="normal" style:font-weight-asian="normal" style:font-name-complex="Times New Roman1" style:font-size-complex="11pt" style:font-style-complex="normal" style:font-weight-complex="normal"/>
    </style:style>
    <style:style style:name="P731" style:family="paragraph" style:parent-style-name="Normal_20__28_Web_29_">
      <style:paragraph-properties fo:margin-left="0.4925in" fo:margin-right="0in" fo:text-indent="0in" style:auto-text-indent="false"/>
      <style:text-properties fo:font-variant="normal" fo:text-transform="none" style:text-line-through-style="none" style:text-line-through-type="none" style:font-name="Liberation Serif1" fo:language="ru" fo:country="RU" fo:font-style="italic" style:text-underline-style="none" officeooo:rsid="0b43439c" officeooo:paragraph-rsid="1e72b37c" style:font-name-asian="Times New Roman1" style:font-style-asian="italic" style:font-name-complex="Times New Roman1" style:font-style-complex="italic"/>
    </style:style>
    <style:style style:name="P732" style:family="paragraph" style:parent-style-name="Normal_20__28_Web_29_">
      <style:text-properties style:text-line-through-style="none" style:text-line-through-type="none" style:font-name="Liberation Serif1" fo:language="ru" fo:country="RU" fo:font-style="normal" style:text-underline-style="none" officeooo:rsid="201e325e" officeooo:paragraph-rsid="2033e370" style:font-name-asian="Times New Roman1" style:font-style-asian="normal" style:font-name-complex="Times New Roman1" style:font-style-complex="normal"/>
    </style:style>
    <style:style style:name="P733" style:family="paragraph" style:parent-style-name="Normal_20__28_Web_29_">
      <style:text-properties style:text-line-through-style="none" style:text-line-through-type="none" style:font-name="Liberation Serif1" fo:language="ru" fo:country="RU" fo:font-style="normal" style:text-underline-style="none" officeooo:rsid="20376ee4" officeooo:paragraph-rsid="20376ee4" style:font-name-asian="Times New Roman1" style:font-style-asian="normal" style:font-name-complex="Times New Roman1" style:font-style-complex="normal"/>
    </style:style>
    <style:style style:name="P734" style:family="paragraph" style:parent-style-name="Contents_20_Heading"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c07676f" style:font-style-asian="italic" style:font-style-complex="italic"/>
    </style:style>
    <style:style style:name="T3" style:family="text">
      <style:text-properties fo:font-style="italic" officeooo:rsid="0c2e37a9" style:font-style-asian="italic" style:font-style-complex="italic"/>
    </style:style>
    <style:style style:name="T4" style:family="text">
      <style:text-properties fo:font-style="italic" officeooo:rsid="0c4b646a" style:font-style-asian="italic" style:font-style-complex="italic"/>
    </style:style>
    <style:style style:name="T5" style:family="text">
      <style:text-properties fo:font-style="italic" officeooo:rsid="0c5b9cc7" style:font-style-asian="italic" style:font-style-complex="italic"/>
    </style:style>
    <style:style style:name="T6" style:family="text">
      <style:text-properties fo:font-style="italic" officeooo:rsid="0c6c849f" style:font-style-asian="italic" style:font-style-complex="italic"/>
    </style:style>
    <style:style style:name="T7" style:family="text">
      <style:text-properties fo:font-style="italic" officeooo:rsid="0c724416" style:font-style-asian="italic" style:font-style-complex="italic"/>
    </style:style>
    <style:style style:name="T8" style:family="text">
      <style:text-properties fo:font-style="italic" officeooo:rsid="0c79e5a8" style:font-style-asian="italic" style:font-style-complex="italic"/>
    </style:style>
    <style:style style:name="T9" style:family="text">
      <style:text-properties fo:font-style="italic" officeooo:rsid="0c7d62c6" style:font-style-asian="italic" style:font-style-complex="italic"/>
    </style:style>
    <style:style style:name="T10" style:family="text">
      <style:text-properties fo:font-style="italic" officeooo:rsid="0c7f26c8" style:font-style-asian="italic" style:font-style-complex="italic"/>
    </style:style>
    <style:style style:name="T11" style:family="text">
      <style:text-properties fo:font-style="italic" officeooo:rsid="0c98a34a" style:font-style-asian="italic" style:font-style-complex="italic"/>
    </style:style>
    <style:style style:name="T12" style:family="text">
      <style:text-properties fo:font-style="italic" officeooo:rsid="0caddbe6" style:font-style-asian="italic" style:font-style-complex="italic"/>
    </style:style>
    <style:style style:name="T13" style:family="text">
      <style:text-properties fo:font-style="italic" officeooo:rsid="0ce8aaa6" style:font-style-asian="italic" style:font-style-complex="italic"/>
    </style:style>
    <style:style style:name="T14" style:family="text">
      <style:text-properties fo:font-style="italic" officeooo:rsid="0cfe4057" style:font-style-asian="italic" style:font-style-complex="italic"/>
    </style:style>
    <style:style style:name="T15" style:family="text">
      <style:text-properties fo:font-style="italic" officeooo:rsid="0d07c1fc" style:font-style-asian="italic" style:font-style-complex="italic"/>
    </style:style>
    <style:style style:name="T16" style:family="text">
      <style:text-properties fo:font-style="italic" officeooo:rsid="0d10eb2f" style:font-style-asian="italic" style:font-style-complex="italic"/>
    </style:style>
    <style:style style:name="T17" style:family="text">
      <style:text-properties fo:font-style="italic" officeooo:rsid="0d2f2901" style:font-style-asian="italic" style:font-style-complex="italic"/>
    </style:style>
    <style:style style:name="T18" style:family="text">
      <style:text-properties fo:font-style="italic" officeooo:rsid="0d419abb" style:font-style-asian="italic" style:font-style-complex="italic"/>
    </style:style>
    <style:style style:name="T19" style:family="text">
      <style:text-properties fo:font-style="italic" officeooo:rsid="0d511e95" style:font-style-asian="italic" style:font-style-complex="italic"/>
    </style:style>
    <style:style style:name="T20" style:family="text">
      <style:text-properties fo:font-style="italic" officeooo:rsid="0d568ff5" style:font-style-asian="italic" style:font-style-complex="italic"/>
    </style:style>
    <style:style style:name="T21" style:family="text">
      <style:text-properties fo:font-style="italic" officeooo:rsid="0d646fe4" style:font-style-asian="italic" style:font-style-complex="italic"/>
    </style:style>
    <style:style style:name="T22" style:family="text">
      <style:text-properties fo:font-style="italic" officeooo:rsid="0d9ad305" style:font-style-asian="italic" style:font-style-complex="italic"/>
    </style:style>
    <style:style style:name="T23" style:family="text">
      <style:text-properties fo:font-style="italic" officeooo:rsid="0df6f079" style:font-style-asian="italic" style:font-style-complex="italic"/>
    </style:style>
    <style:style style:name="T24" style:family="text">
      <style:text-properties fo:font-style="italic" officeooo:rsid="0b43439c" style:font-style-asian="italic" style:font-style-complex="italic"/>
    </style:style>
    <style:style style:name="T25" style:family="text">
      <style:text-properties fo:font-style="italic" officeooo:rsid="0e2ec392" style:font-style-asian="italic" style:font-style-complex="italic"/>
    </style:style>
    <style:style style:name="T26" style:family="text">
      <style:text-properties fo:font-style="italic" officeooo:rsid="0e53be8a" style:font-style-asian="italic" style:font-style-complex="italic"/>
    </style:style>
    <style:style style:name="T27" style:family="text">
      <style:text-properties fo:font-style="italic" officeooo:rsid="0e611aab" style:font-style-asian="italic" style:font-style-complex="italic"/>
    </style:style>
    <style:style style:name="T28" style:family="text">
      <style:text-properties fo:font-style="italic" officeooo:rsid="0e97424b" style:font-style-asian="italic" style:font-style-complex="italic"/>
    </style:style>
    <style:style style:name="T29" style:family="text">
      <style:text-properties fo:font-style="italic" officeooo:rsid="0eb08076" style:font-style-asian="italic" style:font-style-complex="italic"/>
    </style:style>
    <style:style style:name="T30" style:family="text">
      <style:text-properties fo:font-style="italic" officeooo:rsid="0f020f5e" style:font-style-asian="italic" style:font-style-complex="italic"/>
    </style:style>
    <style:style style:name="T31" style:family="text">
      <style:text-properties fo:font-style="italic" officeooo:rsid="0f21031e" style:font-style-asian="italic" style:font-style-complex="italic"/>
    </style:style>
    <style:style style:name="T32" style:family="text">
      <style:text-properties fo:font-style="italic" officeooo:rsid="0f635b0f" style:font-style-asian="italic" style:font-style-complex="italic"/>
    </style:style>
    <style:style style:name="T33" style:family="text">
      <style:text-properties fo:font-style="italic" officeooo:rsid="0f94027d" style:font-style-asian="italic" style:font-style-complex="italic"/>
    </style:style>
    <style:style style:name="T34" style:family="text">
      <style:text-properties fo:font-style="italic" officeooo:rsid="0fee8996" style:font-style-asian="italic" style:font-style-complex="italic"/>
    </style:style>
    <style:style style:name="T35" style:family="text">
      <style:text-properties fo:font-style="italic" officeooo:rsid="1016781d" style:font-style-asian="italic" style:font-style-complex="italic"/>
    </style:style>
    <style:style style:name="T36" style:family="text">
      <style:text-properties fo:font-style="italic" officeooo:rsid="10227404" style:font-style-asian="italic" style:font-style-complex="italic"/>
    </style:style>
    <style:style style:name="T37" style:family="text">
      <style:text-properties fo:font-style="italic" officeooo:rsid="102ca356" style:font-style-asian="italic" style:font-style-complex="italic"/>
    </style:style>
    <style:style style:name="T38" style:family="text">
      <style:text-properties fo:font-style="italic" officeooo:rsid="103309a8" style:font-style-asian="italic" style:font-style-complex="italic"/>
    </style:style>
    <style:style style:name="T39" style:family="text">
      <style:text-properties fo:font-style="italic" officeooo:rsid="103c2cee" style:font-style-asian="italic" style:font-style-complex="italic"/>
    </style:style>
    <style:style style:name="T40" style:family="text">
      <style:text-properties fo:font-style="italic" officeooo:rsid="1043f76f" style:font-style-asian="italic" style:font-style-complex="italic"/>
    </style:style>
    <style:style style:name="T41" style:family="text">
      <style:text-properties fo:font-style="italic" officeooo:rsid="10617e6c" style:font-style-asian="italic" style:font-style-complex="italic"/>
    </style:style>
    <style:style style:name="T42" style:family="text">
      <style:text-properties fo:font-style="italic" officeooo:rsid="1079496a" style:font-style-asian="italic" style:font-style-complex="italic"/>
    </style:style>
    <style:style style:name="T43" style:family="text">
      <style:text-properties fo:font-style="italic" officeooo:rsid="109f0e91" style:font-style-asian="italic" style:font-style-complex="italic"/>
    </style:style>
    <style:style style:name="T44" style:family="text">
      <style:text-properties fo:font-style="italic" officeooo:rsid="10b1264b" style:font-style-asian="italic" style:font-style-complex="italic"/>
    </style:style>
    <style:style style:name="T45" style:family="text">
      <style:text-properties fo:font-style="italic" officeooo:rsid="10e1fdf8" style:font-style-asian="italic" style:font-style-complex="italic"/>
    </style:style>
    <style:style style:name="T46" style:family="text">
      <style:text-properties fo:font-style="italic" officeooo:rsid="11268f9c" style:font-style-asian="italic" style:font-style-complex="italic"/>
    </style:style>
    <style:style style:name="T47" style:family="text">
      <style:text-properties fo:font-style="italic" officeooo:rsid="112cd763" style:font-style-asian="italic" style:font-style-complex="italic"/>
    </style:style>
    <style:style style:name="T48" style:family="text">
      <style:text-properties fo:font-style="italic" officeooo:rsid="114335fb" style:font-style-asian="italic" style:font-style-complex="italic"/>
    </style:style>
    <style:style style:name="T49" style:family="text">
      <style:text-properties fo:font-style="italic" officeooo:rsid="11d9ea4d" style:font-style-asian="italic" style:font-style-complex="italic"/>
    </style:style>
    <style:style style:name="T50" style:family="text">
      <style:text-properties fo:font-style="italic" officeooo:rsid="11e95875" style:font-style-asian="italic" style:font-style-complex="italic"/>
    </style:style>
    <style:style style:name="T51" style:family="text">
      <style:text-properties fo:font-style="italic" officeooo:rsid="11f5c6ae" style:font-style-asian="italic" style:font-style-complex="italic"/>
    </style:style>
    <style:style style:name="T52" style:family="text">
      <style:text-properties fo:font-style="italic" officeooo:rsid="120ee3ab" style:font-style-asian="italic" style:font-style-complex="italic"/>
    </style:style>
    <style:style style:name="T53" style:family="text">
      <style:text-properties fo:font-style="italic" officeooo:rsid="1231d10f" style:font-style-asian="italic" style:font-style-complex="italic"/>
    </style:style>
    <style:style style:name="T54" style:family="text">
      <style:text-properties fo:font-style="italic" officeooo:rsid="12337862" style:font-style-asian="italic" style:font-style-complex="italic"/>
    </style:style>
    <style:style style:name="T55" style:family="text">
      <style:text-properties fo:font-style="italic" officeooo:rsid="126a9f04" style:font-style-asian="italic" style:font-style-complex="italic"/>
    </style:style>
    <style:style style:name="T56" style:family="text">
      <style:text-properties fo:font-style="italic" officeooo:rsid="128dfd51" style:font-style-asian="italic" style:font-style-complex="italic"/>
    </style:style>
    <style:style style:name="T57" style:family="text">
      <style:text-properties fo:font-style="italic" officeooo:rsid="12a4f96e" style:font-style-asian="italic" style:font-style-complex="italic"/>
    </style:style>
    <style:style style:name="T58" style:family="text">
      <style:text-properties fo:font-style="italic" officeooo:rsid="1324a0fa" style:font-style-asian="italic" style:font-style-complex="italic"/>
    </style:style>
    <style:style style:name="T59" style:family="text">
      <style:text-properties fo:font-style="italic" officeooo:rsid="1353b15e" style:font-style-asian="italic" style:font-style-complex="italic"/>
    </style:style>
    <style:style style:name="T60" style:family="text">
      <style:text-properties fo:font-style="italic" officeooo:rsid="137926cf" style:font-style-asian="italic" style:font-style-complex="italic"/>
    </style:style>
    <style:style style:name="T61" style:family="text">
      <style:text-properties fo:font-style="italic" officeooo:rsid="137ce0be" style:font-style-asian="italic" style:font-style-complex="italic"/>
    </style:style>
    <style:style style:name="T62" style:family="text">
      <style:text-properties fo:font-style="italic" officeooo:rsid="138fa208" style:font-style-asian="italic" style:font-style-complex="italic"/>
    </style:style>
    <style:style style:name="T63" style:family="text">
      <style:text-properties fo:font-style="italic" officeooo:rsid="13b12725" style:font-style-asian="italic" style:font-style-complex="italic"/>
    </style:style>
    <style:style style:name="T64" style:family="text">
      <style:text-properties fo:font-style="italic" officeooo:rsid="13c2484d" style:font-style-asian="italic" style:font-style-complex="italic"/>
    </style:style>
    <style:style style:name="T65" style:family="text">
      <style:text-properties fo:font-style="italic" officeooo:rsid="13f767cd" style:font-style-asian="italic" style:font-style-complex="italic"/>
    </style:style>
    <style:style style:name="T66" style:family="text">
      <style:text-properties fo:font-style="italic" officeooo:rsid="13fb9344" style:font-style-asian="italic" style:font-style-complex="italic"/>
    </style:style>
    <style:style style:name="T67" style:family="text">
      <style:text-properties fo:font-style="italic" officeooo:rsid="145d5ad7" style:font-style-asian="italic" style:font-style-complex="italic"/>
    </style:style>
    <style:style style:name="T68" style:family="text">
      <style:text-properties fo:font-style="italic" officeooo:rsid="1496698f" style:font-style-asian="italic" style:font-style-complex="italic"/>
    </style:style>
    <style:style style:name="T69" style:family="text">
      <style:text-properties fo:font-style="italic" officeooo:rsid="14aa27a4" style:font-style-asian="italic" style:font-style-complex="italic"/>
    </style:style>
    <style:style style:name="T70" style:family="text">
      <style:text-properties fo:font-style="italic" officeooo:rsid="14cde715" style:font-style-asian="italic" style:font-style-complex="italic"/>
    </style:style>
    <style:style style:name="T71" style:family="text">
      <style:text-properties fo:font-style="italic" officeooo:rsid="14cf8094" style:font-style-asian="italic" style:font-style-complex="italic"/>
    </style:style>
    <style:style style:name="T72" style:family="text">
      <style:text-properties fo:font-style="italic" officeooo:rsid="14cfb5a3" style:font-style-asian="italic" style:font-style-complex="italic"/>
    </style:style>
    <style:style style:name="T73" style:family="text">
      <style:text-properties fo:font-style="italic" officeooo:rsid="14d3b1ce" style:font-style-asian="italic" style:font-style-complex="italic"/>
    </style:style>
    <style:style style:name="T74" style:family="text">
      <style:text-properties fo:font-style="italic" officeooo:rsid="1506d9be" style:font-style-asian="italic" style:font-style-complex="italic"/>
    </style:style>
    <style:style style:name="T75" style:family="text">
      <style:text-properties fo:font-style="italic" officeooo:rsid="15183cbe" style:font-style-asian="italic" style:font-style-complex="italic"/>
    </style:style>
    <style:style style:name="T76" style:family="text">
      <style:text-properties fo:font-style="italic" officeooo:rsid="155daaea" style:font-style-asian="italic" style:font-style-complex="italic"/>
    </style:style>
    <style:style style:name="T77" style:family="text">
      <style:text-properties fo:font-style="italic" officeooo:rsid="15645505" style:font-style-asian="italic" style:font-style-complex="italic"/>
    </style:style>
    <style:style style:name="T78" style:family="text">
      <style:text-properties fo:font-style="italic" officeooo:rsid="15a55027" style:font-style-asian="italic" style:font-style-complex="italic"/>
    </style:style>
    <style:style style:name="T79" style:family="text">
      <style:text-properties fo:font-style="italic" officeooo:rsid="15c4762f" style:font-style-asian="italic" style:font-style-complex="italic"/>
    </style:style>
    <style:style style:name="T80" style:family="text">
      <style:text-properties fo:font-style="italic" officeooo:rsid="15e559c9" style:font-style-asian="italic" style:font-style-complex="italic"/>
    </style:style>
    <style:style style:name="T81" style:family="text">
      <style:text-properties fo:font-style="italic" officeooo:rsid="15e8a610" style:font-style-asian="italic" style:font-style-complex="italic"/>
    </style:style>
    <style:style style:name="T82" style:family="text">
      <style:text-properties fo:font-style="italic" officeooo:rsid="15f91254" style:font-style-asian="italic" style:font-style-complex="italic"/>
    </style:style>
    <style:style style:name="T83" style:family="text">
      <style:text-properties fo:font-style="italic" officeooo:rsid="161414ee" style:font-style-asian="italic" style:font-style-complex="italic"/>
    </style:style>
    <style:style style:name="T84" style:family="text">
      <style:text-properties fo:font-style="italic" officeooo:rsid="1707d266" style:font-style-asian="italic" style:font-style-complex="italic"/>
    </style:style>
    <style:style style:name="T85" style:family="text">
      <style:text-properties fo:font-style="italic" officeooo:rsid="1708dfd0" style:font-style-asian="italic" style:font-style-complex="italic"/>
    </style:style>
    <style:style style:name="T86" style:family="text">
      <style:text-properties fo:font-style="italic" officeooo:rsid="172545ab" style:font-style-asian="italic" style:font-style-complex="italic"/>
    </style:style>
    <style:style style:name="T87" style:family="text">
      <style:text-properties fo:font-style="italic" officeooo:rsid="17391abe" style:font-style-asian="italic" style:font-style-complex="italic"/>
    </style:style>
    <style:style style:name="T88" style:family="text">
      <style:text-properties fo:font-style="italic" officeooo:rsid="17462ca0" style:font-style-asian="italic" style:font-style-complex="italic"/>
    </style:style>
    <style:style style:name="T89" style:family="text">
      <style:text-properties fo:font-style="italic" officeooo:rsid="17990feb" style:font-style-asian="italic" style:font-style-complex="italic"/>
    </style:style>
    <style:style style:name="T90" style:family="text">
      <style:text-properties fo:font-style="italic" officeooo:rsid="17ba15eb" style:font-style-asian="italic" style:font-style-complex="italic"/>
    </style:style>
    <style:style style:name="T91" style:family="text">
      <style:text-properties fo:font-style="italic" officeooo:rsid="17d82fe6" style:font-style-asian="italic" style:font-style-complex="italic"/>
    </style:style>
    <style:style style:name="T92" style:family="text">
      <style:text-properties fo:font-style="italic" officeooo:rsid="17dbe677" style:font-style-asian="italic" style:font-style-complex="italic"/>
    </style:style>
    <style:style style:name="T93" style:family="text">
      <style:text-properties fo:font-style="italic" officeooo:rsid="18391a90" style:font-style-asian="italic" style:font-style-complex="italic"/>
    </style:style>
    <style:style style:name="T94" style:family="text">
      <style:text-properties fo:font-style="italic" officeooo:rsid="18406a2f" style:font-style-asian="italic" style:font-style-complex="italic"/>
    </style:style>
    <style:style style:name="T95" style:family="text">
      <style:text-properties fo:font-style="italic" officeooo:rsid="185ef79e" style:font-style-asian="italic" style:font-style-complex="italic"/>
    </style:style>
    <style:style style:name="T96" style:family="text">
      <style:text-properties fo:font-style="italic" officeooo:rsid="187991fe" style:font-style-asian="italic" style:font-style-complex="italic"/>
    </style:style>
    <style:style style:name="T97" style:family="text">
      <style:text-properties fo:font-style="italic" officeooo:rsid="18a78ac8" style:font-style-asian="italic" style:font-style-complex="italic"/>
    </style:style>
    <style:style style:name="T98" style:family="text">
      <style:text-properties fo:font-style="italic" officeooo:rsid="18e738be" style:font-style-asian="italic" style:font-style-complex="italic"/>
    </style:style>
    <style:style style:name="T99" style:family="text">
      <style:text-properties fo:font-style="italic" officeooo:rsid="19590501" style:font-style-asian="italic" style:font-style-complex="italic"/>
    </style:style>
    <style:style style:name="T100" style:family="text">
      <style:text-properties fo:font-style="italic" officeooo:rsid="1a21080b" style:font-style-asian="italic" style:font-style-complex="italic"/>
    </style:style>
    <style:style style:name="T101" style:family="text">
      <style:text-properties fo:font-style="italic" officeooo:rsid="1a6047df" style:font-style-asian="italic" style:font-style-complex="italic"/>
    </style:style>
    <style:style style:name="T102" style:family="text">
      <style:text-properties fo:font-style="italic" officeooo:rsid="1a6e5158" style:font-style-asian="italic" style:font-style-complex="italic"/>
    </style:style>
    <style:style style:name="T103" style:family="text">
      <style:text-properties fo:font-style="italic" officeooo:rsid="1a8d8271" style:font-style-asian="italic" style:font-style-complex="italic"/>
    </style:style>
    <style:style style:name="T104" style:family="text">
      <style:text-properties fo:font-style="italic" officeooo:rsid="1adcb38c" style:font-style-asian="italic" style:font-style-complex="italic"/>
    </style:style>
    <style:style style:name="T105" style:family="text">
      <style:text-properties fo:font-style="italic" officeooo:rsid="1af9dc71" style:font-style-asian="italic" style:font-style-complex="italic"/>
    </style:style>
    <style:style style:name="T106" style:family="text">
      <style:text-properties fo:font-style="italic" officeooo:rsid="1b018966" style:font-style-asian="italic" style:font-style-complex="italic"/>
    </style:style>
    <style:style style:name="T107" style:family="text">
      <style:text-properties fo:font-style="italic" officeooo:rsid="1b6db2e2" style:font-style-asian="italic" style:font-style-complex="italic"/>
    </style:style>
    <style:style style:name="T108" style:family="text">
      <style:text-properties fo:font-style="italic" officeooo:rsid="1b93bbbd" style:font-style-asian="italic" style:font-style-complex="italic"/>
    </style:style>
    <style:style style:name="T109" style:family="text">
      <style:text-properties fo:font-style="italic" officeooo:rsid="1b9f4340" style:font-style-asian="italic" style:font-style-complex="italic"/>
    </style:style>
    <style:style style:name="T110" style:family="text">
      <style:text-properties fo:font-style="italic" officeooo:rsid="1bc3e89c" style:font-style-asian="italic" style:font-style-complex="italic"/>
    </style:style>
    <style:style style:name="T111" style:family="text">
      <style:text-properties fo:font-style="italic" officeooo:rsid="1bc7a59f" style:font-style-asian="italic" style:font-style-complex="italic"/>
    </style:style>
    <style:style style:name="T112" style:family="text">
      <style:text-properties fo:font-style="italic" officeooo:rsid="1bd25bc4" style:font-style-asian="italic" style:font-style-complex="italic"/>
    </style:style>
    <style:style style:name="T113" style:family="text">
      <style:text-properties fo:font-style="italic" officeooo:rsid="1c16b9c3" style:font-style-asian="italic" style:font-style-complex="italic"/>
    </style:style>
    <style:style style:name="T114" style:family="text">
      <style:text-properties fo:font-style="italic" officeooo:rsid="1c178378" style:font-style-asian="italic" style:font-style-complex="italic"/>
    </style:style>
    <style:style style:name="T115" style:family="text">
      <style:text-properties fo:font-style="italic" officeooo:rsid="1c4ad1d7" style:font-style-asian="italic" style:font-style-complex="italic"/>
    </style:style>
    <style:style style:name="T116" style:family="text">
      <style:text-properties fo:font-style="italic" officeooo:rsid="1c55b597" style:font-style-asian="italic" style:font-style-complex="italic"/>
    </style:style>
    <style:style style:name="T117" style:family="text">
      <style:text-properties fo:font-style="italic" officeooo:rsid="1c5bebb7" style:font-style-asian="italic" style:font-style-complex="italic"/>
    </style:style>
    <style:style style:name="T118" style:family="text">
      <style:text-properties fo:font-style="italic" officeooo:rsid="1c5cf140" style:font-style-asian="italic" style:font-style-complex="italic"/>
    </style:style>
    <style:style style:name="T119" style:family="text">
      <style:text-properties fo:font-style="italic" officeooo:rsid="1c65d0f8" style:font-style-asian="italic" style:font-style-complex="italic"/>
    </style:style>
    <style:style style:name="T120" style:family="text">
      <style:text-properties fo:font-style="italic" officeooo:rsid="1ca9d8f0" style:font-style-asian="italic" style:font-style-complex="italic"/>
    </style:style>
    <style:style style:name="T121" style:family="text">
      <style:text-properties fo:font-style="italic" officeooo:rsid="1ced4929" style:font-style-asian="italic" style:font-style-complex="italic"/>
    </style:style>
    <style:style style:name="T122" style:family="text">
      <style:text-properties fo:font-style="italic" officeooo:rsid="1cefe854" style:font-style-asian="italic" style:font-style-complex="italic"/>
    </style:style>
    <style:style style:name="T123" style:family="text">
      <style:text-properties fo:font-style="italic" officeooo:rsid="1cf9910f" style:font-style-asian="italic" style:font-style-complex="italic"/>
    </style:style>
    <style:style style:name="T124" style:family="text">
      <style:text-properties fo:font-style="italic" officeooo:rsid="1cfeba5f" style:font-style-asian="italic" style:font-style-complex="italic"/>
    </style:style>
    <style:style style:name="T125" style:family="text">
      <style:text-properties fo:font-style="italic" officeooo:rsid="1d0ef4a0" style:font-style-asian="italic" style:font-style-complex="italic"/>
    </style:style>
    <style:style style:name="T126" style:family="text">
      <style:text-properties fo:font-style="italic" officeooo:rsid="1d12dc35" style:font-style-asian="italic" style:font-style-complex="italic"/>
    </style:style>
    <style:style style:name="T127" style:family="text">
      <style:text-properties fo:font-style="italic" officeooo:rsid="1d24acea" style:font-style-asian="italic" style:font-style-complex="italic"/>
    </style:style>
    <style:style style:name="T128" style:family="text">
      <style:text-properties fo:font-style="italic" officeooo:rsid="1d2a19ee" style:font-style-asian="italic" style:font-style-complex="italic"/>
    </style:style>
    <style:style style:name="T129" style:family="text">
      <style:text-properties fo:font-style="italic" officeooo:rsid="1d32c126" style:font-style-asian="italic" style:font-style-complex="italic"/>
    </style:style>
    <style:style style:name="T130" style:family="text">
      <style:text-properties fo:font-style="italic" officeooo:rsid="1d32fb2a" style:font-style-asian="italic" style:font-style-complex="italic"/>
    </style:style>
    <style:style style:name="T131" style:family="text">
      <style:text-properties fo:font-style="italic" officeooo:rsid="1d3aac0f" style:font-style-asian="italic" style:font-style-complex="italic"/>
    </style:style>
    <style:style style:name="T132" style:family="text">
      <style:text-properties fo:font-style="italic" officeooo:rsid="1d3bc875" style:font-style-asian="italic" style:font-style-complex="italic"/>
    </style:style>
    <style:style style:name="T133" style:family="text">
      <style:text-properties fo:font-style="italic" officeooo:rsid="1d467a29" style:font-style-asian="italic" style:font-style-complex="italic"/>
    </style:style>
    <style:style style:name="T134" style:family="text">
      <style:text-properties fo:font-style="italic" officeooo:rsid="1d542d45" style:font-style-asian="italic" style:font-style-complex="italic"/>
    </style:style>
    <style:style style:name="T135" style:family="text">
      <style:text-properties fo:font-style="italic" officeooo:rsid="1d93ecfe" style:font-style-asian="italic" style:font-style-complex="italic"/>
    </style:style>
    <style:style style:name="T136" style:family="text">
      <style:text-properties fo:font-style="italic" officeooo:rsid="1db1534b" style:font-style-asian="italic" style:font-style-complex="italic"/>
    </style:style>
    <style:style style:name="T137" style:family="text">
      <style:text-properties fo:font-style="italic" officeooo:rsid="1dbe51b9" style:font-style-asian="italic" style:font-style-complex="italic"/>
    </style:style>
    <style:style style:name="T138" style:family="text">
      <style:text-properties fo:font-style="italic" officeooo:rsid="1df5bc74" style:font-style-asian="italic" style:font-style-complex="italic"/>
    </style:style>
    <style:style style:name="T139" style:family="text">
      <style:text-properties fo:font-style="italic" officeooo:rsid="1e27de83" style:font-style-asian="italic" style:font-style-complex="italic"/>
    </style:style>
    <style:style style:name="T140" style:family="text">
      <style:text-properties fo:font-style="italic" officeooo:rsid="1e2bd808" style:font-style-asian="italic" style:font-style-complex="italic"/>
    </style:style>
    <style:style style:name="T141" style:family="text">
      <style:text-properties fo:font-style="italic" officeooo:rsid="1e3c1ec1" style:font-style-asian="italic" style:font-style-complex="italic"/>
    </style:style>
    <style:style style:name="T142" style:family="text">
      <style:text-properties fo:font-style="italic" officeooo:rsid="1e472f3a" style:font-style-asian="italic" style:font-style-complex="italic"/>
    </style:style>
    <style:style style:name="T143" style:family="text">
      <style:text-properties fo:font-style="italic" officeooo:rsid="1e4a9b5d" style:font-style-asian="italic" style:font-style-complex="italic"/>
    </style:style>
    <style:style style:name="T144" style:family="text">
      <style:text-properties fo:font-style="italic" officeooo:rsid="1e504880" style:font-style-asian="italic" style:font-style-complex="italic"/>
    </style:style>
    <style:style style:name="T145" style:family="text">
      <style:text-properties fo:font-style="italic" officeooo:rsid="1e78a967" style:font-style-asian="italic" style:font-style-complex="italic"/>
    </style:style>
    <style:style style:name="T146" style:family="text">
      <style:text-properties fo:font-style="italic" officeooo:rsid="1e83bfbb" style:font-style-asian="italic" style:font-style-complex="italic"/>
    </style:style>
    <style:style style:name="T147" style:family="text">
      <style:text-properties fo:font-style="italic" officeooo:rsid="1e872cee" style:font-style-asian="italic" style:font-style-complex="italic"/>
    </style:style>
    <style:style style:name="T148" style:family="text">
      <style:text-properties fo:font-style="italic" officeooo:rsid="1e88ba64" style:font-style-asian="italic" style:font-style-complex="italic"/>
    </style:style>
    <style:style style:name="T149" style:family="text">
      <style:text-properties fo:font-style="italic" officeooo:rsid="1e93c69e" style:font-style-asian="italic" style:font-style-complex="italic"/>
    </style:style>
    <style:style style:name="T150" style:family="text">
      <style:text-properties fo:font-style="italic" officeooo:rsid="1e9e5965" style:font-style-asian="italic" style:font-style-complex="italic"/>
    </style:style>
    <style:style style:name="T151" style:family="text">
      <style:text-properties fo:font-style="italic" officeooo:rsid="1ea86144" style:font-style-asian="italic" style:font-style-complex="italic"/>
    </style:style>
    <style:style style:name="T152" style:family="text">
      <style:text-properties fo:font-style="italic" officeooo:rsid="1eaa0683" style:font-style-asian="italic" style:font-style-complex="italic"/>
    </style:style>
    <style:style style:name="T153" style:family="text">
      <style:text-properties fo:font-style="italic" officeooo:rsid="1eb579bb" style:font-style-asian="italic" style:font-style-complex="italic"/>
    </style:style>
    <style:style style:name="T154" style:family="text">
      <style:text-properties fo:font-style="italic" officeooo:rsid="1eb965bb" style:font-style-asian="italic" style:font-style-complex="italic"/>
    </style:style>
    <style:style style:name="T155" style:family="text">
      <style:text-properties fo:font-style="italic" officeooo:rsid="1ee6b53f" style:font-style-asian="italic" style:font-style-complex="italic"/>
    </style:style>
    <style:style style:name="T156" style:family="text">
      <style:text-properties fo:font-style="italic" officeooo:rsid="1efe4819" style:font-style-asian="italic" style:font-style-complex="italic"/>
    </style:style>
    <style:style style:name="T157" style:family="text">
      <style:text-properties fo:font-style="italic" officeooo:rsid="1f075e52" style:font-style-asian="italic" style:font-style-complex="italic"/>
    </style:style>
    <style:style style:name="T158" style:family="text">
      <style:text-properties fo:font-style="italic" officeooo:rsid="1f105b47" style:font-style-asian="italic" style:font-style-complex="italic"/>
    </style:style>
    <style:style style:name="T159" style:family="text">
      <style:text-properties fo:font-style="italic" officeooo:rsid="1f1332e4" style:font-style-asian="italic" style:font-style-complex="italic"/>
    </style:style>
    <style:style style:name="T160" style:family="text">
      <style:text-properties fo:font-style="italic" officeooo:rsid="1f2f9caa" style:font-style-asian="italic" style:font-style-complex="italic"/>
    </style:style>
    <style:style style:name="T161" style:family="text">
      <style:text-properties fo:font-style="italic" officeooo:rsid="1f348019" style:font-style-asian="italic" style:font-style-complex="italic"/>
    </style:style>
    <style:style style:name="T162" style:family="text">
      <style:text-properties fo:font-style="italic" officeooo:rsid="1f448b6c" style:font-style-asian="italic" style:font-style-complex="italic"/>
    </style:style>
    <style:style style:name="T163" style:family="text">
      <style:text-properties fo:font-style="italic" officeooo:rsid="1f5e9694" style:font-style-asian="italic" style:font-style-complex="italic"/>
    </style:style>
    <style:style style:name="T164" style:family="text">
      <style:text-properties fo:font-style="italic" officeooo:rsid="1f6a940f" style:font-style-asian="italic" style:font-style-complex="italic"/>
    </style:style>
    <style:style style:name="T165" style:family="text">
      <style:text-properties fo:font-style="italic" officeooo:rsid="1f7531d0" style:font-style-asian="italic" style:font-style-complex="italic"/>
    </style:style>
    <style:style style:name="T166" style:family="text">
      <style:text-properties fo:font-style="italic" officeooo:rsid="1f790108" style:font-style-asian="italic" style:font-style-complex="italic"/>
    </style:style>
    <style:style style:name="T167" style:family="text">
      <style:text-properties fo:font-style="italic" officeooo:rsid="1f7f172a" style:font-style-asian="italic" style:font-style-complex="italic"/>
    </style:style>
    <style:style style:name="T168" style:family="text">
      <style:text-properties fo:font-style="italic" officeooo:rsid="1f9c3649" style:font-style-asian="italic" style:font-style-complex="italic"/>
    </style:style>
    <style:style style:name="T169" style:family="text">
      <style:text-properties fo:font-style="italic" officeooo:rsid="1fa44f50" style:font-style-asian="italic" style:font-style-complex="italic"/>
    </style:style>
    <style:style style:name="T170" style:family="text">
      <style:text-properties fo:font-style="italic" officeooo:rsid="1fb731f5" style:font-style-asian="italic" style:font-style-complex="italic"/>
    </style:style>
    <style:style style:name="T171" style:family="text">
      <style:text-properties fo:font-style="italic" officeooo:rsid="1febb3a1" style:font-style-asian="italic" style:font-style-complex="italic"/>
    </style:style>
    <style:style style:name="T172" style:family="text">
      <style:text-properties fo:font-style="italic" officeooo:rsid="1ff409a1" style:font-style-asian="italic" style:font-style-complex="italic"/>
    </style:style>
    <style:style style:name="T173" style:family="text">
      <style:text-properties fo:font-style="italic" officeooo:rsid="1ff8d4df" style:font-style-asian="italic" style:font-style-complex="italic"/>
    </style:style>
    <style:style style:name="T174" style:family="text">
      <style:text-properties fo:font-style="italic" officeooo:rsid="1ffd2a34" style:font-style-asian="italic" style:font-style-complex="italic"/>
    </style:style>
    <style:style style:name="T175" style:family="text">
      <style:text-properties fo:font-style="italic" officeooo:rsid="201fa01c" style:font-style-asian="italic" style:font-style-complex="italic"/>
    </style:style>
    <style:style style:name="T176" style:family="text">
      <style:text-properties fo:font-style="italic" officeooo:rsid="20391b42" style:font-style-asian="italic" style:font-style-complex="italic"/>
    </style:style>
    <style:style style:name="T177" style:family="text">
      <style:text-properties fo:font-style="italic" fo:font-weight="normal" style:font-style-asian="italic" style:font-weight-asian="normal" style:font-style-complex="italic" style:font-weight-complex="normal"/>
    </style:style>
    <style:style style:name="T178" style:family="text">
      <style:text-properties fo:font-style="italic" fo:font-weight="normal" officeooo:rsid="0bb454e8" style:font-style-asian="italic" style:font-weight-asian="normal" style:font-style-complex="italic" style:font-weight-complex="normal"/>
    </style:style>
    <style:style style:name="T179" style:family="text">
      <style:text-properties fo:font-style="italic" fo:font-weight="normal" officeooo:rsid="0e90c1b2" style:font-style-asian="italic" style:font-weight-asian="normal" style:font-style-complex="italic" style:font-weight-complex="normal"/>
    </style:style>
    <style:style style:name="T180" style:family="text">
      <style:text-properties fo:font-style="italic" fo:font-weight="normal" officeooo:rsid="11560079" style:font-style-asian="italic" style:font-weight-asian="normal" style:font-style-complex="italic" style:font-weight-complex="normal"/>
    </style:style>
    <style:style style:name="T181" style:family="text">
      <style:text-properties fo:font-style="italic" fo:font-weight="normal" officeooo:rsid="117c2ebb" style:font-style-asian="italic" style:font-weight-asian="normal" style:font-style-complex="italic" style:font-weight-complex="normal"/>
    </style:style>
    <style:style style:name="T182" style:family="text">
      <style:text-properties fo:font-style="italic" fo:font-weight="normal" officeooo:rsid="118f82f0" style:font-style-asian="italic" style:font-weight-asian="normal" style:font-style-complex="italic" style:font-weight-complex="normal"/>
    </style:style>
    <style:style style:name="T183" style:family="text">
      <style:text-properties fo:font-style="italic" fo:font-weight="normal" officeooo:rsid="11bfe3a9" style:font-style-asian="italic" style:font-weight-asian="normal" style:font-style-complex="italic" style:font-weight-complex="normal"/>
    </style:style>
    <style:style style:name="T184" style:family="text">
      <style:text-properties fo:font-style="italic" fo:font-weight="normal" officeooo:rsid="11c35bf8" style:font-style-asian="italic" style:font-weight-asian="normal" style:font-style-complex="italic" style:font-weight-complex="normal"/>
    </style:style>
    <style:style style:name="T185" style:family="text">
      <style:text-properties fo:font-style="italic" fo:font-weight="normal" officeooo:rsid="11ce0053" style:font-style-asian="italic" style:font-weight-asian="normal" style:font-style-complex="italic" style:font-weight-complex="normal"/>
    </style:style>
    <style:style style:name="T186" style:family="text">
      <style:text-properties fo:font-style="italic" fo:font-weight="normal" officeooo:rsid="1c0aada7" style:font-style-asian="italic" style:font-weight-asian="normal" style:font-style-complex="italic" style:font-weight-complex="normal"/>
    </style:style>
    <style:style style:name="T187" style:family="text">
      <style:text-properties style:font-name="Liberation Serif1" officeooo:rsid="0b416488"/>
    </style:style>
    <style:style style:name="T188" style:family="text">
      <style:text-properties style:font-name="Liberation Serif1" officeooo:rsid="1614b04a"/>
    </style:style>
    <style:style style:name="T189" style:family="text">
      <style:text-properties style:font-name="Liberation Serif1" fo:font-size="11pt" officeooo:rsid="191675a2" style:font-size-asian="11pt" style:font-name-complex="Liberation Serif1" style:font-size-complex="11pt"/>
    </style:style>
    <style:style style:name="T190" style:family="text">
      <style:text-properties style:font-name="Liberation Serif1" fo:font-size="11pt" officeooo:rsid="1918068e" style:font-size-asian="11pt" style:font-name-complex="Liberation Serif1" style:font-size-complex="11pt"/>
    </style:style>
    <style:style style:name="T191" style:family="text">
      <style:text-properties style:font-name="Liberation Serif1" fo:font-size="11pt" officeooo:rsid="19196f2a" style:font-size-asian="11pt" style:font-name-complex="Liberation Serif1" style:font-size-complex="11pt"/>
    </style:style>
    <style:style style:name="T192" style:family="text">
      <style:text-properties style:font-name="Liberation Serif1" fo:font-size="11pt" officeooo:rsid="191ad273" style:font-size-asian="11pt" style:font-name-complex="Liberation Serif1" style:font-size-complex="11pt"/>
    </style:style>
    <style:style style:name="T193" style:family="text">
      <style:text-properties style:font-name="Liberation Serif1" fo:font-size="11pt" officeooo:rsid="191c1fa3" style:font-size-asian="11pt" style:font-name-complex="Liberation Serif1" style:font-size-complex="11pt"/>
    </style:style>
    <style:style style:name="T194" style:family="text">
      <style:text-properties style:font-name="Liberation Serif1" fo:font-size="11pt" officeooo:rsid="191df851" style:font-size-asian="11pt" style:font-name-complex="Liberation Serif1" style:font-size-complex="11pt"/>
    </style:style>
    <style:style style:name="T195" style:family="text">
      <style:text-properties style:font-name="Liberation Serif1" fo:font-size="11pt" officeooo:rsid="191f354b" style:font-size-asian="11pt" style:font-name-complex="Liberation Serif1" style:font-size-complex="11pt"/>
    </style:style>
    <style:style style:name="T196" style:family="text">
      <style:text-properties style:font-name="Liberation Serif1" fo:font-size="11pt" fo:font-style="italic" officeooo:rsid="191c1fa3" style:font-size-asian="11pt" style:font-style-asian="italic" style:font-name-complex="Liberation Serif1" style:font-size-complex="11pt" style:font-style-complex="italic"/>
    </style:style>
    <style:style style:name="T197" style:family="text">
      <style:text-properties fo:font-weight="bold" style:font-weight-asian="bold" style:font-weight-complex="bold"/>
    </style:style>
    <style:style style:name="T198" style:family="text">
      <style:text-properties fo:font-weight="bold" officeooo:rsid="11560079" style:font-weight-asian="bold" style:font-weight-complex="bold"/>
    </style:style>
    <style:style style:name="T199" style:family="text">
      <style:text-properties fo:font-weight="bold" officeooo:rsid="19993267" style:font-weight-asian="bold" style:font-weight-complex="bold"/>
    </style:style>
    <style:style style:name="T200" style:family="text">
      <style:text-properties fo:font-weight="normal" style:font-weight-asian="normal" style:font-weight-complex="normal"/>
    </style:style>
    <style:style style:name="T201" style:family="text">
      <style:text-properties fo:font-weight="normal" officeooo:rsid="0bb454e8" style:font-weight-asian="normal" style:font-weight-complex="normal"/>
    </style:style>
    <style:style style:name="T202" style:family="text">
      <style:text-properties fo:font-weight="normal" officeooo:rsid="0bb6276f" style:font-weight-asian="normal" style:font-weight-complex="normal"/>
    </style:style>
    <style:style style:name="T203" style:family="text">
      <style:text-properties fo:font-weight="normal" officeooo:rsid="0bb66d8d" style:font-weight-asian="normal" style:font-weight-complex="normal"/>
    </style:style>
    <style:style style:name="T204" style:family="text">
      <style:text-properties fo:font-weight="normal" officeooo:rsid="0bb77ad3" style:font-weight-asian="normal" style:font-weight-complex="normal"/>
    </style:style>
    <style:style style:name="T205" style:family="text">
      <style:text-properties fo:font-weight="normal" officeooo:rsid="0bb79dd3" style:font-weight-asian="normal" style:font-weight-complex="normal"/>
    </style:style>
    <style:style style:name="T206" style:family="text">
      <style:text-properties fo:font-weight="normal" officeooo:rsid="0bb886a0" style:font-weight-asian="normal" style:font-weight-complex="normal"/>
    </style:style>
    <style:style style:name="T207" style:family="text">
      <style:text-properties fo:font-weight="normal" officeooo:rsid="0bb955a1" style:font-weight-asian="normal" style:font-weight-complex="normal"/>
    </style:style>
    <style:style style:name="T208" style:family="text">
      <style:text-properties fo:font-weight="normal" officeooo:rsid="0b43439c" style:font-weight-asian="normal" style:font-weight-complex="normal"/>
    </style:style>
    <style:style style:name="T209" style:family="text">
      <style:text-properties fo:font-weight="normal" officeooo:rsid="0e8e9471" style:font-weight-asian="normal" style:font-weight-complex="normal"/>
    </style:style>
    <style:style style:name="T210" style:family="text">
      <style:text-properties fo:font-weight="normal" officeooo:rsid="0e611aab" style:font-weight-asian="normal" style:font-weight-complex="normal"/>
    </style:style>
    <style:style style:name="T211" style:family="text">
      <style:text-properties fo:font-weight="normal" officeooo:rsid="0e8f9269" style:font-weight-asian="normal" style:font-weight-complex="normal"/>
    </style:style>
    <style:style style:name="T212" style:family="text">
      <style:text-properties fo:font-weight="normal" officeooo:rsid="0e90c1b2" style:font-weight-asian="normal" style:font-weight-complex="normal"/>
    </style:style>
    <style:style style:name="T213" style:family="text">
      <style:text-properties fo:font-weight="normal" officeooo:rsid="116bdfeb" style:font-weight-asian="normal" style:font-weight-complex="normal"/>
    </style:style>
    <style:style style:name="T214" style:family="text">
      <style:text-properties fo:font-weight="normal" officeooo:rsid="116d04ea" style:font-weight-asian="normal" style:font-weight-complex="normal"/>
    </style:style>
    <style:style style:name="T215" style:family="text">
      <style:text-properties fo:font-weight="normal" officeooo:rsid="116ecaac" style:font-weight-asian="normal" style:font-weight-complex="normal"/>
    </style:style>
    <style:style style:name="T216" style:family="text">
      <style:text-properties fo:font-weight="normal" officeooo:rsid="11708de4" style:font-weight-asian="normal" style:font-weight-complex="normal"/>
    </style:style>
    <style:style style:name="T217" style:family="text">
      <style:text-properties fo:font-weight="normal" officeooo:rsid="117191c7" style:font-weight-asian="normal" style:font-weight-complex="normal"/>
    </style:style>
    <style:style style:name="T218" style:family="text">
      <style:text-properties fo:font-weight="normal" officeooo:rsid="117196eb" style:font-weight-asian="normal" style:font-weight-complex="normal"/>
    </style:style>
    <style:style style:name="T219" style:family="text">
      <style:text-properties fo:font-weight="normal" officeooo:rsid="1171a9cf" style:font-weight-asian="normal" style:font-weight-complex="normal"/>
    </style:style>
    <style:style style:name="T220" style:family="text">
      <style:text-properties fo:font-weight="normal" officeooo:rsid="11734882" style:font-weight-asian="normal" style:font-weight-complex="normal"/>
    </style:style>
    <style:style style:name="T221" style:family="text">
      <style:text-properties fo:font-weight="normal" officeooo:rsid="117479c9" style:font-weight-asian="normal" style:font-weight-complex="normal"/>
    </style:style>
    <style:style style:name="T222" style:family="text">
      <style:text-properties fo:font-weight="normal" officeooo:rsid="1175ff29" style:font-weight-asian="normal" style:font-weight-complex="normal"/>
    </style:style>
    <style:style style:name="T223" style:family="text">
      <style:text-properties fo:font-weight="normal" officeooo:rsid="1177b1c9" style:font-weight-asian="normal" style:font-weight-complex="normal"/>
    </style:style>
    <style:style style:name="T224" style:family="text">
      <style:text-properties fo:font-weight="normal" officeooo:rsid="1179134e" style:font-weight-asian="normal" style:font-weight-complex="normal"/>
    </style:style>
    <style:style style:name="T225" style:family="text">
      <style:text-properties fo:font-weight="normal" officeooo:rsid="117a6979" style:font-weight-asian="normal" style:font-weight-complex="normal"/>
    </style:style>
    <style:style style:name="T226" style:family="text">
      <style:text-properties fo:font-weight="normal" officeooo:rsid="117b0b26" style:font-weight-asian="normal" style:font-weight-complex="normal"/>
    </style:style>
    <style:style style:name="T227" style:family="text">
      <style:text-properties fo:font-weight="normal" officeooo:rsid="117c2ebb" style:font-weight-asian="normal" style:font-weight-complex="normal"/>
    </style:style>
    <style:style style:name="T228" style:family="text">
      <style:text-properties fo:font-weight="normal" officeooo:rsid="117cefe7" style:font-weight-asian="normal" style:font-weight-complex="normal"/>
    </style:style>
    <style:style style:name="T229" style:family="text">
      <style:text-properties fo:font-weight="normal" officeooo:rsid="117ec823" style:font-weight-asian="normal" style:font-weight-complex="normal"/>
    </style:style>
    <style:style style:name="T230" style:family="text">
      <style:text-properties fo:font-weight="normal" officeooo:rsid="11801ca1" style:font-weight-asian="normal" style:font-weight-complex="normal"/>
    </style:style>
    <style:style style:name="T231" style:family="text">
      <style:text-properties fo:font-weight="normal" officeooo:rsid="1180360b" style:font-weight-asian="normal" style:font-weight-complex="normal"/>
    </style:style>
    <style:style style:name="T232" style:family="text">
      <style:text-properties fo:font-weight="normal" officeooo:rsid="118215c6" style:font-weight-asian="normal" style:font-weight-complex="normal"/>
    </style:style>
    <style:style style:name="T233" style:family="text">
      <style:text-properties fo:font-weight="normal" officeooo:rsid="11834ad1" style:font-weight-asian="normal" style:font-weight-complex="normal"/>
    </style:style>
    <style:style style:name="T234" style:family="text">
      <style:text-properties fo:font-weight="normal" officeooo:rsid="118481d6" style:font-weight-asian="normal" style:font-weight-complex="normal"/>
    </style:style>
    <style:style style:name="T235" style:family="text">
      <style:text-properties fo:font-weight="normal" officeooo:rsid="11860f8e" style:font-weight-asian="normal" style:font-weight-complex="normal"/>
    </style:style>
    <style:style style:name="T236" style:family="text">
      <style:text-properties fo:font-weight="normal" officeooo:rsid="1187dd84" style:font-weight-asian="normal" style:font-weight-complex="normal"/>
    </style:style>
    <style:style style:name="T237" style:family="text">
      <style:text-properties fo:font-weight="normal" officeooo:rsid="1189ae3a" style:font-weight-asian="normal" style:font-weight-complex="normal"/>
    </style:style>
    <style:style style:name="T238" style:family="text">
      <style:text-properties fo:font-weight="normal" officeooo:rsid="118a2e32" style:font-weight-asian="normal" style:font-weight-complex="normal"/>
    </style:style>
    <style:style style:name="T239" style:family="text">
      <style:text-properties fo:font-weight="normal" officeooo:rsid="118c65a3" style:font-weight-asian="normal" style:font-weight-complex="normal"/>
    </style:style>
    <style:style style:name="T240" style:family="text">
      <style:text-properties fo:font-weight="normal" officeooo:rsid="118db341" style:font-weight-asian="normal" style:font-weight-complex="normal"/>
    </style:style>
    <style:style style:name="T241" style:family="text">
      <style:text-properties fo:font-weight="normal" officeooo:rsid="118ebb8c" style:font-weight-asian="normal" style:font-weight-complex="normal"/>
    </style:style>
    <style:style style:name="T242" style:family="text">
      <style:text-properties fo:font-weight="normal" officeooo:rsid="118f82f0" style:font-weight-asian="normal" style:font-weight-complex="normal"/>
    </style:style>
    <style:style style:name="T243" style:family="text">
      <style:text-properties fo:font-weight="normal" officeooo:rsid="11911596" style:font-weight-asian="normal" style:font-weight-complex="normal"/>
    </style:style>
    <style:style style:name="T244" style:family="text">
      <style:text-properties fo:font-weight="normal" officeooo:rsid="11928408" style:font-weight-asian="normal" style:font-weight-complex="normal"/>
    </style:style>
    <style:style style:name="T245" style:family="text">
      <style:text-properties fo:font-weight="normal" officeooo:rsid="1193eecb" style:font-weight-asian="normal" style:font-weight-complex="normal"/>
    </style:style>
    <style:style style:name="T246" style:family="text">
      <style:text-properties fo:font-weight="normal" officeooo:rsid="11941eef" style:font-weight-asian="normal" style:font-weight-complex="normal"/>
    </style:style>
    <style:style style:name="T247" style:family="text">
      <style:text-properties fo:font-weight="normal" officeooo:rsid="1194fed7" style:font-weight-asian="normal" style:font-weight-complex="normal"/>
    </style:style>
    <style:style style:name="T248" style:family="text">
      <style:text-properties fo:font-weight="normal" officeooo:rsid="11950b09" style:font-weight-asian="normal" style:font-weight-complex="normal"/>
    </style:style>
    <style:style style:name="T249" style:family="text">
      <style:text-properties fo:font-weight="normal" officeooo:rsid="1195f513" style:font-weight-asian="normal" style:font-weight-complex="normal"/>
    </style:style>
    <style:style style:name="T250" style:family="text">
      <style:text-properties fo:font-weight="normal" officeooo:rsid="1197755a" style:font-weight-asian="normal" style:font-weight-complex="normal"/>
    </style:style>
    <style:style style:name="T251" style:family="text">
      <style:text-properties fo:font-weight="normal" officeooo:rsid="1198a797" style:font-weight-asian="normal" style:font-weight-complex="normal"/>
    </style:style>
    <style:style style:name="T252" style:family="text">
      <style:text-properties fo:font-weight="normal" officeooo:rsid="1199ba6b" style:font-weight-asian="normal" style:font-weight-complex="normal"/>
    </style:style>
    <style:style style:name="T253" style:family="text">
      <style:text-properties fo:font-weight="normal" officeooo:rsid="119a3f0f" style:font-weight-asian="normal" style:font-weight-complex="normal"/>
    </style:style>
    <style:style style:name="T254" style:family="text">
      <style:text-properties fo:font-weight="normal" officeooo:rsid="119a527f" style:font-weight-asian="normal" style:font-weight-complex="normal"/>
    </style:style>
    <style:style style:name="T255" style:family="text">
      <style:text-properties fo:font-weight="normal" officeooo:rsid="119b9240" style:font-weight-asian="normal" style:font-weight-complex="normal"/>
    </style:style>
    <style:style style:name="T256" style:family="text">
      <style:text-properties fo:font-weight="normal" officeooo:rsid="119c55e3" style:font-weight-asian="normal" style:font-weight-complex="normal"/>
    </style:style>
    <style:style style:name="T257" style:family="text">
      <style:text-properties fo:font-weight="normal" officeooo:rsid="119e1854" style:font-weight-asian="normal" style:font-weight-complex="normal"/>
    </style:style>
    <style:style style:name="T258" style:family="text">
      <style:text-properties fo:font-weight="normal" officeooo:rsid="119fcd5c" style:font-weight-asian="normal" style:font-weight-complex="normal"/>
    </style:style>
    <style:style style:name="T259" style:family="text">
      <style:text-properties fo:font-weight="normal" officeooo:rsid="11a15073" style:font-weight-asian="normal" style:font-weight-complex="normal"/>
    </style:style>
    <style:style style:name="T260" style:family="text">
      <style:text-properties fo:font-weight="normal" officeooo:rsid="11a2de3c" style:font-weight-asian="normal" style:font-weight-complex="normal"/>
    </style:style>
    <style:style style:name="T261" style:family="text">
      <style:text-properties fo:font-weight="normal" officeooo:rsid="11a31cf1" style:font-weight-asian="normal" style:font-weight-complex="normal"/>
    </style:style>
    <style:style style:name="T262" style:family="text">
      <style:text-properties fo:font-weight="normal" officeooo:rsid="11a351ec" style:font-weight-asian="normal" style:font-weight-complex="normal"/>
    </style:style>
    <style:style style:name="T263" style:family="text">
      <style:text-properties fo:font-weight="normal" officeooo:rsid="11a4c83a" style:font-weight-asian="normal" style:font-weight-complex="normal"/>
    </style:style>
    <style:style style:name="T264" style:family="text">
      <style:text-properties fo:font-weight="normal" officeooo:rsid="11a50e90" style:font-weight-asian="normal" style:font-weight-complex="normal"/>
    </style:style>
    <style:style style:name="T265" style:family="text">
      <style:text-properties fo:font-weight="normal" officeooo:rsid="11a61408" style:font-weight-asian="normal" style:font-weight-complex="normal"/>
    </style:style>
    <style:style style:name="T266" style:family="text">
      <style:text-properties fo:font-weight="normal" officeooo:rsid="11a72e24" style:font-weight-asian="normal" style:font-weight-complex="normal"/>
    </style:style>
    <style:style style:name="T267" style:family="text">
      <style:text-properties fo:font-weight="normal" officeooo:rsid="11a868d2" style:font-weight-asian="normal" style:font-weight-complex="normal"/>
    </style:style>
    <style:style style:name="T268" style:family="text">
      <style:text-properties fo:font-weight="normal" officeooo:rsid="11a8a762" style:font-weight-asian="normal" style:font-weight-complex="normal"/>
    </style:style>
    <style:style style:name="T269" style:family="text">
      <style:text-properties fo:font-weight="normal" officeooo:rsid="11a8bd8e" style:font-weight-asian="normal" style:font-weight-complex="normal"/>
    </style:style>
    <style:style style:name="T270" style:family="text">
      <style:text-properties fo:font-weight="normal" officeooo:rsid="11aa21ca" style:font-weight-asian="normal" style:font-weight-complex="normal"/>
    </style:style>
    <style:style style:name="T271" style:family="text">
      <style:text-properties fo:font-weight="normal" officeooo:rsid="11aae844" style:font-weight-asian="normal" style:font-weight-complex="normal"/>
    </style:style>
    <style:style style:name="T272" style:family="text">
      <style:text-properties fo:font-weight="normal" officeooo:rsid="11ac9c6a" style:font-weight-asian="normal" style:font-weight-complex="normal"/>
    </style:style>
    <style:style style:name="T273" style:family="text">
      <style:text-properties fo:font-weight="normal" officeooo:rsid="11ad48d4" style:font-weight-asian="normal" style:font-weight-complex="normal"/>
    </style:style>
    <style:style style:name="T274" style:family="text">
      <style:text-properties fo:font-weight="normal" officeooo:rsid="11ae1162" style:font-weight-asian="normal" style:font-weight-complex="normal"/>
    </style:style>
    <style:style style:name="T275" style:family="text">
      <style:text-properties fo:font-weight="normal" officeooo:rsid="11ae31e8" style:font-weight-asian="normal" style:font-weight-complex="normal"/>
    </style:style>
    <style:style style:name="T276" style:family="text">
      <style:text-properties fo:font-weight="normal" officeooo:rsid="11af59cc" style:font-weight-asian="normal" style:font-weight-complex="normal"/>
    </style:style>
    <style:style style:name="T277" style:family="text">
      <style:text-properties fo:font-weight="normal" officeooo:rsid="11b0c68f" style:font-weight-asian="normal" style:font-weight-complex="normal"/>
    </style:style>
    <style:style style:name="T278" style:family="text">
      <style:text-properties fo:font-weight="normal" officeooo:rsid="11b1f79b" style:font-weight-asian="normal" style:font-weight-complex="normal"/>
    </style:style>
    <style:style style:name="T279" style:family="text">
      <style:text-properties fo:font-weight="normal" officeooo:rsid="11b38a54" style:font-weight-asian="normal" style:font-weight-complex="normal"/>
    </style:style>
    <style:style style:name="T280" style:family="text">
      <style:text-properties fo:font-weight="normal" officeooo:rsid="11b4455a" style:font-weight-asian="normal" style:font-weight-complex="normal"/>
    </style:style>
    <style:style style:name="T281" style:family="text">
      <style:text-properties fo:font-weight="normal" officeooo:rsid="11b50db4" style:font-weight-asian="normal" style:font-weight-complex="normal"/>
    </style:style>
    <style:style style:name="T282" style:family="text">
      <style:text-properties fo:font-weight="normal" officeooo:rsid="11b6c4a6" style:font-weight-asian="normal" style:font-weight-complex="normal"/>
    </style:style>
    <style:style style:name="T283" style:family="text">
      <style:text-properties fo:font-weight="normal" officeooo:rsid="11b6f0aa" style:font-weight-asian="normal" style:font-weight-complex="normal"/>
    </style:style>
    <style:style style:name="T284" style:family="text">
      <style:text-properties fo:font-weight="normal" officeooo:rsid="11b72c4c" style:font-weight-asian="normal" style:font-weight-complex="normal"/>
    </style:style>
    <style:style style:name="T285" style:family="text">
      <style:text-properties fo:font-weight="normal" officeooo:rsid="11b77e44" style:font-weight-asian="normal" style:font-weight-complex="normal"/>
    </style:style>
    <style:style style:name="T286" style:family="text">
      <style:text-properties fo:font-weight="normal" officeooo:rsid="11b8f7a6" style:font-weight-asian="normal" style:font-weight-complex="normal"/>
    </style:style>
    <style:style style:name="T287" style:family="text">
      <style:text-properties fo:font-weight="normal" officeooo:rsid="11ba07be" style:font-weight-asian="normal" style:font-weight-complex="normal"/>
    </style:style>
    <style:style style:name="T288" style:family="text">
      <style:text-properties fo:font-weight="normal" officeooo:rsid="11ba0aa7" style:font-weight-asian="normal" style:font-weight-complex="normal"/>
    </style:style>
    <style:style style:name="T289" style:family="text">
      <style:text-properties fo:font-weight="normal" officeooo:rsid="11bb6066" style:font-weight-asian="normal" style:font-weight-complex="normal"/>
    </style:style>
    <style:style style:name="T290" style:family="text">
      <style:text-properties fo:font-weight="normal" officeooo:rsid="11bc8111" style:font-weight-asian="normal" style:font-weight-complex="normal"/>
    </style:style>
    <style:style style:name="T291" style:family="text">
      <style:text-properties fo:font-weight="normal" officeooo:rsid="11bc9386" style:font-weight-asian="normal" style:font-weight-complex="normal"/>
    </style:style>
    <style:style style:name="T292" style:family="text">
      <style:text-properties fo:font-weight="normal" officeooo:rsid="11be5c2c" style:font-weight-asian="normal" style:font-weight-complex="normal"/>
    </style:style>
    <style:style style:name="T293" style:family="text">
      <style:text-properties fo:font-weight="normal" officeooo:rsid="11bfe3a9" style:font-weight-asian="normal" style:font-weight-complex="normal"/>
    </style:style>
    <style:style style:name="T294" style:family="text">
      <style:text-properties fo:font-weight="normal" officeooo:rsid="11c0a85d" style:font-weight-asian="normal" style:font-weight-complex="normal"/>
    </style:style>
    <style:style style:name="T295" style:family="text">
      <style:text-properties fo:font-weight="normal" officeooo:rsid="11c1cd8c" style:font-weight-asian="normal" style:font-weight-complex="normal"/>
    </style:style>
    <style:style style:name="T296" style:family="text">
      <style:text-properties fo:font-weight="normal" officeooo:rsid="11c1d41e" style:font-weight-asian="normal" style:font-weight-complex="normal"/>
    </style:style>
    <style:style style:name="T297" style:family="text">
      <style:text-properties fo:font-weight="normal" officeooo:rsid="11c237b3" style:font-weight-asian="normal" style:font-weight-complex="normal"/>
    </style:style>
    <style:style style:name="T298" style:family="text">
      <style:text-properties fo:font-weight="normal" officeooo:rsid="11c35bf8" style:font-weight-asian="normal" style:font-weight-complex="normal"/>
    </style:style>
    <style:style style:name="T299" style:family="text">
      <style:text-properties fo:font-weight="normal" officeooo:rsid="11c3f6c8" style:font-weight-asian="normal" style:font-weight-complex="normal"/>
    </style:style>
    <style:style style:name="T300" style:family="text">
      <style:text-properties fo:font-weight="normal" officeooo:rsid="11c6ce10" style:font-weight-asian="normal" style:font-weight-complex="normal"/>
    </style:style>
    <style:style style:name="T301" style:family="text">
      <style:text-properties fo:font-weight="normal" officeooo:rsid="11c719f5" style:font-weight-asian="normal" style:font-weight-complex="normal"/>
    </style:style>
    <style:style style:name="T302" style:family="text">
      <style:text-properties fo:font-weight="normal" officeooo:rsid="11c8174b" style:font-weight-asian="normal" style:font-weight-complex="normal"/>
    </style:style>
    <style:style style:name="T303" style:family="text">
      <style:text-properties fo:font-weight="normal" officeooo:rsid="11ca1f56" style:font-weight-asian="normal" style:font-weight-complex="normal"/>
    </style:style>
    <style:style style:name="T304" style:family="text">
      <style:text-properties fo:font-weight="normal" officeooo:rsid="11cae42a" style:font-weight-asian="normal" style:font-weight-complex="normal"/>
    </style:style>
    <style:style style:name="T305" style:family="text">
      <style:text-properties fo:font-weight="normal" officeooo:rsid="11cca03c" style:font-weight-asian="normal" style:font-weight-complex="normal"/>
    </style:style>
    <style:style style:name="T306" style:family="text">
      <style:text-properties fo:font-weight="normal" officeooo:rsid="11ccdc5c" style:font-weight-asian="normal" style:font-weight-complex="normal"/>
    </style:style>
    <style:style style:name="T307" style:family="text">
      <style:text-properties fo:font-weight="normal" officeooo:rsid="11cced9e" style:font-weight-asian="normal" style:font-weight-complex="normal"/>
    </style:style>
    <style:style style:name="T308" style:family="text">
      <style:text-properties fo:font-weight="normal" officeooo:rsid="11ce0053" style:font-weight-asian="normal" style:font-weight-complex="normal"/>
    </style:style>
    <style:style style:name="T309" style:family="text">
      <style:text-properties fo:font-weight="normal" officeooo:rsid="11e95875" style:font-weight-asian="normal" style:font-weight-complex="normal"/>
    </style:style>
    <style:style style:name="T310" style:family="text">
      <style:text-properties fo:font-weight="normal" officeooo:rsid="1c0114ba" style:font-weight-asian="normal" style:font-weight-complex="normal"/>
    </style:style>
    <style:style style:name="T311" style:family="text">
      <style:text-properties fo:font-weight="normal" officeooo:rsid="1c017e21" style:font-weight-asian="normal" style:font-weight-complex="normal"/>
    </style:style>
    <style:style style:name="T312" style:family="text">
      <style:text-properties fo:font-weight="normal" officeooo:rsid="1c0379bd" style:font-weight-asian="normal" style:font-weight-complex="normal"/>
    </style:style>
    <style:style style:name="T313" style:family="text">
      <style:text-properties fo:font-weight="normal" officeooo:rsid="1c03f2ad" style:font-weight-asian="normal" style:font-weight-complex="normal"/>
    </style:style>
    <style:style style:name="T314" style:family="text">
      <style:text-properties fo:font-weight="normal" officeooo:rsid="1c0500ba" style:font-weight-asian="normal" style:font-weight-complex="normal"/>
    </style:style>
    <style:style style:name="T315" style:family="text">
      <style:text-properties fo:font-weight="normal" officeooo:rsid="1c05c2d2" style:font-weight-asian="normal" style:font-weight-complex="normal"/>
    </style:style>
    <style:style style:name="T316" style:family="text">
      <style:text-properties fo:font-weight="normal" officeooo:rsid="1c07030d" style:font-weight-asian="normal" style:font-weight-complex="normal"/>
    </style:style>
    <style:style style:name="T317" style:family="text">
      <style:text-properties fo:font-weight="normal" officeooo:rsid="1c08e0bc" style:font-weight-asian="normal" style:font-weight-complex="normal"/>
    </style:style>
    <style:style style:name="T318" style:family="text">
      <style:text-properties fo:font-weight="normal" officeooo:rsid="1c0aada7" style:font-weight-asian="normal" style:font-weight-complex="normal"/>
    </style:style>
    <style:style style:name="T319" style:family="text">
      <style:text-properties fo:font-weight="normal" officeooo:rsid="1c0c1fed" style:font-weight-asian="normal" style:font-weight-complex="normal"/>
    </style:style>
    <style:style style:name="T320" style:family="text">
      <style:text-properties fo:font-weight="normal" officeooo:rsid="1c0c8d89" style:font-weight-asian="normal" style:font-weight-complex="normal"/>
    </style:style>
    <style:style style:name="T321" style:family="text">
      <style:text-properties fo:font-weight="normal" officeooo:rsid="1c0db7d5" style:font-weight-asian="normal" style:font-weight-complex="normal"/>
    </style:style>
    <style:style style:name="T322" style:family="text">
      <style:text-properties fo:font-weight="normal" officeooo:rsid="1c0fb5cc" style:font-weight-asian="normal" style:font-weight-complex="normal"/>
    </style:style>
    <style:style style:name="T323" style:family="text">
      <style:text-properties fo:font-weight="normal" officeooo:rsid="1c107fa7" style:font-weight-asian="normal" style:font-weight-complex="normal"/>
    </style:style>
    <style:style style:name="T324" style:family="text">
      <style:text-properties fo:font-weight="normal" officeooo:rsid="1c11be56" style:font-weight-asian="normal" style:font-weight-complex="normal"/>
    </style:style>
    <style:style style:name="T325" style:family="text">
      <style:text-properties fo:font-weight="normal" officeooo:rsid="1c12a245" style:font-weight-asian="normal" style:font-weight-complex="normal"/>
    </style:style>
    <style:style style:name="T326" style:family="text">
      <style:text-properties officeooo:rsid="0b416488"/>
    </style:style>
    <style:style style:name="T327" style:family="text">
      <style:text-properties officeooo:rsid="0b43ee74"/>
    </style:style>
    <style:style style:name="T328" style:family="text">
      <style:text-properties officeooo:rsid="0b4c623e"/>
    </style:style>
    <style:style style:name="T329" style:family="text">
      <style:text-properties officeooo:rsid="0b50f69b"/>
    </style:style>
    <style:style style:name="T330" style:family="text">
      <style:text-properties officeooo:rsid="0b5bfb25"/>
    </style:style>
    <style:style style:name="T331" style:family="text">
      <style:text-properties officeooo:rsid="0b6a36a1"/>
    </style:style>
    <style:style style:name="T332" style:family="text">
      <style:text-properties officeooo:rsid="0b741a29"/>
    </style:style>
    <style:style style:name="T333" style:family="text">
      <style:text-properties officeooo:rsid="0b7fb017"/>
    </style:style>
    <style:style style:name="T334" style:family="text">
      <style:text-properties officeooo:rsid="0b8fcca6"/>
    </style:style>
    <style:style style:name="T335" style:family="text">
      <style:text-properties officeooo:rsid="0b91ad67"/>
    </style:style>
    <style:style style:name="T336" style:family="text">
      <style:text-properties officeooo:rsid="0b920c29"/>
    </style:style>
    <style:style style:name="T337" style:family="text">
      <style:text-properties officeooo:rsid="0b93cdbd"/>
    </style:style>
    <style:style style:name="T338" style:family="text">
      <style:text-properties officeooo:rsid="0b93de94"/>
    </style:style>
    <style:style style:name="T339" style:family="text">
      <style:text-properties officeooo:rsid="0b957575"/>
    </style:style>
    <style:style style:name="T340" style:family="text">
      <style:text-properties officeooo:rsid="0b97487e"/>
    </style:style>
    <style:style style:name="T341" style:family="text">
      <style:text-properties officeooo:rsid="0b988955"/>
    </style:style>
    <style:style style:name="T342" style:family="text">
      <style:text-properties officeooo:rsid="0b9a7f32"/>
    </style:style>
    <style:style style:name="T343" style:family="text">
      <style:text-properties officeooo:rsid="0ba1ddbb"/>
    </style:style>
    <style:style style:name="T344" style:family="text">
      <style:text-properties officeooo:rsid="0ba20754"/>
    </style:style>
    <style:style style:name="T345" style:family="text">
      <style:text-properties officeooo:rsid="0bba6999"/>
    </style:style>
    <style:style style:name="T346" style:family="text">
      <style:text-properties officeooo:rsid="0bc3a1d8"/>
    </style:style>
    <style:style style:name="T347" style:family="text">
      <style:text-properties officeooo:rsid="0bd0aff5"/>
    </style:style>
    <style:style style:name="T348" style:family="text">
      <style:text-properties officeooo:rsid="0bda73fa"/>
    </style:style>
    <style:style style:name="T349" style:family="text">
      <style:text-properties officeooo:rsid="0bde2b34"/>
    </style:style>
    <style:style style:name="T350" style:family="text">
      <style:text-properties officeooo:rsid="0be2d245"/>
    </style:style>
    <style:style style:name="T351" style:family="text">
      <style:text-properties officeooo:rsid="0be717ca"/>
    </style:style>
    <style:style style:name="T352" style:family="text">
      <style:text-properties officeooo:rsid="0bfeb951"/>
    </style:style>
    <style:style style:name="T353" style:family="text">
      <style:text-properties officeooo:rsid="0c047729"/>
    </style:style>
    <style:style style:name="T354" style:family="text">
      <style:text-properties officeooo:rsid="0c06626b"/>
    </style:style>
    <style:style style:name="T355" style:family="text">
      <style:text-properties officeooo:rsid="0c07676f"/>
    </style:style>
    <style:style style:name="T356" style:family="text">
      <style:text-properties fo:font-variant="normal" fo:text-transform="none"/>
    </style:style>
    <style:style style:name="T357" style:family="text">
      <style:text-properties fo:font-variant="normal" fo:text-transform="none" fo:color="#000000" style:font-name="FreeSerif" fo:font-size="12pt" fo:font-weight="normal" officeooo:rsid="0c07676f" fo:background-color="#ffffff" loext:char-shading-value="0" style:font-size-asian="12pt" style:font-size-complex="12pt"/>
    </style:style>
    <style:style style:name="T358" style:family="text">
      <style:text-properties fo:font-variant="normal" fo:text-transform="none" fo:color="#000000" style:font-name="FreeSerif" fo:font-size="12pt" fo:font-weight="normal" officeooo:rsid="0c115744" fo:background-color="#ffffff" loext:char-shading-value="0" style:font-size-asian="12pt" style:font-size-complex="12pt"/>
    </style:style>
    <style:style style:name="T359" style:family="text">
      <style:text-properties fo:font-variant="normal" fo:text-transform="none" fo:color="#000000" style:font-name="FreeSerif" fo:font-size="12pt" fo:font-weight="normal" officeooo:rsid="0c13caf4" fo:background-color="#ffffff" loext:char-shading-value="0" style:font-size-asian="12pt" style:font-size-complex="12pt"/>
    </style:style>
    <style:style style:name="T360" style:family="text">
      <style:text-properties fo:font-variant="normal" fo:text-transform="none" fo:color="#000000" style:font-name="FreeSerif" fo:font-size="12pt" fo:font-weight="normal" officeooo:rsid="0c145ea0" fo:background-color="#ffffff" loext:char-shading-value="0" style:font-size-asian="12pt" style:font-size-complex="12pt"/>
    </style:style>
    <style:style style:name="T361" style:family="text">
      <style:text-properties fo:font-variant="normal" fo:text-transform="none" fo:color="#000000" style:font-name="FreeSerif" fo:font-size="12pt" fo:font-weight="normal" officeooo:rsid="0c148bb4" fo:background-color="#ffffff" loext:char-shading-value="0" style:font-size-asian="12pt" style:font-size-complex="12pt"/>
    </style:style>
    <style:style style:name="T362" style:family="text">
      <style:text-properties fo:font-variant="normal" fo:text-transform="none" fo:color="#000000" style:font-name="FreeSerif" fo:font-size="12pt" fo:font-weight="normal" officeooo:rsid="0df6f079" fo:background-color="#ffffff" loext:char-shading-value="0" style:font-size-asian="12pt" style:font-size-complex="12pt"/>
    </style:style>
    <style:style style:name="T363" style:family="text">
      <style:text-properties fo:font-variant="normal" fo:text-transform="none" officeooo:rsid="1dc0f6fe"/>
    </style:style>
    <style:style style:name="T364" style:family="text">
      <style:text-properties fo:font-variant="normal" fo:text-transform="none" officeooo:rsid="1dc2df9f"/>
    </style:style>
    <style:style style:name="T365" style:family="text">
      <style:text-properties fo:font-variant="normal" fo:text-transform="none" officeooo:rsid="1dc3f694"/>
    </style:style>
    <style:style style:name="T366" style:family="text">
      <style:text-properties fo:font-variant="normal" fo:text-transform="none" officeooo:rsid="1dc435d3"/>
    </style:style>
    <style:style style:name="T367" style:family="text">
      <style:text-properties fo:font-variant="normal" fo:text-transform="none" officeooo:rsid="1dc5c7c3"/>
    </style:style>
    <style:style style:name="T368" style:family="text">
      <style:text-properties fo:font-variant="normal" fo:text-transform="none" officeooo:rsid="1dc738d1"/>
    </style:style>
    <style:style style:name="T369" style:family="text">
      <style:text-properties fo:font-variant="normal" fo:text-transform="none" officeooo:rsid="1dc864d3"/>
    </style:style>
    <style:style style:name="T370" style:family="text">
      <style:text-properties fo:font-variant="normal" fo:text-transform="none" officeooo:rsid="1dc975c0"/>
    </style:style>
    <style:style style:name="T371" style:family="text">
      <style:text-properties fo:font-variant="normal" fo:text-transform="none" officeooo:rsid="1dc98471"/>
    </style:style>
    <style:style style:name="T372" style:family="text">
      <style:text-properties fo:font-variant="normal" fo:text-transform="none" officeooo:rsid="1dc99fc7"/>
    </style:style>
    <style:style style:name="T373" style:family="text">
      <style:text-properties fo:font-variant="normal" fo:text-transform="none" style:text-line-through-style="solid" style:text-line-through-type="single" officeooo:rsid="1dc99fc7"/>
    </style:style>
    <style:style style:name="T374" style:family="text">
      <style:text-properties fo:font-variant="normal" fo:text-transform="none" officeooo:rsid="1dcafb82"/>
    </style:style>
    <style:style style:name="T375" style:family="text">
      <style:text-properties fo:font-variant="normal" fo:text-transform="none" officeooo:rsid="0b43439c"/>
    </style:style>
    <style:style style:name="T376" style:family="text">
      <style:text-properties fo:font-variant="normal" fo:text-transform="none" officeooo:rsid="1dccf07f"/>
    </style:style>
    <style:style style:name="T377" style:family="text">
      <style:text-properties fo:font-variant="normal" fo:text-transform="none" officeooo:rsid="1dcea22e"/>
    </style:style>
    <style:style style:name="T378" style:family="text">
      <style:text-properties fo:font-variant="normal" fo:text-transform="none" officeooo:rsid="1dd09f40"/>
    </style:style>
    <style:style style:name="T379" style:family="text">
      <style:text-properties fo:font-variant="normal" fo:text-transform="none" officeooo:rsid="1dd0f932"/>
    </style:style>
    <style:style style:name="T380" style:family="text">
      <style:text-properties fo:font-variant="normal" fo:text-transform="none" officeooo:rsid="1dd16e83"/>
    </style:style>
    <style:style style:name="T381" style:family="text">
      <style:text-properties fo:font-variant="normal" fo:text-transform="none" officeooo:rsid="1dd26b72"/>
    </style:style>
    <style:style style:name="T382" style:family="text">
      <style:text-properties fo:font-variant="normal" fo:text-transform="none" officeooo:rsid="1dd335d8"/>
    </style:style>
    <style:style style:name="T383" style:family="text">
      <style:text-properties fo:font-variant="normal" fo:text-transform="none" officeooo:rsid="1dd45efa"/>
    </style:style>
    <style:style style:name="T384" style:family="text">
      <style:text-properties fo:font-variant="normal" fo:text-transform="none" officeooo:rsid="1dd58666"/>
    </style:style>
    <style:style style:name="T385" style:family="text">
      <style:text-properties fo:font-variant="normal" fo:text-transform="none" officeooo:rsid="1dd62b26"/>
    </style:style>
    <style:style style:name="T386" style:family="text">
      <style:text-properties fo:font-variant="normal" fo:text-transform="none" officeooo:rsid="1dd7b6db"/>
    </style:style>
    <style:style style:name="T387" style:family="text">
      <style:text-properties fo:font-variant="normal" fo:text-transform="none" officeooo:rsid="1dd84edd"/>
    </style:style>
    <style:style style:name="T388" style:family="text">
      <style:text-properties fo:font-variant="normal" fo:text-transform="none" officeooo:rsid="1dd94f21"/>
    </style:style>
    <style:style style:name="T389" style:family="text">
      <style:text-properties fo:font-variant="normal" fo:text-transform="none" officeooo:rsid="1dd9cd8c"/>
    </style:style>
    <style:style style:name="T390" style:family="text">
      <style:text-properties fo:font-variant="normal" fo:text-transform="none" officeooo:rsid="1dda107d"/>
    </style:style>
    <style:style style:name="T391" style:family="text">
      <style:text-properties fo:font-variant="normal" fo:text-transform="none" officeooo:rsid="1ddae706"/>
    </style:style>
    <style:style style:name="T392" style:family="text">
      <style:text-properties fo:font-variant="normal" fo:text-transform="none" officeooo:rsid="1dde69a2"/>
    </style:style>
    <style:style style:name="T393" style:family="text">
      <style:text-properties fo:font-variant="normal" fo:text-transform="none" officeooo:rsid="1ddf39a2"/>
    </style:style>
    <style:style style:name="T394" style:family="text">
      <style:text-properties fo:font-variant="normal" fo:text-transform="none" officeooo:rsid="1de0da21"/>
    </style:style>
    <style:style style:name="T395" style:family="text">
      <style:text-properties fo:font-variant="normal" fo:text-transform="none" officeooo:rsid="1de156b2"/>
    </style:style>
    <style:style style:name="T396" style:family="text">
      <style:text-properties fo:font-variant="normal" fo:text-transform="none" officeooo:rsid="1de16a91"/>
    </style:style>
    <style:style style:name="T397" style:family="text">
      <style:text-properties fo:font-variant="normal" fo:text-transform="none" officeooo:rsid="1de2f1f7"/>
    </style:style>
    <style:style style:name="T398" style:family="text">
      <style:text-properties fo:font-variant="normal" fo:text-transform="none" officeooo:rsid="1de43c9d"/>
    </style:style>
    <style:style style:name="T399" style:family="text">
      <style:text-properties fo:font-variant="normal" fo:text-transform="none" officeooo:rsid="1de528dc"/>
    </style:style>
    <style:style style:name="T400" style:family="text">
      <style:text-properties fo:font-variant="normal" fo:text-transform="none" officeooo:rsid="1de5f751"/>
    </style:style>
    <style:style style:name="T401" style:family="text">
      <style:text-properties fo:font-variant="normal" fo:text-transform="none" officeooo:rsid="1de6c7f0"/>
    </style:style>
    <style:style style:name="T402" style:family="text">
      <style:text-properties fo:font-variant="normal" fo:text-transform="none" officeooo:rsid="1de7b770"/>
    </style:style>
    <style:style style:name="T403" style:family="text">
      <style:text-properties fo:font-variant="normal" fo:text-transform="none" officeooo:rsid="1de93b20"/>
    </style:style>
    <style:style style:name="T404" style:family="text">
      <style:text-properties fo:font-variant="normal" fo:text-transform="none" officeooo:rsid="1deb220d"/>
    </style:style>
    <style:style style:name="T405" style:family="text">
      <style:text-properties fo:font-variant="normal" fo:text-transform="none" officeooo:rsid="1deba180"/>
    </style:style>
    <style:style style:name="T406" style:family="text">
      <style:text-properties fo:font-variant="normal" fo:text-transform="none" officeooo:rsid="1debb85a"/>
    </style:style>
    <style:style style:name="T407" style:family="text">
      <style:text-properties fo:font-variant="normal" fo:text-transform="none" officeooo:rsid="1ded36cb"/>
    </style:style>
    <style:style style:name="T408" style:family="text">
      <style:text-properties fo:font-variant="normal" fo:text-transform="none" officeooo:rsid="1deea99b"/>
    </style:style>
    <style:style style:name="T409" style:family="text">
      <style:text-properties fo:font-variant="normal" fo:text-transform="none" officeooo:rsid="1def6753"/>
    </style:style>
    <style:style style:name="T410" style:family="text">
      <style:text-properties fo:font-variant="normal" fo:text-transform="none" officeooo:rsid="1def97c3"/>
    </style:style>
    <style:style style:name="T411" style:family="text">
      <style:text-properties fo:font-variant="normal" fo:text-transform="none" officeooo:rsid="1fb51107"/>
    </style:style>
    <style:style style:name="T412" style:family="text">
      <style:text-properties officeooo:rsid="0c24874b"/>
    </style:style>
    <style:style style:name="T413" style:family="text">
      <style:text-properties officeooo:rsid="0c25ab7d"/>
    </style:style>
    <style:style style:name="T414" style:family="text">
      <style:text-properties officeooo:rsid="0c297bd0"/>
    </style:style>
    <style:style style:name="T415" style:family="text">
      <style:text-properties officeooo:rsid="0c2c09be"/>
    </style:style>
    <style:style style:name="T416" style:family="text">
      <style:text-properties officeooo:rsid="0c2cf1e4"/>
    </style:style>
    <style:style style:name="T417" style:family="text">
      <style:text-properties officeooo:rsid="0c2e37a9"/>
    </style:style>
    <style:style style:name="T418" style:family="text">
      <style:text-properties officeooo:rsid="0c3c7d42"/>
    </style:style>
    <style:style style:name="T419" style:family="text">
      <style:text-properties officeooo:rsid="0c425955"/>
    </style:style>
    <style:style style:name="T420" style:family="text">
      <style:text-properties officeooo:rsid="0c4b646a"/>
    </style:style>
    <style:style style:name="T421" style:family="text">
      <style:text-properties officeooo:rsid="0c5b9cc7"/>
    </style:style>
    <style:style style:name="T422" style:family="text">
      <style:text-properties officeooo:rsid="0c6118b9"/>
    </style:style>
    <style:style style:name="T423" style:family="text">
      <style:text-properties officeooo:rsid="0c62b543"/>
    </style:style>
    <style:style style:name="T424" style:family="text">
      <style:text-properties officeooo:rsid="0c644603"/>
    </style:style>
    <style:style style:name="T425" style:family="text">
      <style:text-properties officeooo:rsid="0c671f11"/>
    </style:style>
    <style:style style:name="T426" style:family="text">
      <style:text-properties officeooo:rsid="0c6c4585"/>
    </style:style>
    <style:style style:name="T427" style:family="text">
      <style:text-properties officeooo:rsid="0c6c849f"/>
    </style:style>
    <style:style style:name="T428" style:family="text">
      <style:text-properties officeooo:rsid="0c6ef73e"/>
    </style:style>
    <style:style style:name="T429" style:family="text">
      <style:text-properties officeooo:rsid="0c724416"/>
    </style:style>
    <style:style style:name="T430" style:family="text">
      <style:text-properties officeooo:rsid="0c79e5a8"/>
    </style:style>
    <style:style style:name="T431" style:family="text">
      <style:text-properties officeooo:rsid="0c7d62c6"/>
    </style:style>
    <style:style style:name="T432" style:family="text">
      <style:text-properties officeooo:rsid="0c7ecba9"/>
    </style:style>
    <style:style style:name="T433" style:family="text">
      <style:text-properties officeooo:rsid="0c7f26c8"/>
    </style:style>
    <style:style style:name="T434" style:family="text">
      <style:text-properties officeooo:rsid="0c86bd86"/>
    </style:style>
    <style:style style:name="T435" style:family="text">
      <style:text-properties officeooo:rsid="0c871729"/>
    </style:style>
    <style:style style:name="T436" style:family="text">
      <style:text-properties officeooo:rsid="0c88360f"/>
    </style:style>
    <style:style style:name="T437" style:family="text">
      <style:text-properties officeooo:rsid="0c8fd045"/>
    </style:style>
    <style:style style:name="T438" style:family="text">
      <style:text-properties officeooo:rsid="0c935337"/>
    </style:style>
    <style:style style:name="T439" style:family="text">
      <style:text-properties officeooo:rsid="0c944a08"/>
    </style:style>
    <style:style style:name="T440" style:family="text">
      <style:text-properties officeooo:rsid="0c94b478"/>
    </style:style>
    <style:style style:name="T441" style:family="text">
      <style:text-properties officeooo:rsid="0c95bc25"/>
    </style:style>
    <style:style style:name="T442" style:family="text">
      <style:text-properties officeooo:rsid="0c9623d2"/>
    </style:style>
    <style:style style:name="T443" style:family="text">
      <style:text-properties officeooo:rsid="0c96dcba"/>
    </style:style>
    <style:style style:name="T444" style:family="text">
      <style:text-properties officeooo:rsid="0c98a34a"/>
    </style:style>
    <style:style style:name="T445" style:family="text">
      <style:text-properties officeooo:rsid="0b43439c"/>
    </style:style>
    <style:style style:name="T446" style:family="text">
      <style:text-properties officeooo:rsid="0c9b62eb"/>
    </style:style>
    <style:style style:name="T447" style:family="text">
      <style:text-properties officeooo:rsid="0c9e837c"/>
    </style:style>
    <style:style style:name="T448" style:family="text">
      <style:text-properties officeooo:rsid="0ca2496d"/>
    </style:style>
    <style:style style:name="T449" style:family="text">
      <style:text-properties officeooo:rsid="0caddbe6"/>
    </style:style>
    <style:style style:name="T450" style:family="text">
      <style:text-properties officeooo:rsid="0cb9f7eb"/>
    </style:style>
    <style:style style:name="T451" style:family="text">
      <style:text-properties officeooo:rsid="0cbe3c72"/>
    </style:style>
    <style:style style:name="T452" style:family="text">
      <style:text-properties officeooo:rsid="0cc21a30"/>
    </style:style>
    <style:style style:name="T453" style:family="text">
      <style:text-properties officeooo:rsid="0cc66b6f"/>
    </style:style>
    <style:style style:name="T454" style:family="text">
      <style:text-properties officeooo:rsid="0cd172cd"/>
    </style:style>
    <style:style style:name="T455" style:family="text">
      <style:text-properties officeooo:rsid="0cd57380"/>
    </style:style>
    <style:style style:name="T456" style:family="text">
      <style:text-properties officeooo:rsid="0cd7a34b"/>
    </style:style>
    <style:style style:name="T457" style:family="text">
      <style:text-properties officeooo:rsid="0cd7ab9c"/>
    </style:style>
    <style:style style:name="T458" style:family="text">
      <style:text-properties officeooo:rsid="0cd7cea2"/>
    </style:style>
    <style:style style:name="T459" style:family="text">
      <style:text-properties officeooo:rsid="0ce8aaa6"/>
    </style:style>
    <style:style style:name="T460" style:family="text">
      <style:text-properties officeooo:rsid="0cfb5110"/>
    </style:style>
    <style:style style:name="T461" style:family="text">
      <style:text-properties officeooo:rsid="0cfd9960"/>
    </style:style>
    <style:style style:name="T462" style:family="text">
      <style:text-properties officeooo:rsid="0cfe4057"/>
    </style:style>
    <style:style style:name="T463" style:family="text">
      <style:text-properties officeooo:rsid="0cff8219"/>
    </style:style>
    <style:style style:name="T464" style:family="text">
      <style:text-properties officeooo:rsid="0d038f0c"/>
    </style:style>
    <style:style style:name="T465" style:family="text">
      <style:text-properties officeooo:rsid="0d058575"/>
    </style:style>
    <style:style style:name="T466" style:family="text">
      <style:text-properties officeooo:rsid="0d06680c"/>
    </style:style>
    <style:style style:name="T467" style:family="text">
      <style:text-properties officeooo:rsid="0d07c1fc"/>
    </style:style>
    <style:style style:name="T468" style:family="text">
      <style:text-properties officeooo:rsid="0d0a1681"/>
    </style:style>
    <style:style style:name="T469" style:family="text">
      <style:text-properties officeooo:rsid="0d0c2d37"/>
    </style:style>
    <style:style style:name="T470" style:family="text">
      <style:text-properties officeooo:rsid="0d0ee2f7"/>
    </style:style>
    <style:style style:name="T471" style:family="text">
      <style:text-properties officeooo:rsid="0d10eb2f"/>
    </style:style>
    <style:style style:name="T472" style:family="text">
      <style:text-properties officeooo:rsid="0d1177f5"/>
    </style:style>
    <style:style style:name="T473" style:family="text">
      <style:text-properties officeooo:rsid="0d12766f"/>
    </style:style>
    <style:style style:name="T474" style:family="text">
      <style:text-properties officeooo:rsid="0d143d36"/>
    </style:style>
    <style:style style:name="T475" style:family="text">
      <style:text-properties officeooo:rsid="0d157858"/>
    </style:style>
    <style:style style:name="T476" style:family="text">
      <style:text-properties officeooo:rsid="0d167e81"/>
    </style:style>
    <style:style style:name="T477" style:family="text">
      <style:text-properties officeooo:rsid="0d181048"/>
    </style:style>
    <style:style style:name="T478" style:family="text">
      <style:text-properties officeooo:rsid="0d1a0f5b"/>
    </style:style>
    <style:style style:name="T479" style:family="text">
      <style:text-properties officeooo:rsid="0d1b28ab"/>
    </style:style>
    <style:style style:name="T480" style:family="text">
      <style:text-properties officeooo:rsid="0d1ca8f0"/>
    </style:style>
    <style:style style:name="T481" style:family="text">
      <style:text-properties officeooo:rsid="0d2042a5"/>
    </style:style>
    <style:style style:name="T482" style:family="text">
      <style:text-properties officeooo:rsid="0d26cde2"/>
    </style:style>
    <style:style style:name="T483" style:family="text">
      <style:text-properties officeooo:rsid="0d287f32"/>
    </style:style>
    <style:style style:name="T484" style:family="text">
      <style:text-properties officeooo:rsid="0d2980b3"/>
    </style:style>
    <style:style style:name="T485" style:family="text">
      <style:text-properties officeooo:rsid="0d2d3a8c"/>
    </style:style>
    <style:style style:name="T486" style:family="text">
      <style:text-properties officeooo:rsid="0d2f2901"/>
    </style:style>
    <style:style style:name="T487" style:family="text">
      <style:text-properties officeooo:rsid="0d3993f8"/>
    </style:style>
    <style:style style:name="T488" style:family="text">
      <style:text-properties officeooo:rsid="0d3bc723"/>
    </style:style>
    <style:style style:name="T489" style:family="text">
      <style:text-properties officeooo:rsid="0d3d3b41"/>
    </style:style>
    <style:style style:name="T490" style:family="text">
      <style:text-properties officeooo:rsid="0d3ec26d"/>
    </style:style>
    <style:style style:name="T491" style:family="text">
      <style:text-properties officeooo:rsid="0d3f5229"/>
    </style:style>
    <style:style style:name="T492" style:family="text">
      <style:text-properties officeooo:rsid="0d401987"/>
    </style:style>
    <style:style style:name="T493" style:family="text">
      <style:text-properties officeooo:rsid="0d419abb"/>
    </style:style>
    <style:style style:name="T494" style:family="text">
      <style:text-properties officeooo:rsid="0d485ca2"/>
    </style:style>
    <style:style style:name="T495" style:family="text">
      <style:text-properties officeooo:rsid="0d4f9d95"/>
    </style:style>
    <style:style style:name="T496" style:family="text">
      <style:text-properties officeooo:rsid="0d511e95"/>
    </style:style>
    <style:style style:name="T497" style:family="text">
      <style:text-properties officeooo:rsid="0d5414f5"/>
    </style:style>
    <style:style style:name="T498" style:family="text">
      <style:text-properties officeooo:rsid="0d568ff5"/>
    </style:style>
    <style:style style:name="T499" style:family="text">
      <style:text-properties officeooo:rsid="0d616c2f"/>
    </style:style>
    <style:style style:name="T500" style:family="text">
      <style:text-properties officeooo:rsid="0d62c197"/>
    </style:style>
    <style:style style:name="T501" style:family="text">
      <style:text-properties officeooo:rsid="0d646fe4"/>
    </style:style>
    <style:style style:name="T502" style:family="text">
      <style:text-properties officeooo:rsid="0d652cc7"/>
    </style:style>
    <style:style style:name="T503" style:family="text">
      <style:text-properties officeooo:rsid="0d68a0ff"/>
    </style:style>
    <style:style style:name="T504" style:family="text">
      <style:text-properties officeooo:rsid="0d690e90"/>
    </style:style>
    <style:style style:name="T505" style:family="text">
      <style:text-properties officeooo:rsid="0d6a70f2"/>
    </style:style>
    <style:style style:name="T506" style:family="text">
      <style:text-properties officeooo:rsid="0d71d0f3"/>
    </style:style>
    <style:style style:name="T507" style:family="text">
      <style:text-properties officeooo:rsid="0d727679"/>
    </style:style>
    <style:style style:name="T508" style:family="text">
      <style:text-properties officeooo:rsid="0d72d489"/>
    </style:style>
    <style:style style:name="T509" style:family="text">
      <style:text-properties officeooo:rsid="0d755530"/>
    </style:style>
    <style:style style:name="T510" style:family="text">
      <style:text-properties officeooo:rsid="0d76d94f"/>
    </style:style>
    <style:style style:name="T511" style:family="text">
      <style:text-properties officeooo:rsid="0d798a8d"/>
    </style:style>
    <style:style style:name="T512" style:family="text">
      <style:text-properties officeooo:rsid="0d7b62c5"/>
    </style:style>
    <style:style style:name="T513" style:family="text">
      <style:text-properties officeooo:rsid="0d7dd138"/>
    </style:style>
    <style:style style:name="T514" style:family="text">
      <style:text-properties officeooo:rsid="0d80e805"/>
    </style:style>
    <style:style style:name="T515" style:family="text">
      <style:text-properties officeooo:rsid="0d81edad"/>
    </style:style>
    <style:style style:name="T516" style:family="text">
      <style:text-properties officeooo:rsid="0d86f061"/>
    </style:style>
    <style:style style:name="T517" style:family="text">
      <style:text-properties officeooo:rsid="0d97f6a2"/>
    </style:style>
    <style:style style:name="T518" style:family="text">
      <style:text-properties officeooo:rsid="0d9950b8"/>
    </style:style>
    <style:style style:name="T519" style:family="text">
      <style:text-properties officeooo:rsid="0d9ad305"/>
    </style:style>
    <style:style style:name="T520" style:family="text">
      <style:text-properties officeooo:rsid="0d9ae32c"/>
    </style:style>
    <style:style style:name="T521" style:family="text">
      <style:text-properties officeooo:rsid="0d9c1bbc"/>
    </style:style>
    <style:style style:name="T522" style:family="text">
      <style:text-properties officeooo:rsid="0d9cd0e7"/>
    </style:style>
    <style:style style:name="T523" style:family="text">
      <style:text-properties officeooo:rsid="0d9fd888"/>
    </style:style>
    <style:style style:name="T524" style:family="text">
      <style:text-properties officeooo:rsid="0da19b60"/>
    </style:style>
    <style:style style:name="T525" style:family="text">
      <style:text-properties officeooo:rsid="0dadab31"/>
    </style:style>
    <style:style style:name="T526" style:family="text">
      <style:text-properties style:text-line-through-style="solid" style:text-line-through-type="single"/>
    </style:style>
    <style:style style:name="T527" style:family="text">
      <style:text-properties style:text-line-through-style="solid" style:text-line-through-type="single" officeooo:rsid="0dc94cbc"/>
    </style:style>
    <style:style style:name="T528" style:family="text">
      <style:text-properties style:text-line-through-style="solid" style:text-line-through-type="single" officeooo:rsid="1795ee6f"/>
    </style:style>
    <style:style style:name="T529" style:family="text">
      <style:text-properties style:text-line-through-style="solid" style:text-line-through-type="single" style:font-name="Liberation Serif1" fo:font-size="11pt" fo:language="ru" fo:country="RU"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530" style:family="text">
      <style:text-properties style:text-line-through-style="solid" style:text-line-through-type="single" officeooo:rsid="1b2bcc28"/>
    </style:style>
    <style:style style:name="T531" style:family="text">
      <style:text-properties style:text-line-through-style="solid" style:text-line-through-type="single" officeooo:rsid="1b499f76"/>
    </style:style>
    <style:style style:name="T532" style:family="text">
      <style:text-properties style:text-line-through-style="solid" style:text-line-through-type="single" officeooo:rsid="1b727710"/>
    </style:style>
    <style:style style:name="T533" style:family="text">
      <style:text-properties style:text-line-through-style="solid" style:text-line-through-type="single" officeooo:rsid="1f226400"/>
    </style:style>
    <style:style style:name="T534" style:family="text">
      <style:text-properties style:text-line-through-style="solid" style:text-line-through-type="single" officeooo:rsid="2009a479"/>
    </style:style>
    <style:style style:name="T535" style:family="text">
      <style:text-properties style:text-line-through-style="solid" style:text-line-through-type="single" officeooo:rsid="2010a909"/>
    </style:style>
    <style:style style:name="T536" style:family="text">
      <style:text-properties style:text-line-through-style="solid" style:text-line-through-type="single" officeooo:rsid="20159c15"/>
    </style:style>
    <style:style style:name="T537" style:family="text">
      <style:text-properties officeooo:rsid="0dc94cbc"/>
    </style:style>
    <style:style style:name="T538" style:family="text">
      <style:text-properties officeooo:rsid="0dd2a221"/>
    </style:style>
    <style:style style:name="T539" style:family="text">
      <style:text-properties officeooo:rsid="0dd373bf"/>
    </style:style>
    <style:style style:name="T540" style:family="text">
      <style:text-properties officeooo:rsid="0dd47b54"/>
    </style:style>
    <style:style style:name="T541" style:family="text">
      <style:text-properties officeooo:rsid="0dd70208"/>
    </style:style>
    <style:style style:name="T542" style:family="text">
      <style:text-properties officeooo:rsid="0dd88e92"/>
    </style:style>
    <style:style style:name="T543" style:family="text">
      <style:text-properties officeooo:rsid="0de52c49"/>
    </style:style>
    <style:style style:name="T544" style:family="text">
      <style:text-properties officeooo:rsid="0df6f079"/>
    </style:style>
    <style:style style:name="T545" style:family="text">
      <style:text-properties officeooo:rsid="0e2658ca"/>
    </style:style>
    <style:style style:name="T546" style:family="text">
      <style:text-properties officeooo:rsid="0e2c4716"/>
    </style:style>
    <style:style style:name="T547" style:family="text">
      <style:text-properties officeooo:rsid="0e2ec392"/>
    </style:style>
    <style:style style:name="T548" style:family="text">
      <style:text-properties officeooo:rsid="0e3b2b2e"/>
    </style:style>
    <style:style style:name="T549" style:family="text">
      <style:text-properties officeooo:rsid="0e488cd8"/>
    </style:style>
    <style:style style:name="T550" style:family="text">
      <style:text-properties officeooo:rsid="0e53be8a"/>
    </style:style>
    <style:style style:name="T551" style:family="text">
      <style:text-properties officeooo:rsid="0e56b971"/>
    </style:style>
    <style:style style:name="T552" style:family="text">
      <style:text-properties officeooo:rsid="0e5a1716"/>
    </style:style>
    <style:style style:name="T553" style:family="text">
      <style:text-properties officeooo:rsid="0e611aab"/>
    </style:style>
    <style:style style:name="T554" style:family="text">
      <style:text-properties officeooo:rsid="0e91f0ce"/>
    </style:style>
    <style:style style:name="T555" style:family="text">
      <style:text-properties officeooo:rsid="0e93c4a8"/>
    </style:style>
    <style:style style:name="T556" style:family="text">
      <style:text-properties officeooo:rsid="0e93e4f2"/>
    </style:style>
    <style:style style:name="T557" style:family="text">
      <style:text-properties officeooo:rsid="0e963531"/>
    </style:style>
    <style:style style:name="T558" style:family="text">
      <style:text-properties officeooo:rsid="0e97424b"/>
    </style:style>
    <style:style style:name="T559" style:family="text">
      <style:text-properties officeooo:rsid="0e98b0fe"/>
    </style:style>
    <style:style style:name="T560" style:family="text">
      <style:text-properties officeooo:rsid="0e9a6afc"/>
    </style:style>
    <style:style style:name="T561" style:family="text">
      <style:text-properties officeooo:rsid="0ea57dae"/>
    </style:style>
    <style:style style:name="T562" style:family="text">
      <style:text-properties officeooo:rsid="0eb08076"/>
    </style:style>
    <style:style style:name="T563" style:family="text">
      <style:text-properties officeooo:rsid="0ec94294"/>
    </style:style>
    <style:style style:name="T564" style:family="text">
      <style:text-properties style:text-position="sub 58%" officeooo:rsid="0ec94294"/>
    </style:style>
    <style:style style:name="T565" style:family="text">
      <style:text-properties officeooo:rsid="0edd9c0f"/>
    </style:style>
    <style:style style:name="T566" style:family="text">
      <style:text-properties officeooo:rsid="0f020f5e"/>
    </style:style>
    <style:style style:name="T567" style:family="text">
      <style:text-properties officeooo:rsid="0f1937e4"/>
    </style:style>
    <style:style style:name="T568" style:family="text">
      <style:text-properties officeooo:rsid="0f21031e"/>
    </style:style>
    <style:style style:name="T569" style:family="text">
      <style:text-properties officeooo:rsid="0f635b0f"/>
    </style:style>
    <style:style style:name="T570" style:family="text">
      <style:text-properties officeooo:rsid="0f78e2b1"/>
    </style:style>
    <style:style style:name="T571" style:family="text">
      <style:text-properties officeooo:rsid="0f9f2194"/>
    </style:style>
    <style:style style:name="T572" style:family="text">
      <style:text-properties fo:font-variant="small-caps" officeooo:rsid="0f9f2194"/>
    </style:style>
    <style:style style:name="T573" style:family="text">
      <style:text-properties fo:font-variant="small-caps" officeooo:rsid="1d3bc875"/>
    </style:style>
    <style:style style:name="T574" style:family="text">
      <style:text-properties fo:font-variant="small-caps" officeooo:rsid="1dbe51b9"/>
    </style:style>
    <style:style style:name="T575" style:family="text">
      <style:text-properties fo:font-variant="small-caps" officeooo:rsid="1dc06fb4"/>
    </style:style>
    <style:style style:name="T576" style:family="text">
      <style:text-properties fo:font-variant="small-caps" officeooo:rsid="1dc0f6fe"/>
    </style:style>
    <style:style style:name="T577" style:family="text">
      <style:text-properties fo:font-variant="small-caps" officeooo:rsid="1dd9cd8c"/>
    </style:style>
    <style:style style:name="T578" style:family="text">
      <style:text-properties officeooo:rsid="0fa882d5"/>
    </style:style>
    <style:style style:name="T579" style:family="text">
      <style:text-properties officeooo:rsid="0fac6c6d"/>
    </style:style>
    <style:style style:name="T580" style:family="text">
      <style:text-properties officeooo:rsid="0fae0dd0"/>
    </style:style>
    <style:style style:name="T581" style:family="text">
      <style:text-properties officeooo:rsid="0fafb7df"/>
    </style:style>
    <style:style style:name="T582" style:family="text">
      <style:text-properties officeooo:rsid="0fb1372f"/>
    </style:style>
    <style:style style:name="T583" style:family="text">
      <style:text-properties officeooo:rsid="0fb1784e"/>
    </style:style>
    <style:style style:name="T584" style:family="text">
      <style:text-properties officeooo:rsid="0fb3448c"/>
    </style:style>
    <style:style style:name="T585" style:family="text">
      <style:text-properties officeooo:rsid="0fc03f5f"/>
    </style:style>
    <style:style style:name="T586" style:family="text">
      <style:text-properties officeooo:rsid="0fd30c23"/>
    </style:style>
    <style:style style:name="T587" style:family="text">
      <style:text-properties officeooo:rsid="0fd3ee90"/>
    </style:style>
    <style:style style:name="T588" style:family="text">
      <style:text-properties officeooo:rsid="0fd54f0d"/>
    </style:style>
    <style:style style:name="T589" style:family="text">
      <style:text-properties officeooo:rsid="0fd8698a"/>
    </style:style>
    <style:style style:name="T590" style:family="text">
      <style:text-properties officeooo:rsid="0fe3ace9"/>
    </style:style>
    <style:style style:name="T591" style:family="text">
      <style:text-properties officeooo:rsid="0fe5612b"/>
    </style:style>
    <style:style style:name="T592" style:family="text">
      <style:text-properties officeooo:rsid="0fe7ac21"/>
    </style:style>
    <style:style style:name="T593" style:family="text">
      <style:text-properties officeooo:rsid="0fed6e22"/>
    </style:style>
    <style:style style:name="T594" style:family="text">
      <style:text-properties officeooo:rsid="0fee8996"/>
    </style:style>
    <style:style style:name="T595" style:family="text">
      <style:text-properties officeooo:rsid="0ff6f180"/>
    </style:style>
    <style:style style:name="T596" style:family="text">
      <style:text-properties officeooo:rsid="0ffd43b5"/>
    </style:style>
    <style:style style:name="T597" style:family="text">
      <style:text-properties officeooo:rsid="0fffb3f1"/>
    </style:style>
    <style:style style:name="T598" style:family="text">
      <style:text-properties officeooo:rsid="10014487"/>
    </style:style>
    <style:style style:name="T599" style:family="text">
      <style:text-properties officeooo:rsid="1005e8ca"/>
    </style:style>
    <style:style style:name="T600" style:family="text">
      <style:text-properties officeooo:rsid="10073210"/>
    </style:style>
    <style:style style:name="T601" style:family="text">
      <style:text-properties officeooo:rsid="10159b61"/>
    </style:style>
    <style:style style:name="T602" style:family="text">
      <style:text-properties officeooo:rsid="1016781d"/>
    </style:style>
    <style:style style:name="T603" style:family="text">
      <style:text-properties officeooo:rsid="101860ff"/>
    </style:style>
    <style:style style:name="T604" style:family="text">
      <style:text-properties officeooo:rsid="101a50d0"/>
    </style:style>
    <style:style style:name="T605" style:family="text">
      <style:text-properties officeooo:rsid="101fb9fe"/>
    </style:style>
    <style:style style:name="T606" style:family="text">
      <style:text-properties officeooo:rsid="101fd8a6"/>
    </style:style>
    <style:style style:name="T607" style:family="text">
      <style:text-properties officeooo:rsid="10227404"/>
    </style:style>
    <style:style style:name="T608" style:family="text">
      <style:text-properties officeooo:rsid="102ca356"/>
    </style:style>
    <style:style style:name="T609" style:family="text">
      <style:text-properties officeooo:rsid="10329bd2"/>
    </style:style>
    <style:style style:name="T610" style:family="text">
      <style:text-properties officeooo:rsid="103309a8"/>
    </style:style>
    <style:style style:name="T611" style:family="text">
      <style:text-properties officeooo:rsid="103c2cee"/>
    </style:style>
    <style:style style:name="T612" style:family="text">
      <style:text-properties officeooo:rsid="103e085d"/>
    </style:style>
    <style:style style:name="T613" style:family="text">
      <style:text-properties officeooo:rsid="1043f76f"/>
    </style:style>
    <style:style style:name="T614" style:family="text">
      <style:text-properties officeooo:rsid="1045c1d0"/>
    </style:style>
    <style:style style:name="T615" style:family="text">
      <style:text-properties officeooo:rsid="10531d84"/>
    </style:style>
    <style:style style:name="T616" style:family="text">
      <style:text-properties officeooo:rsid="1053df68"/>
    </style:style>
    <style:style style:name="T617" style:family="text">
      <style:text-properties officeooo:rsid="1054e2e7"/>
    </style:style>
    <style:style style:name="T618" style:family="text">
      <style:text-properties officeooo:rsid="1058f6ab"/>
    </style:style>
    <style:style style:name="T619" style:family="text">
      <style:text-properties officeooo:rsid="1059588c"/>
    </style:style>
    <style:style style:name="T620" style:family="text">
      <style:text-properties officeooo:rsid="105a1881"/>
    </style:style>
    <style:style style:name="T621" style:family="text">
      <style:text-properties officeooo:rsid="105a8a0c"/>
    </style:style>
    <style:style style:name="T622" style:family="text">
      <style:text-properties officeooo:rsid="10617e6c"/>
    </style:style>
    <style:style style:name="T623" style:family="text">
      <style:text-properties officeooo:rsid="106fe638"/>
    </style:style>
    <style:style style:name="T624" style:family="text">
      <style:text-properties officeooo:rsid="1070eda5"/>
    </style:style>
    <style:style style:name="T625" style:family="text">
      <style:text-properties officeooo:rsid="1072b85d"/>
    </style:style>
    <style:style style:name="T626" style:family="text">
      <style:text-properties officeooo:rsid="10763368"/>
    </style:style>
    <style:style style:name="T627" style:family="text">
      <style:text-properties officeooo:rsid="1076f7f7"/>
    </style:style>
    <style:style style:name="T628" style:family="text">
      <style:text-properties officeooo:rsid="1078a149"/>
    </style:style>
    <style:style style:name="T629" style:family="text">
      <style:text-properties officeooo:rsid="1079496a"/>
    </style:style>
    <style:style style:name="T630" style:family="text">
      <style:text-properties officeooo:rsid="107d57b2"/>
    </style:style>
    <style:style style:name="T631" style:family="text">
      <style:text-properties officeooo:rsid="108fa491"/>
    </style:style>
    <style:style style:name="T632" style:family="text">
      <style:text-properties officeooo:rsid="108fd7c3"/>
    </style:style>
    <style:style style:name="T633" style:family="text">
      <style:text-properties officeooo:rsid="1090570a"/>
    </style:style>
    <style:style style:name="T634" style:family="text">
      <style:text-properties officeooo:rsid="1091ca78"/>
    </style:style>
    <style:style style:name="T635" style:family="text">
      <style:text-properties officeooo:rsid="1091e998"/>
    </style:style>
    <style:style style:name="T636" style:family="text">
      <style:text-properties officeooo:rsid="1092c8df"/>
    </style:style>
    <style:style style:name="T637" style:family="text">
      <style:text-properties officeooo:rsid="1093c45f"/>
    </style:style>
    <style:style style:name="T638" style:family="text">
      <style:text-properties officeooo:rsid="10953e19"/>
    </style:style>
    <style:style style:name="T639" style:family="text">
      <style:text-properties officeooo:rsid="109872a3"/>
    </style:style>
    <style:style style:name="T640" style:family="text">
      <style:text-properties officeooo:rsid="109aeeae"/>
    </style:style>
    <style:style style:name="T641" style:family="text">
      <style:text-properties officeooo:rsid="109ba79d"/>
    </style:style>
    <style:style style:name="T642" style:family="text">
      <style:text-properties officeooo:rsid="109c3871"/>
    </style:style>
    <style:style style:name="T643" style:family="text">
      <style:text-properties officeooo:rsid="109e2646"/>
    </style:style>
    <style:style style:name="T644" style:family="text">
      <style:text-properties officeooo:rsid="109f0e91"/>
    </style:style>
    <style:style style:name="T645" style:family="text">
      <style:text-properties officeooo:rsid="10b7cf99"/>
    </style:style>
    <style:style style:name="T646" style:family="text">
      <style:text-properties officeooo:rsid="10bd9496"/>
    </style:style>
    <style:style style:name="T647" style:family="text">
      <style:text-properties officeooo:rsid="10bdbd74"/>
    </style:style>
    <style:style style:name="T648" style:family="text">
      <style:text-properties officeooo:rsid="10d297d5"/>
    </style:style>
    <style:style style:name="T649" style:family="text">
      <style:text-properties officeooo:rsid="10e1fdf8"/>
    </style:style>
    <style:style style:name="T650" style:family="text">
      <style:text-properties officeooo:rsid="10e34b0f"/>
    </style:style>
    <style:style style:name="T651" style:family="text">
      <style:text-properties officeooo:rsid="10e53f59"/>
    </style:style>
    <style:style style:name="T652" style:family="text">
      <style:text-properties officeooo:rsid="10e98a78"/>
    </style:style>
    <style:style style:name="T653" style:family="text">
      <style:text-properties officeooo:rsid="10ee4ace"/>
    </style:style>
    <style:style style:name="T654" style:family="text">
      <style:text-properties officeooo:rsid="10f1486b"/>
    </style:style>
    <style:style style:name="T655" style:family="text">
      <style:text-properties officeooo:rsid="10f5c666"/>
    </style:style>
    <style:style style:name="T656" style:family="text">
      <style:text-properties officeooo:rsid="10f8f3ee"/>
    </style:style>
    <style:style style:name="T657" style:family="text">
      <style:text-properties officeooo:rsid="10fd9e26"/>
    </style:style>
    <style:style style:name="T658" style:family="text">
      <style:text-properties officeooo:rsid="10fefc79"/>
    </style:style>
    <style:style style:name="T659" style:family="text">
      <style:text-properties officeooo:rsid="11007a30"/>
    </style:style>
    <style:style style:name="T660" style:family="text">
      <style:text-properties officeooo:rsid="11029320"/>
    </style:style>
    <style:style style:name="T661" style:family="text">
      <style:text-properties officeooo:rsid="1104544b"/>
    </style:style>
    <style:style style:name="T662" style:family="text">
      <style:text-properties officeooo:rsid="11103f5b"/>
    </style:style>
    <style:style style:name="T663" style:family="text">
      <style:text-properties officeooo:rsid="11158b66"/>
    </style:style>
    <style:style style:name="T664" style:family="text">
      <style:text-properties officeooo:rsid="11198d84"/>
    </style:style>
    <style:style style:name="T665" style:family="text">
      <style:text-properties officeooo:rsid="11268f9c"/>
    </style:style>
    <style:style style:name="T666" style:family="text">
      <style:text-properties officeooo:rsid="1127fd73"/>
    </style:style>
    <style:style style:name="T667" style:family="text">
      <style:text-properties officeooo:rsid="11283853"/>
    </style:style>
    <style:style style:name="T668" style:family="text">
      <style:text-properties officeooo:rsid="11288c84"/>
    </style:style>
    <style:style style:name="T669" style:family="text">
      <style:text-properties officeooo:rsid="112a2a4a"/>
    </style:style>
    <style:style style:name="T670" style:family="text">
      <style:text-properties officeooo:rsid="112cd763"/>
    </style:style>
    <style:style style:name="T671" style:family="text">
      <style:text-properties officeooo:rsid="112ff265"/>
    </style:style>
    <style:style style:name="T672" style:family="text">
      <style:text-properties officeooo:rsid="114335fb"/>
    </style:style>
    <style:style style:name="T673" style:family="text">
      <style:text-properties officeooo:rsid="1145c68a"/>
    </style:style>
    <style:style style:name="T674" style:family="text">
      <style:text-properties officeooo:rsid="11560079"/>
    </style:style>
    <style:style style:name="T675" style:family="text">
      <style:text-properties officeooo:rsid="11cf667e"/>
    </style:style>
    <style:style style:name="T676" style:family="text">
      <style:text-properties officeooo:rsid="11d9ea4d"/>
    </style:style>
    <style:style style:name="T677" style:family="text">
      <style:text-properties officeooo:rsid="11ea62e3"/>
    </style:style>
    <style:style style:name="T678" style:family="text">
      <style:text-properties officeooo:rsid="11ec205a"/>
    </style:style>
    <style:style style:name="T679" style:family="text">
      <style:text-properties officeooo:rsid="11f047de"/>
    </style:style>
    <style:style style:name="T680" style:family="text">
      <style:text-properties officeooo:rsid="11f5c6ae"/>
    </style:style>
    <style:style style:name="T681" style:family="text">
      <style:text-properties officeooo:rsid="12014340"/>
    </style:style>
    <style:style style:name="T682" style:family="text">
      <style:text-properties officeooo:rsid="120ee3ab"/>
    </style:style>
    <style:style style:name="T683" style:family="text">
      <style:text-properties officeooo:rsid="121bccb1"/>
    </style:style>
    <style:style style:name="T684" style:family="text">
      <style:text-properties officeooo:rsid="1225aaad"/>
    </style:style>
    <style:style style:name="T685" style:family="text">
      <style:text-properties officeooo:rsid="12268991"/>
    </style:style>
    <style:style style:name="T686" style:family="text">
      <style:text-properties officeooo:rsid="12268ea2"/>
    </style:style>
    <style:style style:name="T687" style:family="text">
      <style:text-properties officeooo:rsid="1227db1b"/>
    </style:style>
    <style:style style:name="T688" style:family="text">
      <style:text-properties officeooo:rsid="12299ca2"/>
    </style:style>
    <style:style style:name="T689" style:family="text">
      <style:text-properties officeooo:rsid="122a4c1d"/>
    </style:style>
    <style:style style:name="T690" style:family="text">
      <style:text-properties officeooo:rsid="122c710e"/>
    </style:style>
    <style:style style:name="T691" style:family="text">
      <style:text-properties officeooo:rsid="122dcdf5"/>
    </style:style>
    <style:style style:name="T692" style:family="text">
      <style:text-properties officeooo:rsid="12304cdd"/>
    </style:style>
    <style:style style:name="T693" style:family="text">
      <style:text-properties officeooo:rsid="1231b863"/>
    </style:style>
    <style:style style:name="T694" style:family="text">
      <style:text-properties officeooo:rsid="1231d10f"/>
    </style:style>
    <style:style style:name="T695" style:family="text">
      <style:text-properties officeooo:rsid="12325d45"/>
    </style:style>
    <style:style style:name="T696" style:family="text">
      <style:text-properties officeooo:rsid="12337862"/>
    </style:style>
    <style:style style:name="T697" style:family="text">
      <style:text-properties officeooo:rsid="12460175"/>
    </style:style>
    <style:style style:name="T698" style:family="text">
      <style:text-properties officeooo:rsid="1247e699"/>
    </style:style>
    <style:style style:name="T699" style:family="text">
      <style:text-properties officeooo:rsid="124be94a"/>
    </style:style>
    <style:style style:name="T700" style:family="text">
      <style:text-properties officeooo:rsid="12585e0b"/>
    </style:style>
    <style:style style:name="T701" style:family="text">
      <style:text-properties officeooo:rsid="12590c08"/>
    </style:style>
    <style:style style:name="T702" style:family="text">
      <style:text-properties officeooo:rsid="125c9a41"/>
    </style:style>
    <style:style style:name="T703" style:family="text">
      <style:text-properties officeooo:rsid="126130b7"/>
    </style:style>
    <style:style style:name="T704" style:family="text">
      <style:text-properties officeooo:rsid="126a9f04"/>
    </style:style>
    <style:style style:name="T705" style:family="text">
      <style:text-properties officeooo:rsid="128322d8"/>
    </style:style>
    <style:style style:name="T706" style:family="text">
      <style:text-properties officeooo:rsid="128dfd51"/>
    </style:style>
    <style:style style:name="T707" style:family="text">
      <style:text-properties officeooo:rsid="12a4f96e"/>
    </style:style>
    <style:style style:name="T708" style:family="text">
      <style:text-properties officeooo:rsid="12d97731"/>
    </style:style>
    <style:style style:name="T709" style:family="text">
      <style:text-properties officeooo:rsid="12defea8"/>
    </style:style>
    <style:style style:name="T710" style:family="text">
      <style:text-properties officeooo:rsid="12ed41b0"/>
    </style:style>
    <style:style style:name="T711" style:family="text">
      <style:text-properties officeooo:rsid="12fdeeda"/>
    </style:style>
    <style:style style:name="T712" style:family="text">
      <style:text-properties officeooo:rsid="1311a4ac"/>
    </style:style>
    <style:style style:name="T713" style:family="text">
      <style:text-properties officeooo:rsid="1324a0fa"/>
    </style:style>
    <style:style style:name="T714" style:family="text">
      <style:text-properties officeooo:rsid="133cbfc4"/>
    </style:style>
    <style:style style:name="T715" style:family="text">
      <style:text-properties officeooo:rsid="134709ce"/>
    </style:style>
    <style:style style:name="T716" style:family="text">
      <style:text-properties officeooo:rsid="1353b15e"/>
    </style:style>
    <style:style style:name="T717" style:family="text">
      <style:text-properties officeooo:rsid="136d1484"/>
    </style:style>
    <style:style style:name="T718" style:family="text">
      <style:text-properties officeooo:rsid="136de403"/>
    </style:style>
    <style:style style:name="T719" style:family="text">
      <style:text-properties officeooo:rsid="1375a8e6"/>
    </style:style>
    <style:style style:name="T720" style:family="text">
      <style:text-properties officeooo:rsid="1377157c"/>
    </style:style>
    <style:style style:name="T721" style:family="text">
      <style:text-properties officeooo:rsid="13788e82"/>
    </style:style>
    <style:style style:name="T722" style:family="text">
      <style:text-properties officeooo:rsid="137926cf"/>
    </style:style>
    <style:style style:name="T723" style:family="text">
      <style:text-properties officeooo:rsid="137c6109"/>
    </style:style>
    <style:style style:name="T724" style:family="text">
      <style:text-properties officeooo:rsid="137ce0be"/>
    </style:style>
    <style:style style:name="T725" style:family="text">
      <style:text-properties officeooo:rsid="13803b82"/>
    </style:style>
    <style:style style:name="T726" style:family="text">
      <style:text-properties officeooo:rsid="138c2d14"/>
    </style:style>
    <style:style style:name="T727" style:family="text">
      <style:text-properties officeooo:rsid="138db859"/>
    </style:style>
    <style:style style:name="T728" style:family="text">
      <style:text-properties officeooo:rsid="138fa208"/>
    </style:style>
    <style:style style:name="T729" style:family="text">
      <style:text-properties officeooo:rsid="13917548"/>
    </style:style>
    <style:style style:name="T730" style:family="text">
      <style:text-properties officeooo:rsid="13922189"/>
    </style:style>
    <style:style style:name="T731" style:family="text">
      <style:text-properties officeooo:rsid="139a3713"/>
    </style:style>
    <style:style style:name="T732" style:family="text">
      <style:text-properties officeooo:rsid="139fb5d7"/>
    </style:style>
    <style:style style:name="T733" style:family="text">
      <style:text-properties officeooo:rsid="13a13a21"/>
    </style:style>
    <style:style style:name="T734" style:family="text">
      <style:text-properties officeooo:rsid="13b12725"/>
    </style:style>
    <style:style style:name="T735" style:family="text">
      <style:text-properties officeooo:rsid="13c2484d"/>
    </style:style>
    <style:style style:name="T736" style:family="text">
      <style:text-properties officeooo:rsid="13cf5012"/>
    </style:style>
    <style:style style:name="T737" style:family="text">
      <style:text-properties officeooo:rsid="13f5eb1e"/>
    </style:style>
    <style:style style:name="T738" style:family="text">
      <style:text-properties officeooo:rsid="13f767cd"/>
    </style:style>
    <style:style style:name="T739" style:family="text">
      <style:text-properties officeooo:rsid="13f86a73"/>
    </style:style>
    <style:style style:name="T740" style:family="text">
      <style:text-properties officeooo:rsid="13fb9344"/>
    </style:style>
    <style:style style:name="T741" style:family="text">
      <style:text-properties officeooo:rsid="140c7f66"/>
    </style:style>
    <style:style style:name="T742" style:family="text">
      <style:text-properties officeooo:rsid="14127fde"/>
    </style:style>
    <style:style style:name="T743" style:family="text">
      <style:text-properties officeooo:rsid="1412c0b6"/>
    </style:style>
    <style:style style:name="T744" style:family="text">
      <style:text-properties officeooo:rsid="14140c14"/>
    </style:style>
    <style:style style:name="T745" style:family="text">
      <style:text-properties officeooo:rsid="1417d837"/>
    </style:style>
    <style:style style:name="T746" style:family="text">
      <style:text-properties officeooo:rsid="14192e27"/>
    </style:style>
    <style:style style:name="T747" style:family="text">
      <style:text-properties officeooo:rsid="141a7d18"/>
    </style:style>
    <style:style style:name="T748" style:family="text">
      <style:text-properties officeooo:rsid="141c2abf"/>
    </style:style>
    <style:style style:name="T749" style:family="text">
      <style:text-properties officeooo:rsid="141e621a"/>
    </style:style>
    <style:style style:name="T750" style:family="text">
      <style:text-properties officeooo:rsid="14202510"/>
    </style:style>
    <style:style style:name="T751" style:family="text">
      <style:text-properties officeooo:rsid="14223581"/>
    </style:style>
    <style:style style:name="T752" style:family="text">
      <style:text-properties officeooo:rsid="1422fff8"/>
    </style:style>
    <style:style style:name="T753" style:family="text">
      <style:text-properties officeooo:rsid="14258a19"/>
    </style:style>
    <style:style style:name="T754" style:family="text">
      <style:text-properties officeooo:rsid="142fba1c"/>
    </style:style>
    <style:style style:name="T755" style:family="text">
      <style:text-properties officeooo:rsid="14310863"/>
    </style:style>
    <style:style style:name="T756" style:family="text">
      <style:text-properties officeooo:rsid="1432fdbe"/>
    </style:style>
    <style:style style:name="T757" style:family="text">
      <style:text-properties officeooo:rsid="1433d0bb"/>
    </style:style>
    <style:style style:name="T758" style:family="text">
      <style:text-properties officeooo:rsid="1435e51f"/>
    </style:style>
    <style:style style:name="T759" style:family="text">
      <style:text-properties officeooo:rsid="14365e91"/>
    </style:style>
    <style:style style:name="T760" style:family="text">
      <style:text-properties officeooo:rsid="143d45b0"/>
    </style:style>
    <style:style style:name="T761" style:family="text">
      <style:text-properties officeooo:rsid="143f3bb7"/>
    </style:style>
    <style:style style:name="T762" style:family="text">
      <style:text-properties officeooo:rsid="1440cd3d"/>
    </style:style>
    <style:style style:name="T763" style:family="text">
      <style:text-properties officeooo:rsid="14424b9c"/>
    </style:style>
    <style:style style:name="T764" style:family="text">
      <style:text-properties officeooo:rsid="144818a1"/>
    </style:style>
    <style:style style:name="T765" style:family="text">
      <style:text-properties officeooo:rsid="144ed100"/>
    </style:style>
    <style:style style:name="T766" style:family="text">
      <style:text-properties officeooo:rsid="145d5ad7"/>
    </style:style>
    <style:style style:name="T767" style:family="text">
      <style:text-properties officeooo:rsid="14659033"/>
    </style:style>
    <style:style style:name="T768" style:family="text">
      <style:text-properties officeooo:rsid="147446be"/>
    </style:style>
    <style:style style:name="T769" style:family="text">
      <style:text-properties officeooo:rsid="14866564"/>
    </style:style>
    <style:style style:name="T770" style:family="text">
      <style:text-properties officeooo:rsid="1496698f"/>
    </style:style>
    <style:style style:name="T771" style:family="text">
      <style:text-properties officeooo:rsid="1496fd28"/>
    </style:style>
    <style:style style:name="T772" style:family="text">
      <style:text-properties officeooo:rsid="1499fb6f"/>
    </style:style>
    <style:style style:name="T773" style:family="text">
      <style:text-properties officeooo:rsid="149bff7f"/>
    </style:style>
    <style:style style:name="T774" style:family="text">
      <style:text-properties officeooo:rsid="14aa27a4"/>
    </style:style>
    <style:style style:name="T775" style:family="text">
      <style:text-properties officeooo:rsid="14b831c3"/>
    </style:style>
    <style:style style:name="T776" style:family="text">
      <style:text-properties officeooo:rsid="14c80d1e"/>
    </style:style>
    <style:style style:name="T777" style:family="text">
      <style:text-properties officeooo:rsid="14ca08f7"/>
    </style:style>
    <style:style style:name="T778" style:family="text">
      <style:text-properties officeooo:rsid="14cdafcc"/>
    </style:style>
    <style:style style:name="T779" style:family="text">
      <style:text-properties officeooo:rsid="14cde715"/>
    </style:style>
    <style:style style:name="T780" style:family="text">
      <style:text-properties officeooo:rsid="14cf8094"/>
    </style:style>
    <style:style style:name="T781" style:family="text">
      <style:text-properties officeooo:rsid="14cfb5a3"/>
    </style:style>
    <style:style style:name="T782" style:family="text">
      <style:text-properties officeooo:rsid="14d3b1ce"/>
    </style:style>
    <style:style style:name="T783" style:family="text">
      <style:text-properties officeooo:rsid="14dad619"/>
    </style:style>
    <style:style style:name="T784" style:family="text">
      <style:text-properties officeooo:rsid="14db89b2"/>
    </style:style>
    <style:style style:name="T785" style:family="text">
      <style:text-properties officeooo:rsid="14dc8c41"/>
    </style:style>
    <style:style style:name="T786" style:family="text">
      <style:text-properties officeooo:rsid="14ddbe00"/>
    </style:style>
    <style:style style:name="T787" style:family="text">
      <style:text-properties officeooo:rsid="14dfb18a"/>
    </style:style>
    <style:style style:name="T788" style:family="text">
      <style:text-properties style:text-line-through-style="none" style:text-line-through-type="none" style:font-name="Liberation Serif1" fo:language="ru" fo:country="RU" fo:font-style="normal" style:text-underline-style="none" style:font-name-asian="Times New Roman1" style:font-style-asian="normal" style:font-name-complex="Times New Roman1" style:font-style-complex="normal"/>
    </style:style>
    <style:style style:name="T789" style:family="text">
      <style:text-properties style:text-line-through-style="none" style:text-line-through-type="none" style:font-name="Liberation Serif1" fo:language="ru" fo:country="RU" fo:font-style="normal" style:text-underline-style="none" officeooo:rsid="14e84ebc" style:font-name-asian="Times New Roman1" style:font-style-asian="normal" style:font-name-complex="Times New Roman1" style:font-style-complex="normal"/>
    </style:style>
    <style:style style:name="T790" style:family="text">
      <style:text-properties style:text-line-through-style="none" style:text-line-through-type="none" style:font-name="Liberation Serif1" fo:language="ru" fo:country="RU" fo:font-style="normal" style:text-underline-style="none" officeooo:rsid="14e8ce3b" style:font-name-asian="Times New Roman1" style:font-style-asian="normal" style:font-name-complex="Times New Roman1" style:font-style-complex="normal"/>
    </style:style>
    <style:style style:name="T791" style:family="text">
      <style:text-properties style:text-line-through-style="none" style:text-line-through-type="none" style:font-name="Liberation Serif1" fo:language="ru" fo:country="RU" fo:font-style="normal" style:text-underline-style="none" officeooo:rsid="14f73884" style:font-name-asian="Times New Roman1" style:font-style-asian="normal" style:font-name-complex="Times New Roman1" style:font-style-complex="normal"/>
    </style:style>
    <style:style style:name="T792" style:family="text">
      <style:text-properties style:text-line-through-style="none" style:text-line-through-type="none" style:font-name="Liberation Serif1" fo:language="ru" fo:country="RU" fo:font-style="normal" style:text-underline-style="none" officeooo:rsid="14f73e83" style:font-name-asian="Times New Roman1" style:font-style-asian="normal" style:font-name-complex="Times New Roman1" style:font-style-complex="normal"/>
    </style:style>
    <style:style style:name="T793" style:family="text">
      <style:text-properties style:text-line-through-style="none" style:text-line-through-type="none" style:font-name="Liberation Serif1" fo:language="ru" fo:country="RU" fo:font-style="normal" style:text-underline-style="none" officeooo:rsid="14f93611" style:font-name-asian="Times New Roman1" style:font-style-asian="normal" style:font-name-complex="Times New Roman1" style:font-style-complex="normal"/>
    </style:style>
    <style:style style:name="T794" style:family="text">
      <style:text-properties style:text-line-through-style="none" style:text-line-through-type="none" style:font-name="Liberation Serif1" fo:language="ru" fo:country="RU" fo:font-style="normal" style:text-underline-style="none" officeooo:rsid="14fb23fc" style:font-name-asian="Times New Roman1" style:font-style-asian="normal" style:font-name-complex="Times New Roman1" style:font-style-complex="normal"/>
    </style:style>
    <style:style style:name="T795" style:family="text">
      <style:text-properties style:text-line-through-style="none" style:text-line-through-type="none" style:font-name="Liberation Serif1" fo:language="ru" fo:country="RU" fo:font-style="normal" style:text-underline-style="none" officeooo:rsid="14fcaf71" style:font-name-asian="Times New Roman1" style:font-style-asian="normal" style:font-name-complex="Times New Roman1" style:font-style-complex="normal"/>
    </style:style>
    <style:style style:name="T796" style:family="text">
      <style:text-properties style:text-line-through-style="none" style:text-line-through-type="none" style:font-name="Liberation Serif1" fo:language="ru" fo:country="RU" fo:font-style="normal" style:text-underline-style="none" officeooo:rsid="14fd4e91" style:font-name-asian="Times New Roman1" style:font-style-asian="normal" style:font-name-complex="Times New Roman1" style:font-style-complex="normal"/>
    </style:style>
    <style:style style:name="T797" style:family="text">
      <style:text-properties style:text-line-through-style="none" style:text-line-through-type="none" style:font-name="Liberation Serif1" fo:language="ru" fo:country="RU" fo:font-style="normal" style:text-underline-style="none" officeooo:rsid="14ff0d65" style:font-name-asian="Times New Roman1" style:font-style-asian="normal" style:font-name-complex="Times New Roman1" style:font-style-complex="normal"/>
    </style:style>
    <style:style style:name="T798" style:family="text">
      <style:text-properties style:text-line-through-style="none" style:text-line-through-type="none" style:font-name="Liberation Serif1" fo:language="ru" fo:country="RU" fo:font-style="normal" style:text-underline-style="none" officeooo:rsid="15007d71" style:font-name-asian="Times New Roman1" style:font-style-asian="normal" style:font-name-complex="Times New Roman1" style:font-style-complex="normal"/>
    </style:style>
    <style:style style:name="T799" style:family="text">
      <style:text-properties style:text-line-through-style="none" style:text-line-through-type="none" style:font-name="Liberation Serif1" fo:language="ru" fo:country="RU" fo:font-style="normal" style:text-underline-style="none" officeooo:rsid="1501bebd" style:font-name-asian="Times New Roman1" style:font-style-asian="normal" style:font-name-complex="Times New Roman1" style:font-style-complex="normal"/>
    </style:style>
    <style:style style:name="T800" style:family="text">
      <style:text-properties style:text-line-through-style="none" style:text-line-through-type="none" style:font-name="Liberation Serif1" fo:language="ru" fo:country="RU" fo:font-style="normal" style:text-underline-style="none" officeooo:rsid="1502d330" style:font-name-asian="Times New Roman1" style:font-style-asian="normal" style:font-name-complex="Times New Roman1" style:font-style-complex="normal"/>
    </style:style>
    <style:style style:name="T801" style:family="text">
      <style:text-properties style:text-line-through-style="none" style:text-line-through-type="none" style:font-name="Liberation Serif1" fo:language="ru" fo:country="RU" fo:font-style="normal" style:text-underline-style="none" officeooo:rsid="15049063" style:font-name-asian="Times New Roman1" style:font-style-asian="normal" style:font-name-complex="Times New Roman1" style:font-style-complex="normal"/>
    </style:style>
    <style:style style:name="T802" style:family="text">
      <style:text-properties style:text-line-through-style="none" style:text-line-through-type="none" style:font-name="Liberation Serif1" fo:language="ru" fo:country="RU" fo:font-style="normal" style:text-underline-style="none" officeooo:rsid="1506211e" style:font-name-asian="Times New Roman1" style:font-style-asian="normal" style:font-name-complex="Times New Roman1" style:font-style-complex="normal"/>
    </style:style>
    <style:style style:name="T803" style:family="text">
      <style:text-properties style:text-line-through-style="none" style:text-line-through-type="none" style:font-name="Liberation Serif1" fo:language="ru" fo:country="RU" fo:font-style="normal" style:text-underline-style="none" officeooo:rsid="1506a427" style:font-name-asian="Times New Roman1" style:font-style-asian="normal" style:font-name-complex="Times New Roman1" style:font-style-complex="normal"/>
    </style:style>
    <style:style style:name="T804" style:family="text">
      <style:text-properties style:text-line-through-style="none" style:text-line-through-type="none" style:font-name="Liberation Serif1" fo:language="ru" fo:country="RU" fo:font-style="normal" style:text-underline-style="none" officeooo:rsid="15e730e4" style:font-name-asian="Times New Roman1" style:font-style-asian="normal" style:font-name-complex="Times New Roman1" style:font-style-complex="normal"/>
    </style:style>
    <style:style style:name="T805" style:family="text">
      <style:text-properties style:text-line-through-style="none" style:text-line-through-type="none" style:font-name="Liberation Serif1" fo:language="ru" fo:country="RU" fo:font-style="normal" style:text-underline-style="none" officeooo:rsid="0b43439c" style:font-name-asian="Times New Roman1" style:font-style-asian="normal" style:font-name-complex="Times New Roman1" style:font-style-complex="normal"/>
    </style:style>
    <style:style style:name="T806" style:family="text">
      <style:text-properties style:text-line-through-style="none" style:text-line-through-type="none" style:font-name="Liberation Serif1" fo:language="ru" fo:country="RU" fo:font-style="normal" style:text-underline-style="none" officeooo:rsid="17574d5b" style:font-name-asian="Times New Roman1" style:font-style-asian="normal" style:font-name-complex="Times New Roman1" style:font-style-complex="normal"/>
    </style:style>
    <style:style style:name="T807" style:family="text">
      <style:text-properties style:text-line-through-style="none" style:text-line-through-type="none" style:font-name="Liberation Serif1" fo:language="ru" fo:country="RU" fo:font-style="normal" style:text-underline-style="none" officeooo:rsid="1758bbb8" style:font-name-asian="Times New Roman1" style:font-style-asian="normal" style:font-name-complex="Times New Roman1" style:font-style-complex="normal"/>
    </style:style>
    <style:style style:name="T808" style:family="text">
      <style:text-properties style:text-line-through-style="none" style:text-line-through-type="none" style:font-name="Liberation Serif1" fo:language="ru" fo:country="RU" fo:font-style="normal" style:text-underline-style="none" officeooo:rsid="17626e76" style:font-name-asian="Times New Roman1" style:font-style-asian="normal" style:font-name-complex="Times New Roman1" style:font-style-complex="normal"/>
    </style:style>
    <style:style style:name="T809" style:family="text">
      <style:text-properties style:text-line-through-style="none" style:text-line-through-type="none" style:font-name="Liberation Serif1" fo:language="ru" fo:country="RU" fo:font-style="normal" style:text-underline-style="none" officeooo:rsid="1766f62b" style:font-name-asian="Times New Roman1" style:font-style-asian="normal" style:font-name-complex="Times New Roman1" style:font-style-complex="normal"/>
    </style:style>
    <style:style style:name="T810" style:family="text">
      <style:text-properties style:text-line-through-style="none" style:text-line-through-type="none" style:font-name="Liberation Serif1" fo:language="ru" fo:country="RU" fo:font-style="normal" style:text-underline-style="none" officeooo:rsid="17674ff1" style:font-name-asian="Times New Roman1" style:font-style-asian="normal" style:font-name-complex="Times New Roman1" style:font-style-complex="normal"/>
    </style:style>
    <style:style style:name="T811" style:family="text">
      <style:text-properties style:text-line-through-style="none" style:text-line-through-type="none" style:font-name="Liberation Serif1" fo:language="ru" fo:country="RU" fo:font-style="normal" style:text-underline-style="none" officeooo:rsid="176945cf" style:font-name-asian="Times New Roman1" style:font-style-asian="normal" style:font-name-complex="Times New Roman1" style:font-style-complex="normal"/>
    </style:style>
    <style:style style:name="T812" style:family="text">
      <style:text-properties style:text-line-through-style="none" style:text-line-through-type="none" style:font-name="Liberation Serif1" fo:language="ru" fo:country="RU" fo:font-style="normal" style:text-underline-style="none" officeooo:rsid="176aa97e" style:font-name-asian="Times New Roman1" style:font-style-asian="normal" style:font-name-complex="Times New Roman1" style:font-style-complex="normal"/>
    </style:style>
    <style:style style:name="T813" style:family="text">
      <style:text-properties style:text-line-through-style="none" style:text-line-through-type="none" style:font-name="Liberation Serif1" fo:language="ru" fo:country="RU" fo:font-style="normal" style:text-underline-style="none" officeooo:rsid="176ac5d2" style:font-name-asian="Times New Roman1" style:font-style-asian="normal" style:font-name-complex="Times New Roman1" style:font-style-complex="normal"/>
    </style:style>
    <style:style style:name="T814" style:family="text">
      <style:text-properties style:text-line-through-style="none" style:text-line-through-type="none" style:font-name="Liberation Serif1" fo:language="ru" fo:country="RU" fo:font-style="normal" style:text-underline-style="none" officeooo:rsid="176bdaa7" style:font-name-asian="Times New Roman1" style:font-style-asian="normal" style:font-name-complex="Times New Roman1" style:font-style-complex="normal"/>
    </style:style>
    <style:style style:name="T815" style:family="text">
      <style:text-properties style:text-line-through-style="none" style:text-line-through-type="none" style:font-name="Liberation Serif1" fo:language="ru" fo:country="RU" fo:font-style="normal" style:text-underline-style="none" officeooo:rsid="176c5fec" style:font-name-asian="Times New Roman1" style:font-style-asian="normal" style:font-name-complex="Times New Roman1" style:font-style-complex="normal"/>
    </style:style>
    <style:style style:name="T816" style:family="text">
      <style:text-properties style:text-line-through-style="none" style:text-line-through-type="none" style:font-name="Liberation Serif1" fo:language="ru" fo:country="RU" fo:font-style="normal" style:text-underline-style="none" officeooo:rsid="176d04bd" style:font-name-asian="Times New Roman1" style:font-style-asian="normal" style:font-name-complex="Times New Roman1" style:font-style-complex="normal"/>
    </style:style>
    <style:style style:name="T817" style:family="text">
      <style:text-properties style:text-line-through-style="none" style:text-line-through-type="none" style:font-name="Liberation Serif1" fo:language="ru" fo:country="RU" fo:font-style="normal" style:text-underline-style="none" officeooo:rsid="176d6e08" style:font-name-asian="Times New Roman1" style:font-style-asian="normal" style:font-name-complex="Times New Roman1" style:font-style-complex="normal"/>
    </style:style>
    <style:style style:name="T818" style:family="text">
      <style:text-properties style:text-line-through-style="none" style:text-line-through-type="none" style:font-name="Liberation Serif1" fo:language="ru" fo:country="RU" fo:font-style="normal" style:text-underline-style="none" officeooo:rsid="176f35c2" style:font-name-asian="Times New Roman1" style:font-style-asian="normal" style:font-name-complex="Times New Roman1" style:font-style-complex="normal"/>
    </style:style>
    <style:style style:name="T819" style:family="text">
      <style:text-properties style:text-line-through-style="none" style:text-line-through-type="none" style:font-name="Liberation Serif1" fo:language="ru" fo:country="RU" fo:font-style="normal" style:text-underline-style="none" officeooo:rsid="176f6ec8" style:font-name-asian="Times New Roman1" style:font-style-asian="normal" style:font-name-complex="Times New Roman1" style:font-style-complex="normal"/>
    </style:style>
    <style:style style:name="T820" style:family="text">
      <style:text-properties style:text-line-through-style="none" style:text-line-through-type="none" style:font-name="Liberation Serif1" fo:language="ru" fo:country="RU" fo:font-style="normal" style:text-underline-style="none" officeooo:rsid="17712a3a" style:font-name-asian="Times New Roman1" style:font-style-asian="normal" style:font-name-complex="Times New Roman1" style:font-style-complex="normal"/>
    </style:style>
    <style:style style:name="T821" style:family="text">
      <style:text-properties style:text-line-through-style="none" style:text-line-through-type="none" style:font-name="Liberation Serif1" fo:language="ru" fo:country="RU" fo:font-style="normal" style:text-underline-style="none" officeooo:rsid="1771d6c3" style:font-name-asian="Times New Roman1" style:font-style-asian="normal" style:font-name-complex="Times New Roman1" style:font-style-complex="normal"/>
    </style:style>
    <style:style style:name="T822" style:family="text">
      <style:text-properties style:text-line-through-style="none" style:text-line-through-type="none" style:font-name="Liberation Serif1" fo:language="ru" fo:country="RU" fo:font-style="normal" style:text-underline-style="none" officeooo:rsid="17752d8d" style:font-name-asian="Times New Roman1" style:font-style-asian="normal" style:font-name-complex="Times New Roman1" style:font-style-complex="normal"/>
    </style:style>
    <style:style style:name="T823" style:family="text">
      <style:text-properties style:text-line-through-style="none" style:text-line-through-type="none" style:font-name="Liberation Serif1" fo:language="ru" fo:country="RU" fo:font-style="normal" style:text-underline-style="none" officeooo:rsid="17757025" style:font-name-asian="Times New Roman1" style:font-style-asian="normal" style:font-name-complex="Times New Roman1" style:font-style-complex="normal"/>
    </style:style>
    <style:style style:name="T824" style:family="text">
      <style:text-properties style:text-line-through-style="none" style:text-line-through-type="none" style:font-name="Liberation Serif1" fo:language="ru" fo:country="RU" fo:font-style="normal" style:text-underline-style="none" officeooo:rsid="1775d8d2" style:font-name-asian="Times New Roman1" style:font-style-asian="normal" style:font-name-complex="Times New Roman1" style:font-style-complex="normal"/>
    </style:style>
    <style:style style:name="T825" style:family="text">
      <style:text-properties style:text-line-through-style="none" style:text-line-through-type="none" style:font-name="Liberation Serif1" fo:language="ru" fo:country="RU" fo:font-style="normal" style:text-underline-style="none" officeooo:rsid="1776e560" style:font-name-asian="Times New Roman1" style:font-style-asian="normal" style:font-name-complex="Times New Roman1" style:font-style-complex="normal"/>
    </style:style>
    <style:style style:name="T826" style:family="text">
      <style:text-properties style:text-line-through-style="none" style:text-line-through-type="none" style:font-name="Liberation Serif1" fo:language="ru" fo:country="RU" fo:font-style="normal" style:text-underline-style="none" officeooo:rsid="1776e7d4" style:font-name-asian="Times New Roman1" style:font-style-asian="normal" style:font-name-complex="Times New Roman1" style:font-style-complex="normal"/>
    </style:style>
    <style:style style:name="T827" style:family="text">
      <style:text-properties style:text-line-through-style="none" style:text-line-through-type="none" style:font-name="Liberation Serif1" fo:language="ru" fo:country="RU" fo:font-style="normal" style:text-underline-style="none" officeooo:rsid="1777bc2a" style:font-name-asian="Times New Roman1" style:font-style-asian="normal" style:font-name-complex="Times New Roman1" style:font-style-complex="normal"/>
    </style:style>
    <style:style style:name="T828" style:family="text">
      <style:text-properties style:text-line-through-style="none" style:text-line-through-type="none" style:font-name="Liberation Serif1" fo:language="ru" fo:country="RU" fo:font-style="normal" style:text-underline-style="none" officeooo:rsid="17780118" style:font-name-asian="Times New Roman1" style:font-style-asian="normal" style:font-name-complex="Times New Roman1" style:font-style-complex="normal"/>
    </style:style>
    <style:style style:name="T829" style:family="text">
      <style:text-properties style:text-line-through-style="none" style:text-line-through-type="none" style:font-name="Liberation Serif1" fo:language="ru" fo:country="RU" fo:font-style="normal" style:text-underline-style="none" officeooo:rsid="1778c835" style:font-name-asian="Times New Roman1" style:font-style-asian="normal" style:font-name-complex="Times New Roman1" style:font-style-complex="normal"/>
    </style:style>
    <style:style style:name="T830" style:family="text">
      <style:text-properties style:text-line-through-style="none" style:text-line-through-type="none" style:font-name="Liberation Serif1" fo:language="ru" fo:country="RU" fo:font-style="normal" style:text-underline-style="none" officeooo:rsid="1779bd5b" style:font-name-asian="Times New Roman1" style:font-style-asian="normal" style:font-name-complex="Times New Roman1" style:font-style-complex="normal"/>
    </style:style>
    <style:style style:name="T831" style:family="text">
      <style:text-properties style:text-line-through-style="none" style:text-line-through-type="none" style:font-name="Liberation Serif1" fo:language="ru" fo:country="RU" fo:font-style="normal" style:text-underline-style="none" officeooo:rsid="177b9671" style:font-name-asian="Times New Roman1" style:font-style-asian="normal" style:font-name-complex="Times New Roman1" style:font-style-complex="normal"/>
    </style:style>
    <style:style style:name="T832" style:family="text">
      <style:text-properties style:text-line-through-style="none" style:text-line-through-type="none" style:font-name="Liberation Serif1" fo:language="ru" fo:country="RU" fo:font-style="normal" style:text-underline-style="none" officeooo:rsid="177ceb10" style:font-name-asian="Times New Roman1" style:font-style-asian="normal" style:font-name-complex="Times New Roman1" style:font-style-complex="normal"/>
    </style:style>
    <style:style style:name="T833" style:family="text">
      <style:text-properties style:text-line-through-style="none" style:text-line-through-type="none" style:font-name="Liberation Serif1" fo:language="ru" fo:country="RU" fo:font-style="normal" style:text-underline-style="none" officeooo:rsid="177d1121" style:font-name-asian="Times New Roman1" style:font-style-asian="normal" style:font-name-complex="Times New Roman1" style:font-style-complex="normal"/>
    </style:style>
    <style:style style:name="T834" style:family="text">
      <style:text-properties style:text-line-through-style="none" style:text-line-through-type="none" style:font-name="Liberation Serif1" fo:language="ru" fo:country="RU" fo:font-style="normal" style:text-underline-style="none" officeooo:rsid="177ee1ef" style:font-name-asian="Times New Roman1" style:font-style-asian="normal" style:font-name-complex="Times New Roman1" style:font-style-complex="normal"/>
    </style:style>
    <style:style style:name="T835" style:family="text">
      <style:text-properties style:text-line-through-style="none" style:text-line-through-type="none" style:font-name="Liberation Serif1" fo:language="ru" fo:country="RU" fo:font-style="normal" style:text-underline-style="none" officeooo:rsid="177ffe41" style:font-name-asian="Times New Roman1" style:font-style-asian="normal" style:font-name-complex="Times New Roman1" style:font-style-complex="normal"/>
    </style:style>
    <style:style style:name="T836" style:family="text">
      <style:text-properties style:text-line-through-style="none" style:text-line-through-type="none" style:font-name="Liberation Serif1" fo:language="ru" fo:country="RU" fo:font-style="normal" style:text-underline-style="none" officeooo:rsid="17806fbc" style:font-name-asian="Times New Roman1" style:font-style-asian="normal" style:font-name-complex="Times New Roman1" style:font-style-complex="normal"/>
    </style:style>
    <style:style style:name="T837" style:family="text">
      <style:text-properties style:text-line-through-style="none" style:text-line-through-type="none" style:font-name="Liberation Serif1" fo:language="ru" fo:country="RU" fo:font-style="normal" style:text-underline-style="none" officeooo:rsid="1780b38c" style:font-name-asian="Times New Roman1" style:font-style-asian="normal" style:font-name-complex="Times New Roman1" style:font-style-complex="normal"/>
    </style:style>
    <style:style style:name="T838" style:family="text">
      <style:text-properties style:text-line-through-style="none" style:text-line-through-type="none" style:font-name="Liberation Serif1" fo:language="ru" fo:country="RU" fo:font-style="normal" style:text-underline-style="none" officeooo:rsid="178183fd" style:font-name-asian="Times New Roman1" style:font-style-asian="normal" style:font-name-complex="Times New Roman1" style:font-style-complex="normal"/>
    </style:style>
    <style:style style:name="T839" style:family="text">
      <style:text-properties style:text-line-through-style="none" style:text-line-through-type="none" style:font-name="Liberation Serif1" fo:language="ru" fo:country="RU" fo:font-style="normal" style:text-underline-style="none" officeooo:rsid="17825496" style:font-name-asian="Times New Roman1" style:font-style-asian="normal" style:font-name-complex="Times New Roman1" style:font-style-complex="normal"/>
    </style:style>
    <style:style style:name="T840" style:family="text">
      <style:text-properties style:text-line-through-style="none" style:text-line-through-type="none" style:font-name="Liberation Serif1" fo:language="ru" fo:country="RU" fo:font-style="normal" style:text-underline-style="none" officeooo:rsid="1783de36" style:font-name-asian="Times New Roman1" style:font-style-asian="normal" style:font-name-complex="Times New Roman1" style:font-style-complex="normal"/>
    </style:style>
    <style:style style:name="T841" style:family="text">
      <style:text-properties style:text-line-through-style="none" style:text-line-through-type="none" style:font-name="Liberation Serif1" fo:language="ru" fo:country="RU" fo:font-style="normal" style:text-underline-style="none" officeooo:rsid="1784a2b2" style:font-name-asian="Times New Roman1" style:font-style-asian="normal" style:font-name-complex="Times New Roman1" style:font-style-complex="normal"/>
    </style:style>
    <style:style style:name="T842" style:family="text">
      <style:text-properties style:text-line-through-style="none" style:text-line-through-type="none" style:font-name="Liberation Serif1" fo:language="ru" fo:country="RU" fo:font-style="normal" style:text-underline-style="none" officeooo:rsid="1785ce8c" style:font-name-asian="Times New Roman1" style:font-style-asian="normal" style:font-name-complex="Times New Roman1" style:font-style-complex="normal"/>
    </style:style>
    <style:style style:name="T843" style:family="text">
      <style:text-properties style:text-line-through-style="none" style:text-line-through-type="none" style:font-name="Liberation Serif1" fo:language="ru" fo:country="RU" fo:font-style="normal" style:text-underline-style="none" officeooo:rsid="1786ede5" style:font-name-asian="Times New Roman1" style:font-style-asian="normal" style:font-name-complex="Times New Roman1" style:font-style-complex="normal"/>
    </style:style>
    <style:style style:name="T844" style:family="text">
      <style:text-properties style:text-line-through-style="none" style:text-line-through-type="none" style:font-name="Liberation Serif1" fo:language="ru" fo:country="RU" fo:font-style="normal" style:text-underline-style="none" officeooo:rsid="17888791" style:font-name-asian="Times New Roman1" style:font-style-asian="normal" style:font-name-complex="Times New Roman1" style:font-style-complex="normal"/>
    </style:style>
    <style:style style:name="T845" style:family="text">
      <style:text-properties style:text-line-through-style="none" style:text-line-through-type="none" style:font-name="Liberation Serif1" fo:language="ru" fo:country="RU" fo:font-style="normal" style:text-underline-style="none" officeooo:rsid="1789e90e" style:font-name-asian="Times New Roman1" style:font-style-asian="normal" style:font-name-complex="Times New Roman1" style:font-style-complex="normal"/>
    </style:style>
    <style:style style:name="T846" style:family="text">
      <style:text-properties style:text-line-through-style="none" style:text-line-through-type="none" style:font-name="Liberation Serif1" fo:language="ru" fo:country="RU" fo:font-style="normal" style:text-underline-style="none" officeooo:rsid="178af22a" style:font-name-asian="Times New Roman1" style:font-style-asian="normal" style:font-name-complex="Times New Roman1" style:font-style-complex="normal"/>
    </style:style>
    <style:style style:name="T847" style:family="text">
      <style:text-properties style:text-line-through-style="none" style:text-line-through-type="none" style:font-name="Liberation Serif1" fo:language="ru" fo:country="RU" fo:font-style="normal" style:text-underline-style="none" officeooo:rsid="190b0f2a" style:font-name-asian="Times New Roman1" style:font-style-asian="normal" style:font-name-complex="Times New Roman1" style:font-style-complex="normal"/>
    </style:style>
    <style:style style:name="T848" style:family="text">
      <style:text-properties style:text-line-through-style="none" style:text-line-through-type="none" style:font-name="Liberation Serif1" fo:language="ru" fo:country="RU" fo:font-style="normal" style:text-underline-style="none" officeooo:rsid="190c3f73" style:font-name-asian="Times New Roman1" style:font-style-asian="normal" style:font-name-complex="Times New Roman1" style:font-style-complex="normal"/>
    </style:style>
    <style:style style:name="T849" style:family="text">
      <style:text-properties style:text-line-through-style="none" style:text-line-through-type="none" style:font-name="Liberation Serif1" fo:language="ru" fo:country="RU" fo:font-style="italic" style:text-underline-style="none" officeooo:rsid="14e8ce3b" style:font-name-asian="Times New Roman1" style:font-style-asian="italic" style:font-name-complex="Times New Roman1" style:font-style-complex="italic"/>
    </style:style>
    <style:style style:name="T850" style:family="text">
      <style:text-properties style:text-line-through-style="none" style:text-line-through-type="none" style:font-name="Liberation Serif1" fo:language="ru" fo:country="RU" fo:font-style="italic" style:text-underline-style="none" officeooo:rsid="1758bbb8" style:font-name-asian="Times New Roman1" style:font-style-asian="italic" style:font-name-complex="Times New Roman1" style:font-style-complex="italic"/>
    </style:style>
    <style:style style:name="T851" style:family="text">
      <style:text-properties style:text-line-through-style="none" style:text-line-through-type="none" style:font-name="Liberation Serif1" fo:language="ru" fo:country="RU" fo:font-style="italic" style:text-underline-style="none" officeooo:rsid="1775d8d2" style:font-name-asian="Times New Roman1" style:font-style-asian="italic" style:font-name-complex="Times New Roman1" style:font-style-complex="italic"/>
    </style:style>
    <style:style style:name="T852" style:family="text">
      <style:text-properties style:text-line-through-style="none" style:text-line-through-type="none" style:font-name="Liberation Serif1" fo:language="ru" fo:country="RU" fo:font-style="italic" style:text-underline-style="none" officeooo:rsid="1778c835" style:font-name-asian="Times New Roman1" style:font-style-asian="italic" style:font-name-complex="Times New Roman1" style:font-style-complex="italic"/>
    </style:style>
    <style:style style:name="T853" style:family="text">
      <style:text-properties style:text-line-through-style="none" style:text-line-through-type="none" style:font-name="Liberation Serif1" fo:language="ru" fo:country="RU" fo:font-style="italic" style:text-underline-style="none" officeooo:rsid="190c3f73" style:font-name-asian="Times New Roman1" style:font-style-asian="italic" style:font-name-complex="Times New Roman1" style:font-style-complex="italic"/>
    </style:style>
    <style:style style:name="T854" style:family="text">
      <style:text-properties style:text-line-through-style="none" style:text-line-through-type="none" style:font-name="Liberation Serif1" fo:font-style="normal" style:text-underline-style="none" officeooo:rsid="17626e76" style:font-name-asian="Times New Roman1" style:font-style-asian="normal" style:font-name-complex="Times New Roman1" style:font-style-complex="normal"/>
    </style:style>
    <style:style style:name="T855" style:family="text">
      <style:text-properties style:text-line-through-style="none" style:text-line-through-type="none" style:font-name="Liberation Serif1" fo:font-style="normal" style:text-underline-style="none" officeooo:rsid="1762d274" style:font-name-asian="Times New Roman1" style:font-style-asian="normal" style:font-name-complex="Times New Roman1" style:font-style-complex="normal"/>
    </style:style>
    <style:style style:name="T856" style:family="text">
      <style:text-properties style:text-line-through-style="none" style:text-line-through-type="none" style:font-name="Liberation Serif1" fo:font-style="normal" style:text-underline-style="none" officeooo:rsid="1763fe20" style:font-name-asian="Times New Roman1" style:font-style-asian="normal" style:font-name-complex="Times New Roman1" style:font-style-complex="normal"/>
    </style:style>
    <style:style style:name="T857" style:family="text">
      <style:text-properties style:text-line-through-style="none" style:text-line-through-type="none" style:font-name="Liberation Serif1" fo:font-style="normal" style:text-underline-style="none" officeooo:rsid="176565c0" style:font-name-asian="Times New Roman1" style:font-style-asian="normal" style:font-name-complex="Times New Roman1" style:font-style-complex="normal"/>
    </style:style>
    <style:style style:name="T858" style:family="text">
      <style:text-properties style:text-line-through-style="none" style:text-line-through-type="none" style:font-name="Liberation Serif1" fo:font-style="normal" style:text-underline-style="none" officeooo:rsid="1766f62b" style:font-name-asian="Times New Roman1" style:font-style-asian="normal" style:font-name-complex="Times New Roman1" style:font-style-complex="normal"/>
    </style:style>
    <style:style style:name="T859" style:family="text">
      <style:text-properties style:text-line-through-style="none" style:text-line-through-type="none" style:font-name="Liberation Serif1" fo:font-size="11pt" fo:language="ru" fo:country="RU" fo:font-style="normal" style:text-underline-style="none" officeooo:rsid="0b43439c" style:font-name-asian="Times New Roman1" style:font-size-asian="11pt" style:font-style-asian="normal" style:font-name-complex="Times New Roman1" style:font-size-complex="11pt" style:font-style-complex="normal"/>
    </style:style>
    <style:style style:name="T860" style:family="text">
      <style:text-properties style:text-line-through-style="none" style:text-line-through-type="none" style:font-name="Liberation Serif1" fo:font-size="11pt" fo:language="ru" fo:country="RU" fo:font-style="normal" style:text-underline-style="none" officeooo:rsid="191df851" style:font-name-asian="Times New Roman1" style:font-size-asian="11pt" style:font-style-asian="normal" style:font-name-complex="Times New Roman1" style:font-size-complex="11pt" style:font-style-complex="normal"/>
    </style:style>
    <style:style style:name="T861" style:family="text">
      <style:text-properties style:text-line-through-style="none" style:text-line-through-type="none" style:font-name="Liberation Serif1" fo:font-size="11pt" fo:language="ru" fo:country="RU" fo:font-style="normal" style:text-underline-style="none" officeooo:rsid="191f0c79" style:font-name-asian="Times New Roman1" style:font-size-asian="11pt" style:font-style-asian="normal" style:font-name-complex="Times New Roman1" style:font-size-complex="11pt" style:font-style-complex="normal"/>
    </style:style>
    <style:style style:name="T862" style:family="text">
      <style:text-properties style:text-line-through-style="none" style:text-line-through-type="none" style:font-name="Liberation Serif1" fo:font-size="11pt" fo:language="ru" fo:country="RU" fo:font-style="normal" style:text-underline-style="none" officeooo:rsid="191f354b" style:font-name-asian="Times New Roman1" style:font-size-asian="11pt" style:font-style-asian="normal" style:font-name-complex="Times New Roman1" style:font-size-complex="11pt" style:font-style-complex="normal"/>
    </style:style>
    <style:style style:name="T863" style:family="text">
      <style:text-properties style:text-line-through-style="none" style:text-line-through-type="none" style:font-name="Liberation Serif1" fo:font-size="11pt" fo:language="ru" fo:country="RU" fo:font-style="normal" style:text-underline-style="none" officeooo:rsid="19213f29" style:font-name-asian="Times New Roman1" style:font-size-asian="11pt" style:font-style-asian="normal" style:font-name-complex="Times New Roman1" style:font-size-complex="11pt" style:font-style-complex="normal"/>
    </style:style>
    <style:style style:name="T864" style:family="text">
      <style:text-properties style:text-line-through-style="none" style:text-line-through-type="none" style:font-name="Liberation Serif1" fo:font-size="11pt" fo:language="ru" fo:country="RU" fo:font-style="normal" style:text-underline-style="none" officeooo:rsid="1921ca0f" style:font-name-asian="Times New Roman1" style:font-size-asian="11pt" style:font-style-asian="normal" style:font-name-complex="Times New Roman1" style:font-size-complex="11pt" style:font-style-complex="normal"/>
    </style:style>
    <style:style style:name="T865" style:family="text">
      <style:text-properties style:text-line-through-style="none" style:text-line-through-type="none" style:font-name="Liberation Serif1" fo:font-size="11pt" fo:language="ru" fo:country="RU"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866" style:family="text">
      <style:text-properties style:text-line-through-style="none" style:text-line-through-type="none" style:font-name="Liberation Serif1" fo:font-size="11pt" fo:language="ru" fo:country="RU" fo:font-style="normal" style:text-underline-style="none" fo:font-weight="normal" officeooo:rsid="0b43439c" style:font-name-asian="Times New Roman1" style:font-size-asian="11pt" style:font-style-asian="normal" style:font-weight-asian="normal" style:font-name-complex="Times New Roman1" style:font-size-complex="11pt" style:font-style-complex="normal" style:font-weight-complex="normal"/>
    </style:style>
    <style:style style:name="T867" style:family="text">
      <style:text-properties style:text-line-through-style="none" style:text-line-through-type="none" style:font-name="Liberation Serif1" fo:font-size="11pt" fo:language="ru" fo:country="RU" fo:font-style="normal" style:text-underline-style="none" fo:font-weight="normal" officeooo:rsid="1922632d" style:font-name-asian="Times New Roman1" style:font-size-asian="11pt" style:font-style-asian="normal" style:font-weight-asian="normal" style:font-name-complex="Times New Roman1" style:font-size-complex="11pt" style:font-style-complex="normal" style:font-weight-complex="normal"/>
    </style:style>
    <style:style style:name="T868" style:family="text">
      <style:text-properties style:text-line-through-style="none" style:text-line-through-type="none" style:font-name="Liberation Serif1" fo:font-size="11pt" fo:language="ru" fo:country="RU" fo:font-style="normal" style:text-underline-style="none" fo:font-weight="normal" officeooo:rsid="19232447" style:font-name-asian="Times New Roman1" style:font-size-asian="11pt" style:font-style-asian="normal" style:font-weight-asian="normal" style:font-name-complex="Times New Roman1" style:font-size-complex="11pt" style:font-style-complex="normal" style:font-weight-complex="normal"/>
    </style:style>
    <style:style style:name="T869" style:family="text">
      <style:text-properties style:text-line-through-style="none" style:text-line-through-type="none" style:font-name="Liberation Serif1" fo:font-size="11pt" fo:language="ru" fo:country="RU" fo:font-style="normal" style:text-underline-style="none" fo:font-weight="normal" officeooo:rsid="19250d1c" style:font-name-asian="Times New Roman1" style:font-size-asian="11pt" style:font-style-asian="normal" style:font-weight-asian="normal" style:font-name-complex="Times New Roman1" style:font-size-complex="11pt" style:font-style-complex="normal" style:font-weight-complex="normal"/>
    </style:style>
    <style:style style:name="T870" style:family="text">
      <style:text-properties style:text-line-through-style="none" style:text-line-through-type="none" style:font-name="Liberation Serif1" fo:font-size="11pt" fo:language="ru" fo:country="RU" fo:font-style="normal" style:text-underline-style="none" fo:font-weight="normal" officeooo:rsid="19268686" style:font-name-asian="Times New Roman1" style:font-size-asian="11pt" style:font-style-asian="normal" style:font-weight-asian="normal" style:font-name-complex="Times New Roman1" style:font-size-complex="11pt" style:font-style-complex="normal" style:font-weight-complex="normal"/>
    </style:style>
    <style:style style:name="T871" style:family="text">
      <style:text-properties style:text-line-through-style="none" style:text-line-through-type="none" style:font-name="Liberation Serif1" fo:font-size="11pt" fo:language="ru" fo:country="RU" fo:font-style="normal" style:text-underline-style="none" fo:font-weight="normal" officeooo:rsid="1929c388" style:font-name-asian="Times New Roman1" style:font-size-asian="11pt" style:font-style-asian="normal" style:font-weight-asian="normal" style:font-name-complex="Times New Roman1" style:font-size-complex="11pt" style:font-style-complex="normal" style:font-weight-complex="normal"/>
    </style:style>
    <style:style style:name="T872" style:family="text">
      <style:text-properties style:text-line-through-style="none" style:text-line-through-type="none" style:font-name="Liberation Serif1" fo:font-size="11pt" fo:language="ru" fo:country="RU" fo:font-style="normal" style:text-underline-style="none" fo:font-weight="normal" officeooo:rsid="192ad2f9" style:font-name-asian="Times New Roman1" style:font-size-asian="11pt" style:font-style-asian="normal" style:font-weight-asian="normal" style:font-name-complex="Times New Roman1" style:font-size-complex="11pt" style:font-style-complex="normal" style:font-weight-complex="normal"/>
    </style:style>
    <style:style style:name="T873" style:family="text">
      <style:text-properties style:text-line-through-style="none" style:text-line-through-type="none" style:font-name="Liberation Serif1" fo:font-size="11pt" fo:language="ru" fo:country="RU" fo:font-style="normal" style:text-underline-style="none" fo:font-weight="normal" officeooo:rsid="192b8421" style:font-name-asian="Times New Roman1" style:font-size-asian="11pt" style:font-style-asian="normal" style:font-weight-asian="normal" style:font-name-complex="Times New Roman1" style:font-size-complex="11pt" style:font-style-complex="normal" style:font-weight-complex="normal"/>
    </style:style>
    <style:style style:name="T874" style:family="text">
      <style:text-properties style:text-line-through-style="none" style:text-line-through-type="none" style:font-name="Liberation Serif1" fo:font-size="11pt" fo:language="ru" fo:country="RU" fo:font-style="normal" style:text-underline-style="none" fo:font-weight="normal" officeooo:rsid="192d3791" style:font-name-asian="Times New Roman1" style:font-size-asian="11pt" style:font-style-asian="normal" style:font-weight-asian="normal" style:font-name-complex="Times New Roman1" style:font-size-complex="11pt" style:font-style-complex="normal" style:font-weight-complex="normal"/>
    </style:style>
    <style:style style:name="T875" style:family="text">
      <style:text-properties style:text-line-through-style="none" style:text-line-through-type="none" style:font-name="Liberation Serif1" fo:font-size="11pt" fo:language="ru" fo:country="RU" fo:font-style="normal" style:text-underline-style="none" fo:font-weight="normal" officeooo:rsid="192ee704" style:font-name-asian="Times New Roman1" style:font-size-asian="11pt" style:font-style-asian="normal" style:font-weight-asian="normal" style:font-name-complex="Times New Roman1" style:font-size-complex="11pt" style:font-style-complex="normal" style:font-weight-complex="normal"/>
    </style:style>
    <style:style style:name="T876" style:family="text">
      <style:text-properties style:text-line-through-style="none" style:text-line-through-type="none" style:font-name="Liberation Serif1" fo:font-size="11pt" fo:language="ru" fo:country="RU" fo:font-style="normal" style:text-underline-style="none" fo:font-weight="normal" officeooo:rsid="19308230" style:font-name-asian="Times New Roman1" style:font-size-asian="11pt" style:font-style-asian="normal" style:font-weight-asian="normal" style:font-name-complex="Times New Roman1" style:font-size-complex="11pt" style:font-style-complex="normal" style:font-weight-complex="normal"/>
    </style:style>
    <style:style style:name="T877" style:family="text">
      <style:text-properties style:text-line-through-style="none" style:text-line-through-type="none" style:font-name="Liberation Serif1" fo:font-size="11pt" fo:language="ru" fo:country="RU" fo:font-style="normal" style:text-underline-style="none" fo:font-weight="normal" officeooo:rsid="19314431" style:font-name-asian="Times New Roman1" style:font-size-asian="11pt" style:font-style-asian="normal" style:font-weight-asian="normal" style:font-name-complex="Times New Roman1" style:font-size-complex="11pt" style:font-style-complex="normal" style:font-weight-complex="normal"/>
    </style:style>
    <style:style style:name="T878" style:family="text">
      <style:text-properties style:text-line-through-style="none" style:text-line-through-type="none" style:font-name="Liberation Serif1" fo:font-size="11pt" fo:language="ru" fo:country="RU" fo:font-style="normal" style:text-underline-style="none" fo:font-weight="normal" officeooo:rsid="19345ea0" style:font-name-asian="Times New Roman1" style:font-size-asian="11pt" style:font-style-asian="normal" style:font-weight-asian="normal" style:font-name-complex="Times New Roman1" style:font-size-complex="11pt" style:font-style-complex="normal" style:font-weight-complex="normal"/>
    </style:style>
    <style:style style:name="T879" style:family="text">
      <style:text-properties style:text-line-through-style="none" style:text-line-through-type="none" style:font-name="Liberation Serif1" fo:font-size="11pt" fo:language="ru" fo:country="RU" fo:font-style="normal" style:text-underline-style="none" fo:font-weight="normal" officeooo:rsid="193683f1" style:font-name-asian="Times New Roman1" style:font-size-asian="11pt" style:font-style-asian="normal" style:font-weight-asian="normal" style:font-name-complex="Times New Roman1" style:font-size-complex="11pt" style:font-style-complex="normal" style:font-weight-complex="normal"/>
    </style:style>
    <style:style style:name="T880" style:family="text">
      <style:text-properties style:text-line-through-style="none" style:text-line-through-type="none" style:font-name="Liberation Serif1" fo:font-size="11pt" fo:language="ru" fo:country="RU" fo:font-style="normal" style:text-underline-style="none" fo:font-weight="normal" officeooo:rsid="19374290" style:font-name-asian="Times New Roman1" style:font-size-asian="11pt" style:font-style-asian="normal" style:font-weight-asian="normal" style:font-name-complex="Times New Roman1" style:font-size-complex="11pt" style:font-style-complex="normal" style:font-weight-complex="normal"/>
    </style:style>
    <style:style style:name="T881" style:family="text">
      <style:text-properties style:text-line-through-style="none" style:text-line-through-type="none" style:font-name="Liberation Serif1" fo:font-size="11pt" fo:language="ru" fo:country="RU" fo:font-style="normal" style:text-underline-style="none" fo:font-weight="normal" officeooo:rsid="1937af23" style:font-name-asian="Times New Roman1" style:font-size-asian="11pt" style:font-style-asian="normal" style:font-weight-asian="normal" style:font-name-complex="Times New Roman1" style:font-size-complex="11pt" style:font-style-complex="normal" style:font-weight-complex="normal"/>
    </style:style>
    <style:style style:name="T882" style:family="text">
      <style:text-properties style:text-line-through-style="none" style:text-line-through-type="none" style:font-name="Liberation Serif1" fo:font-size="11pt" fo:language="ru" fo:country="RU" fo:font-style="normal" style:text-underline-style="none" fo:font-weight="normal" officeooo:rsid="19393133" style:font-name-asian="Times New Roman1" style:font-size-asian="11pt" style:font-style-asian="normal" style:font-weight-asian="normal" style:font-name-complex="Times New Roman1" style:font-size-complex="11pt" style:font-style-complex="normal" style:font-weight-complex="normal"/>
    </style:style>
    <style:style style:name="T883" style:family="text">
      <style:text-properties style:text-line-through-style="none" style:text-line-through-type="none" style:font-name="Liberation Serif1" fo:font-size="11pt" fo:language="ru" fo:country="RU" fo:font-style="normal" style:text-underline-style="none" fo:font-weight="normal" officeooo:rsid="1939eb98" style:font-name-asian="Times New Roman1" style:font-size-asian="11pt" style:font-style-asian="normal" style:font-weight-asian="normal" style:font-name-complex="Times New Roman1" style:font-size-complex="11pt" style:font-style-complex="normal" style:font-weight-complex="normal"/>
    </style:style>
    <style:style style:name="T884" style:family="text">
      <style:text-properties style:text-line-through-style="none" style:text-line-through-type="none" style:font-name="Liberation Serif1" fo:font-size="11pt" fo:language="ru" fo:country="RU" fo:font-style="normal" style:text-underline-style="none" fo:font-weight="normal" officeooo:rsid="193bda96" style:font-name-asian="Times New Roman1" style:font-size-asian="11pt" style:font-style-asian="normal" style:font-weight-asian="normal" style:font-name-complex="Times New Roman1" style:font-size-complex="11pt" style:font-style-complex="normal" style:font-weight-complex="normal"/>
    </style:style>
    <style:style style:name="T885" style:family="text">
      <style:text-properties style:text-line-through-style="none" style:text-line-through-type="none" style:font-name="Liberation Serif1" fo:font-size="11pt" fo:language="ru" fo:country="RU" fo:font-style="normal" style:text-underline-style="none" fo:font-weight="normal" officeooo:rsid="193bf21b" style:font-name-asian="Times New Roman1" style:font-size-asian="11pt" style:font-style-asian="normal" style:font-weight-asian="normal" style:font-name-complex="Times New Roman1" style:font-size-complex="11pt" style:font-style-complex="normal" style:font-weight-complex="normal"/>
    </style:style>
    <style:style style:name="T886" style:family="text">
      <style:text-properties style:text-line-through-style="none" style:text-line-through-type="none" style:font-name="Liberation Serif1" fo:font-size="11pt" fo:language="ru" fo:country="RU" fo:font-style="normal" style:text-underline-style="none" fo:font-weight="normal" officeooo:rsid="193cd54a" style:font-name-asian="Times New Roman1" style:font-size-asian="11pt" style:font-style-asian="normal" style:font-weight-asian="normal" style:font-name-complex="Times New Roman1" style:font-size-complex="11pt" style:font-style-complex="normal" style:font-weight-complex="normal"/>
    </style:style>
    <style:style style:name="T887" style:family="text">
      <style:text-properties style:text-line-through-style="none" style:text-line-through-type="none" style:font-name="Liberation Serif1" fo:font-size="11pt" fo:language="ru" fo:country="RU" fo:font-style="normal" style:text-underline-style="none" fo:font-weight="normal" officeooo:rsid="193e3977" style:font-name-asian="Times New Roman1" style:font-size-asian="11pt" style:font-style-asian="normal" style:font-weight-asian="normal" style:font-name-complex="Times New Roman1" style:font-size-complex="11pt" style:font-style-complex="normal" style:font-weight-complex="normal"/>
    </style:style>
    <style:style style:name="T888" style:family="text">
      <style:text-properties style:text-line-through-style="none" style:text-line-through-type="none" style:font-name="Liberation Serif1" fo:font-size="11pt" fo:language="ru" fo:country="RU" fo:font-style="normal" style:text-underline-style="none" fo:font-weight="normal" officeooo:rsid="19403598" style:font-name-asian="Times New Roman1" style:font-size-asian="11pt" style:font-style-asian="normal" style:font-weight-asian="normal" style:font-name-complex="Times New Roman1" style:font-size-complex="11pt" style:font-style-complex="normal" style:font-weight-complex="normal"/>
    </style:style>
    <style:style style:name="T889" style:family="text">
      <style:text-properties style:text-line-through-style="none" style:text-line-through-type="none" style:font-name="Liberation Serif1" fo:font-size="11pt" fo:language="ru" fo:country="RU" fo:font-style="normal" style:text-underline-style="none" fo:font-weight="normal" officeooo:rsid="19418e8c" style:font-name-asian="Times New Roman1" style:font-size-asian="11pt" style:font-style-asian="normal" style:font-weight-asian="normal" style:font-name-complex="Times New Roman1" style:font-size-complex="11pt" style:font-style-complex="normal" style:font-weight-complex="normal"/>
    </style:style>
    <style:style style:name="T890" style:family="text">
      <style:text-properties style:text-line-through-style="none" style:text-line-through-type="none" style:font-name="Liberation Serif1" fo:font-size="11pt" fo:language="ru" fo:country="RU" fo:font-style="normal" style:text-underline-style="none" fo:font-weight="normal" officeooo:rsid="194221c8" style:font-name-asian="Times New Roman1" style:font-size-asian="11pt" style:font-style-asian="normal" style:font-weight-asian="normal" style:font-name-complex="Times New Roman1" style:font-size-complex="11pt" style:font-style-complex="normal" style:font-weight-complex="normal"/>
    </style:style>
    <style:style style:name="T891" style:family="text">
      <style:text-properties style:text-line-through-style="none" style:text-line-through-type="none" style:font-name="Liberation Serif1" fo:font-size="11pt" fo:language="ru" fo:country="RU" fo:font-style="normal" style:text-underline-style="none" fo:font-weight="normal" officeooo:rsid="19434b12" style:font-name-asian="Times New Roman1" style:font-size-asian="11pt" style:font-style-asian="normal" style:font-weight-asian="normal" style:font-name-complex="Times New Roman1" style:font-size-complex="11pt" style:font-style-complex="normal" style:font-weight-complex="normal"/>
    </style:style>
    <style:style style:name="T892" style:family="text">
      <style:text-properties style:text-line-through-style="none" style:text-line-through-type="none" style:font-name="Liberation Serif1" fo:font-size="11pt" fo:language="ru" fo:country="RU" fo:font-style="normal" style:text-underline-style="none" fo:font-weight="normal" officeooo:rsid="1943fbf1" style:font-name-asian="Times New Roman1" style:font-size-asian="11pt" style:font-style-asian="normal" style:font-weight-asian="normal" style:font-name-complex="Times New Roman1" style:font-size-complex="11pt" style:font-style-complex="normal" style:font-weight-complex="normal"/>
    </style:style>
    <style:style style:name="T893" style:family="text">
      <style:text-properties style:text-line-through-style="none" style:text-line-through-type="none" style:font-name="Liberation Serif1" fo:font-size="11pt" fo:language="ru" fo:country="RU" fo:font-style="normal" style:text-underline-style="none" fo:font-weight="normal" officeooo:rsid="1943fe91" style:font-name-asian="Times New Roman1" style:font-size-asian="11pt" style:font-style-asian="normal" style:font-weight-asian="normal" style:font-name-complex="Times New Roman1" style:font-size-complex="11pt" style:font-style-complex="normal" style:font-weight-complex="normal"/>
    </style:style>
    <style:style style:name="T894" style:family="text">
      <style:text-properties style:text-line-through-style="none" style:text-line-through-type="none" style:font-name="Liberation Serif1" fo:font-size="11pt" fo:language="ru" fo:country="RU" fo:font-style="normal" style:text-underline-style="none" fo:font-weight="normal" officeooo:rsid="1944724a" style:font-name-asian="Times New Roman1" style:font-size-asian="11pt" style:font-style-asian="normal" style:font-weight-asian="normal" style:font-name-complex="Times New Roman1" style:font-size-complex="11pt" style:font-style-complex="normal" style:font-weight-complex="normal"/>
    </style:style>
    <style:style style:name="T895" style:family="text">
      <style:text-properties style:text-line-through-style="none" style:text-line-through-type="none" style:font-name="Liberation Serif1" fo:font-size="11pt" fo:language="ru" fo:country="RU" fo:font-style="normal" style:text-underline-style="none" fo:font-weight="normal" officeooo:rsid="1946fe66" style:font-name-asian="Times New Roman1" style:font-size-asian="11pt" style:font-style-asian="normal" style:font-weight-asian="normal" style:font-name-complex="Times New Roman1" style:font-size-complex="11pt" style:font-style-complex="normal" style:font-weight-complex="normal"/>
    </style:style>
    <style:style style:name="T896" style:family="text">
      <style:text-properties style:text-line-through-style="none" style:text-line-through-type="none" style:font-name="Liberation Serif1" fo:font-size="11pt" fo:language="ru" fo:country="RU" fo:font-style="normal" style:text-underline-style="none" fo:font-weight="bold" officeooo:rsid="19232447" style:font-name-asian="Times New Roman1" style:font-size-asian="11pt" style:font-style-asian="normal" style:font-weight-asian="bold" style:font-name-complex="Times New Roman1" style:font-size-complex="11pt" style:font-style-complex="normal" style:font-weight-complex="bold"/>
    </style:style>
    <style:style style:name="T897" style:family="text">
      <style:text-properties style:text-line-through-style="none" style:text-line-through-type="none" style:font-name="Liberation Serif1" fo:font-size="11pt" fo:language="ru" fo:country="RU" fo:font-style="normal" style:text-underline-style="none" fo:font-weight="bold" officeooo:rsid="19250d1c" style:font-name-asian="Times New Roman1" style:font-size-asian="11pt" style:font-style-asian="normal" style:font-weight-asian="bold" style:font-name-complex="Times New Roman1" style:font-size-complex="11pt" style:font-style-complex="normal" style:font-weight-complex="bold"/>
    </style:style>
    <style:style style:name="T898" style:family="text">
      <style:text-properties style:text-line-through-style="none" style:text-line-through-type="none" style:font-name="Liberation Serif1" fo:font-size="11pt" fo:language="ru" fo:country="RU" fo:font-style="normal" style:text-underline-style="none" fo:font-weight="bold" officeooo:rsid="193bf21b" style:font-name-asian="Times New Roman1" style:font-size-asian="11pt" style:font-style-asian="normal" style:font-weight-asian="bold" style:font-name-complex="Times New Roman1" style:font-size-complex="11pt" style:font-style-complex="normal" style:font-weight-complex="bold"/>
    </style:style>
    <style:style style:name="T899" style:family="text">
      <style:text-properties style:text-line-through-style="none" style:text-line-through-type="none" style:font-name="Liberation Serif2" fo:font-size="11pt" fo:language="ru" fo:country="RU" fo:font-style="normal" style:text-underline-style="none" fo:font-weight="bold" officeooo:rsid="191df851" style:font-name-asian="Times New Roman1" style:font-size-asian="11pt" style:font-style-asian="normal" style:font-weight-asian="bold" style:font-name-complex="Times New Roman1" style:font-size-complex="11pt" style:font-style-complex="normal" style:font-weight-complex="bold"/>
    </style:style>
    <style:style style:name="T900" style:family="text">
      <style:text-properties style:text-line-through-style="none" style:text-line-through-type="none" style:font-name="Liberation Serif2" fo:font-size="11pt" fo:language="ru" fo:country="RU" fo:font-style="normal" style:text-underline-style="none" fo:font-weight="bold" officeooo:rsid="191fc70f" style:font-name-asian="Times New Roman1" style:font-size-asian="11pt" style:font-style-asian="normal" style:font-weight-asian="bold" style:font-name-complex="Times New Roman1" style:font-size-complex="11pt" style:font-style-complex="normal" style:font-weight-complex="bold"/>
    </style:style>
    <style:style style:name="T901" style:family="text">
      <style:text-properties style:text-line-through-style="none" style:text-line-through-type="none" style:font-name="Liberation Serif2" fo:font-size="11pt" fo:language="ru" fo:country="RU" fo:font-style="normal" style:text-underline-style="none" fo:font-weight="bold" officeooo:rsid="1920419f" style:font-name-asian="Times New Roman1" style:font-size-asian="11pt" style:font-style-asian="normal" style:font-weight-asian="bold" style:font-name-complex="Times New Roman1" style:font-size-complex="11pt" style:font-style-complex="normal" style:font-weight-complex="bold"/>
    </style:style>
    <style:style style:name="T902" style:family="text">
      <style:text-properties style:text-line-through-style="none" style:text-line-through-type="none" style:font-name="Liberation Serif2" fo:font-size="11pt" fo:language="ru" fo:country="RU" fo:font-style="normal" style:text-underline-style="none" fo:font-weight="bold" officeooo:rsid="1922068a" style:font-name-asian="Times New Roman1" style:font-size-asian="11pt" style:font-style-asian="normal" style:font-weight-asian="bold" style:font-name-complex="Times New Roman1" style:font-size-complex="11pt" style:font-style-complex="normal" style:font-weight-complex="bold"/>
    </style:style>
    <style:style style:name="T903" style:family="text">
      <style:text-properties style:text-line-through-style="none" style:text-line-through-type="none" style:font-name="Liberation Serif2" fo:font-size="11pt" fo:language="ru" fo:country="RU" fo:font-style="normal" style:text-underline-style="none" fo:font-weight="bold" officeooo:rsid="19268686" style:font-name-asian="Times New Roman1" style:font-size-asian="11pt" style:font-style-asian="normal" style:font-weight-asian="bold" style:font-name-complex="Times New Roman1" style:font-size-complex="11pt" style:font-style-complex="normal" style:font-weight-complex="bold"/>
    </style:style>
    <style:style style:name="T904" style:family="text">
      <style:text-properties style:text-line-through-style="none" style:text-line-through-type="none" style:font-name="Liberation Serif2" fo:font-size="11pt" fo:language="ru" fo:country="RU" fo:font-style="normal" style:text-underline-style="none" fo:font-weight="normal" officeooo:rsid="191fc70f" style:font-name-asian="Times New Roman1" style:font-size-asian="11pt" style:font-style-asian="normal" style:font-weight-asian="normal" style:font-name-complex="Times New Roman1" style:font-size-complex="11pt" style:font-style-complex="normal" style:font-weight-complex="normal"/>
    </style:style>
    <style:style style:name="T905" style:family="text">
      <style:text-properties style:text-line-through-style="none" style:text-line-through-type="none" style:font-name="Liberation Serif2" fo:font-size="11pt" fo:language="ru" fo:country="RU" fo:font-style="normal" style:text-underline-style="none" fo:font-weight="normal" officeooo:rsid="191f0c79" style:font-name-asian="Times New Roman1" style:font-size-asian="11pt" style:font-style-asian="normal" style:font-weight-asian="normal" style:font-name-complex="Times New Roman1" style:font-size-complex="11pt" style:font-style-complex="normal" style:font-weight-complex="normal"/>
    </style:style>
    <style:style style:name="T906" style:family="text">
      <style:text-properties style:text-line-through-style="none" style:text-line-through-type="none" style:font-name="Liberation Serif2" fo:font-size="11pt" fo:language="ru" fo:country="RU" fo:font-style="normal" style:text-underline-style="none" fo:font-weight="normal" officeooo:rsid="1920419f" style:font-name-asian="Times New Roman1" style:font-size-asian="11pt" style:font-style-asian="normal" style:font-weight-asian="normal" style:font-name-complex="Times New Roman1" style:font-size-complex="11pt" style:font-style-complex="normal" style:font-weight-complex="normal"/>
    </style:style>
    <style:style style:name="T907" style:family="text">
      <style:text-properties style:text-line-through-style="none" style:text-line-through-type="none" style:font-name="Liberation Serif2" fo:font-size="11pt" fo:language="ru" fo:country="RU" fo:font-style="normal" style:text-underline-style="none" fo:font-weight="normal" officeooo:rsid="1922068a" style:font-name-asian="Times New Roman1" style:font-size-asian="11pt" style:font-style-asian="normal" style:font-weight-asian="normal" style:font-name-complex="Times New Roman1" style:font-size-complex="11pt" style:font-style-complex="normal" style:font-weight-complex="normal"/>
    </style:style>
    <style:style style:name="T908" style:family="text">
      <style:text-properties style:text-line-through-style="none" style:text-line-through-type="none" style:font-name="Liberation Serif2" fo:font-size="11pt" fo:language="ru" fo:country="RU" fo:font-style="normal" style:text-underline-style="none" fo:font-weight="normal" officeooo:rsid="1922632d" style:font-name-asian="Times New Roman1" style:font-size-asian="11pt" style:font-style-asian="normal" style:font-weight-asian="normal" style:font-name-complex="Times New Roman1" style:font-size-complex="11pt" style:font-style-complex="normal" style:font-weight-complex="normal"/>
    </style:style>
    <style:style style:name="T909" style:family="text">
      <style:text-properties style:text-line-through-style="none" style:text-line-through-type="none" style:font-name="Liberation Serif2" fo:font-size="11pt" fo:language="ru" fo:country="RU" fo:font-style="normal" style:text-underline-style="none" fo:font-weight="normal" officeooo:rsid="19268686" style:font-name-asian="Times New Roman1" style:font-size-asian="11pt" style:font-style-asian="normal" style:font-weight-asian="normal" style:font-name-complex="Times New Roman1" style:font-size-complex="11pt" style:font-style-complex="normal" style:font-weight-complex="normal"/>
    </style:style>
    <style:style style:name="T910" style:family="text">
      <style:text-properties style:text-line-through-style="none" style:text-line-through-type="none" style:font-name="Liberation Serif2" fo:font-size="11pt" fo:language="ru" fo:country="RU" fo:font-style="normal" style:text-underline-style="none" fo:font-weight="normal" officeooo:rsid="1927fc52" style:font-name-asian="Times New Roman1" style:font-size-asian="11pt" style:font-style-asian="normal" style:font-weight-asian="normal" style:font-name-complex="Times New Roman1" style:font-size-complex="11pt" style:font-style-complex="normal" style:font-weight-complex="normal"/>
    </style:style>
    <style:style style:name="T911" style:family="text">
      <style:text-properties style:text-line-through-style="none" style:text-line-through-type="none" style:font-name="Liberation Serif2" fo:font-size="11pt" fo:language="ru" fo:country="RU" fo:font-style="normal" style:text-underline-style="none" fo:font-weight="normal" officeooo:rsid="192939e3" style:font-name-asian="Times New Roman1" style:font-size-asian="11pt" style:font-style-asian="normal" style:font-weight-asian="normal" style:font-name-complex="Times New Roman1" style:font-size-complex="11pt" style:font-style-complex="normal" style:font-weight-complex="normal"/>
    </style:style>
    <style:style style:name="T912" style:family="text">
      <style:text-properties style:text-line-through-style="none" style:text-line-through-type="none" style:font-name="Liberation Serif2" fo:font-size="11pt" fo:language="ru" fo:country="RU" fo:font-style="normal" style:text-underline-style="none" fo:font-weight="normal" officeooo:rsid="1929b742" style:font-name-asian="Times New Roman1" style:font-size-asian="11pt" style:font-style-asian="normal" style:font-weight-asian="normal" style:font-name-complex="Times New Roman1" style:font-size-complex="11pt" style:font-style-complex="normal" style:font-weight-complex="normal"/>
    </style:style>
    <style:style style:name="T913" style:family="text">
      <style:text-properties style:text-line-through-style="none" style:text-line-through-type="none" style:font-name="Liberation Serif2" fo:font-size="11pt" fo:language="ru" fo:country="RU" fo:font-style="normal" style:text-underline-style="none" fo:font-weight="normal" officeooo:rsid="1943fe91" style:font-name-asian="Times New Roman1" style:font-size-asian="11pt" style:font-style-asian="normal" style:font-weight-asian="normal" style:font-name-complex="Times New Roman1" style:font-size-complex="11pt" style:font-style-complex="normal" style:font-weight-complex="normal"/>
    </style:style>
    <style:style style:name="T914" style:family="text">
      <style:text-properties style:text-line-through-style="none" style:text-line-through-type="none" style:font-name="Liberation Serif2" fo:font-size="11pt" fo:language="ru" fo:country="RU" fo:font-style="normal" style:text-underline-style="none" fo:font-weight="normal" officeooo:rsid="1944724a" style:font-name-asian="Times New Roman1" style:font-size-asian="11pt" style:font-style-asian="normal" style:font-weight-asian="normal" style:font-name-complex="Times New Roman1" style:font-size-complex="11pt" style:font-style-complex="normal" style:font-weight-complex="normal"/>
    </style:style>
    <style:style style:name="T915" style:family="text">
      <style:text-properties style:text-line-through-style="none" style:text-line-through-type="none" style:font-name="Liberation Serif2" fo:font-size="11pt" fo:language="ru" fo:country="RU" fo:font-style="normal" style:text-underline-style="none" fo:font-weight="normal" officeooo:rsid="191df851" style:font-name-asian="Times New Roman1" style:font-size-asian="11pt" style:font-style-asian="normal" style:font-weight-asian="normal" style:font-name-complex="Times New Roman1" style:font-size-complex="11pt" style:font-style-complex="normal" style:font-weight-complex="normal"/>
    </style:style>
    <style:style style:name="T916" style:family="text">
      <style:text-properties style:text-line-through-style="none" style:text-line-through-type="none" style:font-name="Liberation Serif2" fo:font-size="11pt" fo:language="ru" fo:country="RU" fo:font-style="normal" style:text-underline-style="none" fo:font-weight="normal" officeooo:rsid="1945e779" style:font-name-asian="Times New Roman1" style:font-size-asian="11pt" style:font-style-asian="normal" style:font-weight-asian="normal" style:font-name-complex="Times New Roman1" style:font-size-complex="11pt" style:font-style-complex="normal" style:font-weight-complex="normal"/>
    </style:style>
    <style:style style:name="T917" style:family="text">
      <style:text-properties style:text-line-through-style="none" style:text-line-through-type="none" style:font-name="Liberation Serif2" fo:font-size="11pt" fo:language="ru" fo:country="RU" fo:font-style="normal" style:text-underline-style="none" fo:font-weight="normal" officeooo:rsid="1946b8ef" style:font-name-asian="Times New Roman1" style:font-size-asian="11pt" style:font-style-asian="normal" style:font-weight-asian="normal" style:font-name-complex="Times New Roman1" style:font-size-complex="11pt" style:font-style-complex="normal" style:font-weight-complex="normal"/>
    </style:style>
    <style:style style:name="T918" style:family="text">
      <style:text-properties officeooo:rsid="1506d9be"/>
    </style:style>
    <style:style style:name="T919" style:family="text">
      <style:text-properties officeooo:rsid="1509204d"/>
    </style:style>
    <style:style style:name="T920" style:family="text">
      <style:text-properties officeooo:rsid="150d2262"/>
    </style:style>
    <style:style style:name="T921" style:family="text">
      <style:text-properties officeooo:rsid="150ecbef"/>
    </style:style>
    <style:style style:name="T922" style:family="text">
      <style:text-properties officeooo:rsid="15168506"/>
    </style:style>
    <style:style style:name="T923" style:family="text">
      <style:text-properties officeooo:rsid="15168ead"/>
    </style:style>
    <style:style style:name="T924" style:family="text">
      <style:text-properties officeooo:rsid="15183cbe"/>
    </style:style>
    <style:style style:name="T925" style:family="text">
      <style:text-properties officeooo:rsid="152ac3a7"/>
    </style:style>
    <style:style style:name="T926" style:family="text">
      <style:text-properties officeooo:rsid="152d9ecf"/>
    </style:style>
    <style:style style:name="T927" style:family="text">
      <style:text-properties officeooo:rsid="1532d590"/>
    </style:style>
    <style:style style:name="T928" style:family="text">
      <style:text-properties style:font-name="Liberation Serif2" officeooo:rsid="1532d590"/>
    </style:style>
    <style:style style:name="T929" style:family="text">
      <style:text-properties style:font-name="Liberation Serif2" officeooo:rsid="15383e39"/>
    </style:style>
    <style:style style:name="T930" style:family="text">
      <style:text-properties style:font-name="Liberation Serif2" fo:font-size="11pt" fo:font-weight="normal" officeooo:rsid="191df851" style:font-size-asian="11pt" style:font-weight-asian="normal" style:font-size-complex="11pt" style:font-weight-complex="normal"/>
    </style:style>
    <style:style style:name="T931" style:family="text">
      <style:text-properties style:font-name="Liberation Serif2" fo:font-size="11pt" fo:font-weight="normal" officeooo:rsid="199bd3a3" style:font-size-asian="11pt" style:font-weight-asian="normal" style:font-size-complex="11pt" style:font-weight-complex="normal"/>
    </style:style>
    <style:style style:name="T932" style:family="text">
      <style:text-properties style:font-name="Liberation Serif2" fo:font-size="11pt" fo:font-weight="normal" officeooo:rsid="199c6fe8" style:font-size-asian="11pt" style:font-weight-asian="normal" style:font-size-complex="11pt" style:font-weight-complex="normal"/>
    </style:style>
    <style:style style:name="T933" style:family="text">
      <style:text-properties style:font-name="Liberation Serif2" fo:font-size="11pt" fo:font-weight="normal" officeooo:rsid="199d45cf" style:font-size-asian="11pt" style:font-weight-asian="normal" style:font-size-complex="11pt" style:font-weight-complex="normal"/>
    </style:style>
    <style:style style:name="T934" style:family="text">
      <style:text-properties officeooo:rsid="153c0cfe"/>
    </style:style>
    <style:style style:name="T935" style:family="text">
      <style:text-properties officeooo:rsid="15424c28"/>
    </style:style>
    <style:style style:name="T936" style:family="text">
      <style:text-properties officeooo:rsid="1543db3d"/>
    </style:style>
    <style:style style:name="T937" style:family="text">
      <style:text-properties officeooo:rsid="154489af"/>
    </style:style>
    <style:style style:name="T938" style:family="text">
      <style:text-properties officeooo:rsid="1546777a"/>
    </style:style>
    <style:style style:name="T939" style:family="text">
      <style:text-properties officeooo:rsid="154790a4"/>
    </style:style>
    <style:style style:name="T940" style:family="text">
      <style:text-properties officeooo:rsid="1547a108"/>
    </style:style>
    <style:style style:name="T941" style:family="text">
      <style:text-properties officeooo:rsid="15498ea5"/>
    </style:style>
    <style:style style:name="T942" style:family="text">
      <style:text-properties officeooo:rsid="1550fba0"/>
    </style:style>
    <style:style style:name="T943" style:family="text">
      <style:text-properties officeooo:rsid="15538e42"/>
    </style:style>
    <style:style style:name="T944" style:family="text">
      <style:text-properties officeooo:rsid="1559ed6d"/>
    </style:style>
    <style:style style:name="T945" style:family="text">
      <style:text-properties officeooo:rsid="155daaea"/>
    </style:style>
    <style:style style:name="T946" style:family="text">
      <style:text-properties officeooo:rsid="15645505"/>
    </style:style>
    <style:style style:name="T947" style:family="text">
      <style:text-properties officeooo:rsid="15701f84"/>
    </style:style>
    <style:style style:name="T948" style:family="text">
      <style:text-properties officeooo:rsid="15702d91"/>
    </style:style>
    <style:style style:name="T949" style:family="text">
      <style:text-properties officeooo:rsid="15752a37"/>
    </style:style>
    <style:style style:name="T950" style:family="text">
      <style:text-properties officeooo:rsid="1575aca7"/>
    </style:style>
    <style:style style:name="T951" style:family="text">
      <style:text-properties officeooo:rsid="157609dc"/>
    </style:style>
    <style:style style:name="T952" style:family="text">
      <style:text-properties officeooo:rsid="1577dd24"/>
    </style:style>
    <style:style style:name="T953" style:family="text">
      <style:text-properties officeooo:rsid="158c5b0b"/>
    </style:style>
    <style:style style:name="T954" style:family="text">
      <style:text-properties officeooo:rsid="158cf73d"/>
    </style:style>
    <style:style style:name="T955" style:family="text">
      <style:text-properties officeooo:rsid="158dfa13"/>
    </style:style>
    <style:style style:name="T956" style:family="text">
      <style:text-properties officeooo:rsid="159763d2"/>
    </style:style>
    <style:style style:name="T957" style:family="text">
      <style:text-properties officeooo:rsid="1598565a"/>
    </style:style>
    <style:style style:name="T958" style:family="text">
      <style:text-properties officeooo:rsid="159a0ac6"/>
    </style:style>
    <style:style style:name="T959" style:family="text">
      <style:text-properties officeooo:rsid="159e900b"/>
    </style:style>
    <style:style style:name="T960" style:family="text">
      <style:text-properties officeooo:rsid="15a55027"/>
    </style:style>
    <style:style style:name="T961" style:family="text">
      <style:text-properties officeooo:rsid="15ababe3"/>
    </style:style>
    <style:style style:name="T962" style:family="text">
      <style:text-properties officeooo:rsid="15b6331f"/>
    </style:style>
    <style:style style:name="T963" style:family="text">
      <style:text-properties officeooo:rsid="15bf9bd2"/>
    </style:style>
    <style:style style:name="T964" style:family="text">
      <style:text-properties officeooo:rsid="15c4762f"/>
    </style:style>
    <style:style style:name="T965" style:family="text">
      <style:text-properties officeooo:rsid="15e8a610"/>
    </style:style>
    <style:style style:name="T966" style:family="text">
      <style:text-properties officeooo:rsid="15f91254"/>
    </style:style>
    <style:style style:name="T967" style:family="text">
      <style:text-properties officeooo:rsid="161414ee"/>
    </style:style>
    <style:style style:name="T968" style:family="text">
      <style:text-properties officeooo:rsid="16212094"/>
    </style:style>
    <style:style style:name="T969" style:family="text">
      <style:text-properties officeooo:rsid="16223877"/>
    </style:style>
    <style:style style:name="T970" style:family="text">
      <style:text-properties officeooo:rsid="162eef04"/>
    </style:style>
    <style:style style:name="T971" style:family="text">
      <style:text-properties officeooo:rsid="1648ddad"/>
    </style:style>
    <style:style style:name="T972" style:family="text">
      <style:text-properties officeooo:rsid="165366fe"/>
    </style:style>
    <style:style style:name="T973" style:family="text">
      <style:text-properties officeooo:rsid="165d9be8"/>
    </style:style>
    <style:style style:name="T974" style:family="text">
      <style:text-properties officeooo:rsid="166c1bd3"/>
    </style:style>
    <style:style style:name="T975" style:family="text">
      <style:text-properties officeooo:rsid="1684975e"/>
    </style:style>
    <style:style style:name="T976" style:family="text">
      <style:text-properties officeooo:rsid="16984da4"/>
    </style:style>
    <style:style style:name="T977" style:family="text">
      <style:text-properties officeooo:rsid="16b05fd2"/>
    </style:style>
    <style:style style:name="T978" style:family="text">
      <style:text-properties officeooo:rsid="16c4faa3"/>
    </style:style>
    <style:style style:name="T979" style:family="text">
      <style:text-properties officeooo:rsid="16ed059f"/>
    </style:style>
    <style:style style:name="T980" style:family="text">
      <style:text-properties officeooo:rsid="1707d266"/>
    </style:style>
    <style:style style:name="T981" style:family="text">
      <style:text-properties officeooo:rsid="1707e31c"/>
    </style:style>
    <style:style style:name="T982" style:family="text">
      <style:text-properties officeooo:rsid="1708dfd0"/>
    </style:style>
    <style:style style:name="T983" style:family="text">
      <style:text-properties officeooo:rsid="17115dc9"/>
    </style:style>
    <style:style style:name="T984" style:family="text">
      <style:text-properties officeooo:rsid="171161e5"/>
    </style:style>
    <style:style style:name="T985" style:family="text">
      <style:text-properties officeooo:rsid="17224e64"/>
    </style:style>
    <style:style style:name="T986" style:family="text">
      <style:text-properties officeooo:rsid="172545ab"/>
    </style:style>
    <style:style style:name="T987" style:family="text">
      <style:text-properties officeooo:rsid="172723bd"/>
    </style:style>
    <style:style style:name="T988" style:family="text">
      <style:text-properties officeooo:rsid="1728e4ee"/>
    </style:style>
    <style:style style:name="T989" style:family="text">
      <style:text-properties officeooo:rsid="172d8a48"/>
    </style:style>
    <style:style style:name="T990" style:family="text">
      <style:text-properties officeooo:rsid="1734b418"/>
    </style:style>
    <style:style style:name="T991" style:family="text">
      <style:text-properties officeooo:rsid="17391abe"/>
    </style:style>
    <style:style style:name="T992" style:family="text">
      <style:text-properties officeooo:rsid="17462ca0"/>
    </style:style>
    <style:style style:name="T993" style:family="text">
      <style:text-properties officeooo:rsid="178efab2"/>
    </style:style>
    <style:style style:name="T994" style:family="text">
      <style:text-properties officeooo:rsid="1790678c"/>
    </style:style>
    <style:style style:name="T995" style:family="text">
      <style:text-properties officeooo:rsid="1795ee6f"/>
    </style:style>
    <style:style style:name="T996" style:family="text">
      <style:text-properties officeooo:rsid="1789e90e"/>
    </style:style>
    <style:style style:name="T997" style:family="text">
      <style:text-properties officeooo:rsid="17990feb"/>
    </style:style>
    <style:style style:name="T998" style:family="text">
      <style:text-properties officeooo:rsid="17af8fa3"/>
    </style:style>
    <style:style style:name="T999" style:family="text">
      <style:text-properties officeooo:rsid="17b8e921"/>
    </style:style>
    <style:style style:name="T1000" style:family="text">
      <style:text-properties officeooo:rsid="17b9b473"/>
    </style:style>
    <style:style style:name="T1001" style:family="text">
      <style:text-properties officeooo:rsid="17ba15eb"/>
    </style:style>
    <style:style style:name="T1002" style:family="text">
      <style:text-properties officeooo:rsid="17cd3a9c"/>
    </style:style>
    <style:style style:name="T1003" style:family="text">
      <style:text-properties officeooo:rsid="17cf2cde"/>
    </style:style>
    <style:style style:name="T1004" style:family="text">
      <style:text-properties officeooo:rsid="17d82fe6"/>
    </style:style>
    <style:style style:name="T1005" style:family="text">
      <style:text-properties officeooo:rsid="17dbe677"/>
    </style:style>
    <style:style style:name="T1006" style:family="text">
      <style:text-properties officeooo:rsid="17e849e3"/>
    </style:style>
    <style:style style:name="T1007" style:family="text">
      <style:text-properties officeooo:rsid="17f70ba4"/>
    </style:style>
    <style:style style:name="T1008" style:family="text">
      <style:text-properties officeooo:rsid="17fda757"/>
    </style:style>
    <style:style style:name="T1009" style:family="text">
      <style:text-properties officeooo:rsid="18165ee6"/>
    </style:style>
    <style:style style:name="T1010" style:family="text">
      <style:text-properties officeooo:rsid="181858e7"/>
    </style:style>
    <style:style style:name="T1011" style:family="text">
      <style:text-properties officeooo:rsid="181d5310"/>
    </style:style>
    <style:style style:name="T1012" style:family="text">
      <style:text-properties officeooo:rsid="18318536"/>
    </style:style>
    <style:style style:name="T1013" style:family="text">
      <style:text-properties officeooo:rsid="18391a90"/>
    </style:style>
    <style:style style:name="T1014" style:family="text">
      <style:text-properties officeooo:rsid="183b3d86"/>
    </style:style>
    <style:style style:name="T1015" style:family="text">
      <style:text-properties officeooo:rsid="18406a2f"/>
    </style:style>
    <style:style style:name="T1016" style:family="text">
      <style:text-properties officeooo:rsid="185b4c3d"/>
    </style:style>
    <style:style style:name="T1017" style:family="text">
      <style:text-properties officeooo:rsid="185ee2a0"/>
    </style:style>
    <style:style style:name="T1018" style:family="text">
      <style:text-properties officeooo:rsid="185ef79e"/>
    </style:style>
    <style:style style:name="T1019" style:family="text">
      <style:text-properties officeooo:rsid="18611d0f"/>
    </style:style>
    <style:style style:name="T1020" style:family="text">
      <style:text-properties officeooo:rsid="1864f42b"/>
    </style:style>
    <style:style style:name="T1021" style:family="text">
      <style:text-properties officeooo:rsid="186a15d1"/>
    </style:style>
    <style:style style:name="T1022" style:family="text">
      <style:text-properties officeooo:rsid="186b17aa"/>
    </style:style>
    <style:style style:name="T1023" style:family="text">
      <style:text-properties officeooo:rsid="186b6983"/>
    </style:style>
    <style:style style:name="T1024" style:family="text">
      <style:text-properties officeooo:rsid="186b6dc3"/>
    </style:style>
    <style:style style:name="T1025" style:family="text">
      <style:text-properties officeooo:rsid="186ccfb9"/>
    </style:style>
    <style:style style:name="T1026" style:family="text">
      <style:text-properties officeooo:rsid="186f3033"/>
    </style:style>
    <style:style style:name="T1027" style:family="text">
      <style:text-properties officeooo:rsid="187991fe"/>
    </style:style>
    <style:style style:name="T1028" style:family="text">
      <style:text-properties officeooo:rsid="187e7c26"/>
    </style:style>
    <style:style style:name="T1029" style:family="text">
      <style:text-properties officeooo:rsid="189728af"/>
    </style:style>
    <style:style style:name="T1030" style:family="text">
      <style:text-properties officeooo:rsid="18a78ac8"/>
    </style:style>
    <style:style style:name="T1031" style:family="text">
      <style:text-properties officeooo:rsid="18e738be"/>
    </style:style>
    <style:style style:name="T1032" style:family="text">
      <style:text-properties officeooo:rsid="18f3fe99"/>
    </style:style>
    <style:style style:name="T1033" style:family="text">
      <style:text-properties officeooo:rsid="18fd96cd"/>
    </style:style>
    <style:style style:name="T1034" style:family="text">
      <style:text-properties officeooo:rsid="18fe1a4f"/>
    </style:style>
    <style:style style:name="T1035" style:family="text">
      <style:text-properties officeooo:rsid="18fe7e4f"/>
    </style:style>
    <style:style style:name="T1036" style:family="text">
      <style:text-properties fo:font-size="12pt" style:font-size-asian="12pt" style:font-size-complex="12pt"/>
    </style:style>
    <style:style style:name="T1037" style:family="text">
      <style:text-properties officeooo:rsid="19494119"/>
    </style:style>
    <style:style style:name="T1038" style:family="text">
      <style:text-properties officeooo:rsid="194cd627"/>
    </style:style>
    <style:style style:name="T1039" style:family="text">
      <style:text-properties officeooo:rsid="19590501"/>
    </style:style>
    <style:style style:name="T1040" style:family="text">
      <style:text-properties officeooo:rsid="1979dba9"/>
    </style:style>
    <style:style style:name="T1041" style:family="text">
      <style:text-properties officeooo:rsid="197e1e33"/>
    </style:style>
    <style:style style:name="T1042" style:family="text">
      <style:text-properties officeooo:rsid="19810801"/>
    </style:style>
    <style:style style:name="T1043" style:family="text">
      <style:text-properties officeooo:rsid="19833cd3"/>
    </style:style>
    <style:style style:name="T1044" style:family="text">
      <style:text-properties officeooo:rsid="19875c42"/>
    </style:style>
    <style:style style:name="T1045" style:family="text">
      <style:text-properties officeooo:rsid="1989f816"/>
    </style:style>
    <style:style style:name="T1046" style:family="text">
      <style:text-properties officeooo:rsid="19993267"/>
    </style:style>
    <style:style style:name="T1047" style:family="text">
      <style:text-properties fo:font-size="11pt" fo:font-weight="normal" style:font-size-asian="11pt" style:font-weight-asian="normal" style:font-size-complex="11pt" style:font-weight-complex="normal"/>
    </style:style>
    <style:style style:name="T1048" style:family="text">
      <style:text-properties fo:font-size="11pt" fo:font-weight="normal" officeooo:rsid="0b43439c" style:font-size-asian="11pt" style:font-weight-asian="normal" style:font-size-complex="11pt" style:font-weight-complex="normal"/>
    </style:style>
    <style:style style:name="T1049" style:family="text">
      <style:text-properties fo:font-size="11pt" fo:font-weight="normal" officeooo:rsid="199d45cf" style:font-size-asian="11pt" style:font-weight-asian="normal" style:font-size-complex="11pt" style:font-weight-complex="normal"/>
    </style:style>
    <style:style style:name="T1050" style:family="text">
      <style:text-properties fo:font-size="11pt" fo:font-weight="normal" officeooo:rsid="199e58ac" style:font-size-asian="11pt" style:font-weight-asian="normal" style:font-size-complex="11pt" style:font-weight-complex="normal"/>
    </style:style>
    <style:style style:name="T1051" style:family="text">
      <style:text-properties fo:font-size="11pt" fo:font-weight="normal" officeooo:rsid="199f6944" style:font-size-asian="11pt" style:font-weight-asian="normal" style:font-size-complex="11pt" style:font-weight-complex="normal"/>
    </style:style>
    <style:style style:name="T1052" style:family="text">
      <style:text-properties fo:font-size="11pt" fo:font-weight="normal" officeooo:rsid="199ff3af" style:font-size-asian="11pt" style:font-weight-asian="normal" style:font-size-complex="11pt" style:font-weight-complex="normal"/>
    </style:style>
    <style:style style:name="T1053" style:family="text">
      <style:text-properties fo:font-size="11pt" fo:font-weight="normal" officeooo:rsid="19a08684" style:font-size-asian="11pt" style:font-weight-asian="normal" style:font-size-complex="11pt" style:font-weight-complex="normal"/>
    </style:style>
    <style:style style:name="T1054" style:family="text">
      <style:text-properties fo:font-size="11pt" fo:font-weight="normal" officeooo:rsid="19a0b6cb" style:font-size-asian="11pt" style:font-weight-asian="normal" style:font-size-complex="11pt" style:font-weight-complex="normal"/>
    </style:style>
    <style:style style:name="T1055" style:family="text">
      <style:text-properties fo:font-size="11pt" fo:font-weight="normal" officeooo:rsid="19a23659" style:font-size-asian="11pt" style:font-weight-asian="normal" style:font-size-complex="11pt" style:font-weight-complex="normal"/>
    </style:style>
    <style:style style:name="T1056" style:family="text">
      <style:text-properties fo:font-size="11pt" fo:font-weight="normal" officeooo:rsid="19a274a3" style:font-size-asian="11pt" style:font-weight-asian="normal" style:font-size-complex="11pt" style:font-weight-complex="normal"/>
    </style:style>
    <style:style style:name="T1057" style:family="text">
      <style:text-properties fo:font-size="11pt" fo:font-weight="normal" officeooo:rsid="19a3e4f7" style:font-size-asian="11pt" style:font-weight-asian="normal" style:font-size-complex="11pt" style:font-weight-complex="normal"/>
    </style:style>
    <style:style style:name="T1058" style:family="text">
      <style:text-properties fo:font-size="11pt" fo:font-weight="normal" officeooo:rsid="19a614d2" style:font-size-asian="11pt" style:font-weight-asian="normal" style:font-size-complex="11pt" style:font-weight-complex="normal"/>
    </style:style>
    <style:style style:name="T1059" style:family="text">
      <style:text-properties fo:font-size="11pt" fo:font-weight="normal" officeooo:rsid="19a769ab" style:font-size-asian="11pt" style:font-weight-asian="normal" style:font-size-complex="11pt" style:font-weight-complex="normal"/>
    </style:style>
    <style:style style:name="T1060" style:family="text">
      <style:text-properties fo:font-size="11pt" fo:font-weight="normal" officeooo:rsid="19a85b0b" style:font-size-asian="11pt" style:font-weight-asian="normal" style:font-size-complex="11pt" style:font-weight-complex="normal"/>
    </style:style>
    <style:style style:name="T1061" style:family="text">
      <style:text-properties fo:font-size="11pt" fo:font-weight="normal" officeooo:rsid="19aa09e3" style:font-size-asian="11pt" style:font-weight-asian="normal" style:font-size-complex="11pt" style:font-weight-complex="normal"/>
    </style:style>
    <style:style style:name="T1062" style:family="text">
      <style:text-properties fo:font-size="11pt" fo:font-weight="normal" officeooo:rsid="19aa46e4" style:font-size-asian="11pt" style:font-weight-asian="normal" style:font-size-complex="11pt" style:font-weight-complex="normal"/>
    </style:style>
    <style:style style:name="T1063" style:family="text">
      <style:text-properties fo:font-size="11pt" fo:font-weight="normal" officeooo:rsid="19ab1e4a" style:font-size-asian="11pt" style:font-weight-asian="normal" style:font-size-complex="11pt" style:font-weight-complex="normal"/>
    </style:style>
    <style:style style:name="T1064" style:family="text">
      <style:text-properties fo:font-size="11pt" fo:font-weight="normal" officeooo:rsid="19acd284" style:font-size-asian="11pt" style:font-weight-asian="normal" style:font-size-complex="11pt" style:font-weight-complex="normal"/>
    </style:style>
    <style:style style:name="T1065" style:family="text">
      <style:text-properties fo:font-size="11pt" fo:font-weight="normal" officeooo:rsid="19acfb0b" style:font-size-asian="11pt" style:font-weight-asian="normal" style:font-size-complex="11pt" style:font-weight-complex="normal"/>
    </style:style>
    <style:style style:name="T1066" style:family="text">
      <style:text-properties fo:font-size="11pt" fo:font-weight="normal" officeooo:rsid="19ad081b" style:font-size-asian="11pt" style:font-weight-asian="normal" style:font-size-complex="11pt" style:font-weight-complex="normal"/>
    </style:style>
    <style:style style:name="T1067" style:family="text">
      <style:text-properties fo:font-size="11pt" fo:font-weight="normal" officeooo:rsid="19aeaafe" style:font-size-asian="11pt" style:font-weight-asian="normal" style:font-size-complex="11pt" style:font-weight-complex="normal"/>
    </style:style>
    <style:style style:name="T1068" style:family="text">
      <style:text-properties fo:font-size="11pt" fo:font-weight="normal" officeooo:rsid="19b125f2" style:font-size-asian="11pt" style:font-weight-asian="normal" style:font-size-complex="11pt" style:font-weight-complex="normal"/>
    </style:style>
    <style:style style:name="T1069" style:family="text">
      <style:text-properties fo:font-size="11pt" fo:font-weight="normal" officeooo:rsid="19b17614" style:font-size-asian="11pt" style:font-weight-asian="normal" style:font-size-complex="11pt" style:font-weight-complex="normal"/>
    </style:style>
    <style:style style:name="T1070" style:family="text">
      <style:text-properties fo:font-size="11pt" fo:font-weight="normal" officeooo:rsid="19b230d7" style:font-size-asian="11pt" style:font-weight-asian="normal" style:font-size-complex="11pt" style:font-weight-complex="normal"/>
    </style:style>
    <style:style style:name="T1071" style:family="text">
      <style:text-properties fo:font-size="11pt" fo:font-weight="normal" officeooo:rsid="19b268ab" style:font-size-asian="11pt" style:font-weight-asian="normal" style:font-size-complex="11pt" style:font-weight-complex="normal"/>
    </style:style>
    <style:style style:name="T1072" style:family="text">
      <style:text-properties fo:font-size="11pt" fo:font-weight="normal" officeooo:rsid="19b350e3" style:font-size-asian="11pt" style:font-weight-asian="normal" style:font-size-complex="11pt" style:font-weight-complex="normal"/>
    </style:style>
    <style:style style:name="T1073" style:family="text">
      <style:text-properties fo:font-size="11pt" fo:font-weight="normal" officeooo:rsid="19b3f736" style:font-size-asian="11pt" style:font-weight-asian="normal" style:font-size-complex="11pt" style:font-weight-complex="normal"/>
    </style:style>
    <style:style style:name="T1074" style:family="text">
      <style:text-properties fo:font-size="11pt" fo:font-weight="normal" officeooo:rsid="19b42250" style:font-size-asian="11pt" style:font-weight-asian="normal" style:font-size-complex="11pt" style:font-weight-complex="normal"/>
    </style:style>
    <style:style style:name="T1075" style:family="text">
      <style:text-properties fo:font-size="11pt" fo:font-weight="normal" officeooo:rsid="19b45a9e" style:font-size-asian="11pt" style:font-weight-asian="normal" style:font-size-complex="11pt" style:font-weight-complex="normal"/>
    </style:style>
    <style:style style:name="T1076" style:family="text">
      <style:text-properties fo:font-size="11pt" fo:font-weight="normal" officeooo:rsid="19b4bf60" style:font-size-asian="11pt" style:font-weight-asian="normal" style:font-size-complex="11pt" style:font-weight-complex="normal"/>
    </style:style>
    <style:style style:name="T1077" style:family="text">
      <style:text-properties fo:font-size="11pt" fo:font-weight="normal" officeooo:rsid="19b61bb7" style:font-size-asian="11pt" style:font-weight-asian="normal" style:font-size-complex="11pt" style:font-weight-complex="normal"/>
    </style:style>
    <style:style style:name="T1078" style:family="text">
      <style:text-properties fo:font-size="11pt" fo:font-weight="normal" officeooo:rsid="19b8198c" style:font-size-asian="11pt" style:font-weight-asian="normal" style:font-size-complex="11pt" style:font-weight-complex="normal"/>
    </style:style>
    <style:style style:name="T1079" style:family="text">
      <style:text-properties fo:font-size="11pt" fo:font-weight="normal" officeooo:rsid="19b866d8" style:font-size-asian="11pt" style:font-weight-asian="normal" style:font-size-complex="11pt" style:font-weight-complex="normal"/>
    </style:style>
    <style:style style:name="T1080" style:family="text">
      <style:text-properties fo:font-size="11pt" fo:font-weight="normal" officeooo:rsid="19b8e393" style:font-size-asian="11pt" style:font-weight-asian="normal" style:font-size-complex="11pt" style:font-weight-complex="normal"/>
    </style:style>
    <style:style style:name="T1081" style:family="text">
      <style:text-properties fo:font-size="11pt" fo:font-weight="normal" officeooo:rsid="19b9a31d" style:font-size-asian="11pt" style:font-weight-asian="normal" style:font-size-complex="11pt" style:font-weight-complex="normal"/>
    </style:style>
    <style:style style:name="T1082" style:family="text">
      <style:text-properties fo:font-size="11pt" fo:font-weight="normal" officeooo:rsid="19baebf8" style:font-size-asian="11pt" style:font-weight-asian="normal" style:font-size-complex="11pt" style:font-weight-complex="normal"/>
    </style:style>
    <style:style style:name="T1083" style:family="text">
      <style:text-properties fo:font-size="11pt" fo:font-weight="normal" officeooo:rsid="19bc9f61" style:font-size-asian="11pt" style:font-weight-asian="normal" style:font-size-complex="11pt" style:font-weight-complex="normal"/>
    </style:style>
    <style:style style:name="T1084" style:family="text">
      <style:text-properties fo:font-size="11pt" fo:font-weight="normal" officeooo:rsid="19bd72e0" style:font-size-asian="11pt" style:font-weight-asian="normal" style:font-size-complex="11pt" style:font-weight-complex="normal"/>
    </style:style>
    <style:style style:name="T1085" style:family="text">
      <style:text-properties fo:font-size="11pt" fo:font-weight="normal" officeooo:rsid="19bdff28" style:font-size-asian="11pt" style:font-weight-asian="normal" style:font-size-complex="11pt" style:font-weight-complex="normal"/>
    </style:style>
    <style:style style:name="T1086" style:family="text">
      <style:text-properties fo:font-size="11pt" fo:font-weight="normal" officeooo:rsid="19be101f" style:font-size-asian="11pt" style:font-weight-asian="normal" style:font-size-complex="11pt" style:font-weight-complex="normal"/>
    </style:style>
    <style:style style:name="T1087" style:family="text">
      <style:text-properties fo:font-size="11pt" fo:font-weight="normal" officeooo:rsid="19be3532" style:font-size-asian="11pt" style:font-weight-asian="normal" style:font-size-complex="11pt" style:font-weight-complex="normal"/>
    </style:style>
    <style:style style:name="T1088" style:family="text">
      <style:text-properties fo:font-size="11pt" fo:font-style="italic" fo:font-weight="normal" officeooo:rsid="19baebf8" style:font-size-asian="11pt" style:font-style-asian="italic" style:font-weight-asian="normal" style:font-size-complex="11pt" style:font-style-complex="italic" style:font-weight-complex="normal"/>
    </style:style>
    <style:style style:name="T1089" style:family="text">
      <style:text-properties officeooo:rsid="19befbf7"/>
    </style:style>
    <style:style style:name="T1090" style:family="text">
      <style:text-properties officeooo:rsid="19c10e58"/>
    </style:style>
    <style:style style:name="T1091" style:family="text">
      <style:text-properties officeooo:rsid="19c19435"/>
    </style:style>
    <style:style style:name="T1092" style:family="text">
      <style:text-properties officeooo:rsid="19c36fe8"/>
    </style:style>
    <style:style style:name="T1093" style:family="text">
      <style:text-properties officeooo:rsid="19c4fb49"/>
    </style:style>
    <style:style style:name="T1094" style:family="text">
      <style:text-properties officeooo:rsid="19c9fb91"/>
    </style:style>
    <style:style style:name="T1095" style:family="text">
      <style:text-properties officeooo:rsid="19cbcf2c"/>
    </style:style>
    <style:style style:name="T1096" style:family="text">
      <style:text-properties officeooo:rsid="19d02f0c"/>
    </style:style>
    <style:style style:name="T1097" style:family="text">
      <style:text-properties officeooo:rsid="19d480d9"/>
    </style:style>
    <style:style style:name="T1098" style:family="text">
      <style:text-properties officeooo:rsid="19d74052"/>
    </style:style>
    <style:style style:name="T1099" style:family="text">
      <style:text-properties officeooo:rsid="19dab0fd"/>
    </style:style>
    <style:style style:name="T1100" style:family="text">
      <style:text-properties officeooo:rsid="19db545a"/>
    </style:style>
    <style:style style:name="T1101" style:family="text">
      <style:text-properties officeooo:rsid="19df8a48"/>
    </style:style>
    <style:style style:name="T1102" style:family="text">
      <style:text-properties officeooo:rsid="19e13e0b"/>
    </style:style>
    <style:style style:name="T1103" style:family="text">
      <style:text-properties officeooo:rsid="19e4b229"/>
    </style:style>
    <style:style style:name="T1104" style:family="text">
      <style:text-properties officeooo:rsid="19f6e8eb"/>
    </style:style>
    <style:style style:name="T1105" style:family="text">
      <style:text-properties officeooo:rsid="19fb321d"/>
    </style:style>
    <style:style style:name="T1106" style:family="text">
      <style:text-properties officeooo:rsid="19fc4ae8"/>
    </style:style>
    <style:style style:name="T1107" style:family="text">
      <style:text-properties officeooo:rsid="1a029381"/>
    </style:style>
    <style:style style:name="T1108" style:family="text">
      <style:text-properties officeooo:rsid="1a067ede"/>
    </style:style>
    <style:style style:name="T1109" style:family="text">
      <style:text-properties officeooo:rsid="1a1241be"/>
    </style:style>
    <style:style style:name="T1110" style:family="text">
      <style:text-properties officeooo:rsid="1a1415b1"/>
    </style:style>
    <style:style style:name="T1111" style:family="text">
      <style:text-properties officeooo:rsid="1a21080b"/>
    </style:style>
    <style:style style:name="T1112" style:family="text">
      <style:text-properties officeooo:rsid="1a444177"/>
    </style:style>
    <style:style style:name="T1113" style:family="text">
      <style:text-properties officeooo:rsid="1a4627e5"/>
    </style:style>
    <style:style style:name="T1114" style:family="text">
      <style:text-properties officeooo:rsid="1a4cb983"/>
    </style:style>
    <style:style style:name="T1115" style:family="text">
      <style:text-properties officeooo:rsid="1a5f6113"/>
    </style:style>
    <style:style style:name="T1116" style:family="text">
      <style:text-properties officeooo:rsid="1a6047df"/>
    </style:style>
    <style:style style:name="T1117" style:family="text">
      <style:text-properties officeooo:rsid="1a63db96"/>
    </style:style>
    <style:style style:name="T1118" style:family="text">
      <style:text-properties officeooo:rsid="1a6e5158"/>
    </style:style>
    <style:style style:name="T1119" style:family="text">
      <style:text-properties fo:font-style="normal" officeooo:rsid="1a7d88da" style:font-style-asian="normal" style:font-style-complex="normal"/>
    </style:style>
    <style:style style:name="T1120" style:family="text">
      <style:text-properties fo:font-style="normal" officeooo:rsid="1a7ebcf7" style:font-style-asian="normal" style:font-style-complex="normal"/>
    </style:style>
    <style:style style:name="T1121" style:family="text">
      <style:text-properties fo:font-style="normal" officeooo:rsid="1a7f5838" style:font-style-asian="normal" style:font-style-complex="normal"/>
    </style:style>
    <style:style style:name="T1122" style:family="text">
      <style:text-properties fo:font-style="normal" officeooo:rsid="0b43439c" style:font-style-asian="normal" style:font-style-complex="normal"/>
    </style:style>
    <style:style style:name="T1123" style:family="text">
      <style:text-properties fo:font-style="normal" officeooo:rsid="1a814c73" style:font-style-asian="normal" style:font-style-complex="normal"/>
    </style:style>
    <style:style style:name="T1124" style:family="text">
      <style:text-properties fo:font-style="normal" officeooo:rsid="1a81fb5a" style:font-style-asian="normal" style:font-style-complex="normal"/>
    </style:style>
    <style:style style:name="T1125" style:family="text">
      <style:text-properties fo:font-style="normal" officeooo:rsid="1a826c42" style:font-style-asian="normal" style:font-style-complex="normal"/>
    </style:style>
    <style:style style:name="T1126" style:family="text">
      <style:text-properties fo:font-style="normal" officeooo:rsid="1a830880" style:font-style-asian="normal" style:font-style-complex="normal"/>
    </style:style>
    <style:style style:name="T1127" style:family="text">
      <style:text-properties fo:font-style="normal" officeooo:rsid="1aca77c4" style:font-style-asian="normal" style:font-style-complex="normal"/>
    </style:style>
    <style:style style:name="T1128" style:family="text">
      <style:text-properties officeooo:rsid="1a868465"/>
    </style:style>
    <style:style style:name="T1129" style:family="text">
      <style:text-properties officeooo:rsid="1a8821e8"/>
    </style:style>
    <style:style style:name="T1130" style:family="text">
      <style:text-properties officeooo:rsid="1a88df9e"/>
    </style:style>
    <style:style style:name="T1131" style:family="text">
      <style:text-properties officeooo:rsid="1a8b98c6"/>
    </style:style>
    <style:style style:name="T1132" style:family="text">
      <style:text-properties officeooo:rsid="1a8d8271"/>
    </style:style>
    <style:style style:name="T1133" style:family="text">
      <style:text-properties officeooo:rsid="1a99b21b"/>
    </style:style>
    <style:style style:name="T1134" style:family="text">
      <style:text-properties officeooo:rsid="1abe18e1"/>
    </style:style>
    <style:style style:name="T1135" style:family="text">
      <style:text-properties officeooo:rsid="1ac335e0"/>
    </style:style>
    <style:style style:name="T1136" style:family="text">
      <style:text-properties officeooo:rsid="1ac8822c"/>
    </style:style>
    <style:style style:name="T1137" style:family="text">
      <style:text-properties officeooo:rsid="1ad9326d"/>
    </style:style>
    <style:style style:name="T1138" style:family="text">
      <style:text-properties officeooo:rsid="1ada646f"/>
    </style:style>
    <style:style style:name="T1139" style:family="text">
      <style:text-properties officeooo:rsid="1adcb38c"/>
    </style:style>
    <style:style style:name="T1140" style:family="text">
      <style:text-properties officeooo:rsid="1ae236d6"/>
    </style:style>
    <style:style style:name="T1141" style:family="text">
      <style:text-properties officeooo:rsid="1ae23df0"/>
    </style:style>
    <style:style style:name="T1142" style:family="text">
      <style:text-properties officeooo:rsid="1ae27083"/>
    </style:style>
    <style:style style:name="T1143" style:family="text">
      <style:text-properties officeooo:rsid="1ae2ed47"/>
    </style:style>
    <style:style style:name="T1144" style:family="text">
      <style:text-properties officeooo:rsid="1ae3d7df"/>
    </style:style>
    <style:style style:name="T1145" style:family="text">
      <style:text-properties officeooo:rsid="1ae6c3b8"/>
    </style:style>
    <style:style style:name="T1146" style:family="text">
      <style:text-properties officeooo:rsid="1af16e10"/>
    </style:style>
    <style:style style:name="T1147" style:family="text">
      <style:text-properties officeooo:rsid="1af860c3"/>
    </style:style>
    <style:style style:name="T1148" style:family="text">
      <style:text-properties officeooo:rsid="1af9dc71"/>
    </style:style>
    <style:style style:name="T1149" style:family="text">
      <style:text-properties officeooo:rsid="1afa4924"/>
    </style:style>
    <style:style style:name="T1150" style:family="text">
      <style:text-properties officeooo:rsid="1afb5451"/>
    </style:style>
    <style:style style:name="T1151" style:family="text">
      <style:text-properties officeooo:rsid="1aff1999"/>
    </style:style>
    <style:style style:name="T1152" style:family="text">
      <style:text-properties officeooo:rsid="1b00b9bd"/>
    </style:style>
    <style:style style:name="T1153" style:family="text">
      <style:text-properties officeooo:rsid="1b018966"/>
    </style:style>
    <style:style style:name="T1154" style:family="text">
      <style:text-properties officeooo:rsid="1b0b1f5c"/>
    </style:style>
    <style:style style:name="T1155" style:family="text">
      <style:text-properties officeooo:rsid="1b0ec337"/>
    </style:style>
    <style:style style:name="T1156" style:family="text">
      <style:text-properties officeooo:rsid="1b10684f"/>
    </style:style>
    <style:style style:name="T1157" style:family="text">
      <style:text-properties officeooo:rsid="1b169759"/>
    </style:style>
    <style:style style:name="T1158" style:family="text">
      <style:text-properties officeooo:rsid="1b2bcc28"/>
    </style:style>
    <style:style style:name="T1159" style:family="text">
      <style:text-properties officeooo:rsid="1b416fea"/>
    </style:style>
    <style:style style:name="T1160" style:family="text">
      <style:text-properties officeooo:rsid="1b444bdb"/>
    </style:style>
    <style:style style:name="T1161" style:family="text">
      <style:text-properties officeooo:rsid="1b499f76"/>
    </style:style>
    <style:style style:name="T1162" style:family="text">
      <style:text-properties officeooo:rsid="1b544ad0"/>
    </style:style>
    <style:style style:name="T1163" style:family="text">
      <style:text-properties officeooo:rsid="1b6db2e2"/>
    </style:style>
    <style:style style:name="T1164" style:family="text">
      <style:text-properties officeooo:rsid="1b6eca0b"/>
    </style:style>
    <style:style style:name="T1165" style:family="text">
      <style:text-properties officeooo:rsid="1b70a988"/>
    </style:style>
    <style:style style:name="T1166" style:family="text">
      <style:text-properties officeooo:rsid="1b727710"/>
    </style:style>
    <style:style style:name="T1167" style:family="text">
      <style:text-properties officeooo:rsid="1b7aa8e7"/>
    </style:style>
    <style:style style:name="T1168" style:family="text">
      <style:text-properties officeooo:rsid="1b7d9fa6"/>
    </style:style>
    <style:style style:name="T1169" style:family="text">
      <style:text-properties officeooo:rsid="1b84239e"/>
    </style:style>
    <style:style style:name="T1170" style:family="text">
      <style:text-properties officeooo:rsid="1b8734c9"/>
    </style:style>
    <style:style style:name="T1171" style:family="text">
      <style:text-properties officeooo:rsid="1b8ef81c"/>
    </style:style>
    <style:style style:name="T1172" style:family="text">
      <style:text-properties officeooo:rsid="1b90d265"/>
    </style:style>
    <style:style style:name="T1173" style:family="text">
      <style:text-properties officeooo:rsid="1b92014a"/>
    </style:style>
    <style:style style:name="T1174" style:family="text">
      <style:text-properties fo:language="en" fo:country="US" officeooo:rsid="1b92014a"/>
    </style:style>
    <style:style style:name="T1175" style:family="text">
      <style:text-properties officeooo:rsid="1b93bbbd"/>
    </style:style>
    <style:style style:name="T1176" style:family="text">
      <style:text-properties officeooo:rsid="1b95de8a"/>
    </style:style>
    <style:style style:name="T1177" style:family="text">
      <style:text-properties officeooo:rsid="1b9f4340"/>
    </style:style>
    <style:style style:name="T1178" style:family="text">
      <style:text-properties officeooo:rsid="1ba47c43"/>
    </style:style>
    <style:style style:name="T1179" style:family="text">
      <style:text-properties officeooo:rsid="1ba6bd52"/>
    </style:style>
    <style:style style:name="T1180" style:family="text">
      <style:text-properties officeooo:rsid="1ba70fe4"/>
    </style:style>
    <style:style style:name="T1181" style:family="text">
      <style:text-properties officeooo:rsid="1ba7b2f3"/>
    </style:style>
    <style:style style:name="T1182" style:family="text">
      <style:text-properties officeooo:rsid="1bb1f221"/>
    </style:style>
    <style:style style:name="T1183" style:family="text">
      <style:text-properties officeooo:rsid="1bc3e89c"/>
    </style:style>
    <style:style style:name="T1184" style:family="text">
      <style:text-properties officeooo:rsid="1bc6ed29"/>
    </style:style>
    <style:style style:name="T1185" style:family="text">
      <style:text-properties officeooo:rsid="1bc7a59f"/>
    </style:style>
    <style:style style:name="T1186" style:family="text">
      <style:text-properties officeooo:rsid="1bc94a51"/>
    </style:style>
    <style:style style:name="T1187" style:family="text">
      <style:text-properties officeooo:rsid="1bcb78f1"/>
    </style:style>
    <style:style style:name="T1188" style:family="text">
      <style:text-properties officeooo:rsid="1bcbc0ce"/>
    </style:style>
    <style:style style:name="T1189" style:family="text">
      <style:text-properties officeooo:rsid="1bcc8195"/>
    </style:style>
    <style:style style:name="T1190" style:family="text">
      <style:text-properties officeooo:rsid="1bd25bc4"/>
    </style:style>
    <style:style style:name="T1191" style:family="text">
      <style:text-properties officeooo:rsid="1bebdc4b"/>
    </style:style>
    <style:style style:name="T1192" style:family="text">
      <style:text-properties officeooo:rsid="1beebabe"/>
    </style:style>
    <style:style style:name="T1193" style:family="text">
      <style:text-properties officeooo:rsid="1bf732ed"/>
    </style:style>
    <style:style style:name="T1194" style:family="text">
      <style:text-properties officeooo:rsid="1bf845b3"/>
    </style:style>
    <style:style style:name="T1195" style:family="text">
      <style:text-properties officeooo:rsid="1c0114ba"/>
    </style:style>
    <style:style style:name="T1196" style:family="text">
      <style:text-properties officeooo:rsid="1c13e085"/>
    </style:style>
    <style:style style:name="T1197" style:family="text">
      <style:text-properties officeooo:rsid="1c1504b6"/>
    </style:style>
    <style:style style:name="T1198" style:family="text">
      <style:text-properties officeooo:rsid="1c166f8d"/>
    </style:style>
    <style:style style:name="T1199" style:family="text">
      <style:text-properties officeooo:rsid="1c16b9c3"/>
    </style:style>
    <style:style style:name="T1200" style:family="text">
      <style:text-properties officeooo:rsid="1c16eb86"/>
    </style:style>
    <style:style style:name="T1201" style:family="text">
      <style:text-properties officeooo:rsid="1c178378"/>
    </style:style>
    <style:style style:name="T1202" style:family="text">
      <style:text-properties officeooo:rsid="1c19d17a"/>
    </style:style>
    <style:style style:name="T1203" style:family="text">
      <style:text-properties officeooo:rsid="1c1abfed"/>
    </style:style>
    <style:style style:name="T1204" style:family="text">
      <style:text-properties officeooo:rsid="1c1dc7fe"/>
    </style:style>
    <style:style style:name="T1205" style:family="text">
      <style:text-properties officeooo:rsid="1c1e393b"/>
    </style:style>
    <style:style style:name="T1206" style:family="text">
      <style:text-properties officeooo:rsid="1c2181ad"/>
    </style:style>
    <style:style style:name="T1207" style:family="text">
      <style:text-properties officeooo:rsid="1c2232f2"/>
    </style:style>
    <style:style style:name="T1208" style:family="text">
      <style:text-properties officeooo:rsid="1c227318"/>
    </style:style>
    <style:style style:name="T1209" style:family="text">
      <style:text-properties officeooo:rsid="1c2f2f24"/>
    </style:style>
    <style:style style:name="T1210" style:family="text">
      <style:text-properties officeooo:rsid="1c318e48"/>
    </style:style>
    <style:style style:name="T1211" style:family="text">
      <style:text-properties officeooo:rsid="1c3c0c3a"/>
    </style:style>
    <style:style style:name="T1212" style:family="text">
      <style:text-properties officeooo:rsid="1c410180"/>
    </style:style>
    <style:style style:name="T1213" style:family="text">
      <style:text-properties officeooo:rsid="1c4134e2"/>
    </style:style>
    <style:style style:name="T1214" style:family="text">
      <style:text-properties officeooo:rsid="1c47ce3e"/>
    </style:style>
    <style:style style:name="T1215" style:family="text">
      <style:text-properties officeooo:rsid="1c48786f"/>
    </style:style>
    <style:style style:name="T1216" style:family="text">
      <style:text-properties officeooo:rsid="1c499949"/>
    </style:style>
    <style:style style:name="T1217" style:family="text">
      <style:text-properties officeooo:rsid="1c4ad1d7"/>
    </style:style>
    <style:style style:name="T1218" style:family="text">
      <style:text-properties officeooo:rsid="1c4c45c6"/>
    </style:style>
    <style:style style:name="T1219" style:family="text">
      <style:text-properties officeooo:rsid="1c4e6b0f"/>
    </style:style>
    <style:style style:name="T1220" style:family="text">
      <style:text-properties officeooo:rsid="1c4e8913"/>
    </style:style>
    <style:style style:name="T1221" style:family="text">
      <style:text-properties officeooo:rsid="1c5142a2"/>
    </style:style>
    <style:style style:name="T1222" style:family="text">
      <style:text-properties officeooo:rsid="1c55b597"/>
    </style:style>
    <style:style style:name="T1223" style:family="text">
      <style:text-properties officeooo:rsid="1c5bebb7"/>
    </style:style>
    <style:style style:name="T1224" style:family="text">
      <style:text-properties officeooo:rsid="1c5cf140"/>
    </style:style>
    <style:style style:name="T1225" style:family="text">
      <style:text-properties officeooo:rsid="1c5da116"/>
    </style:style>
    <style:style style:name="T1226" style:family="text">
      <style:text-properties officeooo:rsid="1c5e5f4d"/>
    </style:style>
    <style:style style:name="T1227" style:family="text">
      <style:text-properties officeooo:rsid="1c62a61d"/>
    </style:style>
    <style:style style:name="T1228" style:family="text">
      <style:text-properties officeooo:rsid="1c63a397"/>
    </style:style>
    <style:style style:name="T1229" style:family="text">
      <style:text-properties officeooo:rsid="1c65d0f8"/>
    </style:style>
    <style:style style:name="T1230" style:family="text">
      <style:text-properties officeooo:rsid="1c9fe00d"/>
    </style:style>
    <style:style style:name="T1231" style:family="text">
      <style:text-properties officeooo:rsid="1ca9ce41"/>
    </style:style>
    <style:style style:name="T1232" style:family="text">
      <style:text-properties officeooo:rsid="1ca9d8f0"/>
    </style:style>
    <style:style style:name="T1233" style:family="text">
      <style:text-properties officeooo:rsid="1cb34e86"/>
    </style:style>
    <style:style style:name="T1234" style:family="text">
      <style:text-properties officeooo:rsid="1cc718a9"/>
    </style:style>
    <style:style style:name="T1235" style:family="text">
      <style:text-properties officeooo:rsid="1ceaac77"/>
    </style:style>
    <style:style style:name="T1236" style:family="text">
      <style:text-properties officeooo:rsid="1ced4929"/>
    </style:style>
    <style:style style:name="T1237" style:family="text">
      <style:text-properties officeooo:rsid="1cef8b3d"/>
    </style:style>
    <style:style style:name="T1238" style:family="text">
      <style:text-properties officeooo:rsid="1cefe854"/>
    </style:style>
    <style:style style:name="T1239" style:family="text">
      <style:text-properties officeooo:rsid="1cf052b8"/>
    </style:style>
    <style:style style:name="T1240" style:family="text">
      <style:text-properties officeooo:rsid="1cf9910f"/>
    </style:style>
    <style:style style:name="T1241" style:family="text">
      <style:text-properties officeooo:rsid="1cfa15f1"/>
    </style:style>
    <style:style style:name="T1242" style:family="text">
      <style:text-properties officeooo:rsid="1cfdaec0"/>
    </style:style>
    <style:style style:name="T1243" style:family="text">
      <style:text-properties officeooo:rsid="1cfeba5f"/>
    </style:style>
    <style:style style:name="T1244" style:family="text">
      <style:text-properties officeooo:rsid="1d05ca91"/>
    </style:style>
    <style:style style:name="T1245" style:family="text">
      <style:text-properties officeooo:rsid="1d0a6730"/>
    </style:style>
    <style:style style:name="T1246" style:family="text">
      <style:text-properties officeooo:rsid="1d0b0fe1"/>
    </style:style>
    <style:style style:name="T1247" style:family="text">
      <style:text-properties officeooo:rsid="1d0d05d9"/>
    </style:style>
    <style:style style:name="T1248" style:family="text">
      <style:text-properties officeooo:rsid="1d0ef4a0"/>
    </style:style>
    <style:style style:name="T1249" style:family="text">
      <style:text-properties officeooo:rsid="1d12dc35"/>
    </style:style>
    <style:style style:name="T1250" style:family="text">
      <style:text-properties officeooo:rsid="1d192ca6"/>
    </style:style>
    <style:style style:name="T1251" style:family="text">
      <style:text-properties officeooo:rsid="1d195dba"/>
    </style:style>
    <style:style style:name="T1252" style:family="text">
      <style:text-properties officeooo:rsid="1d1b2092"/>
    </style:style>
    <style:style style:name="T1253" style:family="text">
      <style:text-properties officeooo:rsid="1d1bfe57"/>
    </style:style>
    <style:style style:name="T1254" style:family="text">
      <style:text-properties officeooo:rsid="1d1d4f2d"/>
    </style:style>
    <style:style style:name="T1255" style:family="text">
      <style:text-properties officeooo:rsid="1d1eda4f"/>
    </style:style>
    <style:style style:name="T1256" style:family="text">
      <style:text-properties officeooo:rsid="1d24acea"/>
    </style:style>
    <style:style style:name="T1257" style:family="text">
      <style:text-properties officeooo:rsid="1d2a19ee"/>
    </style:style>
    <style:style style:name="T1258" style:family="text">
      <style:text-properties officeooo:rsid="1d32c126"/>
    </style:style>
    <style:style style:name="T1259" style:family="text">
      <style:text-properties officeooo:rsid="1d3a62a2"/>
    </style:style>
    <style:style style:name="T1260" style:family="text">
      <style:text-properties officeooo:rsid="1d3aac0f"/>
    </style:style>
    <style:style style:name="T1261" style:family="text">
      <style:text-properties officeooo:rsid="1d3bc875"/>
    </style:style>
    <style:style style:name="T1262" style:family="text">
      <style:text-properties officeooo:rsid="1d467a29"/>
    </style:style>
    <style:style style:name="T1263" style:family="text">
      <style:text-properties officeooo:rsid="1d542d45"/>
    </style:style>
    <style:style style:name="T1264" style:family="text">
      <style:text-properties officeooo:rsid="1d5e6f46"/>
    </style:style>
    <style:style style:name="T1265" style:family="text">
      <style:text-properties officeooo:rsid="1d6ded15"/>
    </style:style>
    <style:style style:name="T1266" style:family="text">
      <style:text-properties officeooo:rsid="1d7030aa"/>
    </style:style>
    <style:style style:name="T1267" style:family="text">
      <style:text-properties officeooo:rsid="1d93ecfe"/>
    </style:style>
    <style:style style:name="T1268" style:family="text">
      <style:text-properties officeooo:rsid="1d97c629"/>
    </style:style>
    <style:style style:name="T1269" style:family="text">
      <style:text-properties officeooo:rsid="1db1534b"/>
    </style:style>
    <style:style style:name="T1270" style:family="text">
      <style:text-properties officeooo:rsid="1dbe34b7"/>
    </style:style>
    <style:style style:name="T1271" style:family="text">
      <style:text-properties officeooo:rsid="1dbe51b9"/>
    </style:style>
    <style:style style:name="T1272" style:family="text">
      <style:text-properties officeooo:rsid="1df26920"/>
    </style:style>
    <style:style style:name="T1273" style:family="text">
      <style:text-properties officeooo:rsid="1df5bc74"/>
    </style:style>
    <style:style style:name="T1274" style:family="text">
      <style:text-properties officeooo:rsid="1e08770b"/>
    </style:style>
    <style:style style:name="T1275" style:family="text">
      <style:text-properties officeooo:rsid="1e0aaa1f"/>
    </style:style>
    <style:style style:name="T1276" style:family="text">
      <style:text-properties officeooo:rsid="1e0ea53b"/>
    </style:style>
    <style:style style:name="T1277" style:family="text">
      <style:text-properties officeooo:rsid="1e104fcb"/>
    </style:style>
    <style:style style:name="T1278" style:family="text">
      <style:text-properties officeooo:rsid="1e1343c1"/>
    </style:style>
    <style:style style:name="T1279" style:family="text">
      <style:text-properties officeooo:rsid="1e13473a"/>
    </style:style>
    <style:style style:name="T1280" style:family="text">
      <style:text-properties officeooo:rsid="1e2115ad"/>
    </style:style>
    <style:style style:name="T1281" style:family="text">
      <style:text-properties officeooo:rsid="1e27de83"/>
    </style:style>
    <style:style style:name="T1282" style:family="text">
      <style:text-properties officeooo:rsid="1e2bd808"/>
    </style:style>
    <style:style style:name="T1283" style:family="text">
      <style:text-properties officeooo:rsid="1e35e6d3"/>
    </style:style>
    <style:style style:name="T1284" style:family="text">
      <style:text-properties officeooo:rsid="1e36f197"/>
    </style:style>
    <style:style style:name="T1285" style:family="text">
      <style:text-properties officeooo:rsid="1e37757f"/>
    </style:style>
    <style:style style:name="T1286" style:family="text">
      <style:text-properties officeooo:rsid="1e38dce7"/>
    </style:style>
    <style:style style:name="T1287" style:family="text">
      <style:text-properties officeooo:rsid="1e391f61"/>
    </style:style>
    <style:style style:name="T1288" style:family="text">
      <style:text-properties officeooo:rsid="1e3a3e15"/>
    </style:style>
    <style:style style:name="T1289" style:family="text">
      <style:text-properties officeooo:rsid="1e3c1ec1"/>
    </style:style>
    <style:style style:name="T1290" style:family="text">
      <style:text-properties officeooo:rsid="1e4035c2"/>
    </style:style>
    <style:style style:name="T1291" style:family="text">
      <style:text-properties officeooo:rsid="1e41c427"/>
    </style:style>
    <style:style style:name="T1292" style:family="text">
      <style:text-properties officeooo:rsid="1e44d3fb"/>
    </style:style>
    <style:style style:name="T1293" style:family="text">
      <style:text-properties officeooo:rsid="1e472f3a"/>
    </style:style>
    <style:style style:name="T1294" style:family="text">
      <style:text-properties officeooo:rsid="1e493ffa"/>
    </style:style>
    <style:style style:name="T1295" style:family="text">
      <style:text-properties officeooo:rsid="1e4a9b5d"/>
    </style:style>
    <style:style style:name="T1296" style:family="text">
      <style:text-properties officeooo:rsid="1e504880"/>
    </style:style>
    <style:style style:name="T1297" style:family="text">
      <style:text-properties officeooo:rsid="1e6cd593"/>
    </style:style>
    <style:style style:name="T1298" style:family="text">
      <style:text-properties officeooo:rsid="1e6d4bda"/>
    </style:style>
    <style:style style:name="T1299" style:family="text">
      <style:text-properties officeooo:rsid="1e71e98d"/>
    </style:style>
    <style:style style:name="T1300" style:family="text">
      <style:text-properties officeooo:rsid="1e72b37c"/>
    </style:style>
    <style:style style:name="T1301" style:family="text">
      <style:text-properties officeooo:rsid="1e74711e"/>
    </style:style>
    <style:style style:name="T1302" style:family="text">
      <style:text-properties officeooo:rsid="1e76f931"/>
    </style:style>
    <style:style style:name="T1303" style:family="text">
      <style:text-properties officeooo:rsid="1e78a967"/>
    </style:style>
    <style:style style:name="T1304" style:family="text">
      <style:text-properties officeooo:rsid="1e83bfbb"/>
    </style:style>
    <style:style style:name="T1305" style:family="text">
      <style:text-properties officeooo:rsid="1e83cbbb"/>
    </style:style>
    <style:style style:name="T1306" style:family="text">
      <style:text-properties officeooo:rsid="1e872cee"/>
    </style:style>
    <style:style style:name="T1307" style:family="text">
      <style:text-properties officeooo:rsid="1e88ba64"/>
    </style:style>
    <style:style style:name="T1308" style:family="text">
      <style:text-properties officeooo:rsid="1e93c69e"/>
    </style:style>
    <style:style style:name="T1309" style:family="text">
      <style:text-properties officeooo:rsid="1e9e5965"/>
    </style:style>
    <style:style style:name="T1310" style:family="text">
      <style:text-properties officeooo:rsid="1ea86144"/>
    </style:style>
    <style:style style:name="T1311" style:family="text">
      <style:text-properties officeooo:rsid="1eaa0683"/>
    </style:style>
    <style:style style:name="T1312" style:family="text">
      <style:text-properties officeooo:rsid="1eb2af65"/>
    </style:style>
    <style:style style:name="T1313" style:family="text">
      <style:text-properties officeooo:rsid="1eb3bcff"/>
    </style:style>
    <style:style style:name="T1314" style:family="text">
      <style:text-properties officeooo:rsid="1eb579bb"/>
    </style:style>
    <style:style style:name="T1315" style:family="text">
      <style:text-properties officeooo:rsid="1eb788c7"/>
    </style:style>
    <style:style style:name="T1316" style:family="text">
      <style:text-properties officeooo:rsid="1eb810e2"/>
    </style:style>
    <style:style style:name="T1317" style:family="text">
      <style:text-properties officeooo:rsid="1eb8bb66"/>
    </style:style>
    <style:style style:name="T1318" style:family="text">
      <style:text-properties officeooo:rsid="1eb965bb"/>
    </style:style>
    <style:style style:name="T1319" style:family="text">
      <style:text-properties officeooo:rsid="1ed19c59"/>
    </style:style>
    <style:style style:name="T1320" style:family="text">
      <style:text-properties officeooo:rsid="1ed2295f"/>
    </style:style>
    <style:style style:name="T1321" style:family="text">
      <style:text-properties officeooo:rsid="1ed78221"/>
    </style:style>
    <style:style style:name="T1322" style:family="text">
      <style:text-properties officeooo:rsid="1edf0a0a"/>
    </style:style>
    <style:style style:name="T1323" style:family="text">
      <style:text-properties officeooo:rsid="1ee3147f"/>
    </style:style>
    <style:style style:name="T1324" style:family="text">
      <style:text-properties officeooo:rsid="1ee3ad63"/>
    </style:style>
    <style:style style:name="T1325" style:family="text">
      <style:text-properties officeooo:rsid="1ee6b53f"/>
    </style:style>
    <style:style style:name="T1326" style:family="text">
      <style:text-properties officeooo:rsid="1efe4819"/>
    </style:style>
    <style:style style:name="T1327" style:family="text">
      <style:text-properties officeooo:rsid="1f005203"/>
    </style:style>
    <style:style style:name="T1328" style:family="text">
      <style:text-properties officeooo:rsid="1f075e52"/>
    </style:style>
    <style:style style:name="T1329" style:family="text">
      <style:text-properties officeooo:rsid="1f0db729"/>
    </style:style>
    <style:style style:name="T1330" style:family="text">
      <style:text-properties officeooo:rsid="1f0e7889"/>
    </style:style>
    <style:style style:name="T1331" style:family="text">
      <style:text-properties officeooo:rsid="1f105b47"/>
    </style:style>
    <style:style style:name="T1332" style:family="text">
      <style:text-properties officeooo:rsid="1f1332e4"/>
    </style:style>
    <style:style style:name="T1333" style:family="text">
      <style:text-properties officeooo:rsid="1f226400"/>
    </style:style>
    <style:style style:name="T1334" style:family="text">
      <style:text-properties officeooo:rsid="1f2a19f0"/>
    </style:style>
    <style:style style:name="T1335" style:family="text">
      <style:text-properties officeooo:rsid="1f2f9caa"/>
    </style:style>
    <style:style style:name="T1336" style:family="text">
      <style:text-properties officeooo:rsid="1f33ba6e"/>
    </style:style>
    <style:style style:name="T1337" style:family="text">
      <style:text-properties officeooo:rsid="1f348019"/>
    </style:style>
    <style:style style:name="T1338" style:family="text">
      <style:text-properties officeooo:rsid="1f3a08fb"/>
    </style:style>
    <style:style style:name="T1339" style:family="text">
      <style:text-properties officeooo:rsid="1f3b0ea6"/>
    </style:style>
    <style:style style:name="T1340" style:family="text">
      <style:text-properties officeooo:rsid="1f448b6c"/>
    </style:style>
    <style:style style:name="T1341" style:family="text">
      <style:text-properties officeooo:rsid="1f536f49"/>
    </style:style>
    <style:style style:name="T1342" style:family="text">
      <style:text-properties officeooo:rsid="1f5e9694"/>
    </style:style>
    <style:style style:name="T1343" style:family="text">
      <style:text-properties officeooo:rsid="1f6a940f"/>
    </style:style>
    <style:style style:name="T1344" style:family="text">
      <style:text-properties officeooo:rsid="1f71c385"/>
    </style:style>
    <style:style style:name="T1345" style:family="text">
      <style:text-properties officeooo:rsid="1f7531d0"/>
    </style:style>
    <style:style style:name="T1346" style:family="text">
      <style:text-properties officeooo:rsid="1f763819"/>
    </style:style>
    <style:style style:name="T1347" style:family="text">
      <style:text-properties officeooo:rsid="1f790108"/>
    </style:style>
    <style:style style:name="T1348" style:family="text">
      <style:text-properties officeooo:rsid="1f7f172a"/>
    </style:style>
    <style:style style:name="T1349" style:family="text">
      <style:text-properties officeooo:rsid="1f9c3649"/>
    </style:style>
    <style:style style:name="T1350" style:family="text">
      <style:text-properties officeooo:rsid="1fa44f50"/>
    </style:style>
    <style:style style:name="T1351" style:family="text">
      <style:text-properties officeooo:rsid="1fb731f5"/>
    </style:style>
    <style:style style:name="T1352" style:family="text">
      <style:text-properties officeooo:rsid="1febb3a1"/>
    </style:style>
    <style:style style:name="T1353" style:family="text">
      <style:text-properties officeooo:rsid="1ff409a1"/>
    </style:style>
    <style:style style:name="T1354" style:family="text">
      <style:text-properties officeooo:rsid="1ff8d4df"/>
    </style:style>
    <style:style style:name="T1355" style:family="text">
      <style:text-properties officeooo:rsid="1ffa31d9"/>
    </style:style>
    <style:style style:name="T1356" style:family="text">
      <style:text-properties officeooo:rsid="1ffb14d8"/>
    </style:style>
    <style:style style:name="T1357" style:family="text">
      <style:text-properties officeooo:rsid="1ffd2a34"/>
    </style:style>
    <style:style style:name="T1358" style:family="text">
      <style:text-properties officeooo:rsid="1ffe9f14"/>
    </style:style>
    <style:style style:name="T1359" style:family="text">
      <style:text-properties officeooo:rsid="2002428c"/>
    </style:style>
    <style:style style:name="T1360" style:family="text">
      <style:text-properties officeooo:rsid="2002eedf"/>
    </style:style>
    <style:style style:name="T1361" style:family="text">
      <style:text-properties officeooo:rsid="2006221f"/>
    </style:style>
    <style:style style:name="T1362" style:family="text">
      <style:text-properties officeooo:rsid="20069bfd"/>
    </style:style>
    <style:style style:name="T1363" style:family="text">
      <style:text-properties officeooo:rsid="2009a479"/>
    </style:style>
    <style:style style:name="T1364" style:family="text">
      <style:text-properties officeooo:rsid="2010a909"/>
    </style:style>
    <style:style style:name="T1365" style:family="text">
      <style:text-properties officeooo:rsid="2012ae61"/>
    </style:style>
    <style:style style:name="T1366" style:family="text">
      <style:text-properties officeooo:rsid="20159c15"/>
    </style:style>
    <style:style style:name="T1367" style:family="text">
      <style:text-properties officeooo:rsid="201a8fdd"/>
    </style:style>
    <style:style style:name="T1368" style:family="text">
      <style:text-properties officeooo:rsid="201aa69e"/>
    </style:style>
    <style:style style:name="T1369" style:family="text">
      <style:text-properties officeooo:rsid="201fa01c"/>
    </style:style>
    <style:style style:name="T1370" style:family="text">
      <style:text-properties officeooo:rsid="20391b4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4"/>
      <text:p text:style-name="Contents_20_Heading"><text:span text:style-name="Source_20_Text">В Зоне</text:span></text:p>
      <text:p text:style-name="Standard"><text:span text:style-name="Source_20_Text"/></text:p>
      <text:p text:style-name="P1"><text:span text:style-name="Source_20_Text"><text:span text:style-name="T187">Тото, у меня такое чувство, что </text:span></text:span><text:span text:style-name="Source_20_Text"><text:span text:style-name="T188">это </text:span></text:span><text:span text:style-name="Source_20_Text"><text:span text:style-name="T187">мы совсем не в Канзасе…</text:span></text:span></text:p>
      <text:p text:style-name="center"><text:span text:style-name="Source_20_Text">—</text:span><text:span text:style-name="Source_20_Text"><text:span text:style-name="T326">Дороти, оказавшись в Оз...</text:span></text:span></text:p>
      <text:p text:style-name="P3"><draw:frame draw:style-name="fr1" draw:name="Image7" text:anchor-type="paragraph" svg:width="6.9252in" svg:height="0.3661in" draw:z-index="0"><draw:image xlink:href="Pictures/1000000000000B720000009B428C9716555D8079.png" xlink:type="simple" xlink:show="embed" xlink:actuate="onLoad" loext:mime-type="image/png"/></draw:frame>Мы без ущерба миновали дни <text:span text:style-name="T1">Eis-Heiligen— </text:span>Св. Панкратия, Св. Серватия, Св. Бонифация и <text:span text:style-name="T1">die kalte</text:span> Софии… <text:span text:style-name="T327">они витают в тучах над виноградниками, святые существа из льда, готовые одним выдохом, намеренно, загубить год морозом и холодом. В определённые годы, особенно годы Войны, они не склонны к благотворительности, капризные, самодовольные своею мощью: не очень-то к лицу святым, ни даже Христианам. Молитвы виноградарей, сборщиков, энтузиастов винопотребления наверняка возносятся к ним, да пойди угадай как их примут ледовые святые</text:span>—<text:span text:style-name="T328">грубым смехом, языческой досадой, кто разберёт этот тыльный отряд хранителей зимы от революционеров Мая?</text:span></text:p>
      <text:p text:style-name="P225">Горы и долы, в этом году, встретили их миром наступившим считанные дни тому назад. <text:span text:style-name="T329">Уже лоза начинает рости поверх зубов дракона, падших Юнкерсов, сожжённых танков. Солнце греет холмистые склоны, реки текут <text:s/>яркие как вино. Святые сдержались. Ночи мягки. Мороз не вернулся. Это весна мира. Урожай винограда, дай Бог хотя бы сто солнечных дней, будет хорош. </text:span></text:p>
      <text:p text:style-name="P226">В Нордхаузене менее почитают ледовых-святых, чем в <text:span text:style-name="T330">более южных винодельческих регионах, но даже тут сезон смотрится многообещающим. Дождь налетает рассыпаясь по городу, когда Слотроп приходит сюда ранним утром, босые ноги, натёртые и перенатёртые, охлаждаются мокрой травой. На горах лежит солнечный свет. Его ботинки спёрты каким-то ПЛ чьи пальцы легче снов, на каком-то из многих поездов после Швейцарской границы, пока похрапывал под стук колёс через Баварию. Кто бы то ни был, он оставил красный тюльпан между пальцев ступни Слотропа. Он воспринял это как знак. Напоминание о Катье. </text:span></text:p>
      <text:p text:style-name="P227">Знаки будут находить его тут в Зоне, и предки вновь заявлять о себе. <text:span text:style-name="T331">Это как отправиться в ту Темнейшую Африку для изучения местных жителей и обнаружить, что перенимаешь их дикие предрассудки. Фактически, даже забавно, в прошл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ничего тогда говорилось о верованиях Иреро относительно предков. И всё же он чувствует своих, всё сильнее сейчас, когда границы отступают и Зона окутывает его, своих Англо-Саксонских Белых Протестантов в застёгнутом чёрном, которые слышали обращённый к ним голос Бога в каждом встрепенувшемся листке или корове отпущенной пастись среди яблоневых садов осенью….</text:span></text:p>
      <text:p text:style-name="P228"><text:span text:style-name="T332">Знаки Катье и двойники тоже. Однажды ночью он сидел в детском домики для игр среди покинутой усадьбы подкладывая в костёр волосы куклы блондинки с глазами из ляпис-лазури. Он оставил эти глаза, через пару дней выменял на них проезд попутным поездом и половинку варёной картофелины. Собаки лаяли вдали, летний ветер гулял в березняке. Он был на одной из основных артерий последнего расформирова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text:span><text:soft-page-break/><text:span text:style-name="T332">обломки, модули, секции остова, батареи гнить, бумажные секреты высыпанными в навозную жижу. Слотроп идёт по следу. Малейшего намёка хватит, чтоб вспрыгнул на попутный поезд….</text:span></text:p>
      <text:p text:style-name="P229">Волосы на кукле были человечьи. <text:span text:style-name="T333">Воняли в огне жутко. Слотроп слышит движение по ту сторону костра. Потрескивающий шумок—хватает своё одеяло готовый выскочить в пустой оконный проём, ожидая гранату. Но тут одна из тех ярко раскраенных Германских игрушечек, орангутанг на колёсиках, появляется ки-ки-кикая в света <text:s/>костра, дёргается, <text:s/>болтая головой, на лице ухмылка идиота, царапая стаьными сгибами пальце пол. Чуть не закатилась в огонь прежде чем кончился завод, качающаяся голова замерла в полобороте, чтобы уставиться на Слотропа.</text:span></text:p>
      <text:p text:style-name="P230">Он подбрасывает в костёр ещё один локон золотистых волос. «<text:span text:style-name="T334">Здрасте».</text:span></text:p>
      <text:p text:style-name="P231">Смех, откуда-то: Ребёнок. Но смех старческий.</text:p>
      <text:p text:style-name="P4">– <text:span text:style-name="T335">Выходи, я безобидный.</text:span></text:p>
      <text:p text:style-name="P5">– <text:span text:style-name="T336">Зачем ты жжёшь волосы моей куклы?</text:span></text:p>
      <text:p text:style-name="P5">– <text:span text:style-name="T336">Ну, это не её волосы, вообще-то.</text:span></text:p>
      <text:p text:style-name="P6">– <text:span text:style-name="T337">Папа сказал, они от Русской Еврейки.</text:span></text:p>
      <text:p text:style-name="P6">– <text:span text:style-name="T338">Почему не идёшь к огню?</text:span></text:p>
      <text:p text:style-name="P7">– <text:span text:style-name="T338">Мне глаза щиплет.</text:span>– <text:span text:style-name="T339">Снова заводит что-то. Ничего не выкатывается. Но начинает играть музыкальная шкатулка. Отчётливая мелодия в миноре.</text:span>– <text:span text:style-name="T340">Потанцуй со мной.</text:span></text:p>
      <text:p text:style-name="P8">– <text:span text:style-name="T341">Я тебя не вижу.</text:span></text:p>
      <text:p text:style-name="P9">– <text:span text:style-name="T342">Вот я.</text:span>–<text:span text:style-name="T342">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text:span></text:p>
      <text:p text:style-name="P232"><text:s/>Лица её он так и не увидел. На ощупь как вуаль из тонкой кисеи.</text:p>
      <text:p text:style-name="P10">– <text:span text:style-name="T343">Красивое платье.</text:span></text:p>
      <text:p text:style-name="P11">– <text:span text:style-name="T343">Я одевала его на моё первое причастие.</text:span>– <text:span text:style-name="T344">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text:span><text:span text:style-name="T197">—</text:span><text:span text:style-name="T201">ими кажется отпугивают </text:span><text:span text:style-name="T178">вампиров</text:span><text:span text:style-name="T201">?</text:span><text:span text:style-name="T202"> </text:span><text:span text:style-name="T203">С</text:span><text:span text:style-name="T202">лабый запах чеснока <text:s/>доносится <text:s/>к нему </text:span><text:span text:style-name="T203">в тот самый миг, вторжение Балканской крови в мотив его севера, когда </text:span><text:span text:style-name="T204">он оборачивается спросить действительно ли она Катье. </text:span><text:span text:style-name="T205">Прекрасная маленькая королева Трансильвании. </text:span><text:span text:style-name="T206">Но музыка </text:span><text:span text:style-name="T207">уже </text:span><text:span text:style-name="T206">умолкла. Она испарилась </text:span><text:span text:style-name="T207">уже </text:span><text:span text:style-name="T206">из его рук.</text:span></text:p>
      <text:p text:style-name="P233">Ну вот он скользит по Зоне как сердцевидная дощечка по доске <text:s/>Видже, <text:span text:style-name="T345">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ему думается этоо пальцы Катье. </text:span></text:p>
      <text:p text:style-name="P234">Он всё ещё Йан Скафлинг, военный (мирный?) корреспондент, <text:span text:style-name="T346">хотя снова облачился в Британскую униформу с некоторых пор, и времени у него вагон на этих поездах, чтоб так и эдак обдумывать информацию контрабандно <text:s/>доставленную Марио Швейтаром ещё там в Цюрихе. Среди прочего, толстая папка по Imipolex G, и та, похоже, указывает на Нордхаузен. Инженер, заказавший Imipolex, некто Франц </text:span><text:soft-page-break/><text:span text:style-name="T346">Пёклер, прибыл в Нордхаузен в начале 44-го, когда ракета переводилась в массовое производство. Он был расквартирован при Мительверке, заводском подземном комплексе под надзором SS. Нет ни слова о том, куда он делся приэвакуации завода в феврале и марте. Но Йан Скафлинг, асс репортёр, наверняка найдёт зацепку в Мителверке.</text:span></text:p>
      <text:p text:style-name="P235">Слотроп сел в раскачивающийся вагон с тридцатью другими замёрзшими оборванными душами, <text:span text:style-name="T347">глаза заполнены зрачками, губы в кратерах болячек. Они пели, некоторые из них. Многие среди них ещё дети. Это песня Перемещённого Лица и Слотропу не раз придётся её слышать в Зоне, на привалах, на дорогах, в дюжине вариаций:</text:span></text:p>
      <text:p text:style-name="P236">Если видишь поезд этим вечером,</text:p>
      <text:p text:style-name="P236">На краю небес вдали,</text:p>
      <text:p text:style-name="P236">Завернись в <text:s/>одеяло из досок</text:p>
      <text:p text:style-name="P236">И засни, пусть он пройдёт.</text:p>
      <text:p text:style-name="P236"/>
      <text:p text:style-name="P237">Поезда нас созывали каждую полночь,</text:p>
      <text:p text:style-name="P237">Из далей за тысячу миль,</text:p>
      <text:p text:style-name="P237">Поезда, что идут через города пустые,</text:p>
      <text:p text:style-name="P238">Поезда, которым негде встать.</text:p>
      <text:p text:style-name="P238"/>
      <text:p text:style-name="P239">Паровоз без машиниста,</text:p>
      <text:p text:style-name="P239">И прожектор светит сам,</text:p>
      <text:p text:style-name="P239">Пассажиров им не надо</text:p>
      <text:p text:style-name="P239">Полуночным поездам,</text:p>
      <text:p text:style-name="P239"/>
      <text:p text:style-name="P240">Опустели все вокзалы,</text:p>
      <text:p text:style-name="P240">Рельсы <text:span text:style-name="T348">холодно молчат</text:span>:</text:p>
      <text:p text:style-name="P241">Что утратим, им в прибыток</text:p>
      <text:p text:style-name="P241">Мы стареем, колёса стучат</text:p>
      <text:p text:style-name="P2"/>
      <text:p text:style-name="P242">Пусть же плачут поезда:</text:p>
      <text:p text:style-name="P242">Будут вместе с ветром выть,</text:p>
      <text:p text:style-name="P243">Поезда для чёрной ночи,</text:p>
      <text:p text:style-name="P243">Ну а нам петь и грешить.</text:p>
      <text:p text:style-name="P243"/>
      <text:p text:style-name="P244"><text:soft-page-break/>Трубки ходят по кругу. Дым висит <text:span text:style-name="T349">с сырых деревянных брусьев, выплёскивается через щели в ночной поток. Спящие дети заходятся кашлем, орут рахитичные младенцы… время от времени матери обмениваются словом. Слотроп нахохлился над своим бумажным наказанием.</text:span></text:p>
      <text:p text:style-name="P245">Досье Швейцарской фирмы на Л. (т. е. Ласло) Джамфа <text:span text:style-name="T350">перечисляет все его достижения к моменту, когда он приехал работать в Цюрихе. Как выяснилось,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последующие год-два отростки были собраны гигантским спрутом ИГ—имелась запись о сделке между Джамфом и м-ром Лайлом Блендом из <text:s/>Бостона, штат Масачусетс. </text:span></text:p>
      <text:p text:style-name="P246">Идёт по курсу, Джексон. Имя Лайла Бленда ему знакомо, <text:span text:style-name="T351">даже очень. И оно же часто всплывает в частных записях Джамфа о своих деловых сделках. Похоже этот Бленд , в начале двадцатых, был крепко связан с операциями Гуго Штинеса в Германии. Штинес, при жизни, являлся вундеркиндом Европейских финансов. За пределами Рура, где его семья были угольными баронами на протяжении поколений, молодой Штинес создал немалую империю производства стали, газа, электроэнергии, трамвайных и судоходных линий прежде, чем ему исполнилось 30. Во время Мировой Войны он тесно сотрудничал с Вальтером Ратенау, который заправлял всей экономикой тогда. После войны Штинесу удаётся объединить горизонтальный электрический трест Сименс-Шухерт с запасами угля и железа <text:s/>Рейнелбе Юнион в 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я иностранные деньги за марки занятые в Рейсбанке, снижая курс марки и выплачивая займы ничтожной долей первоначальной цифры. Больше всех прочих финансистов его обвиняли в Инфляции. В те дни ты отправлялся за покупками на день с мешком марок на тачке и использовал их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о время теории, Штинес сговорился с Круппом, Тиссеном и другими обесценить марку и тем самым освободить Германию от уплаты её военных долгов.</text:span></text:p>
      <text:p text:style-name="P247">Связь с Блендом была неясной. <text:span text:style-name="T352">Записи Джамфа упоминают, что тот устраивал контракты о поставках тонн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на поставки вооружения запрещённые Версальским договором. </text:span></text:p>
      <text:p text:style-name="P248">Некоторые из таких банкнотных контрактов выводили <text:span text:style-name="T353">на определённое предприятие в Масачусетсе, в совете которого сидел и Лайл Бленд.</text:span></text:p>
      <text:p text:style-name="P249"><text:s/>Контрактор<text:span text:style-name="T354">ом значилась</text:span> <text:s/>Бумажная Компания Слотропа.</text:p>
      <text:p text:style-name="P250">Он прочитывает собственное имя не слишком-то удивляясь. Оно тут вполне вписывается, как большинство мелких деталей по ходу <text:span text:style-name="T1">déjà vu</text:span>. Вместо нежданно<text:span text:style-name="T355">го озарения (даже в форме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утверждающийся позыв к рвоте—такое же головокружение, что однажды очень давно охватывало его в Гимлер-Шпильзааль. Противогаз стискивает его голову, резиновый, нескончаемый, давящий со всех сторон, это чувство нам знакомо, да, но… У него при этом ещё и хуй встаёт, без подходящего повода. И к тому же снова тот </text:span><text:span text:style-name="T2">запах</text:span><text:span text:style-name="T355">, запах из времени до начала его сознательной памяти, вкрадчивый химический запах, угрожающий, неотступный, такой не встретишь в мире—это выдох Запретного Крыла… </text:span><text:soft-page-break/><text:span text:style-name="T355">квинтэссенция всех тех неподвижных фигур, что ждут его внутри, берут на слаб</text:span><text:span text:style-name="T357">о́, </text:span><text:span text:style-name="T358">чтобы вошёл узнать тайну, которую не переживёт.</text:span></text:p>
      <text:p text:style-name="P251"><text:span text:style-name="T359">Однажды что-то сделали с ним, </text:span><text:span text:style-name="T360">в комнате, где он беспомощн</text:span><text:span text:style-name="T361">о</text:span><text:span text:style-name="T360"> лежал….</text:span></text:p>
      <text:p text:style-name="P259">У его <text:s/>эрекции какой-то отдалённый гул, словно вживлённый инструмент, вставленный Ими в его тело подобно колониальному аванпосту тут в нашем неупорядоченном шумном мире, ещё одно представительство их белой Метрополии за тридевять земель….</text:p>
      <text:p text:style-name="P260">Печальный случай, чего уж там. Слотроп, разнервничавшись, продолжает чтение. Лайл Бленд, да? Ещё бы, всё сходится. <text:s/>Он может смутно припомнить те раза два, когда он <text:s/>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text:p>
      <text:p text:style-name="P261">Судя по тому, что идёт дальше, Бленд или предчувствовал, что Штинесу подкрадывается капец, либо просто занервничал. В начале 23-го он начал продавать свою долю в операциях Штинеса. Одна из такх продаж произведена через Ласло Джамфа Химической Корпорации Грёсли (впоследствии Psychochemie</text:p>
      <text:p text:style-name="P252">AG). <text:span text:style-name="T412">Одним из активов переведённых в этой сделке стала «вся доля в предприятии Чёрного Пацана. Продавец соглашается продолжать <text:s/>обязанности по наблюдению в продолжение времени, сколько понадобиться Мошеннику для выкупа, приемлемость которого определяется продавцом». <text:s/></text:span></text:p>
      <text:p text:style-name="P253">Кодовая книга Джамфа оказалась в досье. <text:span text:style-name="T413">Тоже ведь часть личности, в конце концов. «Мошенник» было кодовым именем Гуго Штинеса. Тонкое чувство юмора, старый пердун. Напротив «Чёрного Пацана», там только инициалы: «Т. С.»</text:span></text:p>
      <text:p text:style-name="P254">Ну, святые угодники, прикидывает Слотроп, это должен быть я, ха. <text:span text:style-name="T414">Исключая постороннюю вероятность Тупая Срань.</text:span></text:p>
      <text:p text:style-name="P255">В списке задолженности «Чёрному Пацану», неоплаченный остаток счёта Гарвардского университета, <text:span text:style-name="T415">около $5000, включая проценты, как «условлено (устно) с Чёрным Папой».</text:span></text:p>
      <text:p text:style-name="P255">«<text:span text:style-name="T416">Чёрный Отец» это кодовое слово для «Ч. С.» Что, исключая постороннюю вероятность Сукин Сын, похоже собственный отец Слотропа, Саймон. Чёрныйпапа Слотроп.</text:span></text:p>
      <text:p text:style-name="P256">Чёткий способ узнать, что твой отец заключил, 20 лет тому, <text:s/>сделку для платы за твоё образование. <text:span text:style-name="T417">Если вдуматься, Слотропу как-то не удавалось увязывать объявления о неминуемом разорении семьи, вл всё время Депрессии, с комфортом предоставленным ему в Гарварде. Ну так что же за сделка была заключена между его отцом и Блендом? Я был продан, Боже правый, меня продали в ИГ Фарбен как кусок говядины. Наблюдение?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text:span><text:span text:style-name="T3">рождения</text:span><text:span text:style-name="T417">? Ввеее…</text:span></text:p>
      <text:p text:style-name="P257">Вновь в его мозгу взмыва<text:span text:style-name="T418">е</text:span>т страх. <text:span text:style-name="T418">Его не удержать простым Ёб Твою… Запах, запретная комната, на самом краешке его памяти. Не видно, различить не получается. Он и не хочет. Это смыкается с Самым Худшим.</text:span></text:p>
      <text:p text:style-name="P258">Ему известно каким должен быть тот запах: <text:span text:style-name="T419">хотя согласно этим бумагам для этого ещ слишком рано, хотя он никогда не сталкивался с этим в дневных координатах его жизни, однако, глубоко тут, обратно здесь в тёплой темноте, среди ранних форм, где часы и календари мало что значат, он знает то, что преследует его сейчас, окажется запахом Imipolex G.</text:span></text:p>
      <text:p text:style-name="P262"><text:soft-page-break/>К тому же тут ещё этот недавний сон, который страшно увидеть снова. Он был в своей комнате, дома. Летний день сирени и пчёл, <text:span text:style-name="T420">и тёплый воздух в открытое окно. Слотроп нашёл очень древнй словарь технического немецкого. Тот упал и раскрылся на определённой странице наёжившейся чёрным шрифтом. Читая страницу, он дойдёт до ДЖАМФ. В определении стоит: я. Он проснулся умоляя Это </text:span><text:span text:style-name="T4">нет</text:span><text:span text:style-name="T420">—но даже после пробуждения, он знал наверняка, останется уверен, что Это может явиться ему снова, как только Оно захочет. Возможно, и тебе знаком этот сон. Возможно, Оно предупреждало тебя никогда не называть Его имени. Если так, то тебе известно каково <text:s/>будет Слотропу. </text:span></text:p>
      <text:p text:style-name="P263">Тут он подымается на ноги, пошатываясь, направляется к двери товарного вагона, что одолевает уклон. <text:span text:style-name="T421">Он тянет дверь в сторону, выскальзывает наружу—действие действие—и карабкается по лесенке на крышу. За полметра от его лица, тут двойной ряд блестящих ярких зубов висит <text:s/>в воздухе. Как раз то, что ему надо. Это майор Марви из армейской артилерии США, командир Мамаш Марви, самой хитрожопой группы технической разведки на всё эту ёбаную Зону, мистер. Слотроп может называть его Дуэйн, если хочет. «Буги всю их вуги! Застукай <text:s/>этих </text:span><text:span text:style-name="T5">джунглевых</text:span><text:span text:style-name="T421"> зайчиков в отом </text:span><text:span text:style-name="T5">следующем вагоне</text:span><text:span text:style-name="T421">! Э-гей!»</text:span></text:p>
      <text:p text:style-name="P13">– <text:span text:style-name="T422">Погоди-ка,</text:span>– <text:span text:style-name="T422">грит Слотроп,</text:span>– <text:span text:style-name="T422">я похоже чёй-то проспал или ещё чего.</text:span>– <text:span text:style-name="T422">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которые выпячиваются на тебя как только</text:span>—<text:span text:style-name="T423">вот как сейчас</text:span>—<text:span text:style-name="T423">давление у него в голове зашкаливает.</text:span></text:p>
      <text:p text:style-name="P264">На попутном П-47, он при<text:span text:style-name="T424">летел</text:span> из Парижа в Кассель, <text:span text:style-name="T424">пересел на этот поезд к западу от Хайлигенштадта. <text:s/>Его место назначения Мительверке, как и у Йана Скафлинга. Надо скоорднироваться с каким-то проектом Гермес ребят из Дженерал Электрик. Конечно, действуют ему на нервы, те негры по соседству. «Эй, можешь сделать неплохую статью. Предупреди своих дома». </text:span></text:p>
      <text:p text:style-name="P14">– <text:span text:style-name="T425">Военнослужащие?</text:span></text:p>
      <text:p text:style-name="P15">– <text:span text:style-name="T425">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text:span>– <text:span text:style-name="T426">Тут следует крутая побасенка</text:span>—<text:span text:style-name="T427">похоже, состряпанная ВКОЭС, <text:s/>фантазии Геббельса не такие разухабистые, не улетали дальше Альпийских Редутов и тому подобное</text:span>—<text:span text:style-name="T427">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text:span text:style-name="T6">Ach du lieber! Mein Arsch</text:span><text:span text:style-name="T427">! АГА—хахаха...»</text:span>– <text:span text:style-name="T428">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даже как известно Марви не разоружены. «Мало нам забот с Русами, лягушатниками, англикашками</text:span>—<text:span text:style-name="T429">уй, извини, приятель. Так теперь ещё влупились не просто в ниггеров, а в ниггеров </text:span><text:span text:style-name="T7">капустников</text:span><text:span text:style-name="T429">. Охренеть, Исусе. На День Победы почти везде, где была ракета, находишь ниггера. Никогда вся батарея, чтоб из одних буги-вугов, даже капустники не </text:span><text:span text:style-name="T7">настолько</text:span><text:span text:style-name="T429"> тупые! Одна батарея это 81 человек, </text:span><text:span text:style-name="T7">плюс</text:span><text:span text:style-name="T429"> всё тебе обеспечение, тут тебе и управление стартом, и электричество, и топливо, охранение тоже</text:span>—<text:span text:style-name="T430">кореш, это была б целая куча ниггеров в одном месте. А они всё так же по одиночке, как раньше? Вот узнай и заимеешь </text:span><text:span text:style-name="T8">полную</text:span><text:span text:style-name="T430"> сенсацию, друг. Патамушша, если они теперь соберутся вместе, будет бааальшущая беда! В том вагоне их не меньше как дюжины две</text:span>—<text:span text:style-name="T431">прямо там, слушай. А и они </text:span><text:span text:style-name="T9">едут в Нордхаузен</text:span><text:span text:style-name="T431">, приятель!»</text:span>– <text:span text:style-name="T432">толстый палец тычет в грудь на каждое слово,</text:span>– «<text:span text:style-name="T433">а? И шо по-твоему они задумали? Знаешь шо я думаю? У них есть </text:span><text:span text:style-name="T10">план</text:span><text:span text:style-name="T433">. Да. Думаю насчёт ракет. Не спрашивай как, ну, просто вот сердцем чую. А и сам знаешь, это </text:span><text:span text:style-name="T10">жуть</text:span><text:span text:style-name="T433"> как опасно. Нельзя </text:span><text:span text:style-name="T10">им</text:span><text:span text:style-name="T433"> доверять</text:span>— <text:span text:style-name="T434">С ракетами? Они же как дети, их раса. Мозги меньше.</text:span></text:p>
      <text:p text:style-name="P16"><text:soft-page-break/>– <text:span text:style-name="T435">Зато наше терпение,</text:span>– <text:span text:style-name="T435">добавляет спокойный голос из темноты,</text:span>– <text:span text:style-name="T435">огромно, хотя, наверно, не безгранично.</text:span>– <text:span text:style-name="T436">С этими словами, высокий Африканец с широкой длинной бородой подступает ухватить толстого Американца, который успевает кратко вскрикнуть, вышвырнутый с крыши. Слотроп и Африканец прослеживают как майор скатывается с насыпи, оставшись позади, и, размахивая руками-ногами, пропадает из виду. Ели толпятся на холмах. Ущербная луна взошла над зазубренным кряжем.</text:span></text:p>
      <text:p text:style-name="P265">Человек представляется как оберст Енцин, из <text:span text:style-name="T1">Schwarzkommando</text:span>. <text:span text:style-name="T437">Он извиняется за проявленную несдержанность, замечает нарукавную повязку Слотропа и отказывается давать интервью прежде, чем тот успел и сказать хоть слово . «Статьи не получится. Мы такие же перемещённые лица, ПЛ, как и все остальные. </text:span></text:p>
      <text:p text:style-name="P17">– <text:span text:style-name="T438">Майора, похоже, беспокоило, что вы напраавляетесь в Нордхаузен.</text:span></text:p>
      <text:p text:style-name="P18">– <text:span text:style-name="T439">От Марви одно беспокойство, это точно. Всё же он не настолько большая проблема как...</text:span>– <text:span text:style-name="T439">Он всматривается в Слотропа.</text:span>– <text:span text:style-name="T439">Хмм. А вы действительно военный корреспондет?</text:span></text:p>
      <text:p text:style-name="P19">– <text:span text:style-name="T440">Нет.</text:span></text:p>
      <text:p text:style-name="P19">– <text:span text:style-name="T440">Независимый агент, я полагаю.</text:span></text:p>
      <text:p text:style-name="P19">– <text:span text:style-name="T440">Не уверен насчёт «независимый», Оберст.</text:span></text:p>
      <text:p text:style-name="P20">– <text:span text:style-name="T441">Но вы независимый. Мы все тут свободны. Увидите сами. И очень скоро.</text:span>– <text:span text:style-name="T442">Он шагает прочь по спине товарного вагона, помахав на прощанье.</text:span>– <text:span text:style-name="T443">Очень скоро…</text:span></text:p>
      <text:p text:style-name="P266">Слотроп сидин на крыше, потирает свои босые ноги. <text:span text:style-name="T444">Друг? Добрый знак? </text:span><text:span text:style-name="T11">Чёрные ракетчики</text:span><text:span text:style-name="T444">? Что блядь за головоломки?</text:span></text:p>
      <text:p text:style-name="P266"/>
      <text:p text:style-name="P267">Ну, банда, доброе утро, начнём его</text:p>
      <text:p text:style-name="P267">трах-тарарахом, пока,</text:p>
      <text:p text:style-name="P267">Вторая Мировая, пока!</text:p>
      <text:p text:style-name="P267">Бои закончились и мы кайфуем,</text:p>
      <text:p text:style-name="P268">И вот он я, принесть вам солнца свет<text:span text:style-name="T445">—</text:span></text:p>
      <text:p text:style-name="P268">Привет, немец Герман, хватит <text:s/>кривиться <text:span text:style-name="T446">и гоношиться,</text:span></text:p>
      <text:p text:style-name="P269">Домой пойдёшь, чем плохо для тебя<text:span text:style-name="T445">—</text:span></text:p>
      <text:p text:style-name="P270">Никто не хмурится тут у нас в Ракете,</text:p>
      <text:p text:style-name="P271">Где каждый день прекрас<text:span text:style-name="T447">ен—</text:span></text:p>
      <text:p text:style-name="P272">(Брось хныкать, Гретхен!)</text:p>
      <text:p text:style-name="P272">Иди и поимей прекрасный деееень!</text:p>
      <text:p text:style-name="P272"/>
      <text:p text:style-name="P273">Утром Нордхаузен: пастбище зелёный салат, хрусткий, в каплях дождя. <text:span text:style-name="T448">Всё свежо, промыто. Гарц горбится со всех сторон, тёмные склоны <text:s/>до верху в бороде из ели, пихты, лиственницы.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на боку каждого пистолет. Луга и бессвязные клинья на боках гор текут с пёстрым светом пока дождевые тучи движутся над Тюрингией. </text:span><text:soft-page-break/><text:span text:style-name="T448">Замки унасестились высоко над городами, заплывая в и из разорванных туч. <text:s/>Старые лошади с заляпанными узловатыми коленями, коротконогие и широкогрудые, напрягаются шеями в сдвоенных хомутах сцепленных вместе, тяжёлые подковы всплескивают букеты грязи каждым мокрым шлёпом, от виноградников к кабакам.</text:span></text:p>
      <text:p text:style-name="P274">Слотроп забредает в лишённую крыш часть города. <text:span text:style-name="T449">Старики в чёрном поспешают меж стен ка летучие мыши. Магазины и дома тут давно разграблены рабами-рабочими освобождёнными из лагеря Дора. Целая куча этих </text:span><text:span text:style-name="T12">педиков</text:span><text:span text:style-name="T449"> всё ещё тут с корзинами и розовыми треугольниками по статье 175, влажно выглядывают в дверные проёмы. Из выступающей витрины без стекла магазина одежды, в сумраке позади пластмассового манекена, лысого, опрокинутого, руки вскинуты к небу, пальцы скрючены для букета или фужера, которые ему уже никогда не держать, Слотроп слышит пение девушки. Подыгрывает <text:s/>себе на балалайке. Одна из тех грустных парижских песенок на три-четверти.</text:span></text:p>
      <text:p text:style-name="P274"/>
      <text:p text:style-name="P275">Любовь никогда не уйдёт,</text:p>
      <text:p text:style-name="P275">никогда не умрёт до конца,</text:p>
      <text:p text:style-name="P276">Какой-нибудь сувенир</text:p>
      <text:p text:style-name="P276">Всегда оживляет её нежданно.</text:p>
      <text:p text:style-name="P276"/>
      <text:p text:style-name="P277">Ты <text:span text:style-name="T450">покинул меня, </text:span></text:p>
      <text:p text:style-name="P285">Но остался белой розы цветок</text:p>
      <text:p text:style-name="P278">Между книжных страниц,</text:p>
      <text:p text:style-name="P278">Сорванный так давно…</text:p>
      <text:p text:style-name="P278"/>
      <text:p text:style-name="P279">Год сменился давно,</text:p>
      <text:p text:style-name="P279">Я давно изменилась,</text:p>
      <text:p text:style-name="P279">Но упала слеза</text:p>
      <text:p text:style-name="P279">На засохшие лепестки…</text:p>
      <text:p text:style-name="P279"/>
      <text:p text:style-name="P280">Любовь никогда не проходит,</text:p>
      <text:p text:style-name="P280">Если <text:span text:style-name="T451">это любовь</text:span>,</text:p>
      <text:p text:style-name="P281">Днём, или ночью, она возвращается</text:p>
      <text:p text:style-name="P281">Снова нежна и свежа,</text:p>
      <text:p text:style-name="P281">Как алая роза, любимый, что я подарила тебе.</text:p>
      <text:p text:style-name="P12"/>
      <text:p text:style-name="P282">Как оказалось, её зовут Гели Трипинг, а балалайка от русского офицера разведки по фамилии Чичерин. <text:span text:style-name="T452">По своему, Гели тоже занимается разведкой—временами, во всяком случае. Этот Чичерин, похоже, </text:span><text:soft-page-break/><text:span text:style-name="T452">держит гарем, по девушке в каждом ракетном городе Зоны. Да, ещё один ракетный маньяк. Слотроп чувствует себя экскурсантом.</text:span></text:p>
      <text:p text:style-name="P283">Гели говорит о своём ухажёре. <text:span text:style-name="T453">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ылетев из своих гнёзд в горных замках наверху и руин города в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 что сбивают с толку звук моторов и, кажется, он идёт о всех сторон.</text:span></text:p>
      <text:p text:style-name="P284">Она худа, немного неловка, очень молода. <text:span text:style-name="T454">В её глазах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Когда его нет, его нет. Когда ты зашёл мне почти показалось, что это Чичерин».</text:span></text:p>
      <text:p text:style-name="P21">– <text:span text:style-name="T455">И близко нет. Прилежный пёс из породы ищеек новостей, вот и всё. Никаких гаремов, никаких ракет.</text:span></text:p>
      <text:p text:style-name="P22">– <text:span text:style-name="T456">Это договорённость, говорит она,</text:span>– <text:span text:style-name="T456">Тут всё так неорганизованно. Без договорённостей никак не обойтись. Сам увидишь.</text:span>– <text:span text:style-name="T457">И он действительно увидит</text:span>—<text:span text:style-name="T458">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быть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text:s/>подъём покрытый деревьями. Вино в её дыхании, мягкий пушок в ямках под руками, в ляжках упругость саженцев под ветром. Едва он успел войти, она уже кончает, фантазии о Чичерине, нескрываемо и трогательно, на её лице. Это раздражает Слотропа, хотя не мешает кончить и самому.</text:span></text:p>
      <text:p text:style-name="P286"><text:span text:style-name="T459">Глупость</text:span> <text:span text:style-name="T459">нахлынула</text:span> сразу как обмяк, <text:span text:style-name="T459">пошли забавные вопросы, типа, какое слово отвадило всех от Гели, кроме меня. Или, может что-то во мне напоминает ей Чичерина, а если так, </text:span><text:span text:style-name="T13">что</text:span><text:span text:style-name="T459"> именно? А, интересно, где этот Чичерин сейчас? Он уплывает в дремоту, вновь возбуждается её губами, пальцами, росистыми ногами скользящими по нему. Солнце в прыжке через их кусочек неба, затмевается грудью, отражается в её детских глазах… затем тучи, дождь, от которого она натягивает зелёный брезент с кисточками, что сама пришивала, на манер балдахина… дождь хлыщет с кисточек, холодный и звучный. Свечерело. Она кормит его вареной капустой, ложкой из старинного наследства, с гребешком. Они ещё пьют то же вино. Сумерки в мягких тонах. Дождь перестал. Где-то дети пинают пустую бензиновую канистру по мостовой.</text:span></text:p>
      <text:p text:style-name="P287">Что-то налетает, хлопая крыльями, с неба, когти скребут <text:span text:style-name="T460">верх балдахина. «Что это?»– в полусне и она снова укрывает одеялом, ну же, Гели...</text:span></text:p>
      <text:p text:style-name="P23">– <text:span text:style-name="T461">Моя сова,</text:span>– <text:span text:style-name="T461">грит Гели,</text:span>– <text:span text:style-name="T462">Вернер. Там в верхнем ящике шифоньера есть шоколадка, </text:span><text:span text:style-name="T14">Liebchen</text:span><text:span text:style-name="T462">, можешь его покормить?</text:span></text:p>
      <text:p text:style-name="P288">Да уж, <text:span text:style-name="T1">Liebchen</text:span>. <text:span text:style-name="T463">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s/></text:span></text:p>
      <text:p text:style-name="P24"><text:soft-page-break/>– <text:span text:style-name="T464">Шоколадные батончики,</text:span>– <text:span text:style-name="T464">брюзжит Слотроп,</text:span>– <text:span text:style-name="T464">Что с ним не так? Ты что, не знаешь? Ему надо охотиться на мышей или ещё какую-то там херню. Ты превратила его в ручную сову.</text:span></text:p>
      <text:p text:style-name="P25">– <text:span text:style-name="T465">Ты и сам лентяй,</text:span>– <text:span text:style-name="T465">младенческие пальцы сползают вниз по его рёбрам.</text:span></text:p>
      <text:p text:style-name="P26">– <text:span text:style-name="T466">Ну</text:span>—<text:span text:style-name="T466">могу поспорить</text:span>—<text:span text:style-name="T466">ладно, забудь</text:span>—<text:span text:style-name="T467">могу поспорить, что </text:span><text:span text:style-name="T15">Чичерину</text:span><text:span text:style-name="T467"> не приходиться вставать и кормить ту сову.</text:span></text:p>
      <text:p text:style-name="P289">Она застывает, рука остановилась в движении. «<text:span text:style-name="T468">Он любит Чичерина,. Никогда не прилетит на кормёжку, если того тут нет. </text:span></text:p>
      <text:p text:style-name="P290">Слотроп похолодел, <text:span text:style-name="T469">точнее оледенел. «Э-э, ты ж не имеешь в виду, что Чичерин и вправду, э-э..»</text:span></text:p>
      <text:p text:style-name="P27">– <text:span text:style-name="T470">Должен бы был,</text:span>– <text:span text:style-name="T470">вздыхает.</text:span></text:p>
      <text:p text:style-name="P27">– <text:span text:style-name="T470">О. Когда?</text:span></text:p>
      <text:p text:style-name="P27">– <text:span text:style-name="T470">Сегодня утром. Он задерживается. Так случается.</text:span></text:p>
      <text:p text:style-name="P291">Слотроп выскочил из кровати до середины комнаты, хуй упал, один носок одет, второй держит в зубах, <text:span text:style-name="T471">голова продета не в тот проём майки, зиппер ширинки заело, орёт </text:span><text:span text:style-name="T16">блядь</text:span><text:span text:style-name="T471">.</text:span></text:p>
      <text:p text:style-name="P28">– <text:span text:style-name="T472">Мой бравый Англичанин,</text:span>– <text:span text:style-name="T472">мурлычет она.</text:span></text:p>
      <text:p text:style-name="P29">– <text:span text:style-name="T473">Что ж ты раньше не сказала, Гели, а?</text:span></text:p>
      <text:p text:style-name="P30">– <text:span text:style-name="T474">О, иди сюда. Ночь уже, он с женщиной где-нибудь. Не может спать один.</text:span></text:p>
      <text:p text:style-name="P31">– <text:span text:style-name="T475">Надеюсь, ты сможешь.</text:span></text:p>
      <text:p text:style-name="P32">– <text:span text:style-name="T476">Тише ты. Ну, иди же. Куда пойдёшь босиком? Я дам тебе его старые ботинки и расскажу его тайны.</text:span></text:p>
      <text:p text:style-name="P33">– <text:span text:style-name="T477">Тайны?</text:span>– <text:span text:style-name="T477">Ой, осторожней, Слотроп,</text:span>– <text:span text:style-name="T477">Зачем мне его</text:span>—</text:p>
      <text:p text:style-name="P33">– <text:span text:style-name="T477">Ты не военный корреспондент.</text:span></text:p>
      <text:p text:style-name="P34">– <text:span text:style-name="T478">Ну, почему все твердят это? Никто мне не верит.</text:span>– <text:span text:style-name="T479">Машет перед ней своей нарукавной повязкой.</text:span>– <text:span text:style-name="T479">Читать умеешь? Грит: « Военный Корреспондент». У меня даже усы вот есть, а? Прям как Эрнест Хемингуэй.</text:span></text:p>
      <text:p text:style-name="P35">– <text:span text:style-name="T480">О. Тогда я так думаю, ты вовсе не ищешь Ракету Номер 00000. Надо же, что за глупость мне померещилась. Извини.</text:span></text:p>
      <text:p text:style-name="P292">Ой-ой, мне надо уносить ноги <text:span text:style-name="T1">отсюда</text:span>, <text:span text:style-name="T481">грит Слотроп сам себе, тут явный капкан для шантажа, мэн. Кто ещё будет гоняться за одной ракетой из 6000 оснащённых прибором Imipolex G?</text:span></text:p>
      <text:p text:style-name="P36">– <text:span text:style-name="T482">А про </text:span>Schwarzgerät, <text:span text:style-name="T482">тебе вообще до лампочки,</text:span>– <text:span text:style-name="T482">не унимается она. Она не унимается.</text:span></text:p>
      <text:p text:style-name="P37">– <text:span text:style-name="T483">Про что?</text:span></text:p>
      <text:p text:style-name="P37">– <text:span text:style-name="T483">Его ещё называют S-Gerät.</text:span></text:p>
      <text:p text:style-name="P293">Из списка более высокого уровня сборки, Слотроп, вспомнил? <text:span text:style-name="T484">Вернер, на балдахине, заухал. Сигналит тому Чичерину, точняк. </text:span></text:p>
      <text:p text:style-name="P294">Параноики не потому параноики (Пословица 5) что они параноики, <text:span text:style-name="T485">а потому что постоянно ставят себя, ёбаные идиоты, нарочно в параноидные ситуации.</text:span></text:p>
      <text:p text:style-name="P38">– <text:span text:style-name="T487">Но как вообще,</text:span>– <text:span text:style-name="T486">аккуратно откупоривая следующую бутылку Нордхаузерского Сока Теней, </text:span><text:span text:style-name="T17">чппок</text:span><text:span text:style-name="T486">, с лучшей имитацией Кэри Гранта, на какую только способен, внутренности напряжены до звона, учтиво </text:span><text:soft-page-break/><text:span text:style-name="T486">наполняет стаканы, один подаёт ей,</text:span>– <text:span text:style-name="T486"><text:s/>такая молоденькая прелесть, как ты, может что-то знать про ракеты, приборы.</text:span></text:p>
      <text:p text:style-name="P39">– <text:span text:style-name="T488">Я читаю почту Вацлава,</text:span>– <text:span text:style-name="T489">как будто отвечает на тупой вопрос, но он такой и есть.</text:span></text:p>
      <text:p text:style-name="P40">– <text:span text:style-name="T490">Не следует болтать об этом кому попало так вот. Если узнает, он тебя убьёт.</text:span></text:p>
      <text:p text:style-name="P41">– <text:span text:style-name="T491">Ты мне нравишься. Мне нравится интриговать. Нравится играть.</text:span></text:p>
      <text:p text:style-name="P42">– <text:span text:style-name="T492">Наверно, нравится подводить людей под монастырь.</text:span></text:p>
      <text:p text:style-name="P43">– <text:span text:style-name="T493">Ну и ладно,</text:span>– <text:span text:style-name="T493">выпятилась нижняя губа.</text:span></text:p>
      <text:p text:style-name="P43">–<text:span text:style-name="T493">Хорошо, хорошо, расскажи мне. Но не знаю заинтересуется ли этим </text:span><text:span text:style-name="T18">Гардиан</text:span><text:span text:style-name="T493">. Мои редакторы довольно твердолобы, ты ж понимаешь. </text:span></text:p>
      <text:p text:style-name="P295">Гусиная кожа собирается на её голых маленьких грудях. «Я один раз позировала для ракетной эмблемы. <text:span text:style-name="T494">Может ты видел. Молоденькая ведьма верхом на <text:s/>А-4. Ннужная уже метла через плечо. Меня избрали Возлюбленной 3/Арт. Часть. (моторизир.) 485.</text:span></text:p>
      <text:p text:style-name="P45">– Ты настоящая ведьма?</text:p>
      <text:p text:style-name="P46">– Думаю, у меня есть тенденции. Ты уже поднимался на Брокен?</text:p>
      <text:p text:style-name="P46">– Только-только прибыл в город вообще-то.</text:p>
      <text:p text:style-name="P47">– Я бывала там на каждую Вальпургиеву ночь с тех пор, как у меня начались периоды. Могу взять тебя, если хочешь.</text:p>
      <text:p text:style-name="P44">– <text:span text:style-name="T495">Расскажи мне про этот, этот Schwarzgerät.</text:span></text:p>
      <text:p text:style-name="P44">– <text:span text:style-name="T495">А я думала тебе не интересно.</text:span></text:p>
      <text:p text:style-name="P48">– <text:span text:style-name="T496">Откуда мне знать интересно или нет, когда не знаю даже что интересного может </text:span><text:span text:style-name="T19">тут</text:span><text:span text:style-name="T496"> <text:s/>быть.</text:span></text:p>
      <text:p text:style-name="P49">– <text:span text:style-name="T497">Должно быть ты и вправду корреспондент. Умеешь крутить словами.</text:span></text:p>
      <text:p text:style-name="P296">Чичерин с рёвом <text:span text:style-name="T498">врывается</text:span> через окно, <text:span text:style-name="T498">Наган бьёт всполохами из кулака. Чичерин приземляется на парашюте и валит Слотропа одним ударом дзю-до. <text:s/>Чичерин вламывается на Сталинском танке прямо в комнату и разносит Слотропа 76 миллиметровым. Спасибо, что задержала его, </text:span><text:span text:style-name="T20">Liebchen</text:span><text:span text:style-name="T498">, он был шпион, ну, пока, мне в Пенемюнде и к роскошной польской девке с грудями как ванильное мороженое, заскочу к тебе в другой раз. </text:span></text:p>
      <text:p text:style-name="P50">– <text:span text:style-name="T499">Мне, думаю, пора отсюда,</text:span>– <text:span text:style-name="T499">грит Слотроп,</text:span>– <text:span text:style-name="T499">в пишущую машинку ленту надо заправить, карандаши подточить, сама знаешь как оно</text:span>—</text:p>
      <text:p text:style-name="P50">– <text:span text:style-name="T500">Говорю же тебе, его сегодня ночью не будет.</text:span></text:p>
      <text:p text:style-name="P51">– <text:span text:style-name="T501">Почему? Отправился за тем </text:span><text:span text:style-name="T21">Schwarzgerät</text:span><text:span text:style-name="T501">, нет?</text:span></text:p>
      <text:p text:style-name="P52">– <text:span text:style-name="T502">Нет, последнюю он ещё не читал. Письмо вчера пришло из Штеттина.</text:span></text:p>
      <text:p text:style-name="P53">– <text:span text:style-name="T503">Прямым текстом конечно.</text:span></text:p>
      <text:p text:style-name="P54">– <text:span text:style-name="T504">А почему нет?</text:span></text:p>
      <text:p text:style-name="P55">– <text:span text:style-name="T505">Вряд ли что-то важное.</text:span></text:p>
      <text:p text:style-name="P56">– <text:span text:style-name="T505">Он продаётся.</text:span></text:p>
      <text:p text:style-name="P56">– <text:span text:style-name="T505">Текст?</text:span></text:p>
      <text:p text:style-name="P56"><text:soft-page-break/>– S-Gerät, <text:span text:style-name="T505">лопух. Человек в Свинемюнде может достать. За полмиллиона швейцарских франков, если ты в курсе. Он ждёт на Странд-Променад, каждый день до полудня. На нём будет белый костюм.</text:span></text:p>
      <text:p text:style-name="P297">О, даже так? «Блодгет Ваксвинг».</text:p>
      <text:p text:style-name="P57">– <text:span text:style-name="T506">Он не подписал. Но не думаю, что Ваксвинг. Тот держится ближе к Средиземноморью.</text:span></text:p>
      <text:p text:style-name="P58">– <text:span text:style-name="T507">У тебя широкие знакомства.</text:span></text:p>
      <text:p text:style-name="P58">– <text:span text:style-name="T508">Ваксвинг уже легенда в Зоне. Как и Чичерин. Могу поспорить, что ты тоже. Как твоё ия?</text:span></text:p>
      <text:p text:style-name="P59">– <text:span text:style-name="T509">Кэри Грант. Ге-ли, Ге-ли, Ге-ли… Послушай, Свинемюнде это же в Советской зоне, так?</text:span></text:p>
      <text:p text:style-name="P60">– <text:span text:style-name="T510">Ты говоришь как Немец. Забудь про границы, Забудь разделения. Их нет.</text:span></text:p>
      <text:p text:style-name="P61">– <text:span text:style-name="T511">Есть солдаты.</text:span></text:p>
      <text:p text:style-name="P61">– <text:span text:style-name="T511">Это верно.</text:span>– <text:span text:style-name="T511">Уставившись на него,</text:span>– <text:span text:style-name="T511">но какая разница?</text:span></text:p>
      <text:p text:style-name="P62">– <text:span text:style-name="T512">О.</text:span></text:p>
      <text:p text:style-name="P62">– <text:span text:style-name="T512">Научишься. Всё приостановлено. Вацлав называет это «междуцарствием». Тут надо просто плыть по течению.</text:span></text:p>
      <text:p text:style-name="P63">– <text:span text:style-name="T513">Мне пора выплывать отсюда, детка. Пасибаньки за инфу, Скафлинг перед тобой в долгу</text:span>—</text:p>
      <text:p text:style-name="P64">– <text:span text:style-name="T514">Ну, останься пожалуйста.</text:span>– <text:span text:style-name="T515">Свернувшись на кровати, из глаз вот-вот закапают слёзы. О, блядь, Слотроп, ты лох… но она просто ребёнок…. «Иди сюда».</text:span></text:p>
      <text:p text:style-name="P298">Хотя, когда он вставил, она осатанела <text:span text:style-name="T516">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ожиданно, что-то увесистое, пернатое и со множеством острий рухнуло ему на поясницу и, дёргаясь, <text:s/>спускает его спусковой крючок и тут же Гели тоже ЗДЕННЦ! ииииии... о, нас не догоняаат!. Хлопанье крыльев и Вернер—потому что это он—взвивается в темноту.</text:span></text:p>
      <text:p text:style-name="P65">– <text:span text:style-name="T517">Ёбаная птица!</text:span>– <text:span text:style-name="T517">Орёт Слотроп,</text:span>– <text:span text:style-name="T518">ещё раз устроит такое, я ему Беби Рут в жопу вобью, ую-юй</text:span>— <text:span text:style-name="T519">это сговор это сговор это </text:span><text:span text:style-name="T22">вторичный рефлекс по Павлову</text:span><text:span text:style-name="T519">! или ещё там что,</text:span>– <text:span text:style-name="T520">Чичерин надрессировал его так, верно?</text:span></text:p>
      <text:p text:style-name="P66">– <text:span text:style-name="T521">Неверно! Я приучила его к этому,</text:span>– <text:span text:style-name="T522">она улыбается ему с таким счастьем четырёхлетней и ничего не скрывая, что Слотроп решает поверить всему, что слышал от неё.</text:span></text:p>
      <text:p text:style-name="P67">– <text:span text:style-name="T523">Ты ведьма.</text:span>– <text:span text:style-name="T524">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прикончить его, даже засыпает, вскоре, в объятии её голых рук.</text:span></text:p>
      <text:p text:style-name="P299"><draw:frame draw:style-name="fr1" draw:name="Image1" text:anchor-type="paragraph" svg:width="6.9252in" svg:height="0.3661in" draw:z-index="1"><draw:image xlink:href="Pictures/1000000000000B720000009B428C9716555D8079.png" xlink:type="simple" xlink:show="embed" xlink:actuate="onLoad" loext:mime-type="image/png"/></draw:frame>Это рассвет из книжки- раскраски, очень синее небо с ярко розовыми облаками в нём. Грязь по камням мостовой настолько гладкая, что <text:span text:style-name="T525">о</text:span>тражает свет и шагаешь <text:span text:style-name="T525">уже не по улице, а вдоль длинных полос сырого мяса, зарез вервольфа, филей Зверя. У Чичерина большая нога. Гели пришлось набить носки его ботинок кусками старой сорочки, чтоб они подошли Слотропу. Постоянно уворачиваясь от джипов, десятитонных грузовиков, Русских верхом на лошадях, он наконец подобран 18-летним Американским младшим лейтенантом на сером штабном Мерседесе, ни одного живого места, сплошь вмятины. Слотроп топорщит усы, держит повязку на виду, чувствует себя в обороне. Солнце уже пригревает. Горы полнятся <text:s/>запахом вечнозелёных. Этот птенец за рулём служит в танковой роте, выделенной для <text:s/>охраны </text:span><text:soft-page-break/><text:span text:style-name="T525">Миттельверке, вряд ли, считает он, у Слотропа могут быть какие-то проблемы с доступом внутрь. Англичане из SPOG бы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го им делать кроме как собраться тут. Большинство приезжают с камерами. Заметил, у вас нет. На въезде моете взять напрокат, если вам нужно».</text:span></text:p>
      <text:p text:style-name="P313">Один из множества торгашей. Жёлтый Джеймс повар обзавёлся крутой сэндвичной тележкой, <text:span text:style-name="T537"><text:s/>слышно как он <text:s/>зазывает в туннелях: «Налетай, покупай! Горячи-и-холодные-и-зеленью-приправлены!» И жиром заляпаются очки у половины этих прожорливых тупиц уже через пять минут. Ник де Профундис, вальяжный бездельник компании, удивил всех превращением, побывав в телефонной будке на заводской территории, в энергичного предпринимателя торгующего сувенирами А4: мелкие предметы, что можно прицепить на связку ключей, защелки для денег</text:span><text:span text:style-name="T527"> </text:span><text:span text:style-name="T559">или, там, брошка для <text:s/>самалуччей девушки, что ждёт дома, медные чашечки для сжигания благовоний из камер сгорания, шириковые подшипники от </text:span><text:span text:style-name="T527">servos</text:span><text:span text:style-name="T537">, <text:s/>а самым ходким товаром этой недели похоже окажутся жёлуди диода SA 100, миленькие крохотные смесительные клапаночки выдранные из приборов Телефункена, и более редкие SA 102, которые, разумеется, идут по более высокой цене. И есть ещё «Микро» Грэхем, он отпустил бакенбарды и выжидает в Штольнях, куда забредают отбившиеся простофили посетители: «Псст!»</text:span></text:p>
      <text:p text:style-name="P68">– <text:span text:style-name="T538">Псст?</text:span></text:p>
      <text:p text:style-name="P69">– <text:span text:style-name="T539">Ладно, забудь.</text:span></text:p>
      <text:p text:style-name="P69">– <text:span text:style-name="T540">Ну, теперь мне уж любопытно стало.</text:span></text:p>
      <text:p text:style-name="P70">– <text:span text:style-name="T541">Подумал вы любитель острых ощущений. Хотите ознакомительный тур?</text:span></text:p>
      <text:p text:style-name="P71">– <text:span text:style-name="T541">Я-я только на секунду отошёл. Правда, я уже иду обратно…</text:span></text:p>
      <text:p text:style-name="P71">– <text:span text:style-name="T541">Малость скучновато, нет?</text:span>– <text:span text:style-name="T541">Прилипчивый Микро придвигается к своей намеченной мишени.</text:span>– <text:span text:style-name="T541">Никогда не задавались вопросом: «А что тут было на самом деле?»</text:span></text:p>
      <text:p text:style-name="P300">Посетитель готовый выложить экстравагантную сумму редко остаётся разочарованным. <text:span text:style-name="T542">Микро знает потайные двери в каменные коридоры, что тянутся в Дору, концлагерь рядом с Миттельверке. Каждый участник получает отдельный электрический фонарь. Следует поспешная краткая инструкция как вести себя при встрече с покойниками. «Помните, они тут в постоянной обороне. Когда Американцы освободили Дору, остававшиеся в живых заключённые затеяли грабёж материалов—громили всё, ели 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Используйте естественное равновесие ума против них. Они пользуются неуравновешенностью, помните это».</text:span></text:p>
      <text:p text:style-name="P301">Популярностью среди посетителей пользуется элегантный гардероб Raumwaffe космических скафандров разработанных знаменитым военным кутюрье Хайни из Берлина. <text:span text:style-name="T543">Мало того, что в коллекции имеются костюмы способные вскружить юные головы юных знатоков космических оперетт до самых кончиков ногтей на их ногах с мелькающим телеизображением странной раскраски, но Хейни подумал даже о шелках для забавных космо-жокейчиков (Raum-Jockeier) с их электрическими хлыстами, которые однажды в будущем начнут носиться за мерцающим защитным барьером Ракетен-Штадта, верхом на «лошадях» из полированных метеоритов, с одинаково стилизованной мордой у всех (резко контрастирующая маска лошади, что гоняется за тобой, выделены её обезумелые глаза, зубы, темень под <text:s/></text:span><text:soft-page-break/><text:span text:style-name="T543">её задницей…), с приводящими в движение газами, что вырываются как пердёж из окончания их хвостов—юные знатоки дружно хихикают над этим банно-ванным моментом, и медленно, поскольку тут не более, чем намёк на обычную гравитацию, переходят с прискоком, каждый лучится показом флуоресцентных пластиков, обратно в Вальс, в странно всеобщий Вальс Будущего, слегка, обеспокоювающе шершавый диссонанс хорала предполагается сейчас в кружащем молчании лиц, в обнажённых лопатках спин вскинутых так по космо-Венски, так утыканных грядущим Завтра….</text:span></text:p>
      <text:p text:style-name="P302">И вот вам<text:span text:style-name="T445">—</text:span>К<text:span text:style-name="T544">осмические Шлемы! Поначалу вы моете встревожиться, заметив, что они смоделированы из черепов. Во всяком случае верхний купол этого неприятного головного убора явно череп некоего человекообразного создания скроенного в увеличенном размере… Возможно Титаны жили в недрах этой горы и их черепа собрали как гигантсткие грибы… Глазницы снабжены линзами из кварца. Предусмотрены скользящие фильтры. Носовая кость и верхние зубы замещены металлическим дыхательным аппаратом полным прорезей и решёточек. Соответственно челюсти, встроена секция, почти лицевой гульфик, возможно содержащий радио связи, выступающая вперёд в чёрную фатальность. Для пары дополнительных заметок вам позволяется продеть голову в один из этих шлемов. Оказавшись внутри этих жёлтых полостей, смотря через глазницы установленные на среднюю видимость, слыша звук своего дыхания пришепётывающего в изнанках костяной структуры, от того, что ты считал уравновешенным умом, мало толку. Отсек, в котором размещались Schwarzkommando, уже перестаёт <text:s/>быть увлекательным повествованием об урождённых дикарях приобретших замашки 21-го столетия. Молочные калабаши оказываются просто изделиями из пластика. В том месте где, по преданию, Ензин поимел своё Провидение, по ходу подмоченного сна, в котором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действительности по запаху ближе к мылу,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ые резко карбидным светом, что шипит и пахнет затхлым дыханием кого-то очень тебе знакомого, обзор приковывает твой взор. Спустя несколько минут становится возможным различить некое движение далеко внизу, даже на безмерно удаляющихся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же!»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text:span><text:span text:style-name="T362">и́</text:span><text:span text:style-name="T544">дения вообще—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Уложения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гоняющие Смерть на тысячелетия, бетонные шоссе заброшенные годы тому назад, причёски конца 1930-х, молекулы индиго, особенно индиго полимеров, как в Imipolex G—Постой—кто из них только что подумал это? Смотрители, сфокусируйтесь на этом, </text:span><text:span text:style-name="T23">да скорей же</text:span><text:span text:style-name="T544">—</text:span></text:p>
      <text:p text:style-name="P303">Но цель ускользает. «У них внизу там своя охрана»,<text:span text:style-name="T445">– </text:span>говорит Слотропу птенец,<text:span text:style-name="T445">–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text:span text:style-name="T24">fräulein</text:span><text:span text:style-name="T445">ы для ебли, к тому же ещё и готовят тебе <text:s/>и обстирывали. Он может пристроить Слотропа к шампанскому, мехам, камерам, </text:span><text:soft-page-break/><text:span text:style-name="T445">сигаретам…. Не может быть, чтоб он интересовался только ракетами, брось, это сдвиг по фазе. В этом он прав.</text:span></text:p>
      <text:p text:style-name="P304">Один из самых сладостных плодов победы, после отоспаться и пограбить, это <text:span text:style-name="T546">иметь</text:span> случай начхать на все запрещающие парковку знаки. <text:span text:style-name="T545">Тут эти перечёркнутые «Р» в кружках повсюду, прибиты к деревьям, прикручены к проволоке, но въезд к основному туннелю наглухо блокирован машинами, когда туда же прибывает помятый Мерседес. «Блядь»,– орёт юный танкист, останавливает свой мотор и оставляет Немецкую двухместку как попадя <text:s/>на грязи широкой подъездной площадки. Ключ тоже оставлен в машине, Слотроп учится подмечать такие вещи….</text:span></text:p>
      <text:p text:style-name="P305">Вход в туннель исполнен в виде параболы. Манера Альберта Спира. Кое-кого в тридцатые тянуло на параболы, <text:span text:style-name="T547">а Альберт Спир в то время заведовал Новой Германской Архитектурой, а позже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text:span text:style-name="T25">u.s.w.</text:span><text:span text:style-name="T547">, и подумал, что это самая современная вещь какую он когда-либо видел. Представьте его изумление, когда узнал, что парабола является также формой предполагаемого пути ракеты в пространстве. (Что он, фактически, сказал, было: «О, прекрасно».) А назвала его так его мать, по имени Атиллы Гунна, хотя никто так и не узнал почему. У его параболы высокий взлёт и железнодорожные поезда <text:s/>проходят снизу, сталь в тень. Камуфляжная ткань на шесте сматывать её обратно. Гора уходит склоном вверх, тут и там проступает камень среди кустов и деревьев.</text:span></text:p>
      <text:p text:style-name="P306">Слотроп предъявляет своё супер-дупер<text:span text:style-name="T552">ск</text:span>ое удостоверение от ВШОЕС, подписанное самим Айком и даже с более подлинной подписью полковника возглавляющего «Специальную Миссию V-2» в Париже. <text:span text:style-name="T548">Фирменное блюдо кухни Ваксвинга. Вторая рота 47-го мотострелкового полка 5-й мотострелковой дивизии похоже занята ещё чем-то кроме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text:span></text:p>
      <text:p text:style-name="P308">Внутрь мимо караульных башен с белым верхом. <text:s/>Где-то лязгая цепью захлопывается кузов грузовика. Между колей, в местах повыше, кряжи грязи начинают подсыхать на солнце, светлеть и крошиться.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как давно, как давно затрухиваешь эту страну…. Внутрь под параболу и прямиком в гору, солнечный свет исчез, в холод, тьму, в долгие <text:s/>перекаты эха Миттельиерке.</text:p>
      <text:p text:style-name="P307">Существует не-такое-уж-редкое расстройство личности именуемое Таннхаузеризм. <text:span text:style-name="T549">Некоторые из нас любят быть унесёнными в недра гор, и не всегда ради торчком вставших ожиданий—Венера, фрау Хольда, её сексуальные услады—нет, многие идут, по сути, ради гномов, созданий мельче тебя, ради тягучего, как в склепе, времени в ногу с твоей прогулкой в капюшоне тут внизу, тихонько через дворы длящиеся миля за милей, не боясь заблудиться… вдали от людских взглядов… даже Миннезингеру нужно порой побыть одному… долгие домашние прогулки пасмурного дня… уютность закрытого места, где все в полном согласии относительно Смерти.</text:span></text:p>
      <text:p text:style-name="P307"><text:span text:style-name="T550">Слотроп это место знает. Не столько по картам, которые ему приходилось выучивать в Казино, а тем знанием, как ты знаешь </text:span><text:span text:style-name="T26">там кто-то есть</text:span><text:span text:style-name="T550">…. </text:span></text:p>
      <text:p text:style-name="P309">Заводские генераторы всё ещё подают электричество. <text:span text:style-name="T551">Изредка голая лампочка выкроит круг света. Когда тьму добывают и перевозят подобно мрамору, там лампочка служит резцом, что выводит её из своей инерции и стала одной из величайших тайных икон Уничижения, несчётных множеств передаваемых Богом и Историей. Когда узники Доры впали в своё буйство, электрические лампочки в ракетных цехах </text:span><text:soft-page-break/><text:span text:style-name="T551">были прикончены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text:span></text:p>
      <text:p text:style-name="P310">Основная планировка завода стала ещё одним вдохновение Этцеля Ольша, <text:span text:style-name="T553">Нацистскиим вдохновением, как и парабола, но вместе с тем и символом соответствующим Ракете. Картинка двух букв SS, каждая чуть <text:s/>вытянута в длину. Это два основные туннеля пробурённые на милю с гаком под горой. Или же картина лестницы с лёгким </text:span><text:span text:style-name="T27">S</text:span><text:span text:style-name="T553">-подобным искривлением, лежащей плашмя: 44 перекладины-Штольни, они же поперечные туннели, соединяют два главных. Пара футов горной породы, в самом глубоком месте, налегают сверху. </text:span></text:p>
      <text:p text:style-name="P311">Но в форме заложено больше, чем вытянутые <text:s/><text:span text:style-name="T553">SS. Подмастерье Хупла прибегает в один из дней сказать архитектору: «Мастер!»– кричит он.– «Мастер!» Ольш занял квартиру в Миттельверке, отделившись от производства парой частных тоннелей не показанных ни в одном плане этого места. Впадая в грандиозную идею о том, какой должна быть жизнь архитектора на этих глубинах, он требует теперь титула «Мастер» от всех своих помощников. И это не единственный его бзик. Последние три проекта предложенные им Фюреру, все визуально были то, что надо, в духе Новой Германии, за исключением того, что ни одно из зданий не сможет стоять. С виду вполне нормальные, они спроектированы падать, как толстяк в опере заснёт и валится кому-то на колени, как только вбита последняя заклёпка, последние формы сняты с нововоздвигнутой аллегорической статуи. В этом проблема «желания смерти» Ольша, как эти помощнички её называют: ей достаётся немалая доля сплетен за едой в отделе снабжения и возле <text:s/>двухлитровых кофейников на сумрачных дворах погрузки камня…. Закат давно угас, каждый стол в этом сводчатом, почти наружном зале имеет свой собственный свет от лампы накаливания. Гномы сидят тут, в ночи, с одними лишь их лампочками сияющими условно, неопределённо… всё это может утонуть во мраке так легко, каждую секунду…. Каждый гном работает за своей чертёжной доской. Они работают допоздна. Назначен срок—неясно лишь они работают сверхурочно, чтобы уложиться в него, или они уже провалили срок и сейчас тут в виде наказания. Из его офис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text:span><text:span text:style-name="T208">—«</text:span><text:span text:style-name="T209">Стойте, Мастер</text:span><text:span text:style-name="T210">, </text:span><text:span text:style-name="T211">не зажигайте её</text:span><text:span text:style-name="T208">—</text:span><text:span text:style-name="T211">Мастер, потушите, пожалуйста, </text:span><text:span text:style-name="T212">э</text:span><text:span text:style-name="T179">то сигара с фейерверком!</text:span></text:p>
      <text:p text:style-name="P72">– <text:span text:style-name="T554">Продолжай, Хупла, с информацией, что вызвала твоё довольно грубое появление.</text:span></text:p>
      <text:p text:style-name="P73">– <text:span text:style-name="T554">Но</text:span>—</text:p>
      <text:p text:style-name="P73">– <text:span text:style-name="T555">Хупла...</text:span>– <text:span text:style-name="T555">мастерски выдувая клубы сигарного дыма.</text:span></text:p>
      <text:p text:style-name="P74">– <text:span text:style-name="T556">Э-это насчёт формы этих туннелей, Мастер.</text:span></text:p>
      <text:p text:style-name="P75">– <text:span text:style-name="T557">Да, не дрейфь ты так. Я положил в основу дизайна сдвоенный удар молний, Хупла</text:span>—<text:span text:style-name="T557">эмблему <text:s/>SS.</text:span></text:p>
      <text:p text:style-name="P75">– <text:span text:style-name="T557">Но это ещё и <text:s/>знак двойного интеграла! Вы знали это?</text:span></text:p>
      <text:p text:style-name="P76">– <text:span text:style-name="T558">Ах. Да: </text:span><text:span text:style-name="T28">Summe, Summe</text:span><text:span text:style-name="T558">, как говаривал Лейбниц. Ну, разве это не</text:span>—</text:p>
      <text:p text:style-name="P312">ТРАХХ.</text:p>
      <text:p text:style-name="P314">Хорошо. <text:span text:style-name="T560">Однако, гений Этцеля Ольша оказался фатально впечатлительным к символизму связанному с Ракетой. В статичном пространстве архитектора, ему может приходилось использовать двойной интеграл время от времени, в начале его карьеры, вычислять объёмы под поверхностями, чьи уравнения известны</text:span><text:soft-page-break/><text:span text:style-name="T560">—массы, моментумы, центры тяжести. Но столько лет уж миновало с тех пор, как приходилось чем-либо столь элементарным. Нынче большая часть его вычислений проводится с марками и пфеннингами, а не с функциями идеалистичных r и</text:span> θ, <text:span text:style-name="T561">наивных х и у…. Но в динамичном пространстве живой Ракеты, двойной интеграл имеет другое значение. Интеграция тут становится оперированием с величиной изменения, так что время отпадает: изменение обездвижено…. «Метры в секунду» интегрируются в «метры». Движущаяся машина <text:s/>заморожена, в пространстве, чтобы обернуться архитектурой, вне времени. Никогда не стартовавшее. Никогда не рухнет.</text:span></text:p>
      <text:p text:style-name="P315">При наведении происходило следующее: <text:span text:style-name="T562">маленький маятник удерживался магнитным полем в центральной позиции. При запуске, <text:s/>с движущими </text:span><text:span text:style-name="T29">gs</text:span><text:span text:style-name="T562">, маятник отклонится к борту, из центра. На нём была закреплена катушка. Когда катушка двигалась через магнитное поле, в ней возникал электрический ток. Чем больше ускорение, тем сильнее ток. Так что Ракета, со своей стороны в полёте, ощущала ускорение прежде всего. Люди, следя за ним, первым делом ощущали положение, или расстояние. Для перехода к расстоянию от ускорения Ракета должна была интегрировать дважды—нужна была подвижная катушка, электролитная ячейка, панель диодов, один тетрод (дополнительный модулятор для предотвращения ёмкостных связей в трубке), тщательный <text:s/>дизайн мер предосторожности на пути к тому, что человеческий глаз видит прежде всего—расстояние по курсу полёта.</text:span></text:p>
      <text:p text:style-name="P316">Тут снова выступала та обратная симметрия, <text:span text:style-name="T563">та самая, которую Пойнтмен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text:s/>такой же розовый, в том слабеющем свете, как и офицерские брюки <text:s/>Американской армии, что Слотроп носил в далёком прошлом и резкий, пронзительных запах листвы…. Ток, возникший в катушке, миновал мостовую схему Витстона и зарядил конденсатор. Заряд был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Brennschluss конкретно данного заряда заставит Ракету лететь до удара о землю за 1000 ярдов восточнее Станции Ватерлоу. В миг когда заряд (B</text:span><text:span text:style-name="T564">iL</text:span><text:span text:style-name="T563">) собиравшийся по ходу полёта уравнивается с имеющимся зарядом (А</text:span><text:span text:style-name="T564">iL</text:span><text:span text:style-name="T563">) на другом конце, конденсатор разряжен. Выключатель срабатывает, горючее перекрыто, горение прекращено. Ракета предоставлена сама себе.</text:span></text:p>
      <text:p text:style-name="P317">Вот в чём смысл тоннелей тут в Миттельверке. <text:span text:style-name="T565">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словно монолиты оставлены ему в сумраке, оставлены некоей подпорченной идеей «Цивилизация», в которых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всё театральщина, а список продолжен…), «Алтарь», «мечта о движении», «пузырь вечного настоящего», или «серое преосвященство Гравитации на советах живого камня». Нет, ничего подобного этому, но как точка в пространстве, точка расположенная в точности там, где должно прекратиться горение, никогда не стартовавшее, никогда не рухнет. И какова же специфичная форма чьим центром тяжести является Brennschluss Точка? Не впадай в неисчислимое количество возможных форм. Есть только одна. Скорее всего это сообщающий интерфейс между одним порядком вещей и иным. Имеется <text:s/>Brennschluss точка для каждой пусковой площадки. Они всё также <text:s/>висят там, каждая из них, созвездие в ожидании 13-го знака Зодиака названное его именем… но они так близко расположены к Земле, что из </text:span><text:soft-page-break/><text:span text:style-name="T565">многих мест <text:s/>не видны вообще, а из зоны, в которой они различимы, они складываются в совершенно иные конфигурации.</text:span></text:p>
      <text:p text:style-name="P319">Двойной интеграл это также форма любовников прижавшихся во сне друг к другу, <text:span text:style-name="T566">в которой Слотроп хотел бы сейчас оказаться—обратно там с Катье, пусть даже <text:s/>чувствуя ту же потерянность, даже более ранимым, чем теперь—даже (потому что ему всё ещё честно её не хватает) <text:s/>уцелевшим случайно, <text:s/>хотя он знает как это получилось, случайность от чьей собственной честности каждого из любовников может защитить <text:s/>только другой…. </text:span><text:span text:style-name="T30">Смог</text:span><text:span text:style-name="T566"> ли бы он жить такой жизнью? Согласились бы Они вообще позволить ему и Катье жить так? <text:s/>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уберечь столько неё сколько получится от Их нескольких энтропий, от Их льстивости и Их денег: возможно ему кажется, что если он сможетсделать такое для неё, то и для себя сможет… хоть это ужасно близко к благородству для Слотропа и Члена, про Который Он думал, что Его.</text:span></text:p>
      <text:p text:style-name="P320">В коробах воздуховода из листового железа, что змеится словно хребет над головой, стонет заводская вентиляция. <text:span text:style-name="T567">Время от времени она звучит словно голоса. Доносятся откуда-то издалека. Не то, чтобы там обсуждали Слотропа напрямую, понимаешь. Но ему хочется, что слышалось поразборчивей.…</text:span></text:p>
      <text:p text:style-name="P321">Озерца света, волоки темноты. <text:span text:style-name="T568">Бетонный верхний слой тоннеля уступил побелке по отрывистой неровной поверхности, смотрится как поддельная пещера в парке аттракционов. Входы в поперечные тоннели проплывают мимо как настроенные трубы с <text:s/>воздухом сквозящим из их ртов... когда-то давно визжали токарные станки, игривые токари вели перестрелку из жестяных спринцовок с машинным маслом… до крови царапались пальцы точильными кругами, поры, складки и подноготины протыкались острой стружкой стали… <text:s/>переплёты литых трубок и стекла сдавливали звяканье в воздухе, как глухая пора зимы, и янтарный свет разбегался фалангами среди неоновых ламп. Когда-то всё так и было. Трудно тут внизу <text:s/>в Миттельверке подолгу жить настоящим. Тебя охватывает ностальгия, не твоя, но сильная. Каждая вещь замерла, утонула, обессиленная сумраком, смертельным сумраком.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ний след своего промышленного запаха. И пусть обнаруженный на плаву и с привидениями, это вам не легендарный корабль </text:span><text:span text:style-name="T31">Marie-Celeste</text:span><text:span text:style-name="T568">—не настолько чёток дальнейший курс, эти рельсы под ногами бегут вперёд и во все стороны по затихшей Европе, и нашу плоть не орошает пот, не бегут мурашки из-за домашний тайн, чердачного ужаса перед тем Что Может Тут Случиться настолько, как от нашего знания что, скорей всего, и </text:span><text:span text:style-name="T31">впрямь происходило…</text:span><text:span text:style-name="T568"> всегда легко было, в открытых пустых местах, поддаться Паническому страху безлюдья, но тут наваливаются городские фантомы, явившиеся по твою душу, когда ты заблудился или застрял внутри уходящего времени, где больше нет Истории, нет капсулы машины времени, чтобы найти свой путь обратно, и только опоздание и пустота наполнившие громадный перрон, после того как <text:s/>столица была эвакуирована, и городские кузены козло-божества подкарауливают тебя по краям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 к белым потолкам… они встречаются лишь в Зоне, они соответствуют новйшей Неопределённости. Призраки бывали либо подобием мёртвых или же явлениями живых. Но тут в Зоне категории совсем перемешались. Статус имени по которому ты тоскуешь, которое любишь, ищешь стал сомнительным и далёким, но в этом <text:s/>больше, чем даже бюрократия массового отсутствия—кто-то всё ещё жив, кто-то умер, но многие, многие забыли кто они есть. Их подобие уже не поможет. Тут внизу лишь оболочки сброшенные на свету, в темноте же: лики Неопределённости….</text:span></text:p>
      <text:p text:style-name="P417"><text:soft-page-break/>После-А4-ное человечество движется, со стуком и криком, <text:span text:style-name="T569">среди тоннелей. Слотроп видит гражданских в хаки и со значками, подшлемники с трафаретными знаками GE, иногда ему кивают, блеснув очками под дальней лампочкой, чаще просто не замечают. Отделения рядовых ходят скорым шагом, и туда и сюда, таскают ящики. Слотроп голоден, а Жёлтого Джеймса нигде не видать. И нет никого тут внизу, сказать «как ты?», ещё меньше накормить независимого Йана Скафлинга. Нет, погоди, ей-бо тут подходит делегация девушек в розовых лабораторных халатах, что едва покрывают верх голых ляжек, топоча по тоннелю на стильных золотистых танкетках. «</text:span><text:span text:style-name="T32">Ah, so reizend ist!</text:span><text:span text:style-name="T569">» Слишком много, чтоб разом всех обнять, «</text:span><text:span text:style-name="T32">Hübsch, was?</text:span><text:span text:style-name="T569">» тище, тише, дамы, по очереди, они хихикают и тянутся повеситьемуна шею роскошные гирлянды серебристых муфт и фланцев, алые сопротивления и ярко-жёлтые конденсаторы нанизанные как сосисочки, обрезки прокладок, <text:s/>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начать потрясную оргию, что идёт день за днём, полную маков, игры, пения и продолжения. </text:span></text:p>
      <text:p text:style-name="P322">С переходом в Штольню 20 и выше, движение нарастает. <text:span text:style-name="T570">Тут была А» часть завода,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отслеживаешь рождение Ракеты: сверхзарды, центральные секции, сборка носовой части, блоки питания, управления, хвостовые секции… <text:s/>до хрена этих хвостовый секций всё ещё тут, складированы поочерёдно, стабилизаторы вверх/стабилизаторы вниз, ряд поверх ряда идентичных, волнообразно вдавленных поверхностях металла, Слотроп топает дальше заглядывая на своё лицо в них, наблюдает как оно искривляется, скользит мимо, просто здоровенная подземная комната смеха, ребята…. Пустые вагонетки на <text:s/>железных колёсиках составлены в цепочку уходящую прочь в тоннель: на них четырёх-лезвенные стреловидные формы нацеленные в потолок—</text:span><text:span text:style-name="T33">ух, ты</text:span><text:span text:style-name="T570">. Правильно—направляющие держатели должны войти в расширительные сопла упорных камер и тут, конечно, их валом, большие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изливают света из своих обожжённых тюбетеечных отражателей… вдоль центральной линии тоннеля установлены колонны Лалли, стройные, серые, выступающая резьба охвачена ржавчиной долгого стояния… синие тени проступают сквозь клетки запасных частей, установленные на доски и двутавры нависшие с отсырелых кирпичных столбиков высотою с печные трубы… стекловата изоляции валяется вдоль путей, как выпавший снег….</text:span></text:p>
      <text:p text:style-name="P323">Заключительная сборка производилась в Штольне 41. Поперечный тоннель углублён на 50 футов, <text:span text:style-name="T571">чтобы поместилась готовая Ракета. Звуки пированья, голосов явно неуравновешенных, всплывают, отражаясь эхом от бетона. Личный состав плетётся вспять в основной тоннель с остекленело раскраснелым видо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наполненные, похоже, <text:s/>только пеной. Артиллерийские ядра с пламенем мелькают на почти каждом рукаве. Американцы распевают <text:s/></text:span><text:span text:style-name="T572">ЛИМЕРИКИ РАКЕТЫ</text:span></text:p>
      <text:p text:style-name="P324">Однажды была хрень Фау-2</text:p>
      <text:p text:style-name="P324">Ей лётчика не надо</text:p>
      <text:p text:style-name="P325">Ты просто жмёшь на кнопку</text:p>
      <text:p text:style-name="P325">И нету ничего</text:p>
      <text:p text:style-name="P325">Лишь трупы, ямы и руины</text:p>
      <text:p text:style-name="P326"><text:soft-page-break/>Мелодия известна повсеместно среди Американских братанов. Но почему-то её поют сейчас в стиле Германского Штурмовика: <text:span text:style-name="T578">ноты обрываются резко в конце каждой строки, следует удар пульса перед атакой на следующую строку.</text:span></text:p>
      <text:p text:style-name="P326"/>
      <text:p text:style-name="P327">[Припев:] Ja, ja, ja, ja!</text:p>
      <text:p text:style-name="P327"><text:tab/>В Пруссии не лижут пусю,</text:p>
      <text:p text:style-name="P327"><text:tab/>Котов там маловато,</text:p>
      <text:p text:style-name="P327"><text:tab/><text:span text:style-name="T580">Да и тем по вкусу больше</text:span> мусор,</text:p>
      <text:p text:style-name="P327"><text:tab/>Давай же повальсуем, Русский!</text:p>
      <text:p text:style-name="P318"/>
      <text:p text:style-name="P328">Пьяные свисают с железных лестниц, <text:span text:style-name="T581">и драпируют</text:span> переходны<text:span text:style-name="T581">е</text:span> мостик<text:span text:style-name="T581">и</text:span>. Пивные пары <text:span text:style-name="T579">ползут по длинной пещере, среди оливково-серых кусков ракеты, кто-то стоит, другие валяются на боках. </text:span></text:p>
      <text:p text:style-name="P328"><text:tab/><text:span text:style-name="T582">Жил да был паренёк, его звали Крокетай</text:span></text:p>
      <text:p text:style-name="P328"><text:tab/><text:span text:style-name="T582">Один раз поимел он секс с ракетой,</text:span></text:p>
      <text:p text:style-name="P328"><text:tab/><text:span text:style-name="T582">Довелось бы тебе увидать,</text:span></text:p>
      <text:p text:style-name="P328"><text:tab/><text:span text:style-name="T582">Ты б глаз не смог оторвать,</text:span></text:p>
      <text:p text:style-name="P328"><text:tab/><text:span text:style-name="T583">Что творили они в случке этой.</text:span></text:p>
      <text:p text:style-name="P328"/>
      <text:p text:style-name="P329">Слотроп голоден и хочет пить. <text:span text:style-name="T584">Несмотря на явно присутствующие миазмы зла в Штольне 41, он начинает высматривать как можно туда спуститься и быть может заполучить долю в том ланче. Оказывается, единственный путь спуска это трос подъёмного крана над головой. Торчок младший ефрейтор развалился у консоли с кнопками управления, посасывая вино из бутылки. «Валяй, Джексон. Я тебя в момент доставлю. Меня учили управлять такими на курсах рабсилы». Наёжив усы подобающим, как он считает, прошедшему огонь и воду образом, Йан Скафлинг ступает одной ногой в жилковую петлю на конце троса, держа другую наотлёт. Взвывает электромотор, Слотроп отпускает оследний поручень и схватывается за поручень, 50 футов сумрачной глубины появляется под ним. Ух…</text:span></text:p>
      <text:p text:style-name="P330">Выносится над Штольней 41, <text:s/>головы <text:span text:style-name="T585">движутся туда- сюда далеко внизу, пивная пена плещется в тени как факелы—мотор вдруг осёкся и он камнем падает вниз. Ёб твою. «Такой молодой!»,– орёт он слишком высоким голосом и получается как визг подростка по радио, что в обычных условиях было бы стыдно, но тут бетонны пол несётся на него, видна каждая метина опалубки, каждый тёмный кристалл песка Тюрингии, о которые он расшибётся—рядом нет никого помочь ему отделаться просто <text:s/>множественными переломами…. Когда остаётся метра три, младший ефрейтор врубает тормоз. Маниакальный хохот наверху сзади. Трос, резко натянувшись, шелестит в ладони Слотропа пока он не отдёргивает руку, падает и плавно подаётся вверх ногами, одна захлёстнута, головой вниз к гулякам вокруг пивной бочки, которые уже привыкли к прибытиям таким макаром и только продолжают своё пение:</text:span></text:p>
      <text:p text:style-name="P330"><text:tab/><text:span text:style-name="T586">Был такой парень по имени Гектор</text:span></text:p>
      <text:p text:style-name="P330"><text:tab/><text:span text:style-name="T586">Что обожал стартовый эректор</text:span></text:p>
      <text:p text:style-name="P330"><text:tab/><text:span text:style-name="T586">Но хлюпы и хлопы</text:span></text:p>
      <text:p text:style-name="P330"><text:soft-page-break/><text:tab/><text:span text:style-name="T587">Резких спадов давления</text:span></text:p>
      <text:p text:style-name="P330"><text:tab/><text:span text:style-name="T588">Повредили гидравлику и изменили его мнение</text:span></text:p>
      <text:p text:style-name="P331">Каждый молодой Американец по очереди подымается на ноги (если ему удаётся), подняв свой бокал, <text:span text:style-name="T589">и поёт о разных способах Заниматься Этим с А4 или обеспечивающим её оборудованием. Слотроп не знает, что поют они для него, и они тоже о том не догадываются. Он наблюдает перевёрнутую сцену с определённым беспокойством: мозг приближается к грани красной отключки и у него появляется странное представление, что это дядя Лайл Бланд стискивает его лодыжку. И так он чинно подан на окраину компании. «Эй!»– замечает коротко остриженный молодчик,– «э-это тут Тарзан, или что? Ха! Ха!» Полдюжины артиллеристов, поддатые и радостно орущие, хватают Слотропа. После долгого выкручивания и толчков, его нога высвобождена из петли троса. Кран визжит прочь откуда приходил, к его озорному крановщику и следующему дуболому, что поддасться на его уговоры скорой доставки.</text:span></text:p>
      <text:p text:style-name="P328"><text:tab/><text:span text:style-name="T590">Был парень по имени Маккой</text:span></text:p>
      <text:p text:style-name="P328"><text:tab/><text:span text:style-name="T590">Он перепихнулся с боеголовкой</text:span></text:p>
      <text:p text:style-name="P328"><text:tab/><text:span text:style-name="T591">Жена его ушла</text:span></text:p>
      <text:p text:style-name="P328"><text:tab/><text:span text:style-name="T591">Назавтра сразу</text:span></text:p>
      <text:p text:style-name="P328"><text:tab/><text:span text:style-name="T591">Так он освободился от ноющей заразы</text:span></text:p>
      <text:p text:style-name="P328"/>
      <text:p text:style-name="P332">Русские пьют безостановочно и молча, <text:span text:style-name="T592">пристукивая ботинками, хмурясь, возможно пытаясь перевести эти лимерики. Американцы здесь по разрешению Русских, а может наоборот. Кто-то всучивает Слотропу снарядную гильзу, холодную как лёд, по стенкам спускается пена. «Опаньки, мы не ждали ещё и Англичанина. Крутая вечеринка, а? Поторчи тут—он явится через минуту».</text:span></text:p>
      <text:p text:style-name="P77">– <text:span text:style-name="T593">Он это кто?</text:span>– <text:span text:style-name="T594">Тысячи тех светящихся червячков подёргиваются по всему полю зрения Слотропа, а его нога начинает с покалыванием приходить в себя. О, пиво тут и впрямь </text:span><text:span text:style-name="T34">холодное</text:span><text:span text:style-name="T594">, холодное и горькое от хмеля, нет смысла переводить дыхание, глотай, пока не выхлыщешь до дна</text:span>—<text:span text:style-name="T595">хаххх. Его нос выныривает облепленный пеной, усы его тоже белы и пузырчаты. Вдруг раздаются крики с краёв компании. «Вот и он! Вот он!» «Дайте ему пива!» «Привет, майор, красава, сэр!»</text:span></text:p>
      <text:p text:style-name="P333">Был техник по имени Урбино</text:p>
      <text:p text:style-name="P333">Он перепихнулся с турбиной</text:p>
      <text:p text:style-name="P334">Сказал: «Выходит глаже,</text:p>
      <text:p text:style-name="P334">Чем с женщиной даже,</text:p>
      <text:p text:style-name="P334">И намного дешевле, чем вина!»</text:p>
      <text:p text:style-name="P334"/>
      <text:p text:style-name="P78">– <text:span text:style-name="T596">Что происходит?</text:span>– <text:span text:style-name="T596">Задаёт вопрос Слотроп поверх пены следующего пива, что только что материализовалось в его руках. </text:span></text:p>
      <text:p text:style-name="P79">– <text:span text:style-name="T597">Это майор Марви. Его прощальная вечеринка.</text:span>– <text:span text:style-name="T598">Мамаши Марви все уже хором поют «Наш Друг Весёлый Парень». С чем никто не станет спорить, если хочет, чтоб и ему было хорошо, такое не может не сложиться впечатление….</text:span></text:p>
      <text:p text:style-name="P80">– <text:span text:style-name="T599">Э, а куда он едет?</text:span></text:p>
      <text:p text:style-name="P80"><text:soft-page-break/>– <text:span text:style-name="T599">Отсюда.</text:span></text:p>
      <text:p text:style-name="P140">– <text:span text:style-name="T599">Думал, он тут для контакта с теми из GE.</text:span></text:p>
      <text:p text:style-name="P80">– <text:span text:style-name="T599">Конечно, а ты думал кто платит за всё это?</text:span></text:p>
      <text:p text:style-name="P335">Марви тут в свете подземелья ещё менее привлекателен, чем <text:span text:style-name="T600">был в лунном свете на крыше того товарного вагона. Валики жира, выпученные глаза и блестящие зубы здесь серее, проявлены грубее. Полоска пластыря спортивно наклеенная поперёк переносицы и лилово-жёлто-зелёная окраскавокруг одного глаза свидетельствуют о его скоростном путешествии с железнодорожной насыпи впрошлую ночь. Он пожимает руки своим доброжелателям, выдавая мужские нежности, уделяя особое внимание Русским—«Ну, могу поспорить, это ты разбавил водкой. А?»,– двигаясь дальше,– «Влад, приятель, твоя жопа как?!»– Русские как видно не понимают, что оставляет им лишь клыкастую улыбку и пасхальные яйца глаз, догадываться о чём речь. Слотроп как раз выхрапывает пену из своего носа, когда Марви его замечает и эти <text:s/>глаза выпирают уже по полной. </text:span></text:p>
      <text:p text:style-name="P81">– <text:span text:style-name="T601">Вот он!</text:span>– <text:span text:style-name="T601">оглушительным рёвом, уставив на Слотропа дрожащий палец,</text:span>– <text:span text:style-name="T601">ей-бо, агликашка сукин сын, хватай его, ребята!</text:span>– <text:span text:style-name="T35">Хватай его, ребята? </text:span><text:span text:style-name="T602">Слотроп продолжает какое-то мгновение зырить на этот палец, изукрашенный изысканными выступами и завитками херувимского жира.</text:span></text:p>
      <text:p text:style-name="P82">– <text:span text:style-name="T603">Спокойно, спокойно, друг,</text:span>– <text:span text:style-name="T603">начинает Йан Скафинг, в тот момент, когда враждебные лица начинают подступать к нему. Хммм…. О, правильно, смывайся</text:span>—<text:span text:style-name="T604">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брюха в хаки с гирляндами блёв, прочь по глубокому поперечному тоннелю между кусков Ракеты.</text:span></text:p>
      <text:p text:style-name="P83">– <text:span text:style-name="T605">Подъём, вы долбодоны,</text:span>– <text:span text:style-name="T606">орёт Марви,</text:span>– <text:span text:style-name="T606">не дайте уйти ..есосу!</text:span>– <text:span text:style-name="T607">сержант с мальчишечьим лицом и седыми волосами, спавший в обнимку со шприцом для густой смазки, просыпается и, вскрикнув «Капустники!», с оглушительным хлопком выпускает заряд из своего оружия прямиком в пивную бочку, который отшибает ей полдна <text:s/>и шлёт широкую струю жидкого янтаря и пены на бросившихся в погоню Американцев, половина которых враз поскальзываются и падают на свою задницу. Слотроп достигает дальний конец Штольни с хорошим отрывом и зачастил там вверх по лестнице, пропрыгивая по две перекладины за раз. </text:span><text:span text:style-name="T36">Выстрелы</text:span>—<text:span text:style-name="T607"> жуткие громы в этом резонаторном ящике. Либо Мамаши Марви слишком пьяны, или же его спасает темнота. Слотроп переваливается через верх лестницы бездыханным.</text:span></text:p>
      <text:p text:style-name="P336">Во втором из основных тоннелей Слотроп теперь переходит в забег на длинную милю, стараясь не думать хватит ли ему дыхалки для этого. <text:span text:style-name="T608">Он не пробежал и 60 метров, когда погоня вскарабкивается наверх по той же лестнице позади него. Он заскакивает в бывший, наверное, малярный цех, поскальзывается на полосе влажного </text:span><text:span text:style-name="T37">Wehrmacht</text:span><text:span text:style-name="T608"> 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Gruss Gott».</text:span></text:p>
      <text:p text:style-name="P84">– <text:span text:style-name="T609">Грю, по-моему, те сзади хотят меня убить. Можно тут куда-нибудь</text:span>—</text:p>
      <text:p text:style-name="P337">Старик подмигивает, в<text:span text:style-name="T610">е</text:span>дёт Слотропа через Штольню <text:span text:style-name="T610">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мимо среди синих полок из листов холодной прокатки, кучи алюминиевых отливок, связки 3712 штанговых штоков, 1624, 723…. «Всё будет </text:span><text:span text:style-name="T38">хорошо</text:span><text:span text:style-name="T610">».</text:span></text:p>
      <text:p text:style-name="P85"><text:soft-page-break/>– <text:span text:style-name="T611">Не </text:span><text:span text:style-name="T39">туда</text:span><text:span text:style-name="T611">, мэн, там они </text:span><text:span text:style-name="T39">спускаются</text:span><text:span text:style-name="T611">.</text:span>– <text:span text:style-name="T612">Но этот эльф-переросток уже заводит трос от крана над головой под <text:s/>высокий навал прутков из никелевых сплавов. Слотроп влазит в тот комбинезон, зачёсывает свой помпадур вниз на лов, достаёт перочинный нож и отпиливает концы усов по бокам.</text:span></text:p>
      <text:p text:style-name="P86">– <text:span text:style-name="T613">Ты похож теперь на Гитлера. Теперь они </text:span><text:span text:style-name="T40">точно</text:span><text:span text:style-name="T613"> захотят тебя убить.</text:span>– <text:span text:style-name="T614">Германский юмор. Он представляется как Глимпф, профессор математики в Technische Hochschule, Дармштадт, Научный Советник Военного Правительства Союзников, уже какое-то время. «Ну-ка, переставим их сюда».</text:span></text:p>
      <text:p text:style-name="P338">Я в руках чокнутого маньяка<text:span text:style-name="T445">—«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расквитаемся».–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мандража.</text:span></text:p>
      <text:p text:style-name="P87">– <text:span text:style-name="T615">Что теперь делать?</text:span></text:p>
      <text:p text:style-name="P87">– <text:span text:style-name="T615">Ты будешь экспертом по выразительному английскому. Скажи что-нибудь обидное.</text:span></text:p>
      <text:p text:style-name="P339">Слотроп высовывает голову в длинный тоннель и кричит с самым английским акцентом: «Майор Марви сосунок!»</text:p>
      <text:p text:style-name="P88">– <text:span text:style-name="T616">Сюда, он там!</text:span>– <text:span text:style-name="T616">Звуки галопа солдатских ботинок, шляпки гвоздей в подошвах стучат в бетон и много другого зловещего металла щёлкает, ставят на взвод… щёлк…</text:span></text:p>
      <text:p text:style-name="P89">– <text:span text:style-name="T617">Пора,</text:span>– <text:span text:style-name="T617">сияет зловредный Глимпф и приводит в движение кран.</text:span></text:p>
      <text:p text:style-name="P340">Свежая мысль приходит Слотропу на ум. Он снова высовывает голову и вопит: «Майор Марви сосёт НИГГЕРОВ!»</text:p>
      <text:p text:style-name="P90">– <text:span text:style-name="T618">Я думаю, нам надо поторопиться,</text:span>– <text:span text:style-name="T618">грит Глимпф.</text:span></text:p>
      <text:p text:style-name="P91">– <text:span text:style-name="T619">Эх, я как раз придумал ещё кое-что про его мать.</text:span>– <text:span text:style-name="T620">Слабина исчезает дюйм за дюймом в тросе между краном и запасом прутков, которые зацепил Глимпф, чтобы завалить вход, желательно прежде, чем прибегут Американцы.</text:span></text:p>
      <text:p text:style-name="P341">Слотроп и Глимпф смываются через противоположный <text:span text:style-name="T621">выход. К тому времени когда он достигли первый извив тоннеля, всё освещение гаснет. Вентиляция продолжает выть. Призраки голосов в ней набирают уверенность в темноте. </text:span></text:p>
      <text:p text:style-name="P342">Груда никелевых прутьев валится с оглушительным грохотом. <text:span text:style-name="T622">Слотроп касается камня стены и следует ей пробираясь в этой кромешной тьме. Глимпф всё ещё где-то посреди тоннеля, на путях. Нет, он не задыхается, но он </text:span><text:span text:style-name="T41">хихикает</text:span><text:span text:style-name="T622"> сам себе. Позади глухая неразбериха погони, но света ещё нет. Раздаётся негромкий звяк и резкое «</text:span><text:span text:style-name="T41">Himmel</text:span><text:span text:style-name="T622">» старого профессора. Близятся громкие крики и вот уже первые отблески фонариков, и пора выпрыгивать из тёплой ванны— «Что случилось? Бога ради...»</text:span></text:p>
      <text:p text:style-name="P92">– <text:span text:style-name="T623">Сюда, скорее,</text:span>– <text:span text:style-name="T623">Глимпф столкнулся с подобием миниатюрного поезда, контуры которого теперь едва проступают</text:span>—<text:span text:style-name="T624">когда-то на нём катали посетителей из Берлина по заводу. Они взбираются на трактор впереди и Глимпф возится с переключателями.</text:span></text:p>
      <text:p text:style-name="P344">Ну, поехали, все по вагонам, <text:span text:style-name="T625">отключение освещения было наверное уловкой Марви, позади потрескиванье искр и теперь даже чувствуется ветерок. Хорошо катим.</text:span></text:p>
      <text:p text:style-name="P343"><text:tab/><text:span text:style-name="T626">Каждый Нацистёнок гоняет бильярд или скачет в классики </text:span></text:p>
      <text:p text:style-name="P347"><text:tab/>На Миттелверке экспресс!</text:p>
      <text:p text:style-name="P345"><text:soft-page-break/><text:tab/>Все забавные Фашисты просто крутят вверх усы</text:p>
      <text:p text:style-name="P345"><text:tab/><text:span text:style-name="T627">Куда мы едем? Угадай-ка!</text:span></text:p>
      <text:p text:style-name="P345"><text:tab/><text:span text:style-name="T627">Просто в ту страну, где кончатся пути,</text:span></text:p>
      <text:p text:style-name="P346"><text:tab/>Где нет ни дефицитов, ни подоходного налога</text:p>
      <text:p text:style-name="P346"><text:tab/><text:span text:style-name="T628">Наступят добрые времена для Минни с Максом</text:span></text:p>
      <text:p text:style-name="P346"><text:tab/><text:span text:style-name="T628">На Миттельверке Экспресс!</text:span></text:p>
      <text:p text:style-name="P346"/>
      <text:p text:style-name="P348">Глимпф включил прожектор-фару. <text:span text:style-name="T629">Из боковых тоннелей проносящихся мимо уставились фигуры в хаки. Белки глаз на миг отражают свет прежде, чем промелькнуть. Пара из них помахали вслед. Крики уносятся, меняясь с эффекте Доплера </text:span><text:span text:style-name="T42">Э-эй-и-и-и! </text:span><text:span text:style-name="T630">как сигналы машин на перекрёстках мчащихся <text:s text:c="2"/>ночью домой на Бостон и Мейн…. Экспресс катит во всю. Сырой ветер с посвистом дуем в лицо. В отсвете прожектора различаются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я ногами. Некоторые стоят на руках в темноте. Глаза их светятся зелёным и красным. Некоторые даже раскачиваются на верёвках закреплённых вверху, изображая летящего в атаку Камикадзе на Слотропа и Глимпфа с криками «банзай! Банзай!», прежде, чем, хихикая, исчезнуть. Всё это понарошку. На самом деле они тихие т приветливые— Позади, громко будто в мегафоны, <text:s/>в массовом хорале</text:span></text:p>
      <text:p text:style-name="P348"/>
      <text:p text:style-name="P348"><text:tab/><text:span text:style-name="T631">Однажды был парень по имени Рей,</text:span></text:p>
      <text:p text:style-name="P93">– <text:span text:style-name="T631">О, блядь,</text:span>– <text:span text:style-name="T631">грит Слотроп</text:span></text:p>
      <text:p text:style-name="P93"><text:tab/><text:span text:style-name="T631">Любитель аккумуляторных батарей</text:span></text:p>
      <text:p text:style-name="P93"><text:tab/><text:span text:style-name="T632">До замыкания в 50 вольт доигрался</text:span></text:p>
      <text:p text:style-name="P93"><text:tab/><text:span text:style-name="T632">И от хуя его лишь огрызок остался</text:span></text:p>
      <text:p text:style-name="P93"><text:tab/><text:span text:style-name="T633">Хлипкий, как устрица из морей.</text:span></text:p>
      <text:p text:style-name="P93"/>
      <text:p text:style-name="P93"><text:tab/><text:span text:style-name="T1">Ja, ja, ja, ja,</text:span></text:p>
      <text:p text:style-name="P93"><text:tab/><text:span text:style-name="T633">В Пруссии не лижут пусю</text:span>, <text:span text:style-name="T1">u.s.w.</text:span></text:p>
      <text:p text:style-name="P348"/>
      <text:p text:style-name="P94">– <text:span text:style-name="T634">Можете добраться назад и отцепить те платформы,</text:span>– <text:span text:style-name="T634">интересуется Глимпф.</text:span></text:p>
      <text:p text:style-name="P95">– <text:span text:style-name="T634">Думаю, что да….</text:span>– <text:span text:style-name="T635">Но возится там, кажется, несколько часов.</text:span></text:p>
      <text:p text:style-name="P348"/>
      <text:p text:style-name="P348"><text:tab/><text:span text:style-name="T636">Однажды был парень по имени Лограф</text:span></text:p>
      <text:p text:style-name="P348"><text:tab/><text:span text:style-name="T636">Который засадил в осциллограф,</text:span></text:p>
      <text:p text:style-name="P348"><text:tab/><text:span text:style-name="T637">Циклический след их плотских утех</text:span></text:p>
      <text:p text:style-name="P348"><text:soft-page-break/><text:tab/><text:span text:style-name="T638">Озадачил всех</text:span></text:p>
      <text:p text:style-name="P349"><text:tab/>Почти бесконечным наклоном</text:p>
      <text:p text:style-name="P349"/>
      <text:p text:style-name="P96">– <text:span text:style-name="T638">Инженеры,</text:span>– <text:span text:style-name="T638">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span></text:p>
      <text:p text:style-name="P97">– <text:span text:style-name="T639">Думаете их это остановит?</text:span></text:p>
      <text:p text:style-name="P350">И тут им в зад, в гармонической раскладке на четыре голоса:</text:p>
      <text:p text:style-name="P350"/>
      <text:p text:style-name="P350"><text:tab/><text:span text:style-name="T640">Однажды парень по имени Юрий</text:span></text:p>
      <text:p text:style-name="P350"><text:tab/><text:span text:style-name="T640">Сопло ебал через клапан вентури</text:span></text:p>
      <text:p text:style-name="P350"><text:tab/><text:span text:style-name="T640">Его на том поймали, и арестовали</text:span></text:p>
      <text:p text:style-name="P351"><text:tab/>И срок ему большой в<text:span text:style-name="T646">мандюрил</text:span></text:p>
      <text:p text:style-name="P351"><text:tab/>Судья как <text:span text:style-name="T641">т</text:span>уча хмурый.</text:p>
      <text:p text:style-name="P348"/>
      <text:p text:style-name="P98">– <text:span text:style-name="T642">О-о-кей, Джоко дорогуша. Тот старый фосфорный патрон при тебе?</text:span></text:p>
      <text:p text:style-name="P99">– <text:span text:style-name="T643">Посторонись, дружище!</text:span></text:p>
      <text:p text:style-name="P352">Без какого-либо ещё предупреждения, с ослепляющим сотрясением лопается <text:span text:style-name="T644">заряд Белого Фосфора, затопляет белый тоннель. Минуты две никто в нём ничего не <text:s/>видит. Там только лишь натыкаются в ошеломительно полнейшей белизне. Белизна без жара и слепая инерция: Слотроп чувствует что-то до жути </text:span><text:span text:style-name="T43">знакомое</text:span><text:span text:style-name="T644">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text:s/>его неразрывную связь с Ракетой, маскировка и обманки стираются на один белый миг, бесполезное, слепое дёрганье за его рукава… </text:span><text:span text:style-name="T43">это важно… пожалуйста… </text:span><text:span text:style-name="T44">посмотри</text:span><text:span text:style-name="T43"> на нас</text:span><text:span text:style-name="T644">…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приподнявшая его прочь, вновь опускает в Миттельверке— «Хху-ииха! </text:span><text:span text:style-name="T43">Хватай</text:span><text:span text:style-name="T644"> ..есоса!»</text:span></text:p>
      <text:p text:style-name="P353">Из вспышки, на расстоянии удобного<text:tab/> выстрела из пистолета, <text:span text:style-name="T645">громыхая выкатывает дизельный локомотив, толкает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я парой кольтов калибр .45</text:span></text:p>
      <text:p text:style-name="P354">Слотроп ныряет <text:span text:style-name="T647">за цилиндрический предмет в задней части трактора. Марви начинает стрелять, напропалую, воодушевляемый отвратительным хохотом остальных. Слотроп случайно замечает, что его укрытие, фактически, кажется ещё одна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ы лишь растяжением плечевых мускулов и грыжей, Слотропу удаётся наклонить и сбросить боеголовку на рельсы, пока пули Марви бьют и грохочут по всему тоннелю. Она подпрыгивает и замирает опёршись на один из рельсов.</text:span></text:p>
      <text:p text:style-name="P355"><text:soft-page-break/>Заряд начал гаснуть. Тени возвращаются в проёмы входом поперечных Штолен. <text:span text:style-name="T648">Платформы впереди Марви ударяют в препятствие с оглушительным БЭНДЗ! Сдваиваясь в перевёрнутую V—тормоза дизеля визжат в панике й-и-и-и-к! Пока локомотив сходит с рельсов, по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ая парабола зелёных склонов гор и солнечного света….</text:span></text:p>
      <text:p text:style-name="P100">– <text:span text:style-name="T649">Вы сюда на машине приехали?</text:span>– <text:span text:style-name="T649">Спрашивает, помаргивая, Глимпф.</text:span></text:p>
      <text:p text:style-name="P100">– <text:span text:style-name="T649">Что?</text:span>– <text:span text:style-name="T649">Слотроп вспоминает ключ оставленный в Мерседесе.</text:span>– <text:span text:style-name="T45">Ага</text:span><text:span text:style-name="T649">...»</text:span></text:p>
      <text:p text:style-name="P356">Глимпф притормаживает, когда они проносятся под параболой в дневной свет, и выкатывает сделать плавную респектабельную остановку. <text:span text:style-name="T650">Они отдают честь часовым из Второй Роты и идут угонять Мерседес, который всё там же, где птенец оставлял его.</text:span></text:p>
      <text:p text:style-name="P357">На <text:span text:style-name="T652">дороге</text:span>, Глимпф указывает в северном направлении, <text:span text:style-name="T651">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в зеркале и на затылке, а там полно грузовиков для личного состава и эскадрилий воющих Громобоев. Выскочив из-за слепого угла, для чего пришлось гнать по середине дороги—крутой водительский трюк случайноо ему известный—они почти врезались в идущий под уклон тягач Армии США, слова ёбаный придурок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снулась громадным крылом, что протарахтело по крыше и заляпало половину ветрового стекла. </text:span></text:p>
      <text:p text:style-name="P358">Солнце давно миновало зенит, когда они оста<text:span text:style-name="T653">н</text:span>авливаются, наконец, <text:span text:style-name="T653">у подножия обросшего лесом купола с маленьким ветхим замком на <text:s/>вершине, сотни голубей, белые слезинки, потёки из его бойниц. Зелёное дыхание лесов стало острее, похолодало. </text:span></text:p>
      <text:p text:style-name="P359">Они подымаются по тропе идущей гармошкой, <text:span text:style-name="T654">усыпанной камнями, между тёмных елей к освещённому солнцем замку зубчато коричневому, словно краюха хлеба оставленная для поколениям его птиц. </text:span></text:p>
      <text:p text:style-name="P101">– <text:span text:style-name="T655">Вы тут живёте?</text:span></text:p>
      <text:p text:style-name="P102">– <text:span text:style-name="T655">Я тут работал. Полагаю, Цвиттер мог задержаться здесь до сих пор.</text:span>– <text:span text:style-name="T656">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подворачивающееся работникам по контролю полёта. Коллега Глимпфа, Цвиттер из Мюнхенского T.H. «Обычный Баварский подход к электронике»,</text:span>– <text:span text:style-name="T657">Глипф начинает хмуриться.</text:span>– «<text:span text:style-name="T658">Но самого его можно терпеть, полагаю».</text:span>– <text:s/><text:span text:style-name="T659">Какими бы ни были неведомые обиды от Баварского подхода к электронике, они гасят помаргивание Глимпфа и наполняют его <text:s/>недовольным раздумьем весь оставшийся путь наверх. </text:span></text:p>
      <text:p text:style-name="P360">Хор влажного воркованья, пропитанного белым пухом, встречает их, <text:span text:style-name="T660">как только прошмыгнули через боковой ход в замок. Грязные полы покрывает мусор из бутылок и клочьев бумаги. Некоторые из бумаг проштампованы лиловым GEHEIME </text:span>KOMMANDOSACHE. <text:span text:style-name="T661">Птицывлетают и вылетают через выбитые окна. Тонкие лучи света тянутся из трещин и щелей. Комья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text:span><text:soft-page-break/><text:span text:style-name="T661">платьях, шелка которых теряются в пыли и хлопаньи крыльев пустых комнат. Всё покрыто голубиным помётом. </text:span></text:p>
      <text:p text:style-name="P361">Контрастом, лаборатория Цвиттера наверху <text:span text:style-name="T662">ярко освещена, упорядочена, наполнена выдувным стеклом, рабочими столами, разноцветными огнями, пятнистыми шкафами, зелёными папками—лабораторка чокнутого Нацистского учёного! Пластикмэн, где ты?</text:span></text:p>
      <text:p text:style-name="P362">Тут только Цвиттер: <text:span text:style-name="T663">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text:span></text:p>
      <text:p text:style-name="P363">Но при взгляде на Слотропа они мгновенно очищаются и матовые барьеры заслоняют их. <text:span text:style-name="T664">Хмм,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text:span></text:p>
      <text:p text:style-name="P363"/>
      <text:p text:style-name="P610">ОХ… тута…</text:p>
      <text:p text:style-name="P610">Нацисты в щелях</text:p>
      <text:p text:style-name="P610">Фашисты в стенах</text:p>
      <text:p text:style-name="P611">Япошки лыбятся зубами-домино</text:p>
      <text:p text:style-name="P612">За яйца щас тебя ухватят</text:p>
      <text:p text:style-name="P613">Вить кончилась война</text:p>
      <text:p text:style-name="P614">Ух, как же ж рады будут эти Русаки</text:p>
      <text:p text:style-name="P614">По новой завести</text:p>
      <text:p text:style-name="P614">Закруговертить Третию...</text:p>
      <text:p text:style-name="P348"/>
      <text:p text:style-name="P364"><draw:frame draw:style-name="fr1" draw:name="Image2" text:anchor-type="paragraph" svg:width="6.9252in" svg:height="0.3661in" draw:z-index="2"><draw:image xlink:href="Pictures/1000000000000B720000009B428C9716555D8079.png" xlink:type="simple" xlink:show="embed" xlink:actuate="onLoad" loext:mime-type="image/png"/></draw:frame>В дни, когда белые инженеры обсуждали параметры будущей системы питания , один и них пришёл к Енцину из Бляйхероде и сказал: «<text:span text:style-name="T665">Мы не можем придти к согласию о давлении в камере. Наши расчёты показывают, что давление в 40 </text:span><text:span text:style-name="T46">atü</text:span><text:span text:style-name="T665"> было бы наиболее оптимальным. Но все собранные нами данные группируются вокруг значения всего в 10 </text:span><text:span text:style-name="T46">atü».</text:span></text:p>
      <text:p text:style-name="P103"><text:span text:style-name="T665">– Тогда разумеется,</text:span>– <text:span text:style-name="T666">ответил Нгурарориру,</text:span>– <text:span text:style-name="T666">вы должны следовать данным.</text:span></text:p>
      <text:p text:style-name="P104">– <text:span text:style-name="T667">Но это не будет ни самым совершенным, ни достаточным значением</text:span>– <text:span text:style-name="T667">возразил Немец.</text:span></text:p>
      <text:p text:style-name="P105">– <text:span text:style-name="T668">Гордый человек,</text:span>– <text:span text:style-name="T668">сказал Нгуарореру,</text:span>– <text:span text:style-name="T669">что в этих данных, если не прямое откровение? Откуда пришли они,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text:span></text:p>
      <text:p text:style-name="P106">— <text:span text:style-name="T670">Из </text:span><text:span text:style-name="T47">Легенды</text:span><text:span text:style-name="T670"> </text:span><text:span text:style-name="T47">Schwarzkommando</text:span><text:span text:style-name="T670">, собранные</text:span></text:p>
      <text:p text:style-name="P365">Стивом Эдельманом</text:p>
      <text:p text:style-name="P348"/>
      <text:p text:style-name="P366"><text:soft-page-break/>В горах окружающих Нордхаузен и Бляйхероде, внутри заброшенных шахт, живут <text:span text:style-name="T1">Schwarzkommando</text:span>. <text:span text:style-name="T671">Теперь это уже не воинское наименование: они уже люди нынче, Зонные-Иреро, два поколения тому покинувшие Юго-Западную Африку. Ещё первые Рейнские <text:s/>миссионеры начали привозить их в Метрополис, этот громадный тупой зоопарк, как образчики возможно обречённой расы. С ними мягко экспериментировали: показом соборов, Вагнерианских званых вечеров, нижнего белья от Егера, пытаясь затронуть их души. Другие привозились в Германию в качестве прислуги, воинами посланными подавить Великое восстание Иреро <text:s text:c="2"/>1904-1906. Однако лишь после 1933 большинство нынешнего руководства приступило, как часть программы—никогда открыто не признанной Нацисткой партией—к установлению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находился тогда под протекторатом Объединённой Южной Африки, но реально у власти пребывали давние Германские колониальные семьи и они пошли на сотрудничество.</text:span></text:p>
      <text:p text:style-name="P367">Теперь в окрестностях Нордхаузена/Бляхероде существует несколько подземных общин. <text:span text:style-name="T672">В здешних местах они известны как </text:span><text:span text:style-name="T48">Erdschweinhöhle</text:span><text:span text:style-name="T672">. Это шутка Иреро, горькая шутка. Среди Оватджимба, самых бедных среди Иреро, не имеющих ни своего скота, ни деревень, животным тотемом служила </text:span><text:span text:style-name="T48">Erdschwein, </text:span><text:span text:style-name="T673">или же Земляная Свинья, или же Трубкозуб . Они взяли себе его имя, никогда не ели его плоть, выкапывали свою пищу из земли, в точности как и он. Считавшиеся изгоями, они жили в вельде, на просторах. Скорее всего они встречались тебе ночью, их костры храбро полыхали на ветру, вне досягаемости ружейного выстрела от железных рельсов: казалось никакая другая сила не могла определя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text:span></text:p>
      <text:p text:style-name="P368">Но когда ты проносился мимо, кто была та женщина по плечи врытая в нору трубкозуба, <text:span text:style-name="T674">смотрящая голова ушедшая корнями вровень с пустыней, с горами подымающимися далеко позади неё, тёмные складки в вечерней дали? <text:s/>Она может чувствовать невероятное давление, мили горизонтального песка с глиной давят на её утробу. В конце тропы дожидаются светящиеся призраки её четырёх мертворождённых младенцев, толстые червяки лежащие без малейшего шанса на упокоение среди диких луковиц, один подле другого, плачут о молоке более священном, чем чувствуется и нахваливается в деревенских бутылочных тыквах. Линией обойдённых вывели они её сюда, соединиться с даром Земли к зарождению. Женщина чувствует приток силы через каждые из ворот: река между её ляжек, свет проникает в кончики пальцев. Это несомненно и освежающе как сон. Это тепло. Чем больше угасает свет дня, тем больше она отдаётся—темноте, воде опускающейся сквозь воздух. Она семя в Земле. Святой трубкозуб выкопал постель для неё.</text:span></text:p>
      <text:p text:style-name="P368"><text:span text:style-name="T674">Когда-то в далёком Юго-Западе,</text:span><text:span text:style-name="T198"> </text:span><text:span text:style-name="T180">Erdschweinhöhle </text:span><text:span text:style-name="T213">являлась могучим символом плодородия и жизни. </text:span><text:span text:style-name="T214">Но здесь, в Зоне, её реальный статус не так ясен.</text:span></text:p>
      <text:p text:style-name="P369"><text:span text:style-name="T214">С</text:span><text:span text:style-name="T200">реди </text:span><text:span text:style-name="T177">Schwarzkommando </text:span><text:span text:style-name="T215">имеются силы, в настоящее время, </text:span><text:span text:style-name="T216">которые взяли курс на стерильность и вымирание. </text:span><text:span text:style-name="T217">Борьба в основном, </text:span><text:span text:style-name="T218">идёт молча, ночью, в тошноте и спазмах беременностей и выкидышей. </text:span><text:span text:style-name="T219">Но это политическая борьба. </text:span><text:span text:style-name="T220">Никого она не тревожит больше, чем Енцина. </text:span><text:span text:style-name="T221">Он тут Нгуарориру. </text:span><text:span text:style-name="T222">Слово это не означает в точности «вождь», а «тот, кто был доказан». </text:span><text:span text:style-name="T223">Енцин известен также, хотя не в лицо, как Отйикондо, Полукровка. </text:span><text:span text:style-name="T224">Его отец был Европейцем. </text:span><text:span text:style-name="T225">Не то, чтобы это </text:span><text:span text:style-name="T226">придавало ему</text:span><text:span text:style-name="T225"> <text:s/>уникальн</text:span><text:span text:style-name="T226">ость </text:span><text:span text:style-name="T227">среди здешних </text:span><text:span text:style-name="T181">Erdschweinhöhl</text:span><text:span text:style-name="T227">е</text:span><text:span text:style-name="T309">цев</text:span><text:span text:style-name="T225">: </text:span><text:span text:style-name="T228">тут примеш</text:span><text:span text:style-name="T229">и</text:span><text:span text:style-name="T228">валась уже Германская: Славянская и Цыганская кровь. </text:span><text:span text:style-name="T229">За пару поколений, движимые ускорениями, которых не знали в до-Имперские дни, </text:span><text:span text:style-name="T230">они наращивали своеобразность </text:span><text:span text:style-name="T231">от которой мало кто ожидает окончательного оформления в обозримом будущем. </text:span><text:span text:style-name="T232">Ракета обретёт окончательную форму, но не её народ. </text:span><text:span text:style-name="T233">Эанда и орузо утратили </text:span><text:span text:style-name="T234">свою силу здесь</text:span><text:span text:style-name="T208">—</text:span><text:span text:style-name="T235">кровные линии матери и отца </text:span><text:span text:style-name="T236">оставлены позади, в далёком Юго-Западе. </text:span><text:span text:style-name="T237">Многие из ранних эмигрантов </text:span><text:span text:style-name="T238">даже </text:span><text:span text:style-name="T239">приняли</text:span><text:span text:style-name="T238"> </text:span><text:soft-page-break/><text:span text:style-name="T238">веру Рейнского Миссионерского Общества </text:span><text:span text:style-name="T239">ещё до того, как покинули родину. В каждой деревне, когда полдень припекал тени вплотную к их владельцам, в тот момент ужаса и утешения, омухона вынимал из своей священной сумы души обращённых одну за другой, </text:span><text:span text:style-name="T240">кожаный шнурок влагался туда при рождении каждого, и развязывал узел рождения. Развязанной, душа была потерянной для пле</text:span><text:span text:style-name="T241">м</text:span><text:span text:style-name="T240">ени. </text:span><text:span text:style-name="T241">Так что сегодня, </text:span><text:span text:style-name="T242">в </text:span><text:span text:style-name="T182">Erdschweinhöhle</text:span><text:span text:style-name="T242">, каждый из Опустевших носил полоску кожи без узелка: это </text:span><text:span text:style-name="T243">кусочек </text:span><text:span text:style-name="T242">старинн</text:span><text:span text:style-name="T243">ого</text:span><text:span text:style-name="T242"> символизм</text:span><text:span text:style-name="T243">а, который они полагали полезным.</text:span></text:p>
      <text:p text:style-name="P370"><text:span text:style-name="T243">О</text:span><text:span text:style-name="T200">ни называют себя Отукунгуруа. Да, тёртые знатоки Африки, тут следовало бы употреблять «Омакунгуруа», однако, они всегда уточняют</text:span><text:span text:style-name="T208">—</text:span><text:span text:style-name="T200">наверное, не столько для здоровья, сколько для правильности</text:span><text:span text:style-name="T208">—</text:span><text:span text:style-name="T200">что </text:span><text:span text:style-name="T177">oma- </text:span><text:span text:style-name="T200">применяется для обозначения живых и человечьих. </text:span><text:span text:style-name="T177">Otu</text:span><text:span text:style-name="T200">- для неодушевлённых и распространяющихся, </text:span><text:span text:style-name="T244">именно такими они представляют себя. </text:span><text:span text:style-name="T245">Революционеры Нуля, они продолжают то, что началось среди прежних Иреро после разгрома восстания 1904. </text:span><text:span text:style-name="T246">Они стоят за отрицательный показатель рождаемости. </text:span><text:span text:style-name="T247">Это программа самоубийства расы. </text:span><text:span text:style-name="T248">Они доведут до конца уничтожение начатое Немцами в 1904. </text:span></text:p>
      <text:p text:style-name="P371"><text:span text:style-name="T248">О</text:span><text:span text:style-name="T200">дним поколением ранее, </text:span><text:span text:style-name="T249">снижение живых рождений среди Иреро стало предметом врачебного интереса по всей южной Африке. </text:span><text:span text:style-name="T250">Белых это обеспокоило, как вспышка ящура среди крупного рогатого скота. </text:span><text:span text:style-name="T251">Как стерпеть, видя, что подвластное население так вот уменьшается год за год</text:span><text:span text:style-name="T252">о</text:span><text:span text:style-name="T251">м. </text:span><text:span text:style-name="T253">Что это за колония без смугло тёмных аборигенов? </text:span><text:span text:style-name="T254">Просто большой кусок пустыни, </text:span><text:span text:style-name="T255">никаких тебе служанок, ни рабочих рук в поле, </text:span><text:span text:style-name="T256">нет работников для строительства или шахт</text:span><text:span text:style-name="T208">—</text:span><text:span text:style-name="T257">стой, </text:span><text:span text:style-name="T258">тут </text:span><text:span text:style-name="T257">погоди-ка, да это Карл Марк</text:span><text:span text:style-name="T258">с, старый скрытный расист вприпрыжку смывается, стиснув зубы и вскинув брови, делая вид, что что нет ничего кроме Дешёвой Рабочей Силы и Заморских Рынков….</text:span><text:span text:style-name="T259">О, нет. Колонии это нечно больше, немного большее. </text:span><text:span text:style-name="T260">Колонии это сортиры для Европейск</text:span><text:span text:style-name="T261">ой души, </text:span><text:span text:style-name="T262">где парняга может скинуть штаны и насладиться </text:span><text:span text:style-name="T263">вонью собственного говна. </text:span><text:span text:style-name="T264">Где он может навалиться на свою стройную дичь рыча, как ему больше нравиться, </text:span><text:span text:style-name="T265">и жрать её кровь не тая свою радость. </text:span><text:span text:style-name="T266">Каково? Где он может просто барахтаться и возбуждаться и погружаться </text:span><text:span text:style-name="T267">в мягкость, принимающую темень конечностей, </text:span><text:span text:style-name="T268">волос таких же шерстистых как на </text:span><text:span text:style-name="T269">его собственном </text:span><text:span text:style-name="T268">запретн</text:span><text:span text:style-name="T269">ом детородном члене. </text:span><text:span text:style-name="T270">Где мак и каннабис и кока растут привольно и зелено, </text:span><text:span text:style-name="T271">не рядясь в цвета и стиль смерти, как </text:span><text:span text:style-name="T272">делают спорынья и </text:span><text:span text:style-name="T273">агарик, </text:span><text:span text:style-name="T274">пагуба и гриб </text:span><text:span text:style-name="T275">уроженцы Европы. </text:span><text:span text:style-name="T276">Христианская Европа всегда была смертью, Карл, смертью и </text:span><text:span text:style-name="T277">репрессиями. </text:span><text:span text:style-name="T278">В далёких колониях можно наслаждаться жизнью, </text:span><text:span text:style-name="T279">жизнью и чувственностью в любых её проявлениях, </text:span><text:span text:style-name="T280">без всякого вреда для Метрополии, </text:span><text:span text:style-name="T281">ничуть не пачкая все те соборы, белые мраморные статуи, </text:span><text:span text:style-name="T282">возвышенные</text:span><text:span text:style-name="T281"> мысли…. </text:span><text:span text:style-name="T283">Туда не донесётся ни словечка. </text:span><text:span text:style-name="T284">Тут достаточно в молчаниях достаточно шири, чтобы поглотить </text:span><text:span text:style-name="T285">любое поведение, каким бы ни было оно грязным, каким бы не людским ни становилось…. <text:s/></text:span></text:p>
      <text:p text:style-name="P372"><text:span text:style-name="T285">Н</text:span><text:span text:style-name="T200">екоторые из наиболее рациональных медиков приписывали падение рождаемости Иреро </text:span><text:span text:style-name="T286">недостат</text:span><text:span text:style-name="T288">очному содержанию</text:span><text:span text:style-name="T286"> Витамина Е </text:span><text:span text:style-name="T287">в их питании</text:span><text:span text:style-name="T208">—</text:span><text:span text:style-name="T288">другие мало</text:span><text:span text:style-name="T289">й </text:span><text:span text:style-name="T288">вероятности оплодотворения, </text:span><text:span text:style-name="T289">с учётом </text:span><text:span text:style-name="T290">небычно длинной и узкой матки </text:span><text:span text:style-name="T291">у женщин Иреро. </text:span><text:span text:style-name="T292">Но под всеми этими резонными разговорами, научными предположениями, </text:span><text:span text:style-name="T293">ни один белый Африканец не мог совершенно подавить то, что приходило в </text:span><text:span text:style-name="T183">ощущении….</text:span><text:span text:style-name="T293"> </text:span><text:span text:style-name="T294">Что-то зловещее распространялось в вельде: </text:span><text:span text:style-name="T295">он начинал взглядывать на их лица, ообенно женщи, </text:span><text:span text:style-name="T296">рядами за изгородями из терниев, </text:span><text:span text:style-name="T297">и он знал вне логических обоснований: </text:span><text:span text:style-name="T298">тут </text:span><text:span text:style-name="T184">действует</text:span><text:span text:style-name="T298"> племенное сознание, </text:span><text:span text:style-name="T299">и оно избрало покончить с собой…. </text:span><text:span text:style-name="T300">Непостижимо. </text:span><text:span text:style-name="T301">Возможно, мы не были так честны, как могли бы быть, </text:span><text:span text:style-name="T302">может мы и впрямь отняли у них стада и земли… </text:span><text:span text:style-name="T303">ну, и потом трудовые лагеря, конечно, колючая проволока и частоколы тюрем… </text:span><text:span text:style-name="T304">Может, они почувствовали это миром, в котором больше не хотят жить. </text:span><text:span text:style-name="T305">Впрочем, очень для них типично, сдаться, уползти, </text:span><text:span text:style-name="T306">чтобы умереть… </text:span><text:span text:style-name="T307">почему они не попытаются даже договориться? </text:span><text:span text:style-name="T308">Мы могли бы выработать решение, </text:span><text:span text:style-name="T185">какое-нибудь</text:span><text:span text:style-name="T308"> решение….</text:span></text:p>
      <text:p text:style-name="P552"><text:s/><text:span text:style-name="T675">Выбор перед Иреро был прост, между двумя видами смерти: племенная смерть, или Христианская смерть. Смерть рода несла определённый смысл. Христианская смерть не имела никакого смысла. Она </text:span><text:soft-page-break/><text:span text:style-name="T675">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у этих Иреро было тайной такой же неразгаданной, как кладбища слонов, или леммингов бросающихся в море. </text:span></text:p>
      <text:p text:style-name="P553">Хоть они и не признают этого, Пустые, <text:span text:style-name="T676">изгнанные теперь в Зону, Европеизированные в языке и мыслях, отщеплённые от родового единства, нашли ответ на это почему,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стерилизации, лоточники актов анальных и орогенитальных, ножных и пальцевых, содомистических и зоофалличных—их подход и охота это наслаждение: они шпилят по полной и хорошо, и </text:span><text:span text:style-name="T49">Erdschweinhöhl</text:span><text:span text:style-name="T50">цы </text:span><text:span text:style-name="T677">их слушают.</text:span></text:p>
      <text:p text:style-name="P373">Пустые могут гарантировать, что <text:s/>наступит день, <text:span text:style-name="T678">когда умрёт последний Иреро Зоны, заключительный ноль коллективной истории прожитой до конца. Это завлекает.</text:span></text:p>
      <text:p text:style-name="P374">Тут нет прямой борьбы за власть. <text:span text:style-name="T679">Идёт обольщение и контр-обольщение, призывы и порнография и история Иреро Зоны решается в постели. </text:span></text:p>
      <text:p text:style-name="P375">Векторы в ночном подземель<text:span text:style-name="T680">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text:span text:style-name="T51">Erdschweinhöhle</text:span><text:span text:style-name="T680">, как она собирает горючее и окислители в камере двигателя, размеренно, как кормчий, ради предстоящей параболы.</text:span></text:p>
      <text:p text:style-name="P376">Нцин сидит в эту ночь под своей горой, <text:span text:style-name="T681">з спиной ещё один день интриг, извёртыванья, оформления недавно введённой документации—всяческие формы, что ему удаётся уничтожить, либо сложить, на японский манер, до конца дня, в газелей, орхидеи, кречетов. Как Ракета вырастающая в своё рабочее состояние и полноту, так и он эволюционирует, сам себя, в новую конфигурацию. Он чувствует это. И это также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его начертания, и откровения. Это ему не льстит.</text:span></text:p>
      <text:p text:style-name="P377">То, что Енцин хочет создать не будет иметь истории. <text:span text:style-name="T682">И не будет нуждаться в корректировке дизайна. Время, каким его знают все прочие нации, усохнет внутри этого нового. </text:span><text:span text:style-name="T52">Erdschweinhöhle</text:span><text:span text:style-name="T682"> не будут увязаны, подобно Ракете, <text:s/>со временем. Люди найдут Центр заново, Центр без времени, путешествие без гистерезиса,где всякое отправление есть возвращением в то же самое место, единственное место.…</text:span></text:p>
      <text:p text:style-name="P378">И <text:span text:style-name="T683">тут для него обозначилоь некое странное сближение с Пустыми: в часности с Иосифом Омбинди из Ганновера. Вечный Центр можно легко рассматривать как Окончательный Ноль. Наименования и методы различны, но движение к спокойствию совпадает. Это приводило к занятным пассажам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во всём». </text:span></text:p>
      <text:p text:style-name="P107">– <text:span text:style-name="T684">Да, ну,</text:span>– <text:span text:style-name="T684">ухмыляется Енцин подыгрывая.</text:span>– <text:span text:style-name="T685">Понятия не имею что могло бы быть. Намекни, хотя бы.</text:span></text:p>
      <text:p text:style-name="P108">– <text:span text:style-name="T686">Это невозможный для повторения акт.</text:span></text:p>
      <text:p text:style-name="P108">– <text:span text:style-name="T686">Запуск ракеты?</text:span></text:p>
      <text:p text:style-name="P109">– <text:span text:style-name="T686">Нет, потому что всегда есть другая ракета. Но чего нет, так это</text:span>—<text:span text:style-name="T687">ладно, забудь.</text:span></text:p>
      <text:p text:style-name="P109">– <text:span text:style-name="T687">Ха! Нечем продолжать, <text:s/>ты имел в виду.</text:span></text:p>
      <text:p text:style-name="P110">– <text:span text:style-name="T688">Допустим, я дал тебе ещё одну подсказку.</text:span></text:p>
      <text:p text:style-name="P111"><text:soft-page-break/>– <text:span text:style-name="T689">Ну, ладно.</text:span>– <text:span text:style-name="T689">Енцин уже разгадал: видно по тому, как он сдерживает свою челюсть, чтобы не расхохотаться….</text:span></text:p>
      <text:p text:style-name="P112">– <text:span text:style-name="T690">Это охватывает все Отклонения в одном единственном акте.</text:span>– <text:span text:style-name="T691">Енцин вздыхает, раздражённо, но не придирается к такому применению «Отклонений». Колоть глаза прошлым, одна из уловок Омбинди.</text:span>– <text:span text:style-name="T692">Гомосексуализм, например.</text:span>– <text:span text:style-name="T693">Никакой реакции.</text:span>– <text:span text:style-name="T694">Садизм </text:span><text:span text:style-name="T53">и</text:span><text:span text:style-name="T694"> мазохизм. Онанизм. Некрофилия….</text:span></text:p>
      <text:p text:style-name="P113">– <text:span text:style-name="T695">Столько всего в одном акте?</text:span></text:p>
      <text:p text:style-name="P379">Всё это и кое-то ещё. Оба знают, что <text:span text:style-name="T696">подспудно идёт</text:span> обсуждени<text:span text:style-name="T696">е акта самоубийства, который включает также скотство («Вдумайся как сладостно»,– звучит подача,– «проявить ласку, сексуальное милосердие <text:s/>к </text:span><text:span text:style-name="T54">этому</text:span><text:span text:style-name="T696"> пришибленному болью, рыдающему животному...»), педофилию («По многократным признаниям, на самом краю становишься ослепительно моложе»), лесбианство («Да, и пока <text:s/>ветер проносится через все пустеющие чертоги, две тени-женщины выползают из полостей своей умирающей раковины, у последней пепельной полосы прибоя, встретиться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алого «бычка». Это пустая болтовня, или Омбинди пытается обмахерить Енцина? Если он скажет, типа: «Это ж ты жулишь, верно?»– а окажется, что нет, тогда— Однако, <text:s/>альтернатива настолько </text:span><text:span text:style-name="T54">странна</text:span><text:span text:style-name="T696">, что Енцина, так уж выходит, ПРИБОЛТАЛИ НА САМОУБИЙСТВО</text:span></text:p>
      <text:p text:style-name="P379"><text:s/><text:span text:style-name="T697">А мне по хрен что я ем</text:span></text:p>
      <text:p text:style-name="P380">Буги-вуги <text:span text:style-name="T698">надоели со</text:span>всем,</text:p>
      <text:p text:style-name="P380">Но меня приболтали на <text:span text:style-name="T1">самоубийство!</text:span></text:p>
      <text:p text:style-name="P554"/>
      <text:p text:style-name="P381">И под гитару, и под трубу,</text:p>
      <text:p text:style-name="P381"><text:s/>Все ваши песни «бу-бу-бу-бу!»</text:p>
      <text:p text:style-name="P381">И меня приболтали на самоубийство!</text:p>
      <text:p text:style-name="P381"/>
      <text:p text:style-name="P382">На всё талоны-карточки: от соли до трусиков,</text:p>
      <text:p text:style-name="P382">Мамаши вырастают из вампиров- пупсиков,</text:p>
      <text:p text:style-name="P382"><text:s/>Плевать! Меня приболтали на самоубийство!</text:p>
      <text:p text:style-name="P382"/>
      <text:p text:style-name="P382">Ни галстука не надо мне, ни на распашку ворот,</text:p>
      <text:p text:style-name="P382">Ссышь на деревню, ссы и на город.</text:p>
      <text:p text:style-name="P383">Но меня П. Н. С., <text:span text:style-name="T699">да короче в общем, так оно и катит куплет за куплетом, какое-то время. В своей полной версии, тут представлено достаточно честное отречение от мирских вещей. Заковыка же в том, что по Теореме Гёделя, непременно имеется некая штукенция упущенная в списке, и эта хрень не из тех, о чём можешь подумать сходу, так что скорей всего начинается <text:s/>пересмотр всего навороченного, с поправкой ошибок и неизбежных повторений, и вставкой новой всячины, которая непременно придёт в голову, и—ну и так уже понятно, что «самоубийство» из названия может откладываться до бесконечности!</text:span></text:p>
      <text:p text:style-name="P384"><text:soft-page-break/>Разговоры между Омбинди и Енциным, превратились поэтому в обмен торговыми запросами, <text:span text:style-name="T700">в котором Енцин не столько намеченный лох, сколько не охочий зазывала ради доли в нахлебаловке, который слушать, а может и нет. </text:span><text:s/></text:p>
      <text:p text:style-name="P114">– <text:span text:style-name="T701">Ахх, да у тебя никак хуй вскочил, Нгуарореру?… нет, нет, наверно это тебе просто подумалось про кого-то,что ты любил когда-то, где-то давным-давно… ещё в Юго-Западе, а?</text:span>– <text:span text:style-name="T702">Чтобы всё прошлое рода развеялось, все воспоминания должны стать общедоступными, какой резон хранить историю устремляясь к Последнему Нолю…. Как ни цинично, Омбинди проповедовал это во имя древнего Единства Племени, и тут, таки, слабина его раскрутки</text:span>—<text:span text:style-name="T703">это плохо смотрится, как будто Омбинди старается убедить, что недуг Христианства нас никогда не затронет, хотя каждому известно, мы все заразились им, некоторые до смерти. Да это любимый конёк Омбинди с его призывами оглянуться к невинности прошлого, о которой он только лишь слыхал, но сам не может в неё поверить</text:span>—<text:span text:style-name="T704">плочённая чистота противоположностей, деревня воплощающая образ мандалы…. И всё же он не утаёт провозглашать и исповедовать её, как образ грааля проскальзывающий в зале, блистательный, хотя хохмачи вокруг стола подкладывают Пердючую Подушечку на Опасный Стул, прямо под садящуюся жопу граале-искателя, и хотя сами граали нынче фасуются в пластиковую упаковку, на алтын дюжина, оптом за копейку, Омбинди всё равно, порой в самообмане как всякий Христианин, пророчествует и превозносит ту эру невинности, в которой его не угораздило пожить, как <text:s/>один из последних оазисов До-Христианского Единства оставшихся на планете: «Тибет это особая стать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подвергаться.... Швейцария и Тибет связаны одним из </text:span><text:span text:style-name="T55">истинных</text:span><text:span text:style-name="T704"> меридианов Земли, настолько же истинным, как нанесённые китайцами мередианы тела.… Нам надо изучить эти новые карты Земли: и с ростом интереса к путешествиям в Глубинку, когда карты обретают иной смысл, нам следует….»</text:span>– <text:span text:style-name="T705">И он говорит также о землях Гондваны, ещё до разбегания материков, когда Аргентина ласково притискивалась к Юго-Западу… люди слушают и растекаются, к пещере, ночёвке, к семейной тыквенной бутыли, из которой молоко, неосвященное, глотается холодной белизной, холодной как север….</text:span></text:p>
      <text:p text:style-name="P385">Так что, между этими двумя, даже будничные приветствия не <text:span text:style-name="T706">проходят без некоего заряда значимости и надежды одолеть сознание другого. Енцин знает, что им пользуются ради его имени. В этом имени особая магия. Но он был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время придёт, как мало ни оставалось бы до Центра…. Что все эти живучести в народе,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text:span text:style-name="T56">имя</text:span><text:span text:style-name="T706"> одолеть?</text:span></text:p>
      <text:p text:style-name="P114"><text:span text:style-name="T1">Erdschweinhöhle</text:span> <text:span text:style-name="T707">и вовсе самая худшая из ловушек, диалектика слова обретла плоть, плдоть движеться дальше к чему-то ещё…. Енцин отчётливо видит ловушку, но не способ выбраться из неё…. И вот теперь сидя между пары свечей, только что зажжённых, его серый полевой китель расстёгнут на шее, перья бороды переходят внизу его тёмного горла в более короткие редкие иссиня чёрные волосы, что водоворотятся, железной стружкой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снаружи наблюдать собирающийся туман, час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text:span><text:soft-page-break/><text:span text:style-name="T707">одноглазые, и они нападают на солнце каждый вечер, пронзают его копьями насмерть, и кровь его растекается по горизонту и небу. Но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немного избыточное, чтобы не утратился смысл послания. История былых Иреро, это история утраченных посланий. Так идёт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text:span text:style-name="T57">Erdschweinhöhle </text:span><text:span text:style-name="T708">есть такие, из тех что помоложе, кто познал лишь белую, склонную к осени Европу, они верят, что Луна их предназначение. Но старые могут припомнить, что Луна, <text:s/>как Нджамби Карунга, может как приносить зло, так и мстить за него….</text:span></text:p>
      <text:p text:style-name="P386">Для Енцина, имя Бляхероде, довольно близко к «Блицкер», прозвище данное смерти древними Германцами. <text:span text:style-name="T709">Она представлялась им белой: обесцвечивание и пустота. Впоследствии это имя Латинизировалось в «Dominus Blicero». Вайсманн, заколдованный, взял его своим кодовым именем в СС. Енцин был в Германии тогда. Вайсманн принёс овое имя домой к своему любимцу, не столько покрасоваться, как указать Енцину очередной шаг к Ракете, к судьбе, которую он всё ещё не мог различить за этой зловещей криптографией наименований, разбросанное повторение образца, но от которого не отмахнёшься походя, которое орёт и изводит его за промашки также едко, как и 20 лет тому….</text:span></text:p>
      <text:p text:style-name="P387">Когда-то он не мог представить жизни без возвращения. <text:span text:style-name="T710">До начала его сознательных воспоминаний, что-то унесло его, туда и обратно, <text:s/>из круглой деревни его матери в далёком Какау Вельд, на границах края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text:s/>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как-то так, Енцин, был обойдён. Есть миф об Ироде, который его поклонники любят поминать, что его раздражает. Не прошло и пары месяцев как он научился ходить, когда его мать взяла его с собой, присоединившись к великому переходу Самуэля Маиреро через Калахари. </text:span></text:p>
      <text:p text:style-name="P388">Из всех историй о тех временах, эта самая трагичная. <text:span text:style-name="T711">Беглецы шли <text:s/>через пустыню много дней. Хама, царь Бечуанов, послал проводников, быков, телеги и воду, им в помощь. Дошедших первыми предупредили, что воду нужно пить совсем по чуть-чуть. Но когда добрались отставшие, все уже спали. Некому бу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Говорят, что ватага Оватджимба нашли его там, взяли с собой и выходили. Они оставили его на краю деревни его матери, чтобы <text:s/>зашёл сам. Сами они были номады,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 и работать на прокладке железной дороги, которую Немцы строили через пустыню. Многие умерли наевшись мяса коров околевших от ящура. </text:span></text:p>
      <text:p text:style-name="P389">Возврата нет. Шестьдесят процентов <text:span text:style-name="T712">народа Иреро уничтожены. Оставшихся использовали как скот. Енцин вырос в мире оккупированном белыми. Неволя, нежданная смерть, безвозвратные разлуки были </text:span><text:soft-page-break/><text:span text:style-name="T712">обычной повседневностью. К моменту, когда он начал об этом задумываться, он не мог найти ни малейшего объяснения тому, что остался в живых. Он не мог верить ни в один процесс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н, чьим протеже он стал, всегда считал, что это он отвратил Енцина от религии. Но боги ушли сами по себе: боги бросили народ…. Пусть Вайсманн думает что хочет. Жажда вины в этом человеке неутолима, как жажда пустыни к воде.</text:span></text:p>
      <text:p text:style-name="P390">Эти двое уже давно не видели друг друга. <text:span text:style-name="T713">Последний раз они разговаривали во время переезда из Пенемюнде сюда в Миттельверке. Вайсманн должно быть уже мёртв. Даже в Юго-Западной, 20 лет тому, ещё до того как Енцин аучился говорить на его языке, он разглядел это: любовь к последнему взрыву—вознесённость и крик взмывающий выше страха…. С чего бы Вайсманн захотел пережить войну? <text:s/>Наверняка нашёл что-то достаточно великолепное, чтобы утолить свою жажду. Для него не могло закончиться рационально и смиренно как для его сотни письменных столов по ходу циркуляции в СС—расположенных во времени и пространстве всегда чуть не дотянув до величия, всего лишь в пустоте рядом с ним, слегка влекомым его потоком, но в конце концов брошенным замереть неподвижно в паре потускневших блёсток кильватерной струи. </text:span><text:span text:style-name="T58">Bürgerlichkeit</text:span><text:span text:style-name="T713"> исполняемое по Вагнеру, в меди угасание и насмешка, голоса струнных вступают и выпадают из фазы….</text:span></text:p>
      <text:p text:style-name="P391">Ночью здесь в глубине, очень часто в последнее вре<text:span text:style-name="T714">м</text:span>я, <text:span text:style-name="T714">Енцин просыпается без всякой причины. Был ли то и впрямь Он, пронзённый Иисус, кто приходил склониться над тобой? Белое, мечта педика, тело, стройные ноги и ягкое золото Европейских глаз… ты уловил промельк оливкового хуя под истрёпанной тряпкой на бёдрах, потянуло тебя 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text:span></text:p>
      <text:p text:style-name="P392">Редко случаются такие островки пуха и бархата, <text:span text:style-name="T715">что он мог забываться в мягких снах, нет, не в этих мраморных кулуарах власти. Енцин охладел: не столько типа угасание пламени, как в полном смысле повеяло холодом, вкус горечи наполняющий нёбо первых надежд любви…. Это началось когда Вайсманн привёз е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была целой системой отторгнутой, отнятой у женской темноты, хранимой против энтропий милой недотёпы, Матушки Природы: именно этому Вайсманн обязал его научиться в первую очередь, его первый шаг к гражданству в Зоне. Его <text:s/>убеждали, что поняв Ракету он придёт к истинному пониманию своего мужского начала….</text:span></text:p>
      <text:p text:style-name="P115">– <text:span text:style-name="T716">Мне представлялось, в наивности, которую я уже утратил, что всё возбуждение тех дней доставалось мне, как-то, как дар от Вайсманна. Он привёл меня через свой порог, в свой доми это было жизнью, в которую он собирался меня выпустить, эти мужские устремления, преданность Вождю, политическая интрига, тайное <text:s/>перевооружение с вызывающим неповиновением к дряхлеющим плутократиям со всех сторон… они становились импотентами, а мы полны молодости и сил… быть </text:span><text:span text:style-name="T59">настолько</text:span><text:span text:style-name="T716"> молодым и сильным в такой период жизни нации! Я не мог поверить такому числу светловолосых молодых людей, тому как пот и пыль лежала на их телах, когда <text:s/>они продляли Автобаны изо дня в звенящий день: мы гнали под звуки фанфар ,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text:span></text:p>
      <text:p text:style-name="P116">– <text:span text:style-name="T717">Он когда-нибудь ревновал к другим молодым людям</text:span>—<text:span text:style-name="T718">к чувствам, которые они в тебе вызывали.</text:span></text:p>
      <text:p text:style-name="P117"><text:soft-page-break/>– <text:span text:style-name="T718">О. Это всё ещё было очень физическим <text:s/>в то время для меня. Но он уже миновал эту фазу. Нет. Не думаю, что его это задевало…. Я любил его тогда. Не понимал его, не понимал <text:s text:c="2"/>во что он верил, но я стремился. Если Ракета стала его жизнью, то я буду принадлежать Ракете.</text:span></text:p>
      <text:p text:style-name="P118">– <text:span text:style-name="T719">И ты никогда не сомневался в нём? Он уж точно не был самой упорядоченной личностью</text:span>—</text:p>
      <text:p text:style-name="P118">– <text:span text:style-name="T720">Понимаешь</text:span>—<text:span text:style-name="T720">не знаю как это сказать… тебе случалось быть Христианином?</text:span></text:p>
      <text:p text:style-name="P119">– <text:span text:style-name="T721">Ну… однажды.</text:span></text:p>
      <text:p text:style-name="P120">– <text:span text:style-name="T722">Ты когда-нибудь, на улице, встречал человека и в тот же миг знал, что это </text:span><text:span text:style-name="T60">должен</text:span><text:span text:style-name="T722"> быть Исус Христос</text:span>—<text:span text:style-name="T723">не то, чтобы надеялся, или улавливал какое-то сходство</text:span>—<text:span text:style-name="T724">а просто </text:span><text:span text:style-name="T61">знал</text:span><text:span text:style-name="T724">. Это Спаситель, вернулся и ходит меж людей, в точности, как обещанов старых историях… и, приближаясь, ты убеждаешься в этом всё больше и больше</text:span>—<text:span text:style-name="T725">ты не находишь ничего, что противоречило бы твоему первому изумлению… подойдя, ты проходишь мимо, в ужасе, вдруг он к тебе заговорит… ваши глаза сцепились… всё подтверждается. И самое жуткое, что и он знает. Он видел в твоей душе: все твои убеждённости спадают….</text:span></text:p>
      <text:p text:style-name="P121">– <text:span text:style-name="T726">Тогда… всё происшедшее, начиная с твоих первых дней в Европе, можно описать словами Макса Вебера почти как «рутинизацию харизмы».</text:span></text:p>
      <text:p text:style-name="P122">– <text:span text:style-name="T727">Аутаз,</text:span>– <text:span text:style-name="T727">грит Енцин, а это одно из многих слов у Иреро обозначающих дерьмо, в данном случае, большую, только что высранную лепеху коровы.</text:span></text:p>
      <text:p text:style-name="P393">Андреас Орукамбе сидит перед армейски зелёной рацией морщинистой отделки, приёмник/передатчик, задвинутой в скальный альков комнаты. <text:span text:style-name="T728">Пара резиновых наушников покрывает его уши. </text:span><text:span text:style-name="T62">Schwarzkommando </text:span><text:span text:style-name="T729">используют волну в 53 см—ту самую, что применялась системой Гавайи II для управления Ракетой <text:s/>системой Гавайи II. Кто кроме ракетный маньяков станет слушать 53 см? <text:s/></text:span><text:span text:style-name="T62">Schwarzkommando </text:span><text:span text:style-name="T730">могут быть уверены, во всяком случае, что их прослушивает каждый из конкурентов в Зоне. Выход в эфир из Erdschweinhöhle начинается в 03:00 и длиться до рассвета. Другие </text:span><text:span text:style-name="T62">Schwarzkommando <text:s/></text:span><text:span text:style-name="T730">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text:s/>технические термины, ценная подсказка тем, кто бы ни подслушивал.)</text:span></text:p>
      <text:p text:style-name="P394"><text:span text:style-name="T731">Это вторая половина смены Андреаса, в основном принимает, отвечает, когда потребуется. Выстукивание любой шифровки это приглашение мгновенной паранойи. <text:s/>Тут же вскакивает возможность, что засекут твою антенну, тысячи квадратных километров там, в ночи, полной врагов в их собственных лагерях среди Зоны, безликих, подслушивающих. <text:s/>Хотя они контактируют друг с другом—</text:span><text:span text:style-name="T62">Schwarzkommando </text:span><text:span text:style-name="T732">стараются отслеживать стольких, сколько удастся—впрочем тут нечего сомневаться насчёт их планом касаемо <text:s/></text:span><text:span text:style-name="T62">Schwarzkommando, </text:span><text:span text:style-name="T733">они держатся в отдалении, выжидая оптимальный момент <text:s/>напасть и уничтожить без следа…. Енцин полагает, они будут выжидать пока первая Африканская ракета не будет полностью собрана и готова к старту: смотрится лучше, необходимость устранить реальную угрозу, настоящую технику. А пока что Енцин обеспечивать полную безопасность. Тут, на основной базе проблем нет: для штурма понадобится не менее полка. Но дальше в Зону, в ракетных городах как Целле, Эншеде, Хахенберг—они могут хватать нас по одному, сперва кампания на истощение, а затем скоординированный рейд… а потом останется только этот вот метрополис, осадить, задушить….</text:span></text:p>
      <text:p text:style-name="P395">Возможно, это просто спектакль, <text:span text:style-name="T734">но они уже не </text:span><text:span text:style-name="T63">кажутся</text:span><text:span text:style-name="T734"> Союзниками… хотя история, которую они изобретали для себя натаскивает нас </text:span><text:span text:style-name="T63">ожидать</text:span><text:span text:style-name="T734"> «послевоенное соперничество» хотя на самом деле это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text:span><text:soft-page-break/><text:span text:style-name="T734">враждующих мусоросборщиков, друг на друга… </text:span><text:span text:style-name="T63">с виду</text:span><text:span text:style-name="T734">, они взялись всерьёз…. Марви сейчас должен быть уже с Русскими, а заодно и с Дженерал Электрик—сброс его с поезда в позапрошлую ночь дало нам—сколько? день или два, хорошо ли мы распорядились этим временем?</text:span></text:p>
      <text:p text:style-name="P396">Всё сводится к этому ежедневному сплетани<text:span text:style-name="T735">ю</text:span>, распусканию, <text:span text:style-name="T735">мелкие успехи, мелкие поражения. Тысячи мелочей, каждая изкоторых содержит возможность фатальной ошибки. Енцин хотел бы не быть вовлечённым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их время, их пространство, а он всё ещё ожидает, наивно, результатов, надежды на которые белый континуум перерос столетия тому. Мелочи же—клапана, специнструменты, которые могут быть, а могут и не быть, </text:span><text:span text:style-name="T64">Erdschweinhöhle</text:span><text:span text:style-name="T736">вские склоки и сговоры, потерянные инструкции по эксплуатации, техработники в бегах как от Запада, так и от Востока, нехватка пищи, больные ребятишки—свиваются ка туман, каждая частица со своим множеством сил и направлений… <text:s/>он не может справляться со всем этим одновременно, задержавши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что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во власти этой невероятной музыки, омытой морями синими, как синий цвет,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т вояж возвращение: он состарился нося своё имя, стремительная музыка путешествия написана им самим, так давно, что он забыл её совершенно… но теперь она заново находит его….</text:span></text:p>
      <text:p text:style-name="P123">– <text:span text:style-name="T737">Проблемы в Гамбурге</text:span>— <text:span text:style-name="T738">Андреас строчит на листке бумаги, приподняв один наушник, </text:span><text:span text:style-name="T65">присос</text:span><text:span text:style-name="T738"> взмокрел от пота, <text:s/>чтобы быть на связи в обе стороны.</text:span>– <text:span text:style-name="T739">Похоже опять с ПеэЛами. Сигнал слабый. Всё время пропадает.</text:span></text:p>
      <text:p text:style-name="P397">С момента капитуляции постоянно возникали стычки между гражданскими <text:s/>Немцами и <text:span text:style-name="T740">освобождёнными из лагерей <text:s/>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text:span text:style-name="T66">Schwarzkommando</text:span><text:span text:style-name="T740">. Кто-то видит лишь изношенную форму СС и реагирует так, или иначе—другие принимают их за Морокканцев или Индийцев, как-то приблудившихся через горы из Италии. Немцы всё ещё помнят оккупацию Рейнланда 20 лет тому Французскими колониальными подразделениями, и плакаты вопившие SCHWARZE BESATZUNG AM RHEIN! Ещё одно значение в шаблоне. На прошлой неделе, два <text:s/></text:span><text:span text:style-name="T66">Schwarzkommando </text:span><text:span text:style-name="T741">были застрелены в Гамбурге, другие жестоко избиты. Британское военное правительство послало какие-то войска, но уже после убийств. Похоже весь их интерес был в том, чтобы ввести комендантский час.</text:span></text:p>
      <text:p text:style-name="P124">– <text:span text:style-name="T742">Это Онгуруве.</text:span>– <text:span text:style-name="T743">Андреас подаёт наушники и разворачивается откатиться и пропустить Енцина.</text:span></text:p>
      <text:p text:style-name="P125"><text:soft-page-break/>–… <text:span text:style-name="T744">не знаю, мы им нужны, или нефтеперегонный…</text:span>– <text:span text:style-name="T745">голос наплывает и удаляется в потрескиваниях,</text:span>– … <text:span text:style-name="T746">сотня, может две… так много… </text:span>—<text:span text:style-name="T747">ружённых, дубинки, пистолеты</text:span>—</text:p>
      <text:p text:style-name="P398">Писк и всплеск шипения, <text:span text:style-name="T748">потом вклинивается знакомый голос: «Я могу привезти человек пятнадцать».</text:span></text:p>
      <text:p text:style-name="P126">– <text:span text:style-name="T749">Говорит Ганновер,</text:span>– <text:span text:style-name="T750">бормочет Енцин, стараясь звучать довольным.</text:span></text:p>
      <text:p text:style-name="P127">– <text:span text:style-name="T751">Ты имеешь ввиду Иосиф Омбинди.</text:span>– <text:span text:style-name="T752">Андреас недоволен.</text:span></text:p>
      <text:p text:style-name="P399">Дело в том, что Онгуруве, <text:span text:style-name="T753">который просит помощи, нейтрален относительно Вопроса Пустых, или делает вид. Но если Омбинди явится в Гамбург с вспомогательными силами, он может решить там и остаться. Ганновер, даже с тамошним заводом Фольксвагена, для него всего лишь ступенька вверх. <text:s/>Гамбург даст Пустым более сильную основу власти и это может представить возможность. Север для них родной элемент, в любом случае…</text:span></text:p>
      <text:p text:style-name="P128">– <text:span text:style-name="T754">Мне надо идти,</text:span>– <text:span text:style-name="T754">передавая наушники Андреасу.</text:span>– <text:span text:style-name="T755">Что не так?</text:span></text:p>
      <text:p text:style-name="P128">– <text:span text:style-name="T756">Может работа Русских, хотят тебя выманить.</text:span></text:p>
      <text:p text:style-name="P129">– <text:span text:style-name="T757">Всё хорошо. Насчёт Чичерина можешь не беспокоиться. Не думаю, что он там.</text:span></text:p>
      <text:p text:style-name="P130">– <text:span text:style-name="T758">Но твой Европеец сказал</text:span>—</text:p>
      <text:p text:style-name="P130">– <text:span text:style-name="T759">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text:span></text:p>
      <text:p text:style-name="P131">– <text:span text:style-name="T760">Но если Марви теперь гоняется за ним, то может он чего-то стоит.</text:span></text:p>
      <text:p text:style-name="P132">– <text:span text:style-name="T761">Если стоит, то мы ещё с ним свидимся.</text:span></text:p>
      <text:p text:style-name="P400">Енцин подхватывает свой рюкзак, глотает пару таблеток <text:s/>Первитина на дорожку, <text:span text:style-name="T762">напоминает Андреасу про одну другую деловую мелочь наутро, и подымается длинными уклонами сквозь камень и соль на поверхность. </text:span></text:p>
      <text:p text:style-name="P401">Снаружи, он вдыхает вечнозелёный воздух Гарца. <text:span text:style-name="T763">В древних деревнях это было бы временем вечерней дойки. Восходит первая звезда, оканумаихи, маленькая любительница сладкого молока….</text:span></text:p>
      <text:p text:style-name="P402">Но эта должно быть другая звезда, северная. <text:span text:style-name="T764">Покоя нет. Что стало с нами? Если выбор никогда не бывает за нами, если всем Иреро Зоны суждено жить в груди Ангела, который пробовал нас уничтожить в Юго-Западной… выходит: мы обойдены, или избраны для чего-то более ужасного?</text:span></text:p>
      <text:p text:style-name="P403">Енцин должен успеть в Гамбург до следующего убийства солнца копьями. <text:span text:style-name="T765">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на восток ещё и к Русским…. Нордхаузен отойдёт под Русское правление, тут-то у нас и закрутится действие… Будет ли у него шанс подобраться к Чичерину? Енцин никогда не видел этого человека, но им суждено сойтись. Енцин его сводный брат. Они от одной плоти. </text:span></text:p>
      <text:p text:style-name="P404">Его седалищный нерв запульсировал. Слишком много засиживается. <text:span text:style-name="T766">Он идёт хромая, один, голова до сих пор опущена под низкий потолок штолен оставшейся позади </text:span><text:span text:style-name="T67">Erdschweinhöhle</text:span><text:span text:style-name="T445">—как знать что ждёт тебя здесь если голова <text:s/>поднята слишком высоко? По дороге к железнодорожному переезду, высокий и серый в брезжащем свете звёзд, Енцин направляется к Северу….</text:span></text:p>
      <text:p text:style-name="P404"><draw:frame draw:style-name="fr1" draw:name="Image3" text:anchor-type="paragraph" svg:width="6.9252in" svg:height="0.3661in" draw:z-index="3"><draw:image xlink:href="Pictures/1000000000000B720000009B428C9716555D8079.png" xlink:type="simple" xlink:show="embed" xlink:actuate="onLoad" loext:mime-type="image/png"/></draw:frame></text:p>
      <text:p text:style-name="P405"><text:soft-page-break/>Вот-вот рассветёт. <text:span text:style-name="T767">На сотню футов ниже расстилается бледное покрывало облака протянувшееся к западу насколько <text:s/>хватает их взгляда. Здесь 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овав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text:span></text:p>
      <text:p text:style-name="P133">– <text:span text:style-name="T768">Для поцелуя дьявола, конечно же,</text:span>– <text:span text:style-name="T768">Гели прижимается ох-ты-глупенький к его подмышке и Слотроп чувствует себя малость противным и простаком, то не знает такого. Впрочем, о ведьмах он почти без понятия, пусть даже, в его предках, была одна настоящая Салемская Ведьма, одна из последних в ватаге вздёрнутых, несколько таких же <text:s/>на протяжении столетий зависли с фамильного дерева Слотропа. Её звали Эми Спру, отщепенка в семье ставшая Антиномианисткой в возрасте 23 и бегала безумной в округе Бёркшира, опередив на 200 лет Чокнутую Сью Дамхэм, крадя младенцев, катаясь на коровах в сумерки, принося в жертву кур на Горе Снод. Непомерная злоба к тем курам, какможете себе представить. Коровы и младенцы всегда, почему-то, возвращались целёхоньки. Эми Спру не была, в отличие от молодой попрыгуньи Дороти, гадкой ведьмой.</text:span></text:p>
      <text:p text:style-name="P133"/>
      <text:p text:style-name="P406">Она шла в Род-Айленд прибежище найти</text:p>
      <text:p text:style-name="P406">Решила отдохнуть в Салеме по пути</text:p>
      <text:p text:style-name="P407">Но им там не понравилось как она улыбалась</text:p>
      <text:p text:style-name="P407">И вместе с ведьмами на висилице к утру она болталась…</text:p>
      <text:p text:style-name="P407"/>
      <text:p text:style-name="P408">Её обвинили в колдовстве и приговорили к смерти. <text:span text:style-name="T769">Ещё одна сдвинутая в роду Слотропа. Если её вообще поминали вслух, то всегда пожимая плечами, совсем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а»,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text:s/>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безволосая пизда берёт истоки в рисунках фон Байроса. «А, ты просто не хочешь брить свою»,– каркает Слотроп.– «Ха! Ха! Тоже мне ведьма!»</text:span></text:p>
      <text:p text:style-name="P134">– <text:span text:style-name="T770">Я </text:span><text:span text:style-name="T68">тебе</text:span><text:span text:style-name="T770"> что-то покажу,</text:span>– <text:span text:style-name="T771">грит она, для этого они и бодрствуют в этот безбожный час, прижавшись друг к другу и держась за руки.</text:span>– <text:span text:style-name="T772">Теперь посмотри,</text:span>– <text:span text:style-name="T772">шепчет Гели,</text:span>– <text:span text:style-name="T772">вон туда.</text:span></text:p>
      <text:p text:style-name="P409">Когда свет солнца падает им на спины, почти отвесно, <text:span text:style-name="T773">э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дотягиваясь к Веслеру…. «Охренеть,»– Слотроп малость взвинчен.– «Это Призрак». Такое же можно наблюдать на Грейлок в Бёркшире. Но здесь это называется Брокенгешпенст.</text:span></text:p>
      <text:p text:style-name="P410">Тени богов. Слотроп возносит руку. <text:span text:style-name="T774">Е</text:span>го пальцы покрывают города, <text:span text:style-name="T774">уго бицепс провинции—конечно же он возносит руку. А что ещё от него ждать? Руко-тень обгоняет радуги продвигаясь к востоку охватить Гётинген. Причём тени необычные—трёхмерные тени, отбрасываемые на Германский восход, да и </text:span><text:soft-page-break/><text:span text:style-name="T774">Титаны </text:span><text:span text:style-name="T69">должны</text:span><text:span text:style-name="T774"> были жить в этих горах, или под ними…. Не вписываются до невозможности. Ни одна река не сможет понести. Никогда не взглянуть на горизонт с мыслью, что он может продолжаться вечно. Ни одного дерева, чтобы взобраться. Ни одного долгого путешествия… остались лишь их чёткие силуеты, озарённые раковины ничком поверх туманов, в которых движутся люди….</text:span></text:p>
      <text:p text:style-name="P411">Гели вскидывает ногу словно танцовщица, а голову склоняет вбок. Слотроп выставляет свой средний палец к западу, <text:span text:style-name="T775">стремительный палец затемняет три мили облаков в секунду. Гели хватает его за хуй. Слотроп склоняется куснуть её титьку. Они громадны, танцуя по площадке всего обозримого неба. Он залазит ей под юбку. Она обвивает ногу вокруг одной из его. Спектры хлещут от красного до индиго, потоком прилива, безмерные, по всем краям. Там под облаками всё так же тихо, и затерянно, как Атлантида.</text:span></text:p>
      <text:p text:style-name="P412">Однако, <text:span text:style-name="T1">Brockengespenstphänomen </text:span><text:span text:style-name="T776">ограничен хрупким интерфейсом рассвета, и вскоре тени начинают откатываться обратно к своим владельцам. </text:span></text:p>
      <text:p text:style-name="P135">– <text:span text:style-name="T777">Слышь, а тот Чичерин когда-нибудь</text:span>—</text:p>
      <text:p text:style-name="P135">– <text:span text:style-name="T777">У Чичерина слишком много других дел.</text:span></text:p>
      <text:p text:style-name="P413"><text:span text:style-name="T445">–</text:span> О, ну а я, типа, трутень или вроде того. </text:p>
      <text:p text:style-name="P136">– <text:span text:style-name="T778">Ты другой.</text:span></text:p>
      <text:p text:style-name="P137">– <text:span text:style-name="T779">О-о-о-па… ему </text:span><text:span text:style-name="T70">нужно</text:span><text:span text:style-name="T779"> увидеть это.</text:span></text:p>
      <text:p text:style-name="P414">Она с любопытством взглянула на него, <text:span text:style-name="T780">но не спросила почему—её зубы прижали нижнюю губу и </text:span><text:span text:style-name="T71">warum </text:span><text:span text:style-name="T781">(врум, звучит у Пластикмэна) остаётся пойманным в её рту. Тоже неплохо. Слотроп и сам не </text:span><text:span text:style-name="T72">знает</text:span><text:span text:style-name="T781"> почему. Ничем не может помочь, если кому-то вздумается расспросить. Прошлой ночью он и Гели наткнулись на пост </text:span><text:span text:style-name="T72">Schwarzkommando </text:span><text:span text:style-name="T782">возле одного из входов в старую шахту. Иреро допрашивали его <text:s/>не меньше часа. О, просто брожу тут, знаете ли, высматриваю что-нибудь необычное, что называется «человеческий интерес», конечно увлекательно, нам всегда интересно чем вы: ребята заняты… Гели хмыкнула в темноте. Они должно быть знают её. Не задали </text:span><text:span text:style-name="T73">ей</text:span><text:span text:style-name="T782"> ни одного вопроса.</text:span></text:p>
      <text:p text:style-name="P415">Позже, когда он начал у неё выспрашивать, <text:span text:style-name="T783">оказалось она толком не знает что за дела между Чичериным и Африканцами, но что бы то ни было, они идут с большим накалом. </text:span></text:p>
      <text:p text:style-name="P138">– <text:span text:style-name="T784">Это ненависть, ясное дело,</text:span>– <text:span text:style-name="T784">сказала она.</text:span>– <text:span text:style-name="T785">До чего глупо. Война закончена. Тут не политика и не пошёл-бы-ты-братишка-на-хуй, это старинная, чистая, личная ненависть.</text:span></text:p>
      <text:p text:style-name="P139">– <text:span text:style-name="T786">Енцин?</text:span></text:p>
      <text:p text:style-name="P139">– <text:span text:style-name="T786">По-моему, да.</text:span></text:p>
      <text:p text:style-name="P416">На Брокене оказались как Американские, так и Русские войска. <text:span text:style-name="T787">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и Слотропа они стерпели, но главная удача, тут похоже ни души из Артиллерии.</text:span></text:p>
      <text:p text:style-name="P557"><text:span text:style-name="T789">Но это всего лишь минутная безопасность. Майор Марви скрежещет зубами по всему Гарцу, </text:span><text:span text:style-name="T790">доводя до сердечного приступа канареек тысячами, и те шмякаются жёлтыми стаями с деревьев брюшками вверх, пока он бесчинствует с воплями </text:span><text:span text:style-name="T849">Схватить</text:span><text:span text:style-name="T790"> агликашку <text:s/>’есоса <text:s/>мне похер сколько требуется людей хоть и ёбаная </text:span><text:span text:style-name="T849">дивизия,</text:span><text:span text:style-name="T790"> усёк сказано? Просто вопрос времени прежде, чем он опять возьмёт след. Он чокнутый. Слотроп малость того, но не настолько—тут натуральный сдвиг, это преследование Марви. Возможно </text:span><text:soft-page-break/><text:span text:style-name="T790">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GE, </text:span><text:span text:style-name="T791">а это деньги Моргана, </text:span><text:span text:style-name="T792">есть деньги Моргана и в Гарварде, и наверняка где-то сцепка с Лайлом Блэндом… </text:span><text:span text:style-name="T793">кто они, а? что им надо от Слотропа? </text:span><text:span text:style-name="T794">Он уже точно знает, что тот Цвитер, чокнутый Нацисткий учёный, </text:span><text:span text:style-name="T795">один из них. </text:span><text:span text:style-name="T796">А тот добрый старичок профессор Глимпф дожидался внизу в Миттельверке, </text:span><text:span text:style-name="T797">подхватить Слотропа если покажется. </text:span><text:span text:style-name="T798">Исусе. Если б Слотроп не улизнул, когда стемнело, обратно в Нордхаузен к Гели, </text:span><text:span text:style-name="T799">они б его наверняка уже схватили, </text:span><text:span text:style-name="T800">избили, а может и прикончи</text:span><text:span text:style-name="T801">л</text:span><text:span text:style-name="T800">и. </text:span><text:span text:style-name="T793"><text:s/></text:span></text:p>
      <text:p text:style-name="P556"><text:span text:style-name="T793">П</text:span><text:span text:style-name="T788">еред спуском с горы, им удалось вы</text:span><text:span text:style-name="T804">цыган</text:span><text:span text:style-name="T788">ить <text:s/>шесть сигарет и пару сухих пайков у часовых. </text:span><text:span text:style-name="T802">Гели знает, что у её друга есть друг на ферме в Голден Ауэ, энтузиаст воздухоплавания </text:span><text:span text:style-name="T803">на</text:span><text:span text:style-name="T802"> воздушны</text:span><text:span text:style-name="T803">х</text:span><text:span text:style-name="T802"> шара</text:span><text:span text:style-name="T803">х по имени Шнорп</text:span><text:span text:style-name="T802">, </text:span><text:span text:style-name="T803">которы направляется в Берлин.</text:span></text:p>
      <text:p text:style-name="P420">– Но мне не надо в Берлин.</text:p>
      <text:p text:style-name="P141">– <text:span text:style-name="T918">Тебе надо туда, где нет Марви, </text:span><text:span text:style-name="T74">Liebchen</text:span><text:span text:style-name="T918">.</text:span></text:p>
      <text:p text:style-name="P418">Шнорп сияет, вполне рад компании, <text:span text:style-name="T919">только что из местного военторга <text:s/>с охапкой белых плоских коробок, товар, который он собирается толкнуть в Берлине. «Без проблем»,– говорит он Слотропу,–«не беспокойся. Я так добирался сотни раз. Никто к воздушному шару не цепляется».</text:span></text:p>
      <text:p text:style-name="P419">Он ведёт Слотропа за дом и там, посреди наклонного зелёного поля, <text:span text:style-name="T920">плетёная гондола рядом с грудой жёлтого и красного шёлка. </text:span></text:p>
      <text:p text:style-name="P142">– <text:span text:style-name="T921">Вот уж и впрямь неприметное бегство,</text:span>– <text:span text:style-name="T921">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регулирует пламя на всю, пока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text:span>– <text:span text:style-name="T922">перекрикивает Гели шум горелки. </text:span>«<text:span text:style-name="T923">Пока снова тебя увижу...»</text:span>– <text:span text:style-name="T924">Слотроп вскарабкивается в корзину к Шнорпу. Купол чуть приподнялся над землёй и ветер подхватывает его. Они начинают двигаться. Гели и ребятня ухватились за борта корзины со всех сторон, купол всё ещё не расправился но набирает скорость, волоча их сколько позволяет скорость детских ног, вопящих и хохочущих, вверх по склону. Слотроп как может старается не помешать, держась так, чтобы Шнорпу видно было и пламя направленное в купол и тросы корзины. Наконец купол вскидывается кверху, застив солнце, внутри которого продолжается бурное переплетение ёлтого и красного жара. Один за другим, наземная команда отпадают, махая «до свиданья». Последней отцепляется Гели в её белом платье, волосы зачёсаны назад в косички, её мягкий подбородок и рот и серьёзные глаза всматриваются в Слотропа сколько она может про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напомнить себе </text:span><text:span text:style-name="T75">а, кончай быть размазнёй. </text:span><text:span text:style-name="T925">Что тут творится с его мозгами?</text:span></text:p>
      <text:p text:style-name="P421">Они взмывают над частоколом елей. <text:span text:style-name="T926">Гели с ребятишками уменьшаются до штрихов тени на зелёной лужайке. Холмы пропадают, разглаживаются. Вскоре, при взгляде назад, Слотропу виден Норденхаус: Собор, Ратхаус, церковь св. Бласиуса… квартал без крыш, в котором он встретил Гели….</text:span></text:p>
      <text:p text:style-name="P422">Шнорп толкает локтем и указывает вниз. Присмотревшись, Слотроп различает колонну из четырёх <text:span text:style-name="T927">тускло-оливковых автомобилей, что мчат, вздымая пыль, к ферме. Мамаши Марви, судя по всему. А Слотроп болтается на разноцветном пляжном мячике. Ну, и ладненько.— «От меня жди неудач»,– орёт Слотроп чуть спустя. Они легли уже на устойчивый курс к северо-востоку и жмутся поближе к </text:span><text:soft-page-break/><text:span text:style-name="T927">спиртовому пламени, воротники вскинуты, с разницей должно быть в 50</text:span><text:span text:style-name="T928">° </text:span><text:span text:style-name="T929">между ветром в их спины и жаром в лицо.</text:span><text:span text:style-name="T445">– «Мне сразу надо было предупредить. Ты даже не знаешь меня, а теперь вот летим в Русскую зону».</text:span></text:p>
      <text:p text:style-name="P423">Шнорп, с волосами встрёпанными как праздничное сено, выпячивает знаком Германской задумчивости свою верхнюю губу: «Никаких зон нет»,<text:span text:style-name="T445">– </text:span>грит он, повторяя уже слышанное от Гели.<text:span text:style-name="T445">– «</text:span>Нет никаких зон, а только Зона».</text:p>
      <text:p text:style-name="P424">Вскоре Слотроп начал заглядывать <text:span text:style-name="T934">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блядь святая! У меня точно пошли галлюцинации».– И тому подобный разговор младшего подельника.</text:span></text:p>
      <text:p text:style-name="P143">– <text:span text:style-name="T935">Нужна карточка военторга.</text:span>– <text:span text:style-name="T935">Знакомая песня в их магазинах.</text:span></text:p>
      <text:p text:style-name="P144">– <text:span text:style-name="T936">На данный момент мне не поставят печать даже на карточку суспензория для букашки,</text:span>– <text:span text:style-name="T937">отвечает Слотроп не таясь.</text:span></text:p>
      <text:p text:style-name="P145">– <text:span text:style-name="T938">Ладно, поделюсь с тобой одним тортом,</text:span>– <text:span text:style-name="T939">чуть погодя решает Шнорп,</text:span>–<text:span text:style-name="T939"> а то мне что-то есть захотелось.</text:span></text:p>
      <text:p text:style-name="P146">– <text:span text:style-name="T940">Ё-моё, братан.</text:span></text:p>
      <text:p text:style-name="P425">Ну, <text:span text:style-name="T941">так Слотроп просто въелся в этот торт! Кайфует, слизывая крем с пальцев, когда случайно змечает в небе, со стороны Нордхаузена, этот забавный тёмный объект, размером с точку: «Ээ...»</text:span></text:p>
      <text:p text:style-name="P426">Шнорп оглядывается: «<text:span text:style-name="T1">Kot</text:span>!»<text:span text:style-name="T445">– выхватывает медную подзорную трубу и опирает на борт корзины.– «</text:span><text:span text:style-name="T1">Kot</text:span>! <text:span text:style-name="T1">Kot</text:span>!<text:span text:style-name="T445">—без оознавательных знаков».</text:span></text:p>
      <text:p text:style-name="P147">– <text:span text:style-name="T942">А что оно…</text:span></text:p>
      <text:p text:style-name="P427">В воздухе настолько синем, что можешь зажать его меж пальцев, потереть, и они тоже станут синими, <text:span text:style-name="T943">они следят как точка медленно вырастает в заржавелый разведывательный самолёт. И вот уже им слышен звук его мотора, ревуче трескучий. </text:span></text:p>
      <text:p text:style-name="P428">Вместе с ветром догоняющим их, едва слышно, различается хор Фурий:</text:p>
      <text:p text:style-name="P428"/>
      <text:p text:style-name="P615">Был молодец по им<text:span text:style-name="T944">е</text:span>ни Женя</text:p>
      <text:p text:style-name="P615">Любитель <text:span text:style-name="T944">у</text:span>силителя напряжения</text:p>
      <text:p text:style-name="P616">Но пара коротких <text:s/></text:p>
      <text:p text:style-name="P616">Оставила парня в чём мать родила</text:p>
      <text:p text:style-name="P616">И дом его сожгла дотла!</text:p>
      <text:p text:style-name="P616"/>
      <text:p text:style-name="P630">Ja, ja, ja, ja!</text:p>
      <text:p text:style-name="P616">В Пруссии не целуют в пусю...</text:p>
      <text:p text:style-name="P405"/>
      <text:p text:style-name="P429">Самолёт прогудел за пару метров, <text:span text:style-name="T945">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text:span><text:span text:style-name="T76">вручим тебе</text:span><text:span text:style-name="T945"> твою же собственную жопу!»</text:span></text:p>
      <text:p text:style-name="P430"><text:soft-page-break/>И сам того не ожидая, Слотроп схватил <text:span text:style-name="T946">один торт. «Ёб твою!»– швыряет он, отличный бросок, самолёт медленно прочёсывает мимо и </text:span><text:span text:style-name="T77">шмяк</text:span><text:span text:style-name="T946"> влепляется точно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text:span></text:p>
      <text:p text:style-name="P150">– На моторе нет обтекателя,cowling замечает Слотроп,cowling надо целить в него.– Сейчас им видна спина самолёта, кабина лётчика битком полна накачанных пивом Американцев, они поют:</text:p>
      <text:p text:style-name="P431"/>
      <text:p text:style-name="P617">Был парень по имени Риттер </text:p>
      <text:p text:style-name="P617">Он поимел контрольный трансмиттер</text:p>
      <text:p text:style-name="P617">Оттого его хуй</text:p>
      <text:p text:style-name="P617">Стал болтаться как буй,</text:p>
      <text:p text:style-name="P618">Иль как шквалом растерзанный свитер.</text:p>
      <text:p text:style-name="P433"/>
      <text:p text:style-name="P434">Дистанция в сто метров и быст<text:span text:style-name="T947">р</text:span>о сокращается. <text:span text:style-name="T948">Шнорп стискивает руку Слотропа и указывает вправо по курсу. Провидению вздумалось <text:s/>выставить на их пути белый склон большущего облака и ветер скоро несёт их туда. Бурлящее создание простирает белый щупальцы, машет скорей… скорей… и вот они внутри него, внутри его влажной и льдистой передышки….</text:span></text:p>
      <text:p text:style-name="P148">– <text:span text:style-name="T949">Теперь они подождут.</text:span></text:p>
      <text:p text:style-name="P149">– <text:span text:style-name="T949">Нет,</text:span>– <text:span text:style-name="T950">Шнорп оттопыривает ухо,</text:span>– <text:span text:style-name="T950">они выключили мотор, они тут с нами.</text:span>– <text:span text:style-name="T951">Запелёнатая тишина длиться минуту-две, но затем, конечно же:</text:span></text:p>
      <text:p text:style-name="P432"/>
      <text:p text:style-name="P619">Был однажды парень по имени Род,</text:p>
      <text:p text:style-name="P619">Он трахнул сервопривод</text:p>
      <text:p text:style-name="P619">Но его конец </text:p>
      <text:p text:style-name="P619">Отрастил зубец</text:p>
      <text:p text:style-name="P619">И он стал полный урод.</text:p>
      <text:p text:style-name="P619"/>
      <text:p text:style-name="P631">Шнорп возится с пламенем, серо-розовый нимб, <text:span text:style-name="T952">чтоб стать менее заметным, однако не слишком потерять высоту. Они плывут в тусклой сфере собственного света, без координат. Утёсы гранита слепо колошматят вверх словно кулаки в облако, стараясь попасть в шар.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text:span></text:p>
      <text:p text:style-name="P631"/>
      <text:p text:style-name="P622">Был молодой человек из Декатера </text:p>
      <text:p text:style-name="P620">Что спал с ЖК генератором</text:p>
      <text:p text:style-name="P621"><text:soft-page-break/>Яйца и хуй сковало льдом</text:p>
      <text:p text:style-name="P621">Жопу тоже, но малость потом</text:p>
      <text:p text:style-name="P621">Холодней стала лунного кратера.</text:p>
      <text:p text:style-name="P632"/>
      <text:p text:style-name="P633">Занавесь пара отступает раскрыть Американцев, планирующих <text:span text:style-name="T953">менее, чем в</text:span> десяти <text:s/>метрах <text:span text:style-name="T954">и чуть быстрее воздушного шара. </text:span></text:p>
      <text:p text:style-name="P634">– <text:span text:style-name="T955">Давай!</text:span>– <text:span text:style-name="T955">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как лёгкое вооружение. Но они проскальзнули мимо и туман уже снова смыкается. Раздались пара выстрелов.</text:span></text:p>
      <text:p text:style-name="P636">– <text:span text:style-name="T956">Блядь, если они продырявят тот шар, мэн</text:span>—</text:p>
      <text:p text:style-name="P635">– <text:span text:style-name="T957">Тсс. Думаю мы перебили провод зажигания.</text:span>– <text:span text:style-name="T958">Дальше в середине облака слышен назойливый визг застопорившегося мотора. Сцепление отчаянно воет.</text:span></text:p>
      <text:p text:style-name="P637">– <text:span text:style-name="T959">Ёб твою!</text:span>– <text:span text:style-name="T959">приглушённый вопль, издали. Непрерывный скулёж <text:s/>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text:span></text:p>
      <text:p text:style-name="P638">– <text:span text:style-name="T960">Нет, нет. Не переживай. Это типа в первые дни становления торговой системы. Мы вернулись вспять. Вторая попытка. Караванные пути долги и опасны. Потери при перевозке просто часть жизни. Тебе представился шанс взглянуть на </text:span><text:span text:style-name="T78">Ur-</text:span><text:span text:style-name="T1">Markt</text:span>.</text:p>
      <text:p text:style-name="P655">Когда облака рассеялись через несколько минут, они увидели, что тихо плывут под солнцем, <text:span text:style-name="T961">с вантов капает, купол шара всё ещё поблескивает после влажного облака. Самолёта Марви не видать нигде. Шнорп регулирует горелку. Они начинают подниматься.</text:span></text:p>
      <text:p text:style-name="P658">Ближе к закату, Шнорпа потянуло на раздумья: «Смотри. Виден край. В этих широтах тень земли мчится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проходит над сельской местностью, чью зелёную чересполосицу сумерки сгоняют сейчас к чёрному: нить речки <text:s/>пылающей в вечернем солнце, спутанно-угловатый узор ещё одного обескрышенного города.</text:p>
      <text:p text:style-name="P656">Закак красный с жёлтым, как и воздушный шар. <text:span text:style-name="T962">На горизонте кроткая сфера искривляет свой низ, персик на фарфоровом блюде. «Чем дальше к югу»,– продолжает Шнорп,– «тем быстрее мчит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text:span></text:p>
      <text:p text:style-name="P657">Ветер тащит их дальше, к северо-востоку. «Южная Франция»,<text:span text:style-name="T445">– </text:span>припоминает тут Слотроп.<text:span text:style-name="T445">– «Да. Это где я преодолел звуковой барьер….»</text:span></text:p>
      <text:p text:style-name="P657"><draw:frame draw:style-name="fr1" draw:name="Image4" text:anchor-type="paragraph" svg:width="6.9252in" svg:height="0.3661in" draw:z-index="4"><draw:image xlink:href="Pictures/1000000000000B720000009B428C9716555D8079.png" xlink:type="simple" xlink:show="embed" xlink:actuate="onLoad" loext:mime-type="image/png"/></draw:frame><text:s/><text:span text:style-name="T963">Зона в разгаре лета: души в упокоении за кусками стены, крепко спят скрючившись в снарядных ящиках, на приволье трахаются под дренажными трубами, закатав серые подолы рубах, бредут в грёзах посреди полей. Мечты о еде, забытье, других историях….</text:span></text:p>
      <text:p text:style-name="P659"><text:soft-page-break/>Тишь тутт это отступление звука, как отступает <text:span text:style-name="T964">прибой перед приливом: звуки утекают прочь, под уклоны акустических каналов, скопиться, где-то там, в громадный всплеск шума. Коровы—здоровенные недотёпы в чёрных и белых кляксах, запряжены в плуга, потому что лошади в Зоне все исчезли—надрываются с пустыми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text:s/>наших последних Фронтов. Возможно несколько нашли безопасный приют у Русских, которые всё ещё неравнодушны к лошадям. Костры их стоянок рассылают лучи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text:span text:style-name="T79">-ствуй</text:span><text:span text:style-name="T964"> и -</text:span><text:span text:style-name="T80">лся</text:span><text:span text:style-name="T964">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text:span></text:p>
      <text:p text:style-name="P660">Среди всей вибрирующей плоти движется чокнутый сборщик утиля Чичерин, который состоит больше из металла, чем чего-то ещё. Стальные зубы взблёскивают, когда он говорит. На темени подволосами серебряная плата. Золотая проволока пронизывает <text:s/>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только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text:p>
      <text:p text:style-name="P661">Он пришёл сюда, со своим прихрамыванием, неизменным, как золото, <text:span text:style-name="T965">из холодов, лугов, тайны. Официально он подчинён ЦАГИ, Центральному Аэро-Гидродинамическому Институту в Москве. В приказе ему предписана техническая разведка. Но его настоящая миссия в Зоне дело личное, навязчивое и отнюдь—как ему слегка и по всякому намекали его начальники—не отражают интересы народа. Чичерин считает, что, если подходить буквально, они вполне правы. Но ему не лишком ясны интересы предупреждающих. У них могут иметься свои причины желать ликвидации Енцина, несмотря на то, что они говорят. Возможно их расхождения с Чичериным вызваны сроками, или мотивами. У Чичерина мотивы не политические. Небольшое государство, которое он создаёт в Германском вакууме зиждется на настоятельной необходимости, которую он уже и не пытается понять, необходимость уничтожить </text:span><text:span text:style-name="T81">Schwarzkommando </text:span><text:span text:style-name="T966">и своего мифического сводного брата Енцина. Сам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Был один давний функционер, Меньшевик перешедший к Большевикам, 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ну и ладно. Теперь </text:span><text:span text:style-name="T82">такое</text:span><text:span text:style-name="T966"> государство есть. Но опять-таки, есть и другое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что были преданы бессонными ночами,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text:span text:style-name="T82">fräuleins</text:span><text:span text:style-name="T966"> по всей Зоне просто компромисс: он знает, в этом чересчур много удовольствия, даже когда разведданные хороши. Но предвидимые опасности любви, привязанности, всё же слишком легковесны, чтобы он пошёл на них, если бросить на чашу весов для сравнения с тем, что ему предстоит сделать. </text:span></text:p>
      <text:p text:style-name="P661"><text:soft-page-break/></text:p>
      <text:p text:style-name="P662">В раннюю пору Сталина, Чичерин был <text:span text:style-name="T967">направлен</text:span> в отдалённый «медвежий угол», <text:span text:style-name="T967">в Семиречье. Летом каналы ирригации потели расплывчатой лепниной по зелени оазиса. Зимой липкие чайные стаканы загромождали подоконники, солдаты играли в </text:span><text:span text:style-name="T83">преферанс</text:span><text:span text:style-name="T967">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лошадьми, бесконечных толчков в земле…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text:span></text:p>
      <text:p text:style-name="P663">Он приехал, чтобы дать живущим <text:span text:style-name="T968">в этой дали</text:span> племенам алфавит: <text:span text:style-name="T969">они обходились чисто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представляли НТА (Новый Тюркский Алфавит) в необычайно чуждой стране. </text:span></text:p>
      <text:p text:style-name="P664">По утрам после завтрака, Чичерин обычно отправлялся в ту красную юрту, <text:span text:style-name="T970">проведать строгую учительницу Галину—которая затрагивала пару отведённых женщинам частей в его натуре… в общем… часто он отправлялся гулять, а <text:s/>утреннее небо полно <text:s/>молний: порывистых, слепящих. Жуть. <text:s/>Земля сотрясается гулом ниже предела слышимости. Может 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глядными десятинами трав, столбиками коровяка, в зыби насколько хватает глаз, зелёной и серой от ветра. Ошеломительный ветер. Но он стоит посреди улицы, в его потоке, удерживая штаны, <text:s/>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в самые промозглые привалы его души, сталкиваясь в оголённом Ленинграде с неизбежностью своей смерти, смертями своих товарищей, никогда не обращался к воспоминаниям о Семиречье, чтоб укрыться в них. .. Не слушал музыки, не выходил в летний поход… не видел в степи лошадь в свете угасающего дня….</text:span></text:p>
      <text:p text:style-name="P665">И уж конечно не о Галине. Она не годится даже быть «воспоминанием». <text:span text:style-name="T971">Галина скорее уже что-то типа фигуры алфавита, или процедуры при разборке винтовки Мосина—да, типа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 в котором вырабатываются свои перемены, своя маленькая диалектика, пока не закончится, и не о чем вспомнить кроме структуры….</text:span></text:p>
      <text:p text:style-name="P666">Её глаза прячутся в железных тенях, <text:span text:style-name="T972">глазницы тёмные, словно от точных ударов. Челюсть у неё невелика, квадратна и подана вперёд, нижние зубы показываются чаще, когда заговорит…. Почти никогда не улыбается. Кости её лица крепко изогнуты и склёпаны. Её аура это пыль мела, хозяйственное мыло и пот. С отчаянной Любой по краям, постоянно, её комнаты, у своего окна, миловидный беркут. Галина натренировала её—но только Люба летает, только она знает падение длиною в версту, пронзание когтями и кровь, а её тощая владелица должна оставаться внизу в классной комнате, взаперти, скованной словами, течением и морозными узорами белых слов. </text:span></text:p>
      <text:p text:style-name="P667"><text:soft-page-break/>Свет пульсирует среди туч, <text:span text:style-name="T973">Чичерин месит грязь улицы к Центру, получает румянец Любы, что-то типа поклона и салюта взятой на караул шваброй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трактора, свечей, наконечников тяги, стальных футляров для карт, обойм 7.62 мм, крох и кусков лепёшек, готовясь попросить сигарету, которая уже вынута Чичериным из кармана и протянута. </text:span></text:p>
      <text:p text:style-name="P668">Он благодарит улыбкой. Так-то лучше. <text:span text:style-name="T974">Он не уверен насчёт намерений Чичерина, ещё меньше о дружбе этого Русского. Отец Джакыпа Кулана погиб во время восстания 1916, в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text:s/>как-то отследить к северу, до нуля на маковке мира. Русские переселенцы, охваченные паникой дружинников, окружили и поубивали более смуглых беженцев лопатами, вилами, выстрелами из старых ружей, что кому подвернулось. Обычный случай в Семиречье той поры, даже так отдалённо от железной дороги. Они охотились на Сартов, Казахов, Кыргызов, Дунганов в то жуткое лето как на <text:s/>дичь. Вёлся ежедневный счёт. Это было состязанием, добродушным, но не на шутку. Тысячи неугомонных туземцев отправили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солид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text:span></text:p>
      <text:p text:style-name="P669">Ну, пока что, при текущих раскладах в Москве, Дакып Кулан сын <text:span text:style-name="T975">национального мученика. К власти пришёл Грузин, к власти в России, древней и абсолютной, провозгласивший Будь Добр к 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меры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намёком соколиной охоты—опутята, небеса и земля, путешествия…. Или молчание от Галины там, где могли <text:s/>быть слова….</text:span></text:p>
      <text:p text:style-name="P670">Тут она стала знатоком молчаний. <text:span text:style-name="T976">Дя великих молчаний Семиречья ещё не создан алфавит и, наверное, его никогда <text:s/>не будет. Они способны в любой момент зайти в комнату, в сердце, обращая в мел и бумагу здравые Советские альтернативы привезённые сюда агентами Ликбеза. Эти молчания НТА не в силах заполнить, ни ликвидировать, необъятны они и пугающи как стихии в этом медвежьем углу—предназначены для Земли бо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шагом—и в то же время, она была жителем, внизу, внутри игрушечного города, просыпаясь посреди поздней ночи, моргая кверху в ранящий свет дня, в ожидании уничтожения, до ужаса напряжена ожиданием, невозможностью дать имя </text:span><text:soft-page-break/><text:span text:style-name="T976">тому, что приближается, зная—жутко сказать—что это сама, Центрально Азиатская, она и есть то Неназываемое, что так страшит её….</text:span></text:p>
      <text:p text:style-name="P671">Эти высокие, эти затмевающие звёзды Мусульманские ангелы… <text:span text:style-name="T1">O, wie spurlos zerträte ein Engel den Trostmarkt. </text:span>. . . <text:span text:style-name="T977">Он постоянно там, западнее, <text:s/>Африканский сводный брат и его книги со стихами в чьих бороздах посев Тевтонскими буквами, угольно-чёрными—он ждёт, вымарывая страницы, одну за другой, за бесчисленными вёрстами долин и зонального света, что скашивается, когда снова приходят их осени каждый год, с опорой на места назначения планеты, как старый цирковой наездник, что пытается привлечь <text:s/>внимание хоть и нечем, кроме привычки публики, и продолжает повторять провал с каждым гладким, безукоризненным проскоком по кругу планеты.</text:span></text:p>
      <text:p text:style-name="P672">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поможет от вашей смертности»? И ещё: «Вы братья. <text:s/>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text:span text:style-name="T978">наивного </text:span>туземца, <text:span text:style-name="T978">что упорным</text:span> взглядом <text:span text:style-name="T978">отвлекал бы его от Германских Грёз Десятой 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тянут их в неизбежное столкновение, а радиоприёмники кричат всё визгливее, новые затворы шлюзов в ночи встряхиваются от прикосновения с гидроэлектрической яростью, вздымаясь, через пустые ущелья и перевалы, небо днём густеет от миль куполов спускающихся парашютов, белых как видения небесных юрт богатеев, занятых игрой и так неумело, но с каждым разбросом зерни они становятся всё меньше и меньше причастными….</text:span></text:p>
      <text:p text:style-name="P672"/>
      <text:p text:style-name="P675">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text:span text:style-name="T1007">случилось стать</text:span> своего рода лошад<text:span text:style-name="T1007">иным эмигрантом по соглашению сторон</text:span>. В позапрошлом году он был в Саудовской Аравии, куда для него приходил ежемесячный чек от прибабахнутого (или, если<text:span text:style-name="T981"> тебе в кайф</text:span> <text:s/>параноидальны<text:span text:style-name="T981">е</text:span> систем<text:span text:style-name="T981">ы</text:span>, жутко рационального) в Мидланде, техасского нефтепромышленник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text:s/>был не дикарём типа Полночи, а методичным душегубом. Что ещё хуже, он <text:s/>непредсказуем. <text:s/>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по мановению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у него было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выжидает свой момент….</text:p>
      <text:p text:style-name="P676"><text:soft-page-break/>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в которые полуденные Кыргызы на обочине дороги, заглянув, ухмылялись к горизонту у себя за спиной.</text:p>
      <text:p text:style-name="P673">Странны, странны движущие силы нефти и замашки нефтепромышленников. <text:span text:style-name="T979">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На этот раз, крестьяне Кыргызы врассыпную при звуке копыт, птицы большущие как индюки, чёрные с белым и выплесками кроваво-красного в охват глаз, топоча в горы, Змей возможно, уходит в то, что может стать последним из всех приключений, теперь уж едва вспоминая водяные трубы в оазисах с ползучим дымом, бородатых мужчин, резные, изукрашенные перламутром лакированные сёдла, поводья из скрученной козлиной шкуры, женщин на седельных подушках, вопящих в восторге вверх к Кавказским предгорьям в темноте, унесённые похотью, бурей вдоль едва заметной полоски тропы… лишь следы оставленные позади к этим конечным пастбищам: тени сваленные к упокоению среди разгромленного сборища крестьян. Инерция нарастает <text:s/>галопом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text:span></text:p>
      <text:p text:style-name="P674">… <text:span text:style-name="T980">даже теперь, в её взрослых снах, к растревоженной Галине <text:s/>приходит крылатый всадник, красный </text:span><text:span text:style-name="T84">Sagittarius </text:span><text:span text:style-name="T982">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text:span><text:span text:style-name="T85">этого…</text:span><text:span text:style-name="T982">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text:span></text:p>
      <text:p text:style-name="P639">– <text:span text:style-name="T983">Он солдат,</text:span>– <text:span text:style-name="T983">Люба подразумевает просто Чичерина,</text:span>– <text:span text:style-name="T983">и вдали от дома.</text:span>– <text:span text:style-name="T984">Дислоцирован на Диком Востоке где держится тихо, невыразительно, и явно под неким официальным проклятием. <text:s/>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text:span>—<text:span text:style-name="T985">но ограничение возможностей карьерного роста: так располагались векторы, в те дни. Центральная Азия на добрую часть его лет в самом расцвете, или атташе куда-нибудь типа Коста-Рики (ну</text:span>—<text:span text:style-name="T986">он захочет, что лучше б это </text:span><text:span text:style-name="T86">была</text:span><text:span text:style-name="T986"> Коста-Рика, однажды</text:span>—<text:span text:style-name="T987">отпуск из этого чистилища, в шелест прибоя, зелёные ночи</text:span>—<text:span text:style-name="T988">как ему не хватает моря, как он мечтает о глазах тёмных и влажных, как у него, о колониальных глазах, смотрящих вниз с балкона крошащейся кладки…).</text:span></text:p>
      <text:p text:style-name="P640"><text:span text:style-name="T989">Тем временем, другой слух говорит о его связи с легендарным Вимпе, ведущим коммивояжёром в Ostarzneikunde GmbH, филиале ИГ. Потому что всем известно, что представители ИГ заграницей на самом деле Германские шпионы работающие на контору в Берлине известную как «NW7», и в эту историю про Чичерина не так-то легко поверить. Будь она буквально правдивой, Чичерина бы тут не было</text:span>—<text:span text:style-name="T990">никак невозможно, чтоб ему сохранили жизнь в обмен на этот сомнамбулизм в восточных гарнизонных городках. </text:span></text:p>
      <text:p text:style-name="P677"><text:soft-page-break/>Конечно же, он <text:span text:style-name="T1">мог</text:span> знать Вимпе. Их жизни, какой-то период, протекали достаточно близко в пространстве и времени. <text:span text:style-name="T991">Вимпе был </text:span><text:span text:style-name="T87">Verbindungsmann</text:span><text:span text:style-name="T991">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text:span></text:p>
      <text:p text:style-name="P641">– <text:span text:style-name="T992">Подумайте о шахматах,</text:span>– <text:span text:style-name="T992"><text:s/>в свои ранние дни в столице, подыскивая сравнение, которое смогут ухватить Русские,</text:span>– <text:span text:style-name="T992">о нелепой игре в шахматы.</text:span>–<text:span text:style-name="T992">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text:s/>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й: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значат…. </text:span><text:span text:style-name="T88">Schwärmerei</text:span><text:span text:style-name="T992">,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text:span></text:p>
      <text:p text:style-name="P709"><text:span text:style-name="T806">Как не вышло у них быть замеченными? </text:span><text:span text:style-name="T807">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ясного и мягкого проведывания, прежде чем наблюдающие уловили к чему всё клонится… какие орлы с решками позвякали в тёмных карманах </text:span><text:span text:style-name="T850">той</text:span><text:span text:style-name="T807"> неопределённости? Со своих первых дней в качестве комиссионера фармацевтической компании, компетенция Вимпе сосредоточилась на </text:span><text:span text:style-name="T808">циклизованных б</text:span><text:span text:style-name="Emphasis"><text:span text:style-name="T854">ензилизохинолинах. </text:span></text:span><text:span text:style-name="Emphasis"><text:span text:style-name="T857">Основной</text:span></text:span><text:span text:style-name="Emphasis"><text:span text:style-name="T855"> интерес </text:span></text:span><text:span text:style-name="Emphasis"><text:span text:style-name="T857">вызывали</text:span></text:span><text:span text:style-name="Emphasis"><text:span text:style-name="T855"> опиумные алкалоиды </text:span></text:span><text:span text:style-name="Emphasis"><text:span text:style-name="T856">в их многочисленных вариациях. </text:span></text:span><text:span text:style-name="Emphasis"><text:span text:style-name="T857">Правильно.</text:span></text:span><text:span text:style-name="T854"> </text:span><text:span text:style-name="T858">Внутренние комнаты конторы Вимпе</text:span><text:span text:style-name="T805">—</text:span><text:span text:style-name="T809">номер в старорежимном отеле</text:span><text:span text:style-name="T805">—</text:span><text:span text:style-name="T809">переполнялись образцами, Германская наркота в ошеломляющем изобилии, </text:span><text:span text:style-name="T810">Вимпе, джинн с Запада, </text:span><text:span text:style-name="T811">приподнимал их, фиал за фиалом, перед лицом малыша Чичерина, тому на удивление: «Eumecon, </text:span><text:span text:style-name="T812">2% раствор морфина… Dionine </text:span><text:span text:style-name="T813">(тут мы добав</text:span><text:span text:style-name="T814">ляем этиловую группу к морфину, </text:span><text:span text:style-name="T813"><text:s/>как видишь)…</text:span><text:span text:style-name="T814"> Holopon </text:span><text:span text:style-name="T815">и Nealpon, Pantopon и Omnopon,</text:span><text:span text:style-name="T811"> </text:span><text:span text:style-name="T816">всё смеси алкалоидов опиума в виде растворяемых гидрохлоридов… </text:span><text:span text:style-name="T817">и</text:span><text:span text:style-name="T816"> Glycopon, </text:span><text:span text:style-name="T818">как глицерофосфаты…. А вот Eucodal—</text:span><text:span text:style-name="T819">кодеин с водородной парой, </text:span><text:span text:style-name="T820">один гидроксил, один гидрохлорид»</text:span><text:span text:style-name="T818">—</text:span><text:span text:style-name="T820">жестикулируя в воздухе вокруг своего кулака представляющего ядро</text:span><text:span text:style-name="T818">—«</text:span><text:span text:style-name="T821">выступают из различных частей молекулы».</text:span><text:span text:style-name="T805">– </text:span><text:span text:style-name="T822">среди этих патентованных лекарств, </text:span><text:span text:style-name="T823">аттрибуты и детализация становились почти игрой.</text:span><text:span text:style-name="T805">– «</text:span><text:span text:style-name="T823">Как французы поступают со своим плать</text:span><text:span text:style-name="T824">ями, </text:span><text:span text:style-name="T851">nicht wahr</text:span><text:span text:style-name="T824">? ленточку сюда, приятную пряжечку туда, чтоб продавался более редкий фасон…. «</text:span><text:span text:style-name="T825">А тут? Тривалин!»</text:span><text:span text:style-name="T805">–</text:span><text:span text:style-name="T825"> </text:span><text:span text:style-name="T826">Одно из сокровищ его линейки.</text:span><text:span text:style-name="T805">– «</text:span><text:span text:style-name="T827">Морфин и кофеин, и кокаин, </text:span><text:span text:style-name="T828">все</text:span><text:span text:style-name="T827"> растворе, </text:span><text:span text:style-name="T828">как </text:span><text:span text:style-name="T829">валериаты. Валерьянка, </text:span><text:span text:style-name="T852">ja</text:span><text:span text:style-name="T805">—</text:span><text:span text:style-name="T830">корень и корневище: </text:span><text:span text:style-name="T831">у тебя, пожалуй, найдутся родственники постарше, </text:span><text:span text:style-name="T832">кто принимал её годы тому как нервный тоник… </text:span><text:span text:style-name="T833">отделка бисером, так сказать</text:span><text:span text:style-name="T805">—</text:span><text:span text:style-name="T833">некий позумент </text:span><text:span text:style-name="T834">по этим голым молекулам».</text:span></text:p>
      <text:p text:style-name="P710"><text:span text:style-name="T834">Ч</text:span><text:span text:style-name="T788">то оставалось сказать Чичерину? </text:span><text:span text:style-name="T835">Понимал ли вообще Чичерин всё это? </text:span><text:span text:style-name="T839">с</text:span><text:span text:style-name="T836">идя в выцветшей задней комнате, </text:span><text:span text:style-name="T837">пока</text:span><text:span text:style-name="T836"> трос</text:span><text:span text:style-name="T837">ы</text:span><text:span text:style-name="T836"> лифта </text:span><text:span text:style-name="T837">скрипели и хлопали за стеной, </text:span><text:span text:style-name="T838">а внизу на улице, слишком редко, чтоб иметь значение, тарахтели, прищёлкивая вожжами, дрожки вдоль </text:span><text:span text:style-name="T839">по чёрной древней брусчатке? </text:span><text:span text:style-name="T840">Или пока снег скрёбся в закопчённые окна? </text:span><text:span text:style-name="T841">Как далеко, по мнению тех, кто сошлёт его в Центральную Азию, было чересчур далеко: </text:span><text:span text:style-name="T842">станет ли просто </text:span><text:span text:style-name="T843">его </text:span><text:span text:style-name="T842">присутствие в тех комнатах </text:span><text:span text:style-name="T843">смертным ему приговором </text:span><text:soft-page-break/><text:span text:style-name="T843">автоматически… </text:span><text:span text:style-name="T844">или всё же оставал</text:span><text:span text:style-name="T846">ась ли</text:span><text:span text:style-name="T844">, даже при таком положении вещей, </text:span><text:span text:style-name="T845">достаточная</text:span><text:span text:style-name="T844"> слабина, </text:span><text:span text:style-name="T845">позволявшая ему отвечать?</text:span></text:p>
      <text:p text:style-name="P642"><text:span text:style-name="T996">– Но когда боль снята… просто боль… за пределы… ниже того нулевого уровня ощущения… я слышал...</text:span>– <text:span text:style-name="T993">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text:span>—<text:span text:style-name="T994">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джентельмеское отвращение. Будут всерьёз задаваться вопросом, есть ли у этого человека хоть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text:span>—<text:span text:style-name="T995">никакое упреждение на ветер, ни </text:span><text:span text:style-name="T528">field-change to the bottleneck </text:span><text:span text:style-name="T526">fairing </text:span><text:s/><text:span text:style-name="T997">или убийственный выплеск обойм их Парабеллумов никак не могли его завалить. Он любитель, как и Ленин, Наполеоновского </text:span><text:span text:style-name="T89">s’engage, et puis, on voit</text:span><text:span text:style-name="T997">,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так-то предсказуема заранее. Чу Пень, китайский мастер на все руки в красной юрте, кое-что об этом знает. В первый день, как Чичерин пришёл доложиться по месту, Чу Пень знал</text:span>—<text:span text:style-name="T998">и сковырнулся через свою швабру, не столько для отвода глаз, как отпраздновать встречу. У Чу Пена и самого <text:s/>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text:span>—<text:span text:style-name="T999">привет, Фань, это опиум, опиум, это Фань</text:span>—<text:span text:style-name="T1000">ах, так моя этта кушай-кушай</text:span>—<text:span text:style-name="T1001">нет-ха-ха, Фань, твоя кури-</text:span><text:span text:style-name="T90">кури</text:span><text:span text:style-name="T1001">, понимай? И скоро Фань приходит ещё и ещё за добавкой, так ты создаёшь несгибаем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влечёт караваны туристов обозреть его, обычно когда он Под Воздействием… «Итак, дамы и господа, как можете убедиться, характерный закопчён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их подолы прочь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тоньше, фактически, рапиры, часто взблескивающий быстрее, чемглаз способен уловить</text:span>—«<text:span text:style-name="T1002">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text:span>– <text:span text:style-name="T1003">все их мягкие, их мелкие взоры следуют кротко, словно аккорды пианино в окраинной гостиной… несгибаемая Потребность делает сияющим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стоило того, просто лицезреть это сияние,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text:span>—<text:span text:style-name="T1004">с внутренними палубами и уровнями для пассажиров любого класса, с бархатными салонами, камбузами полными припасов, с молодым доктором Маледетто, </text:span><text:soft-page-break/><text:span text:style-name="T1004">которого любят дамы, с элегантным меню включающим всё от </text:span><text:span text:style-name="T91">Mille-Feuilles à la </text:span><text:span text:style-name="T1">Fondue de la Cervelle </text:span><text:span text:style-name="T1005">до <text:s/></text:span><text:span text:style-name="T92">La Surprise du Vésuve, </text:span><text:span text:style-name="T1005">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послеполуденных и садовых форм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text:span></text:p>
      <text:p text:style-name="P678">Чу Пень тоже наблюдает их, когда <text:span text:style-name="T1006">являются, и глазеют, и уходят. Они фигурки снов. Они его забавляют. Они часть опиума: никогда не приходят от чего-то ещё. Он старается не курить здешний гашиш, вообще-то,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угодно заставит сковырнуться через свою швабру, обмывки прошипеть по <text:s/>полу и ведро грянуть гонгом в изумлении. В восторге! </text:span></text:p>
      <text:p text:style-name="P679"><text:s/><text:span text:style-name="T1008">И уже вскоре эти два отпетых правонарушителя уже крадутся на окраины города встречаться.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 Enbekši Qazaq за 17 августа прошлого года. Чичерин достаёт трубку—будучи с Запада он ответственен за технологию творящегося—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х ветер, несущий последний дым дня, запахи отар и жасмина, стоячей воды, оседающей пыли… ветерок, который Чичерин никогда не 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text:span></text:p>
      <text:p text:style-name="P643">– <text:span text:style-name="T1009">Онейрин и Метонерин. Вариации представленные Ласло Джампфом в ACS </text:span>Journal, <text:span text:style-name="T1010">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text:span>—<text:span text:style-name="T1011">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большинство их из куском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text:span></text:p>
      <text:p text:style-name="P644">– <text:span text:style-name="T1012">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Как видно, </text:span><text:soft-page-break/><text:span text:style-name="T1012">мы не можем иметь одно свойство без другого, не больше, чем физик квантовой механики может указать позицию без утраты определённости скорости частицы</text:span>—</text:p>
      <text:p text:style-name="P645">– <text:span text:style-name="T1013">Это я бы и так сказал. Но зачем</text:span>—</text:p>
      <text:p text:style-name="P645">– <text:span text:style-name="T93">Зачем</text:span><text:span text:style-name="T1013">. Мой милый капитан. </text:span><text:span text:style-name="T93">Зачем</text:span><text:span text:style-name="T1013">?</text:span></text:p>
      <text:p text:style-name="P646">– <text:span text:style-name="T1014">Деньги, Вимпе. Лить фонды в унитаз на такие бесполезные исследования</text:span>—</text:p>
      <text:p text:style-name="P680">Прикосновение <text:span text:style-name="T1015">как-мужчина</text:span>-<text:span text:style-name="T1015">мужчине</text:span> <text:span text:style-name="T1015">в ответ, к верхнему из трёх ремешков поперёк гимнастёрки. Улыбка среднего возраста полная </text:span><text:span text:style-name="T94">Weltschmerz</text:span><text:span text:style-name="T1015">. «Дашь на дашь, Чичерин»,– шепчет торговец.– «Вопрос равновесия приоритетов. Исследователи обходятся довольно дёшево, и даже ИГ можно 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text:span text:style-name="T94">Прибавочная</text:span><text:span text:style-name="T1015"> стоимость—всё же что-то есть-таки в Марксе с Энгельсом»,– тешит клиента,– «осветили тему. Потребность типа </text:span><text:span text:style-name="T94">зависимость</text:span><text:span text:style-name="T1015">,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айти и пары экспертов, которые согласились бы даже о значении этого слова. «Понуждение»? А кого не понуждают? «Соизволение»? «Подчинённость»? А эти что значат? Всё, что имеем, это тысяча смутных научных теорий. Рациональная экономика не может зависеть от причуд психики. Мы не смогли бы </text:span><text:span text:style-name="T94">планировать</text:span><text:span text:style-name="T1015">….</text:span></text:p>
      <text:p text:style-name="P681">Какое предчувствие постучалось в правое колено Чичерина? <text:span text:style-name="T1016">Что за прямая конвертация между болью и золотом?</text:span></text:p>
      <text:p text:style-name="P647">– <text:span text:style-name="T1017">Вы и впрямь так злонамеренны, или это притворство? Действительно торгуете болью?</text:span></text:p>
      <text:p text:style-name="P648">– <text:span text:style-name="T1018">Торговля болью занятие врачей, а никому и в голову не придёт критиковать их благородное призвание. Но пусть </text:span><text:span text:style-name="T95">Verbindungsmann</text:span><text:span text:style-name="T1018"> <text:s/>хотя бы лишь потянется к замку на чемодане <text:s/>образцов и вы все начинаете вопить и разбегаться. Ну</text:span>—<text:span text:style-name="T1019">вы не найдёте много наркоманов среди нас. Медицинская профессия полна ими, но мы, коммивояжеры, верим в истинную боль, в истинное избавление</text:span>—<text:span text:style-name="T1020">мы рыцари на службе Идеалу. Всё должно быть истинным для целей нашего рынка. Иначе мой <text:s/>работодатель</text:span>—<text:span text:style-name="T1021">а наш небольшой химический картель является моделью самой структуры наций</text:span>—<text:span text:style-name="T1022">блуждает в иллюзии и снах, и однажды пропадает в хаосе. То же самое и с вашим нанимателем.</text:span></text:p>
      <text:p text:style-name="P649">– <text:span text:style-name="T1023">Мой «наниматель» Советское государство.</text:span></text:p>
      <text:p text:style-name="P650">– <text:span text:style-name="T1024">Вот как?</text:span>– <text:span text:style-name="T1025">Вимпе и впрямь сказал «является моделью», а не «станет моделью». Удивительно, что они смогли зайти так далеко, если смогли на самом деле</text:span>—<text:span text:style-name="T1026">настолько разнясь в убеждениях и вообще. Вимпе, однако, будучи более циничным, способен был признать больше правды, прежде <text:s/>чем начинал чувствовать неловкость. Его терпение с Чичеринской красноармейской версией экономики было довольно широким. Они расстались очень дружески. Вимпе переназначили в Соединённые Штаты (Chemnyco в Нью-Йорке) вскоре после того, как Гитлер стал Канцлером. СвязьЧичерина, по гарнизонным слухам, прекратилась тогда же, навсегда.</text:span></text:p>
      <text:p text:style-name="P682">Но это слухи. Их хронологии нельзя довериться. <text:span text:style-name="T1027">Закрадываются противоречия. Превосходно насчёт проведения зимы в Центральной Азии, когда ты не Чичерин. Если ты </text:span><text:span text:style-name="T96">всё же</text:span><text:span text:style-name="T1027"> Чичерин, ну, это ставит тебя в более своеобразное положение. Не так ли. Тебе придётся перезимовать ни на чём, кроме параноидальных подозрений почему ты тут….</text:span></text:p>
      <text:p text:style-name="P687"><text:soft-page-break/>Это из-за Енцина, наверняка проклятый Енцин. <text:s/><text:span text:style-name="T1028">Чичерин побывал в Красной Архиве, видел записи, дневники и судовые журналы эпического, обречённого вояжа адмирала Рождественского, некоторые всё ещё засекречены и 20 лет спустя. И теперь он знает. А если всё это в архивах, то и Они тоже знают. Притяга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Дантова оттенка в Их понятиях расправы.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 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 между войнами….</text:span></text:p>
      <text:p text:style-name="P683">Похоже, что в декабре 1904, адмирал Рождественский во главе флота из 42 Российских военных кораблей, <text:span text:style-name="T1029">вошёл в порт Юго-Западной Африки, Людерицбухт. Это было в разгар Русско-Японской войны. Рождественский шёл в Тихий океан, освободить другой Российский флот, столько месяцев запертый в Порт Артуре Японцами. С выходом из Балтики, вокруг Европы и Африки, чтобы пересечь весь Индийский океан, а затем к северу вдоль оконечного побережья Азии, это должен был стать одним из самых зрелищных вояжей в истории: семь месяцев и 18000 миль пути, чтобы в один ранний день лета в водах между Японией и Кореей, где некий адмирал Того, что лежал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text:span></text:p>
      <text:p text:style-name="P684">Отец Чичерина служил артиллеристом на флагманском корабле адмирала, на <text:span text:style-name="T1">Суворове</text:span>. <text:span text:style-name="T1030">Флот остановился в Людерицбухт на неделю, пытаясь загрузиться углём. Шторма хлестали по маленькой переполненной гавани. Суворов всё время бился о суда-угольщики, оставляя пробоины в бортах, повредив многие из своих 12-фунтовых пушек. Матросы работали круглосуточно, под прожекторами установленными на палубе на ночь, таскали мешки с углём, полуослеплённые лучами, лопатили, потели, кашляли, зверели. Несколько чокнулись, пара совершили попытки самоубийства. Старый Чичерин, после двух дней такого, ушёл в самоволку и не явился пока оно не кончилось.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только хотелось отдохнуть от непосильной пахоты, и от того как это сё выглядело… от того, что белый с чёрным угля и дуговых ламп хотели сказать… никакого цвета, и нереальность держаться этого—но </text:span><text:span text:style-name="T97">знакомая</text:span><text:span text:style-name="T1030"> нереальность, которая предупреждает Это Всё Подстроено Посмотреть Что Я Буду Делать И Тут Нельзя Сделать Ни Одной Промашки… в последний день своей жизни, когда Японское железо со свистом его накрывало с кораблей слишком далеко в дымке, чтобы он смог хотя бы различить их, он будет думать о карбонизации лиц <text:s/>людей казалось бы ему знакомых, людей превращающихся в уголь, древний уголь, что отблескивал, каждый кристалл, в грубых <text:s/>брызг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text:s/>слышал в этом запах Смерти. Поэтому он дождался когда мичман отвернётся <text:s/>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е из од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text:span><text:soft-page-break/><text:span text:style-name="T1030">подарил ей медаль, которую получил когда-то давно за успех на показательных стрельбах в Балтийском море. К 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span></text:p>
      <text:p text:style-name="P689">Но он ушёл обратно. Его будущее было с Балтийским флотом, в этом ни он, ни девушка не могли сомневаться. <text:span text:style-name="T1031">Шторм пронёсся, туман покрыл море. Чичерин уплыл, запертый в тёмном вонючем кубрике ниже ватерлинии </text:span><text:span text:style-name="T98">Суворова</text:span><text:span text:style-name="T1031">,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text:s/>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если даже в этом месте вам угодно парочку аккордов из </text:span><text:span text:style-name="T98">Мадам Баттерфляй</text:span><text:span text:style-name="T1031">, она скорее всего переругивалась на улице, или спала. Ей не суждена была лёгкая жизнь. Чичерин сделал ей ребёнка, родившегося <text:s text:c="2"/>месяца через два после того как артиллерист пошёл ко дну в виду крутых утёсов и зелёных лесов Цусимы, в начале вечера 27 мая.</text:span></text:p>
      <text:p text:style-name="P685">Немцы зарегистрировали рождение и имя отца <text:span text:style-name="T1032">(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стоит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span></text:p>
      <text:p text:style-name="P686">Пришлось немало походить <text:span text:style-name="T1033">для сбора</text:span> <text:s/>все<text:span text:style-name="T1034">х</text:span> эти<text:span text:style-name="T1034">х</text:span> кусочк<text:span text:style-name="T1034">ов</text:span> бумаги. <text:span text:style-name="T1035">Для начала у Чичерина не было ничего кроме пары кратких слов в Адмиралтействе. Но это была эра Сиадоры Александровны, той самой с нижним бельём из шкуры козлёнка, и по вопросам доступа положение Чичерина было лучше, чем оно сейчас. <text:s/>Договор <text:s/>Рапалло тоже был в силе так что открытых в Берлин путей имелось сколько угодно. Тот странный кусок бумаги… в моменты острого приступа мании величия, ему становится совершенно ясно как его однофамилец и убитый еврей устроили искусную театральную постановку <text:s/>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span></text:p>
      <text:p text:style-name="P711"><text:span text:style-name="T847">Но увы, похоже навязчивостью только вредишь сам себе. </text:span><text:span text:style-name="T848">Досье составленное Чичериным на Енцина (он даже справился о данных в распоряжении Советской разведки на, в ту пору ещё, лейтенанта Вайсманна и его политические приключения <text:s/>в Юго-Западной) было воспроизведено неким ушлым аппаратчиком и ушло в досье </text:span><text:span text:style-name="T853">на самого</text:span><text:span text:style-name="T848"> Чичерина. И так оно вышло, что не дольше, чем месяц-два спустя кто-то равным образом анонимный отмен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тут же прикрепили к Комитету </text:span><text:span text:style-name="T899">ƣ</text:span><text:span text:style-name="T1036"> .</text:span></text:p>
      <text:p text:style-name="P712"><text:span text:style-name="T899">ƣ</text:span><text:span text:style-name="T1036"> </text:span><text:span text:style-name="T189">типа, как бы разновидность G, звонк</text:span><text:span text:style-name="T195">и</text:span><text:span text:style-name="T189">й увулярный взрывной. </text:span><text:span text:style-name="T190">Разница между ним и твоим обычным <text:s/></text:span><text:span text:style-name="T189">G </text:span><text:span text:style-name="T190">такая, что Чичерин так и не сможет её уловить. </text:span><text:span text:style-name="T191">Иди пойми, все Назначения На Замороченные Буквы приберегли для таких же неумек как он. </text:span><text:span text:style-name="T192">Шацкий, пресловутый носо-фетишист из Ленинграда, который </text:span><text:span text:style-name="T193">носит</text:span><text:span text:style-name="T192"> на Съезд Партии <text:s/>атласны</text:span><text:span text:style-name="T193">й</text:span><text:span text:style-name="T192"> чёрны</text:span><text:span text:style-name="T193">й</text:span><text:span text:style-name="T192"> носов</text:span><text:span text:style-name="T195">и</text:span><text:span text:style-name="T193">ч</text:span><text:span text:style-name="T192">о</text:span><text:span text:style-name="T193">к</text:span><text:span text:style-name="T192"> и, да, не од</text:span><text:span text:style-name="T193">нажды</text:span><text:span text:style-name="T192"> не смог </text:span><text:span text:style-name="T193">у</text:span><text:span text:style-name="T192">держаться, чтобы не </text:span><text:span text:style-name="T193">протянуть руку и на самом деле </text:span><text:span text:style-name="T196">погладить</text:span><text:span text:style-name="T193"> нос могущественных официальных лиц, </text:span><text:span text:style-name="T194">он тут</text:span><text:span text:style-name="T859">—</text:span><text:span text:style-name="T860">изгнан из </text:span><text:soft-page-break/><text:span text:style-name="T860">Комитета </text:span><text:span text:style-name="T899">Ѳ</text:span><text:span text:style-name="T860">, </text:span><text:span text:style-name="T862">где постоянно забывает, что </text:span><text:span text:style-name="T899">Ѳ </text:span><text:span text:style-name="T904">в НТА</text:span><text:span text:style-name="T899"> </text:span><text:span text:style-name="T904">это</text:span><text:span text:style-name="T900"> </text:span><text:span text:style-name="T901">Œ</text:span><text:span text:style-name="T905">, </text:span><text:span text:style-name="T904">а не Русская Ф, тем самым затягивая процесс и сея смуту на каждом </text:span><text:span text:style-name="T906">рабочем </text:span><text:span text:style-name="T904">заседании.</text:span><text:span text:style-name="T861"> </text:span><text:span text:style-name="T863">Большая часть его времени уходит на попытки выторговать себе </text:span><text:span text:style-name="T864">перевод в Комитет </text:span><text:span text:style-name="T902">ῌ</text:span><text:span text:style-name="T907">, «</text:span><text:span text:style-name="T908">Или, вобщем»,</text:span><text:span text:style-name="T866">– </text:span><text:span text:style-name="T867">придвигаясь поближе, </text:span><text:span text:style-name="T868">тяжело дыша,</text:span><text:span text:style-name="T866">– «</text:span><text:span text:style-name="T868">даже просто </text:span><text:span text:style-name="T896">Н</text:span><text:span text:style-name="T868">, </text:span><text:span text:style-name="T869">или даже </text:span><text:span text:style-name="T897">М</text:span><text:span text:style-name="T868"> подойдёт...». </text:span><text:span text:style-name="T870">Импульсивный и нестойкий шутник Радничный завалил Комитет </text:span><text:span text:style-name="T903">Ə</text:span><text:span text:style-name="T909">, </text:span><text:span text:style-name="T910">на том основании что </text:span><text:span text:style-name="T911">это </text:span><text:span text:style-name="T910">нейтральный гласный звук, </text:span><text:span text:style-name="T912">вот он и затеял мегаломаниакальный проект заменить любой и каждый гласный звук в Центральной Азии</text:span><text:span text:style-name="T866">—</text:span><text:span text:style-name="T871">и зачем останавливаться на этом, почему бы даже </text:span><text:span text:style-name="T872">и не какой-нибудь согласный, или </text:span><text:span text:style-name="T871">парочку? </text:span><text:span text:style-name="T873">при этих нейтральных тут… </text:span><text:span text:style-name="T874">не слишком-то необычно, учитывая его репутацию пародиста и тупых резолюций, </text:span><text:span text:style-name="T875">и блестящий, но обречённый заговор ударить Сталина по лицу </text:span><text:span text:style-name="T876">бисквитным тортом с крупной дробью, где он был замешан не более </text:span><text:span text:style-name="T878">того</text:span><text:span text:style-name="T876">, </text:span><text:span text:style-name="T878">чтобы</text:span><text:span text:style-name="T876"> </text:span><text:span text:style-name="T878">отделаться</text:span><text:span text:style-name="T876"> Баку, </text:span><text:span text:style-name="T878">а не чем-то</text:span><text:span text:style-name="T877"> худш</text:span><text:span text:style-name="T878">им</text:span><text:span text:style-name="T877">.</text:span></text:p>
      <text:p text:style-name="P713"><text:span text:style-name="T877">Е</text:span><text:span text:style-name="T865">стественно, Чичерин вписывается в эту команду </text:span><text:span text:style-name="T529">irredeemables.</text:span><text:span text:style-name="T865"> И уже скоро, если это не проделка Радничного проникнуть </text:span><text:span text:style-name="T879">на нефтепромыслы и </text:span><text:span text:style-name="T880">нарядить подъёмный кран <text:s/>виде гигантского члена, </text:span><text:span text:style-name="T881">то </text:span><text:span text:style-name="T882">торчанье в Арабских кварталах города, </text:span><text:span text:style-name="T883">дожидаясь вместе с позорным Украинским наркушей </text:span><text:span text:style-name="T884">Бугнагорковым из </text:span><text:span text:style-name="T885">Комитета гортанного </text:span><text:span text:style-name="T898">К </text:span><text:span text:style-name="T885">(обычная К представленная Q, тогда как среднеязычная К, обозначаемая латинской С, произносится с неким пришепётыванием) посыльного с гашишом, </text:span><text:span text:style-name="T886">либо парирование носовых поползновений Шацкого. </text:span><text:span text:style-name="T887">Ему доходит, что он, в действительности, </text:span><text:span text:style-name="T888">заперт в какой-то военной палате чокнутых в Москве, </text:span><text:span text:style-name="T889">и просто галлюционирует эту пленарную сессию. </text:span><text:span text:style-name="T890">Ни</text:span><text:span text:style-name="T895">кто</text:span><text:span text:style-name="T890"> вокруг не </text:span><text:span text:style-name="T895">сдвинутым мозгами</text:span><text:span text:style-name="T890">.</text:span></text:p>
      <text:p text:style-name="P714"><text:span text:style-name="T891">Больше всего гнетёт борьба за власть, в которую он был втянут, с неким Игорем Блобаджяном</text:span><text:span text:style-name="T890">, </text:span><text:span text:style-name="T892">представителем партии в престижном Комитете G. </text:span><text:span text:style-name="T893">Блобаджян фанатично пытается </text:span><text:span text:style-name="T894">обокрасть</text:span><text:span text:style-name="T913"> Чичерин</text:span><text:span text:style-name="T914">ский</text:span><text:span text:style-name="T913"> Комитет <text:s/></text:span><text:span text:style-name="T914">и подменить <text:s/></text:span><text:span text:style-name="T915">ƣ</text:span><text:span text:style-name="T899"> </text:span><text:span text:style-name="T914">одними G</text:span><text:span text:style-name="T916">, вбивая, в виде клиньев, заимствованные слова. </text:span><text:span text:style-name="T917">На солнцепёке, прея комиссарством эти двое насмехались друг над другом поверх подносов с запеканкой и Грузинским фруктовым супом. </text:span></text:p>
      <text:p text:style-name="P688">Разразился кризис о том какую g использовать в слове «стенография». Слишком много эмоциональной привязанности вокруг к этому слову. <text:span text:style-name="T1037">Однажды утром Чичерин обнаруживает, что в его конференц-зале все карандаши загадочно исчезли.</text:span> <text:span text:style-name="T1038">В отместку, он и Радничный на следующую ночь проникают в конференц-зал Блобаджяняна с фонарями, напильниками и натфелями и переделывают алфавит на его пишущей машинке. Утром началась потеха. Блобаджянян гарцует вокруг в затяжном припадке визга. Чичерин на заседании, собравшихс призывают к порядку, ХРЯСЬ! две дюжины лигвистов и бюрократических шишек кувыркнулись на свои задницы. Эхо грохота дл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самому.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яна. </text:span></text:p>
      <text:p text:style-name="P690">Вот что значит нарываться на неприятности, по полной. <text:span text:style-name="T1039">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это распространяется даже на вид печатного слова. Поэтому остаётся только Латынь, автоматом. Но Арабисты не сдаются. Они продолжают предлагать <text:s/>реформированное Арабское письмо—в основном по модели от 1923, что была </text:span><text:soft-page-break/><text:span text:style-name="T1039">ратифицирована <text:s/>в Бухаре и успешно использована среди Узбеков. Нёбная и велярная вокалики разговорного Казахского можно обойти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text:s/>Исламская, а Арабские письмена письмо Ислама, это письмена в которых слово Аллаха снизошло в Ночь Силы, это письмо Корана—Это </text:span><text:span text:style-name="T99">чего-чего</text:span><text:span text:style-name="T1039">? Понимает ли Чичерин что он делает этой своей фальсификацией? <text:s/>Это не просто святотатство, это разжигание священной войны. Блобаджяняна, соответственно, загоняет в чёрный конец Баку шарага Арабистов, размахивая ятаганами и ужасающе ощерясь. Нефтяные вышки стоят часовыми, обглоданные до кости. Горбуны, прокажённые, гебефреники и ампутанты всякого рода высыпают из своих укромных мест полюбоваться потехой. Они поопирались на ржавеющий металл ржавеющих стенок нефтеперегонного оборудования, всё их обобществлённое небо в мозаике звёзд первичных цветов. Они заполнили конторы, будки и загородки административной пустоты отавшейся после Революции, когда эмиссаров из Датч Шелл попросили убраться, и все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что качают теперь сырой и чёрной из других слоёв сознания Земли….</text:span></text:p>
      <text:p text:style-name="P651">– <text:span text:style-name="T1040">Давай сюда, Блобаджянян</text:span>—<text:span text:style-name="T1040">быстрее,</text:span>– <text:span text:style-name="T1040">за спиной Арабисты улюлюкают, пронзительно, безжалостно, среди красно-оранжевых звёзд ад вышками.</text:span></text:p>
      <text:p text:style-name="P691"><text:span text:style-name="T1">Ба-бах</text:span>. Последний люк на засов. «Подождите<text:span text:style-name="T445">—</text:span>что это?»</text:p>
      <text:p text:style-name="P652">– <text:span text:style-name="T1041">Неважно. Тебе пора в путешествие.</text:span></text:p>
      <text:p text:style-name="P652">– <text:span text:style-name="T1041">Но я не хочу</text:span>—</text:p>
      <text:p text:style-name="P652">– <text:span text:style-name="T1041">Ты не хочешь стать ещё одним растерзанным неверным. Слишком поздно, Блобаджянян. Получай….</text:span></text:p>
      <text:p text:style-name="P692">Первым делом он узнаёт как менять свой показатель преломления. <text:span text:style-name="T1042">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text:span></text:p>
      <text:p text:style-name="P653">– <text:span text:style-name="T1043">Тебе подходит,</text:span>– <text:span text:style-name="T1043">бормочет проводник.</text:span>– <text:span text:style-name="T1043">Теперь скорее.</text:span></text:p>
      <text:p text:style-name="P653">– <text:span text:style-name="T1043">Нет. Я хочу отплатить Чичерину что ему причитается.</text:span></text:p>
      <text:p text:style-name="P653">– <text:span text:style-name="T1043">Слишком поздно. Ты не часть того, что ему причитается. Уже нет.</text:span></text:p>
      <text:p text:style-name="P654">– <text:span text:style-name="T1044">Но он</text:span>—</text:p>
      <text:p text:style-name="P654">– <text:span text:style-name="T1044">Он святотатец. У Ислама для этого свои собственные наработки. Ангелы и санкции, и тщательный допрос. Ему идти другим путём.</text:span></text:p>
      <text:p text:style-name="P693">До чего алфавитна природа молекул. Это доходит тут, внизу: <text:span text:style-name="T1045">тут встречаешь Комитеты молекулярной структуры один к одному с <text:s/>оставленными там на пленарных заседаниях НТА. «Смотри: как они берутся из произвольного течения—оформлены, очищены, дисцилированы, в точности как ты когда-то освобождал свои буквы от неузаконе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ые цепи выходящие порой на поверхность после долгих молекулярных молчаний, как видимые части гобелена».</text:span></text:p>
      <text:p text:style-name="P694">Блобаджян <text:span text:style-name="T1046">приходит к осознанию, что Новый Тюркский Алфавит всего лишь одно из проявлений процесса в действительности намного старше—и куда менее не осознающего себя—чем у него когда-либо был повод увидать во сне. Мало-помалу, бурная конфронтация между </text:span><text:span text:style-name="T199"><text:s/></text:span><text:span text:style-name="T930">ƣ </text:span><text:span text:style-name="T931">и g угасает до </text:span><text:soft-page-break/><text:span text:style-name="T931">тривиальных воспоминаний детства. </text:span><text:span text:style-name="T932">Потускневшие анекдоты. </text:span><text:span text:style-name="T933">Он перерос их</text:span><text:span text:style-name="T1048">—</text:span><text:span text:style-name="T1049">когда-то кислый бюрократ </text:span><text:span text:style-name="T1050">с верхней губой очерченной как у шимпанзе, теперь он искатель приключений, </text:span><text:span text:style-name="T1051">далеко углубившийся в с</text:span><text:span text:style-name="T1052">о</text:span><text:span text:style-name="T1051">бственный переход, </text:span><text:span text:style-name="T1052">в подземном течении, </text:span><text:span text:style-name="T1053">ничуть не тревожась куда оно может его занести. </text:span><text:span text:style-name="T1054">Он утратил даже, в неизмеримой дали вверх по течению, </text:span><text:span text:style-name="T1055">свою гордость тем, что однажды он <text:s/>немного сочувствовал Вацлаву Чичерину, </text:span><text:span text:style-name="T1056">обречённому никогда не увидеть того, что </text:span><text:span text:style-name="T1057">открылось</text:span><text:span text:style-name="T1056"> Болбаджян</text:span><text:span text:style-name="T1057">у</text:span><text:span text:style-name="T1056">….</text:span></text:p>
      <text:p text:style-name="P695"><text:span text:style-name="T1056">А </text:span><text:span text:style-name="T1047">печать продолжает свой марш без <text:s/>него. </text:span><text:span text:style-name="T1058">Копировальщики несутся вдоль ряда столов развевая измазанные гранки по воздуху. </text:span><text:span text:style-name="T1059">Туземные печатники проходят ознакомительные курсы у экспертов переброшенных по воздуху из Тифлиса , как набирать этот НТА. </text:span><text:span text:style-name="T1060">Печатные плакаты </text:span><text:span text:style-name="T1061">возникают</text:span><text:span text:style-name="T1060"> в городах, в Самарканде, Пишпеке, Верном и Ташкете. </text:span><text:span text:style-name="T1061">Вдоль тротуаров и на стенах показываются самые первые печатные лозунги, первые Центрально-Азиатские знаки иди на хуй, первые знаки замочи-мента (и кто-то исполняет! </text:span><text:span text:style-name="T1063">э</text:span><text:span text:style-name="T1062">тот алфавит и вправду что-то!), </text:span><text:span text:style-name="T1063">и так магия, которую шаманы, на открытом ветру, всегда знали, </text:span><text:span text:style-name="T1064">начинает теперь действовать политически, </text:span><text:span text:style-name="T1065">а Джакып Кулан слышит как дух его приконченного отца </text:span><text:span text:style-name="T1066">скрипучей ручкой </text:span><text:span text:style-name="T1067">по очам обучается</text:span><text:span text:style-name="T1066"> выводить А и Б….</text:span></text:p>
      <text:p text:style-name="P698"/>
      <text:p text:style-name="P696"><text:span text:style-name="T1066">Н</text:span><text:span text:style-name="T1047">у, а где-то почти сейчас, едут Чичерин и Джакып Кулан через каки-то невысокие холмы и в деревню, которую они искали. </text:span><text:span text:style-name="T1068">Люди собрались в круг: весь день шёл праздник. </text:span><text:span text:style-name="T1069">Костры дымятся. </text:span><text:span text:style-name="T1070">Посреди толпы оставлено небольшое место, и два юных голоса слышны даже на таком расстоянии. </text:span></text:p>
      <text:p text:style-name="P697"><text:span text:style-name="T1070">Э</text:span><text:span text:style-name="T1047">то айтыс</text:span><text:span text:style-name="T1048">—</text:span><text:span text:style-name="T1047">певческое состязание. </text:span><text:span text:style-name="T1076">Мальчик</text:span><text:span text:style-name="T1071"> и дев</text:span><text:span text:style-name="T1076">оч</text:span><text:span text:style-name="T1071">ка на виду деревни ведут насмешливую ну-ты-мне-нравишься-хотя-у-тебя-есть-пара-сдвигов-например игру под мелодию, что вырывается из щипково-струнных кобыза и домбры. На удачных строчках народ смеётся. </text:span><text:span text:style-name="T1072">Тут надо держать ухо востро: ты выдаёшь куплеты, </text:span><text:span text:style-name="T1074">где </text:span><text:span text:style-name="T1072">первая вторая и заключительная строчки, все должны быть в рифму, </text:span><text:span text:style-name="T1073">хотя размер для строк не обязателен, лишь бы дыхания хватало. </text:span><text:span text:style-name="T1074">Всё же это не просто. </text:span><text:span text:style-name="T1075">И доходит даже до обид. Есть деревни, </text:span><text:span text:style-name="T1076">где некоторые певцы годами не разговаривали друг с другом после айтыса. </text:span><text:span text:style-name="T1077">Когда Чичерин с Джакыпом Куланом подъезжают, девочка как раз </text:span><text:span text:style-name="T1078">насмехается над </text:span><text:span text:style-name="T1079">конём</text:span><text:span text:style-name="T1078"> противника, </text:span><text:span text:style-name="T1079">который </text:span><text:span text:style-name="T1080">совсем чуть-чуть, не то чтоб очень, </text:span><text:span text:style-name="T1081">типа, плотный… ну, толстый, </text:span><text:span text:style-name="T1082">правда. </text:span><text:span text:style-name="T1088">Правда</text:span><text:span text:style-name="T1082">, жирный. </text:span><text:span text:style-name="T1083">И это обижает пацана. Он разозлился. </text:span><text:span text:style-name="T1084">Он выдаёт наскоро сляпанную про то как соберёт всех своих друзей </text:span><text:span text:style-name="T1085">и расшибёт её и всё её семью тоже. </text:span><text:span text:style-name="T1086">Все делают типа хммм. Никто не смеётся. </text:span><text:span text:style-name="T1087">Она улыбается, натянуто, и поёт:</text:span></text:p>
      <text:p text:style-name="P729">Ты выпил много очень много кумыса,</text:p>
      <text:p text:style-name="P727"><text:span text:style-name="T1047">Я должно быть слышу слова кумыса</text:span><text:span text:style-name="T1048">—</text:span></text:p>
      <text:p text:style-name="P729">Где ты был в тот вечер, когда мой брат</text:p>
      <text:p text:style-name="P729">Искал украденное у него ведро кумыса?</text:p>
      <text:p text:style-name="P699">Ого. Брат , которого она вспоминала, смеётся до упада. <text:span text:style-name="T1089">Певучий пацан недоволен. </text:span></text:p>
      <text:p text:style-name="P700">– <text:span text:style-name="T1089">Это может затянуться,</text:span>– <text:span text:style-name="T1089">Джакып Кулан опускается из седла и начинает разминать суставы своих колен.</text:span>–<text:span text:style-name="T1089"> Вон там, это он.</text:span></text:p>
      <text:p text:style-name="P701"><text:span text:style-name="T1090">Очень старый акын</text:span>—<text:span text:style-name="T1090">бродячий Казахский певец</text:span>—<text:span text:style-name="T1091">сидит с чашкой кумыса, дремля у костра.</text:span></text:p>
      <text:p text:style-name="P702">– <text:span text:style-name="T1092">А ты уверен, что он</text:span>—</text:p>
      <text:p text:style-name="P702">– <text:span text:style-name="T1093">О споёт об этом. Он проехал точно через то место. Позор его ремеслу, если откажется.</text:span></text:p>
      <text:p text:style-name="P704">Они садятся и каждому подана чашка забродившего кобыльего молока, кусок ягнятины, <text:span text:style-name="T1094">кусок лепёшки, пригоршня земляничек… Мальчик и девочка продолжают свою песенную дуэль—и Чичерину доходит, </text:span><text:soft-page-break/><text:span text:style-name="T1094">вдруг, что скоро кто-то явится записывать что-то из этого Новым Тюркским Алфавитом, который помогал составить… и таким путём оно будет утрачено.</text:span></text:p>
      <text:p text:style-name="P705">Вр<text:span text:style-name="T1099">е</text:span>мя от времени он поглядывает на старого акына, <text:span text:style-name="T1095">который только кажется спящим. На самом деле он излучает наставление. Это доброта. Она чувствуется безошибочно, как жар от углей. </text:span></text:p>
      <text:p text:style-name="P706">Постепенно, с каждой переменой, оскорбления состязающихся ста<text:span text:style-name="T1099">н</text:span>овятся мягче, забавнее. <text:span text:style-name="T1096">То, что могло стать деревенским апокалипсисом, теперь перешло в комическое сотрудничество, как у пары комедиантов водевиля. Они во всю стараются, разыгрывая свои роли на радость публике. Последнее слово осталось за девочкой.</text:span></text:p>
      <text:p text:style-name="P706"/>
      <text:p text:style-name="P730">Мне показалось ты сказал слово «свадьба»?</text:p>
      <text:p text:style-name="P730">Так это и была свадьба<text:span text:style-name="T445">—</text:span></text:p>
      <text:p text:style-name="P730">В этом тёплом кругу песе<text:span text:style-name="T1099">н</text:span>,</text:p>
      <text:p text:style-name="P730">Весёлом и громком, как всякая свадьба.</text:p>
      <text:p text:style-name="P730"/>
      <text:p text:style-name="P707">И ты мне нравишься, хотя есть пара сдвигов<text:span text:style-name="T445">— </text:span>Ненадолго праз<text:span text:style-name="T1099">д</text:span>ник набирает обороты. Пьяные вопят, женщины галдят, <text:span text:style-name="T1097">а маленькие дети топ-топают в хижины и обратно, и ветер малость усиливается. Потом бродячий певец начинает настраивать свою домбру, и Азиатская тишина возвращается.</text:span></text:p>
      <text:p text:style-name="P703">– <text:span text:style-name="T1098">Ты хочешь записать всё это?</text:span>– <text:span text:style-name="T1098">спрашивает Джакып Кулан.</text:span></text:p>
      <text:p text:style-name="P703">– <text:span text:style-name="T1098">Стенографией,</text:span>– <text:span text:style-name="T1098">отвечает Чичерин, g у него малость гортанная.</text:span></text:p>
      <text:p text:style-name="P703"/>
      <text:p text:style-name="P708">ПЕСНЯ АКЫНА</text:p>
      <text:p text:style-name="P435">Я пришёл с края мира,</text:p>
      <text:p text:style-name="P435">Я пришёл из лёгких ветра, </text:p>
      <text:p text:style-name="P436">Там увидел совсем небывалое,</text:p>
      <text:p text:style-name="P436">Даже Джамбул не смог бы об этом спеть.</text:p>
      <text:p text:style-name="P437">Со страхом в сердце острее острого,</text:p>
      <text:p text:style-name="P437">Он прореже<text:span text:style-name="T1100">т</text:span> любой металл.</text:p>
      <text:p text:style-name="P435"/>
      <text:p text:style-name="P438">В древних легендах говорится об этом,</text:p>
      <text:p text:style-name="P438">О времени старше, чем Коркыт,</text:p>
      <text:p text:style-name="P438">Который взял от дерева ширгай</text:p>
      <text:p text:style-name="P438">Первый кобыз и первую песнь<text:span text:style-name="T445">—</text:span></text:p>
      <text:p text:style-name="P439">Говорит она о в земле далёкой,</text:p>
      <text:p text:style-name="P439"><text:span text:style-name="T1101">Где</text:span> есть место Кыргызского Света.</text:p>
      <text:p text:style-name="P439"/>
      <text:p text:style-name="P440"><text:soft-page-break/>В месте том слова неизвестны,</text:p>
      <text:p text:style-name="P440">И горят глаза <text:span text:style-name="T1102">словно</text:span> свечи <text:span text:style-name="T1102">в ночи,</text:span></text:p>
      <text:p text:style-name="P441">И лик Бога пребывает там</text:p>
      <text:p text:style-name="P441">Укрытый маскою неба<text:span text:style-name="T445">—</text:span></text:p>
      <text:p text:style-name="P442">У высокого чёрного камня в пустыней,</text:p>
      <text:p text:style-name="P442">Во время последних дней.</text:p>
      <text:p text:style-name="P442"/>
      <text:p text:style-name="P443">А не будь то место таким далёким,</text:p>
      <text:p text:style-name="P444">Да были б слова известны, говорены,</text:p>
      <text:p text:style-name="P445">То Бог мог бы стать золотой иконой,</text:p>
      <text:p text:style-name="P445">Иль страницею в книге бумажной.</text:p>
      <text:p text:style-name="P446">Но является Это как Кыр<text:span text:style-name="T1103">г</text:span>ызский Свет<text:span text:style-name="T445">—</text:span></text:p>
      <text:p text:style-name="P447">Нет у Этого иных имён.</text:p>
      <text:p text:style-name="P447"/>
      <text:p text:style-name="P448">Гром Его голоса глухота,</text:p>
      <text:p text:style-name="P448">Отблеск огня Его слпота,</text:p>
      <text:p text:style-name="P449">Равнина пустыни дрожит,</text:p>
      <text:p text:style-name="P450">И лицо Его невыносимо.</text:p>
      <text:p text:style-name="P451">И человек не останется тем, кем был,</text:p>
      <text:p text:style-name="P451">Повидав Кыргызский Свет.</text:p>
      <text:p text:style-name="P451"/>
      <text:p text:style-name="P452">Говорю же вам я увидел Это,</text:p>
      <text:p text:style-name="P453">В месте древнее, чем тьма,</text:p>
      <text:p text:style-name="P454">Куда даже Аллах не может достигнуть.</text:p>
      <text:p text:style-name="P455">Сами видите, борода моя поле под инеем,</text:p>
      <text:p text:style-name="P455">С палкой хожу, чтоб не падать,</text:p>
      <text:p text:style-name="P455">Но свет этот из нас должен сделать детей.</text:p>
      <text:p text:style-name="P455"/>
      <text:p text:style-name="P456">И теперь не могу ходить далеко,</text:p>
      <text:p text:style-name="P456">Детям надо ходить научиться.</text:p>
      <text:p text:style-name="P457">И ушам вашим мои слова,</text:p>
      <text:p text:style-name="P458">Как бессмысленный лепет ребёнка.</text:p>
      <text:p text:style-name="P470">От того, что Кыргызский Свет забрал мои глаза,</text:p>
      <text:p text:style-name="P471"><text:soft-page-break/>Как дитя теперь чувствую Землю.</text:p>
      <text:p text:style-name="P459"/>
      <text:p text:style-name="P472">Это к северу, шесть дней пути,</text:p>
      <text:p text:style-name="P462">По ущельям серого цвета смерти,</text:p>
      <text:p text:style-name="P461">А потом через каменную пустыню,</text:p>
      <text:p text:style-name="P461"><text:s/><text:span text:style-name="T1104">К горе, чья вершина белая юрта.</text:span></text:p>
      <text:p text:style-name="P463">И если ты прошёл безопасно,</text:p>
      <text:p text:style-name="P463">Место чёрного камня найдёт тебя.</text:p>
      <text:p text:style-name="P463"/>
      <text:p text:style-name="P464">Но если ты не рождён,</text:p>
      <text:p text:style-name="P464">Оставайся у своего тёплого красного огня,</text:p>
      <text:p text:style-name="P464">И оставайся со своей женой, в кибитке,</text:p>
      <text:p text:style-name="P465">И никогда не найдёт тебя Свет,</text:p>
      <text:p text:style-name="P465">И сердце твоё станет тяжким от старости,</text:p>
      <text:p text:style-name="P465"><text:s/><text:span text:style-name="T1105">А глаза закрываться будут только для сна.</text:span></text:p>
      <text:p text:style-name="P465"/>
      <text:p text:style-name="P151">– <text:span text:style-name="T1106">Ясно,</text:span>– <text:span text:style-name="T1106">грит Чичерин.</text:span>– <text:span text:style-name="T1106">Поехали, товарищ.</text:span>– <text:span text:style-name="T1106">Снова в пути, свет костров умирает за спиной, звуки струн, деревенского гулеванья, вскоре проглочены ветром. </text:span></text:p>
      <text:p text:style-name="P460"><text:s/><text:span text:style-name="T1107">И вперёд к ущельям. Далеко к северу, белый пик горы мигает в последнем свете солнца. Здесь внизу, уже затенилось вечером.</text:span></text:p>
      <text:p text:style-name="P466">Чичерин до<text:span text:style-name="T1108">с</text:span>тигнет Кыргызский Свет, но не своё рождение. <text:span text:style-name="T1108">Он не акын, и его сердца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знающим его, подобно утренним землетрясениям и гонящему тучи ветру, очередной чистке, войне, миллионам миллионов душ ушедших до него, он едва сможет вспомнить Это.</text:span></text:p>
      <text:p text:style-name="P467">Но в Зоне, спрятавшись в летней Зоне, <text:span text:style-name="T1109">Ракета ждёт. Его снова втянет на тот же путь….</text:span></text:p>
      <text:p text:style-name="P468"><draw:frame draw:style-name="fr1" draw:name="Image5" text:anchor-type="paragraph" svg:width="6.9252in" svg:height="0.3661in" draw:z-index="5"><draw:image xlink:href="Pictures/1000000000000B720000009B428C9716555D8079.png" xlink:type="simple" xlink:show="embed" xlink:actuate="onLoad" loext:mime-type="image/png"/></draw:frame>На прошлой неделе, <text:span text:style-name="T1110">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затем продолжают настаивать в ней всякую всячину для чая, типа луковиц тюльпана, что нехорошо. Поговаривают, что центр луковицы смертельный яд. Но они своё продолжаю. Однажды Слотроп—или Ракетмэн, как его скоро начнут называть—подумал, что мог бы предупредить их про всякое такое, типа тюльпанных луковиц. Внести малость Американского </text:span><text:soft-page-break/><text:span text:style-name="T1110">просвещения. Но он просто в отчаяньи с ними, ходят в этой их маскировочной сетке Европейской боли: он отдёргивает кисею за колышущейся кисеёй, чтобы всякий упереться в ещё одну, непроницаемую….</text:span></text:p>
      <text:p text:style-name="P469">Так что, вон он под деревьями в летней листве, <text:span text:style-name="T1111">в цвету, многие срезаны взрывами горизонтально, или же расщеплены в лучину и дранки—тонкая пыль с дорожек для верховой езды подымается в лучах солнца сама собой, призраки лошадей всё ещё рысят в своих ранне-утренних прогулках по парку мирного времени. Всю ночь без сна и сдыхая от жажды, Слотроп лежит животом на земле и хлебает воду, просто старый бродяга спешившийся тут у бочага…. Дуболом. Рвота, судороги, понос, и кто он такой читать тут лекции про луковицы тюльпана? Ему удаётся отползти до брошенного погреба,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text:span text:style-name="T100">ja</text:span><text:span text:style-name="T1111">—ты у меня усрёшся,</text:span><text:span text:style-name="T100"> ja</text:span><text:span text:style-name="T1111">? Не зная, увидит ли он Бёркшир ещё когда-либо. Мама, мамочка! Война закончилась, почему я не могу уже ехать домой? Налайн, отблеск от её Золотой Звезды подсвечивает подбородок, словно лютик, ухмыляется от окна и ничего не скажет….</text:span></text:p>
      <text:p text:style-name="P473">Жуткое время. Галлюцинации полные Ролс-Ройсов и ботинков в <text:span text:style-name="T1112">ночной мгле, гонятся</text:span> за ним. <text:span text:style-name="T1113">На улице женщины в платках апатично роют траншеи для чёрной водовпроводной трубы лежащей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text:span></text:p>
      <text:p text:style-name="P474">Один раз Слотроп просыпается на звуки Американского рабочего подразделения <text:span text:style-name="T1114">марширующих по улице, движение в ногу под счёт Африканского голоса—левай, левай, левай, а-пра-ву, левай… как бы Германская народная песенка с подъёмом мелодии на слове «праву»—Слотроп может представить манерный взмах его руки и <text:s/>голову в полуобороте, когда тот прищёлкивает подошвой, как муштруют новобранцев… может видеть его улыбку. <text:s/>На минуту его охватывает совсем сдвинутое желание и умолять их, чтобы забрали его обратно, просить политического убежища в Америке. Но он слишком слаб. Желудком и сердцем. Он лежи, слушая как слаженный топот и голос удаляются вдоль по улице, звук его страны угасает…. Угасает как призраки ВАСФ, заматерелые ПЛ катятся как перекати-поле по дорогам из его памяти, толпятся на крышах товарняков забвения, заплечные мешки и карманы нищих беженцев набиты трактатами, которые никто не читает, приискивают другого хозяина: <text:s/>бросили навсегда этого во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text:span></text:p>
      <text:p text:style-name="P475">Потому что, похоже, перед этим они и вправду встретились снова, <text:span text:style-name="T1115">у заросшего тростником края болота южнее столицы</text:span>. <text:span text:style-name="T1116">Небритый, пропотевший, вонючий Ракетмэн неугомонно рыскающий по окраинам, среди своих людей: там под солнцем подёрнутым дымкой и вонью гниющего болота хуже, чем от Слотропа. После двух или трёх часов сна за последние пару дней. Он натыкается на </text:span><text:span text:style-name="T101">Schwarzkommando</text:span><text:span text:style-name="T1116">,</text:span> <text:span text:style-name="T1117">выуживают куски ракеты. Эскадрильи чёрных птиц кружат по небу. У Африканцев вид партизан: тут и там остатки формы Вермахта и СС, изношенная гражданская одежда, только значок у всех одинаков, прицеплен где будет заметнее, рисованная стальная эмблема красного, белого, синего, вот так:</text:span></text:p>
      <text:p text:style-name="P476"><draw:frame draw:style-name="fr2" draw:name="Image6" text:anchor-type="paragraph" svg:y="0.4236in" svg:width="4.2543in" svg:height="1.0484in" draw:z-index="6"><draw:image xlink:href="Pictures/100002010000030F000000C10B971B8F129AF4A1.png" xlink:type="simple" xlink:show="embed" xlink:actuate="onLoad" loext:mime-type="image/png"/></draw:frame><text:s/></text:p>
      <text:p text:style-name="P477"><text:soft-page-break/>Переделка знака Германских вояк явившихся в 1904 в Юго-Западную Африку подавлять Восстание Иреро<text:span text:style-name="T445">—им подкалывали заломленный край широкополой шляпы. Для Иреро Зоны эмблема стала чем-то глубоким, полагает Слотроп, может немноо мистическим. Хотя он опознаёт буквы—Klar, Entlüftung, Zündung, Vorstufe, Hauptstufe, пять положений стартового ключа в машине управления А4—он не признаётся Енцину. </text:span></text:p>
      <text:p text:style-name="P478">Сидя на склоне холма, они едят хлеб и сосиски. <text:span text:style-name="T1118">Дети из города ходят вокруг куда попало. Кто-то установил армейскую палатку, кто-то привёз бочонки с пивом. Сборный оркестр, дюжина духовых в облезло золотых и красных униформах с кисточками играют номера из </text:span><text:span text:style-name="T102">Der Meistersinger</text:span><text:span text:style-name="T1118">. Дым жареного жира плывёт по воздуху. Хоры выпивох поодаль временами взрываются хохотом или какой-то пеней. Это вознесение ракеты: новое празднество для этой страны. Вскоре внимание фольклористика будет обращено к тому, насколько близок день рождения Вернера фон Браун к Весеннему Равноденствию, и всё тот же Германский порыв, что когда-то катил по городам цветочные ладьи и устраивал потешные баталии между юной Весной и старой смертельно бледной Зимой, начну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text:span></text:p>
      <text:p text:style-name="P555">Schwarzkommando <text:span text:style-name="T1119">напрягаются по колено в грязи, поглощены полностью </text:span><text:span text:style-name="T1120">спасением боевого утиля, текущим моментом. </text:span><text:span text:style-name="T1121">А4, которую они вот-вот вытащат, использовалась в последней отчая</text:span><text:span text:style-name="T1124">н</text:span><text:span text:style-name="T1121">ной битве за Берлин</text:span><text:span text:style-name="T1122">—</text:span><text:span text:style-name="T1123">бесплодный пуск, боеголовка не взорвалась. </text:span><text:span text:style-name="T1124">Вокруг её могилы они вгоняют доски</text:span><text:span text:style-name="T1121">, </text:span><text:span text:style-name="T1127">закрепляют подпорками</text:span><text:span text:style-name="T1124">, </text:span><text:span text:style-name="T1125">передают обратно грязь вёдрами и деревянными бочонками вдоль </text:span><text:span text:style-name="T1126">человечьей</text:span><text:span text:style-name="T1125"> цепи </text:span><text:span text:style-name="T1126">выплеснуть на <text:s/></text:span><text:span text:style-name="T1124">берег</text:span><text:span text:style-name="T1126">у неподалёку от их автоматов и ранцев. </text:span></text:p>
      <text:p text:style-name="P481">– Выходит Марви был прав. Вас не разоружили.</text:p>
      <text:p text:style-name="P152">– <text:span text:style-name="T1128">Они не знают где найти нас. Мы оказались неожиданностью. Даже сейчас в Париже есть влиятельные клики не верящие в наше существование. И чаще всего я тоже сомневаюсь.</text:span></text:p>
      <text:p text:style-name="P153">– <text:span text:style-name="T1129">Это как это?</text:span></text:p>
      <text:p text:style-name="P154">– <text:span text:style-name="T1130">Ну, я думаю, что мы тут, но только лишь статистически. Как вот тот валун, вероятность которого тут всего лишь около 100%</text:span>—<text:span text:style-name="T1131">он знает, что он тут, как и все тут присутствующие. Но наши шансы быть именно тут именно сейчас немногим больше, чем один к одному</text:span>—<text:span text:style-name="T1132">малейшее изменение вероятностей и нас нет</text:span>—<text:span text:style-name="T1132">щёлк! Как и не было.</text:span></text:p>
      <text:p text:style-name="P154">– <text:span text:style-name="T1132">Странный разговор, полковник.</text:span></text:p>
      <text:p text:style-name="P154">– <text:span text:style-name="T1132">Не слишком, если побываешь там, где нам пришлось. Сорок лет тому, на Юго-Западе, нас почти полностью уничтожили. Без всякой причины. Можешь ты это понять? </text:span><text:span text:style-name="T103">Причины не было</text:span><text:span text:style-name="T1132">. Мы не могли даже утешаться Теорией Воли Господней. Эти были Немцами с именами и послужными списками, люди в синей униформе, которые убивали неуклюже и не без чувства вины. Задание найти и уничтожить, каждый день. Что и продолжалось два года. Приказы приходили от человеческого существа, дотошного мясника по имени фон Трота. Палец милосердия никогда не касался чаш его весов.</text:span></text:p>
      <text:p text:style-name="P479">У нас есть слово, которое мы шепчем, мантра на случаи, что грозят оказаться плохими. <text:span text:style-name="T1133">Мба-кайере. Попробуй как-нибудь, <text:s/>может и тебя выручит. Мба-кайере. Это значит «меня обошло». Для тех из нас, кто пережил фон Троту, это значит ещё и то, что мы научились пребывать вне нашей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случайным, как и мы сами, мог быть Агрегат 4—насколько зависеть от мелочей… пыль попавшая в таймер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text:span><text:soft-page-break/><text:span text:style-name="T1133">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Brennschluss,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ты и сам начнёшь выдвигать идею на тему Судьбы. </text:span></text:p>
      <text:p text:style-name="P480">Крик снизу от болота. <text:span text:style-name="T1134">Птицы взмывают вверх, чёрным кругом, крупицы груботолчёного перца в этом небесном буайбесе. Малышня резко поостанавливались, а оркестр духовых оборвался на середине такта, а Енцин вприпрыжку вниз, где собрались остальные.</text:span></text:p>
      <text:p text:style-name="P155">– <text:span text:style-name="T1">Was ist los, meinen Sumpfmenschen?</text:span>– <text:span text:style-name="T1135">Остальные, с хохотом подхватывают пригоршни грязи и начинают бросать их в своего Нгуарореру, тот пригибается, уворачивается, хватает ту же гряз и начинает швырять обратно. Немцы на берегу стоят помаргивая, вежливо ужасаясь такому отсутствию дисциплины.</text:span></text:p>
      <text:p text:style-name="P482">Внизу, в дощатой загородке <text:span text:style-name="T1136">пара заляпанных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ся за лопату. Момент становится грубовато торжественным: Андреас и Кристиан придвинулись каждый со своего бока, помогая ему скрести и рыть пока не отрылось <text:s/>полметра стабилизатора. Определённость Номера. Нгуарореру сгибается смести грязь прочь, открывая часть опознавательного номера, белую 2 и 7. </text:span></text:p>
      <text:p text:style-name="P156">– <text:span text:style-name="T1137">Аутаз.</text:span>– <text:span text:style-name="T1138">И поугрюмевшие лица на остальных.</text:span></text:p>
      <text:p text:style-name="P483">У Слотропа озарение: «<text:span text:style-name="T1139">Вы ожидали </text:span><text:span text:style-name="T104">der Fünffachnullpunkt»,</text:span><text:span text:style-name="T445">– предполагает он Енцину чуть погодя,– «пять нолей, верно? Хаа-ааах!» А ятя вычислил—</text:span></text:p>
      <text:p text:style-name="P484">Вскидывая <text:span text:style-name="T1142">свои </text:span>руки вверх: «<text:span text:style-name="T1140">Это безумие. Не думаю, что такая есть».</text:span></text:p>
      <text:p text:style-name="P157">– <text:span text:style-name="T1141">Нулевая вероятность?</text:span></text:p>
      <text:p text:style-name="P158">– <text:span text:style-name="T1143">Думаю это зависит от числа поисковиков. Ваши люди ищут?</text:span></text:p>
      <text:p text:style-name="P159">– <text:span text:style-name="T1144">Не знаю. Я стороной прослышал. Нет у меня никаких людей.</text:span></text:p>
      <text:p text:style-name="P160">–<text:span text:style-name="T1"> Schwarzgerät, Schwarzkommando</text:span>. <text:span text:style-name="T1145">Скафлинг: предположим, где-то был алфавитный список, чей-то список, разведдонесение, допустим. В какой <text:s/>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нужно было быть реальными, и прибору тоже, верно?</text:span></text:p>
      <text:p text:style-name="P485">Болота тянутся прочь, <text:span text:style-name="T1146">с заплатами света под молочной облачностью. Отрицательные тени мерцают белым по краям всего. «Ну, тут и так жутко, полковник»,– грит Слотроп,– «от вас никакой помощи».</text:span></text:p>
      <text:p text:style-name="P486">Енцин <text:span text:style-name="T1147">смотрит в лицо Слотропу с чем-то вроде улыбки под своей бородой.</text:span></text:p>
      <text:p text:style-name="P161">– <text:span text:style-name="T1148">Окей, ну, и кто же тогда </text:span><text:span text:style-name="T105">ищет</text:span><text:span text:style-name="T1148">?</text:span>– <text:span text:style-name="T1148">Говорит загадками, не хочет дать ответа</text:span>—<text:span text:style-name="T1148">или этот птах </text:span><text:span text:style-name="T105">хочет</text:span><text:span text:style-name="T1148"> по плохому. «Этот майор Марви»,</text:span>– <text:span text:style-name="T1149">предполагает Слотроп,</text:span>– «<text:span text:style-name="T1150">а и этот Чичерин, тоже!»</text:span></text:p>
      <text:p text:style-name="P487">Ха! Это сработало. Как в козырянии, как щелчком каблуков, лицо Енцина <text:span text:style-name="T1151">переключено в полную нейтральность. «Вы меня весьма обяжете»,– начинает он, потом решает сменить тему.– «Вы были в Миттельверке. Как люди Марви ладили с Русскими?»</text:span></text:p>
      <text:p text:style-name="P162">– <text:span text:style-name="T1152">Как закадычные друзья, типа вроде как.</text:span></text:p>
      <text:p text:style-name="P163">– <text:span text:style-name="T1153">У меня такое чувство будто оккупационные Силы только что достигли договорённости о народном фронте против </text:span><text:span text:style-name="T106">Schwarzkommando</text:span><text:span text:style-name="T1153">. Я не знаю кто вы, ни как пролегает ваше направленность. Но они </text:span><text:soft-page-break/><text:span text:style-name="T1153">пытаются прикрыть нас. Я только что из Гамбурга. У нас там были неприятности. Там пытались выдать это за нападение ПЛ, но за ним стояло Британское военное правительство, и им содейтсвовали Русские.</text:span></text:p>
      <text:p text:style-name="P164">– <text:span text:style-name="T1154">Очень жаль. Могу я чем-то помочь?</text:span></text:p>
      <text:p text:style-name="P164">– <text:span text:style-name="T1154">Не будьте опрометчивы. Подождём, увидим. Всё, что сейчас о вас всем известно, это что вы мелькаете.</text:span></text:p>
      <text:p text:style-name="P488">Ближе к сумеркам чёрные птицы спускаются, <text:span text:style-name="T1155">их </text:span>миллионы, усесться на ветвях ближайших деревьев. <text:span text:style-name="T1156">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text:span></text:p>
      <text:p text:style-name="P489">Уже потом в Берлине, <text:span text:style-name="T1157">на дне погреба с говном льющимся из него литрами в час, слишком ослабелый, чтобы пинать снующих крыс, которые упорно отводят глаза, стараясь делать вид, что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пел песенку или две подыгрывая на уке, и <text:s/>не чуишь раззи, что тут ты оказался в засасывающих болотах греха, Слотроп? может не совсем того, что Вильям Слотроп, проблевавший большую часть 1640 за борт той Арабеллы, имел ввиду произнося слово «грех»… Но ты явно отправился не в своё путешествие—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text:span></text:p>
      <text:p text:style-name="P490">Фактически, он накануне встречи со своей Лизаурой: <text:span text:style-name="T1158">той, с кем он проведёт какое-то время прежде, чем оставит снова. Минезингер покинул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text:s/>в кинолентах <text:s/>уцелевших в неизвестном количестве тут и там в Зоне и даже за океаном… Каждый из добрых технических подсобников, что когда-либо втиравший для неё пурпурный гель на в основное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а, в длинных волосах пробивается седина, руки под бременем <text:s/>колец всех цветов, непроглядных, уродящих, в её тёмных довоенных </text:span><text:span text:style-name="T530">Chanel </text:span><text:span text:style-name="T1158"><text:s/>костюмах, без шляпки, шарфов, всегда с цветком, она жертва Центрально-Европейских ночных нашептываний, что веют, как кожаные занавеси Берлина, всё призрачнее вокруг её толстеющего тела, увядшей красоты, чем ближе она и Слотроп движутся друг к другу….</text:span></text:p>
      <text:p text:style-name="P491">Так они <text:span text:style-name="T1160">и </text:span>встречаются. Однажды ночью Слотроп совершает налёт на огород разведённый в парке. Тысячи людей живут на открытом воздухе. <text:span text:style-name="T1159">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span></text:p>
      <text:p text:style-name="P492">В этот вечер он кружит на орбите где-то в районе Гроссер Штерн. Комендантский час давно начался. <text:span text:style-name="T1161">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несомненого нет не может быть да так и есть это КОСЯКА! А и горит где-то совсем неподалёку. Пронизанная золотом зелень покатых полей </text:span><text:span text:style-name="T531">Rif’s</text:span><text:span text:style-name="T1161"> накатила тут, <text:s/>духмяное цветенье, смолисто-летошнее, чарует его шнобель сквозь кусты и спутанные травы под усохшими деревьями и что уж там сидит на их сучьях.</text:span></text:p>
      <text:p text:style-name="P493"><text:soft-page-break/>Так и есть, в яме от вывороченного ствола, длинные корни окаймляют картину, типа, гном на привале, Слотроп обнаруживает некоего Эмиля <text:span text:style-name="T1162">(«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ный старик. Слотроп накрыл их прежде, чем они его заметили. Буммер улыбается, протягивает руку, предлагая остаток того, что они курили, Слотропу, который принимает это в свои отросшие грязные ногти. Ё-моё. Он опускается на корточки. </text:span></text:p>
      <text:p text:style-name="P494"><text:span text:style-name="T445">– </text:span><text:span text:style-name="T1">Was ist los?</text:span><text:span text:style-name="T445">– грит Кислота.– Нам ветер подогнал кайфуши. Аллах улыбнулся нам, вапщета, он всем улыбается, просто мы первые ему на глаза попали….– Его кличку, на Немецком </text:span><text:span text:style-name="T24">Säure</text:span><text:span text:style-name="T445">, он получил ещё в двадцатые, когда носил при себе бутылочку шнапса, <text:s/>попав в переделку, он убеждал людей, что это едкая азотная кислота. Он теперь вынимает ещё один толстенный Марокканский косяк. Они прикуривают от Слотроповской неразлучной Зиппо.</text:span></text:p>
      <text:p text:style-name="P495">Труди, бллондинка, и Магда, знойная Баварка, весь день занимались грабежом костюмерной для Вагнерианских опер. <text:span text:style-name="T1163">В добыче оказался шлем с заострённым навершием и рогами, длинная накидка зелёного бархата с капюшоном , штаны из замши.</text:span></text:p>
      <text:p text:style-name="P165">– <text:span text:style-name="T1163">Ты чёоо,</text:span>– <text:span text:style-name="T1163">грит Слотроп,</text:span>– <text:span text:style-name="T107">это</text:span><text:span text:style-name="T1163"> в натуре </text:span><text:span text:style-name="T107">крутой</text:span><text:span text:style-name="T1163"> прикид.</text:span></text:p>
      <text:p text:style-name="P165">– <text:span text:style-name="T1163">Это тебе,</text:span>– <text:span text:style-name="T1163">улыбается Магда.</text:span></text:p>
      <text:p text:style-name="P166">– <text:span text:style-name="T1164">А… не. Сможешь выменять что-то нужное на Таушцентрале.</text:span></text:p>
      <text:p text:style-name="P496">Однако, Кислота настаивает. «Ты никогда не замечал, когда ты под таким кайфом <text:span text:style-name="T1165">хочешь кого-то встретить, так тот всегда появляется?»</text:span></text:p>
      <text:p text:style-name="P497">Девушки продвигают уголёк косяка по кругу, наблюдая как его отражение в блестящем шлеме меняет форм<text:span text:style-name="T1166">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черина… да, а и позади на капюшон поставит большую красную заглавную «Р»—Это поворотный момент, как тогда у </text:span><text:span text:style-name="T532">Тонто</text:span><text:span text:style-name="T1166"> после легендарной засады, и он пробует—</text:span></text:p>
      <text:p text:style-name="P497"><text:span text:style-name="T445">– </text:span><text:span text:style-name="T1">Raketemensch</text:span>!<text:span text:style-name="T445">– вскрикивает Кислота, схватив шлем и откручивая рога прочь. Имена сами по себе могут ничего не значить, но сам акт </text:span><text:span text:style-name="T24">именования</text:span><text:span text:style-name="T445">….</text:span></text:p>
      <text:p text:style-name="P167">– <text:span text:style-name="T1167">И ты тоже подумал?</text:span>– <text:span text:style-name="T1167">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ослали бегунов, чтобы оповестить свои народцы.</text:span></text:p>
      <text:p text:style-name="P168">– <text:span text:style-name="T1168">Хорошо. Теперь слушай, Ракетмэн. У меня тут небольшая проблема.</text:span></text:p>
      <text:p text:style-name="P168">– <text:span text:style-name="T1168">А?</text:span>– <text:span text:style-name="T1168">Слотроп представлял полномасштабное Чествование Ро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text:s/>расстрелляных липах, жареные индюшки плюхаютя как мягкий град на Берлин, а и плавленые зефиры выпузыриваются из земли….</text:span></text:p>
      <text:p text:style-name="P169">– <text:span text:style-name="T1169">У тебя есть армейские?</text:span>– <text:span text:style-name="T1169">Хочет знать Труди. Слотроп, или Ракетмэн, передаёт полупустую сморщенную пачку.</text:span></text:p>
      <text:p text:style-name="P169"><text:span text:style-name="T1170">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text:span><text:soft-page-break/><text:span text:style-name="T1170">Магда прикуривает одну из сигарет Слотропа для него и он чувствует помаду с привкусом малины. Помада? У кого может быть помада нынче? Что эти люди тут затевают, вообще?</text:span></text:p>
      <text:p text:style-name="P498">Берлин достаточно затемнён для звёзд, <text:span text:style-name="T1171">знакомые звёзды, но в как никогда чётком расположении. И можно даже составлять свои собственные созвездия. «Во»,– вспоминает Кислота,– «у меня тут проблема...»</text:span></text:p>
      <text:p text:style-name="P170">– <text:span text:style-name="T1172">Я такой голодный,</text:span>– <text:span text:style-name="T1172">доходит Слотропу.</text:span></text:p>
      <text:p text:style-name="P499">Труди рассказыв<text:span text:style-name="T1173">а</text:span>ет Магде <text:span text:style-name="T1173">про своего приятеля Густава, который хочет жить внутри рояля. «И всё, что было видно это его ботинки на ногах, а сам твердит: <text:s/>“Вы меня ненавидите! Вы этот рояль ненавидите!</text:span><text:span text:style-name="T1174">”</text:span><text:span text:style-name="T1173">» <text:s/>Они уже хихикают.</text:span></text:p>
      <text:p text:style-name="P171">– <text:span text:style-name="T1175">Дёргает за струны,</text:span>– <text:span text:style-name="T1175">грит Магда,</text:span>– <text:span text:style-name="T1175">точно? Он такой </text:span><text:span text:style-name="T108">параноидный</text:span><text:span text:style-name="T1175">.</text:span></text:p>
      <text:p text:style-name="P500">У Труди эти здоровенные ноги Прусской блондинки. <text:span text:style-name="T1176">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text:span></text:p>
      <text:p text:style-name="P501"><text:span text:style-name="T1177">Кислота, который никогда не может <text:s/>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text:s/>палкой. Он отзванивает аккордами. Некоторые ноты малость не строят, к тому же: они звучат </text:span><text:span text:style-name="T109">очень странно</text:span><text:span text:style-name="T1177"> все вместе….</text:span></text:p>
      <text:p text:style-name="P172">– <text:span text:style-name="T1178">Не знаю который час,</text:span>– <text:span text:style-name="T1178">Кислота озирается по сторонам,</text:span>– <text:span text:style-name="T1178">нам не нужно быть в Чикаго-Бар? Или это вчера было?</text:span></text:p>
      <text:p text:style-name="P172">– <text:span text:style-name="T1178">Я забывать,</text:span>– <text:span text:style-name="T1178">хихикает Труди.</text:span></text:p>
      <text:p text:style-name="P173">– <text:span text:style-name="T1179">Слушай, Kerl, мне в натуре надо поговорить с тем Американцем.</text:span></text:p>
      <text:p text:style-name="P174">– <text:span text:style-name="T1180">Милый Эмиль,</text:span>– <text:span text:style-name="T1180">шепчет Труди,</text:span>– <text:span text:style-name="T1180">не волнуйся, он будет в Чикаго.</text:span></text:p>
      <text:p text:style-name="P502">Они разрабатывают сложную систему маскировки. <text:span text:style-name="T1181">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наполненя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ничего подобного в этих штанятах и вскочивший хуй Слотропа, увеличиваясь, теснится как гром.</text:span></text:p>
      <text:p text:style-name="P175">– <text:span text:style-name="T1182">Да хватит вам уже.</text:span>– <text:span text:style-name="T1182">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н и каштанов. Патрули всех национальносте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text:span>–<text:span text:style-name="T1182"> говорит троллиха на выданье тем, кто не в курсе,</text:span>– «<text:span text:style-name="T1183">он просто </text:span><text:span text:style-name="T110">ни во что</text:span><text:span text:style-name="T1183"> <text:s/>не <text:s/>врубается». Искалеченные статуи лежат под минеральным наркозом: мраморные торсы бюрократов в сюртуках </text:span><text:soft-page-break/><text:span text:style-name="T1183">бледнеют растянувшись в сточных канавах. Да, хмм, мы это в сердце центрального Берлина, в натуре, уйй, малость, Исусе, это </text:span><text:span text:style-name="T110">что</text:span>—</text:p>
      <text:p text:style-name="P176">– <text:span text:style-name="T1184">Тут лучше поосторожней,</text:span>– <text:span text:style-name="T1184">советует Кислота,</text:span>– <text:span text:style-name="T1185">совсем, как бы, не прибрано.</text:span></text:p>
      <text:p text:style-name="P176">– <text:span text:style-name="T1185">А это </text:span><text:span text:style-name="T111">что</text:span><text:span text:style-name="T1185">?</text:span></text:p>
      <text:p text:style-name="P177"><text:span text:style-name="T1186">Ну, то, что там есть</text:span>—<text:span text:style-name="T1186">есть? что такое «есть»?</text:span>—<text:span text:style-name="T1186">это есть Кинг Конг, или какая-то родственная зверюка, скрючилась на корточки, явно просто посрать, прямо на улице! и всё такое! а и на неё без внимания, кузов за кузовом Русских грузовиков с рядовыми в пилотках и с очумелыми улыбками, жмут прямиком мимо</text:span>—«<text:span text:style-name="T1187">Эй!»</text:span>–<text:span text:style-name="T1188">Слотроп хочет крикнуть,</text:span>– «<text:span text:style-name="T1188">эй, гля, там громадная горилла! или что там оно. Слышь парни? Эй...»</text:span>– <text:span text:style-name="T1189">Но не крикнул, повезло. Как пригляделся, присевшее чудище оказывается зданием Рейхстага, разбитое снарядами, авиабомбами, исхлёстанное кистями пламени до порохового чёрного по всем взрыводельным изгибам и выступам, исчёрканное мелом по всему твёрдо-гулкому обугленному нутру Киррилицей инициалов и множеством имён товарищей полёгших в мае. </text:span></text:p>
      <text:p text:style-name="P503">В Берлине этих приколов по завязки. <text:span text:style-name="T1190">Вон большой плакат со Сталиным и Слотроп мог поклясться, что это девушка, с которой он встречался в Гарварде, усы и волосы просто случайная косметика, чтоб я </text:span><text:span text:style-name="T112">лопнул</text:span><text:span text:style-name="T1190">,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text:s/>разложены бок о бок эти огромные продолговатые куски теста оставленного дойти под белыми полотнами—братан, до чего же все голодные: одна и та же мысль приходит всем им сразу, ух-ты! </text:span><text:span text:style-name="T112">Сырое тесто</text:span><text:span text:style-name="T1190">! Буханки хлеба для того </text:span><text:span text:style-name="T112">чудовища</text:span><text:span text:style-name="T1190"> позади… хотя нет правильно, то было здание, Рейхстаг, значит это не хлеб… тут уже ясно, что эти тут тела людей, откопаны из-под сегодняшних развалин, каждое в своём солдатском пердёжном мешке с биркой. Но ту больше, чем оптический промах. Они доходят, они пресуществились, а после лета и с наступлением голодной зимы, как знать чем будем мы кормиться на Рождество?</text:span></text:p>
      <text:p text:style-name="P504">То, чем пресловутая Фемина является для сигарето-толкающих кругов Берлина, Чикаго служит для наркоманов. <text:span text:style-name="T1191">Однако, если сделки в Фемине заключаются около полудня, этот Чикаго раскочегаривается после комендантского часа в 10:00. </text:span></text:p>
      <text:p text:style-name="P505">Слотроп, Кислота, Труди и Магда заходят чёрным ходом из громадного массива руин и темени с редкими огоньками тут и там, <text:span text:style-name="T1192">как далеко за городом. Внутри, военврачи и санитары бегают туда-сюда с бутылочками вспушённо-белых кристаллических веществ,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приятелями, автоматами украшают стены. Свет и переговоры приглушены, на случай если нагрянет военная полиция. </text:span></text:p>
      <text:p text:style-name="P506">На стуле с проволочной спинкой, слегка пощипывая гитару тупыми волосатыми руками, сидит Американский матрос <text:span text:style-name="T1193">смахивающий на орангутанга. В ритме на ¾ и в стиле похуиста, он поёт:</text:span></text:p>
      <text:p text:style-name="P506"/>
      <text:p text:style-name="P558">Мечта Наркомана</text:p>
      <text:p text:style-name="P623">Прошлой ночью мне приснился сон</text:p>
      <text:p text:style-name="P623">Я в улёте тянул из кальяна</text:p>
      <text:p text:style-name="P623">Тут Арабский джин здоровенный как слон,</text:p>
      <text:p text:style-name="P623">Выпрыгнул из дыма-тумана</text:p>
      <text:p text:style-name="P623">«<text:span text:style-name="T1194">Т</text:span>вои желанья исполню <text:span text:style-name="T1194">я</text:span>,</text:p>
      <text:p text:style-name="P623"><text:soft-page-break/>Всё, что только захочешь ты»</text:p>
      <text:p text:style-name="P624">«<text:span text:style-name="T1194">Братан»,– говорю,– «директива моя:</text:span></text:p>
      <text:p text:style-name="P625">Ты добудь мне наркоты».</text:p>
      <text:p text:style-name="P625">Улыбнулся, схватил он за руку меня</text:p>
      <text:p text:style-name="P625">Понеслись мы повыше крыш</text:p>
      <text:p text:style-name="P625">Оказались в стране, где вместо гор у ручья</text:p>
      <text:p text:style-name="P625">Горою был сложен гашиш!</text:p>
      <text:p text:style-name="P626">А в ручье том <text:s/>журчал морфин</text:p>
      <text:p text:style-name="P626">А деревья расцветали таблетками:</text:p>
      <text:p text:style-name="P626">Рамилар, ноксирон, кадеин,</text:p>
      <text:p text:style-name="P626">И море грибов изумляли расцветками!</text:p>
      <text:p text:style-name="P627">И вышли навстречу красотки </text:p>
      <text:p text:style-name="P627">С движениями тягучими</text:p>
      <text:p text:style-name="P627">Протягивали пригоршнями кокаин,</text:p>
      <text:p text:style-name="P627">Угоститься по такому случаю.</text:p>
      <text:p text:style-name="P627">И покатились дни </text:p>
      <text:p text:style-name="P627">На марихуанной ноте</text:p>
      <text:p text:style-name="P627">Мускатные чаи</text:p>
      <text:p text:style-name="P627">Закусывали кактусами пейоте.</text:p>
      <text:p text:style-name="P628">И печенюшками разными</text:p>
      <text:p text:style-name="P628">И все были такими классными</text:p>
      <text:p text:style-name="P628">Что я решил там навеки остаться.</text:p>
      <text:p text:style-name="P629">Но этот джин всё по своему сбацал.</text:p>
      <text:p text:style-name="P629">Киданул меня обратно</text:p>
      <text:p text:style-name="P629">В этот мир холода и мрака,</text:p>
      <text:p text:style-name="P629">Такой оказался падлой собакой.</text:p>
      <text:p text:style-name="P629">Теперь вот Наркутии дни вспоминаю</text:p>
      <text:p text:style-name="P629">И обратно на волю попасть мечтаю.</text:p>
      <text:p text:style-name="P629"/>
      <text:p text:style-name="P507">Этот певец Моряк Бодайн, с эсминца США <text:span text:style-name="T1">Джон Э. Бэдэсс, </text:span>и это с ним <text:span text:style-name="T1195">тут </text:span>у Кислоты назначена стрелка. <text:s/><text:span text:style-name="T1">Бэдэсс </text:span><text:span text:style-name="T310">сейчас в порту Каксхевена и Бодайн тут в полу-самоволке, </text:span><text:span text:style-name="T311">заскочил в Берлин прошлой ночью в первый раз после ранних дней </text:span><text:span text:style-name="T312">Американской </text:span><text:span text:style-name="T311">оккупации. «</text:span><text:span text:style-name="T313">Закрутили гайки по полной, братишка»,</text:span><text:span text:style-name="T208">– </text:span><text:span text:style-name="T313">жалуется он.</text:span><text:span text:style-name="T208">– «</text:span><text:span text:style-name="T313">Потсдам. </text:span><text:span text:style-name="T314">Я там глазам не поверил. </text:span><text:span text:style-name="T315">Помнишь какой была Вильгельмплац? </text:span><text:soft-page-break/><text:span text:style-name="T315">Швейцары, вино, драгоценности, камеры, </text:span><text:span text:style-name="T316">героин, меховые шубки, </text:span><text:span text:style-name="T317">всё, что есть в мире. </text:span><text:span text:style-name="T318">И всем всё </text:span><text:span text:style-name="T186">похуй</text:span><text:span text:style-name="T318">, верно? </text:span><text:span text:style-name="T319">Ты бы сейчас увидел. </text:span><text:span text:style-name="T320">Русская охрана повсюду. </text:span><text:span text:style-name="T321">Хмурые мордовороты. И не подходи».</text:span></text:p>
      <text:p text:style-name="P178"><text:span text:style-name="T321">– </text:span><text:span text:style-name="T322">А там чё-т такое </text:span><text:span text:style-name="T323">щас </text:span><text:span text:style-name="T322">не провод</text:span><text:span text:style-name="T323">ят?</text:span><text:span text:style-name="T200">– </text:span><text:span text:style-name="T323">грит Слотроп, он слышал базар на эту тему.</text:span><text:span text:style-name="T200">– </text:span><text:span text:style-name="T323">Конференция или ещё какая-то поебень?</text:span></text:p>
      <text:p text:style-name="P179"><text:span text:style-name="T323">– </text:span><text:span text:style-name="T324">Они решают как раскроить Германию,</text:span><text:span text:style-name="T200">– </text:span><text:span text:style-name="T324">грит Кислота.</text:span><text:span text:style-name="T200">– </text:span><text:span text:style-name="T324">Все эти Силы. Им надо было позвать Немцев, Kerl, </text:span><text:span text:style-name="T325">мы занимались этим столетиями напролёт</text:span></text:p>
      <text:p text:style-name="P180">– <text:span text:style-name="T1196">Там ща и комар не пролетит, братишка,</text:span>– <text:span text:style-name="T1197">Моряк Бодайн трясёт головой, ловко скручивая косяк в бумажку от сигареты, которую он сперва разорвал, с угрюмой бравурой, надвое.</text:span></text:p>
      <text:p text:style-name="P181">– <text:span text:style-name="T1198">А,</text:span>– <text:span text:style-name="T1198">улыбается Кислота, забрасывая руку поверх Слотропа,</text:span>– <text:span text:style-name="T1199">а что если </text:span><text:span text:style-name="T113">Ракетмэн</text:span><text:span text:style-name="T1199"> сможет, а?</text:span></text:p>
      <text:p text:style-name="P508">Бодайн осматривает, скептически: «Это Ракетмэн?»</text:p>
      <text:p text:style-name="P182">– <text:span text:style-name="T1200">Более или менее,</text:span>– <text:span text:style-name="T1200">грит Слотроп,</text:span>– <text:span text:style-name="T1200">только не знаю охота ли мне в тот Потсдам, как раз щас….</text:span></text:p>
      <text:p text:style-name="P183">– <text:span text:style-name="T1201">Да если б ты только знал!</text:span>– <text:span text:style-name="T1201">восклицает Бодайн.</text:span>– <text:span text:style-name="T1201">Прикинь, Дружище, прямо сейчас в 15 милях отсюда, там есть шесть </text:span><text:span text:style-name="T114">кило</text:span><text:span text:style-name="T1201">!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ты передвигаешься, на ту точку и забрать.</text:span></text:p>
      <text:p text:style-name="P184">– <text:span text:style-name="T1202">Только и всего.</text:span></text:p>
      <text:p text:style-name="P184">– <text:span text:style-name="T1202">Кило тебе,</text:span>– <text:span text:style-name="T1202">предлагает Кислота.</text:span></text:p>
      <text:p text:style-name="P185">– <text:span text:style-name="T1203">Они могут сжечь его со мною вместе. Все те Русские могут встать <text:s/>вокруг печи и ловить приход.</text:span></text:p>
      <text:p text:style-name="P186">– <text:span text:style-name="T1204">Наверное,</text:span>– <text:span text:style-name="T1204">самая декадентская красотка, какую только в жизни видел Слотроп, в светящихся индиго теняж на веках, в снуде из чёрной кожи, проскальзывает мимо,</text:span>– <text:span text:style-name="T1205">милашка Американец не любитель Шоколадки Гаш-Иш, мм? ха-ха-ха….</text:span></text:p>
      <text:p text:style-name="P187">– <text:span text:style-name="T1206">Миллион марок,</text:span>– <text:span text:style-name="T1206">вздыхаетКислота.</text:span></text:p>
      <text:p text:style-name="P188">– <text:span text:style-name="T1207">Да где ты его…</text:span></text:p>
      <text:p text:style-name="P509">Вскинув эльфоподобный палец, придвигаясь ближе: «Я напечатаю».</text:p>
      <text:p text:style-name="P510">Ну и конечно, так и делает. В полном составе они двигают из Чикаго, полмили <text:span text:style-name="T1208">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text:span></text:p>
      <text:p text:style-name="P189">– Ух,– грит Слотроп.</text:p>
      <text:p text:style-name="P190">– Да давай уже,– грит Бодайн.– Ракетмэн, ё-моё. Тебе уже всё пофиг будет.</text:p>
      <text:p text:style-name="P511">Они помогают сдвигать и подравнивать листы, пока Кислота нарезает их длинным блестящим резаком. Протягивая толстый рулон сотенных: «<text:span text:style-name="T1209">Ты завтра бы уже и вернулся. Не существует слишком крутой работёнки для</text:span> <text:span text:style-name="T1209">Ракетмэна».</text:span></text:p>
      <text:p text:style-name="P512"><text:soft-page-break/>Днём или двумя позже, Слотропу дойдёт, что <text:span text:style-name="T1210">надо было на это ответить: «Но я же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text:s/>по какому-то ещё из своих дел, в беспросветную пустошь в три часа ночи, что давит, океанически, на буй их внутреннего пространства….</text:span></text:p>
      <text:p text:style-name="P513"><draw:frame draw:style-name="fr1" draw:name="Image8" text:anchor-type="paragraph" svg:width="6.9252in" svg:height="0.3661in" draw:z-index="7"><draw:image xlink:href="Pictures/1000000000000B720000009B428C9716555D8079.png" xlink:type="simple" xlink:show="embed" xlink:actuate="onLoad" loext:mime-type="image/png"/></draw:frame>Кислота <text:s/>вперёд-назад, ворчливо, налившись кровью, пар вьётся из чайника в его руках. <text:span text:style-name="T1211">Костюм Ракетмэна дожидается на столе, вместе с картой сокровищ от Моряка Бодайна—ох. Ох, ничего себе. Неужто Слотроп пойдёт на это?</text:span></text:p>
      <text:p text:style-name="P514">Снаружи птицы высвистывают арпеджио на верхних ступенях, <text:span text:style-name="T1212">вместе с утром</text:span>. <text:span text:style-name="T1213">Грузовики и джипы урчат издали. Слотроп сидит за чаем, пытаясь отскрести засохшую сперму со своих штанов, поеа Кислота объясняет расклад. Пакет заначен под орнаментальным кустом перед виллой по Кайзерштрассе 2, в Нойбабелсберге, давней киностолице Германии. Это берег Небеля напротив Потсдама. Похоже, разумнее держаться подальше от Автобана Авус. «Попробуй через контрольный пост сразу за Целендорфом. Выйди к Нойбабелсбергу по каналу».</text:span></text:p>
      <text:p text:style-name="P191">– <text:span text:style-name="T1214">С чего бы это?</text:span></text:p>
      <text:p text:style-name="P192">– <text:span text:style-name="T1215">Ни одного гражданского не пропускают на ВИП Шоссе</text:span>—<text:span text:style-name="T1215">здесь, вот это, которое идёт через реку в Потсдам.</text:span></text:p>
      <text:p text:style-name="P193">– <text:span text:style-name="T1216">Брось. Для этогоо мне понадобится лодка.</text:span></text:p>
      <text:p text:style-name="P194">– <text:span text:style-name="T1216">Ха! Ты ждёшь импровизацию от Немца? Ну уж нет</text:span>—<text:span text:style-name="T1217">это </text:span><text:span text:style-name="T115">проблема Ракетсмэна</text:span><text:span text:style-name="T1217">! ха-ха!</text:span></text:p>
      <text:p text:style-name="P195">– <text:span text:style-name="T1218">Йуннхх!</text:span>– <text:span text:style-name="T1219">Похоже вилла смотрит на Грибниц Зее.</text:span>– <text:span text:style-name="T1219">Почему бы мне не зайти с той стороны?</text:span></text:p>
      <text:p text:style-name="P196">– <text:span text:style-name="T1220">Тебе придётся пройти сперва под парой мостов, если пойдёшь оттуда. Усиленная охрана. Бьют сверху, Может быть</text:span>—<text:span text:style-name="T1221">может быть, даже миномёты. Озеро становится очень узким напротив Потсдама. У тебя не будет шанса.</text:span>– <text:s/><text:span text:style-name="T1222">О, Германский юмор </text:span><text:span text:style-name="T116">отличный</text:span><text:span text:style-name="T1222">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Настолько уверен в своей подделке. Пропуск на двух языках специальный, по случаю Конференции. Но там тебе нельзя бродить разиня рот, как турист, выпрашивать автограф у знаменитостей</text:span>—»</text:p>
      <text:p text:style-name="P196">– <text:span text:style-name="T1223">Да но послушай, Эмиль, если у тебя такие документы и они настолько классные, чё </text:span><text:span text:style-name="T117">ты</text:span><text:span text:style-name="T1223"> не едешь?</text:span></text:p>
      <text:p text:style-name="P197">– <text:span text:style-name="T1224">Это не моя специальность. Моё устраивать сделки. Просто старая бутылка кислоты</text:span>—<text:span text:style-name="T1224">и та понарошку. Пиратство занятие для </text:span><text:span text:style-name="T118">Ракетменов</text:span><text:span text:style-name="T1224">.</text:span></text:p>
      <text:p text:style-name="P198">– <text:span text:style-name="T1225">Пусть тогда Бодайн.</text:span></text:p>
      <text:p text:style-name="P198">– <text:span text:style-name="T1225">Он уже по пути в Каксхавен. Разве не расстроится, когда вернётся на следующей неделе, просто узнать, что Ракетмэн, из всех людей, сдрейфил.</text:span></text:p>
      <text:p text:style-name="P199">– <text:span text:style-name="T1226">О.</text:span>– <text:span text:style-name="T1226">Блядь. Слотроп какое-то время зырит на карту, потом пытается запомнить. Он натягивает ботинки, со стоном. Он закутывает свой шлем в ту накидку, и вдвоём, коннер и конни, отправляются по Американскому сектору.</text:span></text:p>
      <text:p text:style-name="P515"><text:soft-page-break/>Кобыльи хвосты разгулялись в синем небе, тут внизу <text:span text:style-name="T1">Berliner Luft </text:span>висит неподвижно, <text:span text:style-name="T1227">со смрадом смерти неизбежной</text:span>. <text:span text:style-name="T1228">Тысячи трупов погибших весной всё ещё лежат под этими горами обломков, они желты, красные, жёлтые и бледные горы.</text:span> </text:p>
      <text:p text:style-name="P516">Куда делся город, который Слотроп привык видеть в тех кинохрониках <text:s/>и в <text:span text:style-name="T1">Нешнл Географик</text:span>? <text:span text:style-name="T1229">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text:s/>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 может быть также, даже здесь, какая-то преемственность ритуала через ужасающую поверхность мая. Опустелость Берлина в это утро является обёрнутым отображением белой и геометричной столицы до её разрушения. Невозделанные и 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ь нагромождения обломков, их формы сейчас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на земле носят свои лёгкие у себя на груди. Объявления о пристанище, одежде, пропавших, арестованных, когда-то засекреченных, сложенных </text:span><text:span text:style-name="T119">bürgerlich</text:span><text:span text:style-name="T1229"> внутри газет, чтобы спокойно почитать в лакированных изящных гостиных, теперь приклеены Гитлеро-головыми марками синего, оранжевого, жёлтого, на ветру, когда подым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 </text:span><text:span text:style-name="T119">Winterhilfe</text:span><text:span text:style-name="T1229"> ты сидел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притворяясь, что это не так. Израненные деревья снова в листве, птенцы высижены и учатся летать, и всё же зима здесь за кажущимся летом—Земля повернулась во сне, и тропики поменялись местами….</text:span></text:p>
      <text:p text:style-name="P517">Словно стены Чикаго Бара перенесённые наружу, гигантские фотографии выставлены по Фридризштрассе—лица выше человеческого роста. Слотроп запросто узнаёт Черчилля и Сталина, но сомневается насчёт третьего. «Эмиль, а кто этот тот в очках?»</text:p>
      <text:p text:style-name="P202">– Американский президент Мистер Трумен.</text:p>
      <text:p text:style-name="P203">– Брось дурить. Трумен вице-президент. Рузвельт президент.</text:p>
      <text:p text:style-name="P518">Кислота приподымает бровь: «Рузвельт умер ещё весной. Как раз перед нашей капитуляцией».</text:p>
      <text:p text:style-name="P519">Они запутались в хлебной очереди. Женщины в потёрто-плюшевых пальто, маленькие дети цепляются за <text:s text:c="4"/>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text:p>
      <text:p text:style-name="P200">– <text:span text:style-name="T1230">Сочувствую,</text:span>– <text:span text:style-name="T1230">продолжает Кислота, когда они высвободились снова.</text:span></text:p>
      <text:p text:style-name="P201">– <text:span text:style-name="T1230">Почему никто мне не говорил?</text:span>– <text:span text:style-name="T1230">Слотроп был старшеклассником, когда ФДР начинал в Белом Доме. Бродерик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осталось рассмотреть Слотропу, </text:span><text:soft-page-break/><text:span text:style-name="T1230">были пара колёс и ноги каких-то людей в костюмах на <text:s/>подножке автомобиля. Про Гувера он слыхал, смутно</text:span>—<text:span text:style-name="T1231">что-то насчёт самостройных посёков или пылесосов</text:span>—<text:span text:style-name="T1232">но Рузвель был </text:span><text:span text:style-name="T120">его</text:span><text:span text:style-name="T1232"> президентом, единственным, кого он знал. Казалось, он будет избираться, срок за сроком, вечно. Но кто-то решил поменять это. Так что его усыпили, Слотропова президента, тихо и гладко, пока мальчик, который однажды представлял себе его лицо на лопатках Ллойда под его Т-майкой, молол чушь на Ривере, или где-нибудь в Швейцарии, лишь вполовину сознавая, что его самого угасили….</text:span></text:p>
      <text:p text:style-name="P204">– <text:span text:style-name="T1233">Поговаривали, с ним удар случился,</text:span>– <text:span text:style-name="T1233">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именем, деформация пространсва, что таится внутри его жизни, как скрытая наследственная болезнь. Отряд врачей в белых масках, что закрывают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трюк чревовещателя, помогите-выпустите-меня-отсюда…. Кто бы то ни был, позируя в чёрной накидке в Ялте с остальными лидерами, так прекрасно передающей смысл крыльев Смерти, пышной, мягкой и чёрной как зимняя накидка, подготавливал нацию ротозеев к кончине Рузвельта, существа собранного Ими, существа, которое Они разберут….</text:span></text:p>
      <text:p text:style-name="P520">Тут кое-кто по умному принимает во внимание параллакс, <text:span text:style-name="T1234">масштабирование, тени все идущие в правильном направлении, <text:s/>удлиняющиеся по ходу дня—но нет, Кислота не может быть реальностью, не больше, чем эта массовка в тёмных костюмах дожидающие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орение, всё строилось потом разнесено обратно на куски, начиная от размеров с тело и до пылинок (посылая заказ, указывайте Номер Шаблона, пожалуйста), пока тот достопамятный аромат Полдень в Берлине, эссенция разлагающейся человечины, пшикается на декорации от руки, густыми слоями, как от дряблой лошади где-то в переулке, что качает свой гтганский распылитель….</text:span></text:p>
      <text:p text:style-name="P522">(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text:s/>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text:p>
      <text:p text:style-name="P523">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официанту затянуться, как знать?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кидывая непрерывно по сторонам насчёт раннего бизнеса.</text:p>
      <text:p text:style-name="P521"><text:s/>Кислота как-то свёл разговор Слотропа на Ракету. <text:span text:style-name="T1235">Совсем не по специальности Кислоты, конечно, хотя он держал ухо востро. Если чего-то хотят, значчит оно имеет цену. «Я никак не мог понять восторгов. По радио только о том и говорили. Это было нашим шоу <text:s/>Капитана Миднайта. Но мы разочаровались. И хотелось бы верить, но ничего не видели, что могло нас убедить. Всё меньше и меньше под конец. Всё, что я знаю, она подорвала рынок кокаина, Kerl.</text:span></text:p>
      <text:p text:style-name="P205"><text:soft-page-break/>– <text:span text:style-name="T1236">Как так?</text:span></text:p>
      <text:p text:style-name="P205">– <text:span text:style-name="T1236">Той ракете для чего-то нужен был перманганат калия, верно?</text:span></text:p>
      <text:p text:style-name="P205">– <text:span text:style-name="T1236">Для турбонасоса.</text:span></text:p>
      <text:p text:style-name="P206">– <text:span text:style-name="T1236">Ну, а без этого Purpurstoff, не получается торговать кокаином по честному. Забудь про честность, тут просто не осталось ничего </text:span><text:span text:style-name="T121">взаправдашнего</text:span><text:span text:style-name="T1236">. Прошлой зимой, ты не мог найти и кубика <text:s/>перманганата во всём ёбаном Рейхе, Kerl. О, ты бы видел какие шли обломы. Друзья, сам знаешь. Но какой друг не захочет</text:span>—<text:span text:style-name="T1237">как бы тебе попонятнее?</text:span>—<text:span text:style-name="T1237">шмякнуть тортом в рыло? а?</text:span></text:p>
      <text:p text:style-name="P207">– <text:span text:style-name="T1238">Спасибо.</text:span>– <text:span text:style-name="T1238">Погоди-ка. Это он про </text:span><text:span text:style-name="T122">нас</text:span><text:span text:style-name="T1238"> толкует? Он что, собирается</text:span>—</text:p>
      <text:p text:style-name="P208">– <text:span text:style-name="T1239">Короче,</text:span>– <text:span text:style-name="T1239">продолжает начатое,</text:span>– <text:span text:style-name="T1239">по Берлину полз огромный фильм Лорел и Харди, немой, немой… из-за дефицита <text:s/>перманганат.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до такой извращённости, мука! Порошковое молоко не дошедшее до желудков сосунков младенчиков! Похожая всячина, стоившая дороже самого кокаина</text:span>—<text:span text:style-name="T1240">прикол был в том, чтоб кто-то вдруг набил свой нос молоком, хаха-хахах,</text:span>– <text:span text:style-name="T1240">прервавшись на минутку,</text:span>– <text:span text:style-name="T123">и это стоило переплаты! </text:span><text:span text:style-name="T1241">Без перманганата ничего нельзя было сказать наверняка. Капельку новокаина, оглушить язык, щепотку чего-нибудь для горького вкуса и ты грёб громадную прибыль от пищевой соды. Перманганит пробный камень. Под микроскопом, капаешь на вещество для проверки, всё растворяется</text:span>—<text:span text:style-name="T1242">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х позициях</text:span>—<text:span text:style-name="T1243">пурпурная мишень, внешнее кольцо драгоценно, кружок внутри не стоит ничего. Анти-мишень. Совсе не то, что нужно для А4, </text:span><text:span text:style-name="T124">а, Ракетмэн</text:span><text:span text:style-name="T1243">? Этот твой аппарат не лучший друг наркоману. Тебе оно надо? Или твоя страна <text:s/>применит против России?</text:span></text:p>
      <text:p text:style-name="P209">– <text:span text:style-name="T1244">Мне этого не надо. Что значит «моя страна»?</text:span></text:p>
      <text:p text:style-name="P209">– <text:span text:style-name="T1244">Извини. Я просто имел ввиду, что Русским она похоже нужна по зарез. Хватали моих деловых партнёров по всему городу. Допрашивали. Никто из них в ракетах не смыслит больше моего. Но Чичерин думает наоборот.</text:span></text:p>
      <text:p text:style-name="P210">– <text:span text:style-name="T1245">Ё ж твою. Опять он?</text:span></text:p>
      <text:p text:style-name="P211">– <text:span text:style-name="T1246">Да он как раз сейчас в Потсдаме. Скорее всего. Устраивает штаб в одной из старых киностудий.</text:span></text:p>
      <text:p text:style-name="P212">– <text:span text:style-name="T1247">Отличная новость, Эмиль. С моей невезухой…</text:span></text:p>
      <text:p text:style-name="P212">– <text:span text:style-name="T1247">Что-то ты в лице переменился, Ракетмэн.</text:span></text:p>
      <text:p text:style-name="P213">– <text:span text:style-name="T1248">Что, так страшно? Ты сюда слушай!</text:span>– <text:span text:style-name="T1248">И Слотроп задаёт вопрос не слыхал ли Кислота что-нибудь про </text:span><text:span text:style-name="T125">Schwarzgerät</text:span><text:span text:style-name="T1248">.</text:span></text:p>
      <text:p text:style-name="P524">Тот не то чтобы взвопил <text:span text:style-name="T1">Вууий</text:span>! <text:span text:style-name="T1249">и</text:span> рванул смываться вдоль улицы, <text:span text:style-name="T1249">однако п-пииск точно услышался из определённого клапана, и что-то было отмахнуто в сторону. «Вот что я тебе скажу»,– покивывая и ёрзая на своём стуле,– «поговори с дер-Шпрингером. </text:span><text:span text:style-name="T126">Ja</text:span><text:span text:style-name="T1249">,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text:span></text:p>
      <text:p text:style-name="P214">– <text:span text:style-name="T1250">Но кто этот дер-Шпрингер и как его найти, Эмиль?</text:span></text:p>
      <text:p text:style-name="P215">– <text:span text:style-name="T1251">Он шахматный конь в вечной скачке</text:span>—</text:p>
      <text:p text:style-name="P215">– <text:span text:style-name="T1251">Ух-ты.</text:span></text:p>
      <text:p text:style-name="P216"><text:soft-page-break/>—...<text:span text:style-name="T1251">по шахматной доске Зоны, вот кто он такой. Также как Ракетмэн перелетает через все преграды.</text:span>– <text:span text:style-name="T1252">Он зловредно хихикает.</text:span>– <text:span text:style-name="T1253">Отличная парочка. Откуда мен знать где он? Может быть где угодно. Он повсюду.</text:span></text:p>
      <text:p text:style-name="P217">– <text:span text:style-name="T1254">Зорро? Зелёный шмель?</text:span></text:p>
      <text:p text:style-name="P218">– <text:span text:style-name="T1255">Последнее, что я слышал, он был на севере на Ганзейских скачках. Вы встретитесь. Не переживай.</text:span>–<text:span text:style-name="T1255"> Резко Кислота вскочил проститься, пожимает руку, оставляя в ладони Слотропа косяк на потом, а может на удачу.</text:span>– <text:span text:style-name="T1256">У меня встреча с военными врачами. Счастье тысячи клиентов на твоих плечах, молодой человек. Найдёшь меня на старом месте. </text:span><text:span text:style-name="T127">Glück</text:span><text:span text:style-name="T1256">.</text:span></text:p>
      <text:p text:style-name="P525">Так что Час Зла принёс своё проклятье. <text:span text:style-name="T1257">Ошибочным оказалось слово </text:span><text:span text:style-name="T128">Schwarzgerät</text:span><text:span text:style-name="T1257">. И вот гора с грохотом снова захлопнулась позади Слотропа, чуть не расплющила к чертям его пятку, и может быть пройдут столетия <text:s/>пока Белой Женщина <text:s/>появится снова. Блядь! </text:span></text:p>
      <text:p text:style-name="P526">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T1">soirées fantastiques….</text:span></text:p>
      <text:p text:style-name="P527">Во второй половине дня он уже миновал Целендорф, внутри своего прикида Ракетмэн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я на малой, солдат в шлёме с наушниками торчит из башни с 76-миллиметровой, что-то орёт по рации… а, ладно…. <text:span text:style-name="T1258">По другую сторону арки Русский джип с парой офицеров, один горячо частит в микрофон </text:span><text:span text:style-name="T129">сво</text:span><text:span text:style-name="T130">е</text:span><text:span text:style-name="T129">й</text:span><text:span text:style-name="T1258"> рации, а воздух вокруг оживляется разговорным Русским со скоростью света вывязывая сеть для поимки Слотропа. Кто ещё? Он отбрасывает накидку через <text:s/>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text:s/>представление в том Потсдаме.</text:span></text:p>
      <text:p text:style-name="P528">Один из часовый берёт пропуск и ныряет в свою будку позвонить по теле<text:span text:style-name="T1259">ф</text:span>ону. <text:span text:style-name="T1260">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карточных фокусов, что он когда-то делал, типа навести мосты. Часовой высовывает голову наружу: «</text:span><text:span text:style-name="T131">Stiefeln, bitte</text:span><text:span text:style-name="T1260">». </text:span></text:p>
      <text:p text:style-name="P529">Ботинки? <text:span text:style-name="T1261">На кой им эти—</text:span><text:span text:style-name="T132">йэээххх</text:span><text:span text:style-name="T1261">! Ботинки, да, действительно. Мы знаем вне предположений кто это был на том конце, не так ли? Слотропу слышно как все металлические части в том человека бряцают от ликования. В задымленном небе Берлина, чуть где-то левее Funkturm в её стальной пряже удалённости, возникает полностраничное фото из журнала </text:span><text:span text:style-name="T132">Life</text:span><text:span text:style-name="T1261">: это Слотроп, в полном облачении Ракетмэна, с чем-то смахивающим на длинную твёрдую колбасу очень большого диаметра засунутую ему в рот, с таким напором, что и глаза его перекосились, хотя рука, или что там удерживает ошеломляющий сервелат: на снимке не видно. </text:span><text:span text:style-name="T573">Пипец ракетмэну</text:span><text:span text:style-name="T1261"> гласит заголовок—«Едва оторвавшись от земли самый недавний из знаменитостей Зоны ‘наебнулся’». </text:span></text:p>
      <text:p text:style-name="P530">Ну-у-у, Слотроп стаскивает ботинки, <text:span text:style-name="T1262">часовой уносит их внутрь к телефону—остальные прислоняют его к арке и наводят шмон, не находя ничего, кроме косяка <text:s/>данного ему Кислотой, который они экспроприируют. Слотроп ждёт стоя в своих носках, стараясь не думать наперёд. Может разве что, поглядывает вокруг высмотреть укрытие. Ничего. Простреливается на все 360 градусов. Запахизаплаты свежего асфальта и оружейного масла. Джип, кристал яри-медянки, в ожидании: дорога ведущая обратно в Берлин, в эту минуту, пустынна…. Провидение, эй, </text:span><text:span text:style-name="T133">Привидение</text:span><text:span text:style-name="T1262">, где ты там, выскочило хряпнуть пивасика или ещё там что?</text:span></text:p>
      <text:p text:style-name="P531">Вове нет. <text:span text:style-name="T1263">Ботинкиявляются вновь, улыбающийся часовой позади них. «</text:span><text:span text:style-name="T134">Stimmt, Herr Schlepzig</text:span><text:span text:style-name="T1263">». Какие интонации на Русском у иронии? Эти пташки слишком невразумительны для Слотропа. Чичерин </text:span><text:soft-page-break/><text:span text:style-name="T1263">действовал бы тоньше и не стал требовать эти ботинки для просмотра, чтобы не вызвать подозрения. Не-а, не может быть, что это ответил на звонок. Это наверное обычный обыск найти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text:s/>Балканскую папиросу у одного из автоматчиков, и двигает прочь, в южном направлении. Офицерский джип стоит где и был. Танк исчез.</text:span></text:p>
      <text:p text:style-name="P531"/>
      <text:p text:style-name="P728">Джубли Джим разносчик-торговец, ты только посмотри,</text:p>
      <text:p text:style-name="P728">Подмигивает дамам от Стокбриджа до Ли<text:span text:style-name="T445">—</text:span></text:p>
      <text:p text:style-name="P728">Купи подружке брошку, за будешь про скуку,</text:p>
      <text:p text:style-name="P728">А вот наряды бальные по доллару за штуку,</text:p>
      <text:p text:style-name="P728">Эй, навались, к Джубли торопись!</text:p>
      <text:p text:style-name="P216"/>
      <text:p text:style-name="P532">Пройдя две мили по дороге, Слотроп встречает канал, про который говорил Кислота: <text:span text:style-name="T1264">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золотом,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гоняются над каналом, паря над гладью и раз за разом взмывая к замершему шторму зелёной вершины дерева, куда они опускаются и начинают петь. В отдалении свет собирает в медленную бежевую дымку, в плоти девушек, уже не <text:s/>выбеленной солнцем из зенита, а в более мягком теперь освещении пробуждаются тёплые оттенки, лёгкие тени мускулов <text:s/>ляжек, натянутые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понуждает его идти мимо?</text:span></text:p>
      <text:p text:style-name="P533">Попадаются лодки, пришвартованные к перилам, но всегда кто-нибудь <text:span text:style-name="T1265">п</text:span>рисматривает. <text:span text:style-name="T1265">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гадко—я не могу, но могу украсть вашу лодку. Ха!</text:span></text:p>
      <text:p text:style-name="P534">Он гребёт до заката, с долгими передышками, <text:span text:style-name="T1266">совсем потерял форму, накидка <text:s/>его удушает плотной упаковкой <text:s/>из его же <text:s/>пота настолько, что он вынужден снять её наконец. Утки проплывают в осторожном отдалении, вода капает с ярких оранжевых клювов. Гладь канала рябит под вечерним ветром, закат ему в лицо малюет воду красным и золотым» царские цвета. Затонувшие обломки торчат из воды, красный свинец и ржавчина вызревают в таком освещении, проломы в серых листах корпуса, лопнувшие заклёпки, расплетённый трос растопырил истеричные пряди по всем румбам, вибрируют ниже порога слышимого под бризом. Пустые баржи проплывают мимо, безхозно заброшенные. Аист пролетает в вышине, направляясь домой, под ним, нежданно, бледная арка переезда Авус впереди. Чуть дальше и Слотроп вернётся в Американский сектор. Он уворачивает поперёк канала, сходит на противоположный берег и направляется к югу, стараясь обогнуть Советский контрольный пункт, который карта помечает где-то вправо от него. Массирование пере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скопление, дрожь в кольцах проволоки, Потсдам предупреждает держаться подальше… подальше держись…. Чем ближе к нему, тем гуще поле вокруг закрытого международного собрания за Хавелом. Бодайн прав: и комар не проскочит. Слотроп знает это, </text:span><text:soft-page-break/><text:span text:style-name="T1266">но так и продолжает красться вперёд, стараясь неощутимей снимать подозрения, делая зигзаги в перебежках, направленных неукоснительно к югу.</text:span></text:p>
      <text:p text:style-name="P535">Невидим. В это всё легче верить, чем дальше он продвигается. Когда-то давно в <text:span text:style-name="T1268">канун летнего солнцестояния</text:span>, между полуночью и часом, зёрнышко папоротника <text:span text:style-name="T1267">попало в его обувь. Он юный невидимка, подменыш в доспехах. Дружочек Провидения. </text:span><text:span text:style-name="T135">Их</text:span><text:span text:style-name="T1267"> головы забиты формами опасности, которым обучили из Война—фантомами, которые они, некоторые из них, обречены носить в себе до конца их жизней. Тем лучше для Слотропа, впрочем—он не от мира таких опасностей. Они по прежнему застряли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считают. Им не известно, что тут явился Ракетмэн. Они всё проходят мимо и он остаётся один, сливаясь с вечером своим бархатом и замшей—а если улавливают его образ, тот мгновенно отбрасывается на задворки мозга, где остаётся в ссылке вместе с прочим, что мерещится ночью….</text:span></text:p>
      <text:p text:style-name="P537">И вот он снова берёт курс вправо. Тут всё ещё это гигантское супер шоссе,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вползает на насыпь Авуса, вслушиваясь в движение несущееся над головой. Каждый водитель считает, что это он управляет машиной, будто у каждого отдельный пункт назначения , но Слотропу лучше знать. Водители тутт сегодня, потому что Они используют их, воздвигают смертельную преграду. Тут сплошь самоучки Фрицы фон Опели, что предвещает оживлённый спринт Слотропу—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text:s/>захвачены событием, каждый в ожидании своего всплеска одной и той же катастрофы разродившейся внизу…).</text:p>
      <text:p text:style-name="P536">Слотроп высвобождает руки из-под накидки, даёт тощему серому Поршу прожужжать мимо, <text:span text:style-name="T1269">потом стартует, красный свет задних фонарей мелькает вдоль его опущенной ноги, яркий свет фар несущегося следом армейского грузовика ударяет в поднятую ногу и <text:s/>отблескивает синей мозаикой коснувшись белка одного из глаз в его впадине. Он кренится на бегу, крича «</text:span><text:span text:style-name="T136">Hauptstufe</text:span><text:span text:style-name="T1269">!» боевой клич Ракетмэна, вскидывает обе руки и морскую зелень в подкладочной ткани накидки широким веером, слышит звук тормоза, продолжает бежать, врывается на разделительную полосу скоростного шоссе, заскакивает в кусты, пока грузовик скрежещет мимо и останавливается. Какое-то время слышны голоса. Дали Слотропу перевести дыхание и отмотать накидку, что захлестнулась на шее. Наконец грузовик отъезжает. Полоса Авуса в южном направлении в эту ночь помедленнее и он пересекает её запросто трусцой, вниз с насыпи и снова вверх между деревьев. Ого! Скачет через скоростные шоссе одним махом! </text:span></text:p>
      <text:p text:style-name="P538">Что ж, Бодайн, твоя карта тут безупречна, за исключением одной маленькой детали, которую ты как бы, э, забыл отметить, <text:span text:style-name="T1270">интересно с чего бы</text:span>…. <text:span text:style-name="T1271">Оказывается где-то 150 домов в Нойбабелсберге выделены и оцеплены как территория для проживания Союзнических делегатов <text:s/>на Потсдамской Конференции, а Широкая Морская Душа заныкал ту наркоту </text:span><text:span text:style-name="T137">точняк по середине этого всего</text:span><text:span text:style-name="T1271">. Колючая проволока, прожектора, охрана разучившиеся улыбаться. Слава Богу, то есть Кислоте, за тот спецпропуск сюда. Трафаретные знаки со стрелами сообщают </text:span><text:span text:style-name="T574">адмиралтейство, </text:span><text:span text:style-name="T575">мид</text:span><text:span text:style-name="T574">, госдепартамент, начальники штабов…</text:span><text:span text:style-name="T576">. В</text:span><text:span text:style-name="T363">сё вокруг залито светом как на премьере в Голливуде. </text:span><text:span text:style-name="T364">Непрестанно подъезжают и отезжают гражданские в костюмах, платьях, смокингах, </text:span><text:span text:style-name="T365">садятся в и выходят из BMW лимузинов </text:span><text:span text:style-name="T366">с флагами всех </text:span><text:soft-page-break/><text:span text:style-name="T366">наций рядом с ветровым</text:span><text:span text:style-name="T367">и</text:span><text:span text:style-name="T366"> ст</text:span><text:span text:style-name="T367">ё</text:span><text:span text:style-name="T366">кл</text:span><text:span text:style-name="T367">ами. </text:span><text:span text:style-name="T368">Отпечатанные на мимеографе листки ворохом на камнях и в сточных канавах. </text:span><text:span text:style-name="T369">Внутри будок часовых груды конфискованных камер. </text:span></text:p>
      <text:p text:style-name="P539"><text:span text:style-name="T369">Д</text:span><text:span text:style-name="T356">олжно быть они тут имеют дело со странной коллекцией представителей шоу-бизнеса. Никого особо не тревожит шлем, или, накидка, или маска. </text:span><text:span text:style-name="T370">Пара неясных телефонных звонков с пожиманием плечами, не настойчивый дополнительный вопрос, но они таки пропускают Макса Шлепцига. </text:span><text:span text:style-name="T371">Ватага Американских газетчиков </text:span><text:span text:style-name="T372">въезжает на </text:span><text:span text:style-name="T373">charabanc</text:span><text:span text:style-name="T372">, с ухваткой за бутылки освобождённого Мозельского, они предлагают подвезти его немного. </text:span><text:span text:style-name="T374">По пути они затевают спор кто он из знаменитостей. Одни сочли его за Дона Амече, другие держат его за Оливера Харди. Знаменитость? что на них напало? «Да ладно»,</text:span><text:span text:style-name="T375">– </text:span><text:span text:style-name="T374">грит Слотроп,</text:span><text:span text:style-name="T375">–</text:span><text:span text:style-name="T374"> «вы меня просто не узнали в этом прикиде. Я </text:span><text:span text:style-name="T376">тот самый Эрол Флин». Ему не все поверили, но <text:s/>всё-таки он смог раздать пару автографов. </text:span><text:span text:style-name="T377">Когда их компания разделяется, ищейки новостей </text:span><text:span text:style-name="T378">обсуждают кандидаток на Мисс Рейнголд 1946. Сторонники Дороти Харт орут громче, но большинство на стороне Джил Дарнли. </text:span><text:span text:style-name="T379">Всё это полная бессмыслица <text:s/>для Слотропа</text:span><text:span text:style-name="T375">—</text:span><text:span text:style-name="T379">пройдёт ещё несколько месяцев, прежде, чем он натолкнётся на рекламу пива </text:span><text:span text:style-name="T380">со снимком шести красоток </text:span><text:span text:style-name="T381">и обнаружит, что сам он симпатизирует девушке по имени Хелен Рёкерт: </text:span><text:span text:style-name="T382">блондинка с Голландской фамилией, </text:span><text:span text:style-name="T383">которая неясно ему напомнит кого-то….</text:span></text:p>
      <text:p text:style-name="P540"><text:span text:style-name="T384">Дом 2 по Кайзерштрассе стилизован под Высокое Прусское Свинство и покрашен каким-то блёвно-коричневым, </text:span><text:span text:style-name="T385">цвет никак не улучшается льдисто-холодным освещением. </text:span><text:span text:style-name="T386">Он под более усиленной охраной, чем любой другой в округе. </text:span><text:span text:style-name="T387">Ё, Слотроп удивляется с чего бы. </text:span><text:span text:style-name="T388">Потом он видит знак с натрафареченным названием для места.</text:span></text:p>
      <text:p text:style-name="P541"><text:span text:style-name="T375">–</text:span><text:span text:style-name="T388">О, нет. Нет. Не транди.</text:span><text:span text:style-name="T375">– </text:span><text:span text:style-name="T388">Какое-то время он стоит на улице трясясь и кляня того Моряка Бодайна, как недотёпу, сволочь и агента смерти. </text:span><text:span text:style-name="T389">Знак оповещает </text:span><text:span text:style-name="T577">белый дом</text:span><text:span text:style-name="T389">.</text:span><text:span text:style-name="T379"> </text:span><text:span text:style-name="T389">Бодайн привёл его прямиком к шикарному незнакомцу в очках, который глядел вдоль утренней Фридрихштрассе</text:span><text:span text:style-name="T375">—</text:span><text:span text:style-name="T390">к лицу, что молча влилось заменить то, что Слотроп никогда не видел </text:span><text:span text:style-name="T391">и никогда теперь уж не увидит.</text:span></text:p>
      <text:p text:style-name="P542"><text:span text:style-name="T391">Ч</text:span><text:span text:style-name="T356">асовые с винтовками на ремнях не двигаются как и он. </text:span><text:span text:style-name="T392">Складки его накидки перешли в подпорчено бронзовый в дуговом освещении. </text:span><text:span text:style-name="T393">Позади виллы </text:span><text:span text:style-name="T404">плещет</text:span><text:span text:style-name="T393"> вода. </text:span><text:span text:style-name="T404">Г</text:span><text:span text:style-name="T393">ряну</text:span><text:span text:style-name="T404">вшая в</text:span><text:span text:style-name="T393">нутри музыка заглуш</text:span><text:span text:style-name="T404">ает</text:span><text:span text:style-name="T393"> звук. </text:span><text:span text:style-name="T394">Представление. </text:span><text:span text:style-name="T395">Не удивительно, что он прошёл так легко. </text:span><text:span text:style-name="T396">Они ждут этого фокусника, этого запоздалого гостя. </text:span><text:span text:style-name="T397">Очарование, слава. </text:span><text:span text:style-name="T398">Он мог бы вбежать и броситься кому-то в ноги, моля об амнистии. </text:span><text:span text:style-name="T399">Кончит заключением контракта на всю оставшуюся жизнь с сетью радиовещания, а или с киностудией! </text:span><text:span text:style-name="T400">Милосердие оно такое, правда же? </text:span><text:span text:style-name="T401">Он поворачивается, стараясь быть полегче с этим, </text:span><text:span text:style-name="T402">и движетс</text:span><text:span text:style-name="T403">я</text:span><text:span text:style-name="T402"> уходя от света, высматривая </text:span><text:span text:style-name="T403">как пройти к той</text:span><text:span text:style-name="T402"> вод</text:span><text:span text:style-name="T403">е.</text:span></text:p>
      <text:p text:style-name="P543"><text:span text:style-name="T403">Б</text:span><text:span text:style-name="T356">ерег </text:span><text:span text:style-name="T405">Грибниц Зее тёмен, отсвечен звёздами, опутан проволокой, оживлён бродячими охранниками. </text:span><text:span text:style-name="T406">Огни Потсдама, кучно и россыпями, мигают за чёрной водой. </text:span><text:span text:style-name="T407">Слотропу приходится пару раз заходить в неё по задницу, огибая ту проволоку </text:span><text:span text:style-name="T408">и дождаться пока охранники сойдутся на сигарету в конце <text:s/>маршрута их обхода, </text:span><text:span text:style-name="T409">прежде чем может рвануть, подшлёпываясь мокрой накидкой, к вилле. Гашиш Бодайна зарыт вдоль одной из сторон дома, под определённым кустом можжевельника. </text:span><text:span text:style-name="T410">Слотроп садится на корточки и начинает разгребать грязь руками.</text:span></text:p>
      <text:p text:style-name="P559">Внутри идёт веселье. Девушки поют «Не сиди под яблоней», и если это не Сёстры Эндрюс, то вполне могли бы быть. <text:span text:style-name="T1272">Им аккомпанирует танцевальный оркестр с большущей группой деревянных духовых. Смех, перезвяк посуды, международная болтовня, обычный средний тебе вечер тут на великой Конференции. Гашиш завёрнут в фольгу внутри заплесневелого грязной сумки. Пахнет отлично. О, ё-ж-твою—почему он не прихватил с собой трубочку.</text:span></text:p>
      <text:p text:style-name="P560">Вообще-то, оно и лучше. Над Слотропом, на уровне глаз, терраса и распятые на шпалерах персиковые деревья <text:span text:style-name="T1273">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уме </text:span><text:span text:style-name="T138">невидим, невидим</text:span><text:span text:style-name="T1273">…. Шаги </text:span><text:soft-page-break/><text:span text:style-name="T1273">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верх в освещённую комнату позади—видит кого-то малость схожего с Черчиллем, до хрена дам в вечерних платьях с такими глубокими декольте, что даже в этом ракурсе ему видно больше титек, чем на представлениях Мински… и может быть, может быть он даже увидал того Трумена. Он </text:span><text:span text:style-name="T138">знает</text:span><text:span text:style-name="T1273">, что это Микки Руни, хотя Микки Руни, при любых обстоятельствах, будет скрывать факт, что он когда-либо видел Слотропа. Это необычайный момент. Слотроп чувствует, что ему следует что-нибудь сказать, но речедвигательные центры резко подвели его. Почему-то «Привет, ты же Микки Руни» кажется не подходящим. Так что оба остаются абсолютно недвижимы, ночь победы веет вокруг них, и великие мира в жёлтой электрической комнате вырисовываются явно. </text:span></text:p>
      <text:p text:style-name="P561">Слотроп первым нарушает это: <text:span text:style-name="T1274">прикладывает палец к губам и виляет за угол виллы, и вниз к берегу, оставляя Микки Руни, опёршего локти на перила, так и смотреть.</text:span></text:p>
      <text:p text:style-name="P562">Выйдя за проволоку, избегая часовых, <text:span text:style-name="T1275">у самого края воды, помахивая вещевой сумкой на её завязках,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он мог забрести в Русскую часть территории.</text:span></text:p>
      <text:p text:style-name="P563">– <text:span text:style-name="T1276">Хмм,</text:span>– <text:span text:style-name="T1276">прикидывает Слотроп,</text:span>– <text:span text:style-name="T1276">в таком случае мне</text:span>—</text:p>
      <text:p text:style-name="P587">И тут опять является та колбаса. <text:span text:style-name="T1277">Фигуры за полметра от него—вполне возможно прямо из воды. Он крутнулся и уставился в широкое, чисто выбритое лицо, волосы зачёсаны, как грива льва, назад, поблескивание стальных зубов, чёрные глаза мягки как у Кармен Миранды—</text:span></text:p>
      <text:p text:style-name="P564">– <text:span text:style-name="T1278">Да,</text:span>– <text:span text:style-name="T1278">ни малейшего акцента в его Английском шёпоте,</text:span>– <text:span text:style-name="T1278">за тобой следили всю дорогу.</text:span>– <text:span text:style-name="T1279">Остальные ухватили его под руки. Высоко в левой, он чувствует что-то острое, почти не больно, очень знакомое. Прежде, чем его горло успело шевельнуться, он уже не ту, он на Колесе, хватаясь в ужасе за белую исчезающую точку самого себя, в первом вихре анастазии, парит застенчиво над провалом Смерти….</text:span></text:p>
      <text:p text:style-name="P564"><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588">Мягкая ночь, <text:span text:style-name="T1280">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ястегуи внизу, работает над генератором. Луз и Филипе спят.</text:span></text:p>
      <text:p text:style-name="P589">Возле креплений для 20 милиметровых, Грасиела Имаго Порталес бездельничает грустно. <text:span text:style-name="T1281">В своё врем она была городским идиотом Буэнос-Айреса, не опасной ни для кого, в дружбе со всеми по всему спектру, начиная от Киприано Рейеса, который однажды за неё заступился, и до католической Ассисьон Аргентина, ддо того как та распалась. Она была особой любимицей литераторов. Говорят Борхес посвятил ей стихи (“</text:span><text:span text:style-name="T139">El laberinto de tu incertidumbre/Me trama con la disquietante luna . . .”).</text:span></text:p>
      <text:p text:style-name="P590">В команде, что угнала эту подводную лодку, встретишь любую разновидность Аргентинских маний. <text:span text:style-name="T1282">Эль Нято тут говорит слэнгом гаучо 19-го столетия—сигареты у него «</text:span><text:span text:style-name="T140">pitos</text:span><text:span text:style-name="T1282">», ягодицы «</text:span><text:span text:style-name="T140">puchos</text:span><text:span text:style-name="T1282">», и пьёт он не канья, а «</text:span><text:span text:style-name="T140">la tacuara</text:span><text:span text:style-name="T1282">», а как напьётся, становится «</text:span><text:span text:style-name="T140">mamao</text:span><text:span text:style-name="T1282">». Иногда Фелипе приходится переводить его речь. Фелипе сложный молодой поэт с уймой неприятных восторженностей, среди которых </text:span><text:soft-page-break/><text:span text:style-name="T1282">романтичные и необоснованные понятия об этих гаучо. Он постоянно заискивает перед Эль Нято. Беля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Это наносит стресс их солидарости, впрочем, один из нескольких. Луз нынче с Филипе, хотя считается, что она девушка Сквалидози—после того, как Сквалидози пропал в своей поездке в Цюрих, она начала крутить с поэтом на основании страстной декламации «Павос Реалес» Лугонеса, однажды душной ночью лёжа в дрейфе у берегов Матосинхос. В этой команде, ностальгия сродни морской болезни: только надежда умереть от неё поддерживает их жизнь.</text:span></text:p>
      <text:p text:style-name="P591">Сквалидози всё-таки появился в Бремерхавене. <text:span text:style-name="T1283">За ним только что гонялась по остаткам Германии Британская Военная Разведка, непонятно зачем.</text:span></text:p>
      <text:p text:style-name="P565">– <text:span text:style-name="T1284">Почему ты не поехал в Женеву, чтобы держать нас в курсе?</text:span></text:p>
      <text:p text:style-name="P565">– <text:span text:style-name="T1284">Я не хотел вывести их на Ибаргуенготия. Вот и послал другого.</text:span></text:p>
      <text:p text:style-name="P566">– <text:span text:style-name="T1285">Кого?</text:span>– <text:span text:style-name="T1285">Белостенгуи интересно знать.</text:span></text:p>
      <text:p text:style-name="P567">– <text:span text:style-name="T1286">Совсем не спросил его имени.</text:span>– <text:span text:style-name="T1287">Сквалидози почесал лохмы на своей голове.</text:span>– <text:span text:style-name="T1287">Может глупо было так поступить.</text:span></text:p>
      <text:p text:style-name="P567">– <text:span text:style-name="T1287">Больше с ним не встречался?</text:span></text:p>
      <text:p text:style-name="P567">– <text:span text:style-name="T1287">Нет, совсем нет.</text:span></text:p>
      <text:p text:style-name="P568">– <text:span text:style-name="T1288">Они будут следить за нами теперь,</text:span>– <text:span text:style-name="T1288">Белястегуи мрачнеет.</text:span>– <text:span text:style-name="T1288">Кем бы он ни был, на него охота. Ну, ты хорошо разбираешься в людях.</text:span></text:p>
      <text:p text:style-name="P569">– <text:span text:style-name="T1289">А что по-твоему не надо было сделать: отвести его сперва к психоаналитику? Взвесить возможности? Сидеть пару недель и </text:span><text:span text:style-name="T141">думать</text:span><text:span text:style-name="T1289"> как быть?</text:span></text:p>
      <text:p text:style-name="P570">– <text:span text:style-name="T1290">Он прав,</text:span>– <text:span text:style-name="T1290">Эль Нято вскидывает увесистый кулак.</text:span>– <text:span text:style-name="T1291">Пусть бабы думают так или эдак, анализируют. Мужчина должен всегда идти напролом, смотреть прямо Жизни в глаза.</text:span></text:p>
      <text:p text:style-name="P571">– <text:span text:style-name="T1292">Ты гадок,</text:span>– <text:span text:style-name="T1292">сказала Грасиела Имаго Порталес.</text:span>– <text:span text:style-name="T1293">Ты не мужчина, ты взопревшая </text:span><text:span text:style-name="T142">лошадь</text:span><text:span text:style-name="T1293">.</text:span></text:p>
      <text:p text:style-name="P572">– <text:span text:style-name="T1294">Благодарю,</text:span>– <text:span text:style-name="T1294">Эль Нято кланяется с полным достоинством гаучо.</text:span></text:p>
      <text:p text:style-name="P592">Никто не кричал. Разговор в стальном пространстве в ту ночь <text:span text:style-name="T1295">был полон тихих смягчённых «с» и нёбных «й», особая, неохотная острота Аргентинского испанского, привнесённая годами 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text:span text:style-name="T143">pero ché, no sós argentino.</text:span><text:span text:style-name="T1295"> </text:span></text:p>
      <text:p text:style-name="P593">В Баварии, Сквалидози <text:span text:style-name="T1296">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незвонимыми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распозна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кисти. Одеты все в </text:span><text:soft-page-break/><text:span text:style-name="T1296">костюмы почти такого же светлого цвета, как зубы их. Это показалось экстравагантным для Сквалидози послп Буэнос-Айреса и Цюриха. Женщины <text:s/>часто пере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text:span text:style-name="T144">maté</text:span><text:span text:style-name="T1296">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text:span></text:p>
      <text:p text:style-name="P594"><text:span text:style-name="T1302">Катушка к</text:span>инолент<text:span text:style-name="T1302">ы </text:span>кончилась, но <text:span text:style-name="T1302">всё</text:span> осталось в темноте. <text:span text:style-name="T1297">Огромная фигура в белом зуте поднялась, потянулась, и протопала прямиком туда, где съёжился Сквалидози, обмерши. </text:span></text:p>
      <text:p text:style-name="P573">– <text:span text:style-name="T1298">Они за тобой, амиго?</text:span></text:p>
      <text:p text:style-name="P573">– <text:span text:style-name="T1298">Пожалуйста</text:span>—</text:p>
      <text:p text:style-name="P574">– <text:span text:style-name="T1298">Нет, нет. Спокойно. Смотри с нами. Это Боб Стил. Он классный парень. Тут ты в безопасности.</text:span>– <text:span text:style-name="T1299">Несколько дней, как выяснилось, гангстерам известно было, что Сквалидози где-то тут в округе: они могли вычислить его путь, хоть он им не был виден, <text:s/>по манёврам полиции, которые были. Блотгет Ваксвинг</text:span>—<text:span text:style-name="T1300">потому что оэто был он</text:span>—<text:span text:style-name="T1300">использовал аналогию затуманенной камеры, и след испарения оставляемый частицей на сверх скоростях….</text:span></text:p>
      <text:p text:style-name="P575">– <text:span text:style-name="T1301">Я не понимаю.</text:span></text:p>
      <text:p text:style-name="P575">– <text:span text:style-name="T1301">И мне не всё ясно, приятель. Но нам приходится присматривать за всем, а сейчас все умники с ума сходят по какой-то хрени с названием «ядерная физика».</text:span></text:p>
      <text:p text:style-name="P595">После фильма, Сквалидози был представлен Герхарду фон Гёлю, <text:span text:style-name="T1303">известному также под его </text:span><text:span text:style-name="T145">nom de pègre «</text:span><text:span text:style-name="T1303">дер-Шпрингер». Похоже, люди Гёля и Ваксвинга проводили деловое совещание на 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text:s/>ветеран <text:s/>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на любую марку, модель и год, на случай если владелец намеченной техники вынул столь необходимую деталь.</text:span></text:p>
      <text:p text:style-name="P596">Сквалидози и фон Гёль сразу же поладили. Этот кинорежиссёр превратившийся в <text:s/>рын<text:span text:style-name="T1304">очного дельца</text:span> принял решение финансировать все свои будущие фильмы из собственных <text:span text:style-name="T1304">несметных доходов. «Единственный способ довести съёмки до конца </text:span><text:span text:style-name="T146">¿verdad? </text:span><text:span text:style-name="T1305">Скажи мне, Сквалидози, вы выше всего этого? Или ваш анархистский план может принять какую-то помощь?</text:span></text:p>
      <text:p text:style-name="P578">– Зависит от того что вы от нас хотите.</text:p>
      <text:p text:style-name="P576">– <text:span text:style-name="T1306">Фильм, конечно же. Какой вы хотели бы сделать? Как насчёт <text:s/></text:span><text:span text:style-name="T147">Мартин Фиеро</text:span><text:span text:style-name="T1306">?</text:span></text:p>
      <text:p text:style-name="P597">Главное, чтобы клиент оставался довольным. <text:span text:style-name="T1307">Мартин Фиеро не просто герой гаучо из эпической Аргентинской поэмы. На подлодке его считают анархистским святым. Поэма Эрнандеса присутствует в Аргентинском политическом мышлении уже многие годы—у каждого своё своё истолкование, из неё цитируют так же запальчиво и часто, как делали в Италии 19-го века из </text:span><text:span text:style-name="T148">I Promessi Sposi</text:span><text:span text:style-name="T1307">. Это коренится в давней главной поляризации Аргентины: Буэнос-Айрес и провинции, или, по мнению Фелипе, между правительством и анархизмом гаучо, в котором он сталл ведущим теоретиком. У него одна из тех шляп с круглыми полями и шариками свисающими с них, он завёл привычку бездельничать в проходах между </text:span><text:soft-page-break/><text:span text:style-name="T1307">отсеками дожидаясь Грасиелу: «Добрый вечер, голубка. Найдётся у тебя поцелуй для Анархиста Бакунина?»</text:span></text:p>
      <text:p text:style-name="P577">– <text:span text:style-name="T1308">Ты больше смахиваешь на Гаучо Маркса,</text:span>– <text:span text:style-name="T1308">воркует Грасиела и оставляет Филипе дописывать наброски сценария, который он составляет для фон Гёля используя для этого одолженный у Эль Нято томик Мартина Фиеро, давно распавшийся на части от перелистываний, пропахший потом лошадей, чьи имена Эль Нято, плачевно </text:span><text:span text:style-name="T149">mamao</text:span><text:span text:style-name="T1308">, назовёт тебе до единого….</text:span></text:p>
      <text:p text:style-name="P598">Затенённая равнина в закате. Безграничная плоскость. Ракурс камеры удерживается невысоким. Появляются люди, <text:span text:style-name="T1309">медленно, по одному или небольшими группами, верстая свой путь через равнину к селению возле небольш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аой-то момент нам видна гитара переброшенная у него за спину: он </text:span><text:span text:style-name="T150">payador</text:span><text:span text:style-name="T1309">, странствующий певец. Аконец он спешивается и подходит сесть с людьми у костра. После еды и и выпитой </text:span><text:span text:style-name="T150">канья, </text:span><text:span text:style-name="T1310">он берёт свою гитару и начинает бренчать на трёх басовых струнах, </text:span><text:span text:style-name="T151">бордоны</text:span><text:span text:style-name="T1310">, и петь:</text:span></text:p>
      <text:p text:style-name="P731">Aquí me pongo a cantar</text:p>
      <text:p text:style-name="P731">al compás de la vigüela,</text:p>
      <text:p text:style-name="P731">que el hombre que lo desvela</text:p>
      <text:p text:style-name="P731">una pena estrordinaria,</text:p>
      <text:p text:style-name="P731">como la ave solitaria</text:p>
      <text:p text:style-name="P731">con el cantar se consuela.</text:p>
      <text:p text:style-name="P731"/>
      <text:p text:style-name="P722">И так, под пение Гаучо, разворачивается его история—<text:span text:style-name="T1311">монтаж его прежней жизни на </text:span><text:span text:style-name="T152">estancia</text:span><text:span text:style-name="T1311">. Потом приходит армия и забирает его новобранцем. Уводят его на границу убивать индейцев. Это период кампании генерала Роха открыть пампасы посредством уничтожения людей, которые живут там: превращение деревень в каторжные лагеря, передача страны под контроль Буэнос-Айреса. Мартину Фиеро вскоре это всё опротивело. Это против всего, что он считает правильным. Он дезертирует. За ним <text:s/>высылают солдат для поимки, и он убеждает сержанта во главе отряда перейти на его сторону. Вместе они уходят через границу жить на воле, жить с индейцами. </text:span></text:p>
      <text:p text:style-name="P723">Это первая серия. Семь лет спустя Эрнандес написал вторую часть Мартина Фиеро,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T1">Gesellschaft</text:span>, которое в тот период проталкивал Буэнос-Айрес. <text:span text:style-name="T1312">Очень моральный конец, но полная противоположность первой. </text:span></text:p>
      <text:p text:style-name="P715">– <text:span text:style-name="T1313">Ну, и что мне делать?</text:span>– <text:span text:style-name="T1313">Фон Гёль вроде как хочет разобраться.</text:span>– <text:span text:style-name="T1313">Обе части, или только Первую серию.</text:span></text:p>
      <text:p text:style-name="P716">– <text:span text:style-name="T1314">Ну,</text:span>– <text:span text:style-name="T1314">начинает Сквалидози.</text:span></text:p>
      <text:p text:style-name="P717">– <text:span text:style-name="T1314">Я знаю что </text:span><text:span text:style-name="T153">вам</text:span><text:span text:style-name="T1314"> надо. Но я могу получить лучший прокат от двух фильмов, если первый обеспечит хорошие кассовые сборы. Но сможет ли?</text:span></text:p>
      <text:p text:style-name="P717">– <text:span text:style-name="T1315">Да конечно сможет.</text:span></text:p>
      <text:p text:style-name="P717">– <text:span text:style-name="T1315">Что-то настолько анти-общественное?</text:span></text:p>
      <text:p text:style-name="P718">– <text:span text:style-name="T1316">Но в этом всё, во что мы верим,</text:span>– <text:span text:style-name="T1316">горячится Сквалидози.</text:span></text:p>
      <text:p text:style-name="P719">– <text:span text:style-name="T1317">Но даже самые вольные гаучо кончают предателями, сам знаешь. Такие вот дела.</text:span></text:p>
      <text:p text:style-name="P720"><text:soft-page-break/><text:span text:style-name="T1318">Такой вот этот фон Гёль, во всяком случае. Грасиела уж его знает: есть связующие линии, зловещие связи крови и <text:s/>зимовки в Пунта дел Эста, через Anilinas Alemanas, филиал ИГ в Буэнос-Айресе, и дальше через Spottbilligfilm AG в Берлине (ещё одно дочернее предприятие ИГ, от кого фон Гёль обычно <text:s/>по сниженным ценам получал большую часть своих запасов плёнки, а также необычную и слабо раскупаемую «Emulsion J», которую изобрёл Ласло Джампф, обладавшую неким свойством, даже при обычном дневном освещении, делать человеческую кожу прозрачной на глубину в полмилиметра, открывая лицо непосредственно под его поверхностью. Эта эмульсия широко применялась в бессмертном </text:span><text:span text:style-name="T154">Alpdrücken</text:span><text:span text:style-name="T1318">, фон Гёля и могла даже пойти в ход в </text:span><text:span text:style-name="T154">Мартин Фиеро</text:span><text:span text:style-name="T1318">. Единственный эпизод эпопеи, который действительно захватывал фон Гёля, была песенная дуэль между белым гаучо и тёмным Эль Морено. Она могла бы послужить интересным приёмом обрамления. Исползуя Emulsion J, он мог бы углубиться под цвет кожи состязающихся, с плавными переходами туда и обратно между J <text:s/>и обычной плёнкой, подобно расплыванию резкости и возврату в фокусировку, или стиранию—как он любил стирания! одного другим массой хитроумных способов. С момента, когда стало известным, что </text:span><text:span text:style-name="T154">Schwarzkommando</text:span><text:span text:style-name="T1318"> действительно есть в Зоне, живут настоящей, парасинематографической, жизнью не имеющей ничего общего с ним или с поддельными </text:span><text:span text:style-name="T154">Schwarzkommando</text:span><text:span text:style-name="T1318"> в отснятом им прошлой зимой в Англии материале для Операции Чёрное Крыло, фон Гёль витает в экстазе контролируемой мегаломании. Он убеждён, что его фильм как-то стал причиной их существования. «Моя миссия в том»,</text:span>– <text:span text:style-name="T1319">объявляет он Сквалидози с глубочайшим смирением, присущим исключительно Германским кинорежиссёрам,</text:span>– «<text:span text:style-name="T1320">чтобы засеять Зону семенами реальности. Таково требование исторического момента, и я могу лишь только быть <text:s/>его <text:s/>слугой. Мои образы, каким-то образом, стали избранными для воплощения в реальную плоть. Что я способен сделать для <text:s/></text:span><text:span text:style-name="T154">Schwarzkommando, </text:span><text:span text:style-name="T1321">я могу сделать и для вашей мечты о пампасах и небесах…. Я могу снести ваши заборы и стены ваших лабиринтов, <text:s/>я могу указать вам путь в Сад, который вы едва помните….» </text:span></text:p>
      <text:p text:style-name="P724">Его безумие явно заразило Сквалидози, <text:span text:style-name="T1322">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ястегуи на штабном заседании.– «Что если это правда? Что если мы действительно возвращаемся, обратно к тому как было всю до разбегания материков?» </text:span></text:p>
      <text:p text:style-name="P721">– <text:span text:style-name="T1323">Обратно в Гондвану,</text:span>– <text:span text:style-name="T1323">прошептал Филипе.</text:span>– <text:span text:style-name="T1324">Когда Рио де ла Плата омывала Юго-Западную Африку… и мезозойские беженцы уходили на пароме не в Монтевидео, а в Людерицбухт.</text:span></text:p>
      <text:p text:style-name="P725">Планируют как-то пробраться в Люнебург Хит и основать там небольшую <text:span text:style-name="T1">estancia</text:span>. <text:span text:style-name="T1325">Фон Гёль их там <text:s/>встретит. Возле крепления для пулемёта Грасиела Имаго Порталес отдаётся мечтам. Может фон Гёль является терпимым компромиссом? Бывают основания похуже, чем кино. Выстояли ли фальшивые деревни князя Потёмкина <text:s text:c="2"/>проезд царицы? Переживёт ли душа Гаучо процесс обращения её в свет и звук? Или кто-то заявится в конце,фон Гёль или другой, отснять Вторую серию и развенчать мечту?Высоко над неё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ястегуи орёт: «</text:span><text:span text:style-name="T155">Der Aal! Der Aal!</text:span><text:span text:style-name="T1325">» При чём тут угорь, удивляется Грасиела, или </text:span><text:span text:style-name="T155">угорь</text:span><text:span text:style-name="T1325">? О, да, торпеда. Ах, Белястегуи ничем не лучше, чем Эль Нято, у него свой сдвиг, будто обязан поддерживать слэнг Германских подводников, это просто precisamente, эта бороздящая моря Вавилонская Башня—</text:span><text:span text:style-name="T155">торпеда</text:span><text:span text:style-name="T1325">? Почему он орёт про торпеду?</text:span></text:p>
      <text:p text:style-name="P726">По той простой причине, что подлодка только что появилась на экране локатора <text:span text:style-name="T1326">Американского эсминца <text:s/></text:span><text:span text:style-name="T156">Джон Э. Бэдас</text:span><text:span text:style-name="T1326"> (улыбочку, подлодка!), в виде «падлы» или неопознанной точку, и <text:s/></text:span><text:span text:style-name="T156">Бэдас </text:span><text:span text:style-name="T1327">с мускулистым послевоенным рефлексом, теперь даёт полную фланговую скорость. Видимость в эту ночь превосходная, зелень отражает «гладенько, как кожа младенца», подтверждает Спирос («Паук») Телангицтасис, локаторщик второго класса. Можешь просматривать аж до Азорских. <text:s/>Лёгкий, светящийся летний вечер </text:span><text:soft-page-break/><text:span text:style-name="T1327">на море. <text:s/>Но что это такое сейчас на экране, движется быстро, на каждый оборот, прерывисто, как капля света от начальной точки, крохотной но явной, к <text:s/>неизменному центру оборотов, теперь всё ближе—</text:span></text:p>
      <text:p text:style-name="P579">– <text:span text:style-name="T1328">Пекарьпекарьпекарь!</text:span>– <text:span text:style-name="T1328">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скользят поперёк стеклянного верха сверяющим счислителем покуда старая жестяная калоша тормозит в отступательном манёвре, что был устаревшим ещё при администрации Кулиджа.</text:span></text:p>
      <text:p text:style-name="P580"><text:span text:style-name="T157">Der Aal</text:span><text:span text:style-name="T1328"> пронизывает воду бледным туннелем метящим пресечь отчаянную морскую увёртку </text:span><text:span text:style-name="T157">Бэдаса</text:span><text:span text:style-name="T1328"> по середине корпуса. Помехой послужил наркотик Онерин, в виде гидрохрората. Машиной, из которой он выскочил, стала кофеварка в столовой </text:span><text:span text:style-name="T157">Джона Э. Бэдаса. </text:span><text:span text:style-name="T1329">Озорной Моряк Бодайн</text:span>—<text:span text:style-name="T1330">а кто же ещё</text:span>—<text:span text:style-name="T1330">зарядил помол на сегодняшний вечер массивной дозой прославленного интоксиканта от Ласло Джампфа, <text:s/>прихваченного в недавней поездке Бодайна в Берлин.</text:span></text:p>
      <text:p text:style-name="P599">Особенное свойство Онерина модулировать время было одним из первых, <text:span text:style-name="T1331">среди привлёкших</text:span> внимание <text:span text:style-name="T1331">естествоиспытателей</text:span>. «<text:span text:style-name="T1331">Это ощущается»,– пишет Шецлин в своём классическом исследовании,– «подходя субъективно… э… ладно. Скажем так. Это вроде как впихнуть клинья серебряной мочалки </text:span><text:span text:style-name="T158">прямо</text:span><text:span text:style-name="T1331"> тебе </text:span><text:span text:style-name="T158">в мозги!» </text:span><text:span text:style-name="T1332">Так что, в мягком море-обороте в эту ночь, два роковых курса действительно пересеклись в пространстве, но не во времени. Во времени и близко нет, хе-хе. То, во что Белястегуи выпустил свою торпеду, было тёмноржавой старой развалиной, пассивно влекомой течениями и ветром, но привносящую в ночь нечто от черепа: оглашение металлической пустоты, тени, что вселяла страх и в более убеждённых позитивистов, чем Белястегуи. <text:s/>А то, что было визуально опознано в той ускоренной точечке на экране локатора </text:span><text:span text:style-name="T159">Бэдаса</text:span><text:span text:style-name="T1332">, оказалось трупом, тёмного цвета, возможно Северно-Африканской национальности, который расчёт 3-дюймовой пушки на турели по правому борту эсминца, крошил полчаса в клочья пока серый военный корабль держался в отдалении, опасаясь заразы.</text:span></text:p>
      <text:p text:style-name="P600">Так какое море ты пересёк, конкретно, и в какое море погружался ты не раз до дна, <text:span text:style-name="T1333">в тревоге, переполнясь адреналином, но в действительности заключённый, втоптанный </text:span><text:span text:style-name="T533">buffaloed</text:span><text:span text:style-name="T1333">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протухлого подлодочногоо дыхания? Понадобилось Дело Дрейфуса, чтобы расшевелить и объединить Сионистов, наконец-то: что выгонит тебя из твоего супового горшка? Или это уже случилось? Может атака и спасение сегодняшним вечером? Отправишься ли ты в Хит и начнёшь своё поселение и там станешь ждать пришествия своего Режиссёра?</text:span></text:p>
      <text:p text:style-name="P601"><draw:frame draw:style-name="fr1" draw:name="Image10" text:anchor-type="paragraph" svg:width="6.9252in" svg:height="0.3661in" draw:z-index="9"><draw:image xlink:href="Pictures/1000000000000B720000009B428C9716555D8079.png" xlink:type="simple" xlink:show="embed" xlink:actuate="onLoad" loext:mime-type="image/png"/></draw:frame>Под высокой ивой рядом с каналом, в джипе, в тенёчке, сидят Чичерин и его водитель Джабаев, молодой Казаж наркоман, в прыщах <text:span text:style-name="T1334">и с постоянно недовольным видом, который причёсывает свои волосы как Американский певец-декламатор Фрэнк Синатра, и который, в эту минуту, хмурится на краюшку гашиша и выговаривает Чичерину: «Ты должен был урезать больше этого, знаешь». </text:span></text:p>
      <text:p text:style-name="P581">– <text:span text:style-name="T1335">Я взял как раз столько, во что он ценит свою свободу,</text:span>– <text:span text:style-name="T1335">поясняет Чичерин.</text:span>– <text:s/><text:span text:style-name="T1335">Ну, где уже та трубка?</text:span></text:p>
      <text:p text:style-name="P582">– <text:span text:style-name="T1335">Откуда </text:span><text:span text:style-name="T160">ты</text:span><text:span text:style-name="T1335"> знаешь насколько ему дорога его свобода? Сказать, что я думаю? Я думаю, у тебя от этой Зоны уже хи-хи сдвиг начался.</text:span>– <text:span text:style-name="T1336">Этот Джамбаев скорее приятель, на самом деле, чем водитель, так что у него иммунитет для сомнения, в определённых пределах, в мудрости Чичерина.</text:span></text:p>
      <text:p text:style-name="P583">– <text:span text:style-name="T1337">Послушай, крестьянин, ты читал тот протокол. Этот человек несчастный одиночка. И у него проблемы. Больше пользы, если он будет шастать по Зоне, думая, что он свободен, но для него бы лучше, чтоб его </text:span><text:soft-page-break/><text:span text:style-name="T1337">где-нибудь прикрыли. Он и понятия не имеет даже </text:span><text:span text:style-name="T161">что</text:span><text:span text:style-name="T1337"> такое его свобода, а ещё меньше чего она стоит. Так что я назначаю цену, которая не имеет значения, вообще-то.</text:span></text:p>
      <text:p text:style-name="P584">– <text:span text:style-name="T1338">Тиран, да и только,</text:span>– <text:span text:style-name="T1338">хмыкает Джабаев.</text:span>– <text:span text:style-name="T1338">Где спички?</text:span></text:p>
      <text:p text:style-name="P602">Хотя и грустно. Чичерину нравится Слотроп. <text:span text:style-name="T1339">Он чувствует, что, в любой нормальный период истории, они легко бы подружились. <text:s/>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он одел маску, перед зеркалом возле иконки, он узнал себя. Он волк.</text:span></text:p>
      <text:p text:style-name="P603">Сессия с Натрием Амиталом скребёт изнанки мозга Чичерина, как будто это его личное похмелье. <text:span text:style-name="T1340">Глубоко, глубоко—дальше, чем политика, чем секс, чем младенческие страхи… погружение в ту глубинную черноту…. Чёрный проходит через весь протокол: постоянно повторяющийся цвет чернота. Слотроп ни разу не помянул имя Енцина, ни </text:span><text:span text:style-name="T162">Schwarzkommando</text:span><text:span text:style-name="T1340">. Но он-таки говорил о </text:span><text:span text:style-name="T162">Schwarzgerät</text:span><text:span text:style-name="T1340">. И он сочетал «</text:span><text:span text:style-name="T162">schwarz</text:span><text:span text:style-name="T1340">-» со странными существительными в проскальзывавших отрывках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разделяющих Мир Сотворённый всё мельче и мельче, анализируя, отделяя именующего от поименованного всё безнадёжнее, скатываясь даже до математичности комбинаций, смётывая воедино уже устоявшиеся существительные для получения новых, бесконечный лохотрон химика, у которого слова вместо молекул….</text:span></text:p>
      <text:p text:style-name="P604">Этот человек просто головоломка. <text:span text:style-name="T1341">Когда Гели Трипинг в первый раз упомянула его присутствие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не обозначил, не открыл или освободил ни единого кусочка из конструкции А4 или разведывательных данных о ней. Он не сносится <text:s/>с ГООЗ, ПОРЦ, ОБВС, ТР, ни с Американскими службами того же направления—вообще ни с одной конторой Союзников. И всё же он один из Правоверных—сборщиков 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text:span></text:p>
      <text:p text:style-name="P604"><text:span text:style-name="T1342">Но обычные запчасти Слотропа не интересуют. Он темнит, приберегает себя для чего-то действительно уникального. Может для Чёрноракеты? Может это 00000? Енцин её ищет и загадочный </text:span><text:span text:style-name="T163">Schwarzgerät</text:span><text:span text:style-name="T1342">. Тут положительно есть хороший шанс, что Слотроп, подчиняясь своей Чёрнофеноменологии, отвечая её потребностям, пусть даже с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text:span></text:p>
      <text:p text:style-name="P605">В своих действиях, он тут такой же одиночка как и Слотроп<text:span text:style-name="T445">—</text:span>подчиняясь, если и когда, специальному комитету Маленкова <text:span text:style-name="T1343">при Совете Народных Комиссаров (задание ЦАГИ тут более менее для отвода глаз). Но Слотроп его парнишка. За ним будут следить, как надо. Если упустят, что ж, найдут снова. Жаль, что ему не привить личной заинтересованности кончить Енцина. Но Чичерин вряд ли такой дурак, чтоб считать всех Американцев настолько же тупыми как майор Марви, с </text:span><text:span text:style-name="T164">его</text:span><text:span text:style-name="T1343"> рефлексами относительно черноты….</text:span></text:p>
      <text:p text:style-name="P606">Какая жалость. Чичерин и Слотроп могли бы курить гашиш вместе, <text:span text:style-name="T1344">сравнивать примеченное в Гели и прочих девушках руин. Он мог бы петь под Американские песни, которым научила <text:s/>его мать, Киевские колыбельные, про звёздную ночь, влюблённых, белый цвет, соловьёв….</text:span></text:p>
      <text:p text:style-name="P585"><text:soft-page-break/>– <text:span text:style-name="T1345">В следующий раз как нам попадётся этот Англичанин,</text:span>– <text:s/><text:span text:style-name="T1345">Джабаев странно уставился в свои руки уцепившиеся в руль,</text:span>– <text:span text:style-name="T1345">или Американец, или кто он там есть, узнай пожалуйста, где он </text:span><text:span text:style-name="T165">берёт</text:span><text:span text:style-name="T1345"> такую дурь.</text:span></text:p>
      <text:p text:style-name="P586">– <text:span text:style-name="T1346">Подай докладную, чтобы не забыть,</text:span>– <text:span text:style-name="T1346">приказывает Чичерин. Они оба начинают гоготать как чокнутые там, под деревом.</text:span></text:p>
      <text:p text:style-name="P607"><draw:frame draw:style-name="fr1" draw:name="Image11" text:anchor-type="paragraph" svg:width="6.9252in" svg:height="0.3661in" draw:z-index="10"><draw:image xlink:href="Pictures/1000000000000B720000009B428C9716555D8079.png" xlink:type="simple" xlink:show="embed" xlink:actuate="onLoad" loext:mime-type="image/png"/></draw:frame>Слотроп приходит в себя эпизодически, <text:s/>уплыва<text:span text:style-name="T1347">я </text:span>и всплыва<text:span text:style-name="T1347">я</text:span> из сна, <text:span text:style-name="T1347">из </text:span>размеренных и безмятежных <text:span text:style-name="T1347">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text:s/>тем Натрием Амиталом. Уж </text:span><text:span text:style-name="T166">это</text:span><text:span text:style-name="T1347"> ощущение он знает.</text:span></text:p>
      <text:p text:style-name="P608">Он на койке, всё ещё в наряде Ракетмэна, шлем на полу внизу <text:span text:style-name="T1348">возле</text:span> матросской вещевой сумк<text:span text:style-name="T1348">и с гашишем—</text:span><text:span text:style-name="T167">ого</text:span><text:span text:style-name="T1348">.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text:s/>кажется уменьшилась. У него уходит встревоженный час или два, чтобы вскрыть верх и обнаружить, ну конечно, свежий срез, сырая зелень на грязно 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прошли, руки сцеплены на затылке, никуда особо не торопится…. Он засыпает и видит птичек, тесную сайку снегирей, привеявшийся опавший лист из птиц, среди хлопьев густо падающего снега. Это ещё в Бёркшире. Слотроп мал и держит отца за руку. Плот из птиц взмывает, под напором, вверх, боком к буре, снова вниз, выискивая пищу. «Бедные малышата»,– грит Слотроп, и чувствует как рука отца пожимает его через шерстяную варежку. Бродерик улыбается. «Они в порядке. У них сердечки бьются очень, очень быстро. Их кровь и перья держат их в тепле. Не волнуйся сынок, не волнуйся...». Слотроп вновь просыпается в белой комнате. Как тихо. Приподнимает зад и делает пару ослабело велосипедных упражнений., потом лежит похлопывая по новой складке, что набралась на его брюхе должно быть пока был в отключке. Существует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 жутко пронзительными голосками Мики Мауса, эй, братва! а ну-ка, валим на Слотропа, этот дубина ничё не делает токо, знай, задницу отлёживает, погнали, эгей! «Вот вам»,– бормочет Слотроп,– «а и вот вам ещё!»</text:span></text:p>
      <text:p text:style-name="P609">Руки и ноги с виду целы, <text:span text:style-name="T1349">он поднимается со стонами, одевает шлем на голову, берё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затемнённой кроме жёлтых пятен солнечного света в маленькие дыры над головой. Заржавелые переходы, кряхтящие под твоим весом, чёрные выгоревшие прожектора-юпитеры, искусная сеть паучьей паутины превращённой в произведение графики тонкими лучиками солнца…. Пыль скопилась по углам и на останках прочих декораций: фальшиво-</text:span><text:span text:style-name="T168">gemütlich </text:span><text:span text:style-name="T1350">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 не людском масштабе, всё истончается прочь для мощных линз, что когда-то воззрялись в них. Круги свет намалёваны на декорациях, действуя Слотропу на нервы, которому постоянно попадаются эти слабые жёлтые полосы, резко озирается, потом вообще вокруг в поисках источника света, которого там никогда не было, всё более возбуждаясь рысканьем по старой раковине, фермф перекрытий на высоте 15 метров, почти теряются в тени, спотыкаясь о свои же эха, чихая от пыли поднятой им самим. Русские ушли, это точно, но Слотроп тут не один. Он спускается по </text:span><text:soft-page-break/><text:span text:style-name="T1350">ступеням металлической лестницы, меж оборванных паутитн с высохшей добычей обозлившихся пауков, ржавчина похрустывает под подошвами, и внизу чувствует как вдруг дёрнули его накидку. Всё ещё малость затуманенный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приглушённый бархатом, Слотропу передаётся трепет её руки. Он заглядывает ей в глаза словно тонущие в мягком чёрном пепле,отдельные крупинки пудры на её лице проступают как поры куда не попала пудра или или смыта была слезами. Так он встречает Маргрету Эрдман, его летний очаг без огня, его прямой доступ к воспоминаниям об </text:span><text:span text:style-name="T169">Inflationszeit,</text:span><text:span text:style-name="T1350"> в испятнаных страхом—его дитя и его беспомощную Лизору.</text:span></text:p>
      <text:p text:style-name="P545"><text:span text:style-name="T356">Она ту проходила: одна из миллиона лишившихся корней. В поисках своей дочери, Бианки, двигалась на восток </text:span><text:span text:style-name="T411">в Свинемюнде, если Русские и Поляки пропустят. Завернула в Нойбабелсберг из сентиментальных воспоминаний—столько лет не видала старые студии. </text:span><text:span text:style-name="T1351">В двадцатые и тридцатые она работала киноактрисой, в Темплхофе и Штаакене тоже, но это место всегда было её любимым. Тут ею руководил великий Герхардт фон Гёль в уклончиво порнографичных фильмах ужасов. «Я знала, что он гений, с самого начала. Я была всего лишь его созданием». Никогда на уровне звёзд, признаёт она сразу, не Дитрих, ни соблазнительница </text:span><text:span text:style-name="T170">à la</text:span><text:span text:style-name="T1351"> Бригитта Хелм. Передавала любой штрих, который они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Я нигде в них не </text:span><text:span text:style-name="T170">двигалась</text:span><text:span text:style-name="T1351">.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поблескивающей браслетами—«флегматичной… такой монументальной. Если не погоня, то меня обычно раздевали, или привязывали к чему-нибудь. Пойдём. Я тебе покажу» Ведёт теперь Слотропа к тому, что осталось от камеры пыток, деревянные зубы выбиты из колеса <text:s/>дыбы, кирпичная кладка из штукатурки изъедена, осыпается, взбивая пыль, мёртвые факелы холодны, перекошены в своих бра. Она пускает деревянные цепи, почти вся серебристая краска облезла, скользнуть со стуком меж её пальцев в перчатках из шкуры козлёнка.– «Это был павильон для </text:span><text:span text:style-name="T170">Alpdrücken</text:span><text:span text:style-name="T1351">. Герхардт в те дни всё ещё был за усиленное освещение». <text:s/>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ерху и снизу одновременно, так что у каждого было две тени: Каин и Абель, говорил нам Герхард. <text:s/>Это было в зените его периода символизма. Позднее он начал использовать более естественный свет, больше снимать на природе».– <text:s/>Они ездили в Париж, Вену. На <text:s/>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text:span text:style-name="T170">длинные коридоры</text:span><text:span text:style-name="T1351">…. «Коридорная метафизика», так у Французов называется такой сдвиг. Давние коридорные эксперты будут с нежностью хихикать при описаниях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text:span text:style-name="T170">Das </text:span><text:span text:style-name="T1">Wütend Reich</text:span>, <text:span text:style-name="T1352">как они могл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text:span text:style-name="T1">Reich</text:span><text:span text:style-name="T1352">», даже на «</text:span><text:span text:style-name="T171">Königreich</text:span><text:span text:style-name="T1352">», но фон Гёль стоял на своём. Он играл с огнём. Для компенсации, он тут же начал </text:span><text:span text:style-name="T171">Высшее Общество</text:span><text:span text:style-name="T1352">,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text:span><text:soft-page-break/><text:span text:style-name="T1352">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с наплывающим воспоминанием, возбуждая её. Слотропа тоже. Она улыбается его вздувшейся рассохе под замшей. «О был прекрасен. И так и так, без разницы. Ты мне его чуть-чуть напоминаешь. Особенно… эти ботинки…. </text:span><text:span text:style-name="T171">Высшее Общество </text:span><text:span text:style-name="T1353">было у нас вторым фильмом, но этот вот» </text:span><text:span text:style-name="T172">этот вот?</text:span><text:span text:style-name="T1353"> «</text:span><text:span text:style-name="T172">Alpdrücken</text:span><text:span text:style-name="T1353">, наш первый. Я думаю Бианка от него. Она была зачата, пока мы тут снимали. Он играл Великого Инквизитора, который меня пытает. Ах, мы были Возлюбленными </text:span><text:span text:style-name="T172">Reich</text:span><text:span text:style-name="T1353">’а—Грета Эрдман и Макс Шлепциг, </text:span><text:span text:style-name="T172">Чудом Вместе</text:span><text:span text:style-name="T1353">—» </text:span></text:p>
      <text:p text:style-name="P219">– <text:span text:style-name="T1353">Макс Шлепциг,</text:span>– <text:span text:style-name="T1354">вторит Слотроп вылупившись,</text:span>– <text:span text:style-name="T1354">брось дурить. </text:span><text:span text:style-name="T173"><text:s/>Макс Шлепциг</text:span><text:span text:style-name="T1354">?</text:span></text:p>
      <text:p text:style-name="P220">– <text:span text:style-name="T1355">Это не настоящее его имя. Эрдман тоже не моё. Но всё включающее в себя «Землю» было политически верным</text:span>—<text:span text:style-name="T1356">Земля, Поле, Народ… как бы код. Который они, уставившись, знали как разгадать…. У Макса было очень Еврейское имя, Что-то-там-ский, и Герхард решил, что будет надёжнее дать ему новое имя. </text:span></text:p>
      <text:p text:style-name="P221">– <text:span text:style-name="T1357">Грета, кто-то решил что будет надёжнее дать и </text:span><text:span text:style-name="T174">мне</text:span><text:span text:style-name="T1357"> имя Макс Шлепциг.</text:span>– <text:span text:style-name="T1358">Он показывает ей пропуск выданный Кислотой Бумером.</text:span></text:p>
      <text:p text:style-name="P546">Она уставилась, затем кратко взглянула на Слотропа. Её снова бьёт дрожь. <text:span text:style-name="T1359">Какая-то смесь желания и страха</text:span>: «<text:span text:style-name="T1359">Я знала».</text:span></text:p>
      <text:p text:style-name="P222">– <text:span text:style-name="T1360">Знала что?</text:span></text:p>
      <text:p text:style-name="P547">Глядя в сторону, покорная: «Знала, что он мёртв. Он исчез в 38-м. <text:span text:style-name="T1361">Тогда Они во всю старались, не так ли?»</text:span></text:p>
      <text:p text:style-name="P548">Слотроп уже поднахватался, в Зоне, насчёт Европейских <text:span text:style-name="T1362">паспортных психозов, и спешит её утешить: «Это подделка. Имя совпало просто по случайности. Наверное тому, кто делал, Шлепциг запомнился в каком-то фильме.</text:span></text:p>
      <text:p text:style-name="P549"><text:span text:style-name="T445">–</text:span> <text:span text:style-name="T1363">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text:span text:style-name="T534">Vistula</text:span><text:span text:style-name="T1363">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ыщи всю Зону за своим «фальшивопечатником». Они не позволят тебе его найти. Им нужен ты <text:s/>именно тут, как раз сейчас.</text:span></text:p>
      <text:p text:style-name="P550">Ну, да. Что происходит когда параноик встречает параноика? Смешение солипсизмов. Ясное дело. <text:span text:style-name="T1364">Два отклонения создают третье: </text:span><text:span text:style-name="T535">a moiré</text:span><text:span text:style-name="T1364">, новый мир плывущих теней, взаимопересечений…. «‘Я нужен им’? Чего ради?»</text:span></text:p>
      <text:p text:style-name="P223">– <text:span text:style-name="T1365">Ради меня.</text:span>– <text:span text:style-name="T1365">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нувший с лёгким пошатыванием в прохладу студии. «Одень свой шлем».</text:span></text:p>
      <text:p text:style-name="P224">– <text:span text:style-name="T1366">Ладно.</text:span></text:p>
      <text:p text:style-name="P224">– <text:span text:style-name="T1366">Ты очень жестокий?</text:span></text:p>
      <text:p text:style-name="P224">– <text:span text:style-name="T1366">Не знаю.</text:span></text:p>
      <text:p text:style-name="P224">– <text:span text:style-name="T1366">Побудь, а? Пожалуйста. Найди что-нибудь, чтоб отстегать меня. Совсем немного. Просто для тепла.</text:span>– <text:span text:style-name="T1366">Ностальгия. Боль возвращения домой. Он рыщет вокруг в инквизиционных причиндалах, </text:span><text:span text:style-name="T536">gyves, thumbscrews,</text:span><text:span text:style-name="T1366"> кожаные ошейники, пока не отыскивает миниатюрную плеть-тройчатку, бич эльфов Чёрного Леса, по лакированной чёрной рукояти резная оргия, концы обвиты бархатом, чтоб делать больно, но не до крови. «Да, <text:s/>как раз что надо. Теперь по <text:s/>моим ляжкам, внутри….»</text:span></text:p>
      <text:p text:style-name="P551"><text:soft-page-break/>Но кто-то уже обучил его. Что-то… те сны Прусские и <text:span text:style-name="T1368">прозябание</text:span> среди их лугов, <text:span text:style-name="T1367">или где там подвернётся с рубцами от порки ждущими в плоти их неба, такого сумрачного, что никак не скрыться, ждущими пока призовут…. Нет. Нет—он всё ещё говорит «их», но уже знает, что не так. Его луга теперь, его небо… его родная жестокость.</text:span></text:p>
      <text:p text:style-name="P732">Все цепи и кандалы на Маргрете бряцают, <text:span text:style-name="T1369">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text:s/>виде именно этой <text:s/>точки на краю чулка леди, этого перехода от шёлка к голой коже и резинке! Вольно же не-фетишисту потешаться над Павловским условными рефлексами, однако всякий одёжный энтузиаст стоящий своего болезненного хихиканья может объяснить тебе, что в этом есть нечто большее—это целая космология: выверенных углов, взмывов кривой, точек лобзания, математических поцелуев… </text:span><text:span text:style-name="T175">единичностей</text:span><text:span text:style-name="T1369">! Взгляни на шпили соборов, <text:s/>священных минаретов, хруст колёс поезда на стрелках, когда прослеживаешь ответвляющийся путь, который не избрал ты… пики гор вздымающихся круто к небу, как в Берхтесгадене… острия сталльных бритв, всегда таящие могучую тайну… шипы роз нежданно нас пронзившие… даже, сно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светимость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text:s/>бритвы, под розой?</text:span></text:p>
      <text:p text:style-name="P733">И что ждёт Слотропа, какая неприятная неожиданность, там, выше края чулков на Грете? Пустивших вдруг затяжку, <text:span text:style-name="T1370">бледная полоска бегущая вниз по ляжке, поверх путаницы колена исчезая из поля зрения…. Что ждёт за этим посвистом и щёлканьем бархата плети по её плоти, длинные красные полосы по белой основе, за её стонами, цветком синюшного оттенка, что давится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ая серебристая памятка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ка, его последнее воспоминание о Катье… и они начинают ебаться, дыба кряхтит по ними, Маргрета шепчет </text:span><text:span text:style-name="T176">Боже, как больно ты мне</text:span><text:span text:style-name="T1370"> и </text:span><text:span text:style-name="T176">Ах, Макс…</text:span><text:span text:style-name="T1370"> и когда Слотроп вот-вот кончит, имя её ребёнка: вырывается через её превосходные зубы, явный прорыв боли, что не притворна, она вскрикивает, </text:span><text:span text:style-name="T176">Бианка</text:span><text:span text:style-name="T1370">….</text:span></text:p>
      <text:p text:style-name="P733"><draw:frame draw:style-name="fr1" draw:name="Image12" text:anchor-type="paragraph" svg:width="6.9252in" svg:height="0.3661in" draw:z-index="11"><draw:image xlink:href="Pictures/1000000000000B720000009B428C9716555D8079.png" xlink:type="simple" xlink:show="embed" xlink:actuate="onLoad" loext:mime-type="image/png"/></draw:frame></text:p>
      <text:p text:style-name="P732"><text:span text:style-name="T1369"><text:s/></text:span></text:p>
      <text:p text:style-name="P544"/>
      <text:p text:style-name="P2">–</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9126</meta:editing-cycles>
    <meta:creation-date>2020-11-18T15:01:00</meta:creation-date>
    <dc:date>2021-02-10T12:31:40.366631364</dc:date>
    <meta:editing-duration>P16DT3H34M23S</meta:editing-duration>
    <meta:generator>LibreOffice/6.1.5.2$Linux_X86_64 LibreOffice_project/10$Build-2</meta:generator>
    <meta:document-statistic meta:table-count="0" meta:image-count="12" meta:object-count="0" meta:page-count="88" meta:paragraph-count="959" meta:word-count="42028" meta:character-count="286236" meta:non-whitespace-character-count="244678"/>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